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fo:text-indent="0.2479in"/>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fo:text-indent="0.2479in"/>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fo:text-indent="0.2479in"/>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479in"/>
    </style:style>
    <style:style style:name="P31" style:parent-style-name="Normalny" style:family="paragraph">
      <style:paragraph-properties fo:text-align="justify" fo:line-height="150%" fo:text-indent="0.2479in"/>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style:style>
    <style:style style:name="T35" style:parent-style-name="Domyślnaczcionkaakapitu" style:family="text">
      <style:text-properties style:text-underline-type="single" style:text-underline-style="solid" style:text-underline-width="auto" style:text-underline-mode="continuous"/>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style:style>
    <style:style style:name="T39" style:parent-style-name="Domyślnaczcionkaakapitu" style:family="text">
      <style:text-properties style:text-underline-type="single" style:text-underline-style="solid" style:text-underline-width="auto" style:text-underline-mode="continuous"/>
    </style:style>
    <style:style style:name="T40" style:parent-style-name="Domyślnaczcionkaakapitu" style:family="text">
      <style:text-properties fo:background-color="#80FFFF" style:text-underline-type="single" style:text-underline-style="solid" style:text-underline-width="auto" style:text-underline-mode="continuous"/>
    </style:style>
    <style:style style:name="T41" style:parent-style-name="Domyślnaczcionkaakapitu" style:family="text">
      <style:text-properties style:text-underline-type="single" style:text-underline-style="solid" style:text-underline-width="auto" style:text-underline-mode="continuous"/>
    </style:style>
    <style:style style:name="T42" style:parent-style-name="Domyślnaczcionkaakapitu" style:family="text">
      <style:text-properties fo:background-color="#80FFFF" style:text-underline-type="single" style:text-underline-style="solid" style:text-underline-width="auto" style:text-underline-mode="continuous"/>
    </style:style>
    <style:style style:name="P43" style:parent-style-name="Normalny" style:family="paragraph">
      <style:paragraph-properties fo:text-align="justify" fo:line-height="150%" fo:text-indent="0.2479in"/>
    </style:style>
    <style:style style:name="P44" style:parent-style-name="Normalny" style:family="paragraph">
      <style:paragraph-properties fo:text-align="justify" fo:line-height="150%"/>
    </style:style>
    <style:style style:name="T45" style:parent-style-name="Domyślnaczcionkaakapitu" style:family="text">
      <style:text-properties style:text-underline-type="single" style:text-underline-style="solid" style:text-underline-width="auto" style:text-underline-mode="continuous"/>
    </style:style>
    <style:style style:name="P46" style:parent-style-name="Normalny" style:family="paragraph">
      <style:paragraph-properties fo:text-align="justify" fo:line-height="150%" fo:text-indent="0.2479in"/>
    </style:style>
    <style:style style:name="P47" style:parent-style-name="Normalny" style:family="paragraph">
      <style:paragraph-properties fo:text-align="justify" fo:line-height="150%"/>
    </style:style>
    <style:style style:name="T48" style:parent-style-name="Domyślnaczcionkaakapitu" style:family="text">
      <style:text-properties style:text-underline-type="single" style:text-underline-style="solid" style:text-underline-width="auto" style:text-underline-mode="continuous"/>
    </style:style>
    <style:style style:name="P49" style:parent-style-name="Normalny" style:family="paragraph">
      <style:paragraph-properties fo:text-align="justify" fo:line-height="150%" fo:text-indent="0.2479in"/>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style:style>
    <style:style style:name="T53" style:parent-style-name="Domyślnaczcionkaakapitu" style:family="text">
      <style:text-properties style:text-underline-type="single" style:text-underline-style="solid" style:text-underline-width="auto" style:text-underline-mode="continuous"/>
    </style:style>
    <style:style style:name="T54" style:parent-style-name="Domyślnaczcionkaakapitu" style:family="text">
      <style:text-properties fo:background-color="#80FFFF" style:text-underline-type="single" style:text-underline-style="solid" style:text-underline-width="auto" style:text-underline-mode="continuous"/>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style:style>
    <style:style style:name="T62" style:parent-style-name="Domyślnaczcionkaakapitu" style:family="text">
      <style:text-properties style:text-underline-type="single" style:text-underline-style="solid" style:text-underline-width="auto" style:text-underline-mode="continuous"/>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P65" style:parent-style-name="Normalny" style:family="paragraph">
      <style:paragraph-properties fo:text-align="justify" fo:line-height="150%"/>
    </style:style>
    <style:style style:name="T66" style:parent-style-name="Domyślnaczcionkaakapitu" style:family="text">
      <style:text-properties style:text-underline-type="single" style:text-underline-style="solid" style:text-underline-width="auto" style:text-underline-mode="continuous"/>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P69" style:parent-style-name="Normalny" style:family="paragraph">
      <style:paragraph-properties fo:text-align="justify" fo:line-height="150%"/>
    </style:style>
    <style:style style:name="T70" style:parent-style-name="Domyślnaczcionkaakapitu" style:family="text">
      <style:text-properties style:text-underline-type="single" style:text-underline-style="solid" style:text-underline-width="auto" style:text-underline-mode="continuous"/>
    </style:style>
    <style:style style:name="T71" style:parent-style-name="Domyślnaczcionkaakapitu" style:family="text">
      <style:text-properties fo:background-color="#80FFFF" style:text-underline-type="single" style:text-underline-style="solid" style:text-underline-width="auto" style:text-underline-mode="continuous"/>
    </style:style>
    <style:style style:name="T72" style:parent-style-name="Domyślnaczcionkaakapitu" style:family="text">
      <style:text-properties style:text-underline-type="single" style:text-underline-style="solid" style:text-underline-width="auto" style:text-underline-mode="continuous"/>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P75" style:parent-style-name="Normalny" style:family="paragraph">
      <style:paragraph-properties fo:text-align="justify" fo:line-height="150%"/>
    </style:style>
    <style:style style:name="T76" style:parent-style-name="Domyślnaczcionkaakapitu" style:family="text">
      <style:text-properties style:text-underline-type="single" style:text-underline-style="solid" style:text-underline-width="auto" style:text-underline-mode="continuous"/>
    </style:style>
    <style:style style:name="T77" style:parent-style-name="Domyślnaczcionkaakapitu" style:family="text">
      <style:text-properties fo:background-color="#80FFFF" style:text-underline-type="single" style:text-underline-style="solid" style:text-underline-width="auto" style:text-underline-mode="continuous"/>
    </style:style>
    <style:style style:name="T78" style:parent-style-name="Domyślnaczcionkaakapitu" style:family="text">
      <style:text-properties style:text-underline-type="single" style:text-underline-style="solid" style:text-underline-width="auto" style:text-underline-mode="continuous"/>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style:style>
    <style:style style:name="T86" style:parent-style-name="Domyślnaczcionkaakapitu" style:family="text">
      <style:text-properties style:text-underline-type="single" style:text-underline-style="solid" style:text-underline-width="auto" style:text-underline-mode="continuous"/>
    </style:style>
    <style:style style:name="T87" style:parent-style-name="Domyślnaczcionkaakapitu" style:family="text">
      <style:text-properties fo:background-color="#80FFFF" style:text-underline-type="single" style:text-underline-style="solid" style:text-underline-width="auto" style:text-underline-mode="continuous"/>
    </style:style>
    <style:style style:name="T88" style:parent-style-name="Domyślnaczcionkaakapitu" style:family="text">
      <style:text-properties style:text-underline-type="single" style:text-underline-style="solid" style:text-underline-width="auto" style:text-underline-mode="continuous"/>
    </style:style>
    <style:style style:name="T89" style:parent-style-name="Domyślnaczcionkaakapitu" style:family="text">
      <style:text-properties fo:background-color="#80FFFF" style:text-underline-type="single" style:text-underline-style="solid" style:text-underline-width="auto" style:text-underline-mode="continuous"/>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P92" style:parent-style-name="Normalny" style:family="paragraph">
      <style:paragraph-properties fo:text-align="justify" fo:line-height="150%"/>
    </style:style>
    <style:style style:name="T93" style:parent-style-name="Domyślnaczcionkaakapitu" style:family="text">
      <style:text-properties fo:background-color="#80FFFF" style:text-underline-type="single" style:text-underline-style="solid" style:text-underline-width="auto" style:text-underline-mode="continuous"/>
    </style:style>
    <style:style style:name="T94" style:parent-style-name="Domyślnaczcionkaakapitu" style:family="text">
      <style:text-properties style:text-underline-type="single" style:text-underline-style="solid" style:text-underline-width="auto" style:text-underline-mode="continuous"/>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style:style>
    <style:style style:name="T105" style:parent-style-name="Domyślnaczcionkaakapitu" style:family="text">
      <style:text-properties style:text-underline-type="single" style:text-underline-style="solid" style:text-underline-width="auto" style:text-underline-mode="continuous"/>
    </style:style>
    <style:style style:name="T106" style:parent-style-name="Domyślnaczcionkaakapitu" style:family="text">
      <style:text-properties fo:background-color="#80FFFF" style:text-underline-type="single" style:text-underline-style="solid" style:text-underline-width="auto" style:text-underline-mode="continuous"/>
    </style:style>
    <style:style style:name="T107" style:parent-style-name="Domyślnaczcionkaakapitu" style:family="text">
      <style:text-properties style:text-underline-type="single" style:text-underline-style="solid" style:text-underline-width="auto" style:text-underline-mode="continuous"/>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style:style>
    <style:style style:name="T112" style:parent-style-name="Domyślnaczcionkaakapitu" style:family="text">
      <style:text-properties fo:background-color="#80FFFF" style:text-underline-type="single" style:text-underline-style="solid" style:text-underline-width="auto" style:text-underline-mode="continuous"/>
    </style:style>
    <style:style style:name="T113" style:parent-style-name="Domyślnaczcionkaakapitu" style:family="text">
      <style:text-properties style:text-underline-type="single" style:text-underline-style="solid" style:text-underline-width="auto" style:text-underline-mode="continuous"/>
    </style:style>
    <style:style style:name="T114" style:parent-style-name="Domyślnaczcionkaakapitu" style:family="text">
      <style:text-properties fo:background-color="#80FFFF" style:text-underline-type="single" style:text-underline-style="solid" style:text-underline-width="auto" style:text-underline-mode="continuous"/>
    </style:style>
    <style:style style:name="T115" style:parent-style-name="Domyślnaczcionkaakapitu" style:family="text">
      <style:text-properties style:text-underline-type="single" style:text-underline-style="solid" style:text-underline-width="auto" style:text-underline-mode="continuous"/>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style>
    <style:style style:name="P118" style:parent-style-name="Normalny" style:family="paragraph">
      <style:paragraph-properties fo:text-align="justify" fo:line-height="150%"/>
    </style:style>
    <style:style style:name="T119" style:parent-style-name="Domyślnaczcionkaakapitu" style:family="text">
      <style:text-properties style:text-underline-type="single" style:text-underline-style="solid" style:text-underline-width="auto" style:text-underline-mode="continuous"/>
    </style:style>
    <style:style style:name="P120" style:parent-style-name="Normalny" style:family="paragraph">
      <style:paragraph-properties fo:text-align="justify" fo:line-height="150%" fo:text-indent="0.2479in"/>
    </style:style>
    <style:style style:name="P121" style:parent-style-name="Normalny" style:family="paragraph">
      <style:paragraph-properties fo:text-align="justify" fo:line-height="150%"/>
    </style:style>
    <style:style style:name="T122" style:parent-style-name="Domyślnaczcionkaakapitu" style:family="text">
      <style:text-properties style:text-underline-type="single" style:text-underline-style="solid" style:text-underline-width="auto" style:text-underline-mode="continuous"/>
    </style:style>
    <style:style style:name="T123" style:parent-style-name="Domyślnaczcionkaakapitu" style:family="text">
      <style:text-properties fo:background-color="#80FFFF" style:text-underline-type="single" style:text-underline-style="solid" style:text-underline-width="auto" style:text-underline-mode="continuous"/>
    </style:style>
    <style:style style:name="T124" style:parent-style-name="Domyślnaczcionkaakapitu" style:family="text">
      <style:text-properties style:text-underline-type="single" style:text-underline-style="solid" style:text-underline-width="auto" style:text-underline-mode="continuous"/>
    </style:style>
    <style:style style:name="T125" style:parent-style-name="Domyślnaczcionkaakapitu" style:family="text">
      <style:text-properties fo:background-color="#80FFFF" style:text-underline-type="single" style:text-underline-style="solid" style:text-underline-width="auto" style:text-underline-mode="continuous"/>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style:style>
    <style:style style:name="T130" style:parent-style-name="Domyślnaczcionkaakapitu" style:family="text">
      <style:text-properties style:text-underline-type="single" style:text-underline-style="solid" style:text-underline-width="auto" style:text-underline-mode="continuous"/>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fo:text-indent="0.2479in"/>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479in"/>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479in"/>
    </style:style>
    <style:style style:name="P179" style:parent-style-name="Normalny" style:family="paragraph">
      <style:paragraph-properties fo:text-align="justify" fo:line-height="150%" fo:text-indent="0.2479in"/>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tab-stops>
          <style:tab-stop style:type="left" style:position="5.7881in"/>
        </style:tab-stops>
      </style:paragraph-properties>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P205" style:parent-style-name="Normalny" style:family="paragraph">
      <style:paragraph-properties fo:text-align="justify" fo:line-height="150%" fo:text-indent="0.2479in"/>
    </style:style>
    <style:style style:name="P206" style:parent-style-name="Normalny" style:family="paragraph">
      <style:paragraph-properties fo:text-align="justify" fo:line-height="150%" fo:text-indent="0.2479in"/>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style:style>
    <style:style style:name="T210" style:parent-style-name="Domyślnaczcionkaakapitu" style:family="text">
      <style:text-properties style:text-underline-type="single" style:text-underline-style="solid" style:text-underline-width="auto" style:text-underline-mode="continuous"/>
    </style:style>
    <style:style style:name="T211" style:parent-style-name="Domyślnaczcionkaakapitu" style:family="text">
      <style:text-properties fo:background-color="#80FFFF" style:text-underline-type="single" style:text-underline-style="solid" style:text-underline-width="auto" style:text-underline-mode="continuous"/>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P214" style:parent-style-name="Normalny" style:family="paragraph">
      <style:paragraph-properties fo:text-align="justify" fo:line-height="150%" fo:text-indent="0.2479in"/>
    </style:style>
    <style:style style:name="P215" style:parent-style-name="Normalny" style:family="paragraph">
      <style:paragraph-properties fo:text-align="justify" fo:line-height="150%"/>
    </style:style>
    <style:style style:name="T216" style:parent-style-name="Domyślnaczcionkaakapitu" style:family="text">
      <style:text-properties style:text-underline-type="single" style:text-underline-style="solid" style:text-underline-width="auto" style:text-underline-mode="continuous"/>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P225" style:parent-style-name="Normalny" style:family="paragraph">
      <style:paragraph-properties fo:text-align="justify" fo:line-height="150%"/>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fo:text-indent="0.2479in"/>
    </style:style>
    <style:style style:name="P230" style:parent-style-name="Normalny" style:family="paragraph">
      <style:paragraph-properties fo:text-align="justify" fo:line-height="150%"/>
    </style:style>
    <style:style style:name="T231" style:parent-style-name="Domyślnaczcionkaakapitu" style:family="text">
      <style:text-properties style:text-underline-type="single" style:text-underline-style="solid" style:text-underline-width="auto" style:text-underline-mode="continuous"/>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tab-stops>
          <style:tab-stop style:type="left" style:position="1.5583in"/>
        </style:tab-stops>
      </style:paragraph-properties>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fo:text-indent="0.2479in"/>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P279" style:parent-style-name="Normalny" style:family="paragraph">
      <style:paragraph-properties fo:text-align="justify" fo:line-height="150%" fo:text-indent="0.2479in"/>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479in"/>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479in"/>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P306" style:parent-style-name="Normalny" style:family="paragraph">
      <style:paragraph-properties fo:text-align="justify" fo:line-height="150%"/>
    </style:style>
    <style:style style:name="T307" style:parent-style-name="Domyślnaczcionkaakapitu" style:family="text">
      <style:text-properties style:text-underline-type="single" style:text-underline-style="solid" style:text-underline-width="auto" style:text-underline-mode="continuous"/>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P310" style:parent-style-name="Normalny" style:family="paragraph">
      <style:paragraph-properties fo:text-align="justify" fo:line-height="150%" fo:text-indent="0.2479in"/>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P320" style:parent-style-name="Normalny" style:family="paragraph">
      <style:paragraph-properties fo:text-align="justify" fo:line-height="150%" fo:text-indent="0.2479in"/>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479in"/>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style:style>
    <style:style style:name="T341" style:parent-style-name="Domyślnaczcionkaakapitu" style:family="text">
      <style:text-properties style:text-underline-type="single" style:text-underline-style="solid" style:text-underline-width="auto" style:text-underline-mode="continuous"/>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P344" style:parent-style-name="Normalny" style:family="paragraph">
      <style:paragraph-properties fo:text-align="justify" fo:line-height="150%"/>
    </style:style>
    <style:style style:name="T345" style:parent-style-name="Domyślnaczcionkaakapitu" style:family="text">
      <style:text-properties style:text-underline-type="single" style:text-underline-style="solid" style:text-underline-width="auto" style:text-underline-mode="continuous"/>
    </style:style>
    <style:style style:name="T346" style:parent-style-name="Domyślnaczcionkaakapitu" style:family="text">
      <style:text-properties fo:background-color="#80FFFF" style:text-underline-type="single" style:text-underline-style="solid" style:text-underline-width="auto" style:text-underline-mode="continuous"/>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479in"/>
    </style:style>
    <style:style style:name="P354" style:parent-style-name="Normalny" style:family="paragraph">
      <style:paragraph-properties fo:text-align="justify" fo:line-height="150%"/>
    </style:style>
    <style:style style:name="T355" style:parent-style-name="Domyślnaczcionkaakapitu" style:family="text">
      <style:text-properties style:text-underline-type="single" style:text-underline-style="solid" style:text-underline-width="auto" style:text-underline-mode="continuous"/>
    </style:style>
    <style:style style:name="T356" style:parent-style-name="Domyślnaczcionkaakapitu" style:family="text">
      <style:text-properties fo:background-color="#80FFFF" style:text-underline-type="single" style:text-underline-style="solid" style:text-underline-width="auto" style:text-underline-mode="continuous"/>
    </style:style>
    <style:style style:name="T357" style:parent-style-name="Domyślnaczcionkaakapitu" style:family="text">
      <style:text-properties style:text-underline-type="single" style:text-underline-style="solid" style:text-underline-width="auto" style:text-underline-mode="continuous"/>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479in"/>
    </style:style>
    <style:style style:name="P371" style:parent-style-name="Normalny" style:family="paragraph">
      <style:paragraph-properties fo:text-align="justify" fo:line-height="150%"/>
    </style:style>
    <style:style style:name="T372" style:parent-style-name="Domyślnaczcionkaakapitu" style:family="text">
      <style:text-properties style:text-underline-type="single" style:text-underline-style="solid" style:text-underline-width="auto" style:text-underline-mode="continuous"/>
    </style:style>
    <style:style style:name="T373" style:parent-style-name="Domyślnaczcionkaakapitu" style:family="text">
      <style:text-properties fo:background-color="#80FFFF" style:text-underline-type="single" style:text-underline-style="solid" style:text-underline-width="auto" style:text-underline-mode="continuous"/>
    </style:style>
    <style:style style:name="T374" style:parent-style-name="Domyślnaczcionkaakapitu" style:family="text">
      <style:text-properties style:text-underline-type="single" style:text-underline-style="solid" style:text-underline-width="auto" style:text-underline-mode="continuous"/>
    </style:style>
    <style:style style:name="T375" style:parent-style-name="Domyślnaczcionkaakapitu" style:family="text">
      <style:text-properties fo:background-color="#80FFFF" style:text-underline-type="single" style:text-underline-style="solid" style:text-underline-width="auto" style:text-underline-mode="continuous"/>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P378" style:parent-style-name="Normalny" style:family="paragraph">
      <style:paragraph-properties fo:text-align="justify" fo:line-height="150%" fo:text-indent="0.2479in"/>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style:style>
    <style:style style:name="T387" style:parent-style-name="Domyślnaczcionkaakapitu" style:family="text">
      <style:text-properties style:text-underline-type="single" style:text-underline-style="solid" style:text-underline-width="auto" style:text-underline-mode="continuous"/>
    </style:style>
    <style:style style:name="T388" style:parent-style-name="Domyślnaczcionkaakapitu" style:family="text">
      <style:text-properties fo:background-color="#80FFFF" style:text-underline-type="single" style:text-underline-style="solid" style:text-underline-width="auto" style:text-underline-mode="continuous"/>
    </style:style>
    <style:style style:name="T389" style:parent-style-name="Domyślnaczcionkaakapitu" style:family="text">
      <style:text-properties style:text-underline-type="single" style:text-underline-style="solid" style:text-underline-width="auto" style:text-underline-mode="continuous"/>
    </style:style>
    <style:style style:name="T390" style:parent-style-name="Domyślnaczcionkaakapitu" style:family="text">
      <style:text-properties fo:background-color="#80FFFF" style:text-underline-type="single" style:text-underline-style="solid" style:text-underline-width="auto" style:text-underline-mode="continuous"/>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479in"/>
    </style:style>
    <style:style style:name="P393" style:parent-style-name="Normalny" style:family="paragraph">
      <style:paragraph-properties fo:text-align="justify" fo:line-height="150%"/>
    </style:style>
    <style:style style:name="T394" style:parent-style-name="Domyślnaczcionkaakapitu" style:family="text">
      <style:text-properties style:text-underline-type="single" style:text-underline-style="solid" style:text-underline-width="auto" style:text-underline-mode="continuous"/>
    </style:style>
    <style:style style:name="T395" style:parent-style-name="Domyślnaczcionkaakapitu" style:family="text">
      <style:text-properties fo:background-color="#80FFFF" style:text-underline-type="single" style:text-underline-style="solid" style:text-underline-width="auto" style:text-underline-mode="continuous"/>
    </style:style>
    <style:style style:name="T396" style:parent-style-name="Domyślnaczcionkaakapitu" style:family="text">
      <style:text-properties style:text-underline-type="single" style:text-underline-style="solid" style:text-underline-width="auto" style:text-underline-mode="continuous"/>
    </style:style>
    <style:style style:name="T397" style:parent-style-name="Domyślnaczcionkaakapitu" style:family="text">
      <style:text-properties fo:background-color="#80FFFF" style:text-underline-type="single" style:text-underline-style="solid" style:text-underline-width="auto" style:text-underline-mode="continuous"/>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fo:text-indent="0.2479in"/>
    </style:style>
    <style:style style:name="P404" style:parent-style-name="Normalny" style:family="paragraph">
      <style:paragraph-properties fo:text-align="justify" fo:line-height="150%" fo:text-indent="0.2479in"/>
    </style:style>
    <style:style style:name="P405" style:parent-style-name="Normalny" style:family="paragraph">
      <style:paragraph-properties fo:text-align="justify" fo:line-height="150%"/>
    </style:style>
    <style:style style:name="T406" style:parent-style-name="Domyślnaczcionkaakapitu" style:family="text">
      <style:text-properties style:text-underline-type="single" style:text-underline-style="solid" style:text-underline-width="auto" style:text-underline-mode="continuous"/>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style:style>
    <style:style style:name="T421" style:parent-style-name="Domyślnaczcionkaakapitu" style:family="text">
      <style:text-properties style:text-underline-type="single" style:text-underline-style="solid" style:text-underline-width="auto" style:text-underline-mode="continuous"/>
    </style:style>
    <style:style style:name="T422" style:parent-style-name="Domyślnaczcionkaakapitu" style:family="text">
      <style:text-properties fo:background-color="#80FFFF" style:text-underline-type="single" style:text-underline-style="solid" style:text-underline-width="auto" style:text-underline-mode="continuous"/>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P425" style:parent-style-name="Normalny" style:family="paragraph">
      <style:paragraph-properties fo:text-align="justify" fo:line-height="150%"/>
    </style:style>
    <style:style style:name="T426" style:parent-style-name="Domyślnaczcionkaakapitu" style:family="text">
      <style:text-properties style:text-underline-type="single" style:text-underline-style="solid" style:text-underline-width="auto" style:text-underline-mode="continuous"/>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P432" style:parent-style-name="Normalny" style:family="paragraph">
      <style:paragraph-properties fo:text-align="justify" fo:line-height="150%" fo:text-indent="0.2479in"/>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style:style>
    <style:style style:name="T438" style:parent-style-name="Domyślnaczcionkaakapitu" style:family="text">
      <style:text-properties style:text-underline-type="single" style:text-underline-style="solid" style:text-underline-width="auto" style:text-underline-mode="continuous"/>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style:style>
    <style:style style:name="T443" style:parent-style-name="Domyślnaczcionkaakapitu" style:family="text">
      <style:text-properties fo:background-color="#80FFFF" style:text-underline-type="single" style:text-underline-style="solid" style:text-underline-width="auto" style:text-underline-mode="continuous"/>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P447" style:parent-style-name="Normalny" style:family="paragraph">
      <style:paragraph-properties fo:text-align="justify" fo:line-height="150%" fo:text-indent="0.2479in"/>
    </style:style>
    <style:style style:name="P448" style:parent-style-name="Normalny" style:family="paragraph">
      <style:paragraph-properties fo:text-align="justify" fo:line-height="150%" fo:text-indent="0.2479in"/>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style:style>
    <style:style style:name="T451" style:parent-style-name="Domyślnaczcionkaakapitu" style:family="text">
      <style:text-properties style:text-underline-type="single" style:text-underline-style="solid" style:text-underline-width="auto" style:text-underline-mode="continuous"/>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tab-stops>
          <style:tab-stop style:type="left" style:position="5.0138in"/>
        </style:tab-stops>
      </style:paragraph-properties>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tab-stops>
          <style:tab-stop style:type="left" style:position="5.0138in"/>
        </style:tab-stops>
      </style:paragraph-properties>
    </style:style>
    <style:style style:name="P456" style:parent-style-name="Normalny" style:family="paragraph">
      <style:paragraph-properties fo:text-align="justify" fo:line-height="150%"/>
    </style:style>
    <style:style style:name="T457" style:parent-style-name="Domyślnaczcionkaakapitu" style:family="text">
      <style:text-properties style:text-underline-type="single" style:text-underline-style="solid" style:text-underline-width="auto" style:text-underline-mode="continuous"/>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479in"/>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style:style>
    <style:style style:name="T485" style:parent-style-name="Domyślnaczcionkaakapitu" style:family="text">
      <style:text-properties style:text-underline-type="single" style:text-underline-style="solid" style:text-underline-width="auto" style:text-underline-mode="continuous"/>
    </style:style>
    <style:style style:name="T486" style:parent-style-name="Domyślnaczcionkaakapitu" style:family="text">
      <style:text-properties fo:background-color="#80FFFF" style:text-underline-type="single" style:text-underline-style="solid" style:text-underline-width="auto" style:text-underline-mode="continuous"/>
    </style:style>
    <style:style style:name="T487" style:parent-style-name="Domyślnaczcionkaakapitu" style:family="text">
      <style:text-properties style:text-underline-type="single" style:text-underline-style="solid" style:text-underline-width="auto" style:text-underline-mode="continuous"/>
    </style:style>
    <style:style style:name="T488" style:parent-style-name="Domyślnaczcionkaakapitu" style:family="text">
      <style:text-properties fo:background-color="#80FFFF" style:text-underline-type="single" style:text-underline-style="solid" style:text-underline-width="auto" style:text-underline-mode="continuous"/>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P491" style:parent-style-name="Normalny" style:family="paragraph">
      <style:paragraph-properties fo:text-align="justify" fo:line-height="150%" fo:text-indent="0.2479in"/>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style:style>
    <style:style style:name="P494" style:parent-style-name="Normalny" style:family="paragraph">
      <style:paragraph-properties fo:text-align="justify" fo:line-height="150%" fo:text-indent="0.2479in"/>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style:style>
    <style:style style:name="T498" style:parent-style-name="Domyślnaczcionkaakapitu" style:family="text">
      <style:text-properties style:text-underline-type="single" style:text-underline-style="solid" style:text-underline-width="auto" style:text-underline-mode="continuous"/>
    </style:style>
    <style:style style:name="T499" style:parent-style-name="Domyślnaczcionkaakapitu" style:family="text">
      <style:text-properties fo:background-color="#80FFFF" style:text-underline-type="single" style:text-underline-style="solid" style:text-underline-width="auto" style:text-underline-mode="continuous"/>
    </style:style>
    <style:style style:name="T500" style:parent-style-name="Domyślnaczcionkaakapitu" style:family="text">
      <style:text-properties style:text-underline-type="single" style:text-underline-style="solid" style:text-underline-width="auto" style:text-underline-mode="continuous"/>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479in"/>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P518" style:parent-style-name="Normalny" style:family="paragraph">
      <style:paragraph-properties fo:text-align="justify" fo:line-height="150%"/>
    </style:style>
    <style:style style:name="P519" style:parent-style-name="Normalny" style:family="paragraph">
      <style:paragraph-properties fo:text-align="justify" fo:line-height="150%" fo:text-indent="0.2479in"/>
    </style:style>
    <style:style style:name="T520" style:parent-style-name="Domyślnaczcionkaakapitu" style:family="text">
      <style:text-properties fo:font-style="italic" style:font-style-asian="italic" style:font-style-complex="italic" fo:background-color="#80FFFF"/>
    </style:style>
    <style:style style:name="P521" style:parent-style-name="Normalny" style:family="paragraph">
      <style:paragraph-properties fo:text-align="justify" fo:line-height="150%" fo:text-indent="0.2479in"/>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479in"/>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fo:text-indent="0.2479in"/>
    </style:style>
    <style:style style:name="P533" style:parent-style-name="Normalny" style:family="paragraph">
      <style:paragraph-properties fo:text-align="justify" fo:line-height="150%" fo:text-indent="0.2479in"/>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P554" style:parent-style-name="Normalny" style:family="paragraph">
      <style:paragraph-properties fo:text-align="justify" fo:line-height="150%" fo:text-indent="0.2479in"/>
    </style:style>
    <style:style style:name="P555" style:parent-style-name="Normalny" style:family="paragraph">
      <style:paragraph-properties fo:text-align="justify" fo:line-height="150%" fo:text-indent="0.2479in"/>
    </style:style>
    <style:style style:name="P556" style:parent-style-name="Normalny" style:family="paragraph">
      <style:paragraph-properties fo:text-align="justify" fo:line-height="150%" fo:text-indent="0.2479in"/>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P576" style:parent-style-name="Normalny" style:family="paragraph">
      <style:paragraph-properties fo:text-align="justify" fo:line-height="150%"/>
    </style:style>
    <style:style style:name="T577" style:parent-style-name="Domyślnaczcionkaakapitu" style:family="text">
      <style:text-properties style:text-underline-type="single" style:text-underline-style="solid" style:text-underline-width="auto" style:text-underline-mode="continuous"/>
    </style:style>
    <style:style style:name="T578" style:parent-style-name="Domyślnaczcionkaakapitu" style:family="text">
      <style:text-properties fo:background-color="#80FFFF" style:text-underline-type="single" style:text-underline-style="solid" style:text-underline-width="auto" style:text-underline-mode="continuous"/>
    </style:style>
    <style:style style:name="T579" style:parent-style-name="Domyślnaczcionkaakapitu" style:family="text">
      <style:text-properties style:text-underline-type="single" style:text-underline-style="solid" style:text-underline-width="auto" style:text-underline-mode="continuous"/>
    </style:style>
    <style:style style:name="T580" style:parent-style-name="Domyślnaczcionkaakapitu" style:family="text">
      <style:text-properties fo:background-color="#80FFFF" style:text-underline-type="single" style:text-underline-style="solid" style:text-underline-width="auto" style:text-underline-mode="continuous"/>
    </style:style>
    <style:style style:name="P581" style:parent-style-name="Normalny" style:family="paragraph">
      <style:paragraph-properties fo:text-align="justify" fo:line-height="150%" fo:text-indent="0.2479in"/>
    </style:style>
    <style:style style:name="P582" style:parent-style-name="Normalny" style:family="paragraph">
      <style:paragraph-properties fo:text-align="justify" fo:line-height="150%"/>
    </style:style>
    <style:style style:name="P583" style:parent-style-name="Normalny" style:family="paragraph">
      <style:paragraph-properties fo:text-align="justify" fo:line-height="150%" fo:text-indent="0.2479in"/>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style:style>
    <style:style style:name="T594" style:parent-style-name="Domyślnaczcionkaakapitu" style:family="text">
      <style:text-properties style:text-underline-type="single" style:text-underline-style="solid" style:text-underline-width="auto" style:text-underline-mode="continuous"/>
    </style:style>
    <style:style style:name="T595" style:parent-style-name="Domyślnaczcionkaakapitu" style:family="text">
      <style:text-properties fo:background-color="#80FFFF" style:text-underline-type="single" style:text-underline-style="solid" style:text-underline-width="auto" style:text-underline-mode="continuous"/>
    </style:style>
    <style:style style:name="T596" style:parent-style-name="Domyślnaczcionkaakapitu" style:family="text">
      <style:text-properties style:text-underline-type="single" style:text-underline-style="solid" style:text-underline-width="auto" style:text-underline-mode="continuous"/>
    </style:style>
    <style:style style:name="T597" style:parent-style-name="Domyślnaczcionkaakapitu" style:family="text">
      <style:text-properties fo:background-color="#80FFFF" style:text-underline-type="single" style:text-underline-style="solid" style:text-underline-width="auto" style:text-underline-mode="continuous"/>
    </style:style>
    <style:style style:name="T598" style:parent-style-name="Domyślnaczcionkaakapitu" style:family="text">
      <style:text-properties style:text-underline-type="single" style:text-underline-style="solid" style:text-underline-width="auto" style:text-underline-mode="continuous"/>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style:style>
    <style:style style:name="T604" style:parent-style-name="Domyślnaczcionkaakapitu" style:family="text">
      <style:text-properties style:text-underline-type="single" style:text-underline-style="solid" style:text-underline-width="auto" style:text-underline-mode="continuous"/>
    </style:style>
    <style:style style:name="T605" style:parent-style-name="Domyślnaczcionkaakapitu" style:family="text">
      <style:text-properties fo:background-color="#80FFFF" style:text-underline-type="single" style:text-underline-style="solid" style:text-underline-width="auto" style:text-underline-mode="continuous"/>
    </style:style>
    <style:style style:name="T606" style:parent-style-name="Domyślnaczcionkaakapitu" style:family="text">
      <style:text-properties style:text-underline-type="single" style:text-underline-style="solid" style:text-underline-width="auto" style:text-underline-mode="continuous"/>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P613" style:parent-style-name="Normalny" style:family="paragraph">
      <style:paragraph-properties fo:text-align="justify" fo:line-height="150%" fo:text-indent="0.2479in"/>
    </style:style>
    <style:style style:name="P614" style:parent-style-name="Normalny" style:family="paragraph">
      <style:paragraph-properties fo:text-align="justify" fo:line-height="150%" fo:text-indent="0.2479in"/>
    </style:style>
    <style:style style:name="P615" style:parent-style-name="Normalny" style:family="paragraph">
      <style:paragraph-properties fo:text-align="justify" fo:line-height="150%" fo:text-indent="0.2479in"/>
    </style:style>
    <style:style style:name="P616" style:parent-style-name="Normalny" style:family="paragraph">
      <style:paragraph-properties fo:text-align="justify" fo:line-height="150%"/>
    </style:style>
    <style:style style:name="T617" style:parent-style-name="Domyślnaczcionkaakapitu" style:family="text">
      <style:text-properties fo:background-color="#80FFFF" style:text-underline-type="single" style:text-underline-style="solid" style:text-underline-width="auto" style:text-underline-mode="continuous"/>
    </style:style>
    <style:style style:name="T618" style:parent-style-name="Domyślnaczcionkaakapitu" style:family="text">
      <style:text-properties style:text-underline-type="single" style:text-underline-style="solid" style:text-underline-width="auto" style:text-underline-mode="continuous"/>
    </style:style>
    <style:style style:name="T619" style:parent-style-name="Domyślnaczcionkaakapitu" style:family="text">
      <style:text-properties fo:background-color="#80FFFF" style:text-underline-type="single" style:text-underline-style="solid" style:text-underline-width="auto" style:text-underline-mode="continuous"/>
    </style:style>
    <style:style style:name="T620" style:parent-style-name="Domyślnaczcionkaakapitu" style:family="text">
      <style:text-properties style:text-underline-type="single" style:text-underline-style="solid" style:text-underline-width="auto" style:text-underline-mode="continuous"/>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479in"/>
    </style:style>
    <style:style style:name="P626" style:parent-style-name="Normalny" style:family="paragraph">
      <style:paragraph-properties fo:text-align="justify" fo:line-height="150%" fo:text-indent="0.2479in"/>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479in"/>
    </style:style>
    <style:style style:name="P630" style:parent-style-name="Normalny" style:family="paragraph">
      <style:paragraph-properties fo:text-align="justify" fo:line-height="150%" fo:text-indent="0.2479in"/>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P654" style:parent-style-name="Normalny" style:family="paragraph">
      <style:paragraph-properties fo:text-align="justify" fo:line-height="150%" fo:text-indent="0.2479in"/>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P662" style:parent-style-name="Normalny" style:family="paragraph">
      <style:paragraph-properties fo:text-align="justify" fo:line-height="150%" fo:text-indent="0.2479in"/>
    </style:style>
    <style:style style:name="P663" style:parent-style-name="Normalny" style:family="paragraph">
      <style:paragraph-properties fo:text-align="justify" fo:line-height="150%"/>
    </style:style>
    <style:style style:name="T664" style:parent-style-name="Domyślnaczcionkaakapitu" style:family="text">
      <style:text-properties style:text-underline-type="single" style:text-underline-style="solid" style:text-underline-width="auto" style:text-underline-mode="continuous"/>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479in"/>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style:style>
    <style:style style:name="T671" style:parent-style-name="Domyślnaczcionkaakapitu" style:family="text">
      <style:text-properties fo:background-color="#80FFFF" style:text-underline-type="single" style:text-underline-style="solid" style:text-underline-width="auto" style:text-underline-mode="continuous"/>
    </style:style>
    <style:style style:name="T672" style:parent-style-name="Domyślnaczcionkaakapitu" style:family="text">
      <style:text-properties style:text-underline-type="single" style:text-underline-style="solid" style:text-underline-width="auto" style:text-underline-mode="continuous"/>
    </style:style>
    <style:style style:name="T673" style:parent-style-name="Domyślnaczcionkaakapitu" style:family="text">
      <style:text-properties fo:background-color="#80FFFF" style:text-underline-type="single" style:text-underline-style="solid" style:text-underline-width="auto" style:text-underline-mode="continuous"/>
    </style:style>
    <style:style style:name="T674" style:parent-style-name="Domyślnaczcionkaakapitu" style:family="text">
      <style:text-properties style:text-underline-type="single" style:text-underline-style="solid" style:text-underline-width="auto" style:text-underline-mode="continuous"/>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479in">
        <style:tab-stops>
          <style:tab-stop style:type="left" style:position="1.4347in"/>
        </style:tab-stops>
      </style:paragraph-properties>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tab-stops>
          <style:tab-stop style:type="left" style:position="1.4347in"/>
        </style:tab-stops>
      </style:paragraph-properties>
    </style:style>
    <style:style style:name="P686" style:parent-style-name="Normalny" style:family="paragraph">
      <style:paragraph-properties fo:text-align="justify" fo:line-height="150%"/>
    </style:style>
    <style:style style:name="T687" style:parent-style-name="Domyślnaczcionkaakapitu" style:family="text">
      <style:text-properties style:text-underline-type="single" style:text-underline-style="solid" style:text-underline-width="auto" style:text-underline-mode="continuous"/>
    </style:style>
    <style:style style:name="T688" style:parent-style-name="Domyślnaczcionkaakapitu" style:family="text">
      <style:text-properties fo:background-color="#80FFFF" style:text-underline-type="single" style:text-underline-style="solid" style:text-underline-width="auto" style:text-underline-mode="continuous"/>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style:style>
    <style:style style:name="P695" style:parent-style-name="Normalny" style:family="paragraph">
      <style:paragraph-properties fo:text-align="justify" fo:line-height="150%"/>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style:style>
    <style:style style:name="P698" style:parent-style-name="Normalny" style:family="paragraph">
      <style:paragraph-properties fo:text-align="justify" fo:line-height="150%"/>
    </style:style>
    <style:style style:name="P699" style:parent-style-name="Normalny" style:family="paragraph">
      <style:paragraph-properties fo:text-align="justify" fo:line-height="150%"/>
    </style:style>
    <style:style style:name="P700" style:parent-style-name="Normalny" style:family="paragraph">
      <style:paragraph-properties fo:text-align="justify" fo:line-height="150%"/>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style:text-underline-type="single" style:text-underline-style="solid" style:text-underline-width="auto" style:text-underline-mode="continuous"/>
    </style:style>
    <style:style style:name="P704" style:parent-style-name="Normalny" style:family="paragraph">
      <style:paragraph-properties fo:text-align="justify" fo:line-height="150%"/>
    </style:style>
    <style:style style:name="T705" style:parent-style-name="Domyślnaczcionkaakapitu" style:family="text">
      <style:text-properties style:text-underline-type="single" style:text-underline-style="solid" style:text-underline-width="auto" style:text-underline-mode="continuous"/>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P708" style:parent-style-name="Normalny" style:family="paragraph">
      <style:paragraph-properties fo:text-align="justify" fo:line-height="150%" fo:text-indent="0.2479in"/>
    </style:style>
    <style:style style:name="P709" style:parent-style-name="Normalny" style:family="paragraph">
      <style:paragraph-properties fo:text-align="justify" fo:line-height="150%"/>
    </style:style>
    <style:style style:name="T710" style:parent-style-name="Domyślnaczcionkaakapitu" style:family="text">
      <style:text-properties style:text-underline-type="single" style:text-underline-style="solid" style:text-underline-width="auto" style:text-underline-mode="continuous"/>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style:style>
    <style:style style:name="T715" style:parent-style-name="Domyślnaczcionkaakapitu" style:family="text">
      <style:text-properties style:text-underline-type="single" style:text-underline-style="solid" style:text-underline-width="auto" style:text-underline-mode="continuous"/>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479in"/>
    </style:style>
    <style:style style:name="P723" style:parent-style-name="Normalny" style:family="paragraph">
      <style:paragraph-properties fo:text-align="justify" fo:line-height="150%" fo:text-indent="0.2479in"/>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479in"/>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479in"/>
    </style:style>
    <style:style style:name="P735" style:parent-style-name="Normalny" style:family="paragraph">
      <style:paragraph-properties fo:text-align="justify" fo:line-height="150%" fo:text-indent="0.2479in"/>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479in"/>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T800" style:parent-style-name="Domyślnaczcionkaakapitu" style:family="text">
      <style:text-properties style:text-underline-type="single" style:text-underline-style="solid" style:text-underline-width="auto" style:text-underline-mode="continuous"/>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P803" style:parent-style-name="Normalny" style:family="paragraph">
      <style:paragraph-properties fo:text-align="justify" fo:line-height="150%"/>
    </style:style>
    <style:style style:name="T804" style:parent-style-name="Domyślnaczcionkaakapitu" style:family="text">
      <style:text-properties style:text-underline-type="single" style:text-underline-style="solid" style:text-underline-width="auto" style:text-underline-mode="continuous"/>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P810" style:parent-style-name="Normalny" style:family="paragraph">
      <style:paragraph-properties fo:text-align="justify" fo:line-height="150%" fo:text-indent="0.2479in"/>
    </style:style>
    <style:style style:name="P811" style:parent-style-name="Normalny" style:family="paragraph">
      <style:paragraph-properties fo:text-align="justify" fo:line-height="150%"/>
    </style:style>
    <style:style style:name="T812" style:parent-style-name="Domyślnaczcionkaakapitu" style:family="text">
      <style:text-properties style:text-underline-type="single" style:text-underline-style="solid" style:text-underline-width="auto" style:text-underline-mode="continuous"/>
    </style:style>
    <style:style style:name="P813" style:parent-style-name="Normalny" style:family="paragraph">
      <style:paragraph-properties fo:text-align="justify" fo:line-height="150%" fo:text-indent="0.2479in"/>
    </style:style>
    <style:style style:name="P814" style:parent-style-name="Normalny" style:family="paragraph">
      <style:paragraph-properties fo:text-align="justify" fo:line-height="150%" fo:text-indent="0.2479in"/>
    </style:style>
    <style:style style:name="P815" style:parent-style-name="Normalny" style:family="paragraph">
      <style:paragraph-properties fo:text-align="justify" fo:line-height="150%"/>
    </style:style>
    <style:style style:name="T816" style:parent-style-name="Domyślnaczcionkaakapitu" style:family="text">
      <style:text-properties style:text-underline-type="single" style:text-underline-style="solid" style:text-underline-width="auto" style:text-underline-mode="continuous"/>
    </style:style>
    <style:style style:name="T817" style:parent-style-name="Domyślnaczcionkaakapitu" style:family="text">
      <style:text-properties fo:background-color="#80FFFF" style:text-underline-type="single" style:text-underline-style="solid" style:text-underline-width="auto" style:text-underline-mode="continuous"/>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P833" style:parent-style-name="Normalny" style:family="paragraph">
      <style:paragraph-properties fo:text-align="justify" fo:line-height="150%" fo:text-indent="0.2479in"/>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P840" style:parent-style-name="Normalny" style:family="paragraph">
      <style:paragraph-properties fo:text-align="justify" fo:line-height="150%"/>
    </style:style>
    <style:style style:name="T841" style:parent-style-name="Domyślnaczcionkaakapitu" style:family="text">
      <style:text-properties style:text-underline-type="single" style:text-underline-style="solid" style:text-underline-width="auto" style:text-underline-mode="continuous"/>
    </style:style>
    <style:style style:name="P842" style:parent-style-name="Normalny" style:family="paragraph">
      <style:paragraph-properties fo:text-align="justify" fo:line-height="150%" fo:text-indent="0.2479in"/>
    </style:style>
    <style:style style:name="P843" style:parent-style-name="Normalny" style:family="paragraph">
      <style:paragraph-properties fo:text-align="justify" fo:line-height="150%" fo:text-indent="0.2479in"/>
    </style:style>
    <style:style style:name="P844" style:parent-style-name="Normalny" style:family="paragraph">
      <style:paragraph-properties fo:text-align="justify" fo:line-height="150%" fo:text-indent="0.2479in"/>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479in"/>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P849" style:parent-style-name="Normalny" style:family="paragraph">
      <style:paragraph-properties fo:text-align="justify" fo:line-height="150%" fo:text-indent="0.2479in"/>
    </style:style>
    <style:style style:name="P850" style:parent-style-name="Normalny" style:family="paragraph">
      <style:paragraph-properties fo:text-align="justify" fo:line-height="150%" fo:text-indent="0.2479in"/>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style>
    <style:style style:name="P858" style:parent-style-name="Normalny" style:family="paragraph">
      <style:paragraph-properties fo:text-align="justify" fo:line-height="150%" fo:text-indent="0.2479in"/>
    </style:style>
    <style:style style:name="P859" style:parent-style-name="Normalny" style:family="paragraph">
      <style:paragraph-properties fo:text-align="justify" fo:line-height="150%"/>
    </style:style>
    <style:style style:name="T860" style:parent-style-name="Domyślnaczcionkaakapitu" style:family="text">
      <style:text-properties style:text-underline-type="single" style:text-underline-style="solid" style:text-underline-width="auto" style:text-underline-mode="continuous"/>
    </style:style>
    <style:style style:name="T861" style:parent-style-name="Domyślnaczcionkaakapitu" style:family="text">
      <style:text-properties fo:background-color="#80FFFF" style:text-underline-type="single" style:text-underline-style="solid" style:text-underline-width="auto" style:text-underline-mode="continuous"/>
    </style:style>
    <style:style style:name="T862" style:parent-style-name="Domyślnaczcionkaakapitu" style:family="text">
      <style:text-properties style:text-underline-type="single" style:text-underline-style="solid" style:text-underline-width="auto" style:text-underline-mode="continuous"/>
    </style:style>
    <style:style style:name="P863" style:parent-style-name="Normalny" style:family="paragraph">
      <style:paragraph-properties fo:text-align="justify" fo:line-height="150%" fo:text-indent="0.2479in"/>
    </style:style>
    <style:style style:name="P864" style:parent-style-name="Normalny" style:family="paragraph">
      <style:paragraph-properties fo:text-align="justify" fo:line-height="150%" fo:text-indent="0.2479in"/>
    </style:style>
    <style:style style:name="P865" style:parent-style-name="Normalny" style:family="paragraph">
      <style:paragraph-properties fo:text-align="justify" fo:line-height="150%" fo:text-indent="0.2479in"/>
    </style:style>
    <style:style style:name="P866" style:parent-style-name="Normalny" style:family="paragraph">
      <style:paragraph-properties fo:text-align="justify" fo:line-height="150%" fo:text-indent="0.2479in"/>
    </style:style>
    <style:style style:name="P867" style:parent-style-name="Normalny" style:family="paragraph">
      <style:paragraph-properties fo:text-align="justify" fo:line-height="150%" fo:text-indent="0.2479in"/>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479in"/>
    </style:style>
    <style:style style:name="T873" style:parent-style-name="Domyślnaczcionkaakapitu" style:family="text">
      <style:text-properties fo:background-color="#80FFFF"/>
    </style:style>
    <style:style style:name="P874" style:parent-style-name="Normalny" style:family="paragraph">
      <style:paragraph-properties fo:text-align="justify" fo:line-height="150%" fo:text-indent="0.2479in"/>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479in"/>
    </style:style>
    <style:style style:name="P877" style:parent-style-name="Normalny" style:family="paragraph">
      <style:paragraph-properties fo:text-align="justify" fo:line-height="150%" fo:text-indent="0.2479in"/>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479in"/>
    </style:style>
    <style:style style:name="P884" style:parent-style-name="Normalny" style:family="paragraph">
      <style:paragraph-properties fo:text-align="justify" fo:line-height="150%" fo:text-indent="0.2479in"/>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P897" style:parent-style-name="Normalny" style:family="paragraph">
      <style:paragraph-properties fo:text-align="justify" fo:line-height="150%" fo:text-indent="0.2479in"/>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479in"/>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fo:text-indent="0.2479in"/>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style:style>
    <style:style style:name="T933" style:parent-style-name="Domyślnaczcionkaakapitu" style:family="text">
      <style:text-properties style:text-underline-type="single" style:text-underline-style="solid" style:text-underline-width="auto" style:text-underline-mode="continuous"/>
    </style:style>
    <style:style style:name="P934" style:parent-style-name="Normalny" style:family="paragraph">
      <style:paragraph-properties fo:text-align="justify" fo:line-height="150%" fo:text-indent="0.2479in"/>
    </style:style>
    <style:style style:name="P935" style:parent-style-name="Normalny" style:family="paragraph">
      <style:paragraph-properties fo:text-align="justify" fo:line-height="150%"/>
    </style:style>
    <style:style style:name="T936" style:parent-style-name="Domyślnaczcionkaakapitu" style:family="text">
      <style:text-properties style:text-underline-type="single" style:text-underline-style="solid" style:text-underline-width="auto" style:text-underline-mode="continuous"/>
    </style:style>
    <style:style style:name="T937" style:parent-style-name="Domyślnaczcionkaakapitu" style:family="text">
      <style:text-properties fo:background-color="#80FFFF" style:text-underline-type="single" style:text-underline-style="solid" style:text-underline-width="auto" style:text-underline-mode="continuous"/>
    </style:style>
    <style:style style:name="T938" style:parent-style-name="Domyślnaczcionkaakapitu" style:family="text">
      <style:text-properties style:text-underline-type="single" style:text-underline-style="solid" style:text-underline-width="auto" style:text-underline-mode="continuous"/>
    </style:style>
    <style:style style:name="T939" style:parent-style-name="Domyślnaczcionkaakapitu" style:family="text">
      <style:text-properties fo:background-color="#80FFFF" style:text-underline-type="single" style:text-underline-style="solid" style:text-underline-width="auto" style:text-underline-mode="continuous"/>
    </style:style>
    <style:style style:name="P940" style:parent-style-name="Normalny" style:family="paragraph">
      <style:paragraph-properties fo:text-align="justify" fo:line-height="150%" fo:text-indent="0.2479in"/>
    </style:style>
    <style:style style:name="P941" style:parent-style-name="Normalny" style:family="paragraph">
      <style:paragraph-properties fo:text-align="justify" fo:line-height="150%"/>
    </style:style>
    <style:style style:name="T942" style:parent-style-name="Domyślnaczcionkaakapitu" style:family="text">
      <style:text-properties style:text-underline-type="single" style:text-underline-style="solid" style:text-underline-width="auto" style:text-underline-mode="continuous"/>
    </style:style>
    <style:style style:name="P943" style:parent-style-name="Normalny" style:family="paragraph">
      <style:paragraph-properties fo:text-align="justify" fo:line-height="150%" fo:text-indent="0.2479in"/>
    </style:style>
    <style:style style:name="P944" style:parent-style-name="Normalny" style:family="paragraph">
      <style:paragraph-properties fo:text-align="justify" fo:line-height="150%"/>
    </style:style>
    <style:style style:name="T945" style:parent-style-name="Domyślnaczcionkaakapitu" style:family="text">
      <style:text-properties style:text-underline-type="single" style:text-underline-style="solid" style:text-underline-width="auto" style:text-underline-mode="continuous"/>
    </style:style>
    <style:style style:name="T946" style:parent-style-name="Domyślnaczcionkaakapitu" style:family="text">
      <style:text-properties fo:background-color="#80FFFF" style:text-underline-type="single" style:text-underline-style="solid" style:text-underline-width="auto" style:text-underline-mode="continuous"/>
    </style:style>
    <style:style style:name="T947" style:parent-style-name="Domyślnaczcionkaakapitu" style:family="text">
      <style:text-properties style:text-underline-type="single" style:text-underline-style="solid" style:text-underline-width="auto" style:text-underline-mode="continuous"/>
    </style:style>
    <style:style style:name="T948" style:parent-style-name="Domyślnaczcionkaakapitu" style:family="text">
      <style:text-properties fo:background-color="#80FFFF" style:text-underline-type="single" style:text-underline-style="solid" style:text-underline-width="auto" style:text-underline-mode="continuous"/>
    </style:style>
    <style:style style:name="T949" style:parent-style-name="Domyślnaczcionkaakapitu" style:family="text">
      <style:text-properties style:text-underline-type="single" style:text-underline-style="solid" style:text-underline-width="auto" style:text-underline-mode="continuous"/>
    </style:style>
    <style:style style:name="T950" style:parent-style-name="Domyślnaczcionkaakapitu" style:family="text">
      <style:text-properties fo:background-color="#80FFFF" style:text-underline-type="single" style:text-underline-style="solid" style:text-underline-width="auto" style:text-underline-mode="continuous"/>
    </style:style>
    <style:style style:name="P951" style:parent-style-name="Normalny" style:family="paragraph">
      <style:paragraph-properties fo:text-align="justify" fo:line-height="150%" fo:text-indent="0.2479in"/>
    </style:style>
    <style:style style:name="P952" style:parent-style-name="Normalny" style:family="paragraph">
      <style:paragraph-properties fo:text-align="justify" fo:line-height="150%"/>
    </style:style>
    <style:style style:name="T953" style:parent-style-name="Domyślnaczcionkaakapitu" style:family="text">
      <style:text-properties style:text-underline-type="single" style:text-underline-style="solid" style:text-underline-width="auto" style:text-underline-mode="continuous"/>
    </style:style>
    <style:style style:name="P954" style:parent-style-name="Normalny" style:family="paragraph">
      <style:paragraph-properties fo:text-align="justify" fo:line-height="150%" fo:text-indent="0.2479in"/>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P960" style:parent-style-name="Normalny" style:family="paragraph">
      <style:paragraph-properties fo:text-align="justify" fo:line-height="150%"/>
    </style:style>
    <style:style style:name="T961" style:parent-style-name="Domyślnaczcionkaakapitu" style:family="text">
      <style:text-properties style:text-underline-type="single" style:text-underline-style="solid" style:text-underline-width="auto" style:text-underline-mode="continuous"/>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style:style>
    <style:style style:name="T968" style:parent-style-name="Domyślnaczcionkaakapitu" style:family="text">
      <style:text-properties fo:background-color="#80FFFF" style:text-underline-type="single" style:text-underline-style="solid" style:text-underline-width="auto" style:text-underline-mode="continuous"/>
    </style:style>
    <style:style style:name="T969" style:parent-style-name="Domyślnaczcionkaakapitu" style:family="text">
      <style:text-properties style:text-underline-type="single" style:text-underline-style="solid" style:text-underline-width="auto" style:text-underline-mode="continuous"/>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P972" style:parent-style-name="Normalny" style:family="paragraph">
      <style:paragraph-properties fo:text-align="justify" fo:line-height="150%"/>
    </style:style>
    <style:style style:name="T973" style:parent-style-name="Domyślnaczcionkaakapitu" style:family="text">
      <style:text-properties style:text-underline-type="single" style:text-underline-style="solid" style:text-underline-width="auto" style:text-underline-mode="continuous"/>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fo:text-indent="0.2479in"/>
    </style:style>
    <style:style style:name="P976" style:parent-style-name="Normalny" style:family="paragraph">
      <style:paragraph-properties fo:text-align="justify" fo:line-height="150%"/>
    </style:style>
    <style:style style:name="T977" style:parent-style-name="Domyślnaczcionkaakapitu" style:family="text">
      <style:text-properties style:text-underline-type="single" style:text-underline-style="solid" style:text-underline-width="auto" style:text-underline-mode="continuous"/>
    </style:style>
    <style:style style:name="T978" style:parent-style-name="Domyślnaczcionkaakapitu" style:family="text">
      <style:text-properties fo:background-color="#80FFFF" style:text-underline-type="single" style:text-underline-style="solid" style:text-underline-width="auto" style:text-underline-mode="continuous"/>
    </style:style>
    <style:style style:name="T979" style:parent-style-name="Domyślnaczcionkaakapitu" style:family="text">
      <style:text-properties style:text-underline-type="single" style:text-underline-style="solid" style:text-underline-width="auto" style:text-underline-mode="continuous"/>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P982" style:parent-style-name="Normalny" style:family="paragraph">
      <style:paragraph-properties fo:text-align="justify" fo:line-height="150%" fo:text-indent="0.2479in"/>
    </style:style>
    <style:style style:name="P983" style:parent-style-name="Normalny" style:family="paragraph">
      <style:paragraph-properties fo:text-align="justify" fo:line-height="150%" fo:text-indent="0.2479in"/>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fo:text-indent="0.2479in"/>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479in"/>
    </style:style>
    <style:style style:name="P989" style:parent-style-name="Normalny" style:family="paragraph">
      <style:paragraph-properties fo:text-align="justify" fo:line-height="150%"/>
    </style:style>
    <style:style style:name="T990" style:parent-style-name="Domyślnaczcionkaakapitu" style:family="text">
      <style:text-properties style:text-underline-type="single" style:text-underline-style="solid" style:text-underline-width="auto" style:text-underline-mode="continuous"/>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fo:text-indent="0.2479in"/>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style:style>
    <style:style style:name="T995" style:parent-style-name="Domyślnaczcionkaakapitu" style:family="text">
      <style:text-properties fo:background-color="#80FFFF" style:text-underline-type="single" style:text-underline-style="solid" style:text-underline-width="auto" style:text-underline-mode="continuous"/>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fo:text-indent="0.2479in"/>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479in"/>
    </style:style>
    <style:style style:name="P1014" style:parent-style-name="Normalny" style:family="paragraph">
      <style:paragraph-properties fo:text-align="justify" fo:line-height="150%"/>
    </style:style>
    <style:style style:name="T1015" style:parent-style-name="Domyślnaczcionkaakapitu" style:family="text">
      <style:text-properties style:text-underline-type="single" style:text-underline-style="solid" style:text-underline-width="auto" style:text-underline-mode="continuous"/>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P1018" style:parent-style-name="Normalny" style:family="paragraph">
      <style:paragraph-properties fo:text-align="justify" fo:line-height="150%"/>
    </style:style>
    <style:style style:name="T1019" style:parent-style-name="Domyślnaczcionkaakapitu" style:family="text">
      <style:text-properties style:text-underline-type="single" style:text-underline-style="solid" style:text-underline-width="auto" style:text-underline-mode="continuous"/>
    </style:style>
    <style:style style:name="T1020" style:parent-style-name="Domyślnaczcionkaakapitu" style:family="text">
      <style:text-properties fo:background-color="#80FFFF" style:text-underline-type="single" style:text-underline-style="solid" style:text-underline-width="auto" style:text-underline-mode="continuous"/>
    </style:style>
    <style:style style:name="T1021" style:parent-style-name="Domyślnaczcionkaakapitu" style:family="text">
      <style:text-properties style:text-underline-type="single" style:text-underline-style="solid" style:text-underline-width="auto" style:text-underline-mode="continuous"/>
    </style:style>
    <style:style style:name="P1022" style:parent-style-name="Normalny" style:family="paragraph">
      <style:paragraph-properties fo:text-align="justify" fo:line-height="150%" fo:text-indent="0.2479in"/>
    </style:style>
    <style:style style:name="P1023" style:parent-style-name="Normalny" style:family="paragraph">
      <style:paragraph-properties fo:text-align="justify" fo:line-height="150%"/>
    </style:style>
    <style:style style:name="T1024" style:parent-style-name="Domyślnaczcionkaakapitu" style:family="text">
      <style:text-properties fo:background-color="#80FFFF" style:text-underline-type="single" style:text-underline-style="solid" style:text-underline-width="auto" style:text-underline-mode="continuous"/>
    </style:style>
    <style:style style:name="T1025" style:parent-style-name="Domyślnaczcionkaakapitu" style:family="text">
      <style:text-properties style:text-underline-type="single" style:text-underline-style="solid" style:text-underline-width="auto" style:text-underline-mode="continuous"/>
    </style:style>
    <style:style style:name="T1026" style:parent-style-name="Domyślnaczcionkaakapitu" style:family="text">
      <style:text-properties fo:background-color="#80FFFF" style:text-underline-type="single" style:text-underline-style="solid" style:text-underline-width="auto" style:text-underline-mode="continuous"/>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fo:text-indent="0.2479in"/>
    </style:style>
    <style:style style:name="P1030" style:parent-style-name="Normalny" style:family="paragraph">
      <style:paragraph-properties fo:text-align="justify" fo:line-height="150%"/>
    </style:style>
    <style:style style:name="T1031" style:parent-style-name="Domyślnaczcionkaakapitu" style:family="text">
      <style:text-properties style:text-underline-type="single" style:text-underline-style="solid" style:text-underline-width="auto" style:text-underline-mode="continuous"/>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style:style>
    <style:style style:name="T1038" style:parent-style-name="Domyślnaczcionkaakapitu" style:family="text">
      <style:text-properties style:text-underline-type="single" style:text-underline-style="solid" style:text-underline-width="auto" style:text-underline-mode="continuous"/>
    </style:style>
    <style:style style:name="T1039" style:parent-style-name="Domyślnaczcionkaakapitu" style:family="text">
      <style:text-properties fo:background-color="#80FFFF" style:text-underline-type="single" style:text-underline-style="solid" style:text-underline-width="auto" style:text-underline-mode="continuous"/>
    </style:style>
    <style:style style:name="T1040" style:parent-style-name="Domyślnaczcionkaakapitu" style:family="text">
      <style:text-properties style:text-underline-type="single" style:text-underline-style="solid" style:text-underline-width="auto" style:text-underline-mode="continuous"/>
    </style:style>
    <style:style style:name="P1041" style:parent-style-name="Normalny" style:family="paragraph">
      <style:paragraph-properties fo:text-align="justify" fo:line-height="150%" fo:text-indent="0.2479in"/>
    </style:style>
    <style:style style:name="P1042" style:parent-style-name="Normalny" style:family="paragraph">
      <style:paragraph-properties fo:text-align="justify" fo:line-height="150%"/>
    </style:style>
    <style:style style:name="T1043" style:parent-style-name="Domyślnaczcionkaakapitu" style:family="text">
      <style:text-properties style:text-underline-type="single" style:text-underline-style="solid" style:text-underline-width="auto" style:text-underline-mode="continuous"/>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479in"/>
    </style:style>
    <style:style style:name="P1046" style:parent-style-name="Normalny" style:family="paragraph">
      <style:paragraph-properties fo:text-align="justify" fo:line-height="150%" fo:text-indent="0.2479in"/>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style:style>
    <style:style style:name="T1050" style:parent-style-name="Domyślnaczcionkaakapitu" style:family="text">
      <style:text-properties fo:background-color="#80FFFF" style:text-underline-type="single" style:text-underline-style="solid" style:text-underline-width="auto" style:text-underline-mode="continuous"/>
    </style:style>
    <style:style style:name="T1051" style:parent-style-name="Domyślnaczcionkaakapitu" style:family="text">
      <style:text-properties style:text-underline-type="single" style:text-underline-style="solid" style:text-underline-width="auto" style:text-underline-mode="continuous"/>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P1054" style:parent-style-name="Normalny" style:family="paragraph">
      <style:paragraph-properties fo:text-align="justify" fo:line-height="150%" fo:text-indent="0.2479in"/>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T1058" style:parent-style-name="Domyślnaczcionkaakapitu" style:family="text">
      <style:text-properties fo:background-color="#80FFFF"/>
    </style:style>
    <style:style style:name="P1059" style:parent-style-name="Normalny" style:family="paragraph">
      <style:paragraph-properties fo:text-align="justify" fo:line-height="150%" fo:text-indent="0.2479in"/>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style:style>
    <style:style style:name="T1065" style:parent-style-name="Domyślnaczcionkaakapitu" style:family="text">
      <style:text-properties style:text-underline-type="single" style:text-underline-style="solid" style:text-underline-width="auto" style:text-underline-mode="continuous"/>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fo:text-indent="0.2479in"/>
    </style:style>
    <style:style style:name="P1068" style:parent-style-name="Normalny" style:family="paragraph">
      <style:paragraph-properties fo:text-align="justify" fo:line-height="150%"/>
    </style:style>
    <style:style style:name="T1069" style:parent-style-name="Domyślnaczcionkaakapitu" style:family="text">
      <style:text-properties style:text-underline-type="single" style:text-underline-style="solid" style:text-underline-width="auto" style:text-underline-mode="continuous"/>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style:style>
    <style:style style:name="T1074" style:parent-style-name="Domyślnaczcionkaakapitu" style:family="text">
      <style:text-properties style:text-underline-type="single" style:text-underline-style="solid" style:text-underline-width="auto" style:text-underline-mode="continuous"/>
    </style:style>
    <style:style style:name="T1075" style:parent-style-name="Domyślnaczcionkaakapitu" style:family="text">
      <style:text-properties fo:background-color="#80FFFF" style:text-underline-type="single" style:text-underline-style="solid" style:text-underline-width="auto" style:text-underline-mode="continuous"/>
    </style:style>
    <style:style style:name="T1076" style:parent-style-name="Domyślnaczcionkaakapitu" style:family="text">
      <style:text-properties style:text-underline-type="single" style:text-underline-style="solid" style:text-underline-width="auto" style:text-underline-mode="continuous"/>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style:style>
    <style:style style:name="T1082" style:parent-style-name="Domyślnaczcionkaakapitu" style:family="text">
      <style:text-properties style:text-underline-type="single" style:text-underline-style="solid" style:text-underline-width="auto" style:text-underline-mode="continuous"/>
    </style:style>
    <style:style style:name="P1083" style:parent-style-name="Normalny" style:family="paragraph">
      <style:paragraph-properties fo:text-align="justify" fo:line-height="150%" fo:text-indent="0.2479in"/>
    </style:style>
    <style:style style:name="P1084" style:parent-style-name="Normalny" style:family="paragraph">
      <style:paragraph-properties fo:text-align="justify" fo:line-height="150%" fo:text-indent="0.2479in"/>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P1089" style:parent-style-name="Normalny" style:family="paragraph">
      <style:paragraph-properties fo:text-align="justify" fo:line-height="150%"/>
    </style:style>
    <style:style style:name="T1090" style:parent-style-name="Domyślnaczcionkaakapitu" style:family="text">
      <style:text-properties style:text-underline-type="single" style:text-underline-style="solid" style:text-underline-width="auto" style:text-underline-mode="continuous"/>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P1093" style:parent-style-name="Normalny" style:family="paragraph">
      <style:paragraph-properties fo:text-align="justify" fo:line-height="150%"/>
    </style:style>
    <style:style style:name="T1094" style:parent-style-name="Domyślnaczcionkaakapitu" style:family="text">
      <style:text-properties style:text-underline-type="single" style:text-underline-style="solid" style:text-underline-width="auto" style:text-underline-mode="continuous"/>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P1102" style:parent-style-name="Normalny" style:family="paragraph">
      <style:paragraph-properties fo:text-align="justify" fo:line-height="150%"/>
    </style:style>
    <style:style style:name="T1103" style:parent-style-name="Domyślnaczcionkaakapitu" style:family="text">
      <style:text-properties style:text-underline-type="single" style:text-underline-style="solid" style:text-underline-width="auto" style:text-underline-mode="continuous"/>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479in"/>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style:style>
    <style:style style:name="T1108" style:parent-style-name="Domyślnaczcionkaakapitu" style:family="text">
      <style:text-properties style:text-underline-type="single" style:text-underline-style="solid" style:text-underline-width="auto" style:text-underline-mode="continuous"/>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style:style>
    <style:style style:name="T1156" style:parent-style-name="Domyślnaczcionkaakapitu" style:family="text">
      <style:text-properties style:text-underline-type="single" style:text-underline-style="solid" style:text-underline-width="auto" style:text-underline-mode="continuous"/>
    </style:style>
    <style:style style:name="T1157" style:parent-style-name="Domyślnaczcionkaakapitu" style:family="text">
      <style:text-properties fo:background-color="#80FFFF" style:text-underline-type="single" style:text-underline-style="solid" style:text-underline-width="auto" style:text-underline-mode="continuous"/>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P1163" style:parent-style-name="Normalny" style:family="paragraph">
      <style:paragraph-properties fo:text-align="justify" fo:line-height="150%"/>
    </style:style>
    <style:style style:name="T1164" style:parent-style-name="Domyślnaczcionkaakapitu" style:family="text">
      <style:text-properties fo:background-color="#80FFFF" style:text-underline-type="single" style:text-underline-style="solid" style:text-underline-width="auto" style:text-underline-mode="continuous"/>
    </style:style>
    <style:style style:name="T1165" style:parent-style-name="Domyślnaczcionkaakapitu" style:family="text">
      <style:text-properties style:text-underline-type="single" style:text-underline-style="solid" style:text-underline-width="auto" style:text-underline-mode="continuous"/>
    </style:style>
    <style:style style:name="T1166" style:parent-style-name="Domyślnaczcionkaakapitu" style:family="text">
      <style:text-properties fo:background-color="#80FFFF"/>
    </style:style>
    <style:style style:name="P1167" style:parent-style-name="Normalny" style:family="paragraph">
      <style:paragraph-properties fo:text-align="justify" fo:line-height="150%" fo:text-indent="0.2479in"/>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style:style>
    <style:style style:name="T1171" style:parent-style-name="Domyślnaczcionkaakapitu" style:family="text">
      <style:text-properties style:text-underline-type="single" style:text-underline-style="solid" style:text-underline-width="auto" style:text-underline-mode="continuous"/>
    </style:style>
    <style:style style:name="T1172" style:parent-style-name="Domyślnaczcionkaakapitu" style:family="text">
      <style:text-properties fo:background-color="#80FFFF" style:text-underline-type="single" style:text-underline-style="solid" style:text-underline-width="auto" style:text-underline-mode="continuous"/>
    </style:style>
    <style:style style:name="T1173" style:parent-style-name="Domyślnaczcionkaakapitu" style:family="text">
      <style:text-properties style:text-underline-type="single" style:text-underline-style="solid" style:text-underline-width="auto" style:text-underline-mode="continuous"/>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P1177" style:parent-style-name="Normalny" style:family="paragraph">
      <style:paragraph-properties fo:text-align="justify" fo:line-height="150%" fo:text-indent="0.2479in"/>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fo:text-indent="0.2479in"/>
    </style:style>
    <style:style style:name="P1181" style:parent-style-name="Normalny" style:family="paragraph">
      <style:paragraph-properties fo:text-align="justify" fo:line-height="150%"/>
    </style:style>
    <style:style style:name="T1182" style:parent-style-name="Domyślnaczcionkaakapitu" style:family="text">
      <style:text-properties style:text-underline-type="single" style:text-underline-style="solid" style:text-underline-width="auto" style:text-underline-mode="continuous"/>
    </style:style>
    <style:style style:name="T1183" style:parent-style-name="Domyślnaczcionkaakapitu" style:family="text">
      <style:text-properties fo:background-color="#80FFFF" style:text-underline-type="single" style:text-underline-style="solid" style:text-underline-width="auto" style:text-underline-mode="continuous"/>
    </style:style>
    <style:style style:name="T1184" style:parent-style-name="Domyślnaczcionkaakapitu" style:family="text">
      <style:text-properties style:text-underline-type="single" style:text-underline-style="solid" style:text-underline-width="auto" style:text-underline-mode="continuous"/>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P1187" style:parent-style-name="Normalny" style:family="paragraph">
      <style:paragraph-properties fo:text-align="justify" fo:line-height="150%" fo:text-indent="0.2479in"/>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P1197" style:parent-style-name="Normalny" style:family="paragraph">
      <style:paragraph-properties fo:text-align="justify" fo:line-height="150%"/>
    </style:style>
    <style:style style:name="T1198" style:parent-style-name="Domyślnaczcionkaakapitu" style:family="text">
      <style:text-properties style:text-underline-type="single" style:text-underline-style="solid" style:text-underline-width="auto" style:text-underline-mode="continuous"/>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P1201" style:parent-style-name="Normalny" style:family="paragraph">
      <style:paragraph-properties fo:text-align="justify" fo:line-height="150%"/>
    </style:style>
    <style:style style:name="T1202" style:parent-style-name="Domyślnaczcionkaakapitu" style:family="text">
      <style:text-properties style:text-underline-type="single" style:text-underline-style="solid" style:text-underline-width="auto" style:text-underline-mode="continuous"/>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479in"/>
    </style:style>
    <style:style style:name="P1205" style:parent-style-name="Normalny" style:family="paragraph">
      <style:paragraph-properties fo:text-align="justify" fo:line-height="150%" fo:text-indent="0.2479in"/>
    </style:style>
    <style:style style:name="P1206" style:parent-style-name="Normalny" style:family="paragraph">
      <style:paragraph-properties fo:text-align="justify" fo:line-height="150%" fo:text-indent="0.2479in"/>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P1210" style:parent-style-name="Normalny" style:family="paragraph">
      <style:paragraph-properties fo:text-align="justify" fo:line-height="150%"/>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T1213" style:parent-style-name="Domyślnaczcionkaakapitu" style:family="text">
      <style:text-properties style:text-underline-type="single" style:text-underline-style="solid" style:text-underline-width="auto" style:text-underline-mode="continuous"/>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style:style>
    <style:style style:name="T1219" style:parent-style-name="Domyślnaczcionkaakapitu" style:family="text">
      <style:text-properties style:text-underline-type="single" style:text-underline-style="solid" style:text-underline-width="auto" style:text-underline-mode="continuous"/>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P1222" style:parent-style-name="Normalny" style:family="paragraph">
      <style:paragraph-properties fo:text-align="justify" fo:line-height="150%"/>
    </style:style>
    <style:style style:name="T1223" style:parent-style-name="Domyślnaczcionkaakapitu" style:family="text">
      <style:text-properties style:text-underline-type="single" style:text-underline-style="solid" style:text-underline-width="auto" style:text-underline-mode="continuous"/>
    </style:style>
    <style:style style:name="T1224" style:parent-style-name="Domyślnaczcionkaakapitu" style:family="text">
      <style:text-properties fo:background-color="#80FFFF" style:text-underline-type="single" style:text-underline-style="solid" style:text-underline-width="auto" style:text-underline-mode="continuous"/>
    </style:style>
    <style:style style:name="T1225" style:parent-style-name="Domyślnaczcionkaakapitu" style:family="text">
      <style:text-properties style:text-underline-type="single" style:text-underline-style="solid" style:text-underline-width="auto" style:text-underline-mode="continuous"/>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479in"/>
    </style:style>
    <style:style style:name="P1228" style:parent-style-name="Normalny" style:family="paragraph">
      <style:paragraph-properties fo:text-align="justify" fo:line-height="150%"/>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T1230" style:parent-style-name="Domyślnaczcionkaakapitu" style:family="text">
      <style:text-properties style:text-underline-type="single" style:text-underline-style="solid" style:text-underline-width="auto" style:text-underline-mode="continuous"/>
    </style:style>
    <style:style style:name="T1231" style:parent-style-name="Domyślnaczcionkaakapitu" style:family="text">
      <style:text-properties fo:background-color="#80FFFF" style:text-underline-type="single" style:text-underline-style="solid" style:text-underline-width="auto" style:text-underline-mode="continuous"/>
    </style:style>
    <style:style style:name="T1232" style:parent-style-name="Domyślnaczcionkaakapitu" style:family="text">
      <style:text-properties style:text-underline-type="single" style:text-underline-style="solid" style:text-underline-width="auto" style:text-underline-mode="continuous"/>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fo:text-indent="0.2479in"/>
    </style:style>
    <style:style style:name="P1235" style:parent-style-name="Normalny" style:family="paragraph">
      <style:paragraph-properties fo:text-align="justify" fo:line-height="150%"/>
    </style:style>
    <style:style style:name="T1236" style:parent-style-name="Domyślnaczcionkaakapitu" style:family="text">
      <style:text-properties style:text-underline-type="single" style:text-underline-style="solid" style:text-underline-width="auto" style:text-underline-mode="continuous"/>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style:style>
    <style:style style:name="T1241" style:parent-style-name="Domyślnaczcionkaakapitu" style:family="text">
      <style:text-properties style:text-underline-type="single" style:text-underline-style="solid" style:text-underline-width="auto" style:text-underline-mode="continuous"/>
    </style:style>
    <style:style style:name="T1242" style:parent-style-name="Domyślnaczcionkaakapitu" style:family="text">
      <style:text-properties fo:background-color="#80FFFF" style:text-underline-type="single" style:text-underline-style="solid" style:text-underline-width="auto" style:text-underline-mode="continuous"/>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text-underline-type="single" style:text-underline-style="solid" style:text-underline-width="auto" style:text-underline-mode="continuous"/>
    </style:style>
    <style:style style:name="P1245" style:parent-style-name="Normalny" style:family="paragraph">
      <style:paragraph-properties fo:text-align="justify" fo:line-height="150%" fo:text-indent="0.2479in"/>
    </style:style>
    <style:style style:name="P1246" style:parent-style-name="Normalny" style:family="paragraph">
      <style:paragraph-properties fo:text-align="justify" fo:line-height="150%"/>
    </style:style>
    <style:style style:name="T1247" style:parent-style-name="Domyślnaczcionkaakapitu" style:family="text">
      <style:text-properties style:text-underline-type="single" style:text-underline-style="solid" style:text-underline-width="auto" style:text-underline-mode="continuous"/>
    </style:style>
    <style:style style:name="T1248" style:parent-style-name="Domyślnaczcionkaakapitu" style:family="text">
      <style:text-properties fo:background-color="#80FFFF" style:text-underline-type="single" style:text-underline-style="solid" style:text-underline-width="auto" style:text-underline-mode="continuous"/>
    </style:style>
    <style:style style:name="T1249" style:parent-style-name="Domyślnaczcionkaakapitu" style:family="text">
      <style:text-properties style:text-underline-type="single" style:text-underline-style="solid" style:text-underline-width="auto" style:text-underline-mode="continuous"/>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fo:text-indent="0.2479in"/>
    </style:style>
    <style:style style:name="P1261" style:parent-style-name="Normalny" style:family="paragraph">
      <style:paragraph-properties fo:text-align="justify" fo:line-height="150%"/>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479in"/>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P1275" style:parent-style-name="Normalny" style:family="paragraph">
      <style:paragraph-properties fo:text-align="justify" fo:line-height="150%"/>
    </style:style>
    <style:style style:name="T1276" style:parent-style-name="Domyślnaczcionkaakapitu" style:family="text">
      <style:text-properties style:text-underline-type="single" style:text-underline-style="solid" style:text-underline-width="auto" style:text-underline-mode="continuous"/>
    </style:style>
    <style:style style:name="P1277" style:parent-style-name="Normalny" style:family="paragraph">
      <style:paragraph-properties fo:text-align="justify" fo:line-height="150%" fo:text-indent="0.2479in"/>
    </style:style>
    <style:style style:name="P1278" style:parent-style-name="Normalny" style:family="paragraph">
      <style:paragraph-properties fo:text-align="justify" fo:line-height="150%"/>
    </style:style>
    <style:style style:name="T1279" style:parent-style-name="Domyślnaczcionkaakapitu" style:family="text">
      <style:text-properties fo:background-color="#80FFFF" style:text-underline-type="single" style:text-underline-style="solid" style:text-underline-width="auto" style:text-underline-mode="continuous"/>
    </style:style>
    <style:style style:name="T1280" style:parent-style-name="Domyślnaczcionkaakapitu" style:family="text">
      <style:text-properties style:text-underline-type="single" style:text-underline-style="solid" style:text-underline-width="auto" style:text-underline-mode="continuous"/>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style:style>
    <style:style style:name="T1284" style:parent-style-name="Domyślnaczcionkaakapitu" style:family="text">
      <style:text-properties style:text-underline-type="single" style:text-underline-style="solid" style:text-underline-width="auto" style:text-underline-mode="continuous"/>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P1287" style:parent-style-name="Normalny" style:family="paragraph">
      <style:paragraph-properties fo:text-align="justify" fo:line-height="150%"/>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style>
    <style:style style:name="P1290" style:parent-style-name="Normalny" style:family="paragraph">
      <style:paragraph-properties fo:text-align="justify" fo:line-height="150%" fo:text-indent="0.2479in"/>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style:style>
    <style:style style:name="T1293" style:parent-style-name="Domyślnaczcionkaakapitu" style:family="text">
      <style:text-properties style:text-underline-type="single" style:text-underline-style="solid" style:text-underline-width="auto" style:text-underline-mode="continuous"/>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P1296" style:parent-style-name="Normalny" style:family="paragraph">
      <style:paragraph-properties fo:text-align="justify" fo:line-height="150%"/>
    </style:style>
    <style:style style:name="T1297" style:parent-style-name="Domyślnaczcionkaakapitu" style:family="text">
      <style:text-properties style:text-underline-type="single" style:text-underline-style="solid" style:text-underline-width="auto" style:text-underline-mode="continuous"/>
    </style:style>
    <style:style style:name="T1298" style:parent-style-name="Domyślnaczcionkaakapitu" style:family="text">
      <style:text-properties fo:background-color="#80FFFF" style:text-underline-type="single" style:text-underline-style="solid" style:text-underline-width="auto" style:text-underline-mode="continuous"/>
    </style:style>
    <style:style style:name="T1299" style:parent-style-name="Domyślnaczcionkaakapitu" style:family="text">
      <style:text-properties style:text-underline-type="single" style:text-underline-style="solid" style:text-underline-width="auto" style:text-underline-mode="continuous"/>
    </style:style>
    <style:style style:name="T1300" style:parent-style-name="Domyślnaczcionkaakapitu" style:family="text">
      <style:text-properties fo:background-color="#80FFFF" style:text-underline-type="single" style:text-underline-style="solid" style:text-underline-width="auto" style:text-underline-mode="continuous"/>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479in"/>
    </style:style>
    <style:style style:name="P1303" style:parent-style-name="Normalny" style:family="paragraph">
      <style:paragraph-properties fo:text-align="justify" fo:line-height="150%"/>
    </style:style>
    <style:style style:name="T1304" style:parent-style-name="Domyślnaczcionkaakapitu" style:family="text">
      <style:text-properties style:text-underline-type="single" style:text-underline-style="solid" style:text-underline-width="auto" style:text-underline-mode="continuous"/>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fo:text-indent="0.2479in"/>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style:text-underline-type="single" style:text-underline-style="solid" style:text-underline-width="auto" style:text-underline-mode="continuous"/>
    </style:style>
    <style:style style:name="T1316" style:parent-style-name="Domyślnaczcionkaakapitu" style:family="text">
      <style:text-properties fo:background-color="#80FFFF" style:text-underline-type="single" style:text-underline-style="solid" style:text-underline-width="auto" style:text-underline-mode="continuous"/>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P1319" style:parent-style-name="Normalny" style:family="paragraph">
      <style:paragraph-properties fo:text-align="justify" fo:line-height="150%"/>
    </style:style>
    <style:style style:name="T1320" style:parent-style-name="Domyślnaczcionkaakapitu" style:family="text">
      <style:text-properties style:text-underline-type="single" style:text-underline-style="solid" style:text-underline-width="auto" style:text-underline-mode="continuous"/>
    </style:style>
    <style:style style:name="T1321" style:parent-style-name="Domyślnaczcionkaakapitu" style:family="text">
      <style:text-properties fo:background-color="#80FFFF" style:text-underline-type="single" style:text-underline-style="solid" style:text-underline-width="auto" style:text-underline-mode="continuous"/>
    </style:style>
    <style:style style:name="T1322" style:parent-style-name="Domyślnaczcionkaakapitu" style:family="text">
      <style:text-properties style:text-underline-type="single" style:text-underline-style="solid" style:text-underline-width="auto" style:text-underline-mode="continuous"/>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P1325" style:parent-style-name="Normalny" style:family="paragraph">
      <style:paragraph-properties fo:text-align="justify" fo:line-height="150%"/>
    </style:style>
    <style:style style:name="T1326" style:parent-style-name="Domyślnaczcionkaakapitu" style:family="text">
      <style:text-properties style:text-underline-type="single" style:text-underline-style="solid" style:text-underline-width="auto" style:text-underline-mode="continuous"/>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479in"/>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P1340" style:parent-style-name="Normalny" style:family="paragraph">
      <style:paragraph-properties fo:text-align="justify" fo:line-height="150%"/>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T1343" style:parent-style-name="Domyślnaczcionkaakapitu" style:family="text">
      <style:text-properties style:text-underline-type="single" style:text-underline-style="solid" style:text-underline-width="auto" style:text-underline-mode="continuous"/>
    </style:style>
    <style:style style:name="T1344" style:parent-style-name="Domyślnaczcionkaakapitu" style:family="text">
      <style:text-properties fo:background-color="#80FFFF" style:text-underline-type="single" style:text-underline-style="solid" style:text-underline-width="auto" style:text-underline-mode="continuous"/>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style:style>
    <style:style style:name="T1357" style:parent-style-name="Domyślnaczcionkaakapitu" style:family="text">
      <style:text-properties style:text-underline-type="single" style:text-underline-style="solid" style:text-underline-width="auto" style:text-underline-mode="continuous"/>
    </style:style>
    <style:style style:name="T1358" style:parent-style-name="Domyślnaczcionkaakapitu" style:family="text">
      <style:text-properties fo:background-color="#80FFFF" style:text-underline-type="single" style:text-underline-style="solid" style:text-underline-width="auto" style:text-underline-mode="continuous"/>
    </style:style>
    <style:style style:name="T1359" style:parent-style-name="Domyślnaczcionkaakapitu" style:family="text">
      <style:text-properties style:text-underline-type="single" style:text-underline-style="solid" style:text-underline-width="auto" style:text-underline-mode="continuous"/>
    </style:style>
    <style:style style:name="T1360" style:parent-style-name="Domyślnaczcionkaakapitu" style:family="text">
      <style:text-properties fo:background-color="#80FFFF" style:text-underline-type="single" style:text-underline-style="solid" style:text-underline-width="auto" style:text-underline-mode="continuous"/>
    </style:style>
    <style:style style:name="T1361" style:parent-style-name="Domyślnaczcionkaakapitu" style:family="text">
      <style:text-properties style:text-underline-type="single" style:text-underline-style="solid" style:text-underline-width="auto" style:text-underline-mode="continuous"/>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P1364" style:parent-style-name="Normalny" style:family="paragraph">
      <style:paragraph-properties fo:text-align="justify" fo:line-height="150%"/>
    </style:style>
    <style:style style:name="T1365" style:parent-style-name="Domyślnaczcionkaakapitu" style:family="text">
      <style:text-properties style:text-underline-type="single" style:text-underline-style="solid" style:text-underline-width="auto" style:text-underline-mode="continuous"/>
    </style:style>
    <style:style style:name="T1366" style:parent-style-name="Domyślnaczcionkaakapitu" style:family="text">
      <style:text-properties fo:background-color="#80FFFF" style:text-underline-type="single" style:text-underline-style="solid" style:text-underline-width="auto" style:text-underline-mode="continuous"/>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P1369" style:parent-style-name="Normalny" style:family="paragraph">
      <style:paragraph-properties fo:text-align="justify" fo:line-height="150%"/>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P1373" style:parent-style-name="Normalny" style:family="paragraph">
      <style:paragraph-properties fo:text-align="justify" fo:line-height="150%"/>
    </style:style>
    <style:style style:name="T1374" style:parent-style-name="Domyślnaczcionkaakapitu" style:family="text">
      <style:text-properties style:text-underline-type="single" style:text-underline-style="solid" style:text-underline-width="auto" style:text-underline-mode="continuous"/>
    </style:style>
    <style:style style:name="T1375" style:parent-style-name="Domyślnaczcionkaakapitu" style:family="text">
      <style:text-properties fo:background-color="#80FFFF" style:text-underline-type="single" style:text-underline-style="solid" style:text-underline-width="auto" style:text-underline-mode="continuous"/>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style:style>
    <style:style style:name="T1381" style:parent-style-name="Domyślnaczcionkaakapitu" style:family="text">
      <style:text-properties style:text-underline-type="single" style:text-underline-style="solid" style:text-underline-width="auto" style:text-underline-mode="continuous"/>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style:style>
    <style:style style:name="T1387" style:parent-style-name="Domyślnaczcionkaakapitu" style:family="text">
      <style:text-properties style:text-underline-type="single" style:text-underline-style="solid" style:text-underline-width="auto" style:text-underline-mode="continuous"/>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P1390" style:parent-style-name="Normalny" style:family="paragraph">
      <style:paragraph-properties fo:text-align="justify" fo:line-height="150%"/>
    </style:style>
    <style:style style:name="T1391" style:parent-style-name="Domyślnaczcionkaakapitu" style:family="text">
      <style:text-properties style:text-underline-type="single" style:text-underline-style="solid" style:text-underline-width="auto" style:text-underline-mode="continuous"/>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P1394" style:parent-style-name="Normalny" style:family="paragraph">
      <style:paragraph-properties fo:text-align="justify" fo:line-height="150%"/>
    </style:style>
    <style:style style:name="T1395" style:parent-style-name="Domyślnaczcionkaakapitu" style:family="text">
      <style:text-properties style:text-underline-type="single" style:text-underline-style="solid" style:text-underline-width="auto" style:text-underline-mode="continuous"/>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P1407" style:parent-style-name="Normalny" style:family="paragraph">
      <style:paragraph-properties fo:text-align="justify" fo:line-height="150%"/>
    </style:style>
    <style:style style:name="T1408" style:parent-style-name="Domyślnaczcionkaakapitu" style:family="text">
      <style:text-properties style:text-underline-type="single" style:text-underline-style="solid" style:text-underline-width="auto" style:text-underline-mode="continuous"/>
    </style:style>
    <style:style style:name="T1409" style:parent-style-name="Domyślnaczcionkaakapitu" style:family="text">
      <style:text-properties fo:background-color="#80FFFF" style:text-underline-type="single" style:text-underline-style="solid" style:text-underline-width="auto" style:text-underline-mode="continuous"/>
    </style:style>
    <style:style style:name="T1410" style:parent-style-name="Domyślnaczcionkaakapitu" style:family="text">
      <style:text-properties style:text-underline-type="single" style:text-underline-style="solid" style:text-underline-width="auto" style:text-underline-mode="continuous"/>
    </style:style>
    <style:style style:name="T1411" style:parent-style-name="Domyślnaczcionkaakapitu" style:family="text">
      <style:text-properties fo:background-color="#80FFFF" style:text-underline-type="single" style:text-underline-style="solid" style:text-underline-width="auto" style:text-underline-mode="continuous"/>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479in"/>
    </style:style>
    <style:style style:name="P1414" style:parent-style-name="Normalny" style:family="paragraph">
      <style:paragraph-properties fo:text-align="justify" fo:line-height="150%"/>
    </style:style>
    <style:style style:name="T1415" style:parent-style-name="Domyślnaczcionkaakapitu" style:family="text">
      <style:text-properties style:text-underline-type="single" style:text-underline-style="solid" style:text-underline-width="auto" style:text-underline-mode="continuous"/>
    </style:style>
    <style:style style:name="T1416" style:parent-style-name="Domyślnaczcionkaakapitu" style:family="text">
      <style:text-properties fo:background-color="#80FFFF" style:text-underline-type="single" style:text-underline-style="solid" style:text-underline-width="auto" style:text-underline-mode="continuous"/>
    </style:style>
    <style:style style:name="T1417" style:parent-style-name="Domyślnaczcionkaakapitu" style:family="text">
      <style:text-properties style:text-underline-type="single" style:text-underline-style="solid" style:text-underline-width="auto" style:text-underline-mode="continuous"/>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P1426" style:parent-style-name="Normalny" style:family="paragraph">
      <style:paragraph-properties fo:text-align="justify" fo:line-height="150%" fo:text-indent="0.2479in"/>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style:style>
    <style:style style:name="T1435" style:parent-style-name="Domyślnaczcionkaakapitu" style:family="text">
      <style:text-properties style:text-underline-type="single" style:text-underline-style="solid" style:text-underline-width="auto" style:text-underline-mode="continuous"/>
    </style:style>
    <style:style style:name="P1436" style:parent-style-name="Normalny" style:family="paragraph">
      <style:paragraph-properties fo:text-align="justify" fo:line-height="150%" fo:text-indent="0.2479in"/>
    </style:style>
    <style:style style:name="P1437" style:parent-style-name="Normalny" style:family="paragraph">
      <style:paragraph-properties fo:text-align="justify" fo:line-height="150%"/>
    </style:style>
    <style:style style:name="T1438" style:parent-style-name="Domyślnaczcionkaakapitu" style:family="text">
      <style:text-properties style:text-underline-type="single" style:text-underline-style="solid" style:text-underline-width="auto" style:text-underline-mode="continuous"/>
    </style:style>
    <style:style style:name="T1439" style:parent-style-name="Domyślnaczcionkaakapitu" style:family="text">
      <style:text-properties fo:background-color="#80FFFF" style:text-underline-type="single" style:text-underline-style="solid" style:text-underline-width="auto" style:text-underline-mode="continuous"/>
    </style:style>
    <style:style style:name="T1440" style:parent-style-name="Domyślnaczcionkaakapitu" style:family="text">
      <style:text-properties style:text-underline-type="single" style:text-underline-style="solid" style:text-underline-width="auto" style:text-underline-mode="continuous"/>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P1454" style:parent-style-name="Normalny" style:family="paragraph">
      <style:paragraph-properties fo:text-align="justify" fo:line-height="150%" fo:text-indent="0.2479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479in"/>
    </style:style>
    <style:style style:name="P1466" style:parent-style-name="Normalny" style:family="paragraph">
      <style:paragraph-properties fo:text-align="justify" fo:line-height="150%" fo:text-indent="0.2479in"/>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P1474" style:parent-style-name="Normalny" style:family="paragraph">
      <style:paragraph-properties fo:text-align="justify" fo:line-height="150%" fo:text-indent="0.2479in"/>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P1489" style:parent-style-name="Normalny" style:family="paragraph">
      <style:paragraph-properties fo:text-align="justify" fo:line-height="150%" fo:text-indent="0.2479in"/>
    </style:style>
    <style:style style:name="P1490" style:parent-style-name="Normalny" style:family="paragraph">
      <style:paragraph-properties fo:text-align="justify" fo:line-height="150%" fo:text-indent="0.2479in"/>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fo:text-indent="0.2479in"/>
    </style:style>
    <style:style style:name="P1505" style:parent-style-name="Normalny" style:family="paragraph">
      <style:paragraph-properties fo:text-align="justify" fo:line-height="150%"/>
    </style:style>
    <style:style style:name="T1506" style:parent-style-name="Domyślnaczcionkaakapitu" style:family="text">
      <style:text-properties style:text-underline-type="single" style:text-underline-style="solid" style:text-underline-width="auto" style:text-underline-mode="continuous"/>
    </style:style>
    <style:style style:name="T1507" style:parent-style-name="Domyślnaczcionkaakapitu" style:family="text">
      <style:text-properties fo:background-color="#80FFFF" style:text-underline-type="single" style:text-underline-style="solid" style:text-underline-width="auto" style:text-underline-mode="continuous"/>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fo:text-indent="0.2479in"/>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fo:text-indent="0.2479in"/>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479in"/>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P1551" style:parent-style-name="Normalny" style:family="paragraph">
      <style:paragraph-properties fo:text-align="justify" fo:line-height="150%" fo:text-indent="0.2479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479in"/>
    </style:style>
    <style:style style:name="P1557" style:parent-style-name="Normalny" style:family="paragraph">
      <style:paragraph-properties fo:text-align="justify" fo:line-height="150%"/>
    </style:style>
    <style:style style:name="T1558" style:parent-style-name="Domyślnaczcionkaakapitu" style:family="text">
      <style:text-properties style:text-underline-type="single" style:text-underline-style="solid" style:text-underline-width="auto" style:text-underline-mode="continuous"/>
    </style:style>
    <style:style style:name="T1559" style:parent-style-name="Domyślnaczcionkaakapitu" style:family="text">
      <style:text-properties fo:background-color="#80FFFF" style:text-underline-type="single" style:text-underline-style="solid" style:text-underline-width="auto" style:text-underline-mode="continuous"/>
    </style:style>
    <style:style style:name="T1560" style:parent-style-name="Domyślnaczcionkaakapitu" style:family="text">
      <style:text-properties style:text-underline-type="single" style:text-underline-style="solid" style:text-underline-width="auto" style:text-underline-mode="continuous"/>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fo:text-indent="0.2479in"/>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fo:text-indent="0.2479in"/>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fo:text-indent="0.2479in"/>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P1585" style:parent-style-name="Normalny" style:family="paragraph">
      <style:paragraph-properties fo:text-align="justify" fo:line-height="150%" fo:text-indent="0.2479in"/>
    </style:style>
    <style:style style:name="P1586" style:parent-style-name="Normalny" style:family="paragraph">
      <style:paragraph-properties fo:text-align="justify" fo:line-height="150%" fo:text-indent="0.2479in"/>
    </style:style>
    <style:style style:name="P1587" style:parent-style-name="Normalny" style:family="paragraph">
      <style:paragraph-properties fo:text-align="justify" fo:line-height="150%" fo:text-indent="0.2479in"/>
    </style:style>
    <style:style style:name="P1588" style:parent-style-name="Normalny" style:family="paragraph">
      <style:paragraph-properties fo:text-align="justify" fo:line-height="150%" fo:text-indent="0.2479in"/>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fo:text-indent="0.2479in"/>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P1603" style:parent-style-name="Normalny" style:family="paragraph">
      <style:paragraph-properties fo:text-align="justify" fo:line-height="150%"/>
    </style:style>
    <style:style style:name="P1604" style:parent-style-name="Normalny" style:family="paragraph">
      <style:paragraph-properties fo:text-align="justify" fo:line-height="150%" fo:text-indent="0.2479in"/>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P1610" style:parent-style-name="Normalny" style:family="paragraph">
      <style:paragraph-properties fo:text-align="justify" fo:line-height="150%" fo:text-indent="0.2479in"/>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479in"/>
    </style:style>
    <style:style style:name="P1617" style:parent-style-name="Normalny" style:family="paragraph">
      <style:paragraph-properties fo:text-align="justify" fo:line-height="150%" fo:text-indent="0.2479in"/>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479in"/>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fo:text-indent="0.2479in"/>
    </style:style>
    <style:style style:name="P1635" style:parent-style-name="Normalny" style:family="paragraph">
      <style:paragraph-properties fo:text-align="justify" fo:line-height="150%" fo:text-indent="0.2479in"/>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style:style>
    <style:style style:name="T1662" style:parent-style-name="Domyślnaczcionkaakapitu" style:family="text">
      <style:text-properties style:text-underline-type="single" style:text-underline-style="solid" style:text-underline-width="auto" style:text-underline-mode="continuous"/>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P1679" style:parent-style-name="Normalny" style:family="paragraph">
      <style:paragraph-properties fo:text-align="justify" fo:line-height="150%" fo:text-indent="0.2479in"/>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P1687" style:parent-style-name="Normalny" style:family="paragraph">
      <style:paragraph-properties fo:text-align="justify" fo:line-height="150%"/>
    </style:style>
    <style:style style:name="T1688" style:parent-style-name="Domyślnaczcionkaakapitu" style:family="text">
      <style:text-properties fo:background-color="#80FFFF" style:text-underline-type="single" style:text-underline-style="solid" style:text-underline-width="auto" style:text-underline-mode="continuous"/>
    </style:style>
    <style:style style:name="T1689" style:parent-style-name="Domyślnaczcionkaakapitu" style:family="text">
      <style:text-properties style:text-underline-type="single" style:text-underline-style="solid" style:text-underline-width="auto" style:text-underline-mode="continuous"/>
    </style:style>
    <style:style style:name="T1690" style:parent-style-name="Domyślnaczcionkaakapitu" style:family="text">
      <style:text-properties fo:background-color="#80FFFF" style:text-underline-type="single" style:text-underline-style="solid" style:text-underline-width="auto" style:text-underline-mode="continuous"/>
    </style:style>
    <style:style style:name="T1691" style:parent-style-name="Domyślnaczcionkaakapitu" style:family="text">
      <style:text-properties fo:background-color="#80FFFF" style:text-underline-type="single" style:text-underline-style="solid" style:text-underline-width="auto" style:text-underline-mode="continuous"/>
    </style:style>
    <style:style style:name="T1692" style:parent-style-name="Domyślnaczcionkaakapitu" style:family="text">
      <style:text-properties style:text-underline-type="single" style:text-underline-style="solid" style:text-underline-width="auto" style:text-underline-mode="continuous"/>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479in"/>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479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style:style>
    <style:style style:name="T1715" style:parent-style-name="Domyślnaczcionkaakapitu" style:family="text">
      <style:text-properties style:text-underline-type="single" style:text-underline-style="solid" style:text-underline-width="auto" style:text-underline-mode="continuous"/>
    </style:style>
    <style:style style:name="P1716" style:parent-style-name="Normalny" style:family="paragraph">
      <style:paragraph-properties fo:text-align="justify" fo:line-height="150%" fo:text-indent="0.2479in"/>
    </style:style>
    <style:style style:name="P1717" style:parent-style-name="Normalny" style:family="paragraph">
      <style:paragraph-properties fo:text-align="justify" fo:line-height="150%"/>
    </style:style>
    <style:style style:name="T1718" style:parent-style-name="Domyślnaczcionkaakapitu" style:family="text">
      <style:text-properties style:text-underline-type="single" style:text-underline-style="solid" style:text-underline-width="auto" style:text-underline-mode="continuous"/>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fo:text-indent="0.2479in"/>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479in"/>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P1743" style:parent-style-name="Normalny" style:family="paragraph">
      <style:paragraph-properties fo:text-align="justify" fo:line-height="150%"/>
    </style:style>
    <style:style style:name="T1744" style:parent-style-name="Domyślnaczcionkaakapitu" style:family="text">
      <style:text-properties style:text-underline-type="single" style:text-underline-style="solid" style:text-underline-width="auto" style:text-underline-mode="continuous"/>
    </style:style>
    <style:style style:name="P1745" style:parent-style-name="Normalny" style:family="paragraph">
      <style:paragraph-properties fo:text-align="justify" fo:line-height="150%" fo:text-indent="0.2479in"/>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style:style>
    <style:style style:name="T1750" style:parent-style-name="Domyślnaczcionkaakapitu" style:family="text">
      <style:text-properties style:text-underline-type="single" style:text-underline-style="solid" style:text-underline-width="auto" style:text-underline-mode="continuous"/>
    </style:style>
    <style:style style:name="T1751" style:parent-style-name="Domyślnaczcionkaakapitu" style:family="text">
      <style:text-properties fo:background-color="#80FFFF" style:text-underline-type="single" style:text-underline-style="solid" style:text-underline-width="auto" style:text-underline-mode="continuous"/>
    </style:style>
    <style:style style:name="T1752" style:parent-style-name="Domyślnaczcionkaakapitu" style:family="text">
      <style:text-properties style:text-underline-type="single" style:text-underline-style="solid" style:text-underline-width="auto" style:text-underline-mode="continuous"/>
    </style:style>
    <style:style style:name="T1753" style:parent-style-name="Domyślnaczcionkaakapitu" style:family="text">
      <style:text-properties fo:background-color="#80FFFF" style:text-underline-type="single" style:text-underline-style="solid" style:text-underline-width="auto" style:text-underline-mode="continuous"/>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fo:text-indent="0.2479in"/>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479in"/>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479in"/>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479in"/>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P1784" style:parent-style-name="Normalny" style:family="paragraph">
      <style:paragraph-properties fo:text-align="justify" fo:line-height="150%"/>
    </style:style>
    <style:style style:name="T1785" style:parent-style-name="Domyślnaczcionkaakapitu" style:family="text">
      <style:text-properties style:text-underline-type="single" style:text-underline-style="solid" style:text-underline-width="auto" style:text-underline-mode="continuous"/>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style:style>
    <style:style style:name="T1789" style:parent-style-name="Domyślnaczcionkaakapitu" style:family="text">
      <style:text-properties style:text-underline-type="single" style:text-underline-style="solid" style:text-underline-width="auto" style:text-underline-mode="continuous"/>
    </style:style>
    <style:style style:name="T1790" style:parent-style-name="Domyślnaczcionkaakapitu" style:family="text">
      <style:text-properties fo:background-color="#80FFFF" style:text-underline-type="single" style:text-underline-style="solid" style:text-underline-width="auto" style:text-underline-mode="continuous"/>
    </style:style>
    <style:style style:name="T1791" style:parent-style-name="Domyślnaczcionkaakapitu" style:family="text">
      <style:text-properties style:text-underline-type="single" style:text-underline-style="solid" style:text-underline-width="auto" style:text-underline-mode="continuous"/>
    </style:style>
    <style:style style:name="T1792" style:parent-style-name="Domyślnaczcionkaakapitu" style:family="text">
      <style:text-properties fo:background-color="#80FFFF" style:text-underline-type="single" style:text-underline-style="solid" style:text-underline-width="auto" style:text-underline-mode="continuous"/>
    </style:style>
    <style:style style:name="T1793" style:parent-style-name="Domyślnaczcionkaakapitu" style:family="text">
      <style:text-properties style:text-underline-type="single" style:text-underline-style="solid" style:text-underline-width="auto" style:text-underline-mode="continuous"/>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479in"/>
    </style:style>
    <style:style style:name="P1815" style:parent-style-name="Normalny" style:family="paragraph">
      <style:paragraph-properties fo:text-align="justify" fo:line-height="150%" fo:text-indent="0.2479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style:style>
    <style:style style:name="T1822" style:parent-style-name="Domyślnaczcionkaakapitu" style:family="text">
      <style:text-properties style:text-underline-type="single" style:text-underline-style="solid" style:text-underline-width="auto" style:text-underline-mode="continuous"/>
    </style:style>
    <style:style style:name="P1823" style:parent-style-name="Normalny" style:family="paragraph">
      <style:paragraph-properties fo:text-align="justify" fo:line-height="150%" fo:text-indent="0.2479in"/>
    </style:style>
    <style:style style:name="T1824" style:parent-style-name="Domyślnaczcionkaakapitu" style:family="text">
      <style:text-properties fo:background-color="#80FFFF"/>
    </style:style>
    <style:style style:name="P1825" style:parent-style-name="Normalny" style:family="paragraph">
      <style:paragraph-properties fo:text-align="justify" fo:line-height="150%" fo:text-indent="0.2479in"/>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style:style>
    <style:style style:name="T1834" style:parent-style-name="Domyślnaczcionkaakapitu" style:family="text">
      <style:text-properties style:text-underline-type="single" style:text-underline-style="solid" style:text-underline-width="auto" style:text-underline-mode="continuous"/>
    </style:style>
    <style:style style:name="T1835" style:parent-style-name="Domyślnaczcionkaakapitu" style:family="text">
      <style:text-properties fo:background-color="#80FFFF" style:text-underline-type="single" style:text-underline-style="solid" style:text-underline-width="auto" style:text-underline-mode="continuous"/>
    </style:style>
    <style:style style:name="T1836" style:parent-style-name="Domyślnaczcionkaakapitu" style:family="text">
      <style:text-properties style:text-underline-type="single" style:text-underline-style="solid" style:text-underline-width="auto" style:text-underline-mode="continuous"/>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479in"/>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fo:text-indent="0.2479in"/>
    </style:style>
    <style:style style:name="P1856" style:parent-style-name="Normalny" style:family="paragraph">
      <style:paragraph-properties fo:text-align="justify" fo:line-height="150%"/>
    </style:style>
    <style:style style:name="T1857" style:parent-style-name="Domyślnaczcionkaakapitu" style:family="text">
      <style:text-properties style:text-underline-type="single" style:text-underline-style="solid" style:text-underline-width="auto" style:text-underline-mode="continuous"/>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style:style>
    <style:style style:name="T1864" style:parent-style-name="Domyślnaczcionkaakapitu" style:family="text">
      <style:text-properties style:text-underline-type="single" style:text-underline-style="solid" style:text-underline-width="auto" style:text-underline-mode="continuous"/>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479in"/>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T1869" style:parent-style-name="Domyślnaczcionkaakapitu" style:family="text">
      <style:text-properties style:text-underline-type="single" style:text-underline-style="solid" style:text-underline-width="auto" style:text-underline-mode="continuous"/>
    </style:style>
    <style:style style:name="P1870" style:parent-style-name="Normalny" style:family="paragraph">
      <style:paragraph-properties fo:text-align="justify" fo:line-height="150%" fo:text-indent="0.2479in"/>
    </style:style>
    <style:style style:name="P1871" style:parent-style-name="Normalny" style:family="paragraph">
      <style:paragraph-properties fo:text-align="justify" fo:line-height="150%"/>
    </style:style>
    <style:style style:name="T1872" style:parent-style-name="Domyślnaczcionkaakapitu" style:family="text">
      <style:text-properties style:text-underline-type="single" style:text-underline-style="solid" style:text-underline-width="auto" style:text-underline-mode="continuous"/>
    </style:style>
    <style:style style:name="P1873" style:parent-style-name="Normalny" style:family="paragraph">
      <style:paragraph-properties fo:text-align="justify" fo:line-height="150%" fo:text-indent="0.2479in"/>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fo:text-indent="0.2479in"/>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479in"/>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style:style>
    <style:style style:name="T1889" style:parent-style-name="Domyślnaczcionkaakapitu" style:family="text">
      <style:text-properties style:text-underline-type="single" style:text-underline-style="solid" style:text-underline-width="auto" style:text-underline-mode="continuous"/>
    </style:style>
    <style:style style:name="T1890" style:parent-style-name="Domyślnaczcionkaakapitu" style:family="text">
      <style:text-properties fo:background-color="#80FFFF"/>
    </style:style>
    <style:style style:name="P1891" style:parent-style-name="Normalny" style:family="paragraph">
      <style:paragraph-properties fo:text-align="justify" fo:line-height="150%" fo:text-indent="0.2479in"/>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style:style>
    <style:style style:name="T1894" style:parent-style-name="Domyślnaczcionkaakapitu" style:family="text">
      <style:text-properties style:text-underline-type="single" style:text-underline-style="solid" style:text-underline-width="auto" style:text-underline-mode="continuous"/>
    </style:style>
    <style:style style:name="P1895" style:parent-style-name="Normalny" style:family="paragraph">
      <style:paragraph-properties fo:text-align="justify" fo:line-height="150%" fo:text-indent="0.2479in"/>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style:style>
    <style:style style:name="P1903" style:parent-style-name="Normalny" style:family="paragraph">
      <style:paragraph-properties fo:text-align="justify" fo:line-height="150%" fo:text-indent="0.2479in"/>
    </style:style>
    <style:style style:name="P1904" style:parent-style-name="Normalny" style:family="paragraph">
      <style:paragraph-properties fo:text-align="justify" fo:line-height="150%"/>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fo:text-indent="0.2479in"/>
    </style:style>
    <style:style style:name="P1907" style:parent-style-name="Normalny" style:family="paragraph">
      <style:paragraph-properties fo:text-align="justify" fo:line-height="150%"/>
    </style:style>
    <style:style style:name="T1908" style:parent-style-name="Domyślnaczcionkaakapitu" style:family="text">
      <style:text-properties style:text-underline-type="single" style:text-underline-style="solid" style:text-underline-width="auto" style:text-underline-mode="continuous"/>
    </style:style>
    <style:style style:name="T1909" style:parent-style-name="Domyślnaczcionkaakapitu" style:family="text">
      <style:text-properties fo:background-color="#80FFFF" style:text-underline-type="single" style:text-underline-style="solid" style:text-underline-width="auto" style:text-underline-mode="continuous"/>
    </style:style>
    <style:style style:name="T1910" style:parent-style-name="Domyślnaczcionkaakapitu" style:family="text">
      <style:text-properties style:text-underline-type="single" style:text-underline-style="solid" style:text-underline-width="auto" style:text-underline-mode="continuous"/>
    </style:style>
    <style:style style:name="T1911" style:parent-style-name="Domyślnaczcionkaakapitu" style:family="text">
      <style:text-properties fo:background-color="#80FFFF" style:text-underline-type="single" style:text-underline-style="solid" style:text-underline-width="auto" style:text-underline-mode="continuous"/>
    </style:style>
    <style:style style:name="T1912" style:parent-style-name="Domyślnaczcionkaakapitu" style:family="text">
      <style:text-properties style:text-underline-type="single" style:text-underline-style="solid" style:text-underline-width="auto" style:text-underline-mode="continuous"/>
    </style:style>
    <style:style style:name="T1913" style:parent-style-name="Domyślnaczcionkaakapitu" style:family="text">
      <style:text-properties fo:background-color="#80FFFF" style:text-underline-type="single" style:text-underline-style="solid" style:text-underline-width="auto" style:text-underline-mode="continuous"/>
    </style:style>
    <style:style style:name="P1914" style:parent-style-name="Normalny" style:family="paragraph">
      <style:paragraph-properties fo:text-align="justify" fo:line-height="150%" fo:text-indent="0.2479in"/>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style:style>
    <style:style style:name="T1918" style:parent-style-name="Domyślnaczcionkaakapitu" style:family="text">
      <style:text-properties style:text-underline-type="single" style:text-underline-style="solid" style:text-underline-width="auto" style:text-underline-mode="continuous"/>
    </style:style>
    <style:style style:name="P1919" style:parent-style-name="Normalny" style:family="paragraph">
      <style:paragraph-properties fo:text-align="justify" fo:line-height="150%" fo:text-indent="0.2479in"/>
    </style:style>
    <style:style style:name="P1920" style:parent-style-name="Normalny" style:family="paragraph">
      <style:paragraph-properties fo:text-align="justify" fo:line-height="150%">
        <style:tab-stops>
          <style:tab-stop style:type="left" style:position="0.8881in"/>
          <style:tab-stop style:type="left" style:position="1.3951in"/>
        </style:tab-stops>
      </style:paragraph-properties>
    </style:style>
    <style:style style:name="T1921" style:parent-style-name="Domyślnaczcionkaakapitu" style:family="text">
      <style:text-properties style:text-underline-type="single" style:text-underline-style="solid" style:text-underline-width="auto" style:text-underline-mode="continuous"/>
    </style:style>
    <style:style style:name="P1922" style:parent-style-name="Normalny" style:family="paragraph">
      <style:paragraph-properties fo:text-align="justify" fo:line-height="150%" fo:text-indent="0.2479in">
        <style:tab-stops>
          <style:tab-stop style:type="left" style:position="0.8881in"/>
          <style:tab-stop style:type="left" style:position="1.3951in"/>
        </style:tab-stops>
      </style:paragraph-properties>
    </style:style>
    <style:style style:name="P1923" style:parent-style-name="Normalny" style:family="paragraph">
      <style:paragraph-properties fo:text-align="justify" fo:line-height="150%" fo:text-indent="0.2479in"/>
    </style:style>
    <style:style style:name="P1924" style:parent-style-name="Normalny" style:family="paragraph">
      <style:paragraph-properties fo:text-align="justify" fo:line-height="150%" fo:text-indent="0.2479in"/>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style:style>
    <style:style style:name="T1927" style:parent-style-name="Domyślnaczcionkaakapitu" style:family="text">
      <style:text-properties style:text-underline-type="single" style:text-underline-style="solid" style:text-underline-width="auto" style:text-underline-mode="continuous"/>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style:style>
    <style:style style:name="T1931" style:parent-style-name="Domyślnaczcionkaakapitu" style:family="text">
      <style:text-properties style:text-underline-type="single" style:text-underline-style="solid" style:text-underline-width="auto" style:text-underline-mode="continuous"/>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style:style>
    <style:style style:name="T1936" style:parent-style-name="Domyślnaczcionkaakapitu" style:family="text">
      <style:text-properties style:text-underline-type="single" style:text-underline-style="solid" style:text-underline-width="auto" style:text-underline-mode="continuous"/>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fo:text-indent="0.2479in"/>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style:style>
    <style:style style:name="T1942" style:parent-style-name="Domyślnaczcionkaakapitu" style:family="text">
      <style:text-properties style:text-underline-type="single" style:text-underline-style="solid" style:text-underline-width="auto" style:text-underline-mode="continuous"/>
    </style:style>
    <style:style style:name="T1943" style:parent-style-name="Domyślnaczcionkaakapitu" style:family="text">
      <style:text-properties fo:background-color="#80FFFF" style:text-underline-type="single" style:text-underline-style="solid" style:text-underline-width="auto" style:text-underline-mode="continuous"/>
    </style:style>
    <style:style style:name="T1944" style:parent-style-name="Domyślnaczcionkaakapitu" style:family="text">
      <style:text-properties style:text-underline-type="single" style:text-underline-style="solid" style:text-underline-width="auto" style:text-underline-mode="continuous"/>
    </style:style>
    <style:style style:name="T1945" style:parent-style-name="Domyślnaczcionkaakapitu" style:family="text">
      <style:text-properties fo:background-color="#80FFFF" style:text-underline-type="single" style:text-underline-style="solid" style:text-underline-width="auto" style:text-underline-mode="continuous"/>
    </style:style>
    <style:style style:name="T1946" style:parent-style-name="Domyślnaczcionkaakapitu" style:family="text">
      <style:text-properties style:text-underline-type="single" style:text-underline-style="solid" style:text-underline-width="auto" style:text-underline-mode="continuous"/>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479in"/>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P1954" style:parent-style-name="Normalny" style:family="paragraph">
      <style:paragraph-properties fo:text-align="justify" fo:line-height="150%" fo:text-indent="0.2479in"/>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style:style>
    <style:style style:name="T1958" style:parent-style-name="Domyślnaczcionkaakapitu" style:family="text">
      <style:text-properties style:text-underline-type="single" style:text-underline-style="solid" style:text-underline-width="auto" style:text-underline-mode="continuous"/>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479in"/>
    </style:style>
    <style:style style:name="P1971" style:parent-style-name="Normalny" style:family="paragraph">
      <style:paragraph-properties fo:text-align="justify" fo:line-height="150%"/>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style:style>
    <style:style style:name="T1977" style:parent-style-name="Domyślnaczcionkaakapitu" style:family="text">
      <style:text-properties style:text-underline-type="single" style:text-underline-style="solid" style:text-underline-width="auto" style:text-underline-mode="continuous"/>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fo:text-indent="0.2479in"/>
    </style:style>
    <style:style style:name="P1982" style:parent-style-name="Normalny" style:family="paragraph">
      <style:paragraph-properties fo:text-align="justify" fo:line-height="150%"/>
    </style:style>
    <style:style style:name="P1983" style:parent-style-name="Normalny" style:family="paragraph">
      <style:paragraph-properties fo:text-align="justify" fo:line-height="150%"/>
    </style:style>
    <style:style style:name="T1984" style:parent-style-name="Domyślnaczcionkaakapitu" style:family="text">
      <style:text-properties style:text-underline-type="single" style:text-underline-style="solid" style:text-underline-width="auto" style:text-underline-mode="continuous"/>
    </style:style>
    <style:style style:name="T1985" style:parent-style-name="Domyślnaczcionkaakapitu" style:family="text">
      <style:text-properties fo:background-color="#80FFFF" style:text-underline-type="single" style:text-underline-style="solid" style:text-underline-width="auto" style:text-underline-mode="continuous"/>
    </style:style>
    <style:style style:name="P1986" style:parent-style-name="Normalny" style:family="paragraph">
      <style:paragraph-properties fo:text-align="justify" fo:line-height="150%" fo:text-indent="0.2479in"/>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style:style>
    <style:style style:name="T1995" style:parent-style-name="Domyślnaczcionkaakapitu" style:family="text">
      <style:text-properties fo:background-color="#80FFFF" style:text-underline-type="single" style:text-underline-style="solid" style:text-underline-width="auto" style:text-underline-mode="continuous"/>
    </style:style>
    <style:style style:name="T1996" style:parent-style-name="Domyślnaczcionkaakapitu" style:family="text">
      <style:text-properties style:text-underline-type="single" style:text-underline-style="solid" style:text-underline-width="auto" style:text-underline-mode="continuous"/>
    </style:style>
    <style:style style:name="T1997" style:parent-style-name="Domyślnaczcionkaakapitu" style:family="text">
      <style:text-properties fo:background-color="#80FFFF" style:text-underline-type="single" style:text-underline-style="solid" style:text-underline-width="auto" style:text-underline-mode="continuous"/>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fo:text-indent="0.2479in"/>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style:style>
    <style:style style:name="T2003" style:parent-style-name="Domyślnaczcionkaakapitu" style:family="text">
      <style:text-properties style:text-underline-type="single" style:text-underline-style="solid" style:text-underline-width="auto" style:text-underline-mode="continuous"/>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479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479in"/>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fo:text-indent="0.2479in"/>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style:style>
    <style:style style:name="T2022" style:parent-style-name="Domyślnaczcionkaakapitu" style:family="text">
      <style:text-properties style:text-underline-type="single" style:text-underline-style="solid" style:text-underline-width="auto" style:text-underline-mode="continuous"/>
    </style:style>
    <style:style style:name="T2023" style:parent-style-name="Domyślnaczcionkaakapitu" style:family="text">
      <style:text-properties fo:background-color="#80FFFF"/>
    </style:style>
    <style:style style:name="P2024" style:parent-style-name="Normalny" style:family="paragraph">
      <style:paragraph-properties fo:text-align="justify" fo:line-height="150%" fo:text-indent="0.2479in"/>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P2034" style:parent-style-name="Normalny" style:family="paragraph">
      <style:paragraph-properties fo:text-align="justify" fo:line-height="150%"/>
    </style:style>
    <style:style style:name="T2035" style:parent-style-name="Domyślnaczcionkaakapitu" style:family="text">
      <style:text-properties style:text-underline-type="single" style:text-underline-style="solid" style:text-underline-width="auto" style:text-underline-mode="continuous"/>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479in"/>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P2040" style:parent-style-name="Normalny" style:family="paragraph">
      <style:paragraph-properties fo:text-align="justify" fo:line-height="150%" fo:text-indent="0.2479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fo:text-indent="0.2479in"/>
    </style:style>
    <style:style style:name="P2046" style:parent-style-name="Normalny" style:family="paragraph">
      <style:paragraph-properties fo:text-align="justify" fo:line-height="150%"/>
    </style:style>
    <style:style style:name="T2047" style:parent-style-name="Domyślnaczcionkaakapitu" style:family="text">
      <style:text-properties style:text-underline-type="single" style:text-underline-style="solid" style:text-underline-width="auto" style:text-underline-mode="continuous"/>
    </style:style>
    <style:style style:name="T2048" style:parent-style-name="Domyślnaczcionkaakapitu" style:family="text">
      <style:text-properties fo:background-color="#80FFFF" style:text-underline-type="single" style:text-underline-style="solid" style:text-underline-width="auto" style:text-underline-mode="continuous"/>
    </style:style>
    <style:style style:name="T2049" style:parent-style-name="Domyślnaczcionkaakapitu" style:family="text">
      <style:text-properties style:text-underline-type="single" style:text-underline-style="solid" style:text-underline-width="auto" style:text-underline-mode="continuous"/>
    </style:style>
    <style:style style:name="T2050" style:parent-style-name="Domyślnaczcionkaakapitu" style:family="text">
      <style:text-properties fo:background-color="#80FFFF" style:text-underline-type="single" style:text-underline-style="solid" style:text-underline-width="auto" style:text-underline-mode="continuous"/>
    </style:style>
    <style:style style:name="T2051" style:parent-style-name="Domyślnaczcionkaakapitu" style:family="text">
      <style:text-properties style:text-underline-type="single" style:text-underline-style="solid" style:text-underline-width="auto" style:text-underline-mode="continuous"/>
    </style:style>
    <style:style style:name="T2052" style:parent-style-name="Domyślnaczcionkaakapitu" style:family="text">
      <style:text-properties fo:background-color="#80FFFF" style:text-underline-type="single" style:text-underline-style="solid" style:text-underline-width="auto" style:text-underline-mode="continuous"/>
    </style:style>
    <style:style style:name="T2053" style:parent-style-name="Domyślnaczcionkaakapitu" style:family="text">
      <style:text-properties style:text-underline-type="single" style:text-underline-style="solid" style:text-underline-width="auto" style:text-underline-mode="continuous"/>
    </style:style>
    <style:style style:name="P2054" style:parent-style-name="Normalny" style:family="paragraph">
      <style:paragraph-properties fo:text-align="justify" fo:line-height="150%" fo:text-indent="0.2479in"/>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style:style>
    <style:style style:name="T2059" style:parent-style-name="Domyślnaczcionkaakapitu" style:family="text">
      <style:text-properties style:text-underline-type="single" style:text-underline-style="solid" style:text-underline-width="auto" style:text-underline-mode="continuous"/>
    </style:style>
    <style:style style:name="P2060" style:parent-style-name="Normalny" style:family="paragraph">
      <style:paragraph-properties fo:text-align="justify" fo:line-height="150%" fo:text-indent="0.2479in"/>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style:style>
    <style:style style:name="T2063" style:parent-style-name="Domyślnaczcionkaakapitu" style:family="text">
      <style:text-properties style:text-underline-type="single" style:text-underline-style="solid" style:text-underline-width="auto" style:text-underline-mode="continuous"/>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479in"/>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fo:text-indent="0.2479in"/>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style:style>
    <style:style style:name="T2072" style:parent-style-name="Domyślnaczcionkaakapitu" style:family="text">
      <style:text-properties style:text-underline-type="single" style:text-underline-style="solid" style:text-underline-width="auto" style:text-underline-mode="continuous"/>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P2075" style:parent-style-name="Normalny" style:family="paragraph">
      <style:paragraph-properties fo:text-align="justify" fo:line-height="150%"/>
    </style:style>
    <style:style style:name="T2076" style:parent-style-name="Domyślnaczcionkaakapitu" style:family="text">
      <style:text-properties style:text-underline-type="single" style:text-underline-style="solid" style:text-underline-width="auto" style:text-underline-mode="continuous"/>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style:style>
    <style:style style:name="T2082" style:parent-style-name="Domyślnaczcionkaakapitu" style:family="text">
      <style:text-properties style:text-underline-type="single" style:text-underline-style="solid" style:text-underline-width="auto" style:text-underline-mode="continuous"/>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fo:text-indent="0.2479in"/>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479in"/>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style:style>
    <style:style style:name="T2099" style:parent-style-name="Domyślnaczcionkaakapitu" style:family="text">
      <style:text-properties style:text-underline-type="single" style:text-underline-style="solid" style:text-underline-width="auto" style:text-underline-mode="continuous"/>
    </style:style>
    <style:style style:name="T2100" style:parent-style-name="Domyślnaczcionkaakapitu" style:family="text">
      <style:text-properties fo:background-color="#80FFFF"/>
    </style:style>
    <style:style style:name="P2101" style:parent-style-name="Normalny" style:family="paragraph">
      <style:paragraph-properties fo:text-align="justify" fo:line-height="150%" fo:text-indent="0.2479in"/>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style:style>
    <style:style style:name="T2104" style:parent-style-name="Domyślnaczcionkaakapitu" style:family="text">
      <style:text-properties style:text-underline-type="single" style:text-underline-style="solid" style:text-underline-width="auto" style:text-underline-mode="continuous"/>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style:style style:name="P2107" style:parent-style-name="Normalny" style:family="paragraph">
      <style:paragraph-properties fo:text-align="justify" fo:line-height="150%"/>
    </style:style>
    <style:style style:name="T2108" style:parent-style-name="Domyślnaczcionkaakapitu" style:family="text">
      <style:text-properties style:text-underline-type="single" style:text-underline-style="solid" style:text-underline-width="auto" style:text-underline-mode="continuous"/>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style:style>
    <style:style style:name="T2115" style:parent-style-name="Domyślnaczcionkaakapitu" style:family="text">
      <style:text-properties style:text-underline-type="single" style:text-underline-style="solid" style:text-underline-width="auto" style:text-underline-mode="continuous"/>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479in"/>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style:style>
    <style:style style:name="T2121" style:parent-style-name="Domyślnaczcionkaakapitu" style:family="text">
      <style:text-properties style:text-underline-type="single" style:text-underline-style="solid" style:text-underline-width="auto" style:text-underline-mode="continuous"/>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fo:text-indent="0.2479in"/>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P2126" style:parent-style-name="Normalny" style:family="paragraph">
      <style:paragraph-properties fo:text-align="justify" fo:line-height="150%"/>
    </style:style>
    <style:style style:name="T2127" style:parent-style-name="Domyślnaczcionkaakapitu" style:family="text">
      <style:text-properties style:text-underline-type="single" style:text-underline-style="solid" style:text-underline-width="auto" style:text-underline-mode="continuous"/>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fo:text-indent="0.2479in"/>
    </style:style>
    <style:style style:name="P2130" style:parent-style-name="Normalny" style:family="paragraph">
      <style:paragraph-properties fo:text-align="justify" fo:line-height="150%"/>
    </style:style>
    <style:style style:name="T2131" style:parent-style-name="Domyślnaczcionkaakapitu" style:family="text">
      <style:text-properties style:text-underline-type="single" style:text-underline-style="solid" style:text-underline-width="auto" style:text-underline-mode="continuous"/>
    </style:style>
    <style:style style:name="T2132" style:parent-style-name="Domyślnaczcionkaakapitu" style:family="text">
      <style:text-properties fo:background-color="#80FFFF"/>
    </style:style>
    <style:style style:name="P2133" style:parent-style-name="Normalny" style:family="paragraph">
      <style:paragraph-properties fo:text-align="justify" fo:line-height="150%" fo:text-indent="0.2479in"/>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fo:text-indent="0.2479in"/>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style:style>
    <style:style style:name="T2141" style:parent-style-name="Domyślnaczcionkaakapitu" style:family="text">
      <style:text-properties style:text-underline-type="single" style:text-underline-style="solid" style:text-underline-width="auto" style:text-underline-mode="continuous"/>
    </style:style>
    <style:style style:name="T2142" style:parent-style-name="Domyślnaczcionkaakapitu" style:family="text">
      <style:text-properties fo:background-color="#80FFFF" style:text-underline-type="single" style:text-underline-style="solid" style:text-underline-width="auto" style:text-underline-mode="continuous"/>
    </style:style>
    <style:style style:name="T2143" style:parent-style-name="Domyślnaczcionkaakapitu" style:family="text">
      <style:text-properties style:text-underline-type="single" style:text-underline-style="solid" style:text-underline-width="auto" style:text-underline-mode="continuous"/>
    </style:style>
    <style:style style:name="T2144" style:parent-style-name="Domyślnaczcionkaakapitu" style:family="text">
      <style:text-properties fo:background-color="#80FFFF" style:text-underline-type="single" style:text-underline-style="solid" style:text-underline-width="auto" style:text-underline-mode="continuous"/>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fo:text-indent="0.2479in"/>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style:style>
    <style:style style:name="P2149" style:parent-style-name="Normalny" style:family="paragraph">
      <style:paragraph-properties fo:text-align="justify" fo:line-height="150%"/>
    </style:style>
    <style:style style:name="P2150" style:parent-style-name="Normalny" style:family="paragraph">
      <style:paragraph-properties fo:text-align="justify" fo:line-height="150%" fo:text-indent="0.2479in"/>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style:style>
    <style:style style:name="T2158" style:parent-style-name="Domyślnaczcionkaakapitu" style:family="text">
      <style:text-properties style:text-underline-type="single" style:text-underline-style="solid" style:text-underline-width="auto" style:text-underline-mode="continuous"/>
    </style:style>
    <style:style style:name="T2159" style:parent-style-name="Domyślnaczcionkaakapitu" style:family="text">
      <style:text-properties fo:background-color="#80FFFF" style:text-underline-type="single" style:text-underline-style="solid" style:text-underline-width="auto" style:text-underline-mode="continuous"/>
    </style:style>
    <style:style style:name="P2160" style:parent-style-name="Normalny" style:family="paragraph">
      <style:paragraph-properties fo:text-align="justify" fo:line-height="150%"/>
    </style:style>
    <style:style style:name="P2161" style:parent-style-name="Normalny" style:family="paragraph">
      <style:paragraph-properties fo:text-align="justify" fo:line-height="150%" fo:text-indent="0.2479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fo:text-indent="0.2479in"/>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479in"/>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479in"/>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style:style>
    <style:style style:name="T2176" style:parent-style-name="Domyślnaczcionkaakapitu" style:family="text">
      <style:text-properties style:text-underline-type="single" style:text-underline-style="solid" style:text-underline-width="auto" style:text-underline-mode="continuous"/>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tab-stops>
          <style:tab-stop style:type="left" style:position="3.259in"/>
        </style:tab-stops>
      </style:paragraph-properties>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fo:text-indent="0.2479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479in"/>
    </style:style>
    <style:style style:name="P2200" style:parent-style-name="Normalny" style:family="paragraph">
      <style:paragraph-properties fo:text-align="justify" fo:line-height="150%"/>
    </style:style>
    <style:style style:name="T2201" style:parent-style-name="Domyślnaczcionkaakapitu" style:family="text">
      <style:text-properties style:text-underline-type="single" style:text-underline-style="solid" style:text-underline-width="auto" style:text-underline-mode="continuous"/>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P2216" style:parent-style-name="Normalny" style:family="paragraph">
      <style:paragraph-properties fo:text-align="justify" fo:line-height="150%"/>
    </style:style>
    <style:style style:name="T2217" style:parent-style-name="Domyślnaczcionkaakapitu" style:family="text">
      <style:text-properties style:text-underline-type="single" style:text-underline-style="solid" style:text-underline-width="auto" style:text-underline-mode="continuous"/>
    </style:style>
    <style:style style:name="T2218" style:parent-style-name="Domyślnaczcionkaakapitu" style:family="text">
      <style:text-properties fo:background-color="#80FFFF" style:text-underline-type="single" style:text-underline-style="solid" style:text-underline-width="auto" style:text-underline-mode="continuous"/>
    </style:style>
    <style:style style:name="T2219" style:parent-style-name="Domyślnaczcionkaakapitu" style:family="text">
      <style:text-properties style:text-underline-type="single" style:text-underline-style="solid" style:text-underline-width="auto" style:text-underline-mode="continuous"/>
    </style:style>
    <style:style style:name="P2220" style:parent-style-name="Normalny" style:family="paragraph">
      <style:paragraph-properties fo:text-align="justify" fo:line-height="150%" fo:text-indent="0.2479in"/>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fo:text-indent="0.2479in"/>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fo:text-indent="0.2479in"/>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fo:text-indent="0.2479in"/>
    </style:style>
    <style:style style:name="P2252" style:parent-style-name="Normalny" style:family="paragraph">
      <style:paragraph-properties fo:text-align="justify" fo:line-height="150%" fo:text-indent="0.2479in"/>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P2258" style:parent-style-name="Normalny" style:family="paragraph">
      <style:paragraph-properties fo:text-align="justify" fo:line-height="150%" fo:text-indent="0.2479in"/>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style:style>
    <style:style style:name="T2266" style:parent-style-name="Domyślnaczcionkaakapitu" style:family="text">
      <style:text-properties style:text-underline-type="single" style:text-underline-style="solid" style:text-underline-width="auto" style:text-underline-mode="continuous"/>
    </style:style>
    <style:style style:name="T2267" style:parent-style-name="Domyślnaczcionkaakapitu" style:family="text">
      <style:text-properties fo:background-color="#80FFFF" style:text-underline-type="single" style:text-underline-style="solid" style:text-underline-width="auto" style:text-underline-mode="continuous"/>
    </style:style>
    <style:style style:name="P2268" style:parent-style-name="Normalny" style:family="paragraph">
      <style:paragraph-properties fo:text-align="justify" fo:line-height="150%" fo:text-indent="0.2479in"/>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P2273" style:parent-style-name="Normalny" style:family="paragraph">
      <style:paragraph-properties fo:text-align="justify" fo:line-height="150%"/>
    </style:style>
    <style:style style:name="T2274" style:parent-style-name="Domyślnaczcionkaakapitu" style:family="text">
      <style:text-properties style:text-underline-type="single" style:text-underline-style="solid" style:text-underline-width="auto" style:text-underline-mode="continuous"/>
    </style:style>
    <style:style style:name="T2275" style:parent-style-name="Domyślnaczcionkaakapitu" style:family="text">
      <style:text-properties fo:background-color="#80FFFF" style:text-underline-type="single" style:text-underline-style="solid" style:text-underline-width="auto" style:text-underline-mode="continuous"/>
    </style:style>
    <style:style style:name="T2276" style:parent-style-name="Domyślnaczcionkaakapitu" style:family="text">
      <style:text-properties style:text-underline-type="single" style:text-underline-style="solid" style:text-underline-width="auto" style:text-underline-mode="continuous"/>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P2281" style:parent-style-name="Normalny" style:family="paragraph">
      <style:paragraph-properties fo:text-align="justify" fo:line-height="150%"/>
    </style:style>
    <style:style style:name="T2282" style:parent-style-name="Domyślnaczcionkaakapitu" style:family="text">
      <style:text-properties style:text-underline-type="single" style:text-underline-style="solid" style:text-underline-width="auto" style:text-underline-mode="continuous"/>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style:style>
    <style:style style:name="T2291" style:parent-style-name="Domyślnaczcionkaakapitu" style:family="text">
      <style:text-properties style:text-underline-type="single" style:text-underline-style="solid" style:text-underline-width="auto" style:text-underline-mode="continuous"/>
    </style:style>
    <style:style style:name="T2292" style:parent-style-name="Domyślnaczcionkaakapitu" style:family="text">
      <style:text-properties fo:background-color="#80FFFF" style:text-underline-type="single" style:text-underline-style="solid" style:text-underline-width="auto" style:text-underline-mode="continuous"/>
    </style:style>
    <style:style style:name="T2293" style:parent-style-name="Domyślnaczcionkaakapitu" style:family="text">
      <style:text-properties style:text-underline-type="single" style:text-underline-style="solid" style:text-underline-width="auto" style:text-underline-mode="continuous"/>
    </style:style>
    <style:style style:name="P2294" style:parent-style-name="Normalny" style:family="paragraph">
      <style:paragraph-properties fo:text-align="justify" fo:line-height="150%" fo:text-indent="0.2479in"/>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style:style>
    <style:style style:name="T2299" style:parent-style-name="Domyślnaczcionkaakapitu" style:family="text">
      <style:text-properties style:text-underline-type="single" style:text-underline-style="solid" style:text-underline-width="auto" style:text-underline-mode="continuous"/>
    </style:style>
    <style:style style:name="T2300" style:parent-style-name="Domyślnaczcionkaakapitu" style:family="text">
      <style:text-properties fo:background-color="#80FFFF" style:text-underline-type="single" style:text-underline-style="solid" style:text-underline-width="auto" style:text-underline-mode="continuous"/>
    </style:style>
    <style:style style:name="T2301" style:parent-style-name="Domyślnaczcionkaakapitu" style:family="text">
      <style:text-properties style:text-underline-type="single" style:text-underline-style="solid" style:text-underline-width="auto" style:text-underline-mode="continuous"/>
    </style:style>
    <style:style style:name="T2302" style:parent-style-name="Domyślnaczcionkaakapitu" style:family="text">
      <style:text-properties fo:background-color="#80FFFF" style:text-underline-type="single" style:text-underline-style="solid" style:text-underline-width="auto" style:text-underline-mode="continuous"/>
    </style:style>
    <style:style style:name="P2303" style:parent-style-name="Normalny" style:family="paragraph">
      <style:paragraph-properties fo:text-align="justify" fo:line-height="150%" fo:text-indent="0.2479in"/>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style:style>
    <style:style style:name="T2306" style:parent-style-name="Domyślnaczcionkaakapitu" style:family="text">
      <style:text-properties style:text-underline-type="single" style:text-underline-style="solid" style:text-underline-width="auto" style:text-underline-mode="continuous"/>
    </style:style>
    <style:style style:name="T2307" style:parent-style-name="Domyślnaczcionkaakapitu" style:family="text">
      <style:text-properties fo:background-color="#80FFFF" style:text-underline-type="single" style:text-underline-style="solid" style:text-underline-width="auto" style:text-underline-mode="continuous"/>
    </style:style>
    <style:style style:name="T2308" style:parent-style-name="Domyślnaczcionkaakapitu" style:family="text">
      <style:text-properties style:text-underline-type="single" style:text-underline-style="solid" style:text-underline-width="auto" style:text-underline-mode="continuous"/>
    </style:style>
    <style:style style:name="P2309" style:parent-style-name="Normalny" style:family="paragraph">
      <style:paragraph-properties fo:text-align="justify" fo:line-height="150%" fo:text-indent="0.2479in"/>
    </style:style>
    <style:style style:name="P2310" style:parent-style-name="Normalny" style:family="paragraph">
      <style:paragraph-properties fo:text-align="justify" fo:line-height="150%"/>
    </style:style>
    <style:style style:name="T2311" style:parent-style-name="Domyślnaczcionkaakapitu" style:family="text">
      <style:text-properties style:text-underline-type="single" style:text-underline-style="solid" style:text-underline-width="auto" style:text-underline-mode="continuous"/>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479in"/>
    </style:style>
    <style:style style:name="T2317" style:parent-style-name="Domyślnaczcionkaakapitu" style:family="text">
      <style:text-properties fo:background-color="#80FFFF"/>
    </style:style>
    <style:style style:name="P2318" style:parent-style-name="Normalny" style:family="paragraph">
      <style:paragraph-properties fo:text-align="justify" fo:line-height="150%"/>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fo:text-indent="0.2479in"/>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P2331" style:parent-style-name="Normalny" style:family="paragraph">
      <style:paragraph-properties fo:text-align="justify" fo:line-height="150%"/>
    </style:style>
    <style:style style:name="T2332" style:parent-style-name="Domyślnaczcionkaakapitu" style:family="text">
      <style:text-properties style:text-underline-type="single" style:text-underline-style="solid" style:text-underline-width="auto" style:text-underline-mode="continuous"/>
    </style:style>
    <style:style style:name="P2333" style:parent-style-name="Normalny" style:family="paragraph">
      <style:paragraph-properties fo:text-align="justify" fo:line-height="150%" fo:text-indent="0.2479in"/>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P2346" style:parent-style-name="Normalny" style:family="paragraph">
      <style:paragraph-properties fo:text-align="justify" fo:line-height="150%"/>
    </style:style>
    <style:style style:name="T2347" style:parent-style-name="Domyślnaczcionkaakapitu" style:family="text">
      <style:text-properties style:text-underline-type="single" style:text-underline-style="solid" style:text-underline-width="auto" style:text-underline-mode="continuous"/>
    </style:style>
    <style:style style:name="T2348" style:parent-style-name="Domyślnaczcionkaakapitu" style:family="text">
      <style:text-properties fo:background-color="#80FFFF" style:text-underline-type="single" style:text-underline-style="solid" style:text-underline-width="auto" style:text-underline-mode="continuous"/>
    </style:style>
    <style:style style:name="P2349" style:parent-style-name="Normalny" style:family="paragraph">
      <style:paragraph-properties fo:text-align="justify" fo:line-height="150%" fo:text-indent="0.2479in"/>
    </style:style>
    <style:style style:name="P2350" style:parent-style-name="Normalny" style:family="paragraph">
      <style:paragraph-properties fo:text-align="justify" fo:line-height="150%"/>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style:tab-stops>
          <style:tab-stop style:type="left" style:leader-style="dotted" style:leader-text="." style:position="2.1159in"/>
          <style:tab-stop style:type="left" style:leader-style="dotted" style:leader-text="." style:position="2.2597in"/>
        </style:tab-stops>
      </style:paragraph-properties>
    </style:style>
    <style:style style:name="T2357" style:parent-style-name="Domyślnaczcionkaakapitu" style:family="text">
      <style:text-properties style:text-underline-type="single" style:text-underline-style="solid" style:text-underline-width="auto" style:text-underline-mode="continuous"/>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fo:text-indent="0.2479in"/>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style:style>
    <style:style style:name="T2365" style:parent-style-name="Domyślnaczcionkaakapitu" style:family="text">
      <style:text-properties style:text-underline-type="single" style:text-underline-style="solid" style:text-underline-width="auto" style:text-underline-mode="continuous"/>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style:style>
    <style:style style:name="T2374" style:parent-style-name="Domyślnaczcionkaakapitu" style:family="text">
      <style:text-properties style:text-underline-type="single" style:text-underline-style="solid" style:text-underline-width="auto" style:text-underline-mode="continuous"/>
    </style:style>
    <style:style style:name="T2375" style:parent-style-name="Domyślnaczcionkaakapitu" style:family="text">
      <style:text-properties fo:background-color="#80FFFF"/>
    </style:style>
    <style:style style:name="P2376" style:parent-style-name="Normalny" style:family="paragraph">
      <style:paragraph-properties fo:text-align="justify" fo:line-height="150%" fo:text-indent="0.2479in"/>
    </style:style>
    <style:style style:name="P2377" style:parent-style-name="Normalny" style:family="paragraph">
      <style:paragraph-properties fo:text-align="justify" fo:line-height="150%"/>
    </style:style>
    <style:style style:name="T2378" style:parent-style-name="Domyślnaczcionkaakapitu" style:family="text">
      <style:text-properties style:text-underline-type="single" style:text-underline-style="solid" style:text-underline-width="auto" style:text-underline-mode="continuous"/>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style:style>
    <style:style style:name="T2382" style:parent-style-name="Domyślnaczcionkaakapitu" style:family="text">
      <style:text-properties style:text-underline-type="single" style:text-underline-style="solid" style:text-underline-width="auto" style:text-underline-mode="continuous"/>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P2389" style:parent-style-name="Normalny" style:family="paragraph">
      <style:paragraph-properties fo:text-align="justify" fo:line-height="150%">
        <style:tab-stops>
          <style:tab-stop style:type="left" style:position="3.9784in"/>
        </style:tab-stops>
      </style:paragraph-properties>
    </style:style>
    <style:style style:name="T2390" style:parent-style-name="Domyślnaczcionkaakapitu" style:family="text">
      <style:text-properties style:text-underline-type="single" style:text-underline-style="solid" style:text-underline-width="auto" style:text-underline-mode="continuous"/>
    </style:style>
    <style:style style:name="P2391" style:parent-style-name="Normalny" style:family="paragraph">
      <style:paragraph-properties fo:text-align="justify" fo:line-height="150%" fo:text-indent="0.2479in">
        <style:tab-stops>
          <style:tab-stop style:type="left" style:position="3.9784in"/>
        </style:tab-stops>
      </style:paragraph-properties>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479in">
        <style:tab-stops>
          <style:tab-stop style:type="left" style:position="3.9784in"/>
        </style:tab-stops>
      </style:paragraph-properties>
    </style:style>
    <style:style style:name="P2394" style:parent-style-name="Normalny" style:family="paragraph">
      <style:paragraph-properties fo:text-align="justify" fo:line-height="150%">
        <style:tab-stops>
          <style:tab-stop style:type="left" style:position="3.9784in"/>
        </style:tab-stops>
      </style:paragraph-properties>
    </style:style>
    <style:style style:name="T2395" style:parent-style-name="Domyślnaczcionkaakapitu" style:family="text">
      <style:text-properties style:text-underline-type="single" style:text-underline-style="solid" style:text-underline-width="auto" style:text-underline-mode="continuous"/>
    </style:style>
    <style:style style:name="T2396" style:parent-style-name="Domyślnaczcionkaakapitu" style:family="text">
      <style:text-properties fo:background-color="#80FFFF"/>
    </style:style>
    <style:style style:name="P2397" style:parent-style-name="Normalny" style:family="paragraph">
      <style:paragraph-properties fo:text-align="justify" fo:line-height="150%">
        <style:tab-stops>
          <style:tab-stop style:type="left" style:position="3.9784in"/>
        </style:tab-stops>
      </style:paragraph-properties>
    </style:style>
    <style:style style:name="P2398" style:parent-style-name="Normalny" style:family="paragraph">
      <style:paragraph-properties fo:text-align="justify" fo:line-height="150%" fo:text-indent="0.2479in">
        <style:tab-stops>
          <style:tab-stop style:type="left" style:position="3.9784in"/>
        </style:tab-stops>
      </style:paragraph-properties>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P2413" style:parent-style-name="Normalny" style:family="paragraph">
      <style:paragraph-properties fo:text-align="justify" fo:line-height="150%" fo:text-indent="0.2479in">
        <style:tab-stops>
          <style:tab-stop style:type="left" style:leader-style="dotted" style:leader-text="." style:position="2.5125in"/>
          <style:tab-stop style:type="left" style:leader-style="dotted" style:leader-text="." style:position="2.618in"/>
        </style:tab-stops>
      </style:paragraph-properties>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style:tab-stops>
          <style:tab-stop style:type="left" style:leader-style="dotted" style:leader-text="." style:position="2.5125in"/>
          <style:tab-stop style:type="left" style:leader-style="dotted" style:leader-text="." style:position="2.618in"/>
        </style:tab-stops>
      </style:paragraph-properties>
    </style:style>
    <style:style style:name="T2416" style:parent-style-name="Domyślnaczcionkaakapitu" style:family="text">
      <style:text-properties style:text-underline-type="single" style:text-underline-style="solid" style:text-underline-width="auto" style:text-underline-mode="continuous"/>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fo:text-indent="0.2479in"/>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style:style>
    <style:style style:name="T2422" style:parent-style-name="Domyślnaczcionkaakapitu" style:family="text">
      <style:text-properties style:text-underline-type="single" style:text-underline-style="solid" style:text-underline-width="auto" style:text-underline-mode="continuous"/>
    </style:style>
    <style:style style:name="T2423" style:parent-style-name="Domyślnaczcionkaakapitu" style:family="text">
      <style:text-properties fo:background-color="#80FFFF" style:text-underline-type="single" style:text-underline-style="solid" style:text-underline-width="auto" style:text-underline-mode="continuous"/>
    </style:style>
    <style:style style:name="T2424" style:parent-style-name="Domyślnaczcionkaakapitu" style:family="text">
      <style:text-properties style:text-underline-type="single" style:text-underline-style="solid" style:text-underline-width="auto" style:text-underline-mode="continuous"/>
    </style:style>
    <style:style style:name="P2425" style:parent-style-name="Normalny" style:family="paragraph">
      <style:paragraph-properties fo:text-align="justify" fo:line-height="150%" fo:text-indent="0.2479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style:style>
    <style:style style:name="T2429" style:parent-style-name="Domyślnaczcionkaakapitu" style:family="text">
      <style:text-properties fo:background-color="#80FFFF" style:text-underline-type="single" style:text-underline-style="solid" style:text-underline-width="auto" style:text-underline-mode="continuous"/>
    </style:style>
    <style:style style:name="T2430" style:parent-style-name="Domyślnaczcionkaakapitu" style:family="text">
      <style:text-properties style:text-underline-type="single" style:text-underline-style="solid" style:text-underline-width="auto" style:text-underline-mode="continuous"/>
    </style:style>
    <style:style style:name="T2431" style:parent-style-name="Domyślnaczcionkaakapitu" style:family="text">
      <style:text-properties fo:background-color="#80FFFF" style:text-underline-type="single" style:text-underline-style="solid" style:text-underline-width="auto" style:text-underline-mode="continuous"/>
    </style:style>
    <style:style style:name="T2432" style:parent-style-name="Domyślnaczcionkaakapitu" style:family="text">
      <style:text-properties style:text-underline-type="single" style:text-underline-style="solid" style:text-underline-width="auto" style:text-underline-mode="continuous"/>
    </style:style>
    <style:style style:name="T2433" style:parent-style-name="Domyślnaczcionkaakapitu" style:family="text">
      <style:text-properties fo:background-color="#80FFFF" style:text-underline-type="single" style:text-underline-style="solid" style:text-underline-width="auto" style:text-underline-mode="continuous"/>
    </style:style>
    <style:style style:name="T2434" style:parent-style-name="Domyślnaczcionkaakapitu" style:family="text">
      <style:text-properties style:text-underline-type="single" style:text-underline-style="solid" style:text-underline-width="auto" style:text-underline-mode="continuous"/>
    </style:style>
    <style:style style:name="P2435" style:parent-style-name="Normalny" style:family="paragraph">
      <style:paragraph-properties fo:text-align="justify" fo:line-height="150%" fo:text-indent="0.2479in">
        <style:tab-stops>
          <style:tab-stop style:type="left" style:position="2.2881in"/>
          <style:tab-stop style:type="left" style:leader-style="dotted" style:leader-text="." style:position="3.0534in"/>
        </style:tab-stops>
      </style:paragraph-properties>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style:tab-stops>
          <style:tab-stop style:type="left" style:position="2.2881in"/>
          <style:tab-stop style:type="left" style:leader-style="dotted" style:leader-text="." style:position="3.0534in"/>
        </style:tab-stops>
      </style:paragraph-properties>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P2446" style:parent-style-name="Normalny" style:family="paragraph">
      <style:paragraph-properties fo:text-align="justify" fo:line-height="150%" fo:text-indent="0.2479in"/>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P2459" style:parent-style-name="Normalny" style:family="paragraph">
      <style:paragraph-properties fo:text-align="justify" fo:line-height="150%" fo:text-indent="0.2479in"/>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fo:text-indent="0.2479in"/>
    </style:style>
    <style:style style:name="T2477" style:parent-style-name="Domyślnaczcionkaakapitu" style:family="text">
      <style:text-properties fo:background-color="#80FFFF"/>
    </style:style>
    <style:style style:name="P2478" style:parent-style-name="Normalny" style:family="paragraph">
      <style:paragraph-properties fo:text-align="justify" fo:line-height="150%"/>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style:text-underline-type="single" style:text-underline-style="solid" style:text-underline-width="auto" style:text-underline-mode="continuous"/>
    </style:style>
    <style:style style:name="T2482" style:parent-style-name="Domyślnaczcionkaakapitu" style:family="text">
      <style:text-properties fo:background-color="#80FFFF" style:text-underline-type="single" style:text-underline-style="solid" style:text-underline-width="auto" style:text-underline-mode="continuous"/>
    </style:style>
    <style:style style:name="T2483" style:parent-style-name="Domyślnaczcionkaakapitu" style:family="text">
      <style:text-properties style:text-underline-type="single" style:text-underline-style="solid" style:text-underline-width="auto" style:text-underline-mode="continuous"/>
    </style:style>
    <style:style style:name="T2484" style:parent-style-name="Domyślnaczcionkaakapitu" style:family="text">
      <style:text-properties fo:background-color="#80FFFF" style:text-underline-type="single" style:text-underline-style="solid" style:text-underline-width="auto" style:text-underline-mode="continuous"/>
    </style:style>
    <style:style style:name="T2485" style:parent-style-name="Domyślnaczcionkaakapitu" style:family="text">
      <style:text-properties style:text-underline-type="single" style:text-underline-style="solid" style:text-underline-width="auto" style:text-underline-mode="continuous"/>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style:style>
    <style:style style:name="T2490" style:parent-style-name="Domyślnaczcionkaakapitu" style:family="text">
      <style:text-properties style:text-underline-type="single" style:text-underline-style="solid" style:text-underline-width="auto" style:text-underline-mode="continuous"/>
    </style:style>
    <style:style style:name="T2491" style:parent-style-name="Domyślnaczcionkaakapitu" style:family="text">
      <style:text-properties fo:background-color="#80FFFF" style:text-underline-type="single" style:text-underline-style="solid" style:text-underline-width="auto" style:text-underline-mode="continuous"/>
    </style:style>
    <style:style style:name="P2492" style:parent-style-name="Normalny" style:family="paragraph">
      <style:paragraph-properties fo:text-align="justify" fo:line-height="150%" fo:text-indent="0.2479in"/>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P2496" style:parent-style-name="Normalny" style:family="paragraph">
      <style:paragraph-properties fo:text-align="justify" fo:line-height="150%"/>
    </style:style>
    <style:style style:name="T2497" style:parent-style-name="Domyślnaczcionkaakapitu" style:family="text">
      <style:text-properties style:text-underline-type="single" style:text-underline-style="solid" style:text-underline-width="auto" style:text-underline-mode="continuous"/>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fo:text-indent="0.2479in"/>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style:style>
    <style:style style:name="T2505" style:parent-style-name="Domyślnaczcionkaakapitu" style:family="text">
      <style:text-properties style:text-underline-type="single" style:text-underline-style="solid" style:text-underline-width="auto" style:text-underline-mode="continuous"/>
    </style:style>
    <style:style style:name="T2506" style:parent-style-name="Domyślnaczcionkaakapitu" style:family="text">
      <style:text-properties fo:background-color="#80FFFF" style:text-underline-type="single" style:text-underline-style="solid" style:text-underline-width="auto" style:text-underline-mode="continuous"/>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fo:text-indent="0.2479in"/>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P2517" style:parent-style-name="Normalny" style:family="paragraph">
      <style:paragraph-properties fo:text-align="justify" fo:line-height="150%" fo:text-indent="0.2479in"/>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fo:text-indent="0.2479in"/>
    </style:style>
    <style:style style:name="T2524" style:parent-style-name="Domyślnaczcionkaakapitu" style:family="text">
      <style:text-properties fo:background-color="#80FFFF"/>
    </style:style>
    <style:style style:name="P2525" style:parent-style-name="Normalny" style:family="paragraph">
      <style:paragraph-properties fo:text-align="justify" fo:line-height="150%"/>
    </style:style>
    <style:style style:name="T2526" style:parent-style-name="Domyślnaczcionkaakapitu" style:family="text">
      <style:text-properties style:text-underline-type="single" style:text-underline-style="solid" style:text-underline-width="auto" style:text-underline-mode="continuous"/>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T2528" style:parent-style-name="Domyślnaczcionkaakapitu" style:family="text">
      <style:text-properties style:text-underline-type="single" style:text-underline-style="solid" style:text-underline-width="auto" style:text-underline-mode="continuous"/>
    </style:style>
    <style:style style:name="P2529" style:parent-style-name="Normalny" style:family="paragraph">
      <style:paragraph-properties fo:text-align="justify" fo:line-height="150%" fo:text-indent="0.2479in"/>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fo:text-indent="0.2479in"/>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P2547" style:parent-style-name="Normalny" style:family="paragraph">
      <style:paragraph-properties fo:text-align="justify" fo:line-height="150%"/>
    </style:style>
    <style:style style:name="T2548" style:parent-style-name="Domyślnaczcionkaakapitu" style:family="text">
      <style:text-properties style:text-underline-type="single" style:text-underline-style="solid" style:text-underline-width="auto" style:text-underline-mode="continuous"/>
    </style:style>
    <style:style style:name="T2549" style:parent-style-name="Domyślnaczcionkaakapitu" style:family="text">
      <style:text-properties fo:background-color="#80FFFF" style:text-underline-type="single" style:text-underline-style="solid" style:text-underline-width="auto" style:text-underline-mode="continuous"/>
    </style:style>
    <style:style style:name="T2550" style:parent-style-name="Domyślnaczcionkaakapitu" style:family="text">
      <style:text-properties style:text-underline-type="single" style:text-underline-style="solid" style:text-underline-width="auto" style:text-underline-mode="continuous"/>
    </style:style>
    <style:style style:name="T2551" style:parent-style-name="Domyślnaczcionkaakapitu" style:family="text">
      <style:text-properties fo:background-color="#80FFFF" style:text-underline-type="single" style:text-underline-style="solid" style:text-underline-width="auto" style:text-underline-mode="continuous"/>
    </style:style>
    <style:style style:name="P2552" style:parent-style-name="Normalny" style:family="paragraph">
      <style:paragraph-properties fo:text-align="justify" fo:line-height="150%" fo:text-indent="0.2479in"/>
    </style:style>
    <style:style style:name="T2553" style:parent-style-name="Domyślnaczcionkaakapitu" style:family="text">
      <style:text-properties fo:background-color="#80FFFF"/>
    </style:style>
    <style:style style:name="P2554" style:parent-style-name="Normalny" style:family="paragraph">
      <style:paragraph-properties fo:text-align="justify" fo:line-height="150%" fo:text-indent="0.2479in"/>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style:style>
    <style:style style:name="T2568" style:parent-style-name="Domyślnaczcionkaakapitu" style:family="text">
      <style:text-properties style:text-underline-type="single" style:text-underline-style="solid" style:text-underline-width="auto" style:text-underline-mode="continuous"/>
    </style:style>
    <style:style style:name="P2569" style:parent-style-name="Normalny" style:family="paragraph">
      <style:paragraph-properties fo:text-align="justify" fo:line-height="150%" fo:text-indent="0.2479in"/>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479in"/>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P2579" style:parent-style-name="Normalny" style:family="paragraph">
      <style:paragraph-properties fo:text-align="justify" fo:line-height="150%" fo:text-indent="0.2479in"/>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P2582" style:parent-style-name="Normalny" style:family="paragraph">
      <style:paragraph-properties fo:text-align="justify" fo:line-height="150%" fo:text-indent="0.2479in"/>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P2588" style:parent-style-name="Normalny" style:family="paragraph">
      <style:paragraph-properties fo:text-align="justify" fo:line-height="150%" fo:text-indent="0.2479in"/>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fo:text-indent="0.2479in"/>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style:style>
    <style:style style:name="P2600" style:parent-style-name="Normalny" style:family="paragraph">
      <style:paragraph-properties fo:text-align="justify" fo:line-height="150%" fo:text-indent="0.2479in"/>
    </style:style>
    <style:style style:name="T2601" style:parent-style-name="Domyślnaczcionkaakapitu" style:family="text">
      <style:text-properties fo:background-color="#80FFFF"/>
    </style:style>
    <style:style style:name="P2602" style:parent-style-name="Normalny" style:family="paragraph">
      <style:paragraph-properties fo:text-align="justify" fo:line-height="150%"/>
    </style:style>
    <style:style style:name="T2603" style:parent-style-name="Domyślnaczcionkaakapitu" style:family="text">
      <style:text-properties style:text-underline-type="single" style:text-underline-style="solid" style:text-underline-width="auto" style:text-underline-mode="continuous"/>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fo:text-indent="0.2479in"/>
    </style:style>
    <style:style style:name="P2606" style:parent-style-name="Normalny" style:family="paragraph">
      <style:paragraph-properties fo:text-align="justify" fo:line-height="150%"/>
    </style:style>
    <style:style style:name="T2607" style:parent-style-name="Domyślnaczcionkaakapitu" style:family="text">
      <style:text-properties style:text-underline-type="single" style:text-underline-style="solid" style:text-underline-width="auto" style:text-underline-mode="continuous"/>
    </style:style>
    <style:style style:name="P2608" style:parent-style-name="Normalny" style:family="paragraph">
      <style:paragraph-properties fo:text-align="justify" fo:line-height="150%" fo:text-indent="0.2479in"/>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style:style>
    <style:style style:name="T2616" style:parent-style-name="Domyślnaczcionkaakapitu" style:family="text">
      <style:text-properties style:text-underline-type="single" style:text-underline-style="solid" style:text-underline-width="auto" style:text-underline-mode="continuous"/>
    </style:style>
    <style:style style:name="T2617" style:parent-style-name="Domyślnaczcionkaakapitu" style:family="text">
      <style:text-properties fo:background-color="#80FFFF" style:text-underline-type="single" style:text-underline-style="solid" style:text-underline-width="auto" style:text-underline-mode="continuous"/>
    </style:style>
    <style:style style:name="T2618" style:parent-style-name="Domyślnaczcionkaakapitu" style:family="text">
      <style:text-properties style:text-underline-type="single" style:text-underline-style="solid" style:text-underline-width="auto" style:text-underline-mode="continuous"/>
    </style:style>
    <style:style style:name="T2619" style:parent-style-name="Domyślnaczcionkaakapitu" style:family="text">
      <style:text-properties fo:background-color="#80FFFF" style:text-underline-type="single" style:text-underline-style="solid" style:text-underline-width="auto" style:text-underline-mode="continuous"/>
    </style:style>
    <style:style style:name="P2620" style:parent-style-name="Normalny" style:family="paragraph">
      <style:paragraph-properties fo:text-align="justify" fo:line-height="150%" fo:text-indent="0.2479in"/>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fo:text-indent="0.2479in"/>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P2633" style:parent-style-name="Normalny" style:family="paragraph">
      <style:paragraph-properties fo:text-align="justify" fo:line-height="150%" fo:text-indent="0.2479in"/>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fo:text-indent="0.2479in"/>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P2650" style:parent-style-name="Normalny" style:family="paragraph">
      <style:paragraph-properties fo:text-align="justify" fo:line-height="150%"/>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T2652" style:parent-style-name="Domyślnaczcionkaakapitu" style:family="text">
      <style:text-properties style:text-underline-type="single" style:text-underline-style="solid" style:text-underline-width="auto" style:text-underline-mode="continuous"/>
    </style:style>
    <style:style style:name="T2653" style:parent-style-name="Domyślnaczcionkaakapitu" style:family="text">
      <style:text-properties fo:background-color="#80FFFF" style:text-underline-type="single" style:text-underline-style="solid" style:text-underline-width="auto" style:text-underline-mode="continuous"/>
    </style:style>
    <style:style style:name="T2654" style:parent-style-name="Domyślnaczcionkaakapitu" style:family="text">
      <style:text-properties style:text-underline-type="single" style:text-underline-style="solid" style:text-underline-width="auto" style:text-underline-mode="continuous"/>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fo:text-indent="0.2479in"/>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P2659" style:parent-style-name="Normalny" style:family="paragraph">
      <style:paragraph-properties fo:text-align="justify" fo:line-height="150%"/>
    </style:style>
    <style:style style:name="T2660" style:parent-style-name="Domyślnaczcionkaakapitu" style:family="text">
      <style:text-properties fo:background-color="#80FFFF" style:text-underline-type="single" style:text-underline-style="solid" style:text-underline-width="auto" style:text-underline-mode="continuous"/>
    </style:style>
    <style:style style:name="T2661" style:parent-style-name="Domyślnaczcionkaakapitu" style:family="text">
      <style:text-properties style:text-underline-type="single" style:text-underline-style="solid" style:text-underline-width="auto" style:text-underline-mode="continuous"/>
    </style:style>
    <style:style style:name="T2662" style:parent-style-name="Domyślnaczcionkaakapitu" style:family="text">
      <style:text-properties fo:background-color="#80FFFF" style:text-underline-type="single" style:text-underline-style="solid" style:text-underline-width="auto" style:text-underline-mode="continuous"/>
    </style:style>
    <style:style style:name="T2663" style:parent-style-name="Domyślnaczcionkaakapitu" style:family="text">
      <style:text-properties style:text-underline-type="single" style:text-underline-style="solid" style:text-underline-width="auto" style:text-underline-mode="continuous"/>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479in"/>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fo:text-indent="0.2479in"/>
    </style:style>
    <style:style style:name="T2671" style:parent-style-name="Domyślnaczcionkaakapitu" style:family="text">
      <style:text-properties fo:background-color="#80FFFF"/>
    </style:style>
    <style:style style:name="P2672" style:parent-style-name="Normalny" style:family="paragraph">
      <style:paragraph-properties fo:text-align="justify" fo:line-height="150%"/>
    </style:style>
    <style:style style:name="T2673" style:parent-style-name="Domyślnaczcionkaakapitu" style:family="text">
      <style:text-properties style:text-underline-type="single" style:text-underline-style="solid" style:text-underline-width="auto" style:text-underline-mode="continuous"/>
    </style:style>
    <style:style style:name="P2674" style:parent-style-name="Normalny" style:family="paragraph">
      <style:paragraph-properties fo:text-align="justify" fo:line-height="150%" fo:text-indent="0.2479in"/>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fo:text-indent="0.2479in"/>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style:style>
    <style:style style:name="T2682" style:parent-style-name="Domyślnaczcionkaakapitu" style:family="text">
      <style:text-properties style:text-underline-type="single" style:text-underline-style="solid" style:text-underline-width="auto" style:text-underline-mode="continuous"/>
    </style:style>
    <style:style style:name="P2683" style:parent-style-name="Normalny" style:family="paragraph">
      <style:paragraph-properties fo:text-align="justify" fo:line-height="150%" fo:text-indent="0.2479in"/>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style:style>
    <style:style style:name="P2686" style:parent-style-name="Normalny" style:family="paragraph">
      <style:paragraph-properties fo:text-align="justify" fo:line-height="150%"/>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style:style>
    <style:style style:name="P2689" style:parent-style-name="Normalny" style:family="paragraph">
      <style:paragraph-properties fo:text-align="justify" fo:line-height="150%"/>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style:style>
    <style:style style:name="P2692" style:parent-style-name="Normalny" style:family="paragraph">
      <style:paragraph-properties fo:text-align="justify" fo:line-height="150%"/>
    </style:style>
    <style:style style:name="T2693" style:parent-style-name="Domyślnaczcionkaakapitu" style:family="text">
      <style:text-properties style:text-underline-type="single" style:text-underline-style="solid" style:text-underline-width="auto" style:text-underline-mode="continuous"/>
    </style:style>
    <style:style style:name="T2694" style:parent-style-name="Domyślnaczcionkaakapitu" style:family="text">
      <style:text-properties fo:background-color="#80FFFF" style:text-underline-type="single" style:text-underline-style="solid" style:text-underline-width="auto" style:text-underline-mode="continuous"/>
    </style:style>
    <style:style style:name="P2695" style:parent-style-name="Normalny" style:family="paragraph">
      <style:paragraph-properties fo:text-align="justify" fo:line-height="150%" fo:text-indent="0.2479in"/>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fo:text-indent="0.2479in"/>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fo:text-indent="0.2479in"/>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style:style>
    <style:style style:name="T2707" style:parent-style-name="Domyślnaczcionkaakapitu" style:family="text">
      <style:text-properties style:text-underline-type="single" style:text-underline-style="solid" style:text-underline-width="auto" style:text-underline-mode="continuous"/>
    </style:style>
    <style:style style:name="P2708" style:parent-style-name="Normalny" style:family="paragraph">
      <style:paragraph-properties fo:text-align="justify" fo:line-height="150%" fo:text-indent="0.2479in"/>
    </style:style>
    <style:style style:name="P2709" style:parent-style-name="Normalny" style:family="paragraph">
      <style:paragraph-properties fo:text-align="justify" fo:line-height="150%" fo:text-indent="0.2479in"/>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P2712" style:parent-style-name="Normalny" style:family="paragraph">
      <style:paragraph-properties fo:text-align="justify" fo:line-height="150%" fo:text-indent="0.2479in"/>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P2719" style:parent-style-name="Normalny" style:family="paragraph">
      <style:paragraph-properties fo:text-align="justify" fo:line-height="150%" fo:text-indent="0.2479in"/>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P2729" style:parent-style-name="Normalny" style:family="paragraph">
      <style:paragraph-properties fo:text-align="justify" fo:line-height="150%" fo:text-indent="0.2479in"/>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479in"/>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479in"/>
    </style:style>
    <style:style style:name="P2737" style:parent-style-name="Normalny" style:family="paragraph">
      <style:paragraph-properties fo:text-align="justify" fo:line-height="150%"/>
    </style:style>
    <style:style style:name="T2738" style:parent-style-name="Domyślnaczcionkaakapitu" style:family="text">
      <style:text-properties style:text-underline-type="single" style:text-underline-style="solid" style:text-underline-width="auto" style:text-underline-mode="continuous"/>
    </style:style>
    <style:style style:name="P2739" style:parent-style-name="Normalny" style:family="paragraph">
      <style:paragraph-properties fo:text-align="justify" fo:line-height="150%" fo:text-indent="0.2479in"/>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style:style>
    <style:style style:name="T2742" style:parent-style-name="Domyślnaczcionkaakapitu" style:family="text">
      <style:text-properties style:text-underline-type="single" style:text-underline-style="solid" style:text-underline-width="auto" style:text-underline-mode="continuous"/>
    </style:style>
    <style:style style:name="P2743" style:parent-style-name="Normalny" style:family="paragraph">
      <style:paragraph-properties fo:text-align="justify" fo:line-height="150%" fo:text-indent="0.2479in"/>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fo:text-indent="0.2479in"/>
    </style:style>
    <style:style style:name="P2753" style:parent-style-name="Normalny" style:family="paragraph">
      <style:paragraph-properties fo:text-align="justify" fo:line-height="150%" fo:text-indent="0.2479in"/>
    </style:style>
    <style:style style:name="P2754" style:parent-style-name="Normalny" style:family="paragraph">
      <style:paragraph-properties fo:text-align="justify" fo:line-height="150%">
        <style:tab-stops>
          <style:tab-stop style:type="left" style:position="2.727in"/>
        </style:tab-stops>
      </style:paragraph-properties>
    </style:style>
    <style:style style:name="T2755" style:parent-style-name="Domyślnaczcionkaakapitu" style:family="text">
      <style:text-properties style:text-underline-type="single" style:text-underline-style="solid" style:text-underline-width="auto" style:text-underline-mode="continuous"/>
    </style:style>
    <style:style style:name="P2756" style:parent-style-name="Normalny" style:family="paragraph">
      <style:paragraph-properties fo:text-align="justify" fo:line-height="150%" fo:text-indent="0.2479in">
        <style:tab-stops>
          <style:tab-stop style:type="left" style:position="2.727in"/>
        </style:tab-stops>
      </style:paragraph-properties>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fo:text-indent="0.2479in"/>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fo:text-indent="0.2479in"/>
    </style:style>
    <style:style style:name="T2772" style:parent-style-name="Domyślnaczcionkaakapitu" style:family="text">
      <style:text-properties fo:background-color="#80FFFF"/>
    </style:style>
    <style:style style:name="P2773" style:parent-style-name="Normalny" style:family="paragraph">
      <style:paragraph-properties fo:text-align="justify" fo:line-height="150%"/>
    </style:style>
    <style:style style:name="T2774" style:parent-style-name="Domyślnaczcionkaakapitu" style:family="text">
      <style:text-properties style:text-underline-type="single" style:text-underline-style="solid" style:text-underline-width="auto" style:text-underline-mode="continuous"/>
    </style:style>
    <style:style style:name="T2775" style:parent-style-name="Domyślnaczcionkaakapitu" style:family="text">
      <style:text-properties fo:background-color="#80FFFF" style:text-underline-type="single" style:text-underline-style="solid" style:text-underline-width="auto" style:text-underline-mode="continuous"/>
    </style:style>
    <style:style style:name="T2776" style:parent-style-name="Domyślnaczcionkaakapitu" style:family="text">
      <style:text-properties style:text-underline-type="single" style:text-underline-style="solid" style:text-underline-width="auto" style:text-underline-mode="continuous"/>
    </style:style>
    <style:style style:name="P2777" style:parent-style-name="Normalny" style:family="paragraph">
      <style:paragraph-properties fo:text-align="justify" fo:line-height="150%" fo:text-indent="0.2479in"/>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fo:text-indent="0.2479in"/>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P2784" style:parent-style-name="Normalny" style:family="paragraph">
      <style:paragraph-properties fo:text-align="justify" fo:line-height="150%" fo:text-indent="0.2479in"/>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style:style>
    <style:style style:name="T2793" style:parent-style-name="Domyślnaczcionkaakapitu" style:family="text">
      <style:text-properties style:text-underline-type="single" style:text-underline-style="solid" style:text-underline-width="auto" style:text-underline-mode="continuous"/>
    </style:style>
    <style:style style:name="P2794" style:parent-style-name="Normalny" style:family="paragraph">
      <style:paragraph-properties fo:text-align="justify" fo:line-height="150%" fo:text-indent="0.2479in"/>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P2804" style:parent-style-name="Normalny" style:family="paragraph">
      <style:paragraph-properties fo:text-align="justify" fo:line-height="150%" fo:text-indent="0.2479in"/>
    </style:style>
    <style:style style:name="P2805" style:parent-style-name="Normalny" style:family="paragraph">
      <style:paragraph-properties fo:text-align="justify" fo:line-height="150%"/>
    </style:style>
    <style:style style:name="T2806" style:parent-style-name="Domyślnaczcionkaakapitu" style:family="text">
      <style:text-properties style:text-underline-type="single" style:text-underline-style="solid" style:text-underline-width="auto" style:text-underline-mode="continuous"/>
    </style:style>
    <style:style style:name="T2807" style:parent-style-name="Domyślnaczcionkaakapitu" style:family="text">
      <style:text-properties fo:background-color="#80FFFF" style:text-underline-type="single" style:text-underline-style="solid" style:text-underline-width="auto" style:text-underline-mode="continuous"/>
    </style:style>
    <style:style style:name="T2808" style:parent-style-name="Domyślnaczcionkaakapitu" style:family="text">
      <style:text-properties style:text-underline-type="single" style:text-underline-style="solid" style:text-underline-width="auto" style:text-underline-mode="continuous"/>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style:style>
    <style:style style:name="T2814" style:parent-style-name="Domyślnaczcionkaakapitu" style:family="text">
      <style:text-properties style:text-underline-type="single" style:text-underline-style="solid" style:text-underline-width="auto" style:text-underline-mode="continuous"/>
    </style:style>
    <style:style style:name="T2815" style:parent-style-name="Domyślnaczcionkaakapitu" style:family="text">
      <style:text-properties fo:background-color="#80FFFF" style:text-underline-type="single" style:text-underline-style="solid" style:text-underline-width="auto" style:text-underline-mode="continuous"/>
    </style:style>
    <style:style style:name="T2816" style:parent-style-name="Domyślnaczcionkaakapitu" style:family="text">
      <style:text-properties style:text-underline-type="single" style:text-underline-style="solid" style:text-underline-width="auto" style:text-underline-mode="continuous"/>
    </style:style>
    <style:style style:name="P2817" style:parent-style-name="Normalny" style:family="paragraph">
      <style:paragraph-properties fo:text-align="justify" fo:line-height="150%" fo:text-indent="0.2479in"/>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style:style>
    <style:style style:name="T2820" style:parent-style-name="Domyślnaczcionkaakapitu" style:family="text">
      <style:text-properties style:text-underline-type="single" style:text-underline-style="solid" style:text-underline-width="auto" style:text-underline-mode="continuous"/>
    </style:style>
    <style:style style:name="T2821" style:parent-style-name="Domyślnaczcionkaakapitu" style:family="text">
      <style:text-properties fo:background-color="#80FFFF" style:text-underline-type="single" style:text-underline-style="solid" style:text-underline-width="auto" style:text-underline-mode="continuous"/>
    </style:style>
    <style:style style:name="T2822" style:parent-style-name="Domyślnaczcionkaakapitu" style:family="text">
      <style:text-properties fo:background-color="#80FFFF"/>
    </style:style>
    <style:style style:name="P2823" style:parent-style-name="Normalny" style:family="paragraph">
      <style:paragraph-properties fo:text-align="justify" fo:line-height="150%" fo:text-indent="0.2479in"/>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P2826" style:parent-style-name="Normalny" style:family="paragraph">
      <style:paragraph-properties fo:text-align="justify" fo:line-height="150%"/>
    </style:style>
    <style:style style:name="T2827" style:parent-style-name="Domyślnaczcionkaakapitu" style:family="text">
      <style:text-properties style:text-underline-type="single" style:text-underline-style="solid" style:text-underline-width="auto" style:text-underline-mode="continuous"/>
    </style:style>
    <style:style style:name="P2828" style:parent-style-name="Normalny" style:family="paragraph">
      <style:paragraph-properties fo:text-align="justify" fo:line-height="150%" fo:text-indent="0.2479in"/>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style:style>
    <style:style style:name="T2833" style:parent-style-name="Domyślnaczcionkaakapitu" style:family="text">
      <style:text-properties fo:background-color="#80FFFF" style:text-underline-type="single" style:text-underline-style="solid" style:text-underline-width="auto" style:text-underline-mode="continuous"/>
    </style:style>
    <style:style style:name="T2834" style:parent-style-name="Domyślnaczcionkaakapitu" style:family="text">
      <style:text-properties style:text-underline-type="single" style:text-underline-style="solid" style:text-underline-width="auto" style:text-underline-mode="continuous"/>
    </style:style>
    <style:style style:name="T2835" style:parent-style-name="Domyślnaczcionkaakapitu" style:family="text">
      <style:text-properties fo:background-color="#80FFFF" style:text-underline-type="single" style:text-underline-style="solid" style:text-underline-width="auto" style:text-underline-mode="continuous"/>
    </style:style>
    <style:style style:name="T2836" style:parent-style-name="Domyślnaczcionkaakapitu" style:family="text">
      <style:text-properties style:text-underline-type="single" style:text-underline-style="solid" style:text-underline-width="auto" style:text-underline-mode="continuous"/>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fo:text-indent="0.2479in">
        <style:tab-stops>
          <style:tab-stop style:type="left" style:leader-style="dotted" style:leader-text="." style:position="1.6354in"/>
          <style:tab-stop style:type="left" style:leader-style="dotted" style:leader-text="." style:position="2.6465in"/>
          <style:tab-stop style:type="left" style:leader-style="dotted" style:leader-text="." style:position="2.7486in"/>
        </style:tab-stops>
      </style:paragraph-properties>
    </style:style>
    <style:style style:name="T2839" style:parent-style-name="Domyślnaczcionkaakapitu" style:family="text">
      <style:text-properties fo:background-color="#80FFFF"/>
    </style:style>
    <style:style style:name="P2840" style:parent-style-name="Normalny" style:family="paragraph">
      <style:paragraph-properties fo:text-align="justify" fo:line-height="150%"/>
    </style:style>
    <style:style style:name="T2841" style:parent-style-name="Domyślnaczcionkaakapitu" style:family="text">
      <style:text-properties style:text-underline-type="single" style:text-underline-style="solid" style:text-underline-width="auto" style:text-underline-mode="continuous"/>
    </style:style>
    <style:style style:name="P2842" style:parent-style-name="Normalny" style:family="paragraph">
      <style:paragraph-properties fo:text-align="justify" fo:line-height="150%" fo:text-indent="0.2479in"/>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P2847" style:parent-style-name="Normalny" style:family="paragraph">
      <style:paragraph-properties fo:text-align="justify" fo:line-height="150%"/>
    </style:style>
    <style:style style:name="P2848" style:parent-style-name="Normalny" style:family="paragraph">
      <style:paragraph-properties fo:text-align="justify" fo:line-height="150%"/>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style:style>
    <style:style style:name="T2853" style:parent-style-name="Domyślnaczcionkaakapitu" style:family="text">
      <style:text-properties style:text-underline-type="single" style:text-underline-style="solid" style:text-underline-width="auto" style:text-underline-mode="continuous"/>
    </style:style>
    <style:style style:name="T2854" style:parent-style-name="Domyślnaczcionkaakapitu" style:family="text">
      <style:text-properties fo:background-color="#80FFFF" style:text-underline-type="single" style:text-underline-style="solid" style:text-underline-width="auto" style:text-underline-mode="continuous"/>
    </style:style>
    <style:style style:name="T2855" style:parent-style-name="Domyślnaczcionkaakapitu" style:family="text">
      <style:text-properties style:text-underline-type="single" style:text-underline-style="solid" style:text-underline-width="auto" style:text-underline-mode="continuous"/>
    </style:style>
    <style:style style:name="T2856" style:parent-style-name="Domyślnaczcionkaakapitu" style:family="text">
      <style:text-properties fo:background-color="#80FFFF" style:text-underline-type="single" style:text-underline-style="solid" style:text-underline-width="auto" style:text-underline-mode="continuous"/>
    </style:style>
    <style:style style:name="T2857" style:parent-style-name="Domyślnaczcionkaakapitu" style:family="text">
      <style:text-properties style:text-underline-type="single" style:text-underline-style="solid" style:text-underline-width="auto" style:text-underline-mode="continuous"/>
    </style:style>
    <style:style style:name="P2858" style:parent-style-name="Normalny" style:family="paragraph">
      <style:paragraph-properties fo:text-align="justify" fo:line-height="150%" fo:text-indent="0.2479in"/>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P2861" style:parent-style-name="Normalny" style:family="paragraph">
      <style:paragraph-properties fo:text-align="justify" fo:line-height="150%" fo:text-indent="0.2479in"/>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P2868" style:parent-style-name="Normalny" style:family="paragraph">
      <style:paragraph-properties fo:text-align="justify" fo:line-height="150%" fo:text-indent="0.2479in"/>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style:style>
    <style:style style:name="T2876" style:parent-style-name="Domyślnaczcionkaakapitu" style:family="text">
      <style:text-properties fo:background-color="#80FFFF" style:text-underline-type="single" style:text-underline-style="solid" style:text-underline-width="auto" style:text-underline-mode="continuous"/>
    </style:style>
    <style:style style:name="T2877" style:parent-style-name="Domyślnaczcionkaakapitu" style:family="text">
      <style:text-properties style:text-underline-type="single" style:text-underline-style="solid" style:text-underline-width="auto" style:text-underline-mode="continuous"/>
    </style:style>
    <style:style style:name="T2878" style:parent-style-name="Domyślnaczcionkaakapitu" style:family="text">
      <style:text-properties fo:background-color="#80FFFF" style:text-underline-type="single" style:text-underline-style="solid" style:text-underline-width="auto" style:text-underline-mode="continuous"/>
    </style:style>
    <style:style style:name="T2879" style:parent-style-name="Domyślnaczcionkaakapitu" style:family="text">
      <style:text-properties style:text-underline-type="single" style:text-underline-style="solid" style:text-underline-width="auto" style:text-underline-mode="continuous"/>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fo:text-indent="0.2479in"/>
    </style:style>
    <style:style style:name="T2882" style:parent-style-name="Domyślnaczcionkaakapitu" style:family="text">
      <style:text-properties fo:background-color="#80FFFF"/>
    </style:style>
    <style:style style:name="P2883" style:parent-style-name="Normalny" style:family="paragraph">
      <style:paragraph-properties fo:text-align="justify" fo:line-height="150%"/>
    </style:style>
    <style:style style:name="T2884" style:parent-style-name="Domyślnaczcionkaakapitu" style:family="text">
      <style:text-properties style:text-underline-type="single" style:text-underline-style="solid" style:text-underline-width="auto" style:text-underline-mode="continuous"/>
    </style:style>
    <style:style style:name="P2885" style:parent-style-name="Normalny" style:family="paragraph">
      <style:paragraph-properties fo:text-align="justify" fo:line-height="150%" fo:text-indent="0.2479in"/>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fo:text-indent="0.2479in"/>
    </style:style>
    <style:style style:name="P2888" style:parent-style-name="Normalny" style:family="paragraph">
      <style:paragraph-properties fo:text-align="justify" fo:line-height="150%" fo:text-indent="0.2479in"/>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P2891" style:parent-style-name="Normalny" style:family="paragraph">
      <style:paragraph-properties fo:text-align="justify" fo:line-height="150%"/>
    </style:style>
    <style:style style:name="T2892" style:parent-style-name="Domyślnaczcionkaakapitu" style:family="text">
      <style:text-properties style:text-underline-type="single" style:text-underline-style="solid" style:text-underline-width="auto" style:text-underline-mode="continuous"/>
    </style:style>
    <style:style style:name="P2893" style:parent-style-name="Normalny" style:family="paragraph">
      <style:paragraph-properties fo:text-align="justify" fo:line-height="150%" fo:text-indent="0.2479in"/>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fo:text-indent="0.2479in"/>
    </style:style>
    <style:style style:name="P2899" style:parent-style-name="Normalny" style:family="paragraph">
      <style:paragraph-properties fo:text-align="justify" fo:line-height="150%" fo:text-indent="0.2479in"/>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P2902" style:parent-style-name="Normalny" style:family="paragraph">
      <style:paragraph-properties fo:text-align="justify" fo:line-height="150%" fo:text-indent="0.2479in"/>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P2908" style:parent-style-name="Normalny" style:family="paragraph">
      <style:paragraph-properties fo:text-align="justify" fo:line-height="150%" fo:text-indent="0.2479in"/>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fo:text-indent="0.2479in"/>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P2916" style:parent-style-name="Normalny" style:family="paragraph">
      <style:paragraph-properties fo:text-align="justify" fo:line-height="150%" fo:text-indent="0.2479in"/>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fo:text-indent="0.2479in"/>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P2924" style:parent-style-name="Normalny" style:family="paragraph">
      <style:paragraph-properties fo:text-align="justify" fo:line-height="150%" fo:text-indent="0.2479in"/>
    </style:style>
    <style:style style:name="P2925" style:parent-style-name="Normalny" style:family="paragraph">
      <style:paragraph-properties fo:text-align="justify" fo:line-height="150%" fo:text-indent="0.2479in"/>
    </style:style>
    <style:style style:name="T2926" style:parent-style-name="Domyślnaczcionkaakapitu" style:family="text">
      <style:text-properties fo:background-color="#80FFFF"/>
    </style:style>
    <style:style style:name="P2927" style:parent-style-name="Normalny" style:family="paragraph">
      <style:paragraph-properties fo:text-align="justify" fo:line-height="150%" fo:text-indent="0.2479in"/>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fo:text-indent="0.2479in"/>
    </style:style>
    <style:style style:name="T2936" style:parent-style-name="Domyślnaczcionkaakapitu" style:family="text">
      <style:text-properties fo:background-color="#80FFFF"/>
    </style:style>
    <style:style style:name="P2937" style:parent-style-name="Normalny" style:family="paragraph">
      <style:paragraph-properties fo:text-align="justify" fo:line-height="150%"/>
    </style:style>
    <style:style style:name="T2938" style:parent-style-name="Domyślnaczcionkaakapitu" style:family="text">
      <style:text-properties style:text-underline-type="single" style:text-underline-style="solid" style:text-underline-width="auto" style:text-underline-mode="continuous"/>
    </style:style>
    <style:style style:name="P2939" style:parent-style-name="Normalny" style:family="paragraph">
      <style:paragraph-properties fo:text-align="justify" fo:line-height="150%" fo:text-indent="0.2479in">
        <style:tab-stops>
          <style:tab-stop style:type="left" style:leader-style="solid" style:leader-text="_" style:position="1.5666in"/>
        </style:tab-stops>
      </style:paragraph-properties>
    </style:style>
    <style:style style:name="T2940" style:parent-style-name="Domyślnaczcionkaakapitu" style:family="text">
      <style:text-properties fo:background-color="#80FFFF"/>
    </style:style>
    <style:style style:name="P2941" style:parent-style-name="Normalny" style:family="paragraph">
      <style:paragraph-properties fo:text-align="justify" fo:line-height="150%">
        <style:tab-stops>
          <style:tab-stop style:type="left" style:leader-style="solid" style:leader-text="_" style:position="1.5666in"/>
        </style:tab-stops>
      </style:paragraph-properties>
    </style:style>
    <style:style style:name="T2942" style:parent-style-name="Domyślnaczcionkaakapitu" style:family="text">
      <style:text-properties fo:background-color="#80FFFF" style:text-underline-type="single" style:text-underline-style="solid" style:text-underline-width="auto" style:text-underline-mode="continuous"/>
    </style:style>
    <style:style style:name="T2943" style:parent-style-name="Domyślnaczcionkaakapitu" style:family="text">
      <style:text-properties style:text-underline-type="single" style:text-underline-style="solid" style:text-underline-width="auto" style:text-underline-mode="continuous"/>
    </style:style>
    <style:style style:name="T2944" style:parent-style-name="Domyślnaczcionkaakapitu" style:family="text">
      <style:text-properties fo:background-color="#80FFFF" style:text-underline-type="single" style:text-underline-style="solid" style:text-underline-width="auto" style:text-underline-mode="continuous"/>
    </style:style>
    <style:style style:name="T2945" style:parent-style-name="Domyślnaczcionkaakapitu" style:family="text">
      <style:text-properties style:text-underline-type="single" style:text-underline-style="solid" style:text-underline-width="auto" style:text-underline-mode="continuous"/>
    </style:style>
    <style:style style:name="T2946" style:parent-style-name="Domyślnaczcionkaakapitu" style:family="text">
      <style:text-properties fo:background-color="#80FFFF"/>
    </style:style>
    <style:style style:name="P2947" style:parent-style-name="Normalny" style:family="paragraph">
      <style:paragraph-properties fo:text-align="justify" fo:line-height="150%" fo:text-indent="0.2479in"/>
    </style:style>
    <style:style style:name="P2948" style:parent-style-name="Normalny" style:family="paragraph">
      <style:paragraph-properties fo:text-align="justify" fo:line-height="150%"/>
    </style:style>
    <style:style style:name="T2949" style:parent-style-name="Domyślnaczcionkaakapitu" style:family="text">
      <style:text-properties style:text-underline-type="single" style:text-underline-style="solid" style:text-underline-width="auto" style:text-underline-mode="continuous"/>
    </style:style>
    <style:style style:name="T2950" style:parent-style-name="Domyślnaczcionkaakapitu" style:family="text">
      <style:text-properties fo:background-color="#80FFFF" style:text-underline-type="single" style:text-underline-style="solid" style:text-underline-width="auto" style:text-underline-mode="continuous"/>
    </style:style>
    <style:style style:name="T2951" style:parent-style-name="Domyślnaczcionkaakapitu" style:family="text">
      <style:text-properties style:text-underline-type="single" style:text-underline-style="solid" style:text-underline-width="auto" style:text-underline-mode="continuous"/>
    </style:style>
    <style:style style:name="T2952" style:parent-style-name="Domyślnaczcionkaakapitu" style:family="text">
      <style:text-properties fo:background-color="#80FFFF" style:text-underline-type="single" style:text-underline-style="solid" style:text-underline-width="auto" style:text-underline-mode="continuous"/>
    </style:style>
    <style:style style:name="T2953" style:parent-style-name="Domyślnaczcionkaakapitu" style:family="text">
      <style:text-properties style:text-underline-type="single" style:text-underline-style="solid" style:text-underline-width="auto" style:text-underline-mode="continuous"/>
    </style:style>
    <style:style style:name="T2954" style:parent-style-name="Domyślnaczcionkaakapitu" style:family="text">
      <style:text-properties fo:background-color="#80FFFF" style:text-underline-type="single" style:text-underline-style="solid" style:text-underline-width="auto" style:text-underline-mode="continuous"/>
    </style:style>
    <style:style style:name="T2955" style:parent-style-name="Domyślnaczcionkaakapitu" style:family="text">
      <style:text-properties style:text-underline-type="single" style:text-underline-style="solid" style:text-underline-width="auto" style:text-underline-mode="continuous"/>
    </style:style>
    <style:style style:name="P2956" style:parent-style-name="Normalny" style:family="paragraph">
      <style:paragraph-properties fo:text-align="justify" fo:line-height="150%" fo:text-indent="0.2479in"/>
    </style:style>
    <style:style style:name="P2957" style:parent-style-name="Normalny" style:family="paragraph">
      <style:paragraph-properties fo:text-align="justify" fo:line-height="150%" fo:text-indent="0.2479in"/>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fo:text-indent="0.2479in"/>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P2967" style:parent-style-name="Normalny" style:family="paragraph">
      <style:paragraph-properties fo:text-align="justify" fo:line-height="150%" fo:text-indent="0.2479in"/>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fo:text-indent="0.2479in"/>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P2972" style:parent-style-name="Normalny" style:family="paragraph">
      <style:paragraph-properties fo:text-align="justify" fo:line-height="150%" fo:text-indent="0.2479in"/>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P2988" style:parent-style-name="Normalny" style:family="paragraph">
      <style:paragraph-properties fo:text-align="justify" fo:line-height="150%" fo:text-indent="0.2479in"/>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P2993" style:parent-style-name="Normalny" style:family="paragraph">
      <style:paragraph-properties fo:text-align="justify" fo:line-height="150%" fo:text-indent="0.2479in"/>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P2997" style:parent-style-name="Normalny" style:family="paragraph">
      <style:paragraph-properties fo:text-align="justify" fo:line-height="150%" fo:text-indent="0.2479in"/>
    </style:style>
    <style:style style:name="T2998" style:parent-style-name="Domyślnaczcionkaakapitu" style:family="text">
      <style:text-properties fo:background-color="#80FFFF"/>
    </style:style>
    <style:style style:name="P2999" style:parent-style-name="Normalny" style:family="paragraph">
      <style:paragraph-properties fo:text-align="justify" fo:line-height="150%" fo:text-indent="0.2479in"/>
    </style:style>
    <style:style style:name="T3000" style:parent-style-name="Domyślnaczcionkaakapitu" style:family="text">
      <style:text-properties fo:background-color="#80FFFF"/>
    </style:style>
    <style:style style:name="P3001" style:parent-style-name="Normalny" style:family="paragraph">
      <style:paragraph-properties fo:text-align="justify" fo:line-height="150%"/>
    </style:style>
    <style:style style:name="T3002" style:parent-style-name="Domyślnaczcionkaakapitu" style:family="text">
      <style:text-properties style:text-underline-type="single" style:text-underline-style="solid" style:text-underline-width="auto" style:text-underline-mode="continuous"/>
    </style:style>
    <style:style style:name="T3003" style:parent-style-name="Domyślnaczcionkaakapitu" style:family="text">
      <style:text-properties fo:background-color="#80FFFF" style:text-underline-type="single" style:text-underline-style="solid" style:text-underline-width="auto" style:text-underline-mode="continuous"/>
    </style:style>
    <style:style style:name="T3004" style:parent-style-name="Domyślnaczcionkaakapitu" style:family="text">
      <style:text-properties style:text-underline-type="single" style:text-underline-style="solid" style:text-underline-width="auto" style:text-underline-mode="continuous"/>
    </style:style>
    <style:style style:name="T3005" style:parent-style-name="Domyślnaczcionkaakapitu" style:family="text">
      <style:text-properties fo:background-color="#80FFFF" style:text-underline-type="single" style:text-underline-style="solid" style:text-underline-width="auto" style:text-underline-mode="continuous"/>
    </style:style>
    <style:style style:name="T3006" style:parent-style-name="Domyślnaczcionkaakapitu" style:family="text">
      <style:text-properties style:text-underline-type="single" style:text-underline-style="solid" style:text-underline-width="auto" style:text-underline-mode="continuous"/>
    </style:style>
    <style:style style:name="T3007" style:parent-style-name="Domyślnaczcionkaakapitu" style:family="text">
      <style:text-properties fo:background-color="#80FFFF" style:text-underline-type="single" style:text-underline-style="solid" style:text-underline-width="auto" style:text-underline-mode="continuous"/>
    </style:style>
    <style:style style:name="T3008" style:parent-style-name="Domyślnaczcionkaakapitu" style:family="text">
      <style:text-properties style:text-underline-type="single" style:text-underline-style="solid" style:text-underline-width="auto" style:text-underline-mode="continuous"/>
    </style:style>
    <style:style style:name="T3009" style:parent-style-name="Domyślnaczcionkaakapitu" style:family="text">
      <style:text-properties fo:background-color="#80FFFF" style:text-underline-type="single" style:text-underline-style="solid" style:text-underline-width="auto" style:text-underline-mode="continuous"/>
    </style:style>
    <style:style style:name="P3010" style:parent-style-name="Normalny" style:family="paragraph">
      <style:paragraph-properties fo:text-align="justify" fo:line-height="150%" fo:text-indent="0.2479in"/>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P3019" style:parent-style-name="Normalny" style:family="paragraph">
      <style:paragraph-properties fo:text-align="justify" fo:line-height="150%" fo:text-indent="0.2479in"/>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P3024" style:parent-style-name="Normalny" style:family="paragraph">
      <style:paragraph-properties fo:text-align="justify" fo:line-height="150%" fo:text-indent="0.2479in"/>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P3034" style:parent-style-name="Normalny" style:family="paragraph">
      <style:paragraph-properties fo:text-align="justify" fo:line-height="150%" fo:text-indent="0.2479in"/>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P3042" style:parent-style-name="Normalny" style:family="paragraph">
      <style:paragraph-properties fo:text-align="justify" fo:line-height="150%" fo:text-indent="0.2479in"/>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P3047" style:parent-style-name="Normalny" style:family="paragraph">
      <style:paragraph-properties fo:text-align="justify" fo:line-height="150%" fo:text-indent="0.2479in"/>
    </style:style>
    <style:style style:name="P3048" style:parent-style-name="Normalny" style:family="paragraph">
      <style:paragraph-properties fo:text-align="justify" fo:line-height="150%" fo:text-indent="0.2479in"/>
    </style:style>
    <style:style style:name="P3049" style:parent-style-name="Normalny" style:family="paragraph">
      <style:paragraph-properties fo:text-align="justify" fo:line-height="150%"/>
    </style:style>
    <style:style style:name="T3050" style:parent-style-name="Domyślnaczcionkaakapitu" style:family="text">
      <style:text-properties style:text-underline-type="single" style:text-underline-style="solid" style:text-underline-width="auto" style:text-underline-mode="continuous"/>
    </style:style>
    <style:style style:name="P3051" style:parent-style-name="Normalny" style:family="paragraph">
      <style:paragraph-properties fo:text-align="justify" fo:line-height="150%" fo:text-indent="0.2479in"/>
    </style:style>
    <style:style style:name="T3052" style:parent-style-name="Domyślnaczcionkaakapitu" style:family="text">
      <style:text-properties fo:background-color="#80FFFF"/>
    </style:style>
    <style:style style:name="P3053" style:parent-style-name="Normalny" style:family="paragraph">
      <style:paragraph-properties fo:text-align="justify" fo:line-height="150%"/>
    </style:style>
    <style:style style:name="T3054" style:parent-style-name="Domyślnaczcionkaakapitu" style:family="text">
      <style:text-properties style:text-underline-type="single" style:text-underline-style="solid" style:text-underline-width="auto" style:text-underline-mode="continuous"/>
    </style:style>
    <style:style style:name="T3055" style:parent-style-name="Domyślnaczcionkaakapitu" style:family="text">
      <style:text-properties fo:background-color="#80FFFF" style:text-underline-type="single" style:text-underline-style="solid" style:text-underline-width="auto" style:text-underline-mode="continuous"/>
    </style:style>
    <style:style style:name="T3056" style:parent-style-name="Domyślnaczcionkaakapitu" style:family="text">
      <style:text-properties style:text-underline-type="single" style:text-underline-style="solid" style:text-underline-width="auto" style:text-underline-mode="continuous"/>
    </style:style>
    <style:style style:name="T3057" style:parent-style-name="Domyślnaczcionkaakapitu" style:family="text">
      <style:text-properties fo:background-color="#80FFFF" style:text-underline-type="single" style:text-underline-style="solid" style:text-underline-width="auto" style:text-underline-mode="continuous"/>
    </style:style>
    <style:style style:name="T3058" style:parent-style-name="Domyślnaczcionkaakapitu" style:family="text">
      <style:text-properties style:text-underline-type="single" style:text-underline-style="solid" style:text-underline-width="auto" style:text-underline-mode="continuous"/>
    </style:style>
    <style:style style:name="T3059" style:parent-style-name="Domyślnaczcionkaakapitu" style:family="text">
      <style:text-properties fo:background-color="#80FFFF" style:text-underline-type="single" style:text-underline-style="solid" style:text-underline-width="auto" style:text-underline-mode="continuous"/>
    </style:style>
    <style:style style:name="T3060" style:parent-style-name="Domyślnaczcionkaakapitu" style:family="text">
      <style:text-properties style:text-underline-type="single" style:text-underline-style="solid" style:text-underline-width="auto" style:text-underline-mode="continuous"/>
    </style:style>
    <style:style style:name="P3061" style:parent-style-name="Normalny" style:family="paragraph">
      <style:paragraph-properties fo:text-align="justify" fo:line-height="150%" fo:text-indent="0.2479in"/>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P3064" style:parent-style-name="Normalny" style:family="paragraph">
      <style:paragraph-properties fo:text-align="justify" fo:line-height="150%" fo:text-indent="0.2479in"/>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fo:text-indent="0.2479in"/>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fo:text-indent="0.2479in"/>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P3075" style:parent-style-name="Normalny" style:family="paragraph">
      <style:paragraph-properties fo:text-align="justify" fo:line-height="150%" fo:text-indent="0.2479in"/>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P3080" style:parent-style-name="Normalny" style:family="paragraph">
      <style:paragraph-properties fo:text-align="justify" fo:line-height="150%" fo:text-indent="0.2479in"/>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P3085" style:parent-style-name="Normalny" style:family="paragraph">
      <style:paragraph-properties fo:text-align="justify" fo:line-height="150%" fo:text-indent="0.2479in"/>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fo:text-indent="0.2479in"/>
    </style:style>
    <style:style style:name="T3089" style:parent-style-name="Domyślnaczcionkaakapitu" style:family="text">
      <style:text-properties fo:background-color="#80FFFF"/>
    </style:style>
    <style:style style:name="P3090" style:parent-style-name="Normalny" style:family="paragraph">
      <style:paragraph-properties fo:text-align="justify" fo:line-height="150%" fo:text-indent="0.2479in"/>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P3093" style:parent-style-name="Normalny" style:family="paragraph">
      <style:paragraph-properties fo:text-align="justify" fo:line-height="150%" fo:text-indent="0.2479in"/>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P3100" style:parent-style-name="Normalny" style:family="paragraph">
      <style:paragraph-properties fo:text-align="justify" fo:line-height="150%" fo:text-indent="0.2479in"/>
    </style:style>
    <style:style style:name="P3101" style:parent-style-name="Normalny" style:family="paragraph">
      <style:paragraph-properties fo:text-align="justify" fo:line-height="150%"/>
    </style:style>
    <style:style style:name="T3102" style:parent-style-name="Domyślnaczcionkaakapitu" style:family="text">
      <style:text-properties style:text-underline-type="single" style:text-underline-style="solid" style:text-underline-width="auto" style:text-underline-mode="continuous"/>
    </style:style>
    <style:style style:name="P3103" style:parent-style-name="Normalny" style:family="paragraph">
      <style:paragraph-properties fo:text-align="justify" fo:line-height="150%" fo:text-indent="0.2479in"/>
    </style:style>
    <style:style style:name="P3104" style:parent-style-name="Normalny" style:family="paragraph">
      <style:paragraph-properties fo:text-align="justify" fo:line-height="150%" fo:text-indent="0.2479in"/>
    </style:style>
    <style:style style:name="P3105" style:parent-style-name="Normalny" style:family="paragraph">
      <style:paragraph-properties fo:text-align="justify" fo:line-height="150%"/>
    </style:style>
    <style:style style:name="T3106" style:parent-style-name="Domyślnaczcionkaakapitu" style:family="text">
      <style:text-properties style:text-underline-type="single" style:text-underline-style="solid" style:text-underline-width="auto" style:text-underline-mode="continuous"/>
    </style:style>
    <style:style style:name="T3107" style:parent-style-name="Domyślnaczcionkaakapitu" style:family="text">
      <style:text-properties fo:background-color="#80FFFF" style:text-underline-type="single" style:text-underline-style="solid" style:text-underline-width="auto" style:text-underline-mode="continuous"/>
    </style:style>
    <style:style style:name="T3108" style:parent-style-name="Domyślnaczcionkaakapitu" style:family="text">
      <style:text-properties style:text-underline-type="single" style:text-underline-style="solid" style:text-underline-width="auto" style:text-underline-mode="continuous"/>
    </style:style>
    <style:style style:name="T3109" style:parent-style-name="Domyślnaczcionkaakapitu" style:family="text">
      <style:text-properties fo:background-color="#80FFFF" style:text-underline-type="single" style:text-underline-style="solid" style:text-underline-width="auto" style:text-underline-mode="continuous"/>
    </style:style>
    <style:style style:name="T3110" style:parent-style-name="Domyślnaczcionkaakapitu" style:family="text">
      <style:text-properties style:text-underline-type="single" style:text-underline-style="solid" style:text-underline-width="auto" style:text-underline-mode="continuous"/>
    </style:style>
    <style:style style:name="T3111" style:parent-style-name="Domyślnaczcionkaakapitu" style:family="text">
      <style:text-properties fo:background-color="#80FFFF" style:text-underline-type="single" style:text-underline-style="solid" style:text-underline-width="auto" style:text-underline-mode="continuous"/>
    </style:style>
    <style:style style:name="T3112" style:parent-style-name="Domyślnaczcionkaakapitu" style:family="text">
      <style:text-properties style:text-underline-type="single" style:text-underline-style="solid" style:text-underline-width="auto" style:text-underline-mode="continuous"/>
    </style:style>
    <style:style style:name="T3113" style:parent-style-name="Domyślnaczcionkaakapitu" style:family="text">
      <style:text-properties style:text-underline-type="single" style:text-underline-style="solid" style:text-underline-width="auto" style:text-underline-mode="continuous"/>
    </style:style>
    <style:style style:name="T3114" style:parent-style-name="Domyślnaczcionkaakapitu" style:family="text">
      <style:text-properties style:text-underline-type="single" style:text-underline-style="solid" style:text-underline-width="auto" style:text-underline-mode="continuous"/>
    </style:style>
    <style:style style:name="T3115" style:parent-style-name="Domyślnaczcionkaakapitu" style:family="text">
      <style:text-properties fo:background-color="#80FFFF" style:text-underline-type="single" style:text-underline-style="solid" style:text-underline-width="auto" style:text-underline-mode="continuous"/>
    </style:style>
    <style:style style:name="P3116" style:parent-style-name="Normalny" style:family="paragraph">
      <style:paragraph-properties fo:text-align="justify" fo:line-height="150%" fo:text-indent="0.2479in"/>
    </style:style>
    <style:style style:name="T3117" style:parent-style-name="Domyślnaczcionkaakapitu" style:family="text">
      <style:text-properties fo:background-color="#80FFFF"/>
    </style:style>
    <style:style style:name="P3118" style:parent-style-name="Normalny" style:family="paragraph">
      <style:paragraph-properties fo:text-align="justify" fo:line-height="150%" fo:text-indent="0.2479in"/>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P3123" style:parent-style-name="Normalny" style:family="paragraph">
      <style:paragraph-properties fo:text-align="justify" fo:line-height="150%" fo:text-indent="0.2479in"/>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P3130" style:parent-style-name="Normalny" style:family="paragraph">
      <style:paragraph-properties fo:text-align="justify" fo:line-height="150%" fo:text-indent="0.2479in"/>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P3138" style:parent-style-name="Normalny" style:family="paragraph">
      <style:paragraph-properties fo:text-align="justify" fo:line-height="150%" fo:text-indent="0.2479in"/>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fo:text-indent="0.2479in"/>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P3156" style:parent-style-name="Normalny" style:family="paragraph">
      <style:paragraph-properties fo:text-align="justify" fo:line-height="150%" fo:text-indent="0.2479in"/>
    </style:style>
    <style:style style:name="T3157" style:parent-style-name="Domyślnaczcionkaakapitu" style:family="text">
      <style:text-properties fo:background-color="#80FFFF"/>
    </style:style>
    <style:style style:name="P3158" style:parent-style-name="Normalny" style:family="paragraph">
      <style:paragraph-properties fo:text-align="justify" fo:line-height="150%" fo:text-indent="0.2479in"/>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P3161" style:parent-style-name="Normalny" style:family="paragraph">
      <style:paragraph-properties fo:text-align="justify" fo:line-height="150%" fo:text-indent="0.2479in"/>
    </style:style>
    <style:style style:name="T3162" style:parent-style-name="Domyślnaczcionkaakapitu" style:family="text">
      <style:text-properties fo:background-color="#80FFFF"/>
    </style:style>
    <style:style style:name="P3163" style:parent-style-name="Normalny" style:family="paragraph">
      <style:paragraph-properties fo:text-align="justify" fo:line-height="150%"/>
    </style:style>
    <style:style style:name="T3164" style:parent-style-name="Domyślnaczcionkaakapitu" style:family="text">
      <style:text-properties style:text-underline-type="single" style:text-underline-style="solid" style:text-underline-width="auto" style:text-underline-mode="continuous"/>
    </style:style>
    <style:style style:name="P3165" style:parent-style-name="Normalny" style:family="paragraph">
      <style:paragraph-properties fo:text-align="justify" fo:line-height="150%" fo:text-indent="0.2479in"/>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P3168" style:parent-style-name="Normalny" style:family="paragraph">
      <style:paragraph-properties fo:text-align="justify" fo:line-height="150%"/>
    </style:style>
    <style:style style:name="T3169" style:parent-style-name="Domyślnaczcionkaakapitu" style:family="text">
      <style:text-properties style:text-underline-type="single" style:text-underline-style="solid" style:text-underline-width="auto" style:text-underline-mode="continuous"/>
    </style:style>
    <style:style style:name="P3170" style:parent-style-name="Normalny" style:family="paragraph">
      <style:paragraph-properties fo:text-align="justify" fo:line-height="150%" fo:text-indent="0.2479in"/>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P3176" style:parent-style-name="Normalny" style:family="paragraph">
      <style:paragraph-properties fo:text-align="justify" fo:line-height="150%"/>
    </style:style>
    <style:style style:name="T3177" style:parent-style-name="Domyślnaczcionkaakapitu" style:family="text">
      <style:text-properties style:text-underline-type="single" style:text-underline-style="solid" style:text-underline-width="auto" style:text-underline-mode="continuous"/>
    </style:style>
    <style:style style:name="T3178" style:parent-style-name="Domyślnaczcionkaakapitu" style:family="text">
      <style:text-properties fo:background-color="#80FFFF" style:text-underline-type="single" style:text-underline-style="solid" style:text-underline-width="auto" style:text-underline-mode="continuous"/>
    </style:style>
    <style:style style:name="T3179" style:parent-style-name="Domyślnaczcionkaakapitu" style:family="text">
      <style:text-properties style:text-underline-type="single" style:text-underline-style="solid" style:text-underline-width="auto" style:text-underline-mode="continuous"/>
    </style:style>
    <style:style style:name="P3180" style:parent-style-name="Normalny" style:family="paragraph">
      <style:paragraph-properties fo:text-align="justify" fo:line-height="150%" fo:text-indent="0.2479in"/>
    </style:style>
    <style:style style:name="T3181" style:parent-style-name="Domyślnaczcionkaakapitu" style:family="text">
      <style:text-properties fo:background-color="#80FFFF"/>
    </style:style>
    <style:style style:name="P3182" style:parent-style-name="Normalny" style:family="paragraph">
      <style:paragraph-properties fo:text-align="justify" fo:line-height="150%"/>
    </style:style>
    <style:style style:name="T3183" style:parent-style-name="Domyślnaczcionkaakapitu" style:family="text">
      <style:text-properties style:text-underline-type="single" style:text-underline-style="solid" style:text-underline-width="auto" style:text-underline-mode="continuous"/>
    </style:style>
    <style:style style:name="T3184" style:parent-style-name="Domyślnaczcionkaakapitu" style:family="text">
      <style:text-properties fo:background-color="#80FFFF" style:text-underline-type="single" style:text-underline-style="solid" style:text-underline-width="auto" style:text-underline-mode="continuous"/>
    </style:style>
    <style:style style:name="T3185" style:parent-style-name="Domyślnaczcionkaakapitu" style:family="text">
      <style:text-properties style:text-underline-type="single" style:text-underline-style="solid" style:text-underline-width="auto" style:text-underline-mode="continuous"/>
    </style:style>
    <style:style style:name="T3186" style:parent-style-name="Domyślnaczcionkaakapitu" style:family="text">
      <style:text-properties fo:background-color="#80FFFF" style:text-underline-type="single" style:text-underline-style="solid" style:text-underline-width="auto" style:text-underline-mode="continuous"/>
    </style:style>
    <style:style style:name="T3187" style:parent-style-name="Domyślnaczcionkaakapitu" style:family="text">
      <style:text-properties style:text-underline-type="single" style:text-underline-style="solid" style:text-underline-width="auto" style:text-underline-mode="continuous"/>
    </style:style>
    <style:style style:name="P3188" style:parent-style-name="Normalny" style:family="paragraph">
      <style:paragraph-properties fo:text-align="justify" fo:line-height="150%" fo:text-indent="0.2479in"/>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P3191" style:parent-style-name="Normalny" style:family="paragraph">
      <style:paragraph-properties fo:text-align="justify" fo:line-height="150%" fo:text-indent="0.2479in"/>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style:text-underline-type="single" style:text-underline-style="solid" style:text-underline-width="auto" style:text-underline-mode="continuous"/>
    </style:style>
    <style:style style:name="T3196" style:parent-style-name="Domyślnaczcionkaakapitu" style:family="text">
      <style:text-properties fo:background-color="#80FFFF" style:text-underline-type="single" style:text-underline-style="solid" style:text-underline-width="auto" style:text-underline-mode="continuous"/>
    </style:style>
    <style:style style:name="T3197" style:parent-style-name="Domyślnaczcionkaakapitu" style:family="text">
      <style:text-properties style:text-underline-type="single" style:text-underline-style="solid" style:text-underline-width="auto" style:text-underline-mode="continuous"/>
    </style:style>
    <style:style style:name="P3198" style:parent-style-name="Normalny" style:family="paragraph">
      <style:paragraph-properties fo:text-align="justify" fo:line-height="150%" fo:text-indent="0.2479in"/>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P3201" style:parent-style-name="Normalny" style:family="paragraph">
      <style:paragraph-properties fo:text-align="justify" fo:line-height="150%"/>
    </style:style>
    <style:style style:name="T3202" style:parent-style-name="Domyślnaczcionkaakapitu" style:family="text">
      <style:text-properties style:text-underline-type="single" style:text-underline-style="solid" style:text-underline-width="auto" style:text-underline-mode="continuous"/>
    </style:style>
    <style:style style:name="T3203" style:parent-style-name="Domyślnaczcionkaakapitu" style:family="text">
      <style:text-properties fo:background-color="#80FFFF" style:text-underline-type="single" style:text-underline-style="solid" style:text-underline-width="auto" style:text-underline-mode="continuous"/>
    </style:style>
    <style:style style:name="T3204" style:parent-style-name="Domyślnaczcionkaakapitu" style:family="text">
      <style:text-properties style:text-underline-type="single" style:text-underline-style="solid" style:text-underline-width="auto" style:text-underline-mode="continuous"/>
    </style:style>
    <style:style style:name="T3205" style:parent-style-name="Domyślnaczcionkaakapitu" style:family="text">
      <style:text-properties fo:background-color="#80FFFF" style:text-underline-type="single" style:text-underline-style="solid" style:text-underline-width="auto" style:text-underline-mode="continuous"/>
    </style:style>
    <style:style style:name="P3206" style:parent-style-name="Normalny" style:family="paragraph">
      <style:paragraph-properties fo:text-align="justify" fo:line-height="150%" fo:text-indent="0.2479in"/>
    </style:style>
    <style:style style:name="T3207" style:parent-style-name="Domyślnaczcionkaakapitu" style:family="text">
      <style:text-properties fo:background-color="#80FFFF"/>
    </style:style>
    <style:style style:name="P3208" style:parent-style-name="Normalny" style:family="paragraph">
      <style:paragraph-properties fo:text-align="justify" fo:line-height="150%" fo:text-indent="0.2479in"/>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P3213" style:parent-style-name="Normalny" style:family="paragraph">
      <style:paragraph-properties fo:text-align="justify" fo:line-height="150%" fo:text-indent="0.2479in"/>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P3219" style:parent-style-name="Normalny" style:family="paragraph">
      <style:paragraph-properties fo:text-align="justify" fo:line-height="150%" fo:text-indent="0.2479in"/>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P3222" style:parent-style-name="Normalny" style:family="paragraph">
      <style:paragraph-properties fo:text-align="justify" fo:line-height="150%" fo:text-indent="0.2479in"/>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P3227" style:parent-style-name="Normalny" style:family="paragraph">
      <style:paragraph-properties fo:text-align="justify" fo:line-height="150%"/>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fo:text-indent="0.2479in"/>
    </style:style>
    <style:style style:name="T3230" style:parent-style-name="Domyślnaczcionkaakapitu" style:family="text">
      <style:text-properties fo:background-color="#80FFFF"/>
    </style:style>
    <style:style style:name="P3231" style:parent-style-name="Normalny" style:family="paragraph">
      <style:paragraph-properties fo:text-align="justify" fo:line-height="150%" fo:text-indent="0.2479in"/>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P3234" style:parent-style-name="Normalny" style:family="paragraph">
      <style:paragraph-properties fo:text-align="justify" fo:line-height="150%" fo:text-indent="0.2479in"/>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P3241" style:parent-style-name="Normalny" style:family="paragraph">
      <style:paragraph-properties fo:text-align="justify" fo:line-height="150%" fo:text-indent="0.2479in"/>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P3244" style:parent-style-name="Normalny" style:family="paragraph">
      <style:paragraph-properties fo:text-align="justify" fo:line-height="150%" fo:text-indent="0.2479in"/>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P3251" style:parent-style-name="Normalny" style:family="paragraph">
      <style:paragraph-properties fo:text-align="justify" fo:line-height="150%" fo:text-indent="0.2479in"/>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P3257" style:parent-style-name="Normalny" style:family="paragraph">
      <style:paragraph-properties fo:text-align="justify" fo:line-height="150%" fo:text-indent="0.2479in"/>
    </style:style>
    <style:style style:name="T3258" style:parent-style-name="Domyślnaczcionkaakapitu" style:family="text">
      <style:text-properties fo:background-color="#80FFFF"/>
    </style:style>
    <style:style style:name="P3259" style:parent-style-name="Normalny" style:family="paragraph">
      <style:paragraph-properties fo:text-align="justify" fo:line-height="150%" fo:text-indent="0.2479in"/>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fo:text-indent="0.2479in"/>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P3272" style:parent-style-name="Normalny" style:family="paragraph">
      <style:paragraph-properties fo:text-align="justify" fo:line-height="150%" fo:text-indent="0.2479in"/>
    </style:style>
    <style:style style:name="P3273" style:parent-style-name="Normalny" style:family="paragraph">
      <style:paragraph-properties fo:text-align="justify" fo:line-height="150%" fo:text-indent="0.2479in"/>
    </style:style>
    <style:style style:name="P3274" style:parent-style-name="Normalny" style:family="paragraph">
      <style:paragraph-properties fo:text-align="justify" fo:line-height="150%"/>
    </style:style>
    <style:style style:name="T3275" style:parent-style-name="Domyślnaczcionkaakapitu" style:family="text">
      <style:text-properties style:text-underline-type="single" style:text-underline-style="solid" style:text-underline-width="auto" style:text-underline-mode="continuous"/>
    </style:style>
    <style:style style:name="P3276" style:parent-style-name="Normalny" style:family="paragraph">
      <style:paragraph-properties fo:text-align="justify" fo:line-height="150%" fo:text-indent="0.2479in"/>
    </style:style>
    <style:style style:name="T3277" style:parent-style-name="Domyślnaczcionkaakapitu" style:family="text">
      <style:text-properties fo:background-color="#80FFFF"/>
    </style:style>
    <style:style style:name="P3278" style:parent-style-name="Normalny" style:family="paragraph">
      <style:paragraph-properties fo:text-align="justify" fo:line-height="150%"/>
    </style:style>
    <style:style style:name="T3279" style:parent-style-name="Domyślnaczcionkaakapitu" style:family="text">
      <style:text-properties style:text-underline-type="single" style:text-underline-style="solid" style:text-underline-width="auto" style:text-underline-mode="continuous"/>
    </style:style>
    <style:style style:name="T3280" style:parent-style-name="Domyślnaczcionkaakapitu" style:family="text">
      <style:text-properties fo:background-color="#80FFFF" style:text-underline-type="single" style:text-underline-style="solid" style:text-underline-width="auto" style:text-underline-mode="continuous"/>
    </style:style>
    <style:style style:name="T3281" style:parent-style-name="Domyślnaczcionkaakapitu" style:family="text">
      <style:text-properties style:text-underline-type="single" style:text-underline-style="solid" style:text-underline-width="auto" style:text-underline-mode="continuous"/>
    </style:style>
    <style:style style:name="T3282" style:parent-style-name="Domyślnaczcionkaakapitu" style:family="text">
      <style:text-properties fo:background-color="#80FFFF" style:text-underline-type="single" style:text-underline-style="solid" style:text-underline-width="auto" style:text-underline-mode="continuous"/>
    </style:style>
    <style:style style:name="P3283" style:parent-style-name="Normalny" style:family="paragraph">
      <style:paragraph-properties fo:text-align="justify" fo:line-height="150%" fo:text-indent="0.2479in"/>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fo:text-indent="0.2479in"/>
    </style:style>
    <style:style style:name="T3289" style:parent-style-name="Domyślnaczcionkaakapitu" style:family="text">
      <style:text-properties fo:background-color="#80FFFF"/>
    </style:style>
    <style:style style:name="P3290" style:parent-style-name="Normalny" style:family="paragraph">
      <style:paragraph-properties fo:text-align="justify" fo:line-height="150%" fo:text-indent="0.2479in"/>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P3298" style:parent-style-name="Normalny" style:family="paragraph">
      <style:paragraph-properties fo:text-align="justify" fo:line-height="150%" fo:text-indent="0.2479in"/>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P3305" style:parent-style-name="Normalny" style:family="paragraph">
      <style:paragraph-properties fo:text-align="justify" fo:line-height="150%" fo:text-indent="0.2479in"/>
    </style:style>
    <style:style style:name="T3306" style:parent-style-name="Domyślnaczcionkaakapitu" style:family="text">
      <style:text-properties fo:background-color="#80FFFF"/>
    </style:style>
    <style:style style:name="P3307" style:parent-style-name="Normalny" style:family="paragraph">
      <style:paragraph-properties fo:text-align="justify" fo:line-height="150%"/>
    </style:style>
    <style:style style:name="T3308" style:parent-style-name="Domyślnaczcionkaakapitu" style:family="text">
      <style:text-properties style:text-underline-type="single" style:text-underline-style="solid" style:text-underline-width="auto" style:text-underline-mode="continuous"/>
    </style:style>
    <style:style style:name="T3309" style:parent-style-name="Domyślnaczcionkaakapitu" style:family="text">
      <style:text-properties fo:background-color="#80FFFF" style:text-underline-type="single" style:text-underline-style="solid" style:text-underline-width="auto" style:text-underline-mode="continuous"/>
    </style:style>
    <style:style style:name="T3310" style:parent-style-name="Domyślnaczcionkaakapitu" style:family="text">
      <style:text-properties style:text-underline-type="single" style:text-underline-style="solid" style:text-underline-width="auto" style:text-underline-mode="continuous"/>
    </style:style>
    <style:style style:name="T3311" style:parent-style-name="Domyślnaczcionkaakapitu" style:family="text">
      <style:text-properties fo:background-color="#80FFFF" style:text-underline-type="single" style:text-underline-style="solid" style:text-underline-width="auto" style:text-underline-mode="continuous"/>
    </style:style>
    <style:style style:name="T3312" style:parent-style-name="Domyślnaczcionkaakapitu" style:family="text">
      <style:text-properties style:text-underline-type="single" style:text-underline-style="solid" style:text-underline-width="auto" style:text-underline-mode="continuous"/>
    </style:style>
    <style:style style:name="P3313" style:parent-style-name="Normalny" style:family="paragraph">
      <style:paragraph-properties fo:text-align="justify" fo:line-height="150%" fo:text-indent="0.2479in"/>
    </style:style>
    <style:style style:name="P3314" style:parent-style-name="Normalny" style:family="paragraph">
      <style:paragraph-properties fo:text-align="justify" fo:line-height="150%"/>
    </style:style>
    <style:style style:name="T3315" style:parent-style-name="Domyślnaczcionkaakapitu" style:family="text">
      <style:text-properties style:text-underline-type="single" style:text-underline-style="solid" style:text-underline-width="auto" style:text-underline-mode="continuous"/>
    </style:style>
    <style:style style:name="T3316" style:parent-style-name="Domyślnaczcionkaakapitu" style:family="text">
      <style:text-properties fo:background-color="#80FFFF" style:text-underline-type="single" style:text-underline-style="solid" style:text-underline-width="auto" style:text-underline-mode="continuous"/>
    </style:style>
    <style:style style:name="T3317" style:parent-style-name="Domyślnaczcionkaakapitu" style:family="text">
      <style:text-properties style:text-underline-type="single" style:text-underline-style="solid" style:text-underline-width="auto" style:text-underline-mode="continuous"/>
    </style:style>
    <style:style style:name="T3318" style:parent-style-name="Domyślnaczcionkaakapitu" style:family="text">
      <style:text-properties fo:background-color="#80FFFF" style:text-underline-type="single" style:text-underline-style="solid" style:text-underline-width="auto" style:text-underline-mode="continuous"/>
    </style:style>
    <style:style style:name="T3319" style:parent-style-name="Domyślnaczcionkaakapitu" style:family="text">
      <style:text-properties style:text-underline-type="single" style:text-underline-style="solid" style:text-underline-width="auto" style:text-underline-mode="continuous"/>
    </style:style>
    <style:style style:name="P3320" style:parent-style-name="Normalny" style:family="paragraph">
      <style:paragraph-properties fo:text-align="justify" fo:line-height="150%" fo:text-indent="0.2479in"/>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style:tab-stops>
          <style:tab-stop style:type="left" style:position="1.1625in"/>
        </style:tab-stops>
      </style:paragraph-properties>
    </style:style>
    <style:style style:name="T3324" style:parent-style-name="Domyślnaczcionkaakapitu" style:family="text">
      <style:text-properties style:text-underline-type="single" style:text-underline-style="solid" style:text-underline-width="auto" style:text-underline-mode="continuous"/>
    </style:style>
    <style:style style:name="T3325" style:parent-style-name="Domyślnaczcionkaakapitu" style:family="text">
      <style:text-properties fo:background-color="#80FFFF" style:text-underline-type="single" style:text-underline-style="solid" style:text-underline-width="auto" style:text-underline-mode="continuous"/>
    </style:style>
    <style:style style:name="T3326" style:parent-style-name="Domyślnaczcionkaakapitu" style:family="text">
      <style:text-properties style:text-underline-type="single" style:text-underline-style="solid" style:text-underline-width="auto" style:text-underline-mode="continuous"/>
    </style:style>
    <style:style style:name="T3327" style:parent-style-name="Domyślnaczcionkaakapitu" style:family="text">
      <style:text-properties fo:background-color="#80FFFF" style:text-underline-type="single" style:text-underline-style="solid" style:text-underline-width="auto" style:text-underline-mode="continuous"/>
    </style:style>
    <style:style style:name="T3328" style:parent-style-name="Domyślnaczcionkaakapitu" style:family="text">
      <style:text-properties style:text-underline-type="single" style:text-underline-style="solid" style:text-underline-width="auto" style:text-underline-mode="continuous"/>
    </style:style>
    <style:style style:name="P3329" style:parent-style-name="Normalny" style:family="paragraph">
      <style:paragraph-properties fo:text-align="justify" fo:line-height="150%" fo:text-indent="0.2479in">
        <style:tab-stops>
          <style:tab-stop style:type="left" style:position="1.1625in"/>
        </style:tab-stops>
      </style:paragraph-properties>
    </style:style>
    <style:style style:name="T3330" style:parent-style-name="Domyślnaczcionkaakapitu" style:family="text">
      <style:text-properties fo:background-color="#80FFFF"/>
    </style:style>
    <style:style style:name="P3331" style:parent-style-name="Normalny" style:family="paragraph">
      <style:paragraph-properties fo:text-align="justify" fo:line-height="150%" fo:text-indent="0.2479in"/>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P3335" style:parent-style-name="Normalny" style:family="paragraph">
      <style:paragraph-properties fo:text-align="justify" fo:line-height="150%" fo:text-indent="0.2479in"/>
    </style:style>
    <style:style style:name="T3336" style:parent-style-name="Domyślnaczcionkaakapitu" style:family="text">
      <style:text-properties fo:background-color="#80FFFF"/>
    </style:style>
    <style:style style:name="P3337" style:parent-style-name="Normalny" style:family="paragraph">
      <style:paragraph-properties fo:text-align="justify" fo:line-height="150%" fo:text-indent="0.2479in"/>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P3341" style:parent-style-name="Normalny" style:family="paragraph">
      <style:paragraph-properties fo:text-align="justify" fo:line-height="150%" fo:text-indent="0.2479in"/>
    </style:style>
    <style:style style:name="T3342" style:parent-style-name="Domyślnaczcionkaakapitu" style:family="text">
      <style:text-properties fo:background-color="#80FFFF"/>
    </style:style>
    <style:style style:name="P3343" style:parent-style-name="Normalny" style:family="paragraph">
      <style:paragraph-properties fo:text-align="justify" fo:line-height="150%"/>
    </style:style>
    <style:style style:name="T3344" style:parent-style-name="Domyślnaczcionkaakapitu" style:family="text">
      <style:text-properties style:text-underline-type="single" style:text-underline-style="solid" style:text-underline-width="auto" style:text-underline-mode="continuous"/>
    </style:style>
    <style:style style:name="T3345" style:parent-style-name="Domyślnaczcionkaakapitu" style:family="text">
      <style:text-properties fo:background-color="#80FFFF" style:text-underline-type="single" style:text-underline-style="solid" style:text-underline-width="auto" style:text-underline-mode="continuous"/>
    </style:style>
    <style:style style:name="P3346" style:parent-style-name="Normalny" style:family="paragraph">
      <style:paragraph-properties fo:text-align="justify" fo:line-height="150%" fo:text-indent="0.2479in"/>
    </style:style>
    <style:style style:name="T3347" style:parent-style-name="Domyślnaczcionkaakapitu" style:family="text">
      <style:text-properties fo:background-color="#80FFFF"/>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P3352" style:parent-style-name="Normalny" style:family="paragraph">
      <style:paragraph-properties fo:text-align="justify" fo:line-height="150%"/>
    </style:style>
    <style:style style:name="T3353" style:parent-style-name="Domyślnaczcionkaakapitu" style:family="text">
      <style:text-properties style:text-underline-type="single" style:text-underline-style="solid" style:text-underline-width="auto" style:text-underline-mode="continuous"/>
    </style:style>
    <style:style style:name="T3354" style:parent-style-name="Domyślnaczcionkaakapitu" style:family="text">
      <style:text-properties fo:background-color="#80FFFF" style:text-underline-type="single" style:text-underline-style="solid" style:text-underline-width="auto" style:text-underline-mode="continuous"/>
    </style:style>
    <style:style style:name="T3355" style:parent-style-name="Domyślnaczcionkaakapitu" style:family="text">
      <style:text-properties style:text-underline-type="single" style:text-underline-style="solid" style:text-underline-width="auto" style:text-underline-mode="continuous"/>
    </style:style>
    <style:style style:name="P3356" style:parent-style-name="Normalny" style:family="paragraph">
      <style:paragraph-properties fo:text-align="justify" fo:line-height="150%" fo:text-indent="0.2479in"/>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P3365" style:parent-style-name="Normalny" style:family="paragraph">
      <style:paragraph-properties fo:text-align="justify" fo:line-height="150%"/>
    </style:style>
    <style:style style:name="P3366" style:parent-style-name="Normalny" style:family="paragraph">
      <style:paragraph-properties fo:text-align="justify" fo:line-height="150%"/>
    </style:style>
    <style:style style:name="P3367" style:parent-style-name="Normalny" style:family="paragraph">
      <style:paragraph-properties fo:text-align="justify" fo:line-height="150%" fo:text-indent="0.2479in"/>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P3381" style:parent-style-name="Normalny" style:family="paragraph">
      <style:paragraph-properties fo:text-align="justify" fo:line-height="150%"/>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P3384" style:parent-style-name="Normalny" style:family="paragraph">
      <style:paragraph-properties fo:text-align="justify" fo:line-height="150%" fo:text-indent="0.2479in"/>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P3388" style:parent-style-name="Normalny" style:family="paragraph">
      <style:paragraph-properties fo:text-align="justify" fo:line-height="150%" fo:text-indent="0.2479in"/>
    </style:style>
    <style:style style:name="P3389" style:parent-style-name="Normalny" style:family="paragraph">
      <style:paragraph-properties fo:text-align="justify" fo:line-height="150%" fo:text-indent="0.2479in"/>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fo:text-indent="0.2479in"/>
    </style:style>
    <style:style style:name="T3393" style:parent-style-name="Domyślnaczcionkaakapitu" style:family="text">
      <style:text-properties fo:background-color="#80FFFF"/>
    </style:style>
    <style:style style:name="P3394" style:parent-style-name="Normalny" style:family="paragraph">
      <style:paragraph-properties fo:text-align="justify" fo:line-height="150%" fo:text-indent="0.2479in"/>
    </style:style>
    <style:style style:name="P3395" style:parent-style-name="Normalny" style:family="paragraph">
      <style:paragraph-properties fo:text-align="justify" fo:line-height="150%" fo:text-indent="0.2479in">
        <style:tab-stops>
          <style:tab-stop style:type="left" style:position="0.2131in"/>
        </style:tab-stops>
      </style:paragraph-properties>
    </style:style>
    <style:style style:name="T3396" style:parent-style-name="Domyślnaczcionkaakapitu" style:family="text">
      <style:text-properties fo:background-color="#80FFFF"/>
    </style:style>
    <style:style style:name="P3397" style:parent-style-name="Normalny" style:family="paragraph">
      <style:paragraph-properties fo:text-align="justify" fo:line-height="150%" fo:text-indent="0.2479in"/>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P3401" style:parent-style-name="Normalny" style:family="paragraph">
      <style:paragraph-properties fo:text-align="justify" fo:line-height="150%" fo:text-indent="0.2479in"/>
    </style:style>
    <style:style style:name="P3402" style:parent-style-name="Normalny" style:family="paragraph">
      <style:paragraph-properties fo:text-align="justify" fo:line-height="150%"/>
    </style:style>
    <style:style style:name="T3403" style:parent-style-name="Domyślnaczcionkaakapitu" style:family="text">
      <style:text-properties style:text-underline-type="single" style:text-underline-style="solid" style:text-underline-width="auto" style:text-underline-mode="continuous"/>
    </style:style>
    <style:style style:name="P3404" style:parent-style-name="Normalny" style:family="paragraph">
      <style:paragraph-properties fo:text-align="justify" fo:line-height="150%" fo:text-indent="0.2479in"/>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P3409" style:parent-style-name="Normalny" style:family="paragraph">
      <style:paragraph-properties fo:text-align="justify" fo:line-height="150%" fo:text-indent="0.2479in"/>
    </style:style>
    <style:style style:name="T3410" style:parent-style-name="Domyślnaczcionkaakapitu" style:family="text">
      <style:text-properties fo:background-color="#80FFFF"/>
    </style:style>
    <style:style style:name="P3411" style:parent-style-name="Normalny" style:family="paragraph">
      <style:paragraph-properties fo:text-align="justify" fo:line-height="150%"/>
    </style:style>
    <style:style style:name="T3412" style:parent-style-name="Domyślnaczcionkaakapitu" style:family="text">
      <style:text-properties style:text-underline-type="single" style:text-underline-style="solid" style:text-underline-width="auto" style:text-underline-mode="continuous"/>
    </style:style>
    <style:style style:name="T3413" style:parent-style-name="Domyślnaczcionkaakapitu" style:family="text">
      <style:text-properties style:text-underline-type="single" style:text-underline-style="solid" style:text-underline-width="auto" style:text-underline-mode="continuous"/>
    </style:style>
    <style:style style:name="T3414" style:parent-style-name="Domyślnaczcionkaakapitu" style:family="text">
      <style:text-properties style:text-underline-type="single" style:text-underline-style="solid" style:text-underline-width="auto" style:text-underline-mode="continuous"/>
    </style:style>
    <style:style style:name="T3415" style:parent-style-name="Domyślnaczcionkaakapitu" style:family="text">
      <style:text-properties style:text-underline-type="single" style:text-underline-style="solid" style:text-underline-width="auto" style:text-underline-mode="continuous"/>
    </style:style>
    <style:style style:name="P3416" style:parent-style-name="Normalny" style:family="paragraph">
      <style:paragraph-properties fo:text-align="justify" fo:line-height="150%" fo:text-indent="0.2479in"/>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P3430" style:parent-style-name="Normalny" style:family="paragraph">
      <style:paragraph-properties fo:text-align="justify" fo:line-height="150%" fo:text-indent="0.2479in"/>
    </style:style>
    <style:style style:name="P3431" style:parent-style-name="Normalny" style:family="paragraph">
      <style:paragraph-properties fo:text-align="justify" fo:line-height="150%"/>
    </style:style>
    <style:style style:name="T3432" style:parent-style-name="Domyślnaczcionkaakapitu" style:family="text">
      <style:text-properties fo:background-color="#80FFFF"/>
    </style:style>
    <style:style style:name="P3433" style:parent-style-name="Normalny" style:family="paragraph">
      <style:paragraph-properties fo:text-align="justify" fo:line-height="150%"/>
    </style:style>
    <style:style style:name="T3434" style:parent-style-name="Domyślnaczcionkaakapitu" style:family="text">
      <style:text-properties style:text-underline-type="single" style:text-underline-style="solid" style:text-underline-width="auto" style:text-underline-mode="continuous"/>
    </style:style>
    <style:style style:name="P3435" style:parent-style-name="Normalny" style:family="paragraph">
      <style:paragraph-properties fo:text-align="justify" fo:line-height="150%" fo:text-indent="0.2479in"/>
    </style:style>
    <style:style style:name="P3436" style:parent-style-name="Normalny" style:family="paragraph">
      <style:paragraph-properties fo:text-align="justify" fo:line-height="150%"/>
    </style:style>
    <style:style style:name="T3437" style:parent-style-name="Domyślnaczcionkaakapitu" style:family="text">
      <style:text-properties style:text-underline-type="single" style:text-underline-style="solid" style:text-underline-width="auto" style:text-underline-mode="continuous"/>
    </style:style>
    <style:style style:name="T3438" style:parent-style-name="Domyślnaczcionkaakapitu" style:family="text">
      <style:text-properties fo:background-color="#80FFFF" style:text-underline-type="single" style:text-underline-style="solid" style:text-underline-width="auto" style:text-underline-mode="continuous"/>
    </style:style>
    <style:style style:name="T3439" style:parent-style-name="Domyślnaczcionkaakapitu" style:family="text">
      <style:text-properties style:text-underline-type="single" style:text-underline-style="solid" style:text-underline-width="auto" style:text-underline-mode="continuous"/>
    </style:style>
    <style:style style:name="P3440" style:parent-style-name="Normalny" style:family="paragraph">
      <style:paragraph-properties fo:text-align="justify" fo:line-height="150%" fo:text-indent="0.2479in"/>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P3443" style:parent-style-name="Normalny" style:family="paragraph">
      <style:paragraph-properties fo:text-align="justify" fo:line-height="150%" fo:text-indent="0.2479in"/>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P3447" style:parent-style-name="Normalny" style:family="paragraph">
      <style:paragraph-properties fo:text-align="justify" fo:line-height="150%" fo:text-indent="0.2479in"/>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P3453" style:parent-style-name="Normalny" style:family="paragraph">
      <style:paragraph-properties fo:text-align="justify" fo:line-height="150%" fo:text-indent="0.2479in"/>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P3460" style:parent-style-name="Normalny" style:family="paragraph">
      <style:paragraph-properties fo:text-align="justify" fo:line-height="150%" fo:text-indent="0.2479in"/>
    </style:style>
    <style:style style:name="T3461" style:parent-style-name="Domyślnaczcionkaakapitu" style:family="text">
      <style:text-properties fo:background-color="#80FFFF"/>
    </style:style>
    <style:style style:name="P3462" style:parent-style-name="Normalny" style:family="paragraph">
      <style:paragraph-properties fo:text-align="justify" fo:line-height="150%" fo:text-indent="0.2479in"/>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P3466" style:parent-style-name="Normalny" style:family="paragraph">
      <style:paragraph-properties fo:text-align="justify" fo:line-height="150%" fo:text-indent="0.2479in"/>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P3478" style:parent-style-name="Normalny" style:family="paragraph">
      <style:paragraph-properties fo:text-align="justify" fo:line-height="150%" fo:text-indent="0.2479in"/>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P3484" style:parent-style-name="Normalny" style:family="paragraph">
      <style:paragraph-properties fo:text-align="justify" fo:line-height="150%" fo:text-indent="0.2479in"/>
    </style:style>
    <style:style style:name="T3485" style:parent-style-name="Domyślnaczcionkaakapitu" style:family="text">
      <style:text-properties fo:background-color="#80FFFF"/>
    </style:style>
    <style:style style:name="P3486" style:parent-style-name="Normalny" style:family="paragraph">
      <style:paragraph-properties fo:text-align="justify" fo:line-height="150%" fo:text-indent="0.2479in"/>
    </style:style>
    <style:style style:name="P3487" style:parent-style-name="Normalny" style:family="paragraph">
      <style:paragraph-properties fo:text-align="justify" fo:line-height="150%" fo:text-indent="0.2479in"/>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P3492" style:parent-style-name="Normalny" style:family="paragraph">
      <style:paragraph-properties fo:text-align="justify" fo:line-height="150%" fo:text-indent="0.2479in"/>
    </style:style>
    <style:style style:name="P3493" style:parent-style-name="Normalny" style:family="paragraph">
      <style:paragraph-properties fo:text-align="justify" fo:line-height="150%"/>
    </style:style>
    <style:style style:name="T3494" style:parent-style-name="Domyślnaczcionkaakapitu" style:family="text">
      <style:text-properties style:text-underline-type="single" style:text-underline-style="solid" style:text-underline-width="auto" style:text-underline-mode="continuous"/>
    </style:style>
    <style:style style:name="T3495" style:parent-style-name="Domyślnaczcionkaakapitu" style:family="text">
      <style:text-properties fo:background-color="#80FFFF" style:text-underline-type="single" style:text-underline-style="solid" style:text-underline-width="auto" style:text-underline-mode="continuous"/>
    </style:style>
    <style:style style:name="T3496" style:parent-style-name="Domyślnaczcionkaakapitu" style:family="text">
      <style:text-properties style:text-underline-type="single" style:text-underline-style="solid" style:text-underline-width="auto" style:text-underline-mode="continuous"/>
    </style:style>
    <style:style style:name="P3497" style:parent-style-name="Normalny" style:family="paragraph">
      <style:paragraph-properties fo:text-align="justify" fo:line-height="150%" fo:text-indent="0.2479in"/>
    </style:style>
    <style:style style:name="P3498" style:parent-style-name="Normalny" style:family="paragraph">
      <style:paragraph-properties fo:text-align="justify" fo:line-height="150%"/>
    </style:style>
    <style:style style:name="T3499" style:parent-style-name="Domyślnaczcionkaakapitu" style:family="text">
      <style:text-properties style:text-underline-type="single" style:text-underline-style="solid" style:text-underline-width="auto" style:text-underline-mode="continuous"/>
    </style:style>
    <style:style style:name="T3500" style:parent-style-name="Domyślnaczcionkaakapitu" style:family="text">
      <style:text-properties fo:background-color="#80FFFF" style:text-underline-type="single" style:text-underline-style="solid" style:text-underline-width="auto" style:text-underline-mode="continuous"/>
    </style:style>
    <style:style style:name="T3501" style:parent-style-name="Domyślnaczcionkaakapitu" style:family="text">
      <style:text-properties style:text-underline-type="single" style:text-underline-style="solid" style:text-underline-width="auto" style:text-underline-mode="continuous"/>
    </style:style>
    <style:style style:name="T3502" style:parent-style-name="Domyślnaczcionkaakapitu" style:family="text">
      <style:text-properties fo:background-color="#80FFFF" style:text-underline-type="single" style:text-underline-style="solid" style:text-underline-width="auto" style:text-underline-mode="continuous"/>
    </style:style>
    <style:style style:name="T3503" style:parent-style-name="Domyślnaczcionkaakapitu" style:family="text">
      <style:text-properties style:text-underline-type="single" style:text-underline-style="solid" style:text-underline-width="auto" style:text-underline-mode="continuous"/>
    </style:style>
    <style:style style:name="P3504" style:parent-style-name="Normalny" style:family="paragraph">
      <style:paragraph-properties fo:text-align="justify" fo:line-height="150%" fo:text-indent="0.2479in"/>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P3509" style:parent-style-name="Normalny" style:family="paragraph">
      <style:paragraph-properties fo:text-align="justify" fo:line-height="150%" fo:text-indent="0.2479in"/>
    </style:style>
    <style:style style:name="P3510" style:parent-style-name="Normalny" style:family="paragraph">
      <style:paragraph-properties fo:text-align="justify" fo:line-height="150%"/>
    </style:style>
    <style:style style:name="T3511" style:parent-style-name="Domyślnaczcionkaakapitu" style:family="text">
      <style:text-properties style:text-underline-type="single" style:text-underline-style="solid" style:text-underline-width="auto" style:text-underline-mode="continuous"/>
    </style:style>
    <style:style style:name="P3512" style:parent-style-name="Normalny" style:family="paragraph">
      <style:paragraph-properties fo:text-align="justify" fo:line-height="150%" fo:text-indent="0.2479in"/>
    </style:style>
    <style:style style:name="P3513" style:parent-style-name="Normalny" style:family="paragraph">
      <style:paragraph-properties fo:text-align="justify" fo:line-height="150%"/>
    </style:style>
    <style:style style:name="T3514" style:parent-style-name="Domyślnaczcionkaakapitu" style:family="text">
      <style:text-properties style:text-underline-type="single" style:text-underline-style="solid" style:text-underline-width="auto" style:text-underline-mode="continuous"/>
    </style:style>
    <style:style style:name="T3515" style:parent-style-name="Domyślnaczcionkaakapitu" style:family="text">
      <style:text-properties fo:background-color="#80FFFF" style:text-underline-type="single" style:text-underline-style="solid" style:text-underline-width="auto" style:text-underline-mode="continuous"/>
    </style:style>
    <style:style style:name="T3516" style:parent-style-name="Domyślnaczcionkaakapitu" style:family="text">
      <style:text-properties style:text-underline-type="single" style:text-underline-style="solid" style:text-underline-width="auto" style:text-underline-mode="continuous"/>
    </style:style>
    <style:style style:name="T3517" style:parent-style-name="Domyślnaczcionkaakapitu" style:family="text">
      <style:text-properties fo:background-color="#80FFFF" style:text-underline-type="single" style:text-underline-style="solid" style:text-underline-width="auto" style:text-underline-mode="continuous"/>
    </style:style>
    <style:style style:name="T3518" style:parent-style-name="Domyślnaczcionkaakapitu" style:family="text">
      <style:text-properties style:text-underline-type="single" style:text-underline-style="solid" style:text-underline-width="auto" style:text-underline-mode="continuous"/>
    </style:style>
    <style:style style:name="P3519" style:parent-style-name="Normalny" style:family="paragraph">
      <style:paragraph-properties fo:text-align="justify" fo:line-height="150%" fo:text-indent="0.2479in"/>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P3523" style:parent-style-name="Normalny" style:family="paragraph">
      <style:paragraph-properties fo:text-align="justify" fo:line-height="150%" fo:text-indent="0.2479in"/>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P3527" style:parent-style-name="Normalny" style:family="paragraph">
      <style:paragraph-properties fo:text-align="justify" fo:line-height="150%" fo:text-indent="0.2479in"/>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T3532" style:parent-style-name="Domyślnaczcionkaakapitu" style:family="text">
      <style:text-properties fo:background-color="#80FFFF"/>
    </style:style>
    <style:style style:name="T3533" style:parent-style-name="Domyślnaczcionkaakapitu" style:family="text">
      <style:text-properties fo:background-color="#80FFFF"/>
    </style:style>
    <style:style style:name="P3534" style:parent-style-name="Normalny" style:family="paragraph">
      <style:paragraph-properties fo:text-align="justify" fo:line-height="150%" fo:text-indent="0.2479in"/>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P3537" style:parent-style-name="Normalny" style:family="paragraph">
      <style:paragraph-properties fo:text-align="justify" fo:line-height="150%" fo:text-indent="0.2479in"/>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P3547" style:parent-style-name="Normalny" style:family="paragraph">
      <style:paragraph-properties fo:text-align="justify" fo:line-height="150%" fo:text-indent="0.2479in"/>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P3556" style:parent-style-name="Normalny" style:family="paragraph">
      <style:paragraph-properties fo:text-align="justify" fo:line-height="150%" fo:text-indent="0.2479in"/>
    </style:style>
    <style:style style:name="P3557" style:parent-style-name="Normalny" style:family="paragraph">
      <style:paragraph-properties fo:text-align="justify" fo:line-height="150%" fo:text-indent="0.2479in"/>
    </style:style>
    <style:style style:name="P3558" style:parent-style-name="Normalny" style:family="paragraph">
      <style:paragraph-properties fo:text-align="justify" fo:line-height="150%"/>
    </style:style>
    <style:style style:name="T3559" style:parent-style-name="Domyślnaczcionkaakapitu" style:family="text">
      <style:text-properties style:text-underline-type="single" style:text-underline-style="solid" style:text-underline-width="auto" style:text-underline-mode="continuous"/>
    </style:style>
    <style:style style:name="P3560" style:parent-style-name="Normalny" style:family="paragraph">
      <style:paragraph-properties fo:text-align="justify" fo:line-height="150%" fo:text-indent="0.2479in"/>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P3563" style:parent-style-name="Normalny" style:family="paragraph">
      <style:paragraph-properties fo:text-align="justify" fo:line-height="150%"/>
    </style:style>
    <style:style style:name="T3564" style:parent-style-name="Domyślnaczcionkaakapitu" style:family="text">
      <style:text-properties style:text-underline-type="single" style:text-underline-style="solid" style:text-underline-width="auto" style:text-underline-mode="continuous"/>
    </style:style>
    <style:style style:name="P3565" style:parent-style-name="Normalny" style:family="paragraph">
      <style:paragraph-properties fo:text-align="justify" fo:line-height="150%" fo:text-indent="0.2479in"/>
    </style:style>
    <style:style style:name="P3566" style:parent-style-name="Normalny" style:family="paragraph">
      <style:paragraph-properties fo:text-align="justify" fo:line-height="150%" fo:text-indent="0.2479in"/>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P3569" style:parent-style-name="Normalny" style:family="paragraph">
      <style:paragraph-properties fo:text-align="justify" fo:line-height="150%" fo:text-indent="0.2479in"/>
    </style:style>
    <style:style style:name="T3570" style:parent-style-name="Domyślnaczcionkaakapitu" style:family="text">
      <style:text-properties fo:background-color="#80FFFF"/>
    </style:style>
    <style:style style:name="P3571" style:parent-style-name="Normalny" style:family="paragraph">
      <style:paragraph-properties fo:text-align="justify" fo:line-height="150%" fo:text-indent="0.2479in"/>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P3576" style:parent-style-name="Normalny" style:family="paragraph">
      <style:paragraph-properties fo:text-align="justify" fo:line-height="150%" fo:text-indent="0.2479in"/>
    </style:style>
    <style:style style:name="T3577" style:parent-style-name="Domyślnaczcionkaakapitu" style:family="text">
      <style:text-properties fo:background-color="#80FFFF"/>
    </style:style>
    <style:style style:name="T3578" style:parent-style-name="Domyślnaczcionkaakapitu" style:family="text">
      <style:text-properties fo:background-color="#80FFFF"/>
    </style:style>
    <style:style style:name="T3579" style:parent-style-name="Domyślnaczcionkaakapitu" style:family="text">
      <style:text-properties fo:background-color="#80FFFF"/>
    </style:style>
    <style:style style:name="P3580" style:parent-style-name="Normalny" style:family="paragraph">
      <style:paragraph-properties fo:text-align="justify" fo:line-height="150%" fo:text-indent="0.2479in"/>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fo:text-indent="0.2479in"/>
    </style:style>
    <style:style style:name="T3585" style:parent-style-name="Domyślnaczcionkaakapitu" style:family="text">
      <style:text-properties fo:background-color="#80FFFF"/>
    </style:style>
    <style:style style:name="P3586" style:parent-style-name="Normalny" style:family="paragraph">
      <style:paragraph-properties fo:text-align="justify" fo:line-height="150%"/>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P3589" style:parent-style-name="Normalny" style:family="paragraph">
      <style:paragraph-properties fo:text-align="justify" fo:line-height="150%" fo:text-indent="0.2479in"/>
    </style:style>
    <style:style style:name="T3590" style:parent-style-name="Domyślnaczcionkaakapitu" style:family="text">
      <style:text-properties fo:background-color="#80FFFF"/>
    </style:style>
    <style:style style:name="P3591" style:parent-style-name="Normalny" style:family="paragraph">
      <style:paragraph-properties fo:text-align="justify" fo:line-height="150%"/>
    </style:style>
    <style:style style:name="T3592" style:parent-style-name="Domyślnaczcionkaakapitu" style:family="text">
      <style:text-properties fo:background-color="#80FFFF"/>
    </style:style>
    <style:style style:name="P3593" style:parent-style-name="Normalny" style:family="paragraph">
      <style:paragraph-properties fo:text-align="justify" fo:line-height="150%" fo:text-indent="0.2479in"/>
    </style:style>
    <style:style style:name="T3594" style:parent-style-name="Domyślnaczcionkaakapitu" style:family="text">
      <style:text-properties fo:background-color="#80FFFF"/>
    </style:style>
    <style:style style:name="P3595" style:parent-style-name="Normalny" style:family="paragraph">
      <style:paragraph-properties fo:text-align="justify" fo:line-height="150%" fo:text-indent="0.2479in"/>
    </style:style>
    <style:style style:name="P3596" style:parent-style-name="Normalny" style:family="paragraph">
      <style:paragraph-properties fo:text-align="justify" fo:line-height="150%"/>
    </style:style>
    <style:style style:name="T3597" style:parent-style-name="Domyślnaczcionkaakapitu" style:family="text">
      <style:text-properties style:text-underline-type="single" style:text-underline-style="solid" style:text-underline-width="auto" style:text-underline-mode="continuous"/>
    </style:style>
    <style:style style:name="P3598" style:parent-style-name="Normalny" style:family="paragraph">
      <style:paragraph-properties fo:text-align="justify" fo:line-height="150%" fo:text-indent="0.2479in"/>
    </style:style>
    <style:style style:name="P3599" style:parent-style-name="Normalny" style:family="paragraph">
      <style:paragraph-properties fo:text-align="justify" fo:line-height="150%"/>
    </style:style>
    <style:style style:name="T3600" style:parent-style-name="Domyślnaczcionkaakapitu" style:family="text">
      <style:text-properties style:text-underline-type="single" style:text-underline-style="solid" style:text-underline-width="auto" style:text-underline-mode="continuous"/>
    </style:style>
    <style:style style:name="P3601" style:parent-style-name="Normalny" style:family="paragraph">
      <style:paragraph-properties fo:text-align="justify" fo:line-height="150%" fo:text-indent="0.2479in"/>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P3611" style:parent-style-name="Normalny" style:family="paragraph">
      <style:paragraph-properties fo:text-align="justify" fo:line-height="150%" fo:text-indent="0.2479in"/>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P3615" style:parent-style-name="Normalny" style:family="paragraph">
      <style:paragraph-properties fo:text-align="justify" fo:line-height="150%"/>
    </style:style>
    <style:style style:name="T3616" style:parent-style-name="Domyślnaczcionkaakapitu" style:family="text">
      <style:text-properties style:text-underline-type="single" style:text-underline-style="solid" style:text-underline-width="auto" style:text-underline-mode="continuous"/>
    </style:style>
    <style:style style:name="P3617" style:parent-style-name="Normalny" style:family="paragraph">
      <style:paragraph-properties fo:text-align="justify" fo:line-height="150%" fo:text-indent="0.2479in"/>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P3620" style:parent-style-name="Normalny" style:family="paragraph">
      <style:paragraph-properties fo:text-align="justify" fo:line-height="150%"/>
    </style:style>
    <style:style style:name="T3621" style:parent-style-name="Domyślnaczcionkaakapitu" style:family="text">
      <style:text-properties style:text-underline-type="single" style:text-underline-style="solid" style:text-underline-width="auto" style:text-underline-mode="continuous"/>
    </style:style>
    <style:style style:name="T3622" style:parent-style-name="Domyślnaczcionkaakapitu" style:family="text">
      <style:text-properties fo:background-color="#80FFFF" style:text-underline-type="single" style:text-underline-style="solid" style:text-underline-width="auto" style:text-underline-mode="continuous"/>
    </style:style>
    <style:style style:name="T3623" style:parent-style-name="Domyślnaczcionkaakapitu" style:family="text">
      <style:text-properties style:text-underline-type="single" style:text-underline-style="solid" style:text-underline-width="auto" style:text-underline-mode="continuous"/>
    </style:style>
    <style:style style:name="P3624" style:parent-style-name="Normalny" style:family="paragraph">
      <style:paragraph-properties fo:text-align="justify" fo:line-height="150%" fo:text-indent="0.2479in"/>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P3630" style:parent-style-name="Normalny" style:family="paragraph">
      <style:paragraph-properties fo:text-align="justify" fo:line-height="150%" fo:text-indent="0.2479in"/>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P3635" style:parent-style-name="Normalny" style:family="paragraph">
      <style:paragraph-properties fo:text-align="justify" fo:line-height="150%" fo:text-indent="0.2479in"/>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P3642" style:parent-style-name="Normalny" style:family="paragraph">
      <style:paragraph-properties fo:text-align="justify" fo:line-height="150%" fo:text-indent="0.2479in"/>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fo:text-indent="0.2479in"/>
    </style:style>
    <style:style style:name="T3645" style:parent-style-name="Domyślnaczcionkaakapitu" style:family="text">
      <style:text-properties fo:background-color="#80FFFF"/>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P3648" style:parent-style-name="Normalny" style:family="paragraph">
      <style:paragraph-properties fo:text-align="justify" fo:line-height="150%" fo:text-indent="0.2479in"/>
    </style:style>
    <style:style style:name="T3649" style:parent-style-name="Domyślnaczcionkaakapitu" style:family="text">
      <style:text-properties fo:background-color="#80FFFF"/>
    </style:style>
    <style:style style:name="P3650" style:parent-style-name="Normalny" style:family="paragraph">
      <style:paragraph-properties fo:text-align="justify" fo:line-height="150%" fo:text-indent="0.2479in"/>
    </style:style>
    <style:style style:name="P3651" style:parent-style-name="Normalny" style:family="paragraph">
      <style:paragraph-properties fo:text-align="justify" fo:line-height="150%" fo:text-indent="0.2479in"/>
    </style:style>
    <style:style style:name="T3652" style:parent-style-name="Domyślnaczcionkaakapitu" style:family="text">
      <style:text-properties fo:background-color="#80FFFF"/>
    </style:style>
    <style:style style:name="P3653" style:parent-style-name="Normalny" style:family="paragraph">
      <style:paragraph-properties fo:text-align="justify" fo:line-height="150%" fo:text-indent="0.2479in"/>
    </style:style>
    <style:style style:name="P3654" style:parent-style-name="Normalny" style:family="paragraph">
      <style:paragraph-properties fo:text-align="justify" fo:line-height="150%" fo:text-indent="0.2479in"/>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P3659" style:parent-style-name="Normalny" style:family="paragraph">
      <style:paragraph-properties fo:text-align="justify" fo:line-height="150%" fo:text-indent="0.2479in"/>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P3664" style:parent-style-name="Normalny" style:family="paragraph">
      <style:paragraph-properties fo:text-align="justify" fo:line-height="150%" fo:text-indent="0.2479in"/>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P3670" style:parent-style-name="Normalny" style:family="paragraph">
      <style:paragraph-properties fo:text-align="justify" fo:line-height="150%" fo:text-indent="0.2479in"/>
    </style:style>
    <style:style style:name="P3671" style:parent-style-name="Normalny" style:family="paragraph">
      <style:paragraph-properties fo:text-align="justify" fo:line-height="150%"/>
    </style:style>
    <style:style style:name="T3672" style:parent-style-name="Domyślnaczcionkaakapitu" style:family="text">
      <style:text-properties fo:background-color="#80FFFF"/>
    </style:style>
    <style:style style:name="P3673" style:parent-style-name="Normalny" style:family="paragraph">
      <style:paragraph-properties fo:text-align="justify" fo:line-height="150%"/>
    </style:style>
    <style:style style:name="T3674" style:parent-style-name="Domyślnaczcionkaakapitu" style:family="text">
      <style:text-properties style:text-underline-type="single" style:text-underline-style="solid" style:text-underline-width="auto" style:text-underline-mode="continuous"/>
    </style:style>
    <style:style style:name="P3675" style:parent-style-name="Normalny" style:family="paragraph">
      <style:paragraph-properties fo:text-align="justify" fo:line-height="150%" fo:text-indent="0.2479in"/>
    </style:style>
    <style:style style:name="T3676" style:parent-style-name="Domyślnaczcionkaakapitu" style:family="text">
      <style:text-properties fo:background-color="#80FFFF"/>
    </style:style>
    <style:style style:name="P3677" style:parent-style-name="Normalny" style:family="paragraph">
      <style:paragraph-properties fo:text-align="justify" fo:line-height="150%"/>
    </style:style>
    <style:style style:name="T3678" style:parent-style-name="Domyślnaczcionkaakapitu" style:family="text">
      <style:text-properties style:text-underline-type="single" style:text-underline-style="solid" style:text-underline-width="auto" style:text-underline-mode="continuous"/>
    </style:style>
    <style:style style:name="P3679" style:parent-style-name="Normalny" style:family="paragraph">
      <style:paragraph-properties fo:text-align="justify" fo:line-height="150%" fo:text-indent="0.2479in"/>
    </style:style>
    <style:style style:name="P3680" style:parent-style-name="Normalny" style:family="paragraph">
      <style:paragraph-properties fo:text-align="justify" fo:line-height="150%" fo:text-indent="0.2479in"/>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P3687" style:parent-style-name="Normalny" style:family="paragraph">
      <style:paragraph-properties fo:text-align="justify" fo:line-height="150%" fo:text-indent="0.2479in"/>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P3692" style:parent-style-name="Normalny" style:family="paragraph">
      <style:paragraph-properties fo:text-align="justify" fo:line-height="150%" fo:text-indent="0.2479in"/>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P3696" style:parent-style-name="Normalny" style:family="paragraph">
      <style:paragraph-properties fo:text-align="justify" fo:line-height="150%" fo:text-indent="0.2479in"/>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P3703" style:parent-style-name="Normalny" style:family="paragraph">
      <style:paragraph-properties fo:text-align="justify" fo:line-height="150%" fo:text-indent="0.2479in"/>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P3706" style:parent-style-name="Normalny" style:family="paragraph">
      <style:paragraph-properties fo:text-align="justify" fo:line-height="150%"/>
    </style:style>
    <style:style style:name="T3707" style:parent-style-name="Domyślnaczcionkaakapitu" style:family="text">
      <style:text-properties style:text-underline-type="single" style:text-underline-style="solid" style:text-underline-width="auto" style:text-underline-mode="continuous"/>
    </style:style>
    <style:style style:name="P3708" style:parent-style-name="Normalny" style:family="paragraph">
      <style:paragraph-properties fo:text-align="justify" fo:line-height="150%" fo:text-indent="0.2479in"/>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P3712" style:parent-style-name="Normalny" style:family="paragraph">
      <style:paragraph-properties fo:text-align="justify" fo:line-height="150%" fo:text-indent="0.2479in"/>
    </style:style>
    <style:style style:name="P3713" style:parent-style-name="Normalny" style:family="paragraph">
      <style:paragraph-properties fo:text-align="justify" fo:line-height="150%" fo:text-indent="0.2479in"/>
    </style:style>
    <style:style style:name="P3714" style:parent-style-name="Normalny" style:family="paragraph">
      <style:paragraph-properties fo:text-align="justify" fo:line-height="150%"/>
    </style:style>
    <style:style style:name="T3715" style:parent-style-name="Domyślnaczcionkaakapitu" style:family="text">
      <style:text-properties style:text-underline-type="single" style:text-underline-style="solid" style:text-underline-width="auto" style:text-underline-mode="continuous"/>
    </style:style>
    <style:style style:name="T3716" style:parent-style-name="Domyślnaczcionkaakapitu" style:family="text">
      <style:text-properties fo:background-color="#80FFFF" style:text-underline-type="single" style:text-underline-style="solid" style:text-underline-width="auto" style:text-underline-mode="continuous"/>
    </style:style>
    <style:style style:name="T3717" style:parent-style-name="Domyślnaczcionkaakapitu" style:family="text">
      <style:text-properties style:text-underline-type="single" style:text-underline-style="solid" style:text-underline-width="auto" style:text-underline-mode="continuous"/>
    </style:style>
    <style:style style:name="P3718" style:parent-style-name="Normalny" style:family="paragraph">
      <style:paragraph-properties fo:text-align="justify" fo:line-height="150%" fo:text-indent="0.2479in"/>
    </style:style>
    <style:style style:name="P3719" style:parent-style-name="Normalny" style:family="paragraph">
      <style:paragraph-properties fo:text-align="justify" fo:line-height="150%" fo:text-indent="0.2479in"/>
    </style:style>
    <style:style style:name="T3720" style:parent-style-name="Domyślnaczcionkaakapitu" style:family="text">
      <style:text-properties fo:background-color="#80FFFF"/>
    </style:style>
    <style:style style:name="P3721" style:parent-style-name="Normalny" style:family="paragraph">
      <style:paragraph-properties fo:text-align="justify" fo:line-height="150%" fo:text-indent="0.2479in"/>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P3725" style:parent-style-name="Normalny" style:family="paragraph">
      <style:paragraph-properties fo:text-align="justify" fo:line-height="150%" fo:text-indent="0.2479in">
        <style:tab-stops>
          <style:tab-stop style:type="left" style:position="0.6069in"/>
        </style:tab-stops>
      </style:paragraph-properties>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T3728" style:parent-style-name="Domyślnaczcionkaakapitu" style:family="text">
      <style:text-properties fo:background-color="#80FFFF"/>
    </style:style>
    <style:style style:name="P3729" style:parent-style-name="Normalny" style:family="paragraph">
      <style:paragraph-properties fo:text-align="justify" fo:line-height="150%" fo:text-indent="0.2479in"/>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P3733" style:parent-style-name="Normalny" style:family="paragraph">
      <style:paragraph-properties fo:text-align="justify" fo:line-height="150%" fo:text-indent="0.2479in"/>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T3736" style:parent-style-name="Domyślnaczcionkaakapitu" style:family="text">
      <style:text-properties fo:background-color="#80FFFF"/>
    </style:style>
    <style:style style:name="T3737" style:parent-style-name="Domyślnaczcionkaakapitu" style:family="text">
      <style:text-properties fo:background-color="#80FFFF"/>
    </style:style>
    <style:style style:name="T3738" style:parent-style-name="Domyślnaczcionkaakapitu" style:family="text">
      <style:text-properties fo:background-color="#80FFFF"/>
    </style:style>
    <style:style style:name="T3739" style:parent-style-name="Domyślnaczcionkaakapitu" style:family="text">
      <style:text-properties fo:background-color="#80FFFF"/>
    </style:style>
    <style:style style:name="P3740" style:parent-style-name="Normalny" style:family="paragraph">
      <style:paragraph-properties fo:text-align="justify" fo:line-height="150%" fo:text-indent="0.2479in"/>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T3745" style:parent-style-name="Domyślnaczcionkaakapitu" style:family="text">
      <style:text-properties fo:background-color="#80FFFF"/>
    </style:style>
    <style:style style:name="P3746" style:parent-style-name="Normalny" style:family="paragraph">
      <style:paragraph-properties fo:text-align="justify" fo:line-height="150%" fo:text-indent="0.2479in"/>
    </style:style>
    <style:style style:name="T3747" style:parent-style-name="Domyślnaczcionkaakapitu" style:family="text">
      <style:text-properties fo:background-color="#80FFFF"/>
    </style:style>
    <style:style style:name="P3748" style:parent-style-name="Normalny" style:family="paragraph">
      <style:paragraph-properties fo:text-align="justify" fo:line-height="150%" fo:text-indent="0.2479in"/>
    </style:style>
    <style:style style:name="P3749" style:parent-style-name="Normalny" style:family="paragraph">
      <style:paragraph-properties fo:text-align="justify" fo:line-height="150%" fo:text-indent="0.2479in"/>
    </style:style>
    <style:style style:name="P3750" style:parent-style-name="Normalny" style:family="paragraph">
      <style:paragraph-properties fo:text-align="justify" fo:line-height="150%"/>
    </style:style>
    <style:style style:name="T3751" style:parent-style-name="Domyślnaczcionkaakapitu" style:family="text">
      <style:text-properties style:text-underline-type="single" style:text-underline-style="solid" style:text-underline-width="auto" style:text-underline-mode="continuous"/>
    </style:style>
    <style:style style:name="T3752" style:parent-style-name="Domyślnaczcionkaakapitu" style:family="text">
      <style:text-properties fo:background-color="#80FFFF" style:text-underline-type="single" style:text-underline-style="solid" style:text-underline-width="auto" style:text-underline-mode="continuous"/>
    </style:style>
    <style:style style:name="T3753" style:parent-style-name="Domyślnaczcionkaakapitu" style:family="text">
      <style:text-properties style:text-underline-type="single" style:text-underline-style="solid" style:text-underline-width="auto" style:text-underline-mode="continuous"/>
    </style:style>
    <style:style style:name="P3754" style:parent-style-name="Normalny" style:family="paragraph">
      <style:paragraph-properties fo:text-align="justify" fo:line-height="150%" fo:text-indent="0.2479in"/>
    </style:style>
    <style:style style:name="T3755" style:parent-style-name="Domyślnaczcionkaakapitu" style:family="text">
      <style:text-properties fo:background-color="#80FFFF"/>
    </style:style>
    <style:style style:name="P3756" style:parent-style-name="Normalny" style:family="paragraph">
      <style:paragraph-properties fo:text-align="justify" fo:line-height="150%" fo:text-indent="0.2479in"/>
    </style:style>
    <style:style style:name="P3757" style:parent-style-name="Normalny" style:family="paragraph">
      <style:paragraph-properties fo:text-align="justify" fo:line-height="150%"/>
    </style:style>
    <style:style style:name="P3758" style:parent-style-name="Normalny" style:family="paragraph">
      <style:paragraph-properties fo:text-align="justify" fo:line-height="150%"/>
    </style:style>
    <style:style style:name="P3759" style:parent-style-name="Normalny" style:family="paragraph">
      <style:paragraph-properties fo:text-align="justify" fo:line-height="150%"/>
    </style:style>
    <style:style style:name="P3760" style:parent-style-name="Normalny" style:family="paragraph">
      <style:paragraph-properties fo:text-align="justify" fo:line-height="150%"/>
    </style:style>
    <style:style style:name="P3761" style:parent-style-name="Normalny" style:family="paragraph">
      <style:paragraph-properties fo:text-align="justify" fo:line-height="150%"/>
    </style:style>
    <style:style style:name="P3762" style:parent-style-name="Normalny" style:family="paragraph">
      <style:paragraph-properties fo:text-align="justify" fo:line-height="150%"/>
    </style:style>
    <style:style style:name="T3763" style:parent-style-name="Domyślnaczcionkaakapitu" style:family="text">
      <style:text-properties style:text-underline-type="single" style:text-underline-style="solid" style:text-underline-width="auto" style:text-underline-mode="continuous"/>
    </style:style>
    <style:style style:name="T3764" style:parent-style-name="Domyślnaczcionkaakapitu" style:family="text">
      <style:text-properties fo:background-color="#80FFFF" style:text-underline-type="single" style:text-underline-style="solid" style:text-underline-width="auto" style:text-underline-mode="continuous"/>
    </style:style>
    <style:style style:name="T3765" style:parent-style-name="Domyślnaczcionkaakapitu" style:family="text">
      <style:text-properties style:text-underline-type="single" style:text-underline-style="solid" style:text-underline-width="auto" style:text-underline-mode="continuous"/>
    </style:style>
    <style:style style:name="T3766" style:parent-style-name="Domyślnaczcionkaakapitu" style:family="text">
      <style:text-properties fo:background-color="#80FFFF" style:text-underline-type="single" style:text-underline-style="solid" style:text-underline-width="auto" style:text-underline-mode="continuous"/>
    </style:style>
    <style:style style:name="T3767" style:parent-style-name="Domyślnaczcionkaakapitu" style:family="text">
      <style:text-properties style:text-underline-type="single" style:text-underline-style="solid" style:text-underline-width="auto" style:text-underline-mode="continuous"/>
    </style:style>
    <style:style style:name="P3768" style:parent-style-name="Normalny" style:family="paragraph">
      <style:paragraph-properties fo:text-align="justify" fo:line-height="150%" fo:text-indent="0.2479in"/>
    </style:style>
    <style:style style:name="T3769" style:parent-style-name="Domyślnaczcionkaakapitu" style:family="text">
      <style:text-properties fo:background-color="#80FFFF"/>
    </style:style>
    <style:style style:name="P3770" style:parent-style-name="Normalny" style:family="paragraph">
      <style:paragraph-properties fo:text-align="justify" fo:line-height="150%"/>
    </style:style>
    <style:style style:name="T3771" style:parent-style-name="Domyślnaczcionkaakapitu" style:family="text">
      <style:text-properties style:text-underline-type="single" style:text-underline-style="solid" style:text-underline-width="auto" style:text-underline-mode="continuous"/>
    </style:style>
    <style:style style:name="T3772" style:parent-style-name="Domyślnaczcionkaakapitu" style:family="text">
      <style:text-properties fo:background-color="#80FFFF" style:text-underline-type="single" style:text-underline-style="solid" style:text-underline-width="auto" style:text-underline-mode="continuous"/>
    </style:style>
    <style:style style:name="T3773" style:parent-style-name="Domyślnaczcionkaakapitu" style:family="text">
      <style:text-properties style:text-underline-type="single" style:text-underline-style="solid" style:text-underline-width="auto" style:text-underline-mode="continuous"/>
    </style:style>
    <style:style style:name="T3774" style:parent-style-name="Domyślnaczcionkaakapitu" style:family="text">
      <style:text-properties fo:background-color="#80FFFF" style:text-underline-type="single" style:text-underline-style="solid" style:text-underline-width="auto" style:text-underline-mode="continuous"/>
    </style:style>
    <style:style style:name="T3775" style:parent-style-name="Domyślnaczcionkaakapitu" style:family="text">
      <style:text-properties style:text-underline-type="single" style:text-underline-style="solid" style:text-underline-width="auto" style:text-underline-mode="continuous"/>
    </style:style>
    <style:style style:name="T3776" style:parent-style-name="Domyślnaczcionkaakapitu" style:family="text">
      <style:text-properties fo:background-color="#80FFFF" style:text-underline-type="single" style:text-underline-style="solid" style:text-underline-width="auto" style:text-underline-mode="continuous"/>
    </style:style>
    <style:style style:name="T3777" style:parent-style-name="Domyślnaczcionkaakapitu" style:family="text">
      <style:text-properties style:text-underline-type="single" style:text-underline-style="solid" style:text-underline-width="auto" style:text-underline-mode="continuous"/>
    </style:style>
    <style:style style:name="P3778" style:parent-style-name="Normalny" style:family="paragraph">
      <style:paragraph-properties fo:text-align="justify" fo:line-height="150%" fo:text-indent="0.2479in"/>
    </style:style>
    <style:style style:name="T3779" style:parent-style-name="Domyślnaczcionkaakapitu" style:family="text">
      <style:text-properties fo:background-color="#80FFFF"/>
    </style:style>
    <style:style style:name="P3780" style:parent-style-name="Normalny" style:family="paragraph">
      <style:paragraph-properties fo:text-align="justify" fo:line-height="150%" fo:text-indent="0.2479in"/>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P3785" style:parent-style-name="Normalny" style:family="paragraph">
      <style:paragraph-properties fo:text-align="justify" fo:line-height="150%" fo:text-indent="0.2479in"/>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P3789" style:parent-style-name="Normalny" style:family="paragraph">
      <style:paragraph-properties fo:text-align="justify" fo:line-height="150%" fo:text-indent="0.2479in">
        <style:tab-stops>
          <style:tab-stop style:type="left" style:leader-style="solid" style:leader-text="_" style:position="6.1569in"/>
        </style:tab-stops>
      </style:paragraph-properties>
    </style:style>
    <style:style style:name="T3790" style:parent-style-name="Domyślnaczcionkaakapitu" style:family="text">
      <style:text-properties fo:background-color="#80FFFF"/>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P3794" style:parent-style-name="Normalny" style:family="paragraph">
      <style:paragraph-properties fo:text-align="justify" fo:line-height="150%" fo:text-indent="0.2479in"/>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P3798" style:parent-style-name="Normalny" style:family="paragraph">
      <style:paragraph-properties fo:text-align="justify" fo:line-height="150%" fo:text-indent="0.2479in"/>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P3802" style:parent-style-name="Normalny" style:family="paragraph">
      <style:paragraph-properties fo:text-align="justify" fo:line-height="150%" fo:text-indent="0.2479in"/>
    </style:style>
    <style:style style:name="T3803" style:parent-style-name="Domyślnaczcionkaakapitu" style:family="text">
      <style:text-properties fo:background-color="#80FFFF"/>
    </style:style>
    <style:style style:name="P3804" style:parent-style-name="Normalny" style:family="paragraph">
      <style:paragraph-properties fo:text-align="justify" fo:line-height="150%" fo:text-indent="0.2479in"/>
    </style:style>
    <style:style style:name="T3805" style:parent-style-name="Domyślnaczcionkaakapitu" style:family="text">
      <style:text-properties fo:background-color="#80FFFF"/>
    </style:style>
    <style:style style:name="P3806" style:parent-style-name="Normalny" style:family="paragraph">
      <style:paragraph-properties fo:text-align="justify" fo:line-height="150%" fo:text-indent="0.2479in"/>
    </style:style>
    <style:style style:name="T3807" style:parent-style-name="Domyślnaczcionkaakapitu" style:family="text">
      <style:text-properties fo:background-color="#80FFFF"/>
    </style:style>
    <style:style style:name="T3808" style:parent-style-name="Domyślnaczcionkaakapitu" style:family="text">
      <style:text-properties fo:background-color="#80FFFF"/>
    </style:style>
    <style:style style:name="P3809" style:parent-style-name="Normalny" style:family="paragraph">
      <style:paragraph-properties fo:text-align="justify" fo:line-height="150%" fo:text-indent="0.2479in"/>
    </style:style>
    <style:style style:name="T3810" style:parent-style-name="Domyślnaczcionkaakapitu" style:family="text">
      <style:text-properties fo:background-color="#80FFFF"/>
    </style:style>
    <style:style style:name="T3811" style:parent-style-name="Domyślnaczcionkaakapitu" style:family="text">
      <style:text-properties fo:background-color="#80FFFF"/>
    </style:style>
    <style:style style:name="P3812" style:parent-style-name="Normalny" style:family="paragraph">
      <style:paragraph-properties fo:text-align="justify" fo:line-height="150%" fo:text-indent="0.2479in"/>
    </style:style>
    <style:style style:name="T3813" style:parent-style-name="Domyślnaczcionkaakapitu" style:family="text">
      <style:text-properties fo:background-color="#80FFFF"/>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P3820" style:parent-style-name="Normalny" style:family="paragraph">
      <style:paragraph-properties fo:text-align="justify" fo:line-height="150%" fo:text-indent="0.2479in"/>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P3826" style:parent-style-name="Normalny" style:family="paragraph">
      <style:paragraph-properties fo:text-align="justify" fo:line-height="150%"/>
    </style:style>
    <style:style style:name="T3827" style:parent-style-name="Domyślnaczcionkaakapitu" style:family="text">
      <style:text-properties style:text-underline-type="single" style:text-underline-style="solid" style:text-underline-width="auto" style:text-underline-mode="continuous"/>
    </style:style>
    <style:style style:name="P3828" style:parent-style-name="Normalny" style:family="paragraph">
      <style:paragraph-properties fo:text-align="justify" fo:line-height="150%" fo:text-indent="0.2479in"/>
    </style:style>
    <style:style style:name="P3829" style:parent-style-name="Normalny" style:family="paragraph">
      <style:paragraph-properties fo:text-align="justify" fo:line-height="150%"/>
    </style:style>
    <style:style style:name="T3830" style:parent-style-name="Domyślnaczcionkaakapitu" style:family="text">
      <style:text-properties style:text-underline-type="single" style:text-underline-style="solid" style:text-underline-width="auto" style:text-underline-mode="continuous"/>
    </style:style>
    <style:style style:name="T3831" style:parent-style-name="Domyślnaczcionkaakapitu" style:family="text">
      <style:text-properties fo:background-color="#80FFFF" style:text-underline-type="single" style:text-underline-style="solid" style:text-underline-width="auto" style:text-underline-mode="continuous"/>
    </style:style>
    <style:style style:name="T3832" style:parent-style-name="Domyślnaczcionkaakapitu" style:family="text">
      <style:text-properties style:text-underline-type="single" style:text-underline-style="solid" style:text-underline-width="auto" style:text-underline-mode="continuous"/>
    </style:style>
    <style:style style:name="P3833" style:parent-style-name="Normalny" style:family="paragraph">
      <style:paragraph-properties fo:text-align="justify" fo:line-height="150%" fo:text-indent="0.2479in"/>
    </style:style>
    <style:style style:name="P3834" style:parent-style-name="Normalny" style:family="paragraph">
      <style:paragraph-properties fo:text-align="justify" fo:line-height="150%"/>
    </style:style>
    <style:style style:name="P3835" style:parent-style-name="Normalny" style:family="paragraph">
      <style:paragraph-properties fo:text-align="justify" fo:line-height="150%" fo:text-indent="0.2479in"/>
    </style:style>
    <style:style style:name="P3836" style:parent-style-name="Normalny" style:family="paragraph">
      <style:paragraph-properties fo:text-align="justify" fo:line-height="150%" fo:text-indent="0.2479in"/>
    </style:style>
    <style:style style:name="P3837" style:parent-style-name="Normalny" style:family="paragraph">
      <style:paragraph-properties fo:text-align="justify" fo:line-height="150%" fo:text-indent="0.2479in"/>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style:style>
    <style:style style:name="T3845" style:parent-style-name="Domyślnaczcionkaakapitu" style:family="text">
      <style:text-properties style:text-underline-type="single" style:text-underline-style="solid" style:text-underline-width="auto" style:text-underline-mode="continuous"/>
    </style:style>
    <style:style style:name="P3846" style:parent-style-name="Normalny" style:family="paragraph">
      <style:paragraph-properties fo:text-align="justify" fo:line-height="150%" fo:text-indent="0.2479in"/>
    </style:style>
    <style:style style:name="P3847" style:parent-style-name="Normalny" style:family="paragraph">
      <style:paragraph-properties fo:text-align="justify" fo:line-height="150%" fo:text-indent="0.2479in"/>
    </style:style>
    <style:style style:name="T3848" style:parent-style-name="Domyślnaczcionkaakapitu" style:family="text">
      <style:text-properties fo:background-color="#80FFFF"/>
    </style:style>
    <style:style style:name="P3849" style:parent-style-name="Normalny" style:family="paragraph">
      <style:paragraph-properties fo:text-align="justify" fo:line-height="150%"/>
    </style:style>
    <style:style style:name="T3850" style:parent-style-name="Domyślnaczcionkaakapitu" style:family="text">
      <style:text-properties style:text-underline-type="single" style:text-underline-style="solid" style:text-underline-width="auto" style:text-underline-mode="continuous"/>
    </style:style>
    <style:style style:name="T3851" style:parent-style-name="Domyślnaczcionkaakapitu" style:family="text">
      <style:text-properties fo:background-color="#80FFFF" style:text-underline-type="single" style:text-underline-style="solid" style:text-underline-width="auto" style:text-underline-mode="continuous"/>
    </style:style>
    <style:style style:name="T3852" style:parent-style-name="Domyślnaczcionkaakapitu" style:family="text">
      <style:text-properties style:text-underline-type="single" style:text-underline-style="solid" style:text-underline-width="auto" style:text-underline-mode="continuous"/>
    </style:style>
    <style:style style:name="T3853" style:parent-style-name="Domyślnaczcionkaakapitu" style:family="text">
      <style:text-properties fo:background-color="#80FFFF" style:text-underline-type="single" style:text-underline-style="solid" style:text-underline-width="auto" style:text-underline-mode="continuous"/>
    </style:style>
    <style:style style:name="T3854" style:parent-style-name="Domyślnaczcionkaakapitu" style:family="text">
      <style:text-properties style:text-underline-type="single" style:text-underline-style="solid" style:text-underline-width="auto" style:text-underline-mode="continuous"/>
    </style:style>
    <style:style style:name="T3855" style:parent-style-name="Domyślnaczcionkaakapitu" style:family="text">
      <style:text-properties fo:background-color="#80FFFF" style:text-underline-type="single" style:text-underline-style="solid" style:text-underline-width="auto" style:text-underline-mode="continuous"/>
    </style:style>
    <style:style style:name="T3856" style:parent-style-name="Domyślnaczcionkaakapitu" style:family="text">
      <style:text-properties fo:background-color="#80FFFF" style:text-underline-type="single" style:text-underline-style="solid" style:text-underline-width="auto" style:text-underline-mode="continuous"/>
    </style:style>
    <style:style style:name="T3857" style:parent-style-name="Domyślnaczcionkaakapitu" style:family="text">
      <style:text-properties style:text-underline-type="single" style:text-underline-style="solid" style:text-underline-width="auto" style:text-underline-mode="continuous"/>
    </style:style>
    <style:style style:name="T3858" style:parent-style-name="Domyślnaczcionkaakapitu" style:family="text">
      <style:text-properties style:text-underline-type="single" style:text-underline-style="solid" style:text-underline-width="auto" style:text-underline-mode="continuous"/>
    </style:style>
    <style:style style:name="P3859" style:parent-style-name="Normalny" style:family="paragraph">
      <style:paragraph-properties fo:text-align="justify" fo:line-height="150%" fo:text-indent="0.2479in"/>
    </style:style>
    <style:style style:name="P3860" style:parent-style-name="Normalny" style:family="paragraph">
      <style:paragraph-properties fo:text-align="justify" fo:line-height="150%" fo:text-indent="0.2479in"/>
    </style:style>
    <style:style style:name="P3861" style:parent-style-name="Normalny" style:family="paragraph">
      <style:paragraph-properties fo:text-align="justify" fo:line-height="150%" fo:text-indent="0.2479in"/>
    </style:style>
    <style:style style:name="T3862" style:parent-style-name="Domyślnaczcionkaakapitu" style:family="text">
      <style:text-properties fo:background-color="#80FFFF"/>
    </style:style>
    <style:style style:name="P3863" style:parent-style-name="Normalny" style:family="paragraph">
      <style:paragraph-properties fo:text-align="justify" fo:line-height="150%" fo:text-indent="0.2479in"/>
    </style:style>
    <style:style style:name="T3864" style:parent-style-name="Domyślnaczcionkaakapitu" style:family="text">
      <style:text-properties fo:background-color="#80FFFF"/>
    </style:style>
    <style:style style:name="T3865" style:parent-style-name="Domyślnaczcionkaakapitu" style:family="text">
      <style:text-properties fo:background-color="#80FFFF"/>
    </style:style>
    <style:style style:name="T3866" style:parent-style-name="Domyślnaczcionkaakapitu" style:family="text">
      <style:text-properties fo:background-color="#80FFFF"/>
    </style:style>
    <style:style style:name="P3867" style:parent-style-name="Normalny" style:family="paragraph">
      <style:paragraph-properties fo:text-align="justify" fo:line-height="150%" fo:text-indent="0.2479in"/>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T3875" style:parent-style-name="Domyślnaczcionkaakapitu" style:family="text">
      <style:text-properties fo:background-color="#80FFFF"/>
    </style:style>
    <style:style style:name="P3876" style:parent-style-name="Normalny" style:family="paragraph">
      <style:paragraph-properties fo:text-align="justify" fo:line-height="150%" fo:text-indent="0.2479in"/>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P3885" style:parent-style-name="Normalny" style:family="paragraph">
      <style:paragraph-properties fo:text-align="justify" fo:line-height="150%" fo:text-indent="0.2479in"/>
    </style:style>
    <style:style style:name="T3886" style:parent-style-name="Domyślnaczcionkaakapitu" style:family="text">
      <style:text-properties fo:background-color="#80FFFF"/>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P3891" style:parent-style-name="Normalny" style:family="paragraph">
      <style:paragraph-properties fo:text-align="justify" fo:line-height="150%" fo:text-indent="0.2479in"/>
    </style:style>
    <style:style style:name="P3892" style:parent-style-name="Normalny" style:family="paragraph">
      <style:paragraph-properties fo:text-align="justify" fo:line-height="150%" fo:text-indent="0.2479in"/>
    </style:style>
    <style:style style:name="T3893" style:parent-style-name="Domyślnaczcionkaakapitu" style:family="text">
      <style:text-properties fo:background-color="#80FFFF"/>
    </style:style>
    <style:style style:name="P3894" style:parent-style-name="Normalny" style:family="paragraph">
      <style:paragraph-properties fo:text-align="justify" fo:line-height="150%" fo:text-indent="0.2479in"/>
    </style:style>
    <style:style style:name="P3895" style:parent-style-name="Normalny" style:family="paragraph">
      <style:paragraph-properties fo:text-align="justify" fo:line-height="150%"/>
    </style:style>
    <style:style style:name="T3896" style:parent-style-name="Domyślnaczcionkaakapitu" style:family="text">
      <style:text-properties style:text-underline-type="single" style:text-underline-style="solid" style:text-underline-width="auto" style:text-underline-mode="continuous"/>
    </style:style>
    <style:style style:name="P3897" style:parent-style-name="Normalny" style:family="paragraph">
      <style:paragraph-properties fo:text-align="justify" fo:line-height="150%" fo:text-indent="0.2479in"/>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P3900" style:parent-style-name="Normalny" style:family="paragraph">
      <style:paragraph-properties fo:text-align="justify" fo:line-height="150%"/>
    </style:style>
    <style:style style:name="T3901" style:parent-style-name="Domyślnaczcionkaakapitu" style:family="text">
      <style:text-properties style:text-underline-type="single" style:text-underline-style="solid" style:text-underline-width="auto" style:text-underline-mode="continuous"/>
    </style:style>
    <style:style style:name="T3902" style:parent-style-name="Domyślnaczcionkaakapitu" style:family="text">
      <style:text-properties fo:background-color="#80FFFF" style:text-underline-type="single" style:text-underline-style="solid" style:text-underline-width="auto" style:text-underline-mode="continuous"/>
    </style:style>
    <style:style style:name="T3903" style:parent-style-name="Domyślnaczcionkaakapitu" style:family="text">
      <style:text-properties style:text-underline-type="single" style:text-underline-style="solid" style:text-underline-width="auto" style:text-underline-mode="continuous"/>
    </style:style>
    <style:style style:name="T3904" style:parent-style-name="Domyślnaczcionkaakapitu" style:family="text">
      <style:text-properties fo:background-color="#80FFFF" style:text-underline-type="single" style:text-underline-style="solid" style:text-underline-width="auto" style:text-underline-mode="continuous"/>
    </style:style>
    <style:style style:name="T3905" style:parent-style-name="Domyślnaczcionkaakapitu" style:family="text">
      <style:text-properties style:text-underline-type="single" style:text-underline-style="solid" style:text-underline-width="auto" style:text-underline-mode="continuous"/>
    </style:style>
    <style:style style:name="P3906" style:parent-style-name="Normalny" style:family="paragraph">
      <style:paragraph-properties fo:text-align="justify" fo:line-height="150%" fo:text-indent="0.2479in"/>
    </style:style>
    <style:style style:name="T3907" style:parent-style-name="Domyślnaczcionkaakapitu" style:family="text">
      <style:text-properties fo:background-color="#80FFFF"/>
    </style:style>
    <style:style style:name="P3908" style:parent-style-name="Normalny" style:family="paragraph">
      <style:paragraph-properties fo:text-align="justify" fo:line-height="150%"/>
    </style:style>
    <style:style style:name="P3909" style:parent-style-name="Normalny" style:family="paragraph">
      <style:paragraph-properties fo:text-align="justify" fo:line-height="150%" fo:text-indent="0.2479in"/>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P3912" style:parent-style-name="Normalny" style:family="paragraph">
      <style:paragraph-properties fo:text-align="justify" fo:line-height="150%" fo:text-indent="0.2479in"/>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P3918" style:parent-style-name="Normalny" style:family="paragraph">
      <style:paragraph-properties fo:text-align="justify" fo:line-height="150%" fo:text-indent="0.2479in"/>
    </style:style>
    <style:style style:name="T3919" style:parent-style-name="Domyślnaczcionkaakapitu" style:family="text">
      <style:text-properties fo:background-color="#80FFFF"/>
    </style:style>
    <style:style style:name="T3920" style:parent-style-name="Domyślnaczcionkaakapitu" style:family="text">
      <style:text-properties fo:background-color="#80FFFF"/>
    </style:style>
    <style:style style:name="T3921" style:parent-style-name="Domyślnaczcionkaakapitu" style:family="text">
      <style:text-properties fo:background-color="#80FFFF"/>
    </style:style>
    <style:style style:name="P3922" style:parent-style-name="Normalny" style:family="paragraph">
      <style:paragraph-properties fo:text-align="justify" fo:line-height="150%" fo:text-indent="0.2479in"/>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P3925" style:parent-style-name="Normalny" style:family="paragraph">
      <style:paragraph-properties fo:text-align="justify" fo:line-height="150%" fo:text-indent="0.2479in"/>
    </style:style>
    <style:style style:name="P3926" style:parent-style-name="Normalny" style:family="paragraph">
      <style:paragraph-properties fo:text-align="justify" fo:line-height="150%" fo:text-indent="0.2479in"/>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T3932" style:parent-style-name="Domyślnaczcionkaakapitu" style:family="text">
      <style:text-properties fo:background-color="#80FFFF"/>
    </style:style>
    <style:style style:name="P3933" style:parent-style-name="Normalny" style:family="paragraph">
      <style:paragraph-properties fo:text-align="justify" fo:line-height="150%"/>
    </style:style>
    <style:style style:name="T3934" style:parent-style-name="Domyślnaczcionkaakapitu" style:family="text">
      <style:text-properties fo:background-color="#80FFFF"/>
    </style:style>
    <style:style style:name="P3935" style:parent-style-name="Normalny" style:family="paragraph">
      <style:paragraph-properties fo:text-align="justify" fo:line-height="150%" fo:text-indent="0.2479in"/>
    </style:style>
    <style:style style:name="P3936" style:parent-style-name="Normalny" style:family="paragraph">
      <style:paragraph-properties fo:text-align="justify" fo:line-height="150%" fo:text-indent="0.2479in"/>
    </style:style>
    <style:style style:name="T3937" style:parent-style-name="Domyślnaczcionkaakapitu" style:family="text">
      <style:text-properties fo:background-color="#80FFFF"/>
    </style:style>
    <style:style style:name="P3938" style:parent-style-name="Normalny" style:family="paragraph">
      <style:paragraph-properties fo:text-align="justify" fo:line-height="150%" fo:text-indent="0.2479in"/>
    </style:style>
    <style:style style:name="P3939" style:parent-style-name="Normalny" style:family="paragraph">
      <style:paragraph-properties fo:text-align="justify" fo:line-height="150%"/>
    </style:style>
    <style:style style:name="T3940" style:parent-style-name="Domyślnaczcionkaakapitu" style:family="text">
      <style:text-properties style:text-underline-type="single" style:text-underline-style="solid" style:text-underline-width="auto" style:text-underline-mode="continuous"/>
    </style:style>
    <style:style style:name="T3941" style:parent-style-name="Domyślnaczcionkaakapitu" style:family="text">
      <style:text-properties fo:background-color="#80FFFF" style:text-underline-type="single" style:text-underline-style="solid" style:text-underline-width="auto" style:text-underline-mode="continuous"/>
    </style:style>
    <style:style style:name="P3942" style:parent-style-name="Normalny" style:family="paragraph">
      <style:paragraph-properties fo:text-align="justify" fo:line-height="150%" fo:text-indent="0.2479in"/>
    </style:style>
    <style:style style:name="P3943" style:parent-style-name="Normalny" style:family="paragraph">
      <style:paragraph-properties fo:text-align="justify" fo:line-height="150%"/>
    </style:style>
    <style:style style:name="T3944" style:parent-style-name="Domyślnaczcionkaakapitu" style:family="text">
      <style:text-properties style:text-underline-type="single" style:text-underline-style="solid" style:text-underline-width="auto" style:text-underline-mode="continuous"/>
    </style:style>
    <style:style style:name="T3945" style:parent-style-name="Domyślnaczcionkaakapitu" style:family="text">
      <style:text-properties fo:background-color="#80FFFF" style:text-underline-type="single" style:text-underline-style="solid" style:text-underline-width="auto" style:text-underline-mode="continuous"/>
    </style:style>
    <style:style style:name="T3946" style:parent-style-name="Domyślnaczcionkaakapitu" style:family="text">
      <style:text-properties style:text-underline-type="single" style:text-underline-style="solid" style:text-underline-width="auto" style:text-underline-mode="continuous"/>
    </style:style>
    <style:style style:name="T3947" style:parent-style-name="Domyślnaczcionkaakapitu" style:family="text">
      <style:text-properties fo:background-color="#80FFFF" style:text-underline-type="single" style:text-underline-style="solid" style:text-underline-width="auto" style:text-underline-mode="continuous"/>
    </style:style>
    <style:style style:name="T3948" style:parent-style-name="Domyślnaczcionkaakapitu" style:family="text">
      <style:text-properties style:text-underline-type="single" style:text-underline-style="solid" style:text-underline-width="auto" style:text-underline-mode="continuous"/>
    </style:style>
    <style:style style:name="T3949" style:parent-style-name="Domyślnaczcionkaakapitu" style:family="text">
      <style:text-properties fo:background-color="#80FFFF" style:text-underline-type="single" style:text-underline-style="solid" style:text-underline-width="auto" style:text-underline-mode="continuous"/>
    </style:style>
    <style:style style:name="T3950" style:parent-style-name="Domyślnaczcionkaakapitu" style:family="text">
      <style:text-properties style:text-underline-type="single" style:text-underline-style="solid" style:text-underline-width="auto" style:text-underline-mode="continuous"/>
    </style:style>
    <style:style style:name="P3951" style:parent-style-name="Normalny" style:family="paragraph">
      <style:paragraph-properties fo:text-align="justify" fo:line-height="150%" fo:text-indent="0.2479in"/>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T3954" style:parent-style-name="Domyślnaczcionkaakapitu" style:family="text">
      <style:text-properties fo:background-color="#80FFFF"/>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T3960" style:parent-style-name="Domyślnaczcionkaakapitu" style:family="text">
      <style:text-properties fo:background-color="#80FFFF"/>
    </style:style>
    <style:style style:name="T3961" style:parent-style-name="Domyślnaczcionkaakapitu" style:family="text">
      <style:text-properties fo:background-color="#80FFFF"/>
    </style:style>
    <style:style style:name="P3962" style:parent-style-name="Normalny" style:family="paragraph">
      <style:paragraph-properties fo:text-align="justify" fo:line-height="150%" fo:text-indent="0.2479in"/>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P3965" style:parent-style-name="Normalny" style:family="paragraph">
      <style:paragraph-properties fo:text-align="justify" fo:line-height="150%" fo:text-indent="0.2479in"/>
    </style:style>
    <style:style style:name="T3966" style:parent-style-name="Domyślnaczcionkaakapitu" style:family="text">
      <style:text-properties fo:background-color="#80FFFF"/>
    </style:style>
    <style:style style:name="P3967" style:parent-style-name="Normalny" style:family="paragraph">
      <style:paragraph-properties fo:text-align="justify" fo:line-height="150%" fo:text-indent="0.2479in"/>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P3970" style:parent-style-name="Normalny" style:family="paragraph">
      <style:paragraph-properties fo:text-align="justify" fo:line-height="150%" fo:text-indent="0.2479in"/>
    </style:style>
    <style:style style:name="T3971" style:parent-style-name="Domyślnaczcionkaakapitu" style:family="text">
      <style:text-properties fo:background-color="#80FFFF"/>
    </style:style>
    <style:style style:name="P3972" style:parent-style-name="Normalny" style:family="paragraph">
      <style:paragraph-properties fo:text-align="justify" fo:line-height="150%" fo:text-indent="0.2479in"/>
    </style:style>
    <style:style style:name="T3973" style:parent-style-name="Domyślnaczcionkaakapitu" style:family="text">
      <style:text-properties fo:background-color="#80FFFF"/>
    </style:style>
    <style:style style:name="P3974" style:parent-style-name="Normalny" style:family="paragraph">
      <style:paragraph-properties fo:text-align="justify" fo:line-height="150%" fo:text-indent="0.2479in"/>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P3981" style:parent-style-name="Normalny" style:family="paragraph">
      <style:paragraph-properties fo:text-align="justify" fo:line-height="150%" fo:text-indent="0.2479in"/>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P3987" style:parent-style-name="Normalny" style:family="paragraph">
      <style:paragraph-properties fo:text-align="justify" fo:line-height="150%" fo:text-indent="0.2479in"/>
    </style:style>
    <style:style style:name="P3988" style:parent-style-name="Normalny" style:family="paragraph">
      <style:paragraph-properties fo:text-align="justify" fo:line-height="150%"/>
    </style:style>
    <style:style style:name="T3989" style:parent-style-name="Domyślnaczcionkaakapitu" style:family="text">
      <style:text-properties style:text-underline-type="single" style:text-underline-style="solid" style:text-underline-width="auto" style:text-underline-mode="continuous"/>
    </style:style>
    <style:style style:name="P3990" style:parent-style-name="Normalny" style:family="paragraph">
      <style:paragraph-properties fo:text-align="justify" fo:line-height="150%" fo:text-indent="0.2479in"/>
    </style:style>
    <style:style style:name="T3991" style:parent-style-name="Domyślnaczcionkaakapitu" style:family="text">
      <style:text-properties fo:background-color="#80FFFF"/>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P3994" style:parent-style-name="Normalny" style:family="paragraph">
      <style:paragraph-properties fo:text-align="justify" fo:line-height="150%" fo:text-indent="0.2479in"/>
    </style:style>
    <style:style style:name="T3995" style:parent-style-name="Domyślnaczcionkaakapitu" style:family="text">
      <style:text-properties fo:background-color="#80FFFF"/>
    </style:style>
    <style:style style:name="P3996" style:parent-style-name="Normalny" style:family="paragraph">
      <style:paragraph-properties fo:text-align="justify" fo:line-height="150%" fo:text-indent="0.2479in"/>
    </style:style>
    <style:style style:name="T3997" style:parent-style-name="Domyślnaczcionkaakapitu" style:family="text">
      <style:text-properties fo:background-color="#80FFFF"/>
    </style:style>
    <style:style style:name="P3998" style:parent-style-name="Normalny" style:family="paragraph">
      <style:paragraph-properties fo:text-align="justify" fo:line-height="150%" fo:text-indent="0.2479in"/>
    </style:style>
    <style:style style:name="P3999" style:parent-style-name="Normalny" style:family="paragraph">
      <style:paragraph-properties fo:text-align="justify" fo:line-height="150%"/>
    </style:style>
    <style:style style:name="T4000" style:parent-style-name="Domyślnaczcionkaakapitu" style:family="text">
      <style:text-properties style:text-underline-type="single" style:text-underline-style="solid" style:text-underline-width="auto" style:text-underline-mode="continuous"/>
    </style:style>
    <style:style style:name="T4001" style:parent-style-name="Domyślnaczcionkaakapitu" style:family="text">
      <style:text-properties fo:background-color="#80FFFF" style:text-underline-type="single" style:text-underline-style="solid" style:text-underline-width="auto" style:text-underline-mode="continuous"/>
    </style:style>
    <style:style style:name="T4002" style:parent-style-name="Domyślnaczcionkaakapitu" style:family="text">
      <style:text-properties style:text-underline-type="single" style:text-underline-style="solid" style:text-underline-width="auto" style:text-underline-mode="continuous"/>
    </style:style>
    <style:style style:name="P4003" style:parent-style-name="Normalny" style:family="paragraph">
      <style:paragraph-properties fo:text-align="justify" fo:line-height="150%" fo:text-indent="0.2479in"/>
    </style:style>
    <style:style style:name="T4004" style:parent-style-name="Domyślnaczcionkaakapitu" style:family="text">
      <style:text-properties fo:background-color="#80FFFF"/>
    </style:style>
    <style:style style:name="P4005" style:parent-style-name="Normalny" style:family="paragraph">
      <style:paragraph-properties fo:text-align="justify" fo:line-height="150%" fo:text-indent="0.2479in"/>
    </style:style>
    <style:style style:name="T4006" style:parent-style-name="Domyślnaczcionkaakapitu" style:family="text">
      <style:text-properties fo:background-color="#80FFFF"/>
    </style:style>
    <style:style style:name="P4007" style:parent-style-name="Normalny" style:family="paragraph">
      <style:paragraph-properties fo:text-align="justify" fo:line-height="150%" fo:text-indent="0.2479in"/>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P4015" style:parent-style-name="Normalny" style:family="paragraph">
      <style:paragraph-properties fo:text-align="justify" fo:line-height="150%" fo:text-indent="0.2479in"/>
    </style:style>
    <style:style style:name="T4016" style:parent-style-name="Domyślnaczcionkaakapitu" style:family="text">
      <style:text-properties fo:background-color="#80FFFF"/>
    </style:style>
    <style:style style:name="P4017" style:parent-style-name="Normalny" style:family="paragraph">
      <style:paragraph-properties fo:text-align="justify" fo:line-height="150%" fo:text-indent="0.2479in"/>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P4020" style:parent-style-name="Normalny" style:family="paragraph">
      <style:paragraph-properties fo:text-align="justify" fo:line-height="150%" fo:text-indent="0.2479in"/>
    </style:style>
    <style:style style:name="P4021" style:parent-style-name="Normalny" style:family="paragraph">
      <style:paragraph-properties fo:text-align="justify" fo:line-height="150%" fo:text-indent="0.2479in"/>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P4025" style:parent-style-name="Normalny" style:family="paragraph">
      <style:paragraph-properties fo:text-align="justify" fo:line-height="150%" fo:text-indent="0.2479in"/>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P4029" style:parent-style-name="Normalny" style:family="paragraph">
      <style:paragraph-properties fo:text-align="justify" fo:line-height="150%"/>
    </style:style>
    <style:style style:name="P4030" style:parent-style-name="Normalny" style:family="paragraph">
      <style:paragraph-properties fo:text-align="justify" fo:line-height="150%" fo:text-indent="0.2479in"/>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P4034" style:parent-style-name="Normalny" style:family="paragraph">
      <style:paragraph-properties fo:text-align="justify" fo:line-height="150%"/>
    </style:style>
    <style:style style:name="T4035" style:parent-style-name="Domyślnaczcionkaakapitu" style:family="text">
      <style:text-properties style:text-underline-type="single" style:text-underline-style="solid" style:text-underline-width="auto" style:text-underline-mode="continuous"/>
    </style:style>
    <style:style style:name="T4036" style:parent-style-name="Domyślnaczcionkaakapitu" style:family="text">
      <style:text-properties fo:background-color="#80FFFF" style:text-underline-type="single" style:text-underline-style="solid" style:text-underline-width="auto" style:text-underline-mode="continuous"/>
    </style:style>
    <style:style style:name="P4037" style:parent-style-name="Normalny" style:family="paragraph">
      <style:paragraph-properties fo:text-align="justify" fo:line-height="150%" fo:text-indent="0.2479in"/>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P4040" style:parent-style-name="Normalny" style:family="paragraph">
      <style:paragraph-properties fo:text-align="justify" fo:line-height="150%"/>
    </style:style>
    <style:style style:name="T4041" style:parent-style-name="Domyślnaczcionkaakapitu" style:family="text">
      <style:text-properties style:text-underline-type="single" style:text-underline-style="solid" style:text-underline-width="auto" style:text-underline-mode="continuous"/>
    </style:style>
    <style:style style:name="T4042" style:parent-style-name="Domyślnaczcionkaakapitu" style:family="text">
      <style:text-properties fo:background-color="#80FFFF" style:text-underline-type="single" style:text-underline-style="solid" style:text-underline-width="auto" style:text-underline-mode="continuous"/>
    </style:style>
    <style:style style:name="T4043" style:parent-style-name="Domyślnaczcionkaakapitu" style:family="text">
      <style:text-properties style:text-underline-type="single" style:text-underline-style="solid" style:text-underline-width="auto" style:text-underline-mode="continuous"/>
    </style:style>
    <style:style style:name="P4044" style:parent-style-name="Normalny" style:family="paragraph">
      <style:paragraph-properties fo:text-align="justify" fo:line-height="150%" fo:text-indent="0.2479in"/>
    </style:style>
    <style:style style:name="T4045" style:parent-style-name="Domyślnaczcionkaakapitu" style:family="text">
      <style:text-properties fo:background-color="#80FFFF"/>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P4048" style:parent-style-name="Normalny" style:family="paragraph">
      <style:paragraph-properties fo:text-align="justify" fo:line-height="150%" fo:text-indent="0.2479in"/>
    </style:style>
    <style:style style:name="P4049" style:parent-style-name="Normalny" style:family="paragraph">
      <style:paragraph-properties fo:text-align="justify" fo:line-height="150%"/>
    </style:style>
    <style:style style:name="T4050" style:parent-style-name="Domyślnaczcionkaakapitu" style:family="text">
      <style:text-properties style:text-underline-type="single" style:text-underline-style="solid" style:text-underline-width="auto" style:text-underline-mode="continuous"/>
    </style:style>
    <style:style style:name="P4051" style:parent-style-name="Normalny" style:family="paragraph">
      <style:paragraph-properties fo:text-align="justify" fo:line-height="150%" fo:text-indent="0.2479in"/>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P4054" style:parent-style-name="Normalny" style:family="paragraph">
      <style:paragraph-properties fo:text-align="justify" fo:line-height="150%"/>
    </style:style>
    <style:style style:name="T4055" style:parent-style-name="Domyślnaczcionkaakapitu" style:family="text">
      <style:text-properties style:text-underline-type="single" style:text-underline-style="solid" style:text-underline-width="auto" style:text-underline-mode="continuous"/>
    </style:style>
    <style:style style:name="T4056" style:parent-style-name="Domyślnaczcionkaakapitu" style:family="text">
      <style:text-properties fo:background-color="#80FFFF" style:text-underline-type="single" style:text-underline-style="solid" style:text-underline-width="auto" style:text-underline-mode="continuous"/>
    </style:style>
    <style:style style:name="T4057" style:parent-style-name="Domyślnaczcionkaakapitu" style:family="text">
      <style:text-properties style:text-underline-type="single" style:text-underline-style="solid" style:text-underline-width="auto" style:text-underline-mode="continuous"/>
    </style:style>
    <style:style style:name="T4058" style:parent-style-name="Domyślnaczcionkaakapitu" style:family="text">
      <style:text-properties fo:background-color="#80FFFF" style:text-underline-type="single" style:text-underline-style="solid" style:text-underline-width="auto" style:text-underline-mode="continuous"/>
    </style:style>
    <style:style style:name="T4059" style:parent-style-name="Domyślnaczcionkaakapitu" style:family="text">
      <style:text-properties style:text-underline-type="single" style:text-underline-style="solid" style:text-underline-width="auto" style:text-underline-mode="continuous"/>
    </style:style>
    <style:style style:name="T4060" style:parent-style-name="Domyślnaczcionkaakapitu" style:family="text">
      <style:text-properties fo:background-color="#80FFFF" style:text-underline-type="single" style:text-underline-style="solid" style:text-underline-width="auto" style:text-underline-mode="continuous"/>
    </style:style>
    <style:style style:name="P4061" style:parent-style-name="Normalny" style:family="paragraph">
      <style:paragraph-properties fo:text-align="justify" fo:line-height="150%" fo:text-indent="0.2479in"/>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P4065" style:parent-style-name="Normalny" style:family="paragraph">
      <style:paragraph-properties fo:text-align="justify" fo:line-height="150%" fo:text-indent="0.2479in"/>
    </style:style>
    <style:style style:name="T4066" style:parent-style-name="Domyślnaczcionkaakapitu" style:family="text">
      <style:text-properties fo:background-color="#80FFFF"/>
    </style:style>
    <style:style style:name="T4067" style:parent-style-name="Domyślnaczcionkaakapitu" style:family="text">
      <style:text-properties fo:background-color="#80FFFF"/>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P4071" style:parent-style-name="Normalny" style:family="paragraph">
      <style:paragraph-properties fo:text-align="justify" fo:line-height="150%" fo:text-indent="0.2479in"/>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P4077" style:parent-style-name="Normalny" style:family="paragraph">
      <style:paragraph-properties fo:text-align="justify" fo:line-height="150%" fo:text-indent="0.2479in"/>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P4087" style:parent-style-name="Normalny" style:family="paragraph">
      <style:paragraph-properties fo:text-align="justify" fo:line-height="150%" fo:text-indent="0.2479in"/>
    </style:style>
    <style:style style:name="T4088" style:parent-style-name="Domyślnaczcionkaakapitu" style:family="text">
      <style:text-properties fo:background-color="#80FFFF"/>
    </style:style>
    <style:style style:name="T4089" style:parent-style-name="Domyślnaczcionkaakapitu" style:family="text">
      <style:text-properties fo:background-color="#80FFFF"/>
    </style:style>
    <style:style style:name="P4090" style:parent-style-name="Normalny" style:family="paragraph">
      <style:paragraph-properties fo:text-align="justify" fo:line-height="150%" fo:text-indent="0.2479in"/>
    </style:style>
    <style:style style:name="T4091" style:parent-style-name="Domyślnaczcionkaakapitu" style:family="text">
      <style:text-properties fo:background-color="#80FFFF"/>
    </style:style>
    <style:style style:name="P4092" style:parent-style-name="Normalny" style:family="paragraph">
      <style:paragraph-properties fo:text-align="justify" fo:line-height="150%" fo:text-indent="0.2479in"/>
    </style:style>
    <style:style style:name="T4093" style:parent-style-name="Domyślnaczcionkaakapitu" style:family="text">
      <style:text-properties fo:background-color="#80FFFF"/>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P4096" style:parent-style-name="Normalny" style:family="paragraph">
      <style:paragraph-properties fo:text-align="justify" fo:line-height="150%" fo:text-indent="0.2479in"/>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P4099" style:parent-style-name="Normalny" style:family="paragraph">
      <style:paragraph-properties fo:text-align="justify" fo:line-height="150%" fo:text-indent="0.2479in"/>
    </style:style>
    <style:style style:name="T4100" style:parent-style-name="Domyślnaczcionkaakapitu" style:family="text">
      <style:text-properties fo:background-color="#80FFFF"/>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P4103" style:parent-style-name="Normalny" style:family="paragraph">
      <style:paragraph-properties fo:text-align="justify" fo:line-height="150%" fo:text-indent="0.2479in"/>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P4111" style:parent-style-name="Normalny" style:family="paragraph">
      <style:paragraph-properties fo:text-align="justify" fo:line-height="150%" fo:text-indent="0.2479in"/>
    </style:style>
    <style:style style:name="T4112" style:parent-style-name="Domyślnaczcionkaakapitu" style:family="text">
      <style:text-properties fo:background-color="#80FFFF"/>
    </style:style>
    <style:style style:name="T4113" style:parent-style-name="Domyślnaczcionkaakapitu" style:family="text">
      <style:text-properties fo:background-color="#80FFFF"/>
    </style:style>
    <style:style style:name="P4114" style:parent-style-name="Normalny" style:family="paragraph">
      <style:paragraph-properties fo:text-align="justify" fo:line-height="150%" fo:text-indent="0.2479in"/>
    </style:style>
    <style:style style:name="T4115" style:parent-style-name="Domyślnaczcionkaakapitu" style:family="text">
      <style:text-properties fo:background-color="#80FFFF"/>
    </style:style>
    <style:style style:name="T4116" style:parent-style-name="Domyślnaczcionkaakapitu" style:family="text">
      <style:text-properties fo:background-color="#80FFFF"/>
    </style:style>
    <style:style style:name="P4117" style:parent-style-name="Normalny" style:family="paragraph">
      <style:paragraph-properties fo:text-align="justify" fo:line-height="150%" fo:text-indent="0.2479in"/>
    </style:style>
    <style:style style:name="P4118" style:parent-style-name="Normalny" style:family="paragraph">
      <style:paragraph-properties fo:text-align="justify" fo:line-height="150%" fo:text-indent="0.2479in"/>
    </style:style>
    <style:style style:name="P4119" style:parent-style-name="Normalny" style:family="paragraph">
      <style:paragraph-properties fo:text-align="justify" fo:line-height="150%"/>
    </style:style>
    <style:style style:name="T4120" style:parent-style-name="Domyślnaczcionkaakapitu" style:family="text">
      <style:text-properties style:text-underline-type="single" style:text-underline-style="solid" style:text-underline-width="auto" style:text-underline-mode="continuous"/>
    </style:style>
    <style:style style:name="T4121" style:parent-style-name="Domyślnaczcionkaakapitu" style:family="text">
      <style:text-properties fo:background-color="#80FFFF" style:text-underline-type="single" style:text-underline-style="solid" style:text-underline-width="auto" style:text-underline-mode="continuous"/>
    </style:style>
    <style:style style:name="T4122" style:parent-style-name="Domyślnaczcionkaakapitu" style:family="text">
      <style:text-properties style:text-underline-type="single" style:text-underline-style="solid" style:text-underline-width="auto" style:text-underline-mode="continuous"/>
    </style:style>
    <style:style style:name="T4123" style:parent-style-name="Domyślnaczcionkaakapitu" style:family="text">
      <style:text-properties fo:background-color="#80FFFF" style:text-underline-type="single" style:text-underline-style="solid" style:text-underline-width="auto" style:text-underline-mode="continuous"/>
    </style:style>
    <style:style style:name="P4124" style:parent-style-name="Normalny" style:family="paragraph">
      <style:paragraph-properties fo:text-align="justify" fo:line-height="150%" fo:text-indent="0.2479in"/>
    </style:style>
    <style:style style:name="T4125" style:parent-style-name="Domyślnaczcionkaakapitu" style:family="text">
      <style:text-properties fo:background-color="#80FFFF"/>
    </style:style>
    <style:style style:name="P4126" style:parent-style-name="Normalny" style:family="paragraph">
      <style:paragraph-properties fo:text-align="justify" fo:line-height="150%" fo:text-indent="0.2479in"/>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P4130" style:parent-style-name="Normalny" style:family="paragraph">
      <style:paragraph-properties fo:text-align="justify" fo:line-height="150%" fo:text-indent="0.2479in"/>
    </style:style>
    <style:style style:name="T4131" style:parent-style-name="Domyślnaczcionkaakapitu" style:family="text">
      <style:text-properties fo:background-color="#80FFFF"/>
    </style:style>
    <style:style style:name="T4132" style:parent-style-name="Domyślnaczcionkaakapitu" style:family="text">
      <style:text-properties fo:background-color="#80FFFF"/>
    </style:style>
    <style:style style:name="P4133" style:parent-style-name="Normalny" style:family="paragraph">
      <style:paragraph-properties fo:text-align="justify" fo:line-height="150%"/>
    </style:style>
    <style:style style:name="T4134" style:parent-style-name="Domyślnaczcionkaakapitu" style:family="text">
      <style:text-properties style:text-underline-type="single" style:text-underline-style="solid" style:text-underline-width="auto" style:text-underline-mode="continuous"/>
    </style:style>
    <style:style style:name="T4135" style:parent-style-name="Domyślnaczcionkaakapitu" style:family="text">
      <style:text-properties fo:background-color="#80FFFF" style:text-underline-type="single" style:text-underline-style="solid" style:text-underline-width="auto" style:text-underline-mode="continuous"/>
    </style:style>
    <style:style style:name="T4136" style:parent-style-name="Domyślnaczcionkaakapitu" style:family="text">
      <style:text-properties style:text-underline-type="single" style:text-underline-style="solid" style:text-underline-width="auto" style:text-underline-mode="continuous"/>
    </style:style>
    <style:style style:name="T4137" style:parent-style-name="Domyślnaczcionkaakapitu" style:family="text">
      <style:text-properties fo:background-color="#80FFFF" style:text-underline-type="single" style:text-underline-style="solid" style:text-underline-width="auto" style:text-underline-mode="continuous"/>
    </style:style>
    <style:style style:name="T4138" style:parent-style-name="Domyślnaczcionkaakapitu" style:family="text">
      <style:text-properties style:text-underline-type="single" style:text-underline-style="solid" style:text-underline-width="auto" style:text-underline-mode="continuous"/>
    </style:style>
    <style:style style:name="P4139" style:parent-style-name="Normalny" style:family="paragraph">
      <style:paragraph-properties fo:text-align="justify" fo:line-height="150%" fo:text-indent="0.2479in"/>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T4142" style:parent-style-name="Domyślnaczcionkaakapitu" style:family="text">
      <style:text-properties fo:background-color="#80FFFF"/>
    </style:style>
    <style:style style:name="T4143" style:parent-style-name="Domyślnaczcionkaakapitu" style:family="text">
      <style:text-properties fo:background-color="#80FFFF"/>
    </style:style>
    <style:style style:name="P4144" style:parent-style-name="Normalny" style:family="paragraph">
      <style:paragraph-properties fo:text-align="justify" fo:line-height="150%" fo:text-indent="0.2479in"/>
    </style:style>
    <style:style style:name="T4145" style:parent-style-name="Domyślnaczcionkaakapitu" style:family="text">
      <style:text-properties fo:background-color="#80FFFF"/>
    </style:style>
    <style:style style:name="T4146" style:parent-style-name="Domyślnaczcionkaakapitu" style:family="text">
      <style:text-properties fo:background-color="#80FFFF"/>
    </style:style>
    <style:style style:name="T4147" style:parent-style-name="Domyślnaczcionkaakapitu" style:family="text">
      <style:text-properties fo:background-color="#80FFFF"/>
    </style:style>
    <style:style style:name="T4148" style:parent-style-name="Domyślnaczcionkaakapitu" style:family="text">
      <style:text-properties fo:background-color="#80FFFF"/>
    </style:style>
    <style:style style:name="T4149" style:parent-style-name="Domyślnaczcionkaakapitu" style:family="text">
      <style:text-properties fo:background-color="#80FFFF"/>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P4152" style:parent-style-name="Normalny" style:family="paragraph">
      <style:paragraph-properties fo:text-align="justify" fo:line-height="150%" fo:text-indent="0.2479in"/>
    </style:style>
    <style:style style:name="T4153" style:parent-style-name="Domyślnaczcionkaakapitu" style:family="text">
      <style:text-properties fo:background-color="#80FFFF"/>
    </style:style>
    <style:style style:name="T4154" style:parent-style-name="Domyślnaczcionkaakapitu" style:family="text">
      <style:text-properties fo:background-color="#80FFFF"/>
    </style:style>
    <style:style style:name="T4155" style:parent-style-name="Domyślnaczcionkaakapitu" style:family="text">
      <style:text-properties fo:background-color="#80FFFF"/>
    </style:style>
    <style:style style:name="T4156" style:parent-style-name="Domyślnaczcionkaakapitu" style:family="text">
      <style:text-properties fo:background-color="#80FFFF"/>
    </style:style>
    <style:style style:name="P4157" style:parent-style-name="Normalny" style:family="paragraph">
      <style:paragraph-properties fo:text-align="justify" fo:line-height="150%" fo:text-indent="0.2479in"/>
    </style:style>
    <style:style style:name="T4158" style:parent-style-name="Domyślnaczcionkaakapitu" style:family="text">
      <style:text-properties fo:background-color="#80FFFF"/>
    </style:style>
    <style:style style:name="T4159" style:parent-style-name="Domyślnaczcionkaakapitu" style:family="text">
      <style:text-properties fo:background-color="#80FFFF"/>
    </style:style>
    <style:style style:name="P4160" style:parent-style-name="Normalny" style:family="paragraph">
      <style:paragraph-properties fo:text-align="justify" fo:line-height="150%" fo:text-indent="0.2479in"/>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P4164" style:parent-style-name="Normalny" style:family="paragraph">
      <style:paragraph-properties fo:text-align="justify" fo:line-height="150%" fo:text-indent="0.2479in"/>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P4168" style:parent-style-name="Normalny" style:family="paragraph">
      <style:paragraph-properties fo:text-align="justify" fo:line-height="150%" fo:text-indent="0.2479in"/>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P4173" style:parent-style-name="Normalny" style:family="paragraph">
      <style:paragraph-properties fo:text-align="justify" fo:line-height="150%" fo:text-indent="0.2479in"/>
    </style:style>
    <style:style style:name="P4174" style:parent-style-name="Normalny" style:family="paragraph">
      <style:paragraph-properties fo:text-align="justify" fo:line-height="150%"/>
    </style:style>
    <style:style style:name="T4175" style:parent-style-name="Domyślnaczcionkaakapitu" style:family="text">
      <style:text-properties style:text-underline-type="single" style:text-underline-style="solid" style:text-underline-width="auto" style:text-underline-mode="continuous"/>
    </style:style>
    <style:style style:name="T4176" style:parent-style-name="Domyślnaczcionkaakapitu" style:family="text">
      <style:text-properties fo:background-color="#80FFFF" style:text-underline-type="single" style:text-underline-style="solid" style:text-underline-width="auto" style:text-underline-mode="continuous"/>
    </style:style>
    <style:style style:name="T4177" style:parent-style-name="Domyślnaczcionkaakapitu" style:family="text">
      <style:text-properties style:text-underline-type="single" style:text-underline-style="solid" style:text-underline-width="auto" style:text-underline-mode="continuous"/>
    </style:style>
    <style:style style:name="T4178" style:parent-style-name="Domyślnaczcionkaakapitu" style:family="text">
      <style:text-properties fo:background-color="#80FFFF" style:text-underline-type="single" style:text-underline-style="solid" style:text-underline-width="auto" style:text-underline-mode="continuous"/>
    </style:style>
    <style:style style:name="T4179" style:parent-style-name="Domyślnaczcionkaakapitu" style:family="text">
      <style:text-properties style:text-underline-type="single" style:text-underline-style="solid" style:text-underline-width="auto" style:text-underline-mode="continuous"/>
    </style:style>
    <style:style style:name="T4180" style:parent-style-name="Domyślnaczcionkaakapitu" style:family="text">
      <style:text-properties fo:background-color="#80FFFF" style:text-underline-type="single" style:text-underline-style="solid" style:text-underline-width="auto" style:text-underline-mode="continuous"/>
    </style:style>
    <style:style style:name="T4181" style:parent-style-name="Domyślnaczcionkaakapitu" style:family="text">
      <style:text-properties style:text-underline-type="single" style:text-underline-style="solid" style:text-underline-width="auto" style:text-underline-mode="continuous"/>
    </style:style>
    <style:style style:name="T4182" style:parent-style-name="Domyślnaczcionkaakapitu" style:family="text">
      <style:text-properties fo:background-color="#80FFFF" style:text-underline-type="single" style:text-underline-style="solid" style:text-underline-width="auto" style:text-underline-mode="continuous"/>
    </style:style>
    <style:style style:name="T4183" style:parent-style-name="Domyślnaczcionkaakapitu" style:family="text">
      <style:text-properties fo:background-color="#80FFFF"/>
    </style:style>
    <style:style style:name="P4184" style:parent-style-name="Normalny" style:family="paragraph">
      <style:paragraph-properties fo:text-align="justify" fo:line-height="150%" fo:text-indent="0.2479in"/>
    </style:style>
    <style:style style:name="T4185" style:parent-style-name="Domyślnaczcionkaakapitu" style:family="text">
      <style:text-properties fo:background-color="#80FFFF"/>
    </style:style>
    <style:style style:name="P4186" style:parent-style-name="Normalny" style:family="paragraph">
      <style:paragraph-properties fo:text-align="justify" fo:line-height="150%" fo:text-indent="0.2479in"/>
    </style:style>
    <style:style style:name="T4187" style:parent-style-name="Domyślnaczcionkaakapitu" style:family="text">
      <style:text-properties fo:background-color="#80FFFF"/>
    </style:style>
    <style:style style:name="P4188" style:parent-style-name="Normalny" style:family="paragraph">
      <style:paragraph-properties fo:text-align="justify" fo:line-height="150%"/>
    </style:style>
    <style:style style:name="T4189" style:parent-style-name="Domyślnaczcionkaakapitu" style:family="text">
      <style:text-properties style:text-underline-type="single" style:text-underline-style="solid" style:text-underline-width="auto" style:text-underline-mode="continuous"/>
    </style:style>
    <style:style style:name="T4190" style:parent-style-name="Domyślnaczcionkaakapitu" style:family="text">
      <style:text-properties fo:background-color="#80FFFF" style:text-underline-type="single" style:text-underline-style="solid" style:text-underline-width="auto" style:text-underline-mode="continuous"/>
    </style:style>
    <style:style style:name="T4191" style:parent-style-name="Domyślnaczcionkaakapitu" style:family="text">
      <style:text-properties style:text-underline-type="single" style:text-underline-style="solid" style:text-underline-width="auto" style:text-underline-mode="continuous"/>
    </style:style>
    <style:style style:name="P4192" style:parent-style-name="Normalny" style:family="paragraph">
      <style:paragraph-properties fo:text-align="justify" fo:line-height="150%" fo:text-indent="0.2479in"/>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T4195" style:parent-style-name="Domyślnaczcionkaakapitu" style:family="text">
      <style:text-properties fo:background-color="#80FFFF"/>
    </style:style>
    <style:style style:name="T4196" style:parent-style-name="Domyślnaczcionkaakapitu" style:family="text">
      <style:text-properties fo:background-color="#80FFFF"/>
    </style:style>
    <style:style style:name="P4197" style:parent-style-name="Normalny" style:family="paragraph">
      <style:paragraph-properties fo:text-align="justify" fo:line-height="150%" fo:text-indent="0.2479in"/>
    </style:style>
    <style:style style:name="T4198" style:parent-style-name="Domyślnaczcionkaakapitu" style:family="text">
      <style:text-properties fo:background-color="#80FFFF"/>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T4202" style:parent-style-name="Domyślnaczcionkaakapitu" style:family="text">
      <style:text-properties fo:background-color="#80FFFF"/>
    </style:style>
    <style:style style:name="T4203" style:parent-style-name="Domyślnaczcionkaakapitu" style:family="text">
      <style:text-properties fo:background-color="#80FFFF"/>
    </style:style>
    <style:style style:name="T4204" style:parent-style-name="Domyślnaczcionkaakapitu" style:family="text">
      <style:text-properties fo:background-color="#80FFFF"/>
    </style:style>
    <style:style style:name="T4205" style:parent-style-name="Domyślnaczcionkaakapitu" style:family="text">
      <style:text-properties fo:background-color="#80FFFF"/>
    </style:style>
    <style:style style:name="T4206" style:parent-style-name="Domyślnaczcionkaakapitu" style:family="text">
      <style:text-properties fo:background-color="#80FFFF"/>
    </style:style>
    <style:style style:name="P4207" style:parent-style-name="Normalny" style:family="paragraph">
      <style:paragraph-properties fo:text-align="justify" fo:line-height="150%"/>
    </style:style>
    <style:style style:name="T4208" style:parent-style-name="Domyślnaczcionkaakapitu" style:family="text">
      <style:text-properties style:text-underline-type="single" style:text-underline-style="solid" style:text-underline-width="auto" style:text-underline-mode="continuous"/>
    </style:style>
    <style:style style:name="P4209" style:parent-style-name="Normalny" style:family="paragraph">
      <style:paragraph-properties fo:text-align="justify" fo:line-height="150%" fo:text-indent="0.2479in"/>
    </style:style>
    <style:style style:name="P4210" style:parent-style-name="Normalny" style:family="paragraph">
      <style:paragraph-properties fo:text-align="justify" fo:line-height="150%" fo:text-indent="0.2479in"/>
    </style:style>
    <style:style style:name="T4211" style:parent-style-name="Domyślnaczcionkaakapitu" style:family="text">
      <style:text-properties fo:background-color="#80FFFF"/>
    </style:style>
    <style:style style:name="T4212" style:parent-style-name="Domyślnaczcionkaakapitu" style:family="text">
      <style:text-properties fo:background-color="#80FFFF"/>
    </style:style>
    <style:style style:name="T4213" style:parent-style-name="Domyślnaczcionkaakapitu" style:family="text">
      <style:text-properties fo:background-color="#80FFFF"/>
    </style:style>
    <style:style style:name="P4214" style:parent-style-name="Normalny" style:family="paragraph">
      <style:paragraph-properties fo:text-align="justify" fo:line-height="150%" fo:text-indent="0.2479in"/>
    </style:style>
    <style:style style:name="T4215" style:parent-style-name="Domyślnaczcionkaakapitu" style:family="text">
      <style:text-properties fo:background-color="#80FFFF"/>
    </style:style>
    <style:style style:name="P4216" style:parent-style-name="Normalny" style:family="paragraph">
      <style:paragraph-properties fo:text-align="justify" fo:line-height="150%"/>
    </style:style>
    <style:style style:name="T4217" style:parent-style-name="Domyślnaczcionkaakapitu" style:family="text">
      <style:text-properties style:text-underline-type="single" style:text-underline-style="solid" style:text-underline-width="auto" style:text-underline-mode="continuous"/>
    </style:style>
    <style:style style:name="P4218" style:parent-style-name="Normalny" style:family="paragraph">
      <style:paragraph-properties fo:text-align="justify" fo:line-height="150%" fo:text-indent="0.2479in"/>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P4222" style:parent-style-name="Normalny" style:family="paragraph">
      <style:paragraph-properties fo:text-align="justify" fo:line-height="150%" fo:text-indent="0.2479in"/>
    </style:style>
    <style:style style:name="T4223" style:parent-style-name="Domyślnaczcionkaakapitu" style:family="text">
      <style:text-properties fo:background-color="#80FFFF"/>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P4226" style:parent-style-name="Normalny" style:family="paragraph">
      <style:paragraph-properties fo:text-align="justify" fo:line-height="150%"/>
    </style:style>
    <style:style style:name="T4227" style:parent-style-name="Domyślnaczcionkaakapitu" style:family="text">
      <style:text-properties style:text-underline-type="single" style:text-underline-style="solid" style:text-underline-width="auto" style:text-underline-mode="continuous"/>
    </style:style>
    <style:style style:name="P4228" style:parent-style-name="Normalny" style:family="paragraph">
      <style:paragraph-properties fo:text-align="justify" fo:line-height="150%" fo:text-indent="0.2479in"/>
    </style:style>
    <style:style style:name="T4229" style:parent-style-name="Domyślnaczcionkaakapitu" style:family="text">
      <style:text-properties fo:background-color="#80FFFF"/>
    </style:style>
    <style:style style:name="P4230" style:parent-style-name="Normalny" style:family="paragraph">
      <style:paragraph-properties fo:text-align="justify" fo:line-height="150%"/>
    </style:style>
    <style:style style:name="T4231" style:parent-style-name="Domyślnaczcionkaakapitu" style:family="text">
      <style:text-properties fo:background-color="#80FFFF" style:text-underline-type="single" style:text-underline-style="solid" style:text-underline-width="auto" style:text-underline-mode="continuous"/>
    </style:style>
    <style:style style:name="T4232" style:parent-style-name="Domyślnaczcionkaakapitu" style:family="text">
      <style:text-properties style:text-underline-type="single" style:text-underline-style="solid" style:text-underline-width="auto" style:text-underline-mode="continuous"/>
    </style:style>
    <style:style style:name="T4233" style:parent-style-name="Domyślnaczcionkaakapitu" style:family="text">
      <style:text-properties fo:background-color="#80FFFF" style:text-underline-type="single" style:text-underline-style="solid" style:text-underline-width="auto" style:text-underline-mode="continuous"/>
    </style:style>
    <style:style style:name="T4234" style:parent-style-name="Domyślnaczcionkaakapitu" style:family="text">
      <style:text-properties style:text-underline-type="single" style:text-underline-style="solid" style:text-underline-width="auto" style:text-underline-mode="continuous"/>
    </style:style>
    <style:style style:name="T4235" style:parent-style-name="Domyślnaczcionkaakapitu" style:family="text">
      <style:text-properties fo:background-color="#80FFFF"/>
    </style:style>
    <style:style style:name="P4236" style:parent-style-name="Normalny" style:family="paragraph">
      <style:paragraph-properties fo:text-align="justify" fo:line-height="150%" fo:text-indent="0.2479in"/>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T4239" style:parent-style-name="Domyślnaczcionkaakapitu" style:family="text">
      <style:text-properties fo:background-color="#80FFFF"/>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T4243" style:parent-style-name="Domyślnaczcionkaakapitu" style:family="text">
      <style:text-properties fo:background-color="#80FFFF"/>
    </style:style>
    <style:style style:name="T4244" style:parent-style-name="Domyślnaczcionkaakapitu" style:family="text">
      <style:text-properties fo:background-color="#80FFFF"/>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P4247" style:parent-style-name="Normalny" style:family="paragraph">
      <style:paragraph-properties fo:text-align="justify" fo:line-height="150%" fo:text-indent="0.2479in"/>
    </style:style>
    <style:style style:name="T4248" style:parent-style-name="Domyślnaczcionkaakapitu" style:family="text">
      <style:text-properties fo:background-color="#80FFFF"/>
    </style:style>
    <style:style style:name="T4249" style:parent-style-name="Domyślnaczcionkaakapitu" style:family="text">
      <style:text-properties fo:background-color="#80FFFF"/>
    </style:style>
    <style:style style:name="P4250" style:parent-style-name="Normalny" style:family="paragraph">
      <style:paragraph-properties fo:text-align="justify" fo:line-height="150%" fo:text-indent="0.2479in"/>
    </style:style>
    <style:style style:name="P4251" style:parent-style-name="Normalny" style:family="paragraph">
      <style:paragraph-properties fo:text-align="justify" fo:line-height="150%"/>
    </style:style>
    <style:style style:name="T4252" style:parent-style-name="Domyślnaczcionkaakapitu" style:family="text">
      <style:text-properties style:text-underline-type="single" style:text-underline-style="solid" style:text-underline-width="auto" style:text-underline-mode="continuous"/>
    </style:style>
    <style:style style:name="T4253" style:parent-style-name="Domyślnaczcionkaakapitu" style:family="text">
      <style:text-properties fo:background-color="#80FFFF" style:text-underline-type="single" style:text-underline-style="solid" style:text-underline-width="auto" style:text-underline-mode="continuous"/>
    </style:style>
    <style:style style:name="T4254" style:parent-style-name="Domyślnaczcionkaakapitu" style:family="text">
      <style:text-properties style:text-underline-type="single" style:text-underline-style="solid" style:text-underline-width="auto" style:text-underline-mode="continuous"/>
    </style:style>
    <style:style style:name="T4255" style:parent-style-name="Domyślnaczcionkaakapitu" style:family="text">
      <style:text-properties fo:background-color="#80FFFF" style:text-underline-type="single" style:text-underline-style="solid" style:text-underline-width="auto" style:text-underline-mode="continuous"/>
    </style:style>
    <style:style style:name="T4256" style:parent-style-name="Domyślnaczcionkaakapitu" style:family="text">
      <style:text-properties style:text-underline-type="single" style:text-underline-style="solid" style:text-underline-width="auto" style:text-underline-mode="continuous"/>
    </style:style>
    <style:style style:name="T4257" style:parent-style-name="Domyślnaczcionkaakapitu" style:family="text">
      <style:text-properties fo:background-color="#80FFFF" style:text-underline-type="single" style:text-underline-style="solid" style:text-underline-width="auto" style:text-underline-mode="continuous"/>
    </style:style>
    <style:style style:name="T4258" style:parent-style-name="Domyślnaczcionkaakapitu" style:family="text">
      <style:text-properties fo:background-color="#80FFFF"/>
    </style:style>
    <style:style style:name="P4259" style:parent-style-name="Normalny" style:family="paragraph">
      <style:paragraph-properties fo:text-align="justify" fo:line-height="150%" fo:text-indent="0.2479in"/>
    </style:style>
    <style:style style:name="T4260" style:parent-style-name="Domyślnaczcionkaakapitu" style:family="text">
      <style:text-properties fo:background-color="#80FFFF"/>
    </style:style>
    <style:style style:name="P4261" style:parent-style-name="Normalny" style:family="paragraph">
      <style:paragraph-properties fo:text-align="justify" fo:line-height="150%" fo:text-indent="0.2479in"/>
    </style:style>
    <style:style style:name="T4262" style:parent-style-name="Domyślnaczcionkaakapitu" style:family="text">
      <style:text-properties fo:background-color="#80FFFF"/>
    </style:style>
    <style:style style:name="T4263" style:parent-style-name="Domyślnaczcionkaakapitu" style:family="text">
      <style:text-properties fo:background-color="#80FFFF"/>
    </style:style>
    <style:style style:name="P4264" style:parent-style-name="Normalny" style:family="paragraph">
      <style:paragraph-properties fo:text-align="justify" fo:line-height="150%"/>
    </style:style>
    <style:style style:name="T4265" style:parent-style-name="Domyślnaczcionkaakapitu" style:family="text">
      <style:text-properties fo:background-color="#80FFFF" style:text-underline-type="single" style:text-underline-style="solid" style:text-underline-width="auto" style:text-underline-mode="continuous"/>
    </style:style>
    <style:style style:name="T4266" style:parent-style-name="Domyślnaczcionkaakapitu" style:family="text">
      <style:text-properties style:text-underline-type="single" style:text-underline-style="solid" style:text-underline-width="auto" style:text-underline-mode="continuous"/>
    </style:style>
    <style:style style:name="T4267" style:parent-style-name="Domyślnaczcionkaakapitu" style:family="text">
      <style:text-properties fo:background-color="#80FFFF" style:text-underline-type="single" style:text-underline-style="solid" style:text-underline-width="auto" style:text-underline-mode="continuous"/>
    </style:style>
    <style:style style:name="T4268" style:parent-style-name="Domyślnaczcionkaakapitu" style:family="text">
      <style:text-properties style:text-underline-type="single" style:text-underline-style="solid" style:text-underline-width="auto" style:text-underline-mode="continuous"/>
    </style:style>
    <style:style style:name="T4269" style:parent-style-name="Domyślnaczcionkaakapitu" style:family="text">
      <style:text-properties fo:background-color="#80FFFF" style:text-underline-type="single" style:text-underline-style="solid" style:text-underline-width="auto" style:text-underline-mode="continuous"/>
    </style:style>
    <style:style style:name="T4270" style:parent-style-name="Domyślnaczcionkaakapitu" style:family="text">
      <style:text-properties style:text-underline-type="single" style:text-underline-style="solid" style:text-underline-width="auto" style:text-underline-mode="continuous"/>
    </style:style>
    <style:style style:name="T4271" style:parent-style-name="Domyślnaczcionkaakapitu" style:family="text">
      <style:text-properties fo:background-color="#80FFFF" style:text-underline-type="single" style:text-underline-style="solid" style:text-underline-width="auto" style:text-underline-mode="continuous"/>
    </style:style>
    <style:style style:name="P4272" style:parent-style-name="Normalny" style:family="paragraph">
      <style:paragraph-properties fo:text-align="justify" fo:line-height="150%" fo:text-indent="0.2479in"/>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P4275" style:parent-style-name="Normalny" style:family="paragraph">
      <style:paragraph-properties fo:text-align="justify" fo:line-height="150%" fo:text-indent="0.2479in"/>
    </style:style>
    <style:style style:name="T4276" style:parent-style-name="Domyślnaczcionkaakapitu" style:family="text">
      <style:text-properties fo:background-color="#80FFFF"/>
    </style:style>
    <style:style style:name="T4277" style:parent-style-name="Domyślnaczcionkaakapitu" style:family="text">
      <style:text-properties fo:background-color="#80FFFF"/>
    </style:style>
    <style:style style:name="P4278" style:parent-style-name="Normalny" style:family="paragraph">
      <style:paragraph-properties fo:text-align="justify" fo:line-height="150%" fo:text-indent="0.2479in"/>
    </style:style>
    <style:style style:name="P4279" style:parent-style-name="Normalny" style:family="paragraph">
      <style:paragraph-properties fo:text-align="justify" fo:line-height="150%"/>
    </style:style>
    <style:style style:name="P4280" style:parent-style-name="Normalny" style:family="paragraph">
      <style:paragraph-properties fo:text-align="justify" fo:line-height="150%" fo:text-indent="0.2479in"/>
    </style:style>
    <style:style style:name="T4281" style:parent-style-name="Domyślnaczcionkaakapitu" style:family="text">
      <style:text-properties fo:background-color="#80FFFF"/>
    </style:style>
    <style:style style:name="T4282" style:parent-style-name="Domyślnaczcionkaakapitu" style:family="text">
      <style:text-properties fo:background-color="#80FFFF"/>
    </style:style>
    <style:style style:name="T4283" style:parent-style-name="Domyślnaczcionkaakapitu" style:family="text">
      <style:text-properties fo:background-color="#80FFFF"/>
    </style:style>
    <style:style style:name="P4284" style:parent-style-name="Normalny" style:family="paragraph">
      <style:paragraph-properties fo:text-align="justify" fo:line-height="150%"/>
    </style:style>
    <style:style style:name="P4285" style:parent-style-name="Normalny" style:family="paragraph">
      <style:paragraph-properties fo:text-align="justify" fo:line-height="150%"/>
    </style:style>
    <style:style style:name="T4286" style:parent-style-name="Domyślnaczcionkaakapitu" style:family="text">
      <style:text-properties style:text-underline-type="single" style:text-underline-style="solid" style:text-underline-width="auto" style:text-underline-mode="continuous"/>
    </style:style>
    <style:style style:name="P4287" style:parent-style-name="Normalny" style:family="paragraph">
      <style:paragraph-properties fo:text-align="justify" fo:line-height="150%" fo:text-indent="0.2479in"/>
    </style:style>
    <style:style style:name="T4288" style:parent-style-name="Domyślnaczcionkaakapitu" style:family="text">
      <style:text-properties fo:background-color="#80FFFF"/>
    </style:style>
    <style:style style:name="P4289" style:parent-style-name="Normalny" style:family="paragraph">
      <style:paragraph-properties fo:text-align="justify" fo:line-height="150%" fo:text-indent="0.2479in"/>
    </style:style>
    <style:style style:name="P4290" style:parent-style-name="Normalny" style:family="paragraph">
      <style:paragraph-properties fo:text-align="justify" fo:line-height="150%" fo:text-indent="0.2479in"/>
    </style:style>
    <style:style style:name="T4291" style:parent-style-name="Domyślnaczcionkaakapitu" style:family="text">
      <style:text-properties fo:background-color="#80FFFF"/>
    </style:style>
    <style:style style:name="P4292" style:parent-style-name="Normalny" style:family="paragraph">
      <style:paragraph-properties fo:text-align="justify" fo:line-height="150%"/>
    </style:style>
    <style:style style:name="P4293" style:parent-style-name="Normalny" style:family="paragraph">
      <style:paragraph-properties fo:text-align="justify" fo:line-height="150%" fo:text-indent="0.2479in"/>
    </style:style>
    <style:style style:name="T4294" style:parent-style-name="Domyślnaczcionkaakapitu" style:family="text">
      <style:text-properties fo:background-color="#80FFFF"/>
    </style:style>
    <style:style style:name="P4295" style:parent-style-name="Normalny" style:family="paragraph">
      <style:paragraph-properties fo:text-align="justify" fo:line-height="150%" fo:text-indent="0.2479in"/>
    </style:style>
    <style:style style:name="T4296" style:parent-style-name="Domyślnaczcionkaakapitu" style:family="text">
      <style:text-properties fo:background-color="#80FFFF"/>
    </style:style>
    <style:style style:name="T4297" style:parent-style-name="Domyślnaczcionkaakapitu" style:family="text">
      <style:text-properties fo:background-color="#80FFFF"/>
    </style:style>
    <style:style style:name="P4298" style:parent-style-name="Normalny" style:family="paragraph">
      <style:paragraph-properties fo:text-align="justify" fo:line-height="150%"/>
    </style:style>
    <style:style style:name="T4299" style:parent-style-name="Domyślnaczcionkaakapitu" style:family="text">
      <style:text-properties style:text-underline-type="single" style:text-underline-style="solid" style:text-underline-width="auto" style:text-underline-mode="continuous"/>
    </style:style>
    <style:style style:name="P4300" style:parent-style-name="Normalny" style:family="paragraph">
      <style:paragraph-properties fo:text-align="justify" fo:line-height="150%" fo:text-indent="0.2479in"/>
    </style:style>
    <style:style style:name="P4301" style:parent-style-name="Normalny" style:family="paragraph">
      <style:paragraph-properties fo:text-align="justify" fo:line-height="150%"/>
    </style:style>
    <style:style style:name="T4302" style:parent-style-name="Domyślnaczcionkaakapitu" style:family="text">
      <style:text-properties style:text-underline-type="single" style:text-underline-style="solid" style:text-underline-width="auto" style:text-underline-mode="continuous"/>
    </style:style>
    <style:style style:name="T4303" style:parent-style-name="Domyślnaczcionkaakapitu" style:family="text">
      <style:text-properties fo:background-color="#80FFFF" style:text-underline-type="single" style:text-underline-style="solid" style:text-underline-width="auto" style:text-underline-mode="continuous"/>
    </style:style>
    <style:style style:name="T4304" style:parent-style-name="Domyślnaczcionkaakapitu" style:family="text">
      <style:text-properties style:text-underline-type="single" style:text-underline-style="solid" style:text-underline-width="auto" style:text-underline-mode="continuous"/>
    </style:style>
    <style:style style:name="P4305" style:parent-style-name="Normalny" style:family="paragraph">
      <style:paragraph-properties fo:text-align="justify" fo:line-height="150%" fo:text-indent="0.2479in"/>
    </style:style>
    <style:style style:name="T4306" style:parent-style-name="Domyślnaczcionkaakapitu" style:family="text">
      <style:text-properties fo:background-color="#80FFFF"/>
    </style:style>
    <style:style style:name="P4307" style:parent-style-name="Normalny" style:family="paragraph">
      <style:paragraph-properties fo:text-align="justify" fo:line-height="150%" fo:text-indent="0.2479in"/>
    </style:style>
    <style:style style:name="P4308" style:parent-style-name="Normalny" style:family="paragraph">
      <style:paragraph-properties fo:text-align="justify" fo:line-height="150%" fo:text-indent="0.2479in"/>
    </style:style>
    <style:style style:name="P4309" style:parent-style-name="Normalny" style:family="paragraph">
      <style:paragraph-properties fo:text-align="justify" fo:line-height="150%" fo:text-indent="0.2479in"/>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P4314" style:parent-style-name="Normalny" style:family="paragraph">
      <style:paragraph-properties fo:text-align="justify" fo:line-height="150%" fo:text-indent="0.2479in"/>
    </style:style>
    <style:style style:name="P4315" style:parent-style-name="Normalny" style:family="paragraph">
      <style:paragraph-properties fo:text-align="justify" fo:line-height="150%">
        <style:tab-stops>
          <style:tab-stop style:type="left" style:position="1.4881in"/>
        </style:tab-stops>
      </style:paragraph-properties>
    </style:style>
    <style:style style:name="T4316" style:parent-style-name="Domyślnaczcionkaakapitu" style:family="text">
      <style:text-properties style:text-underline-type="single" style:text-underline-style="solid" style:text-underline-width="auto" style:text-underline-mode="continuous"/>
    </style:style>
    <style:style style:name="P4317" style:parent-style-name="Normalny" style:family="paragraph">
      <style:paragraph-properties fo:text-align="justify" fo:line-height="150%" fo:text-indent="0.2479in"/>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P4322" style:parent-style-name="Normalny" style:family="paragraph">
      <style:paragraph-properties fo:text-align="justify" fo:line-height="150%" fo:text-indent="0.2479in"/>
    </style:style>
    <style:style style:name="P4323" style:parent-style-name="Normalny" style:family="paragraph">
      <style:paragraph-properties fo:text-align="justify" fo:line-height="150%" fo:text-indent="0.2479in"/>
    </style:style>
    <style:style style:name="T4324" style:parent-style-name="Domyślnaczcionkaakapitu" style:family="text">
      <style:text-properties fo:background-color="#80FFFF"/>
    </style:style>
    <style:style style:name="P4325" style:parent-style-name="Normalny" style:family="paragraph">
      <style:paragraph-properties fo:text-align="justify" fo:line-height="150%"/>
    </style:style>
    <style:style style:name="T4326" style:parent-style-name="Domyślnaczcionkaakapitu" style:family="text">
      <style:text-properties style:text-underline-type="single" style:text-underline-style="solid" style:text-underline-width="auto" style:text-underline-mode="continuous"/>
    </style:style>
    <style:style style:name="P4327" style:parent-style-name="Normalny" style:family="paragraph">
      <style:paragraph-properties fo:text-align="justify" fo:line-height="150%" fo:text-indent="0.2479in"/>
    </style:style>
    <style:style style:name="T4328" style:parent-style-name="Domyślnaczcionkaakapitu" style:family="text">
      <style:text-properties fo:background-color="#80FFFF"/>
    </style:style>
    <style:style style:name="T4329" style:parent-style-name="Domyślnaczcionkaakapitu" style:family="text">
      <style:text-properties fo:background-color="#80FFFF"/>
    </style:style>
    <style:style style:name="P4330" style:parent-style-name="Normalny" style:family="paragraph">
      <style:paragraph-properties fo:text-align="justify" fo:line-height="150%"/>
    </style:style>
    <style:style style:name="T4331" style:parent-style-name="Domyślnaczcionkaakapitu" style:family="text">
      <style:text-properties style:text-underline-type="single" style:text-underline-style="solid" style:text-underline-width="auto" style:text-underline-mode="continuous"/>
    </style:style>
    <style:style style:name="T4332" style:parent-style-name="Domyślnaczcionkaakapitu" style:family="text">
      <style:text-properties fo:background-color="#80FFFF" style:text-underline-type="single" style:text-underline-style="solid" style:text-underline-width="auto" style:text-underline-mode="continuous"/>
    </style:style>
    <style:style style:name="T4333" style:parent-style-name="Domyślnaczcionkaakapitu" style:family="text">
      <style:text-properties style:text-underline-type="single" style:text-underline-style="solid" style:text-underline-width="auto" style:text-underline-mode="continuous"/>
    </style:style>
    <style:style style:name="T4334" style:parent-style-name="Domyślnaczcionkaakapitu" style:family="text">
      <style:text-properties fo:background-color="#80FFFF" style:text-underline-type="single" style:text-underline-style="solid" style:text-underline-width="auto" style:text-underline-mode="continuous"/>
    </style:style>
    <style:style style:name="T4335" style:parent-style-name="Domyślnaczcionkaakapitu" style:family="text">
      <style:text-properties style:text-underline-type="single" style:text-underline-style="solid" style:text-underline-width="auto" style:text-underline-mode="continuous"/>
    </style:style>
    <style:style style:name="T4336" style:parent-style-name="Domyślnaczcionkaakapitu" style:family="text">
      <style:text-properties fo:background-color="#80FFFF" style:text-underline-type="single" style:text-underline-style="solid" style:text-underline-width="auto" style:text-underline-mode="continuous"/>
    </style:style>
    <style:style style:name="P4337" style:parent-style-name="Normalny" style:family="paragraph">
      <style:paragraph-properties fo:text-align="justify" fo:line-height="150%" fo:text-indent="0.2479in"/>
    </style:style>
    <style:style style:name="T4338" style:parent-style-name="Domyślnaczcionkaakapitu" style:family="text">
      <style:text-properties fo:background-color="#80FFFF"/>
    </style:style>
    <style:style style:name="T4339" style:parent-style-name="Domyślnaczcionkaakapitu" style:family="text">
      <style:text-properties fo:background-color="#80FFFF"/>
    </style:style>
    <style:style style:name="T4340" style:parent-style-name="Domyślnaczcionkaakapitu" style:family="text">
      <style:text-properties fo:background-color="#80FFFF"/>
    </style:style>
    <style:style style:name="T4341" style:parent-style-name="Domyślnaczcionkaakapitu" style:family="text">
      <style:text-properties fo:background-color="#80FFFF"/>
    </style:style>
    <style:style style:name="T4342" style:parent-style-name="Domyślnaczcionkaakapitu" style:family="text">
      <style:text-properties fo:background-color="#80FFFF"/>
    </style:style>
    <style:style style:name="P4343" style:parent-style-name="Normalny" style:family="paragraph">
      <style:paragraph-properties fo:text-align="justify" fo:line-height="150%" fo:text-indent="0.2479in"/>
    </style:style>
    <style:style style:name="T4344" style:parent-style-name="Domyślnaczcionkaakapitu" style:family="text">
      <style:text-properties fo:background-color="#80FFFF"/>
    </style:style>
    <style:style style:name="T4345" style:parent-style-name="Domyślnaczcionkaakapitu" style:family="text">
      <style:text-properties fo:background-color="#80FFFF"/>
    </style:style>
    <style:style style:name="P4346" style:parent-style-name="Normalny" style:family="paragraph">
      <style:paragraph-properties fo:text-align="justify" fo:line-height="150%" fo:text-indent="0.2479in"/>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T4349" style:parent-style-name="Domyślnaczcionkaakapitu" style:family="text">
      <style:text-properties fo:background-color="#80FFFF"/>
    </style:style>
    <style:style style:name="T4350" style:parent-style-name="Domyślnaczcionkaakapitu" style:family="text">
      <style:text-properties fo:background-color="#80FFFF"/>
    </style:style>
    <style:style style:name="T4351" style:parent-style-name="Domyślnaczcionkaakapitu" style:family="text">
      <style:text-properties fo:background-color="#80FFFF"/>
    </style:style>
    <style:style style:name="P4352" style:parent-style-name="Normalny" style:family="paragraph">
      <style:paragraph-properties fo:text-align="justify" fo:line-height="150%" fo:text-indent="0.2479in"/>
    </style:style>
    <style:style style:name="T4353" style:parent-style-name="Domyślnaczcionkaakapitu" style:family="text">
      <style:text-properties fo:background-color="#80FFFF"/>
    </style:style>
    <style:style style:name="T4354" style:parent-style-name="Domyślnaczcionkaakapitu" style:family="text">
      <style:text-properties fo:background-color="#80FFFF"/>
    </style:style>
    <style:style style:name="P4355" style:parent-style-name="Normalny" style:family="paragraph">
      <style:paragraph-properties fo:text-align="justify" fo:line-height="150%"/>
    </style:style>
    <style:style style:name="T4356" style:parent-style-name="Domyślnaczcionkaakapitu" style:family="text">
      <style:text-properties style:text-underline-type="single" style:text-underline-style="solid" style:text-underline-width="auto" style:text-underline-mode="continuous"/>
    </style:style>
    <style:style style:name="P4357" style:parent-style-name="Normalny" style:family="paragraph">
      <style:paragraph-properties fo:text-align="justify" fo:line-height="150%" fo:text-indent="0.2479in"/>
    </style:style>
    <style:style style:name="T4358" style:parent-style-name="Domyślnaczcionkaakapitu" style:family="text">
      <style:text-properties fo:background-color="#80FFFF"/>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T4362" style:parent-style-name="Domyślnaczcionkaakapitu" style:family="text">
      <style:text-properties fo:background-color="#80FFFF"/>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P4365" style:parent-style-name="Normalny" style:family="paragraph">
      <style:paragraph-properties fo:text-align="justify" fo:line-height="150%" fo:text-indent="0.2479in"/>
    </style:style>
    <style:style style:name="P4366" style:parent-style-name="Normalny" style:family="paragraph">
      <style:paragraph-properties fo:text-align="justify" fo:line-height="150%" fo:text-indent="0.2479in"/>
    </style:style>
    <style:style style:name="P4367" style:parent-style-name="Normalny" style:family="paragraph">
      <style:paragraph-properties fo:text-align="justify" fo:line-height="150%"/>
    </style:style>
    <style:style style:name="T4368" style:parent-style-name="Domyślnaczcionkaakapitu" style:family="text">
      <style:text-properties style:text-underline-type="single" style:text-underline-style="solid" style:text-underline-width="auto" style:text-underline-mode="continuous"/>
    </style:style>
    <style:style style:name="T4369" style:parent-style-name="Domyślnaczcionkaakapitu" style:family="text">
      <style:text-properties fo:background-color="#80FFFF" style:text-underline-type="single" style:text-underline-style="solid" style:text-underline-width="auto" style:text-underline-mode="continuous"/>
    </style:style>
    <style:style style:name="T4370" style:parent-style-name="Domyślnaczcionkaakapitu" style:family="text">
      <style:text-properties style:text-underline-type="single" style:text-underline-style="solid" style:text-underline-width="auto" style:text-underline-mode="continuous"/>
    </style:style>
    <style:style style:name="P4371" style:parent-style-name="Normalny" style:family="paragraph">
      <style:paragraph-properties fo:text-align="justify" fo:line-height="150%" fo:text-indent="0.2479in"/>
    </style:style>
    <style:style style:name="P4372" style:parent-style-name="Normalny" style:family="paragraph">
      <style:paragraph-properties fo:text-align="justify" fo:line-height="150%"/>
    </style:style>
    <style:style style:name="T4373" style:parent-style-name="Domyślnaczcionkaakapitu" style:family="text">
      <style:text-properties style:text-underline-type="single" style:text-underline-style="solid" style:text-underline-width="auto" style:text-underline-mode="continuous"/>
    </style:style>
    <style:style style:name="P4374" style:parent-style-name="Normalny" style:family="paragraph">
      <style:paragraph-properties fo:text-align="justify" fo:line-height="150%" fo:text-indent="0.2479in">
        <style:tab-stops>
          <style:tab-stop style:type="left" style:leader-style="solid" style:leader-text="_" style:position="0.5965in"/>
        </style:tab-stops>
      </style:paragraph-properties>
    </style:style>
    <style:style style:name="P4375" style:parent-style-name="Normalny" style:family="paragraph">
      <style:paragraph-properties fo:text-align="justify" fo:line-height="150%">
        <style:tab-stops>
          <style:tab-stop style:type="left" style:leader-style="solid" style:leader-text="_" style:position="0.5965in"/>
        </style:tab-stops>
      </style:paragraph-properties>
    </style:style>
    <style:style style:name="T4376" style:parent-style-name="Domyślnaczcionkaakapitu" style:family="text">
      <style:text-properties fo:background-color="#80FFFF" style:text-underline-type="single" style:text-underline-style="solid" style:text-underline-width="auto" style:text-underline-mode="continuous"/>
    </style:style>
    <style:style style:name="T4377" style:parent-style-name="Domyślnaczcionkaakapitu" style:family="text">
      <style:text-properties style:text-underline-type="single" style:text-underline-style="solid" style:text-underline-width="auto" style:text-underline-mode="continuous"/>
    </style:style>
    <style:style style:name="T4378" style:parent-style-name="Domyślnaczcionkaakapitu" style:family="text">
      <style:text-properties fo:background-color="#80FFFF" style:text-underline-type="single" style:text-underline-style="solid" style:text-underline-width="auto" style:text-underline-mode="continuous"/>
    </style:style>
    <style:style style:name="T4379" style:parent-style-name="Domyślnaczcionkaakapitu" style:family="text">
      <style:text-properties style:text-underline-type="single" style:text-underline-style="solid" style:text-underline-width="auto" style:text-underline-mode="continuous"/>
    </style:style>
    <style:style style:name="T4380" style:parent-style-name="Domyślnaczcionkaakapitu" style:family="text">
      <style:text-properties fo:background-color="#80FFFF"/>
    </style:style>
    <style:style style:name="P4381" style:parent-style-name="Normalny" style:family="paragraph">
      <style:paragraph-properties fo:text-align="justify" fo:line-height="150%" fo:text-indent="0.2479in">
        <style:tab-stops>
          <style:tab-stop style:type="left" style:leader-style="solid" style:leader-text="_" style:position="0.5965in"/>
        </style:tab-stops>
      </style:paragraph-properties>
    </style:style>
    <style:style style:name="P4382" style:parent-style-name="Normalny" style:family="paragraph">
      <style:paragraph-properties fo:text-align="justify" fo:line-height="150%"/>
    </style:style>
    <style:style style:name="T4383" style:parent-style-name="Domyślnaczcionkaakapitu" style:family="text">
      <style:text-properties style:text-underline-type="single" style:text-underline-style="solid" style:text-underline-width="auto" style:text-underline-mode="continuous"/>
    </style:style>
    <style:style style:name="P4384" style:parent-style-name="Normalny" style:family="paragraph">
      <style:paragraph-properties fo:text-align="justify" fo:line-height="150%" fo:text-indent="0.2479in"/>
    </style:style>
    <style:style style:name="T4385" style:parent-style-name="Domyślnaczcionkaakapitu" style:family="text">
      <style:text-properties fo:background-color="#80FFFF"/>
    </style:style>
    <style:style style:name="P4386" style:parent-style-name="Normalny" style:family="paragraph">
      <style:paragraph-properties fo:text-align="justify" fo:line-height="150%" fo:text-indent="0.2479in"/>
    </style:style>
    <style:style style:name="T4387" style:parent-style-name="Domyślnaczcionkaakapitu" style:family="text">
      <style:text-properties fo:background-color="#80FFFF"/>
    </style:style>
    <style:style style:name="P4388" style:parent-style-name="Normalny" style:family="paragraph">
      <style:paragraph-properties fo:text-align="justify" fo:line-height="150%"/>
    </style:style>
    <style:style style:name="T4389" style:parent-style-name="Domyślnaczcionkaakapitu" style:family="text">
      <style:text-properties style:text-underline-type="single" style:text-underline-style="solid" style:text-underline-width="auto" style:text-underline-mode="continuous"/>
    </style:style>
    <style:style style:name="T4390" style:parent-style-name="Domyślnaczcionkaakapitu" style:family="text">
      <style:text-properties fo:background-color="#80FFFF" style:text-underline-type="single" style:text-underline-style="solid" style:text-underline-width="auto" style:text-underline-mode="continuous"/>
    </style:style>
    <style:style style:name="T4391" style:parent-style-name="Domyślnaczcionkaakapitu" style:family="text">
      <style:text-properties style:text-underline-type="single" style:text-underline-style="solid" style:text-underline-width="auto" style:text-underline-mode="continuous"/>
    </style:style>
    <style:style style:name="T4392" style:parent-style-name="Domyślnaczcionkaakapitu" style:family="text">
      <style:text-properties fo:background-color="#80FFFF" style:text-underline-type="single" style:text-underline-style="solid" style:text-underline-width="auto" style:text-underline-mode="continuous"/>
    </style:style>
    <style:style style:name="T4393" style:parent-style-name="Domyślnaczcionkaakapitu" style:family="text">
      <style:text-properties style:text-underline-type="single" style:text-underline-style="solid" style:text-underline-width="auto" style:text-underline-mode="continuous"/>
    </style:style>
    <style:style style:name="T4394" style:parent-style-name="Domyślnaczcionkaakapitu" style:family="text">
      <style:text-properties fo:background-color="#80FFFF" style:text-underline-type="single" style:text-underline-style="solid" style:text-underline-width="auto" style:text-underline-mode="continuous"/>
    </style:style>
    <style:style style:name="T4395" style:parent-style-name="Domyślnaczcionkaakapitu" style:family="text">
      <style:text-properties style:text-underline-type="single" style:text-underline-style="solid" style:text-underline-width="auto" style:text-underline-mode="continuous"/>
    </style:style>
    <style:style style:name="P4396" style:parent-style-name="Normalny" style:family="paragraph">
      <style:paragraph-properties fo:text-align="justify" fo:line-height="150%" fo:text-indent="0.2479in">
        <style:tab-stops>
          <style:tab-stop style:type="left" style:leader-style="dotted" style:leader-text="." style:position="2.0763in"/>
        </style:tab-stops>
      </style:paragraph-properties>
    </style:style>
    <style:style style:name="T4397" style:parent-style-name="Domyślnaczcionkaakapitu" style:family="text">
      <style:text-properties fo:background-color="#80FFFF"/>
    </style:style>
    <style:style style:name="T4398" style:parent-style-name="Domyślnaczcionkaakapitu" style:family="text">
      <style:text-properties fo:background-color="#80FFFF"/>
    </style:style>
    <style:style style:name="T4399" style:parent-style-name="Domyślnaczcionkaakapitu" style:family="text">
      <style:text-properties fo:background-color="#80FFFF"/>
    </style:style>
    <style:style style:name="T4400" style:parent-style-name="Domyślnaczcionkaakapitu" style:family="text">
      <style:text-properties fo:background-color="#80FFFF"/>
    </style:style>
    <style:style style:name="P4401" style:parent-style-name="Normalny" style:family="paragraph">
      <style:paragraph-properties fo:text-align="justify" fo:line-height="150%"/>
    </style:style>
    <style:style style:name="T4402" style:parent-style-name="Domyślnaczcionkaakapitu" style:family="text">
      <style:text-properties style:text-underline-type="single" style:text-underline-style="solid" style:text-underline-width="auto" style:text-underline-mode="continuous"/>
    </style:style>
    <style:style style:name="P4403" style:parent-style-name="Normalny" style:family="paragraph">
      <style:paragraph-properties fo:text-align="justify" fo:line-height="150%" fo:text-indent="0.2479in"/>
    </style:style>
    <style:style style:name="T4404" style:parent-style-name="Domyślnaczcionkaakapitu" style:family="text">
      <style:text-properties fo:background-color="#80FFFF"/>
    </style:style>
    <style:style style:name="P4405" style:parent-style-name="Normalny" style:family="paragraph">
      <style:paragraph-properties fo:text-align="justify" fo:line-height="150%"/>
    </style:style>
    <style:style style:name="T4406" style:parent-style-name="Domyślnaczcionkaakapitu" style:family="text">
      <style:text-properties style:text-underline-type="single" style:text-underline-style="solid" style:text-underline-width="auto" style:text-underline-mode="continuous"/>
    </style:style>
    <style:style style:name="T4407" style:parent-style-name="Domyślnaczcionkaakapitu" style:family="text">
      <style:text-properties fo:background-color="#80FFFF" style:text-underline-type="single" style:text-underline-style="solid" style:text-underline-width="auto" style:text-underline-mode="continuous"/>
    </style:style>
    <style:style style:name="T4408" style:parent-style-name="Domyślnaczcionkaakapitu" style:family="text">
      <style:text-properties style:text-underline-type="single" style:text-underline-style="solid" style:text-underline-width="auto" style:text-underline-mode="continuous"/>
    </style:style>
    <style:style style:name="T4409" style:parent-style-name="Domyślnaczcionkaakapitu" style:family="text">
      <style:text-properties fo:background-color="#80FFFF" style:text-underline-type="single" style:text-underline-style="solid" style:text-underline-width="auto" style:text-underline-mode="continuous"/>
    </style:style>
    <style:style style:name="T4410" style:parent-style-name="Domyślnaczcionkaakapitu" style:family="text">
      <style:text-properties style:text-underline-type="single" style:text-underline-style="solid" style:text-underline-width="auto" style:text-underline-mode="continuous"/>
    </style:style>
    <style:style style:name="P4411" style:parent-style-name="Normalny" style:family="paragraph">
      <style:paragraph-properties fo:text-align="justify" fo:line-height="150%" fo:text-indent="0.2479in"/>
    </style:style>
    <style:style style:name="P4412" style:parent-style-name="Normalny" style:family="paragraph">
      <style:paragraph-properties fo:text-align="justify" fo:line-height="150%"/>
    </style:style>
    <style:style style:name="T4413" style:parent-style-name="Domyślnaczcionkaakapitu" style:family="text">
      <style:text-properties fo:background-color="#80FFFF"/>
    </style:style>
    <style:style style:name="P4414" style:parent-style-name="Normalny" style:family="paragraph">
      <style:paragraph-properties fo:text-align="justify" fo:line-height="150%" fo:text-indent="0.2479in"/>
    </style:style>
    <style:style style:name="T4415" style:parent-style-name="Domyślnaczcionkaakapitu" style:family="text">
      <style:text-properties fo:background-color="#80FFFF"/>
    </style:style>
    <style:style style:name="P4416" style:parent-style-name="Normalny" style:family="paragraph">
      <style:paragraph-properties fo:text-align="justify" fo:line-height="150%" fo:text-indent="0.2479in"/>
    </style:style>
    <style:style style:name="T4417" style:parent-style-name="Domyślnaczcionkaakapitu" style:family="text">
      <style:text-properties fo:background-color="#80FFFF"/>
    </style:style>
    <style:style style:name="P4418" style:parent-style-name="Normalny" style:family="paragraph">
      <style:paragraph-properties fo:text-align="justify" fo:line-height="150%" fo:text-indent="0.2479in"/>
    </style:style>
    <style:style style:name="T4419" style:parent-style-name="Domyślnaczcionkaakapitu" style:family="text">
      <style:text-properties fo:background-color="#80FFFF"/>
    </style:style>
    <style:style style:name="T4420" style:parent-style-name="Domyślnaczcionkaakapitu" style:family="text">
      <style:text-properties fo:background-color="#80FFFF"/>
    </style:style>
    <style:style style:name="P4421" style:parent-style-name="Normalny" style:family="paragraph">
      <style:paragraph-properties fo:text-align="justify" fo:line-height="150%" fo:text-indent="0.2479in"/>
    </style:style>
    <style:style style:name="T4422" style:parent-style-name="Domyślnaczcionkaakapitu" style:family="text">
      <style:text-properties fo:background-color="#80FFFF"/>
    </style:style>
    <style:style style:name="T4423" style:parent-style-name="Domyślnaczcionkaakapitu" style:family="text">
      <style:text-properties fo:background-color="#80FFFF"/>
    </style:style>
    <style:style style:name="T4424" style:parent-style-name="Domyślnaczcionkaakapitu" style:family="text">
      <style:text-properties fo:background-color="#80FFFF"/>
    </style:style>
    <style:style style:name="T4425" style:parent-style-name="Domyślnaczcionkaakapitu" style:family="text">
      <style:text-properties fo:background-color="#80FFFF"/>
    </style:style>
    <style:style style:name="T4426" style:parent-style-name="Domyślnaczcionkaakapitu" style:family="text">
      <style:text-properties fo:background-color="#80FFFF"/>
    </style:style>
    <style:style style:name="T4427" style:parent-style-name="Domyślnaczcionkaakapitu" style:family="text">
      <style:text-properties fo:background-color="#80FFFF"/>
    </style:style>
    <style:style style:name="T4428" style:parent-style-name="Domyślnaczcionkaakapitu" style:family="text">
      <style:text-properties fo:background-color="#80FFFF"/>
    </style:style>
    <style:style style:name="T4429" style:parent-style-name="Domyślnaczcionkaakapitu" style:family="text">
      <style:text-properties fo:background-color="#80FFFF"/>
    </style:style>
    <style:style style:name="T4430" style:parent-style-name="Domyślnaczcionkaakapitu" style:family="text">
      <style:text-properties fo:background-color="#80FFFF"/>
    </style:style>
    <style:style style:name="T4431" style:parent-style-name="Domyślnaczcionkaakapitu" style:family="text">
      <style:text-properties fo:background-color="#80FFFF"/>
    </style:style>
    <style:style style:name="T4432" style:parent-style-name="Domyślnaczcionkaakapitu" style:family="text">
      <style:text-properties fo:background-color="#80FFFF"/>
    </style:style>
    <style:style style:name="P4433" style:parent-style-name="Normalny" style:family="paragraph">
      <style:paragraph-properties fo:text-align="justify" fo:line-height="150%" fo:text-indent="0.2479in"/>
    </style:style>
    <style:style style:name="T4434" style:parent-style-name="Domyślnaczcionkaakapitu" style:family="text">
      <style:text-properties fo:background-color="#80FFFF"/>
    </style:style>
    <style:style style:name="T4435" style:parent-style-name="Domyślnaczcionkaakapitu" style:family="text">
      <style:text-properties fo:background-color="#80FFFF"/>
    </style:style>
    <style:style style:name="P4436" style:parent-style-name="Normalny" style:family="paragraph">
      <style:paragraph-properties fo:text-align="justify" fo:line-height="150%" fo:text-indent="0.2479in"/>
    </style:style>
    <style:style style:name="T4437" style:parent-style-name="Domyślnaczcionkaakapitu" style:family="text">
      <style:text-properties fo:background-color="#80FFFF"/>
    </style:style>
    <style:style style:name="T4438" style:parent-style-name="Domyślnaczcionkaakapitu" style:family="text">
      <style:text-properties fo:background-color="#80FFFF"/>
    </style:style>
    <style:style style:name="T4439" style:parent-style-name="Domyślnaczcionkaakapitu" style:family="text">
      <style:text-properties fo:background-color="#80FFFF"/>
    </style:style>
    <style:style style:name="T4440" style:parent-style-name="Domyślnaczcionkaakapitu" style:family="text">
      <style:text-properties fo:background-color="#80FFFF"/>
    </style:style>
    <style:style style:name="T4441" style:parent-style-name="Domyślnaczcionkaakapitu" style:family="text">
      <style:text-properties fo:background-color="#80FFFF"/>
    </style:style>
    <style:style style:name="P4442" style:parent-style-name="Normalny" style:family="paragraph">
      <style:paragraph-properties fo:text-align="justify" fo:line-height="150%" fo:text-indent="0.2479in">
        <style:tab-stops>
          <style:tab-stop style:type="left" style:leader-style="dotted" style:leader-text="." style:position="3.2763in"/>
        </style:tab-stops>
      </style:paragraph-properties>
    </style:style>
    <style:style style:name="T4443" style:parent-style-name="Domyślnaczcionkaakapitu" style:family="text">
      <style:text-properties fo:background-color="#80FFFF"/>
    </style:style>
    <style:style style:name="P4444" style:parent-style-name="Normalny" style:family="paragraph">
      <style:paragraph-properties fo:text-align="justify" fo:line-height="150%">
        <style:tab-stops>
          <style:tab-stop style:type="left" style:leader-style="dotted" style:leader-text="." style:position="3.2763in"/>
        </style:tab-stops>
      </style:paragraph-properties>
    </style:style>
    <style:style style:name="P4445" style:parent-style-name="Normalny" style:family="paragraph">
      <style:paragraph-properties fo:text-align="justify" fo:line-height="150%" fo:text-indent="0.2479in"/>
    </style:style>
    <style:style style:name="T4446" style:parent-style-name="Domyślnaczcionkaakapitu" style:family="text">
      <style:text-properties fo:background-color="#80FFFF"/>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P4450" style:parent-style-name="Normalny" style:family="paragraph">
      <style:paragraph-properties fo:text-align="justify" fo:line-height="150%" fo:text-indent="0.2479in"/>
    </style:style>
    <style:style style:name="T4451" style:parent-style-name="Domyślnaczcionkaakapitu" style:family="text">
      <style:text-properties fo:background-color="#80FFFF"/>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T4456" style:parent-style-name="Domyślnaczcionkaakapitu" style:family="text">
      <style:text-properties fo:background-color="#80FFFF"/>
    </style:style>
    <style:style style:name="T4457" style:parent-style-name="Domyślnaczcionkaakapitu" style:family="text">
      <style:text-properties fo:background-color="#80FFFF"/>
    </style:style>
    <style:style style:name="P4458" style:parent-style-name="Normalny" style:family="paragraph">
      <style:paragraph-properties fo:text-align="justify" fo:line-height="150%"/>
    </style:style>
    <style:style style:name="P4459" style:parent-style-name="Normalny" style:family="paragraph">
      <style:paragraph-properties fo:text-align="justify" fo:line-height="150%" fo:text-indent="0.2479in"/>
    </style:style>
    <style:style style:name="T4460" style:parent-style-name="Domyślnaczcionkaakapitu" style:family="text">
      <style:text-properties fo:background-color="#80FFFF"/>
    </style:style>
    <style:style style:name="P4461" style:parent-style-name="Normalny" style:family="paragraph">
      <style:paragraph-properties fo:text-align="justify" fo:line-height="150%"/>
    </style:style>
    <style:style style:name="T4462" style:parent-style-name="Domyślnaczcionkaakapitu" style:family="text">
      <style:text-properties fo:background-color="#80FFFF" style:text-underline-type="single" style:text-underline-style="solid" style:text-underline-width="auto" style:text-underline-mode="continuous"/>
    </style:style>
    <style:style style:name="T4463" style:parent-style-name="Domyślnaczcionkaakapitu" style:family="text">
      <style:text-properties style:text-underline-type="single" style:text-underline-style="solid" style:text-underline-width="auto" style:text-underline-mode="continuous"/>
    </style:style>
    <style:style style:name="T4464" style:parent-style-name="Domyślnaczcionkaakapitu" style:family="text">
      <style:text-properties fo:background-color="#80FFFF" style:text-underline-type="single" style:text-underline-style="solid" style:text-underline-width="auto" style:text-underline-mode="continuous"/>
    </style:style>
    <style:style style:name="T4465" style:parent-style-name="Domyślnaczcionkaakapitu" style:family="text">
      <style:text-properties style:text-underline-type="single" style:text-underline-style="solid" style:text-underline-width="auto" style:text-underline-mode="continuous"/>
    </style:style>
    <style:style style:name="T4466" style:parent-style-name="Domyślnaczcionkaakapitu" style:family="text">
      <style:text-properties fo:background-color="#80FFFF"/>
    </style:style>
    <style:style style:name="P4467" style:parent-style-name="Normalny" style:family="paragraph">
      <style:paragraph-properties fo:text-align="justify" fo:line-height="150%" fo:text-indent="0.2479in"/>
    </style:style>
    <style:style style:name="T4468" style:parent-style-name="Domyślnaczcionkaakapitu" style:family="text">
      <style:text-properties fo:background-color="#80FFFF"/>
    </style:style>
    <style:style style:name="T4469" style:parent-style-name="Domyślnaczcionkaakapitu" style:family="text">
      <style:text-properties fo:background-color="#80FFFF"/>
    </style:style>
    <style:style style:name="T4470" style:parent-style-name="Domyślnaczcionkaakapitu" style:family="text">
      <style:text-properties fo:background-color="#80FFFF"/>
    </style:style>
    <style:style style:name="P4471" style:parent-style-name="Normalny" style:family="paragraph">
      <style:paragraph-properties fo:text-align="justify" fo:line-height="150%" fo:text-indent="0.2479in"/>
    </style:style>
    <style:style style:name="T4472" style:parent-style-name="Domyślnaczcionkaakapitu" style:family="text">
      <style:text-properties fo:background-color="#80FFFF"/>
    </style:style>
    <style:style style:name="P4473" style:parent-style-name="Normalny" style:family="paragraph">
      <style:paragraph-properties fo:text-align="justify" fo:line-height="150%">
        <style:tab-stops>
          <style:tab-stop style:type="left" style:position="1.2083in"/>
        </style:tab-stops>
      </style:paragraph-properties>
    </style:style>
    <style:style style:name="T4474" style:parent-style-name="Domyślnaczcionkaakapitu" style:family="text">
      <style:text-properties fo:background-color="#80FFFF"/>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P4477" style:parent-style-name="Normalny" style:family="paragraph">
      <style:paragraph-properties fo:text-align="justify" fo:line-height="150%">
        <style:tab-stops>
          <style:tab-stop style:type="left" style:position="1.2083in"/>
        </style:tab-stops>
      </style:paragraph-properties>
    </style:style>
    <style:style style:name="T4478" style:parent-style-name="Domyślnaczcionkaakapitu" style:family="text">
      <style:text-properties style:text-underline-type="single" style:text-underline-style="solid" style:text-underline-width="auto" style:text-underline-mode="continuous"/>
    </style:style>
    <style:style style:name="T4479" style:parent-style-name="Domyślnaczcionkaakapitu" style:family="text">
      <style:text-properties fo:background-color="#80FFFF" style:text-underline-type="single" style:text-underline-style="solid" style:text-underline-width="auto" style:text-underline-mode="continuous"/>
    </style:style>
    <style:style style:name="T4480" style:parent-style-name="Domyślnaczcionkaakapitu" style:family="text">
      <style:text-properties style:text-underline-type="single" style:text-underline-style="solid" style:text-underline-width="auto" style:text-underline-mode="continuous"/>
    </style:style>
    <style:style style:name="T4481" style:parent-style-name="Domyślnaczcionkaakapitu" style:family="text">
      <style:text-properties fo:background-color="#80FFFF" style:text-underline-type="single" style:text-underline-style="solid" style:text-underline-width="auto" style:text-underline-mode="continuous"/>
    </style:style>
    <style:style style:name="T4482" style:parent-style-name="Domyślnaczcionkaakapitu" style:family="text">
      <style:text-properties style:text-underline-type="single" style:text-underline-style="solid" style:text-underline-width="auto" style:text-underline-mode="continuous"/>
    </style:style>
    <style:style style:name="T4483" style:parent-style-name="Domyślnaczcionkaakapitu" style:family="text">
      <style:text-properties fo:background-color="#80FFFF" style:text-underline-type="single" style:text-underline-style="solid" style:text-underline-width="auto" style:text-underline-mode="continuous"/>
    </style:style>
    <style:style style:name="T4484" style:parent-style-name="Domyślnaczcionkaakapitu" style:family="text">
      <style:text-properties style:text-underline-type="single" style:text-underline-style="solid" style:text-underline-width="auto" style:text-underline-mode="continuous"/>
    </style:style>
    <style:style style:name="P4485" style:parent-style-name="Normalny" style:family="paragraph">
      <style:paragraph-properties fo:text-align="justify" fo:line-height="150%" fo:text-indent="0.2479in"/>
    </style:style>
    <style:style style:name="T4486" style:parent-style-name="Domyślnaczcionkaakapitu" style:family="text">
      <style:text-properties fo:background-color="#80FFFF"/>
    </style:style>
    <style:style style:name="T4487" style:parent-style-name="Domyślnaczcionkaakapitu" style:family="text">
      <style:text-properties fo:background-color="#80FFFF"/>
    </style:style>
    <style:style style:name="T4488" style:parent-style-name="Domyślnaczcionkaakapitu" style:family="text">
      <style:text-properties fo:background-color="#80FFFF"/>
    </style:style>
    <style:style style:name="T4489" style:parent-style-name="Domyślnaczcionkaakapitu" style:family="text">
      <style:text-properties fo:background-color="#80FFFF"/>
    </style:style>
    <style:style style:name="P4490" style:parent-style-name="Normalny" style:family="paragraph">
      <style:paragraph-properties fo:text-align="justify" fo:line-height="150%" fo:text-indent="0.2479in"/>
    </style:style>
    <style:style style:name="T4491" style:parent-style-name="Domyślnaczcionkaakapitu" style:family="text">
      <style:text-properties fo:background-color="#80FFFF"/>
    </style:style>
    <style:style style:name="P4492" style:parent-style-name="Normalny" style:family="paragraph">
      <style:paragraph-properties fo:text-align="justify" fo:line-height="150%" fo:text-indent="0.2479in"/>
    </style:style>
    <style:style style:name="P4493" style:parent-style-name="Normalny" style:family="paragraph">
      <style:paragraph-properties fo:text-align="justify" fo:line-height="150%" fo:text-indent="0.2479in"/>
    </style:style>
    <style:style style:name="T4494" style:parent-style-name="Domyślnaczcionkaakapitu" style:family="text">
      <style:text-properties fo:background-color="#80FFFF"/>
    </style:style>
    <style:style style:name="P4495" style:parent-style-name="Normalny" style:family="paragraph">
      <style:paragraph-properties fo:text-align="justify" fo:line-height="150%" fo:text-indent="0.2479in"/>
    </style:style>
    <style:style style:name="P4496" style:parent-style-name="Normalny" style:family="paragraph">
      <style:paragraph-properties fo:text-align="justify" fo:line-height="150%" fo:text-indent="0.2479in"/>
    </style:style>
    <style:style style:name="T4497" style:parent-style-name="Domyślnaczcionkaakapitu" style:family="text">
      <style:text-properties fo:background-color="#80FFFF"/>
    </style:style>
    <style:style style:name="T4498" style:parent-style-name="Domyślnaczcionkaakapitu" style:family="text">
      <style:text-properties fo:background-color="#80FFFF"/>
    </style:style>
    <style:style style:name="T4499" style:parent-style-name="Domyślnaczcionkaakapitu" style:family="text">
      <style:text-properties fo:background-color="#80FFFF"/>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P4502" style:parent-style-name="Normalny" style:family="paragraph">
      <style:paragraph-properties fo:text-align="justify" fo:line-height="150%" fo:text-indent="0.2479in"/>
    </style:style>
    <style:style style:name="T4503" style:parent-style-name="Domyślnaczcionkaakapitu" style:family="text">
      <style:text-properties fo:background-color="#80FFFF"/>
    </style:style>
    <style:style style:name="T4504" style:parent-style-name="Domyślnaczcionkaakapitu" style:family="text">
      <style:text-properties fo:background-color="#80FFFF"/>
    </style:style>
    <style:style style:name="T4505" style:parent-style-name="Domyślnaczcionkaakapitu" style:family="text">
      <style:text-properties fo:background-color="#80FFFF"/>
    </style:style>
    <style:style style:name="T4506" style:parent-style-name="Domyślnaczcionkaakapitu" style:family="text">
      <style:text-properties fo:background-color="#80FFFF"/>
    </style:style>
    <style:style style:name="P4507" style:parent-style-name="Normalny" style:family="paragraph">
      <style:paragraph-properties fo:text-align="justify" fo:line-height="150%" fo:text-indent="0.2479in"/>
    </style:style>
    <style:style style:name="T4508" style:parent-style-name="Domyślnaczcionkaakapitu" style:family="text">
      <style:text-properties fo:background-color="#80FFFF"/>
    </style:style>
    <style:style style:name="T4509" style:parent-style-name="Domyślnaczcionkaakapitu" style:family="text">
      <style:text-properties fo:background-color="#80FFFF"/>
    </style:style>
    <style:style style:name="T4510" style:parent-style-name="Domyślnaczcionkaakapitu" style:family="text">
      <style:text-properties fo:background-color="#80FFFF"/>
    </style:style>
    <style:style style:name="T4511" style:parent-style-name="Domyślnaczcionkaakapitu" style:family="text">
      <style:text-properties fo:background-color="#80FFFF"/>
    </style:style>
    <style:style style:name="T4512" style:parent-style-name="Domyślnaczcionkaakapitu" style:family="text">
      <style:text-properties fo:background-color="#80FFFF"/>
    </style:style>
    <style:style style:name="T4513" style:parent-style-name="Domyślnaczcionkaakapitu" style:family="text">
      <style:text-properties fo:background-color="#80FFFF"/>
    </style:style>
    <style:style style:name="T4514" style:parent-style-name="Domyślnaczcionkaakapitu" style:family="text">
      <style:text-properties fo:background-color="#80FFFF"/>
    </style:style>
    <style:style style:name="T4515" style:parent-style-name="Domyślnaczcionkaakapitu" style:family="text">
      <style:text-properties fo:background-color="#80FFFF"/>
    </style:style>
    <style:style style:name="T4516" style:parent-style-name="Domyślnaczcionkaakapitu" style:family="text">
      <style:text-properties fo:background-color="#80FFFF"/>
    </style:style>
    <style:style style:name="T4517" style:parent-style-name="Domyślnaczcionkaakapitu" style:family="text">
      <style:text-properties fo:background-color="#80FFFF"/>
    </style:style>
    <style:style style:name="P4518" style:parent-style-name="Normalny" style:family="paragraph">
      <style:paragraph-properties fo:text-align="justify" fo:line-height="150%" fo:text-indent="0.2479in"/>
    </style:style>
    <style:style style:name="T4519" style:parent-style-name="Domyślnaczcionkaakapitu" style:family="text">
      <style:text-properties fo:background-color="#80FFFF"/>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T4522" style:parent-style-name="Domyślnaczcionkaakapitu" style:family="text">
      <style:text-properties fo:background-color="#80FFFF"/>
    </style:style>
    <style:style style:name="T4523" style:parent-style-name="Domyślnaczcionkaakapitu" style:family="text">
      <style:text-properties fo:background-color="#80FFFF"/>
    </style:style>
    <style:style style:name="T4524" style:parent-style-name="Domyślnaczcionkaakapitu" style:family="text">
      <style:text-properties fo:background-color="#80FFFF"/>
    </style:style>
    <style:style style:name="T4525" style:parent-style-name="Domyślnaczcionkaakapitu" style:family="text">
      <style:text-properties fo:background-color="#80FFFF"/>
    </style:style>
    <style:style style:name="P4526" style:parent-style-name="Normalny" style:family="paragraph">
      <style:paragraph-properties fo:text-align="justify" fo:line-height="150%" fo:text-indent="0.2479in"/>
    </style:style>
    <style:style style:name="T4527" style:parent-style-name="Domyślnaczcionkaakapitu" style:family="text">
      <style:text-properties fo:background-color="#80FFFF"/>
    </style:style>
    <style:style style:name="T4528" style:parent-style-name="Domyślnaczcionkaakapitu" style:family="text">
      <style:text-properties fo:background-color="#80FFFF"/>
    </style:style>
    <style:style style:name="T4529" style:parent-style-name="Domyślnaczcionkaakapitu" style:family="text">
      <style:text-properties fo:background-color="#80FFFF"/>
    </style:style>
    <style:style style:name="T4530" style:parent-style-name="Domyślnaczcionkaakapitu" style:family="text">
      <style:text-properties fo:background-color="#80FFFF"/>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T4533" style:parent-style-name="Domyślnaczcionkaakapitu" style:family="text">
      <style:text-properties fo:background-color="#80FFFF"/>
    </style:style>
    <style:style style:name="P4534" style:parent-style-name="Normalny" style:family="paragraph">
      <style:paragraph-properties fo:text-align="justify" fo:line-height="150%" fo:text-indent="0.2479in"/>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P4537" style:parent-style-name="Normalny" style:family="paragraph">
      <style:paragraph-properties fo:text-align="justify" fo:line-height="150%"/>
    </style:style>
    <style:style style:name="T4538" style:parent-style-name="Domyślnaczcionkaakapitu" style:family="text">
      <style:text-properties style:text-underline-type="single" style:text-underline-style="solid" style:text-underline-width="auto" style:text-underline-mode="continuous"/>
    </style:style>
    <style:style style:name="T4539" style:parent-style-name="Domyślnaczcionkaakapitu" style:family="text">
      <style:text-properties style:text-underline-type="single" style:text-underline-style="solid" style:text-underline-width="auto" style:text-underline-mode="continuous"/>
    </style:style>
    <style:style style:name="T4540" style:parent-style-name="Domyślnaczcionkaakapitu" style:family="text">
      <style:text-properties style:text-underline-type="single" style:text-underline-style="solid" style:text-underline-width="auto" style:text-underline-mode="continuous"/>
    </style:style>
    <style:style style:name="T4541" style:parent-style-name="Domyślnaczcionkaakapitu" style:family="text">
      <style:text-properties style:text-underline-type="single" style:text-underline-style="solid" style:text-underline-width="auto" style:text-underline-mode="continuous"/>
    </style:style>
    <style:style style:name="P4542" style:parent-style-name="Normalny" style:family="paragraph">
      <style:paragraph-properties fo:text-align="justify" fo:line-height="150%" fo:text-indent="0.2479in"/>
    </style:style>
    <style:style style:name="T4543" style:parent-style-name="Domyślnaczcionkaakapitu" style:family="text">
      <style:text-properties fo:background-color="#80FFFF"/>
    </style:style>
    <style:style style:name="P4544" style:parent-style-name="Normalny" style:family="paragraph">
      <style:paragraph-properties fo:text-align="justify" fo:line-height="150%"/>
    </style:style>
    <style:style style:name="T4545" style:parent-style-name="Domyślnaczcionkaakapitu" style:family="text">
      <style:text-properties style:text-underline-type="single" style:text-underline-style="solid" style:text-underline-width="auto" style:text-underline-mode="continuous"/>
    </style:style>
    <style:style style:name="T4546" style:parent-style-name="Domyślnaczcionkaakapitu" style:family="text">
      <style:text-properties fo:background-color="#80FFFF" style:text-underline-type="single" style:text-underline-style="solid" style:text-underline-width="auto" style:text-underline-mode="continuous"/>
    </style:style>
    <style:style style:name="T4547" style:parent-style-name="Domyślnaczcionkaakapitu" style:family="text">
      <style:text-properties style:text-underline-type="single" style:text-underline-style="solid" style:text-underline-width="auto" style:text-underline-mode="continuous"/>
    </style:style>
    <style:style style:name="P4548" style:parent-style-name="Normalny" style:family="paragraph">
      <style:paragraph-properties fo:text-align="justify" fo:line-height="150%" fo:text-indent="0.2479in"/>
    </style:style>
    <style:style style:name="T4549" style:parent-style-name="Domyślnaczcionkaakapitu" style:family="text">
      <style:text-properties fo:background-color="#80FFFF"/>
    </style:style>
    <style:style style:name="P4550" style:parent-style-name="Normalny" style:family="paragraph">
      <style:paragraph-properties fo:text-align="justify" fo:line-height="150%" fo:text-indent="0.2479in"/>
    </style:style>
    <style:style style:name="T4551" style:parent-style-name="Domyślnaczcionkaakapitu" style:family="text">
      <style:text-properties fo:background-color="#80FFFF"/>
    </style:style>
    <style:style style:name="P4552" style:parent-style-name="Normalny" style:family="paragraph">
      <style:paragraph-properties fo:text-align="justify" fo:line-height="150%"/>
    </style:style>
    <style:style style:name="T4553" style:parent-style-name="Domyślnaczcionkaakapitu" style:family="text">
      <style:text-properties style:text-underline-type="single" style:text-underline-style="solid" style:text-underline-width="auto" style:text-underline-mode="continuous"/>
    </style:style>
    <style:style style:name="T4554" style:parent-style-name="Domyślnaczcionkaakapitu" style:family="text">
      <style:text-properties fo:background-color="#80FFFF" style:text-underline-type="single" style:text-underline-style="solid" style:text-underline-width="auto" style:text-underline-mode="continuous"/>
    </style:style>
    <style:style style:name="T4555" style:parent-style-name="Domyślnaczcionkaakapitu" style:family="text">
      <style:text-properties style:text-underline-type="single" style:text-underline-style="solid" style:text-underline-width="auto" style:text-underline-mode="continuous"/>
    </style:style>
    <style:style style:name="P4556" style:parent-style-name="Normalny" style:family="paragraph">
      <style:paragraph-properties fo:text-align="justify" fo:line-height="150%" fo:text-indent="0.2479in"/>
    </style:style>
    <style:style style:name="T4557" style:parent-style-name="Domyślnaczcionkaakapitu" style:family="text">
      <style:text-properties fo:background-color="#80FFFF"/>
    </style:style>
    <style:style style:name="T4558" style:parent-style-name="Domyślnaczcionkaakapitu" style:family="text">
      <style:text-properties fo:background-color="#80FFFF"/>
    </style:style>
    <style:style style:name="P4559" style:parent-style-name="Normalny" style:family="paragraph">
      <style:paragraph-properties fo:text-align="justify" fo:line-height="150%" fo:text-indent="0.2479in"/>
    </style:style>
    <style:style style:name="P4560" style:parent-style-name="Normalny" style:family="paragraph">
      <style:paragraph-properties fo:text-align="justify" fo:line-height="150%" fo:text-indent="0.2479in"/>
    </style:style>
    <style:style style:name="T4561" style:parent-style-name="Domyślnaczcionkaakapitu" style:family="text">
      <style:text-properties fo:background-color="#80FFFF"/>
    </style:style>
    <style:style style:name="T4562" style:parent-style-name="Domyślnaczcionkaakapitu" style:family="text">
      <style:text-properties fo:background-color="#80FFFF"/>
    </style:style>
    <style:style style:name="P4563" style:parent-style-name="Normalny" style:family="paragraph">
      <style:paragraph-properties fo:text-align="justify" fo:line-height="150%" fo:text-indent="0.2479in"/>
    </style:style>
    <style:style style:name="P4564" style:parent-style-name="Normalny" style:family="paragraph">
      <style:paragraph-properties fo:text-align="justify" fo:line-height="150%"/>
    </style:style>
    <style:style style:name="T4565" style:parent-style-name="Domyślnaczcionkaakapitu" style:family="text">
      <style:text-properties style:text-underline-type="single" style:text-underline-style="solid" style:text-underline-width="auto" style:text-underline-mode="continuous"/>
    </style:style>
    <style:style style:name="T4566" style:parent-style-name="Domyślnaczcionkaakapitu" style:family="text">
      <style:text-properties fo:background-color="#80FFFF" style:text-underline-type="single" style:text-underline-style="solid" style:text-underline-width="auto" style:text-underline-mode="continuous"/>
    </style:style>
    <style:style style:name="T4567" style:parent-style-name="Domyślnaczcionkaakapitu" style:family="text">
      <style:text-properties style:text-underline-type="single" style:text-underline-style="solid" style:text-underline-width="auto" style:text-underline-mode="continuous"/>
    </style:style>
    <style:style style:name="P4568" style:parent-style-name="Normalny" style:family="paragraph">
      <style:paragraph-properties fo:text-align="justify" fo:line-height="150%" fo:text-indent="0.2479in"/>
    </style:style>
    <style:style style:name="T4569" style:parent-style-name="Domyślnaczcionkaakapitu" style:family="text">
      <style:text-properties fo:background-color="#80FFFF"/>
    </style:style>
    <style:style style:name="T4570" style:parent-style-name="Domyślnaczcionkaakapitu" style:family="text">
      <style:text-properties fo:background-color="#80FFFF"/>
    </style:style>
    <style:style style:name="P4571" style:parent-style-name="Normalny" style:family="paragraph">
      <style:paragraph-properties fo:text-align="justify" fo:line-height="150%" fo:text-indent="0.2479in"/>
    </style:style>
    <style:style style:name="T4572" style:parent-style-name="Domyślnaczcionkaakapitu" style:family="text">
      <style:text-properties fo:background-color="#80FFFF"/>
    </style:style>
    <style:style style:name="P4573" style:parent-style-name="Normalny" style:family="paragraph">
      <style:paragraph-properties fo:text-align="justify" fo:line-height="150%" fo:text-indent="0.2479in"/>
    </style:style>
    <style:style style:name="T4574" style:parent-style-name="Domyślnaczcionkaakapitu" style:family="text">
      <style:text-properties fo:background-color="#80FFFF"/>
    </style:style>
    <style:style style:name="T4575" style:parent-style-name="Domyślnaczcionkaakapitu" style:family="text">
      <style:text-properties fo:background-color="#80FFFF"/>
    </style:style>
    <style:style style:name="T4576" style:parent-style-name="Domyślnaczcionkaakapitu" style:family="text">
      <style:text-properties fo:background-color="#80FFFF"/>
    </style:style>
    <style:style style:name="P4577" style:parent-style-name="Normalny" style:family="paragraph">
      <style:paragraph-properties fo:text-align="justify" fo:line-height="150%"/>
    </style:style>
    <style:style style:name="T4578" style:parent-style-name="Domyślnaczcionkaakapitu" style:family="text">
      <style:text-properties style:text-underline-type="single" style:text-underline-style="solid" style:text-underline-width="auto" style:text-underline-mode="continuous"/>
    </style:style>
    <style:style style:name="P4579" style:parent-style-name="Normalny" style:family="paragraph">
      <style:paragraph-properties fo:text-align="justify" fo:line-height="150%" fo:text-indent="0.2479in"/>
    </style:style>
    <style:style style:name="T4580" style:parent-style-name="Domyślnaczcionkaakapitu" style:family="text">
      <style:text-properties fo:background-color="#80FFFF"/>
    </style:style>
    <style:style style:name="T4581" style:parent-style-name="Domyślnaczcionkaakapitu" style:family="text">
      <style:text-properties fo:background-color="#80FFFF"/>
    </style:style>
    <style:style style:name="T4582" style:parent-style-name="Domyślnaczcionkaakapitu" style:family="text">
      <style:text-properties fo:background-color="#80FFFF"/>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T4585" style:parent-style-name="Domyślnaczcionkaakapitu" style:family="text">
      <style:text-properties fo:background-color="#80FFFF"/>
    </style:style>
    <style:style style:name="T4586" style:parent-style-name="Domyślnaczcionkaakapitu" style:family="text">
      <style:text-properties fo:background-color="#80FFFF"/>
    </style:style>
    <style:style style:name="T4587" style:parent-style-name="Domyślnaczcionkaakapitu" style:family="text">
      <style:text-properties fo:background-color="#80FFFF"/>
    </style:style>
    <style:style style:name="T4588" style:parent-style-name="Domyślnaczcionkaakapitu" style:family="text">
      <style:text-properties fo:background-color="#80FFFF"/>
    </style:style>
    <style:style style:name="T4589" style:parent-style-name="Domyślnaczcionkaakapitu" style:family="text">
      <style:text-properties fo:background-color="#80FFFF"/>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T4592" style:parent-style-name="Domyślnaczcionkaakapitu" style:family="text">
      <style:text-properties fo:background-color="#80FFFF"/>
    </style:style>
    <style:style style:name="T4593" style:parent-style-name="Domyślnaczcionkaakapitu" style:family="text">
      <style:text-properties fo:background-color="#80FFFF"/>
    </style:style>
    <style:style style:name="T4594" style:parent-style-name="Domyślnaczcionkaakapitu" style:family="text">
      <style:text-properties fo:background-color="#80FFFF"/>
    </style:style>
    <style:style style:name="P4595" style:parent-style-name="Normalny" style:family="paragraph">
      <style:paragraph-properties fo:text-align="justify" fo:line-height="150%"/>
    </style:style>
    <style:style style:name="T4596" style:parent-style-name="Domyślnaczcionkaakapitu" style:family="text">
      <style:text-properties fo:background-color="#80FFFF" style:text-underline-type="single" style:text-underline-style="solid" style:text-underline-width="auto" style:text-underline-mode="continuous"/>
    </style:style>
    <style:style style:name="T4597" style:parent-style-name="Domyślnaczcionkaakapitu" style:family="text">
      <style:text-properties style:text-underline-type="single" style:text-underline-style="solid" style:text-underline-width="auto" style:text-underline-mode="continuous"/>
    </style:style>
    <style:style style:name="T4598" style:parent-style-name="Domyślnaczcionkaakapitu" style:family="text">
      <style:text-properties fo:background-color="#80FFFF" style:text-underline-type="single" style:text-underline-style="solid" style:text-underline-width="auto" style:text-underline-mode="continuous"/>
    </style:style>
    <style:style style:name="T4599" style:parent-style-name="Domyślnaczcionkaakapitu" style:family="text">
      <style:text-properties style:text-underline-type="single" style:text-underline-style="solid" style:text-underline-width="auto" style:text-underline-mode="continuous"/>
    </style:style>
    <style:style style:name="T4600" style:parent-style-name="Domyślnaczcionkaakapitu" style:family="text">
      <style:text-properties fo:background-color="#80FFFF"/>
    </style:style>
    <style:style style:name="P4601" style:parent-style-name="Normalny" style:family="paragraph">
      <style:paragraph-properties fo:text-align="justify" fo:line-height="150%" fo:text-indent="0.2479in"/>
    </style:style>
    <style:style style:name="T4602" style:parent-style-name="Domyślnaczcionkaakapitu" style:family="text">
      <style:text-properties fo:background-color="#80FFFF"/>
    </style:style>
    <style:style style:name="T4603" style:parent-style-name="Domyślnaczcionkaakapitu" style:family="text">
      <style:text-properties fo:background-color="#80FFFF"/>
    </style:style>
    <style:style style:name="T4604" style:parent-style-name="Domyślnaczcionkaakapitu" style:family="text">
      <style:text-properties fo:background-color="#80FFFF"/>
    </style:style>
    <style:style style:name="T4605" style:parent-style-name="Domyślnaczcionkaakapitu" style:family="text">
      <style:text-properties fo:background-color="#80FFFF"/>
    </style:style>
    <style:style style:name="T4606" style:parent-style-name="Domyślnaczcionkaakapitu" style:family="text">
      <style:text-properties fo:background-color="#80FFFF"/>
    </style:style>
    <style:style style:name="T4607" style:parent-style-name="Domyślnaczcionkaakapitu" style:family="text">
      <style:text-properties fo:background-color="#80FFFF"/>
    </style:style>
    <style:style style:name="P4608" style:parent-style-name="Normalny" style:family="paragraph">
      <style:paragraph-properties fo:text-align="justify" fo:line-height="150%"/>
    </style:style>
    <style:style style:name="T4609" style:parent-style-name="Domyślnaczcionkaakapitu" style:family="text">
      <style:text-properties style:text-underline-type="single" style:text-underline-style="solid" style:text-underline-width="auto" style:text-underline-mode="continuous"/>
    </style:style>
    <style:style style:name="T4610" style:parent-style-name="Domyślnaczcionkaakapitu" style:family="text">
      <style:text-properties fo:background-color="#80FFFF" style:text-underline-type="single" style:text-underline-style="solid" style:text-underline-width="auto" style:text-underline-mode="continuous"/>
    </style:style>
    <style:style style:name="T4611" style:parent-style-name="Domyślnaczcionkaakapitu" style:family="text">
      <style:text-properties style:text-underline-type="single" style:text-underline-style="solid" style:text-underline-width="auto" style:text-underline-mode="continuous"/>
    </style:style>
    <style:style style:name="P4612" style:parent-style-name="Normalny" style:family="paragraph">
      <style:paragraph-properties fo:text-align="justify" fo:line-height="150%" fo:text-indent="0.2479in"/>
    </style:style>
    <style:style style:name="T4613" style:parent-style-name="Domyślnaczcionkaakapitu" style:family="text">
      <style:text-properties fo:background-color="#80FFFF"/>
    </style:style>
    <style:style style:name="T4614" style:parent-style-name="Domyślnaczcionkaakapitu" style:family="text">
      <style:text-properties fo:background-color="#80FFFF"/>
    </style:style>
    <style:style style:name="P4615" style:parent-style-name="Normalny" style:family="paragraph">
      <style:paragraph-properties fo:text-align="justify" fo:line-height="150%"/>
    </style:style>
    <style:style style:name="T4616" style:parent-style-name="Domyślnaczcionkaakapitu" style:family="text">
      <style:text-properties fo:background-color="#80FFFF"/>
    </style:style>
    <style:style style:name="T4617" style:parent-style-name="Domyślnaczcionkaakapitu" style:family="text">
      <style:text-properties fo:background-color="#80FFFF"/>
    </style:style>
    <style:style style:name="P4618" style:parent-style-name="Normalny" style:family="paragraph">
      <style:paragraph-properties fo:text-align="justify" fo:line-height="150%" fo:text-indent="0.2479in"/>
    </style:style>
    <style:style style:name="P4619" style:parent-style-name="Normalny" style:family="paragraph">
      <style:paragraph-properties fo:text-align="justify" fo:line-height="150%"/>
    </style:style>
    <style:style style:name="T4620" style:parent-style-name="Domyślnaczcionkaakapitu" style:family="text">
      <style:text-properties style:text-underline-type="single" style:text-underline-style="solid" style:text-underline-width="auto" style:text-underline-mode="continuous"/>
    </style:style>
    <style:style style:name="P4621" style:parent-style-name="Normalny" style:family="paragraph">
      <style:paragraph-properties fo:text-align="justify" fo:line-height="150%" fo:text-indent="0.2479in"/>
    </style:style>
    <style:style style:name="P4622" style:parent-style-name="Normalny" style:family="paragraph">
      <style:paragraph-properties fo:text-align="justify" fo:line-height="150%" fo:text-indent="0.2479in"/>
    </style:style>
    <style:style style:name="T4623" style:parent-style-name="Domyślnaczcionkaakapitu" style:family="text">
      <style:text-properties fo:background-color="#80FFFF"/>
    </style:style>
    <style:style style:name="P4624" style:parent-style-name="Normalny" style:family="paragraph">
      <style:paragraph-properties fo:text-align="justify" fo:line-height="150%"/>
    </style:style>
    <style:style style:name="T4625" style:parent-style-name="Domyślnaczcionkaakapitu" style:family="text">
      <style:text-properties fo:background-color="#80FFFF" style:text-underline-type="single" style:text-underline-style="solid" style:text-underline-width="auto" style:text-underline-mode="continuous"/>
    </style:style>
    <style:style style:name="T4626" style:parent-style-name="Domyślnaczcionkaakapitu" style:family="text">
      <style:text-properties style:text-underline-type="single" style:text-underline-style="solid" style:text-underline-width="auto" style:text-underline-mode="continuous"/>
    </style:style>
    <style:style style:name="T4627" style:parent-style-name="Domyślnaczcionkaakapitu" style:family="text">
      <style:text-properties fo:background-color="#80FFFF" style:text-underline-type="single" style:text-underline-style="solid" style:text-underline-width="auto" style:text-underline-mode="continuous"/>
    </style:style>
    <style:style style:name="T4628" style:parent-style-name="Domyślnaczcionkaakapitu" style:family="text">
      <style:text-properties style:text-underline-type="single" style:text-underline-style="solid" style:text-underline-width="auto" style:text-underline-mode="continuous"/>
    </style:style>
    <style:style style:name="T4629" style:parent-style-name="Domyślnaczcionkaakapitu" style:family="text">
      <style:text-properties fo:background-color="#80FFFF"/>
    </style:style>
    <style:style style:name="P4630" style:parent-style-name="Normalny" style:family="paragraph">
      <style:paragraph-properties fo:text-align="justify" fo:line-height="150%" fo:text-indent="0.2479in"/>
    </style:style>
    <style:style style:name="T4631" style:parent-style-name="Domyślnaczcionkaakapitu" style:family="text">
      <style:text-properties fo:background-color="#80FFFF"/>
    </style:style>
    <style:style style:name="T4632" style:parent-style-name="Domyślnaczcionkaakapitu" style:family="text">
      <style:text-properties fo:background-color="#80FFFF"/>
    </style:style>
    <style:style style:name="T4633" style:parent-style-name="Domyślnaczcionkaakapitu" style:family="text">
      <style:text-properties fo:background-color="#80FFFF"/>
    </style:style>
    <style:style style:name="P4634" style:parent-style-name="Normalny" style:family="paragraph">
      <style:paragraph-properties fo:text-align="justify" fo:line-height="150%" fo:text-indent="0.2479in"/>
    </style:style>
    <style:style style:name="T4635" style:parent-style-name="Domyślnaczcionkaakapitu" style:family="text">
      <style:text-properties fo:background-color="#80FFFF"/>
    </style:style>
    <style:style style:name="T4636" style:parent-style-name="Domyślnaczcionkaakapitu" style:family="text">
      <style:text-properties fo:background-color="#80FFFF"/>
    </style:style>
    <style:style style:name="P4637" style:parent-style-name="Normalny" style:family="paragraph">
      <style:paragraph-properties fo:text-align="justify" fo:line-height="150%"/>
    </style:style>
    <style:style style:name="T4638" style:parent-style-name="Domyślnaczcionkaakapitu" style:family="text">
      <style:text-properties style:text-underline-type="single" style:text-underline-style="solid" style:text-underline-width="auto" style:text-underline-mode="continuous"/>
    </style:style>
    <style:style style:name="T4639" style:parent-style-name="Domyślnaczcionkaakapitu" style:family="text">
      <style:text-properties fo:background-color="#80FFFF" style:text-underline-type="single" style:text-underline-style="solid" style:text-underline-width="auto" style:text-underline-mode="continuous"/>
    </style:style>
    <style:style style:name="T4640" style:parent-style-name="Domyślnaczcionkaakapitu" style:family="text">
      <style:text-properties style:text-underline-type="single" style:text-underline-style="solid" style:text-underline-width="auto" style:text-underline-mode="continuous"/>
    </style:style>
    <style:style style:name="T4641" style:parent-style-name="Domyślnaczcionkaakapitu" style:family="text">
      <style:text-properties fo:background-color="#80FFFF" style:text-underline-type="single" style:text-underline-style="solid" style:text-underline-width="auto" style:text-underline-mode="continuous"/>
    </style:style>
    <style:style style:name="T4642" style:parent-style-name="Domyślnaczcionkaakapitu" style:family="text">
      <style:text-properties style:text-underline-type="single" style:text-underline-style="solid" style:text-underline-width="auto" style:text-underline-mode="continuous"/>
    </style:style>
    <style:style style:name="T4643" style:parent-style-name="Domyślnaczcionkaakapitu" style:family="text">
      <style:text-properties fo:background-color="#80FFFF" style:text-underline-type="single" style:text-underline-style="solid" style:text-underline-width="auto" style:text-underline-mode="continuous"/>
    </style:style>
    <style:style style:name="P4644" style:parent-style-name="Normalny" style:family="paragraph">
      <style:paragraph-properties fo:text-align="justify" fo:line-height="150%" fo:text-indent="0.2479in"/>
    </style:style>
    <style:style style:name="P4645" style:parent-style-name="Normalny" style:family="paragraph">
      <style:paragraph-properties fo:text-align="justify" fo:line-height="150%" fo:text-indent="0.2479in"/>
    </style:style>
    <style:style style:name="T4646" style:parent-style-name="Domyślnaczcionkaakapitu" style:family="text">
      <style:text-properties fo:background-color="#80FFFF"/>
    </style:style>
    <style:style style:name="T4647" style:parent-style-name="Domyślnaczcionkaakapitu" style:family="text">
      <style:text-properties fo:background-color="#80FFFF"/>
    </style:style>
    <style:style style:name="T4648" style:parent-style-name="Domyślnaczcionkaakapitu" style:family="text">
      <style:text-properties fo:background-color="#80FFFF"/>
    </style:style>
    <style:style style:name="P4649" style:parent-style-name="Normalny" style:family="paragraph">
      <style:paragraph-properties fo:text-align="justify" fo:line-height="150%" fo:text-indent="0.2479in"/>
    </style:style>
    <style:style style:name="P4650" style:parent-style-name="Normalny" style:family="paragraph">
      <style:paragraph-properties fo:text-align="justify" fo:line-height="150%"/>
    </style:style>
    <style:style style:name="T4651" style:parent-style-name="Domyślnaczcionkaakapitu" style:family="text">
      <style:text-properties style:text-underline-type="single" style:text-underline-style="solid" style:text-underline-width="auto" style:text-underline-mode="continuous"/>
    </style:style>
    <style:style style:name="P4652" style:parent-style-name="Normalny" style:family="paragraph">
      <style:paragraph-properties fo:text-align="justify" fo:line-height="150%" fo:text-indent="0.2479in"/>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P4655" style:parent-style-name="Normalny" style:family="paragraph">
      <style:paragraph-properties fo:text-align="justify" fo:line-height="150%" fo:text-indent="0.2479in"/>
    </style:style>
    <style:style style:name="T4656" style:parent-style-name="Domyślnaczcionkaakapitu" style:family="text">
      <style:text-properties fo:background-color="#80FFFF"/>
    </style:style>
    <style:style style:name="P4657" style:parent-style-name="Normalny" style:family="paragraph">
      <style:paragraph-properties fo:text-align="justify" fo:line-height="150%"/>
    </style:style>
    <style:style style:name="T4658" style:parent-style-name="Domyślnaczcionkaakapitu" style:family="text">
      <style:text-properties fo:background-color="#80FFFF" style:text-underline-type="single" style:text-underline-style="solid" style:text-underline-width="auto" style:text-underline-mode="continuous"/>
    </style:style>
    <style:style style:name="T4659" style:parent-style-name="Domyślnaczcionkaakapitu" style:family="text">
      <style:text-properties style:text-underline-type="single" style:text-underline-style="solid" style:text-underline-width="auto" style:text-underline-mode="continuous"/>
    </style:style>
    <style:style style:name="T4660" style:parent-style-name="Domyślnaczcionkaakapitu" style:family="text">
      <style:text-properties fo:background-color="#80FFFF" style:text-underline-type="single" style:text-underline-style="solid" style:text-underline-width="auto" style:text-underline-mode="continuous"/>
    </style:style>
    <style:style style:name="T4661" style:parent-style-name="Domyślnaczcionkaakapitu" style:family="text">
      <style:text-properties style:text-underline-type="single" style:text-underline-style="solid" style:text-underline-width="auto" style:text-underline-mode="continuous"/>
    </style:style>
    <style:style style:name="T4662" style:parent-style-name="Domyślnaczcionkaakapitu" style:family="text">
      <style:text-properties fo:background-color="#80FFFF"/>
    </style:style>
    <style:style style:name="P4663" style:parent-style-name="Normalny" style:family="paragraph">
      <style:paragraph-properties fo:text-align="justify" fo:line-height="150%" fo:text-indent="0.2479in"/>
    </style:style>
    <style:style style:name="T4664" style:parent-style-name="Domyślnaczcionkaakapitu" style:family="text">
      <style:text-properties fo:background-color="#80FFFF"/>
    </style:style>
    <style:style style:name="P4665" style:parent-style-name="Normalny" style:family="paragraph">
      <style:paragraph-properties fo:text-align="justify" fo:line-height="150%"/>
    </style:style>
    <style:style style:name="T4666" style:parent-style-name="Domyślnaczcionkaakapitu" style:family="text">
      <style:text-properties style:text-underline-type="single" style:text-underline-style="solid" style:text-underline-width="auto" style:text-underline-mode="continuous"/>
    </style:style>
    <style:style style:name="P4667" style:parent-style-name="Normalny" style:family="paragraph">
      <style:paragraph-properties fo:text-align="justify" fo:line-height="150%" fo:text-indent="0.2479in"/>
    </style:style>
    <style:style style:name="P4668" style:parent-style-name="Normalny" style:family="paragraph">
      <style:paragraph-properties fo:text-align="justify" fo:line-height="150%" fo:text-indent="0.2479in"/>
    </style:style>
    <style:style style:name="P4669" style:parent-style-name="Normalny" style:family="paragraph">
      <style:paragraph-properties fo:text-align="justify" fo:line-height="150%"/>
    </style:style>
    <style:style style:name="T4670" style:parent-style-name="Domyślnaczcionkaakapitu" style:family="text">
      <style:text-properties fo:background-color="#80FFFF" style:text-underline-type="single" style:text-underline-style="solid" style:text-underline-width="auto" style:text-underline-mode="continuous"/>
    </style:style>
    <style:style style:name="T4671" style:parent-style-name="Domyślnaczcionkaakapitu" style:family="text">
      <style:text-properties style:text-underline-type="single" style:text-underline-style="solid" style:text-underline-width="auto" style:text-underline-mode="continuous"/>
    </style:style>
    <style:style style:name="T4672" style:parent-style-name="Domyślnaczcionkaakapitu" style:family="text">
      <style:text-properties fo:background-color="#80FFFF" style:text-underline-type="single" style:text-underline-style="solid" style:text-underline-width="auto" style:text-underline-mode="continuous"/>
    </style:style>
    <style:style style:name="T4673" style:parent-style-name="Domyślnaczcionkaakapitu" style:family="text">
      <style:text-properties style:text-underline-type="single" style:text-underline-style="solid" style:text-underline-width="auto" style:text-underline-mode="continuous"/>
    </style:style>
    <style:style style:name="T4674" style:parent-style-name="Domyślnaczcionkaakapitu" style:family="text">
      <style:text-properties fo:background-color="#80FFFF"/>
    </style:style>
    <style:style style:name="P4675" style:parent-style-name="Normalny" style:family="paragraph">
      <style:paragraph-properties fo:text-align="justify" fo:line-height="150%" fo:text-indent="0.2479in"/>
    </style:style>
    <style:style style:name="T4676" style:parent-style-name="Domyślnaczcionkaakapitu" style:family="text">
      <style:text-properties fo:background-color="#80FFFF"/>
    </style:style>
    <style:style style:name="P4677" style:parent-style-name="Normalny" style:family="paragraph">
      <style:paragraph-properties fo:text-align="justify" fo:line-height="150%"/>
    </style:style>
    <style:style style:name="T4678" style:parent-style-name="Domyślnaczcionkaakapitu" style:family="text">
      <style:text-properties style:text-underline-type="single" style:text-underline-style="solid" style:text-underline-width="auto" style:text-underline-mode="continuous"/>
    </style:style>
    <style:style style:name="P4679" style:parent-style-name="Normalny" style:family="paragraph">
      <style:paragraph-properties fo:text-align="justify" fo:line-height="150%" fo:text-indent="0.2479in"/>
    </style:style>
    <style:style style:name="P4680" style:parent-style-name="Normalny" style:family="paragraph">
      <style:paragraph-properties fo:text-align="justify" fo:line-height="150%"/>
    </style:style>
    <style:style style:name="T4681" style:parent-style-name="Domyślnaczcionkaakapitu" style:family="text">
      <style:text-properties fo:background-color="#80FFFF" style:text-underline-type="single" style:text-underline-style="solid" style:text-underline-width="auto" style:text-underline-mode="continuous"/>
    </style:style>
    <style:style style:name="T4682" style:parent-style-name="Domyślnaczcionkaakapitu" style:family="text">
      <style:text-properties style:text-underline-type="single" style:text-underline-style="solid" style:text-underline-width="auto" style:text-underline-mode="continuous"/>
    </style:style>
    <style:style style:name="T4683" style:parent-style-name="Domyślnaczcionkaakapitu" style:family="text">
      <style:text-properties fo:background-color="#80FFFF" style:text-underline-type="single" style:text-underline-style="solid" style:text-underline-width="auto" style:text-underline-mode="continuous"/>
    </style:style>
    <style:style style:name="T4684" style:parent-style-name="Domyślnaczcionkaakapitu" style:family="text">
      <style:text-properties style:text-underline-type="single" style:text-underline-style="solid" style:text-underline-width="auto" style:text-underline-mode="continuous"/>
    </style:style>
    <style:style style:name="T4685" style:parent-style-name="Domyślnaczcionkaakapitu" style:family="text">
      <style:text-properties fo:background-color="#80FFFF"/>
    </style:style>
    <style:style style:name="P4686" style:parent-style-name="Normalny" style:family="paragraph">
      <style:paragraph-properties fo:text-align="justify" fo:line-height="150%" fo:text-indent="0.2479in"/>
    </style:style>
    <style:style style:name="P4687" style:parent-style-name="Normalny" style:family="paragraph">
      <style:paragraph-properties fo:text-align="justify" fo:line-height="150%"/>
    </style:style>
    <style:style style:name="T4688" style:parent-style-name="Domyślnaczcionkaakapitu" style:family="text">
      <style:text-properties style:text-underline-type="single" style:text-underline-style="solid" style:text-underline-width="auto" style:text-underline-mode="continuous"/>
    </style:style>
    <style:style style:name="T4689" style:parent-style-name="Domyślnaczcionkaakapitu" style:family="text">
      <style:text-properties fo:background-color="#80FFFF" style:text-underline-type="single" style:text-underline-style="solid" style:text-underline-width="auto" style:text-underline-mode="continuous"/>
    </style:style>
    <style:style style:name="T4690" style:parent-style-name="Domyślnaczcionkaakapitu" style:family="text">
      <style:text-properties style:text-underline-type="single" style:text-underline-style="solid" style:text-underline-width="auto" style:text-underline-mode="continuous"/>
    </style:style>
    <style:style style:name="P4691" style:parent-style-name="Normalny" style:family="paragraph">
      <style:paragraph-properties fo:text-align="justify" fo:line-height="150%" fo:text-indent="0.2479in"/>
    </style:style>
    <style:style style:name="T4692" style:parent-style-name="Domyślnaczcionkaakapitu" style:family="text">
      <style:text-properties fo:background-color="#80FFFF"/>
    </style:style>
    <style:style style:name="P4693" style:parent-style-name="Normalny" style:family="paragraph">
      <style:paragraph-properties fo:text-align="justify" fo:line-height="150%"/>
    </style:style>
    <style:style style:name="T4694" style:parent-style-name="Domyślnaczcionkaakapitu" style:family="text">
      <style:text-properties fo:background-color="#80FFFF" style:text-underline-type="single" style:text-underline-style="solid" style:text-underline-width="auto" style:text-underline-mode="continuous"/>
    </style:style>
    <style:style style:name="T4695" style:parent-style-name="Domyślnaczcionkaakapitu" style:family="text">
      <style:text-properties style:text-underline-type="single" style:text-underline-style="solid" style:text-underline-width="auto" style:text-underline-mode="continuous"/>
    </style:style>
    <style:style style:name="T4696" style:parent-style-name="Domyślnaczcionkaakapitu" style:family="text">
      <style:text-properties fo:background-color="#80FFFF" style:text-underline-type="single" style:text-underline-style="solid" style:text-underline-width="auto" style:text-underline-mode="continuous"/>
    </style:style>
    <style:style style:name="T4697" style:parent-style-name="Domyślnaczcionkaakapitu" style:family="text">
      <style:text-properties style:text-underline-type="single" style:text-underline-style="solid" style:text-underline-width="auto" style:text-underline-mode="continuous"/>
    </style:style>
    <style:style style:name="T4698" style:parent-style-name="Domyślnaczcionkaakapitu" style:family="text">
      <style:text-properties fo:background-color="#80FFFF"/>
    </style:style>
    <style:style style:name="P4699" style:parent-style-name="Normalny" style:family="paragraph">
      <style:paragraph-properties fo:text-align="justify" fo:line-height="150%" fo:text-indent="0.2479in"/>
    </style:style>
    <style:style style:name="P4700" style:parent-style-name="Normalny" style:family="paragraph">
      <style:paragraph-properties fo:text-align="justify" fo:line-height="150%"/>
    </style:style>
    <style:style style:name="T4701" style:parent-style-name="Domyślnaczcionkaakapitu" style:family="text">
      <style:text-properties fo:background-color="#80FFFF" style:text-underline-type="single" style:text-underline-style="solid" style:text-underline-width="auto" style:text-underline-mode="continuous"/>
    </style:style>
    <style:style style:name="T4702" style:parent-style-name="Domyślnaczcionkaakapitu" style:family="text">
      <style:text-properties style:text-underline-type="single" style:text-underline-style="solid" style:text-underline-width="auto" style:text-underline-mode="continuous"/>
    </style:style>
    <style:style style:name="T4703" style:parent-style-name="Domyślnaczcionkaakapitu" style:family="text">
      <style:text-properties fo:background-color="#80FFFF" style:text-underline-type="single" style:text-underline-style="solid" style:text-underline-width="auto" style:text-underline-mode="continuous"/>
    </style:style>
    <style:style style:name="T4704" style:parent-style-name="Domyślnaczcionkaakapitu" style:family="text">
      <style:text-properties style:text-underline-type="single" style:text-underline-style="solid" style:text-underline-width="auto" style:text-underline-mode="continuous"/>
    </style:style>
    <style:style style:name="T4705" style:parent-style-name="Domyślnaczcionkaakapitu" style:family="text">
      <style:text-properties fo:background-color="#80FFFF"/>
    </style:style>
    <style:style style:name="P4706" style:parent-style-name="Normalny" style:family="paragraph">
      <style:paragraph-properties fo:text-align="justify" fo:line-height="150%" fo:text-indent="0.2479in"/>
    </style:style>
    <style:style style:name="T4707" style:parent-style-name="Domyślnaczcionkaakapitu" style:family="text">
      <style:text-properties fo:background-color="#80FFFF"/>
    </style:style>
    <style:style style:name="T4708" style:parent-style-name="Domyślnaczcionkaakapitu" style:family="text">
      <style:text-properties fo:background-color="#80FFFF"/>
    </style:style>
    <style:style style:name="T4709" style:parent-style-name="Domyślnaczcionkaakapitu" style:family="text">
      <style:text-properties fo:background-color="#80FFFF"/>
    </style:style>
    <style:style style:name="T4710" style:parent-style-name="Domyślnaczcionkaakapitu" style:family="text">
      <style:text-properties fo:background-color="#80FFFF"/>
    </style:style>
    <style:style style:name="P4711" style:parent-style-name="Normalny" style:family="paragraph">
      <style:paragraph-properties fo:text-align="justify" fo:line-height="150%" fo:text-indent="0.2479in"/>
    </style:style>
    <style:style style:name="P4712" style:parent-style-name="Normalny" style:family="paragraph">
      <style:paragraph-properties fo:text-align="justify" fo:line-height="150%"/>
    </style:style>
    <style:style style:name="T4713" style:parent-style-name="Domyślnaczcionkaakapitu" style:family="text">
      <style:text-properties style:text-underline-type="single" style:text-underline-style="solid" style:text-underline-width="auto" style:text-underline-mode="continuous"/>
    </style:style>
    <style:style style:name="T4714" style:parent-style-name="Domyślnaczcionkaakapitu" style:family="text">
      <style:text-properties fo:background-color="#80FFFF" style:text-underline-type="single" style:text-underline-style="solid" style:text-underline-width="auto" style:text-underline-mode="continuous"/>
    </style:style>
    <style:style style:name="T4715" style:parent-style-name="Domyślnaczcionkaakapitu" style:family="text">
      <style:text-properties style:text-underline-type="single" style:text-underline-style="solid" style:text-underline-width="auto" style:text-underline-mode="continuous"/>
    </style:style>
    <style:style style:name="P4716" style:parent-style-name="Normalny" style:family="paragraph">
      <style:paragraph-properties fo:text-align="justify" fo:line-height="150%" fo:text-indent="0.2479in"/>
    </style:style>
    <style:style style:name="T4717" style:parent-style-name="Domyślnaczcionkaakapitu" style:family="text">
      <style:text-properties fo:background-color="#80FFFF"/>
    </style:style>
    <style:style style:name="T4718" style:parent-style-name="Domyślnaczcionkaakapitu" style:family="text">
      <style:text-properties fo:background-color="#80FFFF"/>
    </style:style>
    <style:style style:name="T4719" style:parent-style-name="Domyślnaczcionkaakapitu" style:family="text">
      <style:text-properties fo:background-color="#80FFFF"/>
    </style:style>
    <style:style style:name="T4720" style:parent-style-name="Domyślnaczcionkaakapitu" style:family="text">
      <style:text-properties fo:background-color="#80FFFF"/>
    </style:style>
    <style:style style:name="T4721" style:parent-style-name="Domyślnaczcionkaakapitu" style:family="text">
      <style:text-properties fo:background-color="#80FFFF"/>
    </style:style>
    <style:style style:name="P4722" style:parent-style-name="Normalny" style:family="paragraph">
      <style:paragraph-properties fo:text-align="justify" fo:line-height="150%"/>
    </style:style>
    <style:style style:name="T4723" style:parent-style-name="Domyślnaczcionkaakapitu" style:family="text">
      <style:text-properties fo:background-color="#80FFFF" style:text-underline-type="single" style:text-underline-style="solid" style:text-underline-width="auto" style:text-underline-mode="continuous"/>
    </style:style>
    <style:style style:name="T4724" style:parent-style-name="Domyślnaczcionkaakapitu" style:family="text">
      <style:text-properties style:text-underline-type="single" style:text-underline-style="solid" style:text-underline-width="auto" style:text-underline-mode="continuous"/>
    </style:style>
    <style:style style:name="T4725" style:parent-style-name="Domyślnaczcionkaakapitu" style:family="text">
      <style:text-properties fo:background-color="#80FFFF" style:text-underline-type="single" style:text-underline-style="solid" style:text-underline-width="auto" style:text-underline-mode="continuous"/>
    </style:style>
    <style:style style:name="T4726" style:parent-style-name="Domyślnaczcionkaakapitu" style:family="text">
      <style:text-properties style:text-underline-type="single" style:text-underline-style="solid" style:text-underline-width="auto" style:text-underline-mode="continuous"/>
    </style:style>
    <style:style style:name="T4727" style:parent-style-name="Domyślnaczcionkaakapitu" style:family="text">
      <style:text-properties fo:background-color="#80FFFF"/>
    </style:style>
    <style:style style:name="P4728" style:parent-style-name="Normalny" style:family="paragraph">
      <style:paragraph-properties fo:text-align="justify" fo:line-height="150%" fo:text-indent="0.2479in"/>
    </style:style>
    <style:style style:name="P4729" style:parent-style-name="Normalny" style:family="paragraph">
      <style:paragraph-properties fo:text-align="justify" fo:line-height="150%"/>
    </style:style>
    <style:style style:name="T4730" style:parent-style-name="Domyślnaczcionkaakapitu" style:family="text">
      <style:text-properties style:text-underline-type="single" style:text-underline-style="solid" style:text-underline-width="auto" style:text-underline-mode="continuous"/>
    </style:style>
    <style:style style:name="P4731" style:parent-style-name="Normalny" style:family="paragraph">
      <style:paragraph-properties fo:text-align="justify" fo:line-height="150%" fo:text-indent="0.2479in"/>
    </style:style>
    <style:style style:name="T4732" style:parent-style-name="Domyślnaczcionkaakapitu" style:family="text">
      <style:text-properties fo:background-color="#80FFFF"/>
    </style:style>
    <style:style style:name="T4733" style:parent-style-name="Domyślnaczcionkaakapitu" style:family="text">
      <style:text-properties fo:background-color="#80FFFF"/>
    </style:style>
    <style:style style:name="T4734" style:parent-style-name="Domyślnaczcionkaakapitu" style:family="text">
      <style:text-properties fo:background-color="#80FFFF"/>
    </style:style>
    <style:style style:name="T4735" style:parent-style-name="Domyślnaczcionkaakapitu" style:family="text">
      <style:text-properties fo:background-color="#80FFFF"/>
    </style:style>
    <style:style style:name="P4736" style:parent-style-name="Normalny" style:family="paragraph">
      <style:paragraph-properties fo:text-align="justify" fo:line-height="150%"/>
    </style:style>
    <style:style style:name="P4737" style:parent-style-name="Normalny" style:family="paragraph">
      <style:paragraph-properties fo:text-align="justify" fo:line-height="150%"/>
    </style:style>
    <style:style style:name="P4738" style:parent-style-name="Normalny" style:family="paragraph">
      <style:paragraph-properties fo:text-align="justify" fo:line-height="150%"/>
    </style:style>
    <style:style style:name="P4739" style:parent-style-name="Normalny" style:family="paragraph">
      <style:paragraph-properties fo:text-align="justify" fo:line-height="150%"/>
    </style:style>
    <style:style style:name="T4740" style:parent-style-name="Domyślnaczcionkaakapitu" style:family="text">
      <style:text-properties style:text-underline-type="single" style:text-underline-style="solid" style:text-underline-width="auto" style:text-underline-mode="continuous"/>
    </style:style>
    <style:style style:name="T4741" style:parent-style-name="Domyślnaczcionkaakapitu" style:family="text">
      <style:text-properties fo:background-color="#80FFFF" style:text-underline-type="single" style:text-underline-style="solid" style:text-underline-width="auto" style:text-underline-mode="continuous"/>
    </style:style>
    <style:style style:name="T4742" style:parent-style-name="Domyślnaczcionkaakapitu" style:family="text">
      <style:text-properties style:text-underline-type="single" style:text-underline-style="solid" style:text-underline-width="auto" style:text-underline-mode="continuous"/>
    </style:style>
    <style:style style:name="T4743" style:parent-style-name="Domyślnaczcionkaakapitu" style:family="text">
      <style:text-properties fo:background-color="#80FFFF" style:text-underline-type="single" style:text-underline-style="solid" style:text-underline-width="auto" style:text-underline-mode="continuous"/>
    </style:style>
    <style:style style:name="T4744" style:parent-style-name="Domyślnaczcionkaakapitu" style:family="text">
      <style:text-properties style:text-underline-type="single" style:text-underline-style="solid" style:text-underline-width="auto" style:text-underline-mode="continuous"/>
    </style:style>
    <style:style style:name="P4745" style:parent-style-name="Normalny" style:family="paragraph">
      <style:paragraph-properties fo:text-align="justify" fo:line-height="150%" fo:text-indent="0.2479in"/>
    </style:style>
    <style:style style:name="T4746" style:parent-style-name="Domyślnaczcionkaakapitu" style:family="text">
      <style:text-properties fo:background-color="#80FFFF"/>
    </style:style>
    <style:style style:name="T4747" style:parent-style-name="Domyślnaczcionkaakapitu" style:family="text">
      <style:text-properties fo:background-color="#80FFFF"/>
    </style:style>
    <style:style style:name="P4748" style:parent-style-name="Normalny" style:family="paragraph">
      <style:paragraph-properties fo:text-align="justify" fo:line-height="150%"/>
    </style:style>
    <style:style style:name="T4749" style:parent-style-name="Domyślnaczcionkaakapitu" style:family="text">
      <style:text-properties style:text-underline-type="single" style:text-underline-style="solid" style:text-underline-width="auto" style:text-underline-mode="continuous"/>
    </style:style>
    <style:style style:name="T4750" style:parent-style-name="Domyślnaczcionkaakapitu" style:family="text">
      <style:text-properties fo:background-color="#80FFFF" style:text-underline-type="single" style:text-underline-style="solid" style:text-underline-width="auto" style:text-underline-mode="continuous"/>
    </style:style>
    <style:style style:name="T4751" style:parent-style-name="Domyślnaczcionkaakapitu" style:family="text">
      <style:text-properties style:text-underline-type="single" style:text-underline-style="solid" style:text-underline-width="auto" style:text-underline-mode="continuous"/>
    </style:style>
    <style:style style:name="P4752" style:parent-style-name="Normalny" style:family="paragraph">
      <style:paragraph-properties fo:text-align="justify" fo:line-height="150%" fo:text-indent="0.2479in"/>
    </style:style>
    <style:style style:name="T4753" style:parent-style-name="Domyślnaczcionkaakapitu" style:family="text">
      <style:text-properties fo:background-color="#80FFFF"/>
    </style:style>
    <style:style style:name="T4754" style:parent-style-name="Domyślnaczcionkaakapitu" style:family="text">
      <style:text-properties fo:background-color="#80FFFF"/>
    </style:style>
    <style:style style:name="T4755" style:parent-style-name="Domyślnaczcionkaakapitu" style:family="text">
      <style:text-properties fo:background-color="#80FFFF"/>
    </style:style>
    <style:style style:name="T4756" style:parent-style-name="Domyślnaczcionkaakapitu" style:family="text">
      <style:text-properties fo:background-color="#80FFFF"/>
    </style:style>
    <style:style style:name="T4757" style:parent-style-name="Domyślnaczcionkaakapitu" style:family="text">
      <style:text-properties fo:background-color="#80FFFF"/>
    </style:style>
    <style:style style:name="T4758" style:parent-style-name="Domyślnaczcionkaakapitu" style:family="text">
      <style:text-properties fo:background-color="#80FFFF"/>
    </style:style>
    <style:style style:name="P4759" style:parent-style-name="Normalny" style:family="paragraph">
      <style:paragraph-properties fo:text-align="justify" fo:line-height="150%" fo:text-indent="0.2479in"/>
    </style:style>
    <style:style style:name="T4760" style:parent-style-name="Domyślnaczcionkaakapitu" style:family="text">
      <style:text-properties fo:background-color="#80FFFF"/>
    </style:style>
    <style:style style:name="T4761" style:parent-style-name="Domyślnaczcionkaakapitu" style:family="text">
      <style:text-properties fo:background-color="#80FFFF"/>
    </style:style>
    <style:style style:name="T4762" style:parent-style-name="Domyślnaczcionkaakapitu" style:family="text">
      <style:text-properties fo:background-color="#80FFFF"/>
    </style:style>
    <style:style style:name="T4763" style:parent-style-name="Domyślnaczcionkaakapitu" style:family="text">
      <style:text-properties fo:background-color="#80FFFF"/>
    </style:style>
    <style:style style:name="T4764" style:parent-style-name="Domyślnaczcionkaakapitu" style:family="text">
      <style:text-properties fo:background-color="#80FFFF"/>
    </style:style>
    <style:style style:name="T4765" style:parent-style-name="Domyślnaczcionkaakapitu" style:family="text">
      <style:text-properties fo:background-color="#80FFFF"/>
    </style:style>
    <style:style style:name="T4766" style:parent-style-name="Domyślnaczcionkaakapitu" style:family="text">
      <style:text-properties fo:background-color="#80FFFF"/>
    </style:style>
    <style:style style:name="T4767" style:parent-style-name="Domyślnaczcionkaakapitu" style:family="text">
      <style:text-properties fo:background-color="#80FFFF"/>
    </style:style>
    <style:style style:name="T4768" style:parent-style-name="Domyślnaczcionkaakapitu" style:family="text">
      <style:text-properties fo:background-color="#80FFFF"/>
    </style:style>
    <style:style style:name="T4769" style:parent-style-name="Domyślnaczcionkaakapitu" style:family="text">
      <style:text-properties fo:background-color="#80FFFF"/>
    </style:style>
    <style:style style:name="P4770" style:parent-style-name="Normalny" style:family="paragraph">
      <style:paragraph-properties fo:text-align="justify" fo:line-height="150%"/>
    </style:style>
    <style:style style:name="T4771" style:parent-style-name="Domyślnaczcionkaakapitu" style:family="text">
      <style:text-properties fo:background-color="#80FFFF"/>
    </style:style>
    <style:style style:name="P4772" style:parent-style-name="Normalny" style:family="paragraph">
      <style:paragraph-properties fo:text-align="justify" fo:line-height="150%" fo:text-indent="0.2479in"/>
    </style:style>
    <style:style style:name="P4773" style:parent-style-name="Normalny" style:family="paragraph">
      <style:paragraph-properties fo:text-align="justify" fo:line-height="150%" fo:text-indent="0.2479in"/>
    </style:style>
    <style:style style:name="T4774" style:parent-style-name="Domyślnaczcionkaakapitu" style:family="text">
      <style:text-properties fo:background-color="#80FFFF"/>
    </style:style>
    <style:style style:name="T4775" style:parent-style-name="Domyślnaczcionkaakapitu" style:family="text">
      <style:text-properties fo:background-color="#80FFFF"/>
    </style:style>
    <style:style style:name="P4776" style:parent-style-name="Normalny" style:family="paragraph">
      <style:paragraph-properties fo:text-align="justify" fo:line-height="150%" fo:text-indent="0.2479in"/>
    </style:style>
    <style:style style:name="P4777" style:parent-style-name="Normalny" style:family="paragraph">
      <style:paragraph-properties fo:text-align="justify" fo:line-height="150%"/>
    </style:style>
    <style:style style:name="T4778" style:parent-style-name="Domyślnaczcionkaakapitu" style:family="text">
      <style:text-properties fo:background-color="#80FFFF"/>
    </style:style>
    <style:style style:name="P4779" style:parent-style-name="Normalny" style:family="paragraph">
      <style:paragraph-properties fo:text-align="justify" fo:line-height="150%" fo:text-indent="0.2479in"/>
    </style:style>
    <style:style style:name="T4780" style:parent-style-name="Domyślnaczcionkaakapitu" style:family="text">
      <style:text-properties fo:background-color="#80FFFF"/>
    </style:style>
    <style:style style:name="P4781" style:parent-style-name="Normalny" style:family="paragraph">
      <style:paragraph-properties fo:text-align="justify" fo:line-height="150%" fo:text-indent="0.2479in"/>
    </style:style>
    <style:style style:name="T4782" style:parent-style-name="Domyślnaczcionkaakapitu" style:family="text">
      <style:text-properties fo:background-color="#80FFFF"/>
    </style:style>
    <style:style style:name="T4783" style:parent-style-name="Domyślnaczcionkaakapitu" style:family="text">
      <style:text-properties fo:background-color="#80FFFF"/>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P4786" style:parent-style-name="Normalny" style:family="paragraph">
      <style:paragraph-properties fo:text-align="justify" fo:line-height="150%" fo:text-indent="0.2479in"/>
    </style:style>
    <style:style style:name="P4787" style:parent-style-name="Normalny" style:family="paragraph">
      <style:paragraph-properties fo:text-align="justify" fo:line-height="150%"/>
    </style:style>
    <style:style style:name="T4788" style:parent-style-name="Domyślnaczcionkaakapitu" style:family="text">
      <style:text-properties fo:background-color="#80FFFF" style:text-underline-type="single" style:text-underline-style="solid" style:text-underline-width="auto" style:text-underline-mode="continuous"/>
    </style:style>
    <style:style style:name="T4789" style:parent-style-name="Domyślnaczcionkaakapitu" style:family="text">
      <style:text-properties style:text-underline-type="single" style:text-underline-style="solid" style:text-underline-width="auto" style:text-underline-mode="continuous"/>
    </style:style>
    <style:style style:name="T4790" style:parent-style-name="Domyślnaczcionkaakapitu" style:family="text">
      <style:text-properties fo:background-color="#80FFFF" style:text-underline-type="single" style:text-underline-style="solid" style:text-underline-width="auto" style:text-underline-mode="continuous"/>
    </style:style>
    <style:style style:name="T4791" style:parent-style-name="Domyślnaczcionkaakapitu" style:family="text">
      <style:text-properties style:text-underline-type="single" style:text-underline-style="solid" style:text-underline-width="auto" style:text-underline-mode="continuous"/>
    </style:style>
    <style:style style:name="T4792" style:parent-style-name="Domyślnaczcionkaakapitu" style:family="text">
      <style:text-properties fo:background-color="#80FFFF"/>
    </style:style>
    <style:style style:name="P4793" style:parent-style-name="Normalny" style:family="paragraph">
      <style:paragraph-properties fo:text-align="justify" fo:line-height="150%" fo:text-indent="0.2479in"/>
    </style:style>
    <style:style style:name="T4794" style:parent-style-name="Domyślnaczcionkaakapitu" style:family="text">
      <style:text-properties fo:background-color="#80FFFF"/>
    </style:style>
    <style:style style:name="T4795" style:parent-style-name="Domyślnaczcionkaakapitu" style:family="text">
      <style:text-properties fo:background-color="#80FFFF"/>
    </style:style>
    <style:style style:name="T4796" style:parent-style-name="Domyślnaczcionkaakapitu" style:family="text">
      <style:text-properties fo:background-color="#80FFFF"/>
    </style:style>
    <style:style style:name="T4797" style:parent-style-name="Domyślnaczcionkaakapitu" style:family="text">
      <style:text-properties fo:background-color="#80FFFF"/>
    </style:style>
    <style:style style:name="T4798" style:parent-style-name="Domyślnaczcionkaakapitu" style:family="text">
      <style:text-properties fo:background-color="#80FFFF"/>
    </style:style>
    <style:style style:name="T4799" style:parent-style-name="Domyślnaczcionkaakapitu" style:family="text">
      <style:text-properties fo:background-color="#80FFFF"/>
    </style:style>
    <style:style style:name="P4800" style:parent-style-name="Normalny" style:family="paragraph">
      <style:paragraph-properties fo:text-align="justify" fo:line-height="150%"/>
    </style:style>
    <style:style style:name="P4801" style:parent-style-name="Normalny" style:family="paragraph">
      <style:paragraph-properties fo:text-align="justify" fo:line-height="150%"/>
    </style:style>
    <style:style style:name="T4802" style:parent-style-name="Domyślnaczcionkaakapitu" style:family="text">
      <style:text-properties fo:background-color="#80FFFF" style:text-underline-type="single" style:text-underline-style="solid" style:text-underline-width="auto" style:text-underline-mode="continuous"/>
    </style:style>
    <style:style style:name="T4803" style:parent-style-name="Domyślnaczcionkaakapitu" style:family="text">
      <style:text-properties style:text-underline-type="single" style:text-underline-style="solid" style:text-underline-width="auto" style:text-underline-mode="continuous"/>
    </style:style>
    <style:style style:name="T4804" style:parent-style-name="Domyślnaczcionkaakapitu" style:family="text">
      <style:text-properties fo:background-color="#80FFFF" style:text-underline-type="single" style:text-underline-style="solid" style:text-underline-width="auto" style:text-underline-mode="continuous"/>
    </style:style>
    <style:style style:name="T4805" style:parent-style-name="Domyślnaczcionkaakapitu" style:family="text">
      <style:text-properties style:text-underline-type="single" style:text-underline-style="solid" style:text-underline-width="auto" style:text-underline-mode="continuous"/>
    </style:style>
    <style:style style:name="T4806" style:parent-style-name="Domyślnaczcionkaakapitu" style:family="text">
      <style:text-properties fo:background-color="#80FFFF" style:text-underline-type="single" style:text-underline-style="solid" style:text-underline-width="auto" style:text-underline-mode="continuous"/>
    </style:style>
    <style:style style:name="P4807" style:parent-style-name="Normalny" style:family="paragraph">
      <style:paragraph-properties fo:text-align="justify" fo:line-height="150%" fo:text-indent="0.2479in"/>
    </style:style>
    <style:style style:name="T4808" style:parent-style-name="Domyślnaczcionkaakapitu" style:family="text">
      <style:text-properties fo:background-color="#80FFFF"/>
    </style:style>
    <style:style style:name="T4809" style:parent-style-name="Domyślnaczcionkaakapitu" style:family="text">
      <style:text-properties fo:background-color="#80FFFF"/>
    </style:style>
    <style:style style:name="P4810" style:parent-style-name="Normalny" style:family="paragraph">
      <style:paragraph-properties fo:text-align="justify" fo:line-height="150%" fo:text-indent="0.2479in"/>
    </style:style>
    <style:style style:name="T4811" style:parent-style-name="Domyślnaczcionkaakapitu" style:family="text">
      <style:text-properties fo:background-color="#80FFFF"/>
    </style:style>
    <style:style style:name="P4812" style:parent-style-name="Normalny" style:family="paragraph">
      <style:paragraph-properties fo:text-align="justify" fo:line-height="150%"/>
    </style:style>
    <style:style style:name="T4813" style:parent-style-name="Domyślnaczcionkaakapitu" style:family="text">
      <style:text-properties fo:background-color="#80FFFF" style:text-underline-type="single" style:text-underline-style="solid" style:text-underline-width="auto" style:text-underline-mode="continuous"/>
    </style:style>
    <style:style style:name="T4814" style:parent-style-name="Domyślnaczcionkaakapitu" style:family="text">
      <style:text-properties style:text-underline-type="single" style:text-underline-style="solid" style:text-underline-width="auto" style:text-underline-mode="continuous"/>
    </style:style>
    <style:style style:name="T4815" style:parent-style-name="Domyślnaczcionkaakapitu" style:family="text">
      <style:text-properties fo:background-color="#80FFFF" style:text-underline-type="single" style:text-underline-style="solid" style:text-underline-width="auto" style:text-underline-mode="continuous"/>
    </style:style>
    <style:style style:name="T4816" style:parent-style-name="Domyślnaczcionkaakapitu" style:family="text">
      <style:text-properties style:text-underline-type="single" style:text-underline-style="solid" style:text-underline-width="auto" style:text-underline-mode="continuous"/>
    </style:style>
    <style:style style:name="T4817" style:parent-style-name="Domyślnaczcionkaakapitu" style:family="text">
      <style:text-properties fo:background-color="#80FFFF"/>
    </style:style>
    <style:style style:name="P4818" style:parent-style-name="Normalny" style:family="paragraph">
      <style:paragraph-properties fo:text-align="justify" fo:line-height="150%" fo:text-indent="0.2479in"/>
    </style:style>
    <style:style style:name="T4819" style:parent-style-name="Domyślnaczcionkaakapitu" style:family="text">
      <style:text-properties fo:background-color="#80FFFF"/>
    </style:style>
    <style:style style:name="P4820" style:parent-style-name="Normalny" style:family="paragraph">
      <style:paragraph-properties fo:text-align="justify" fo:line-height="150%" fo:text-indent="0.2479in"/>
    </style:style>
    <style:style style:name="T4821" style:parent-style-name="Domyślnaczcionkaakapitu" style:family="text">
      <style:text-properties fo:background-color="#80FFFF"/>
    </style:style>
    <style:style style:name="P4822" style:parent-style-name="Normalny" style:family="paragraph">
      <style:paragraph-properties fo:text-align="justify" fo:line-height="150%" fo:text-indent="0.2479in"/>
    </style:style>
    <style:style style:name="T4823" style:parent-style-name="Domyślnaczcionkaakapitu" style:family="text">
      <style:text-properties fo:background-color="#80FFFF"/>
    </style:style>
    <style:style style:name="T4824" style:parent-style-name="Domyślnaczcionkaakapitu" style:family="text">
      <style:text-properties fo:background-color="#80FFFF"/>
    </style:style>
    <style:style style:name="T4825" style:parent-style-name="Domyślnaczcionkaakapitu" style:family="text">
      <style:text-properties fo:background-color="#80FFFF"/>
    </style:style>
    <style:style style:name="T4826" style:parent-style-name="Domyślnaczcionkaakapitu" style:family="text">
      <style:text-properties fo:background-color="#80FFFF"/>
    </style:style>
    <style:style style:name="P4827" style:parent-style-name="Normalny" style:family="paragraph">
      <style:paragraph-properties fo:text-align="justify" fo:line-height="150%"/>
    </style:style>
    <style:style style:name="T4828" style:parent-style-name="Domyślnaczcionkaakapitu" style:family="text">
      <style:text-properties style:text-underline-type="single" style:text-underline-style="solid" style:text-underline-width="auto" style:text-underline-mode="continuous"/>
    </style:style>
    <style:style style:name="T4829" style:parent-style-name="Domyślnaczcionkaakapitu" style:family="text">
      <style:text-properties fo:background-color="#80FFFF"/>
    </style:style>
    <style:style style:name="P4830" style:parent-style-name="Normalny" style:family="paragraph">
      <style:paragraph-properties fo:text-align="justify" fo:line-height="150%" fo:text-indent="0.2479in"/>
    </style:style>
    <style:style style:name="T4831" style:parent-style-name="Domyślnaczcionkaakapitu" style:family="text">
      <style:text-properties fo:background-color="#80FFFF"/>
    </style:style>
    <style:style style:name="T4832" style:parent-style-name="Domyślnaczcionkaakapitu" style:family="text">
      <style:text-properties fo:background-color="#80FFFF"/>
    </style:style>
    <style:style style:name="T4833" style:parent-style-name="Domyślnaczcionkaakapitu" style:family="text">
      <style:text-properties fo:background-color="#80FFFF"/>
    </style:style>
    <style:style style:name="T4834" style:parent-style-name="Domyślnaczcionkaakapitu" style:family="text">
      <style:text-properties fo:background-color="#80FFFF"/>
    </style:style>
    <style:style style:name="P4835" style:parent-style-name="Normalny" style:family="paragraph">
      <style:paragraph-properties fo:text-align="justify" fo:line-height="150%"/>
    </style:style>
    <style:style style:name="T4836" style:parent-style-name="Domyślnaczcionkaakapitu" style:family="text">
      <style:text-properties style:text-underline-type="single" style:text-underline-style="solid" style:text-underline-width="auto" style:text-underline-mode="continuous"/>
    </style:style>
    <style:style style:name="P4837" style:parent-style-name="Normalny" style:family="paragraph">
      <style:paragraph-properties fo:text-align="justify" fo:line-height="150%" fo:text-indent="0.2479in"/>
    </style:style>
    <style:style style:name="T4838" style:parent-style-name="Domyślnaczcionkaakapitu" style:family="text">
      <style:text-properties fo:background-color="#80FFFF"/>
    </style:style>
    <style:style style:name="T4839" style:parent-style-name="Domyślnaczcionkaakapitu" style:family="text">
      <style:text-properties fo:background-color="#80FFFF"/>
    </style:style>
    <style:style style:name="P4840" style:parent-style-name="Normalny" style:family="paragraph">
      <style:paragraph-properties fo:text-align="justify" fo:line-height="150%"/>
    </style:style>
    <style:style style:name="T4841" style:parent-style-name="Domyślnaczcionkaakapitu" style:family="text">
      <style:text-properties fo:background-color="#80FFFF" style:text-underline-type="single" style:text-underline-style="solid" style:text-underline-width="auto" style:text-underline-mode="continuous"/>
    </style:style>
    <style:style style:name="T4842" style:parent-style-name="Domyślnaczcionkaakapitu" style:family="text">
      <style:text-properties style:text-underline-type="single" style:text-underline-style="solid" style:text-underline-width="auto" style:text-underline-mode="continuous"/>
    </style:style>
    <style:style style:name="T4843" style:parent-style-name="Domyślnaczcionkaakapitu" style:family="text">
      <style:text-properties fo:background-color="#80FFFF" style:text-underline-type="single" style:text-underline-style="solid" style:text-underline-width="auto" style:text-underline-mode="continuous"/>
    </style:style>
    <style:style style:name="T4844" style:parent-style-name="Domyślnaczcionkaakapitu" style:family="text">
      <style:text-properties style:text-underline-type="single" style:text-underline-style="solid" style:text-underline-width="auto" style:text-underline-mode="continuous"/>
    </style:style>
    <style:style style:name="T4845" style:parent-style-name="Domyślnaczcionkaakapitu" style:family="text">
      <style:text-properties fo:background-color="#80FFFF"/>
    </style:style>
    <style:style style:name="P4846" style:parent-style-name="Normalny" style:family="paragraph">
      <style:paragraph-properties fo:text-align="justify" fo:line-height="150%" fo:text-indent="0.2479in"/>
    </style:style>
    <style:style style:name="P4847" style:parent-style-name="Normalny" style:family="paragraph">
      <style:paragraph-properties fo:text-align="justify" fo:line-height="150%" fo:text-indent="0.2479in"/>
    </style:style>
    <style:style style:name="P4848" style:parent-style-name="Normalny" style:family="paragraph">
      <style:paragraph-properties fo:text-align="justify" fo:line-height="150%" fo:text-indent="0.2479in"/>
    </style:style>
    <style:style style:name="T4849" style:parent-style-name="Domyślnaczcionkaakapitu" style:family="text">
      <style:text-properties fo:background-color="#80FFFF"/>
    </style:style>
    <style:style style:name="T4850" style:parent-style-name="Domyślnaczcionkaakapitu" style:family="text">
      <style:text-properties fo:background-color="#80FFFF"/>
    </style:style>
    <style:style style:name="T4851" style:parent-style-name="Domyślnaczcionkaakapitu" style:family="text">
      <style:text-properties fo:background-color="#80FFFF"/>
    </style:style>
    <style:style style:name="T4852" style:parent-style-name="Domyślnaczcionkaakapitu" style:family="text">
      <style:text-properties fo:background-color="#80FFFF"/>
    </style:style>
    <style:style style:name="T4853" style:parent-style-name="Domyślnaczcionkaakapitu" style:family="text">
      <style:text-properties fo:background-color="#80FFFF"/>
    </style:style>
    <style:style style:name="T4854" style:parent-style-name="Domyślnaczcionkaakapitu" style:family="text">
      <style:text-properties fo:background-color="#80FFFF"/>
    </style:style>
    <style:style style:name="P4855" style:parent-style-name="Normalny" style:family="paragraph">
      <style:paragraph-properties fo:text-align="justify" fo:line-height="150%" fo:text-indent="0.2479in"/>
    </style:style>
    <style:style style:name="T4856" style:parent-style-name="Domyślnaczcionkaakapitu" style:family="text">
      <style:text-properties fo:background-color="#80FFFF"/>
    </style:style>
    <style:style style:name="T4857" style:parent-style-name="Domyślnaczcionkaakapitu" style:family="text">
      <style:text-properties fo:background-color="#80FFFF"/>
    </style:style>
    <style:style style:name="T4858" style:parent-style-name="Domyślnaczcionkaakapitu" style:family="text">
      <style:text-properties fo:background-color="#80FFFF"/>
    </style:style>
    <style:style style:name="T4859" style:parent-style-name="Domyślnaczcionkaakapitu" style:family="text">
      <style:text-properties fo:background-color="#80FFFF"/>
    </style:style>
    <style:style style:name="T4860" style:parent-style-name="Domyślnaczcionkaakapitu" style:family="text">
      <style:text-properties fo:background-color="#80FFFF"/>
    </style:style>
    <style:style style:name="P4861" style:parent-style-name="Normalny" style:family="paragraph">
      <style:paragraph-properties fo:text-align="justify" fo:line-height="150%"/>
    </style:style>
    <style:style style:name="T4862" style:parent-style-name="Domyślnaczcionkaakapitu" style:family="text">
      <style:text-properties fo:background-color="#80FFFF" style:text-underline-type="single" style:text-underline-style="solid" style:text-underline-width="auto" style:text-underline-mode="continuous"/>
    </style:style>
    <style:style style:name="T4863" style:parent-style-name="Domyślnaczcionkaakapitu" style:family="text">
      <style:text-properties style:text-underline-type="single" style:text-underline-style="solid" style:text-underline-width="auto" style:text-underline-mode="continuous"/>
    </style:style>
    <style:style style:name="T4864" style:parent-style-name="Domyślnaczcionkaakapitu" style:family="text">
      <style:text-properties fo:background-color="#80FFFF" style:text-underline-type="single" style:text-underline-style="solid" style:text-underline-width="auto" style:text-underline-mode="continuous"/>
    </style:style>
    <style:style style:name="T4865" style:parent-style-name="Domyślnaczcionkaakapitu" style:family="text">
      <style:text-properties style:text-underline-type="single" style:text-underline-style="solid" style:text-underline-width="auto" style:text-underline-mode="continuous"/>
    </style:style>
    <style:style style:name="T4866" style:parent-style-name="Domyślnaczcionkaakapitu" style:family="text">
      <style:text-properties fo:background-color="#80FFFF"/>
    </style:style>
    <style:style style:name="P4867" style:parent-style-name="Normalny" style:family="paragraph">
      <style:paragraph-properties fo:text-align="justify" fo:line-height="150%" fo:text-indent="0.2479in"/>
    </style:style>
    <style:style style:name="T4868" style:parent-style-name="Domyślnaczcionkaakapitu" style:family="text">
      <style:text-properties fo:background-color="#80FFFF"/>
    </style:style>
    <style:style style:name="T4869" style:parent-style-name="Domyślnaczcionkaakapitu" style:family="text">
      <style:text-properties fo:background-color="#80FFFF"/>
    </style:style>
    <style:style style:name="T4870" style:parent-style-name="Domyślnaczcionkaakapitu" style:family="text">
      <style:text-properties fo:background-color="#80FFFF"/>
    </style:style>
    <style:style style:name="P4871" style:parent-style-name="Normalny" style:family="paragraph">
      <style:paragraph-properties fo:text-align="justify" fo:line-height="150%"/>
    </style:style>
    <style:style style:name="T4872" style:parent-style-name="Domyślnaczcionkaakapitu" style:family="text">
      <style:text-properties fo:background-color="#80FFFF"/>
    </style:style>
    <style:style style:name="P4873" style:parent-style-name="Normalny" style:family="paragraph">
      <style:paragraph-properties fo:text-align="justify" fo:line-height="150%" fo:text-indent="0.2479in"/>
    </style:style>
    <style:style style:name="T4874" style:parent-style-name="Domyślnaczcionkaakapitu" style:family="text">
      <style:text-properties fo:background-color="#80FFFF"/>
    </style:style>
    <style:style style:name="P4875" style:parent-style-name="Normalny" style:family="paragraph">
      <style:paragraph-properties fo:text-align="justify" fo:line-height="150%"/>
    </style:style>
    <style:style style:name="T4876" style:parent-style-name="Domyślnaczcionkaakapitu" style:family="text">
      <style:text-properties style:text-underline-type="single" style:text-underline-style="solid" style:text-underline-width="auto" style:text-underline-mode="continuous"/>
    </style:style>
    <style:style style:name="P4877" style:parent-style-name="Normalny" style:family="paragraph">
      <style:paragraph-properties fo:text-align="justify" fo:line-height="150%" fo:text-indent="0.2479in"/>
    </style:style>
    <style:style style:name="P4878" style:parent-style-name="Normalny" style:family="paragraph">
      <style:paragraph-properties fo:text-align="justify" fo:line-height="150%"/>
    </style:style>
    <style:style style:name="T4879" style:parent-style-name="Domyślnaczcionkaakapitu" style:family="text">
      <style:text-properties fo:background-color="#80FFFF" style:text-underline-type="single" style:text-underline-style="solid" style:text-underline-width="auto" style:text-underline-mode="continuous"/>
    </style:style>
    <style:style style:name="T4880" style:parent-style-name="Domyślnaczcionkaakapitu" style:family="text">
      <style:text-properties style:text-underline-type="single" style:text-underline-style="solid" style:text-underline-width="auto" style:text-underline-mode="continuous"/>
    </style:style>
    <style:style style:name="T4881" style:parent-style-name="Domyślnaczcionkaakapitu" style:family="text">
      <style:text-properties fo:background-color="#80FFFF" style:text-underline-type="single" style:text-underline-style="solid" style:text-underline-width="auto" style:text-underline-mode="continuous"/>
    </style:style>
    <style:style style:name="T4882" style:parent-style-name="Domyślnaczcionkaakapitu" style:family="text">
      <style:text-properties style:text-underline-type="single" style:text-underline-style="solid" style:text-underline-width="auto" style:text-underline-mode="continuous"/>
    </style:style>
    <style:style style:name="T4883" style:parent-style-name="Domyślnaczcionkaakapitu" style:family="text">
      <style:text-properties fo:background-color="#80FFFF"/>
    </style:style>
    <style:style style:name="P4884" style:parent-style-name="Normalny" style:family="paragraph">
      <style:paragraph-properties fo:text-align="justify" fo:line-height="150%" fo:text-indent="0.2479in"/>
    </style:style>
    <style:style style:name="T4885" style:parent-style-name="Domyślnaczcionkaakapitu" style:family="text">
      <style:text-properties fo:background-color="#80FFFF"/>
    </style:style>
    <style:style style:name="T4886" style:parent-style-name="Domyślnaczcionkaakapitu" style:family="text">
      <style:text-properties fo:background-color="#80FFFF"/>
    </style:style>
    <style:style style:name="T4887" style:parent-style-name="Domyślnaczcionkaakapitu" style:family="text">
      <style:text-properties fo:background-color="#80FFFF"/>
    </style:style>
    <style:style style:name="T4888" style:parent-style-name="Domyślnaczcionkaakapitu" style:family="text">
      <style:text-properties fo:background-color="#80FFFF"/>
    </style:style>
    <style:style style:name="T4889" style:parent-style-name="Domyślnaczcionkaakapitu" style:family="text">
      <style:text-properties fo:background-color="#80FFFF"/>
    </style:style>
    <style:style style:name="T4890" style:parent-style-name="Domyślnaczcionkaakapitu" style:family="text">
      <style:text-properties fo:background-color="#80FFFF"/>
    </style:style>
    <style:style style:name="P4891" style:parent-style-name="Normalny" style:family="paragraph">
      <style:paragraph-properties fo:text-align="justify" fo:line-height="150%" fo:text-indent="0.2479in"/>
    </style:style>
    <style:style style:name="T4892" style:parent-style-name="Domyślnaczcionkaakapitu" style:family="text">
      <style:text-properties fo:background-color="#80FFFF"/>
    </style:style>
    <style:style style:name="T4893" style:parent-style-name="Domyślnaczcionkaakapitu" style:family="text">
      <style:text-properties fo:background-color="#80FFFF"/>
    </style:style>
    <style:style style:name="T4894" style:parent-style-name="Domyślnaczcionkaakapitu" style:family="text">
      <style:text-properties fo:background-color="#80FFFF"/>
    </style:style>
    <style:style style:name="P4895" style:parent-style-name="Normalny" style:family="paragraph">
      <style:paragraph-properties fo:text-align="justify" fo:line-height="150%" fo:text-indent="0.2479in"/>
    </style:style>
    <style:style style:name="T4896" style:parent-style-name="Domyślnaczcionkaakapitu" style:family="text">
      <style:text-properties fo:background-color="#80FFFF"/>
    </style:style>
    <style:style style:name="P4897" style:parent-style-name="Normalny" style:family="paragraph">
      <style:paragraph-properties fo:text-align="justify" fo:line-height="150%"/>
    </style:style>
    <style:style style:name="T4898" style:parent-style-name="Domyślnaczcionkaakapitu" style:family="text">
      <style:text-properties fo:background-color="#80FFFF" style:text-underline-type="single" style:text-underline-style="solid" style:text-underline-width="auto" style:text-underline-mode="continuous"/>
    </style:style>
    <style:style style:name="T4899" style:parent-style-name="Domyślnaczcionkaakapitu" style:family="text">
      <style:text-properties style:text-underline-type="single" style:text-underline-style="solid" style:text-underline-width="auto" style:text-underline-mode="continuous"/>
    </style:style>
    <style:style style:name="T4900" style:parent-style-name="Domyślnaczcionkaakapitu" style:family="text">
      <style:text-properties fo:background-color="#80FFFF" style:text-underline-type="single" style:text-underline-style="solid" style:text-underline-width="auto" style:text-underline-mode="continuous"/>
    </style:style>
    <style:style style:name="T4901" style:parent-style-name="Domyślnaczcionkaakapitu" style:family="text">
      <style:text-properties style:text-underline-type="single" style:text-underline-style="solid" style:text-underline-width="auto" style:text-underline-mode="continuous"/>
    </style:style>
    <style:style style:name="T4902" style:parent-style-name="Domyślnaczcionkaakapitu" style:family="text">
      <style:text-properties fo:background-color="#80FFFF"/>
    </style:style>
    <style:style style:name="P4903" style:parent-style-name="Normalny" style:family="paragraph">
      <style:paragraph-properties fo:text-align="justify" fo:line-height="150%" fo:text-indent="0.2479in"/>
    </style:style>
    <style:style style:name="T4904" style:parent-style-name="Domyślnaczcionkaakapitu" style:family="text">
      <style:text-properties fo:background-color="#80FFFF"/>
    </style:style>
    <style:style style:name="P4905" style:parent-style-name="Normalny" style:family="paragraph">
      <style:paragraph-properties fo:text-align="justify" fo:line-height="150%"/>
    </style:style>
    <style:style style:name="P4906" style:parent-style-name="Normalny" style:family="paragraph">
      <style:paragraph-properties fo:text-align="justify" fo:line-height="150%"/>
    </style:style>
    <style:style style:name="T4907" style:parent-style-name="Domyślnaczcionkaakapitu" style:family="text">
      <style:text-properties style:text-underline-type="single" style:text-underline-style="solid" style:text-underline-width="auto" style:text-underline-mode="continuous"/>
    </style:style>
    <style:style style:name="T4908" style:parent-style-name="Domyślnaczcionkaakapitu" style:family="text">
      <style:text-properties fo:background-color="#80FFFF"/>
    </style:style>
    <style:style style:name="P4909" style:parent-style-name="Normalny" style:family="paragraph">
      <style:paragraph-properties fo:text-align="justify" fo:line-height="150%" fo:text-indent="0.2479in"/>
    </style:style>
    <style:style style:name="T4910" style:parent-style-name="Domyślnaczcionkaakapitu" style:family="text">
      <style:text-properties fo:background-color="#80FFFF"/>
    </style:style>
    <style:style style:name="T4911" style:parent-style-name="Domyślnaczcionkaakapitu" style:family="text">
      <style:text-properties fo:background-color="#80FFFF"/>
    </style:style>
    <style:style style:name="P4912" style:parent-style-name="Normalny" style:family="paragraph">
      <style:paragraph-properties fo:text-align="justify" fo:line-height="150%" fo:text-indent="0.2479in"/>
    </style:style>
    <style:style style:name="T4913" style:parent-style-name="Domyślnaczcionkaakapitu" style:family="text">
      <style:text-properties fo:background-color="#80FFFF"/>
    </style:style>
    <style:style style:name="T4914" style:parent-style-name="Domyślnaczcionkaakapitu" style:family="text">
      <style:text-properties fo:background-color="#80FFFF"/>
    </style:style>
    <style:style style:name="P4915" style:parent-style-name="Normalny" style:family="paragraph">
      <style:paragraph-properties fo:text-align="justify" fo:line-height="150%" fo:text-indent="0.2479in"/>
    </style:style>
    <style:style style:name="T4916" style:parent-style-name="Domyślnaczcionkaakapitu" style:family="text">
      <style:text-properties fo:background-color="#80FFFF"/>
    </style:style>
    <style:style style:name="T4917" style:parent-style-name="Domyślnaczcionkaakapitu" style:family="text">
      <style:text-properties fo:background-color="#80FFFF"/>
    </style:style>
    <style:style style:name="T4918" style:parent-style-name="Domyślnaczcionkaakapitu" style:family="text">
      <style:text-properties fo:background-color="#80FFFF"/>
    </style:style>
    <style:style style:name="T4919" style:parent-style-name="Domyślnaczcionkaakapitu" style:family="text">
      <style:text-properties fo:background-color="#80FFFF"/>
    </style:style>
    <style:style style:name="T4920" style:parent-style-name="Domyślnaczcionkaakapitu" style:family="text">
      <style:text-properties fo:background-color="#80FFFF"/>
    </style:style>
    <style:style style:name="T4921" style:parent-style-name="Domyślnaczcionkaakapitu" style:family="text">
      <style:text-properties fo:background-color="#80FFFF"/>
    </style:style>
    <style:style style:name="T4922" style:parent-style-name="Domyślnaczcionkaakapitu" style:family="text">
      <style:text-properties fo:background-color="#80FFFF"/>
    </style:style>
    <style:style style:name="P4923" style:parent-style-name="Normalny" style:family="paragraph">
      <style:paragraph-properties fo:text-align="justify" fo:line-height="150%" fo:text-indent="0.2479in"/>
    </style:style>
    <style:style style:name="T4924" style:parent-style-name="Domyślnaczcionkaakapitu" style:family="text">
      <style:text-properties fo:background-color="#80FFFF"/>
    </style:style>
    <style:style style:name="P4925" style:parent-style-name="Normalny" style:family="paragraph">
      <style:paragraph-properties fo:text-align="justify" fo:line-height="150%"/>
    </style:style>
    <style:style style:name="T4926" style:parent-style-name="Domyślnaczcionkaakapitu" style:family="text">
      <style:text-properties fo:background-color="#80FFFF" style:text-underline-type="single" style:text-underline-style="solid" style:text-underline-width="auto" style:text-underline-mode="continuous"/>
    </style:style>
    <style:style style:name="T4927" style:parent-style-name="Domyślnaczcionkaakapitu" style:family="text">
      <style:text-properties style:text-underline-type="single" style:text-underline-style="solid" style:text-underline-width="auto" style:text-underline-mode="continuous"/>
    </style:style>
    <style:style style:name="T4928" style:parent-style-name="Domyślnaczcionkaakapitu" style:family="text">
      <style:text-properties fo:background-color="#80FFFF" style:text-underline-type="single" style:text-underline-style="solid" style:text-underline-width="auto" style:text-underline-mode="continuous"/>
    </style:style>
    <style:style style:name="T4929" style:parent-style-name="Domyślnaczcionkaakapitu" style:family="text">
      <style:text-properties style:text-underline-type="single" style:text-underline-style="solid" style:text-underline-width="auto" style:text-underline-mode="continuous"/>
    </style:style>
    <style:style style:name="T4930" style:parent-style-name="Domyślnaczcionkaakapitu" style:family="text">
      <style:text-properties fo:background-color="#80FFFF"/>
    </style:style>
    <style:style style:name="P4931" style:parent-style-name="Normalny" style:family="paragraph">
      <style:paragraph-properties fo:text-align="justify" fo:line-height="150%" fo:text-indent="0.2479in"/>
    </style:style>
    <style:style style:name="T4932" style:parent-style-name="Domyślnaczcionkaakapitu" style:family="text">
      <style:text-properties fo:background-color="#80FFFF"/>
    </style:style>
    <style:style style:name="P4933" style:parent-style-name="Normalny" style:family="paragraph">
      <style:paragraph-properties fo:text-align="justify" fo:line-height="150%" fo:text-indent="0.2479in"/>
    </style:style>
    <style:style style:name="T4934" style:parent-style-name="Domyślnaczcionkaakapitu" style:family="text">
      <style:text-properties fo:background-color="#80FFFF"/>
    </style:style>
    <style:style style:name="T4935" style:parent-style-name="Domyślnaczcionkaakapitu" style:family="text">
      <style:text-properties fo:background-color="#80FFFF"/>
    </style:style>
    <style:style style:name="P4936" style:parent-style-name="Normalny" style:family="paragraph">
      <style:paragraph-properties fo:text-align="justify" fo:line-height="150%" fo:text-indent="0.2479in"/>
    </style:style>
    <style:style style:name="T4937" style:parent-style-name="Domyślnaczcionkaakapitu" style:family="text">
      <style:text-properties fo:background-color="#80FFFF"/>
    </style:style>
    <style:style style:name="P4938" style:parent-style-name="Normalny" style:family="paragraph">
      <style:paragraph-properties fo:text-align="justify" fo:line-height="150%" fo:text-indent="0.2479in"/>
    </style:style>
    <style:style style:name="T4939" style:parent-style-name="Domyślnaczcionkaakapitu" style:family="text">
      <style:text-properties fo:background-color="#80FFFF"/>
    </style:style>
    <style:style style:name="P4940" style:parent-style-name="Normalny" style:family="paragraph">
      <style:paragraph-properties fo:text-align="justify" fo:line-height="150%"/>
    </style:style>
    <style:style style:name="T4941" style:parent-style-name="Domyślnaczcionkaakapitu" style:family="text">
      <style:text-properties fo:background-color="#80FFFF" style:text-underline-type="single" style:text-underline-style="solid" style:text-underline-width="auto" style:text-underline-mode="continuous"/>
    </style:style>
    <style:style style:name="T4942" style:parent-style-name="Domyślnaczcionkaakapitu" style:family="text">
      <style:text-properties style:text-underline-type="single" style:text-underline-style="solid" style:text-underline-width="auto" style:text-underline-mode="continuous"/>
    </style:style>
    <style:style style:name="T4943" style:parent-style-name="Domyślnaczcionkaakapitu" style:family="text">
      <style:text-properties fo:background-color="#80FFFF" style:text-underline-type="single" style:text-underline-style="solid" style:text-underline-width="auto" style:text-underline-mode="continuous"/>
    </style:style>
    <style:style style:name="T4944" style:parent-style-name="Domyślnaczcionkaakapitu" style:family="text">
      <style:text-properties style:text-underline-type="single" style:text-underline-style="solid" style:text-underline-width="auto" style:text-underline-mode="continuous"/>
    </style:style>
    <style:style style:name="T4945" style:parent-style-name="Domyślnaczcionkaakapitu" style:family="text">
      <style:text-properties fo:background-color="#80FFFF"/>
    </style:style>
    <style:style style:name="P4946" style:parent-style-name="Normalny" style:family="paragraph">
      <style:paragraph-properties fo:text-align="justify" fo:line-height="150%" fo:text-indent="0.2479in"/>
    </style:style>
    <style:style style:name="T4947" style:parent-style-name="Domyślnaczcionkaakapitu" style:family="text">
      <style:text-properties fo:background-color="#80FFFF"/>
    </style:style>
    <style:style style:name="T4948" style:parent-style-name="Domyślnaczcionkaakapitu" style:family="text">
      <style:text-properties fo:background-color="#80FFFF"/>
    </style:style>
    <style:style style:name="T4949" style:parent-style-name="Domyślnaczcionkaakapitu" style:family="text">
      <style:text-properties fo:background-color="#80FFFF"/>
    </style:style>
    <style:style style:name="T4950" style:parent-style-name="Domyślnaczcionkaakapitu" style:family="text">
      <style:text-properties fo:background-color="#80FFFF"/>
    </style:style>
    <style:style style:name="P4951" style:parent-style-name="Normalny" style:family="paragraph">
      <style:paragraph-properties fo:text-align="justify" fo:line-height="150%" fo:text-indent="0.2479in"/>
    </style:style>
    <style:style style:name="T4952" style:parent-style-name="Domyślnaczcionkaakapitu" style:family="text">
      <style:text-properties fo:background-color="#80FFFF"/>
    </style:style>
    <style:style style:name="T4953" style:parent-style-name="Domyślnaczcionkaakapitu" style:family="text">
      <style:text-properties fo:background-color="#80FFFF"/>
    </style:style>
    <style:style style:name="P4954" style:parent-style-name="Normalny" style:family="paragraph">
      <style:paragraph-properties fo:text-align="justify" fo:line-height="150%"/>
    </style:style>
    <style:style style:name="T4955" style:parent-style-name="Domyślnaczcionkaakapitu" style:family="text">
      <style:text-properties fo:background-color="#80FFFF" style:text-underline-type="single" style:text-underline-style="solid" style:text-underline-width="auto" style:text-underline-mode="continuous"/>
    </style:style>
    <style:style style:name="T4956" style:parent-style-name="Domyślnaczcionkaakapitu" style:family="text">
      <style:text-properties style:text-underline-type="single" style:text-underline-style="solid" style:text-underline-width="auto" style:text-underline-mode="continuous"/>
    </style:style>
    <style:style style:name="T4957" style:parent-style-name="Domyślnaczcionkaakapitu" style:family="text">
      <style:text-properties fo:background-color="#80FFFF" style:text-underline-type="single" style:text-underline-style="solid" style:text-underline-width="auto" style:text-underline-mode="continuous"/>
    </style:style>
    <style:style style:name="T4958" style:parent-style-name="Domyślnaczcionkaakapitu" style:family="text">
      <style:text-properties style:text-underline-type="single" style:text-underline-style="solid" style:text-underline-width="auto" style:text-underline-mode="continuous"/>
    </style:style>
    <style:style style:name="T4959" style:parent-style-name="Domyślnaczcionkaakapitu" style:family="text">
      <style:text-properties fo:background-color="#80FFFF"/>
    </style:style>
    <style:style style:name="P4960" style:parent-style-name="Normalny" style:family="paragraph">
      <style:paragraph-properties fo:text-align="justify" fo:line-height="150%" fo:text-indent="0.2479in"/>
    </style:style>
    <style:style style:name="T4961" style:parent-style-name="Domyślnaczcionkaakapitu" style:family="text">
      <style:text-properties fo:background-color="#80FFFF"/>
    </style:style>
    <style:style style:name="P4962" style:parent-style-name="Normalny" style:family="paragraph">
      <style:paragraph-properties fo:text-align="justify" fo:line-height="150%" fo:text-indent="0.2479in"/>
    </style:style>
    <style:style style:name="P4963" style:parent-style-name="Normalny" style:family="paragraph">
      <style:paragraph-properties fo:text-align="justify" fo:line-height="150%"/>
    </style:style>
    <style:style style:name="T4964" style:parent-style-name="Domyślnaczcionkaakapitu" style:family="text">
      <style:text-properties fo:background-color="#80FFFF" style:text-underline-type="single" style:text-underline-style="solid" style:text-underline-width="auto" style:text-underline-mode="continuous"/>
    </style:style>
    <style:style style:name="T4965" style:parent-style-name="Domyślnaczcionkaakapitu" style:family="text">
      <style:text-properties style:text-underline-type="single" style:text-underline-style="solid" style:text-underline-width="auto" style:text-underline-mode="continuous"/>
    </style:style>
    <style:style style:name="T4966" style:parent-style-name="Domyślnaczcionkaakapitu" style:family="text">
      <style:text-properties fo:background-color="#80FFFF" style:text-underline-type="single" style:text-underline-style="solid" style:text-underline-width="auto" style:text-underline-mode="continuous"/>
    </style:style>
    <style:style style:name="T4967" style:parent-style-name="Domyślnaczcionkaakapitu" style:family="text">
      <style:text-properties style:text-underline-type="single" style:text-underline-style="solid" style:text-underline-width="auto" style:text-underline-mode="continuous"/>
    </style:style>
    <style:style style:name="T4968" style:parent-style-name="Domyślnaczcionkaakapitu" style:family="text">
      <style:text-properties fo:background-color="#80FFFF"/>
    </style:style>
    <style:style style:name="P4969" style:parent-style-name="Normalny" style:family="paragraph">
      <style:paragraph-properties fo:text-align="justify" fo:line-height="150%" fo:text-indent="0.2479in"/>
    </style:style>
    <style:style style:name="T4970" style:parent-style-name="Domyślnaczcionkaakapitu" style:family="text">
      <style:text-properties fo:background-color="#80FFFF"/>
    </style:style>
    <style:style style:name="T4971" style:parent-style-name="Domyślnaczcionkaakapitu" style:family="text">
      <style:text-properties fo:background-color="#80FFFF"/>
    </style:style>
    <style:style style:name="T4972" style:parent-style-name="Domyślnaczcionkaakapitu" style:family="text">
      <style:text-properties fo:background-color="#80FFFF"/>
    </style:style>
    <style:style style:name="T4973" style:parent-style-name="Domyślnaczcionkaakapitu" style:family="text">
      <style:text-properties fo:background-color="#80FFFF"/>
    </style:style>
    <style:style style:name="P4974" style:parent-style-name="Normalny" style:family="paragraph">
      <style:paragraph-properties fo:text-align="justify" fo:line-height="150%" fo:text-indent="0.2479in"/>
    </style:style>
    <style:style style:name="T4975" style:parent-style-name="Domyślnaczcionkaakapitu" style:family="text">
      <style:text-properties fo:background-color="#80FFFF"/>
    </style:style>
    <style:style style:name="T4976" style:parent-style-name="Domyślnaczcionkaakapitu" style:family="text">
      <style:text-properties fo:background-color="#80FFFF"/>
    </style:style>
    <style:style style:name="T4977" style:parent-style-name="Domyślnaczcionkaakapitu" style:family="text">
      <style:text-properties fo:background-color="#80FFFF"/>
    </style:style>
    <style:style style:name="T4978" style:parent-style-name="Domyślnaczcionkaakapitu" style:family="text">
      <style:text-properties fo:background-color="#80FFFF"/>
    </style:style>
    <style:style style:name="T4979" style:parent-style-name="Domyślnaczcionkaakapitu" style:family="text">
      <style:text-properties fo:background-color="#80FFFF"/>
    </style:style>
    <style:style style:name="T4980" style:parent-style-name="Domyślnaczcionkaakapitu" style:family="text">
      <style:text-properties fo:background-color="#80FFFF"/>
    </style:style>
    <style:style style:name="T4981" style:parent-style-name="Domyślnaczcionkaakapitu" style:family="text">
      <style:text-properties fo:background-color="#80FFFF"/>
    </style:style>
    <style:style style:name="P4982" style:parent-style-name="Normalny" style:family="paragraph">
      <style:paragraph-properties fo:text-align="justify" fo:line-height="150%" fo:text-indent="0.2479in"/>
    </style:style>
    <style:style style:name="T4983" style:parent-style-name="Domyślnaczcionkaakapitu" style:family="text">
      <style:text-properties fo:background-color="#80FFFF"/>
    </style:style>
    <style:style style:name="T4984" style:parent-style-name="Domyślnaczcionkaakapitu" style:family="text">
      <style:text-properties fo:background-color="#80FFFF"/>
    </style:style>
    <style:style style:name="T4985" style:parent-style-name="Domyślnaczcionkaakapitu" style:family="text">
      <style:text-properties fo:background-color="#80FFFF"/>
    </style:style>
    <style:style style:name="T4986" style:parent-style-name="Domyślnaczcionkaakapitu" style:family="text">
      <style:text-properties fo:background-color="#80FFFF"/>
    </style:style>
    <style:style style:name="T4987" style:parent-style-name="Domyślnaczcionkaakapitu" style:family="text">
      <style:text-properties fo:background-color="#80FFFF"/>
    </style:style>
    <style:style style:name="T4988" style:parent-style-name="Domyślnaczcionkaakapitu" style:family="text">
      <style:text-properties fo:background-color="#80FFFF"/>
    </style:style>
    <style:style style:name="P4989" style:parent-style-name="Normalny" style:family="paragraph">
      <style:paragraph-properties fo:text-align="justify" fo:line-height="150%" fo:text-indent="0.2479in"/>
    </style:style>
    <style:style style:name="T4990" style:parent-style-name="Domyślnaczcionkaakapitu" style:family="text">
      <style:text-properties fo:background-color="#80FFFF"/>
    </style:style>
    <style:style style:name="T4991" style:parent-style-name="Domyślnaczcionkaakapitu" style:family="text">
      <style:text-properties fo:background-color="#80FFFF"/>
    </style:style>
    <style:style style:name="P4992" style:parent-style-name="Normalny" style:family="paragraph">
      <style:paragraph-properties fo:text-align="justify" fo:line-height="150%" fo:text-indent="0.2479in"/>
    </style:style>
    <style:style style:name="P4993" style:parent-style-name="Normalny" style:family="paragraph">
      <style:paragraph-properties fo:text-align="justify" fo:line-height="150%"/>
    </style:style>
    <style:style style:name="T4994" style:parent-style-name="Domyślnaczcionkaakapitu" style:family="text">
      <style:text-properties fo:background-color="#80FFFF"/>
    </style:style>
    <style:style style:name="P4995" style:parent-style-name="Normalny" style:family="paragraph">
      <style:paragraph-properties fo:text-align="justify" fo:line-height="150%"/>
    </style:style>
    <style:style style:name="T4996" style:parent-style-name="Domyślnaczcionkaakapitu" style:family="text">
      <style:text-properties style:text-underline-type="single" style:text-underline-style="solid" style:text-underline-width="auto" style:text-underline-mode="continuous"/>
    </style:style>
    <style:style style:name="P4997" style:parent-style-name="Normalny" style:family="paragraph">
      <style:paragraph-properties fo:text-align="justify" fo:line-height="150%" fo:text-indent="0.2479in"/>
    </style:style>
    <style:style style:name="T4998" style:parent-style-name="Domyślnaczcionkaakapitu" style:family="text">
      <style:text-properties fo:background-color="#80FFFF"/>
    </style:style>
    <style:style style:name="P4999" style:parent-style-name="Normalny" style:family="paragraph">
      <style:paragraph-properties fo:text-align="justify" fo:line-height="150%" fo:text-indent="0.2479in"/>
    </style:style>
    <style:style style:name="T5000" style:parent-style-name="Domyślnaczcionkaakapitu" style:family="text">
      <style:text-properties fo:background-color="#80FFFF"/>
    </style:style>
    <style:style style:name="P5001" style:parent-style-name="Normalny" style:family="paragraph">
      <style:paragraph-properties fo:text-align="justify" fo:line-height="150%" fo:text-indent="0.2479in"/>
    </style:style>
    <style:style style:name="T5002" style:parent-style-name="Domyślnaczcionkaakapitu" style:family="text">
      <style:text-properties fo:background-color="#80FFFF"/>
    </style:style>
    <style:style style:name="T5003" style:parent-style-name="Domyślnaczcionkaakapitu" style:family="text">
      <style:text-properties fo:background-color="#80FFFF"/>
    </style:style>
    <style:style style:name="T5004" style:parent-style-name="Domyślnaczcionkaakapitu" style:family="text">
      <style:text-properties fo:background-color="#80FFFF"/>
    </style:style>
    <style:style style:name="T5005" style:parent-style-name="Domyślnaczcionkaakapitu" style:family="text">
      <style:text-properties fo:background-color="#80FFFF"/>
    </style:style>
    <style:style style:name="T5006" style:parent-style-name="Domyślnaczcionkaakapitu" style:family="text">
      <style:text-properties fo:background-color="#80FFFF"/>
    </style:style>
    <style:style style:name="P5007" style:parent-style-name="Normalny" style:family="paragraph">
      <style:paragraph-properties fo:text-align="justify" fo:line-height="150%" fo:text-indent="0.2479in"/>
    </style:style>
    <style:style style:name="T5008" style:parent-style-name="Domyślnaczcionkaakapitu" style:family="text">
      <style:text-properties fo:background-color="#80FFFF"/>
    </style:style>
    <style:style style:name="T5009" style:parent-style-name="Domyślnaczcionkaakapitu" style:family="text">
      <style:text-properties fo:background-color="#80FFFF"/>
    </style:style>
    <style:style style:name="T5010" style:parent-style-name="Domyślnaczcionkaakapitu" style:family="text">
      <style:text-properties fo:background-color="#80FFFF"/>
    </style:style>
    <style:style style:name="T5011" style:parent-style-name="Domyślnaczcionkaakapitu" style:family="text">
      <style:text-properties fo:background-color="#80FFFF"/>
    </style:style>
    <style:style style:name="P5012" style:parent-style-name="Normalny" style:family="paragraph">
      <style:paragraph-properties fo:text-align="justify" fo:line-height="150%"/>
    </style:style>
    <style:style style:name="T5013" style:parent-style-name="Domyślnaczcionkaakapitu" style:family="text">
      <style:text-properties fo:background-color="#80FFFF" style:text-underline-type="single" style:text-underline-style="solid" style:text-underline-width="auto" style:text-underline-mode="continuous"/>
    </style:style>
    <style:style style:name="T5014" style:parent-style-name="Domyślnaczcionkaakapitu" style:family="text">
      <style:text-properties style:text-underline-type="single" style:text-underline-style="solid" style:text-underline-width="auto" style:text-underline-mode="continuous"/>
    </style:style>
    <style:style style:name="T5015" style:parent-style-name="Domyślnaczcionkaakapitu" style:family="text">
      <style:text-properties fo:background-color="#80FFFF" style:text-underline-type="single" style:text-underline-style="solid" style:text-underline-width="auto" style:text-underline-mode="continuous"/>
    </style:style>
    <style:style style:name="T5016" style:parent-style-name="Domyślnaczcionkaakapitu" style:family="text">
      <style:text-properties style:text-underline-type="single" style:text-underline-style="solid" style:text-underline-width="auto" style:text-underline-mode="continuous"/>
    </style:style>
    <style:style style:name="T5017" style:parent-style-name="Domyślnaczcionkaakapitu" style:family="text">
      <style:text-properties fo:background-color="#80FFFF"/>
    </style:style>
    <style:style style:name="P5018" style:parent-style-name="Normalny" style:family="paragraph">
      <style:paragraph-properties fo:text-align="justify" fo:line-height="150%" fo:text-indent="0.2479in"/>
    </style:style>
    <style:style style:name="T5019" style:parent-style-name="Domyślnaczcionkaakapitu" style:family="text">
      <style:text-properties fo:background-color="#80FFFF"/>
    </style:style>
    <style:style style:name="T5020" style:parent-style-name="Domyślnaczcionkaakapitu" style:family="text">
      <style:text-properties fo:background-color="#80FFFF"/>
    </style:style>
    <style:style style:name="P5021" style:parent-style-name="Normalny" style:family="paragraph">
      <style:paragraph-properties fo:text-align="justify" fo:line-height="150%"/>
    </style:style>
    <style:style style:name="T5022" style:parent-style-name="Domyślnaczcionkaakapitu" style:family="text">
      <style:text-properties fo:background-color="#80FFFF" style:text-underline-type="single" style:text-underline-style="solid" style:text-underline-width="auto" style:text-underline-mode="continuous"/>
    </style:style>
    <style:style style:name="T5023" style:parent-style-name="Domyślnaczcionkaakapitu" style:family="text">
      <style:text-properties style:text-underline-type="single" style:text-underline-style="solid" style:text-underline-width="auto" style:text-underline-mode="continuous"/>
    </style:style>
    <style:style style:name="T5024" style:parent-style-name="Domyślnaczcionkaakapitu" style:family="text">
      <style:text-properties fo:background-color="#80FFFF" style:text-underline-type="single" style:text-underline-style="solid" style:text-underline-width="auto" style:text-underline-mode="continuous"/>
    </style:style>
    <style:style style:name="T5025" style:parent-style-name="Domyślnaczcionkaakapitu" style:family="text">
      <style:text-properties style:text-underline-type="single" style:text-underline-style="solid" style:text-underline-width="auto" style:text-underline-mode="continuous"/>
    </style:style>
    <style:style style:name="T5026" style:parent-style-name="Domyślnaczcionkaakapitu" style:family="text">
      <style:text-properties fo:background-color="#80FFFF"/>
    </style:style>
    <style:style style:name="P5027" style:parent-style-name="Normalny" style:family="paragraph">
      <style:paragraph-properties fo:text-align="justify" fo:line-height="150%" fo:text-indent="0.2479in"/>
    </style:style>
    <style:style style:name="T5028" style:parent-style-name="Domyślnaczcionkaakapitu" style:family="text">
      <style:text-properties fo:background-color="#80FFFF"/>
    </style:style>
    <style:style style:name="T5029" style:parent-style-name="Domyślnaczcionkaakapitu" style:family="text">
      <style:text-properties fo:background-color="#80FFFF"/>
    </style:style>
    <style:style style:name="T5030" style:parent-style-name="Domyślnaczcionkaakapitu" style:family="text">
      <style:text-properties fo:background-color="#80FFFF"/>
    </style:style>
    <style:style style:name="P5031" style:parent-style-name="Normalny" style:family="paragraph">
      <style:paragraph-properties fo:text-align="justify" fo:line-height="150%" fo:text-indent="0.2479in"/>
    </style:style>
    <style:style style:name="T5032" style:parent-style-name="Domyślnaczcionkaakapitu" style:family="text">
      <style:text-properties fo:background-color="#80FFFF"/>
    </style:style>
    <style:style style:name="P5033" style:parent-style-name="Normalny" style:family="paragraph">
      <style:paragraph-properties fo:text-align="justify" fo:line-height="150%"/>
    </style:style>
    <style:style style:name="T5034" style:parent-style-name="Domyślnaczcionkaakapitu" style:family="text">
      <style:text-properties fo:background-color="#80FFFF" style:text-underline-type="single" style:text-underline-style="solid" style:text-underline-width="auto" style:text-underline-mode="continuous"/>
    </style:style>
    <style:style style:name="T5035" style:parent-style-name="Domyślnaczcionkaakapitu" style:family="text">
      <style:text-properties style:text-underline-type="single" style:text-underline-style="solid" style:text-underline-width="auto" style:text-underline-mode="continuous"/>
    </style:style>
    <style:style style:name="T5036" style:parent-style-name="Domyślnaczcionkaakapitu" style:family="text">
      <style:text-properties fo:background-color="#80FFFF" style:text-underline-type="single" style:text-underline-style="solid" style:text-underline-width="auto" style:text-underline-mode="continuous"/>
    </style:style>
    <style:style style:name="T5037" style:parent-style-name="Domyślnaczcionkaakapitu" style:family="text">
      <style:text-properties style:text-underline-type="single" style:text-underline-style="solid" style:text-underline-width="auto" style:text-underline-mode="continuous"/>
    </style:style>
    <style:style style:name="T5038" style:parent-style-name="Domyślnaczcionkaakapitu" style:family="text">
      <style:text-properties fo:background-color="#80FFFF"/>
    </style:style>
    <style:style style:name="P5039" style:parent-style-name="Normalny" style:family="paragraph">
      <style:paragraph-properties fo:text-align="justify" fo:line-height="150%" fo:text-indent="0.2479in"/>
    </style:style>
    <style:style style:name="T5040" style:parent-style-name="Domyślnaczcionkaakapitu" style:family="text">
      <style:text-properties fo:background-color="#80FFFF"/>
    </style:style>
    <style:style style:name="T5041" style:parent-style-name="Domyślnaczcionkaakapitu" style:family="text">
      <style:text-properties fo:background-color="#80FFFF"/>
    </style:style>
    <style:style style:name="T5042" style:parent-style-name="Domyślnaczcionkaakapitu" style:family="text">
      <style:text-properties fo:background-color="#80FFFF"/>
    </style:style>
    <style:style style:name="T5043" style:parent-style-name="Domyślnaczcionkaakapitu" style:family="text">
      <style:text-properties fo:background-color="#80FFFF"/>
    </style:style>
    <style:style style:name="P5044" style:parent-style-name="Normalny" style:family="paragraph">
      <style:paragraph-properties fo:text-align="justify" fo:line-height="150%" fo:text-indent="0.2479in"/>
    </style:style>
    <style:style style:name="T5045" style:parent-style-name="Domyślnaczcionkaakapitu" style:family="text">
      <style:text-properties fo:background-color="#80FFFF"/>
    </style:style>
    <style:style style:name="T5046" style:parent-style-name="Domyślnaczcionkaakapitu" style:family="text">
      <style:text-properties fo:background-color="#80FFFF"/>
    </style:style>
    <style:style style:name="T5047" style:parent-style-name="Domyślnaczcionkaakapitu" style:family="text">
      <style:text-properties fo:background-color="#80FFFF"/>
    </style:style>
    <style:style style:name="P5048" style:parent-style-name="Normalny" style:family="paragraph">
      <style:paragraph-properties fo:text-align="justify" fo:line-height="150%"/>
    </style:style>
    <style:style style:name="T5049" style:parent-style-name="Domyślnaczcionkaakapitu" style:family="text">
      <style:text-properties style:text-underline-type="single" style:text-underline-style="solid" style:text-underline-width="auto" style:text-underline-mode="continuous"/>
    </style:style>
    <style:style style:name="P5050" style:parent-style-name="Normalny" style:family="paragraph">
      <style:paragraph-properties fo:text-align="justify" fo:line-height="150%" fo:text-indent="0.2479in"/>
    </style:style>
    <style:style style:name="T5051" style:parent-style-name="Domyślnaczcionkaakapitu" style:family="text">
      <style:text-properties fo:background-color="#80FFFF"/>
    </style:style>
    <style:style style:name="T5052" style:parent-style-name="Domyślnaczcionkaakapitu" style:family="text">
      <style:text-properties fo:background-color="#80FFFF"/>
    </style:style>
    <style:style style:name="T5053" style:parent-style-name="Domyślnaczcionkaakapitu" style:family="text">
      <style:text-properties fo:background-color="#80FFFF"/>
    </style:style>
    <style:style style:name="T5054" style:parent-style-name="Domyślnaczcionkaakapitu" style:family="text">
      <style:text-properties fo:background-color="#80FFFF"/>
    </style:style>
    <style:style style:name="T5055" style:parent-style-name="Domyślnaczcionkaakapitu" style:family="text">
      <style:text-properties fo:background-color="#80FFFF"/>
    </style:style>
    <style:style style:name="T5056" style:parent-style-name="Domyślnaczcionkaakapitu" style:family="text">
      <style:text-properties fo:background-color="#80FFFF"/>
    </style:style>
    <style:style style:name="T5057" style:parent-style-name="Domyślnaczcionkaakapitu" style:family="text">
      <style:text-properties fo:background-color="#80FFFF"/>
    </style:style>
    <style:style style:name="P5058" style:parent-style-name="Normalny" style:family="paragraph">
      <style:paragraph-properties fo:text-align="justify" fo:line-height="150%" fo:text-indent="0.2479in"/>
    </style:style>
    <style:style style:name="T5059" style:parent-style-name="Domyślnaczcionkaakapitu" style:family="text">
      <style:text-properties fo:background-color="#80FFFF"/>
    </style:style>
    <style:style style:name="T5060" style:parent-style-name="Domyślnaczcionkaakapitu" style:family="text">
      <style:text-properties fo:background-color="#80FFFF"/>
    </style:style>
    <style:style style:name="P5061" style:parent-style-name="Normalny" style:family="paragraph">
      <style:paragraph-properties fo:text-align="justify" fo:line-height="150%" fo:text-indent="0.2479in"/>
    </style:style>
    <style:style style:name="T5062" style:parent-style-name="Domyślnaczcionkaakapitu" style:family="text">
      <style:text-properties fo:background-color="#80FFFF"/>
    </style:style>
    <style:style style:name="P5063" style:parent-style-name="Normalny" style:family="paragraph">
      <style:paragraph-properties fo:text-align="justify" fo:line-height="150%"/>
    </style:style>
    <style:style style:name="T5064" style:parent-style-name="Domyślnaczcionkaakapitu" style:family="text">
      <style:text-properties style:text-underline-type="single" style:text-underline-style="solid" style:text-underline-width="auto" style:text-underline-mode="continuous"/>
    </style:style>
    <style:style style:name="T5065" style:parent-style-name="Domyślnaczcionkaakapitu" style:family="text">
      <style:text-properties fo:background-color="#80FFFF" style:text-underline-type="single" style:text-underline-style="solid" style:text-underline-width="auto" style:text-underline-mode="continuous"/>
    </style:style>
    <style:style style:name="T5066" style:parent-style-name="Domyślnaczcionkaakapitu" style:family="text">
      <style:text-properties style:text-underline-type="single" style:text-underline-style="solid" style:text-underline-width="auto" style:text-underline-mode="continuous"/>
    </style:style>
    <style:style style:name="T5067" style:parent-style-name="Domyślnaczcionkaakapitu" style:family="text">
      <style:text-properties fo:background-color="#80FFFF" style:text-underline-type="single" style:text-underline-style="solid" style:text-underline-width="auto" style:text-underline-mode="continuous"/>
    </style:style>
    <style:style style:name="T5068" style:parent-style-name="Domyślnaczcionkaakapitu" style:family="text">
      <style:text-properties style:text-underline-type="single" style:text-underline-style="solid" style:text-underline-width="auto" style:text-underline-mode="continuous"/>
    </style:style>
    <style:style style:name="P5069" style:parent-style-name="Normalny" style:family="paragraph">
      <style:paragraph-properties fo:text-align="justify" fo:line-height="150%" fo:text-indent="0.2479in"/>
    </style:style>
    <style:style style:name="T5070" style:parent-style-name="Domyślnaczcionkaakapitu" style:family="text">
      <style:text-properties fo:background-color="#80FFFF"/>
    </style:style>
    <style:style style:name="T5071" style:parent-style-name="Domyślnaczcionkaakapitu" style:family="text">
      <style:text-properties fo:background-color="#80FFFF"/>
    </style:style>
    <style:style style:name="T5072" style:parent-style-name="Domyślnaczcionkaakapitu" style:family="text">
      <style:text-properties fo:background-color="#80FFFF"/>
    </style:style>
    <style:style style:name="T5073" style:parent-style-name="Domyślnaczcionkaakapitu" style:family="text">
      <style:text-properties fo:background-color="#80FFFF"/>
    </style:style>
    <style:style style:name="P5074" style:parent-style-name="Normalny" style:family="paragraph">
      <style:paragraph-properties fo:text-align="justify" fo:line-height="150%" fo:text-indent="0.2479in"/>
    </style:style>
    <style:style style:name="T5075" style:parent-style-name="Domyślnaczcionkaakapitu" style:family="text">
      <style:text-properties fo:background-color="#80FFFF"/>
    </style:style>
    <style:style style:name="T5076" style:parent-style-name="Domyślnaczcionkaakapitu" style:family="text">
      <style:text-properties fo:background-color="#80FFFF"/>
    </style:style>
    <style:style style:name="T5077" style:parent-style-name="Domyślnaczcionkaakapitu" style:family="text">
      <style:text-properties fo:background-color="#80FFFF"/>
    </style:style>
    <style:style style:name="T5078" style:parent-style-name="Domyślnaczcionkaakapitu" style:family="text">
      <style:text-properties fo:background-color="#80FFFF"/>
    </style:style>
    <style:style style:name="P5079" style:parent-style-name="Normalny" style:family="paragraph">
      <style:paragraph-properties fo:text-align="justify" fo:line-height="150%" fo:text-indent="0.2479in"/>
    </style:style>
    <style:style style:name="P5080" style:parent-style-name="Normalny" style:family="paragraph">
      <style:paragraph-properties fo:text-align="justify" fo:line-height="150%"/>
    </style:style>
    <style:style style:name="T5081" style:parent-style-name="Domyślnaczcionkaakapitu" style:family="text">
      <style:text-properties style:text-underline-type="single" style:text-underline-style="solid" style:text-underline-width="auto" style:text-underline-mode="continuous"/>
    </style:style>
    <style:style style:name="P5082" style:parent-style-name="Normalny" style:family="paragraph">
      <style:paragraph-properties fo:text-align="justify" fo:line-height="150%" fo:text-indent="0.2479in"/>
    </style:style>
    <style:style style:name="T5083" style:parent-style-name="Domyślnaczcionkaakapitu" style:family="text">
      <style:text-properties fo:background-color="#80FFFF"/>
    </style:style>
    <style:style style:name="P5084" style:parent-style-name="Normalny" style:family="paragraph">
      <style:paragraph-properties fo:text-align="justify" fo:line-height="150%"/>
    </style:style>
    <style:style style:name="T5085" style:parent-style-name="Domyślnaczcionkaakapitu" style:family="text">
      <style:text-properties fo:background-color="#80FFFF"/>
    </style:style>
    <style:style style:name="P5086" style:parent-style-name="Normalny" style:family="paragraph">
      <style:paragraph-properties fo:text-align="justify" fo:line-height="150%" fo:text-indent="0.2479in"/>
    </style:style>
    <style:style style:name="T5087" style:parent-style-name="Domyślnaczcionkaakapitu" style:family="text">
      <style:text-properties fo:background-color="#80FFFF"/>
    </style:style>
    <style:style style:name="T5088" style:parent-style-name="Domyślnaczcionkaakapitu" style:family="text">
      <style:text-properties fo:background-color="#80FFFF"/>
    </style:style>
    <style:style style:name="T5089" style:parent-style-name="Domyślnaczcionkaakapitu" style:family="text">
      <style:text-properties fo:background-color="#80FFFF"/>
    </style:style>
    <style:style style:name="P5090" style:parent-style-name="Normalny" style:family="paragraph">
      <style:paragraph-properties fo:text-align="justify" fo:line-height="150%" fo:text-indent="0.2479in"/>
    </style:style>
    <style:style style:name="T5091" style:parent-style-name="Domyślnaczcionkaakapitu" style:family="text">
      <style:text-properties fo:background-color="#80FFFF"/>
    </style:style>
    <style:style style:name="T5092" style:parent-style-name="Domyślnaczcionkaakapitu" style:family="text">
      <style:text-properties fo:background-color="#80FFFF"/>
    </style:style>
    <style:style style:name="P5093" style:parent-style-name="Normalny" style:family="paragraph">
      <style:paragraph-properties fo:text-align="justify" fo:line-height="150%"/>
    </style:style>
    <style:style style:name="T5094" style:parent-style-name="Domyślnaczcionkaakapitu" style:family="text">
      <style:text-properties fo:background-color="#80FFFF" style:text-underline-type="single" style:text-underline-style="solid" style:text-underline-width="auto" style:text-underline-mode="continuous"/>
    </style:style>
    <style:style style:name="T5095" style:parent-style-name="Domyślnaczcionkaakapitu" style:family="text">
      <style:text-properties style:text-underline-type="single" style:text-underline-style="solid" style:text-underline-width="auto" style:text-underline-mode="continuous"/>
    </style:style>
    <style:style style:name="T5096" style:parent-style-name="Domyślnaczcionkaakapitu" style:family="text">
      <style:text-properties fo:background-color="#80FFFF" style:text-underline-type="single" style:text-underline-style="solid" style:text-underline-width="auto" style:text-underline-mode="continuous"/>
    </style:style>
    <style:style style:name="T5097" style:parent-style-name="Domyślnaczcionkaakapitu" style:family="text">
      <style:text-properties style:text-underline-type="single" style:text-underline-style="solid" style:text-underline-width="auto" style:text-underline-mode="continuous"/>
    </style:style>
    <style:style style:name="T5098" style:parent-style-name="Domyślnaczcionkaakapitu" style:family="text">
      <style:text-properties fo:background-color="#80FFFF"/>
    </style:style>
    <style:style style:name="P5099" style:parent-style-name="Normalny" style:family="paragraph">
      <style:paragraph-properties fo:text-align="justify" fo:line-height="150%" fo:text-indent="0.2479in"/>
    </style:style>
    <style:style style:name="T5100" style:parent-style-name="Domyślnaczcionkaakapitu" style:family="text">
      <style:text-properties fo:background-color="#80FFFF"/>
    </style:style>
    <style:style style:name="T5101" style:parent-style-name="Domyślnaczcionkaakapitu" style:family="text">
      <style:text-properties fo:background-color="#80FFFF"/>
    </style:style>
    <style:style style:name="P5102" style:parent-style-name="Normalny" style:family="paragraph">
      <style:paragraph-properties fo:text-align="justify" fo:line-height="150%" fo:text-indent="0.2479in"/>
    </style:style>
    <style:style style:name="T5103" style:parent-style-name="Domyślnaczcionkaakapitu" style:family="text">
      <style:text-properties fo:background-color="#80FFFF"/>
    </style:style>
    <style:style style:name="T5104" style:parent-style-name="Domyślnaczcionkaakapitu" style:family="text">
      <style:text-properties fo:background-color="#80FFFF"/>
    </style:style>
    <style:style style:name="T5105" style:parent-style-name="Domyślnaczcionkaakapitu" style:family="text">
      <style:text-properties fo:background-color="#80FFFF"/>
    </style:style>
    <style:style style:name="P5106" style:parent-style-name="Normalny" style:family="paragraph">
      <style:paragraph-properties fo:text-align="justify" fo:line-height="150%"/>
    </style:style>
    <style:style style:name="T5107" style:parent-style-name="Domyślnaczcionkaakapitu" style:family="text">
      <style:text-properties fo:background-color="#80FFFF" style:text-underline-type="single" style:text-underline-style="solid" style:text-underline-width="auto" style:text-underline-mode="continuous"/>
    </style:style>
    <style:style style:name="T5108" style:parent-style-name="Domyślnaczcionkaakapitu" style:family="text">
      <style:text-properties style:text-underline-type="single" style:text-underline-style="solid" style:text-underline-width="auto" style:text-underline-mode="continuous"/>
    </style:style>
    <style:style style:name="T5109" style:parent-style-name="Domyślnaczcionkaakapitu" style:family="text">
      <style:text-properties fo:background-color="#80FFFF" style:text-underline-type="single" style:text-underline-style="solid" style:text-underline-width="auto" style:text-underline-mode="continuous"/>
    </style:style>
    <style:style style:name="T5110" style:parent-style-name="Domyślnaczcionkaakapitu" style:family="text">
      <style:text-properties style:text-underline-type="single" style:text-underline-style="solid" style:text-underline-width="auto" style:text-underline-mode="continuous"/>
    </style:style>
    <style:style style:name="T5111" style:parent-style-name="Domyślnaczcionkaakapitu" style:family="text">
      <style:text-properties fo:background-color="#80FFFF"/>
    </style:style>
    <style:style style:name="P5112" style:parent-style-name="Normalny" style:family="paragraph">
      <style:paragraph-properties fo:text-align="justify" fo:line-height="150%" fo:text-indent="0.2479in"/>
    </style:style>
    <style:style style:name="P5113" style:parent-style-name="Normalny" style:family="paragraph">
      <style:paragraph-properties fo:text-align="justify" fo:line-height="150%"/>
    </style:style>
    <style:style style:name="T5114" style:parent-style-name="Domyślnaczcionkaakapitu" style:family="text">
      <style:text-properties style:text-underline-type="single" style:text-underline-style="solid" style:text-underline-width="auto" style:text-underline-mode="continuous"/>
    </style:style>
    <style:style style:name="T5115" style:parent-style-name="Domyślnaczcionkaakapitu" style:family="text">
      <style:text-properties fo:background-color="#80FFFF" style:text-underline-type="single" style:text-underline-style="solid" style:text-underline-width="auto" style:text-underline-mode="continuous"/>
    </style:style>
    <style:style style:name="P5116" style:parent-style-name="Normalny" style:family="paragraph">
      <style:paragraph-properties fo:text-align="justify" fo:line-height="150%" fo:text-indent="0.2479in"/>
    </style:style>
    <style:style style:name="T5117" style:parent-style-name="Domyślnaczcionkaakapitu" style:family="text">
      <style:text-properties fo:background-color="#80FFFF"/>
    </style:style>
    <style:style style:name="P5118" style:parent-style-name="Normalny" style:family="paragraph">
      <style:paragraph-properties fo:text-align="justify" fo:line-height="150%" fo:text-indent="0.2479in"/>
    </style:style>
    <style:style style:name="P5119" style:parent-style-name="Normalny" style:family="paragraph">
      <style:paragraph-properties fo:text-align="justify" fo:line-height="150%" fo:text-indent="0.2479in"/>
    </style:style>
    <style:style style:name="P5120" style:parent-style-name="Normalny" style:family="paragraph">
      <style:paragraph-properties fo:text-align="justify" fo:line-height="150%"/>
    </style:style>
    <style:style style:name="T5121" style:parent-style-name="Domyślnaczcionkaakapitu" style:family="text">
      <style:text-properties fo:background-color="#80FFFF" style:text-underline-type="single" style:text-underline-style="solid" style:text-underline-width="auto" style:text-underline-mode="continuous"/>
    </style:style>
    <style:style style:name="T5122" style:parent-style-name="Domyślnaczcionkaakapitu" style:family="text">
      <style:text-properties style:text-underline-type="single" style:text-underline-style="solid" style:text-underline-width="auto" style:text-underline-mode="continuous"/>
    </style:style>
    <style:style style:name="T5123" style:parent-style-name="Domyślnaczcionkaakapitu" style:family="text">
      <style:text-properties fo:background-color="#80FFFF" style:text-underline-type="single" style:text-underline-style="solid" style:text-underline-width="auto" style:text-underline-mode="continuous"/>
    </style:style>
    <style:style style:name="T5124" style:parent-style-name="Domyślnaczcionkaakapitu" style:family="text">
      <style:text-properties style:text-underline-type="single" style:text-underline-style="solid" style:text-underline-width="auto" style:text-underline-mode="continuous"/>
    </style:style>
    <style:style style:name="T5125" style:parent-style-name="Domyślnaczcionkaakapitu" style:family="text">
      <style:text-properties fo:background-color="#80FFFF"/>
    </style:style>
    <style:style style:name="P5126" style:parent-style-name="Normalny" style:family="paragraph">
      <style:paragraph-properties fo:text-align="justify" fo:line-height="150%" fo:text-indent="0.2479in"/>
    </style:style>
    <style:style style:name="T5127" style:parent-style-name="Domyślnaczcionkaakapitu" style:family="text">
      <style:text-properties fo:background-color="#80FFFF"/>
    </style:style>
    <style:style style:name="T5128" style:parent-style-name="Domyślnaczcionkaakapitu" style:family="text">
      <style:text-properties fo:background-color="#80FFFF"/>
    </style:style>
    <style:style style:name="P5129" style:parent-style-name="Normalny" style:family="paragraph">
      <style:paragraph-properties fo:text-align="justify" fo:line-height="150%"/>
    </style:style>
    <style:style style:name="T5130" style:parent-style-name="Domyślnaczcionkaakapitu" style:family="text">
      <style:text-properties fo:background-color="#80FFFF"/>
    </style:style>
    <style:style style:name="P5131" style:parent-style-name="Normalny" style:family="paragraph">
      <style:paragraph-properties fo:text-align="justify" fo:line-height="150%" fo:text-indent="0.2479in"/>
    </style:style>
    <style:style style:name="T5132" style:parent-style-name="Domyślnaczcionkaakapitu" style:family="text">
      <style:text-properties fo:background-color="#80FFFF"/>
    </style:style>
    <style:style style:name="P5133" style:parent-style-name="Normalny" style:family="paragraph">
      <style:paragraph-properties fo:text-align="justify" fo:line-height="150%"/>
    </style:style>
    <style:style style:name="T5134" style:parent-style-name="Domyślnaczcionkaakapitu" style:family="text">
      <style:text-properties style:text-underline-type="single" style:text-underline-style="solid" style:text-underline-width="auto" style:text-underline-mode="continuous"/>
    </style:style>
    <style:style style:name="P5135" style:parent-style-name="Normalny" style:family="paragraph">
      <style:paragraph-properties fo:text-align="justify" fo:line-height="150%" fo:text-indent="0.2479in"/>
    </style:style>
    <style:style style:name="T5136" style:parent-style-name="Domyślnaczcionkaakapitu" style:family="text">
      <style:text-properties fo:background-color="#80FFFF"/>
    </style:style>
    <style:style style:name="P5137" style:parent-style-name="Normalny" style:family="paragraph">
      <style:paragraph-properties fo:text-align="justify" fo:line-height="150%" fo:text-indent="0.2479in"/>
    </style:style>
    <style:style style:name="T5138" style:parent-style-name="Domyślnaczcionkaakapitu" style:family="text">
      <style:text-properties fo:background-color="#80FFFF"/>
    </style:style>
    <style:style style:name="P5139" style:parent-style-name="Normalny" style:family="paragraph">
      <style:paragraph-properties fo:text-align="justify" fo:line-height="150%" fo:text-indent="0.2479in"/>
    </style:style>
    <style:style style:name="T5140" style:parent-style-name="Domyślnaczcionkaakapitu" style:family="text">
      <style:text-properties fo:background-color="#80FFFF"/>
    </style:style>
    <style:style style:name="T5141" style:parent-style-name="Domyślnaczcionkaakapitu" style:family="text">
      <style:text-properties fo:background-color="#80FFFF"/>
    </style:style>
    <style:style style:name="T5142" style:parent-style-name="Domyślnaczcionkaakapitu" style:family="text">
      <style:text-properties fo:background-color="#80FFFF"/>
    </style:style>
    <style:style style:name="T5143" style:parent-style-name="Domyślnaczcionkaakapitu" style:family="text">
      <style:text-properties fo:background-color="#80FFFF"/>
    </style:style>
    <style:style style:name="P5144" style:parent-style-name="Normalny" style:family="paragraph">
      <style:paragraph-properties fo:text-align="justify" fo:line-height="150%"/>
    </style:style>
    <style:style style:name="T5145" style:parent-style-name="Domyślnaczcionkaakapitu" style:family="text">
      <style:text-properties fo:background-color="#80FFFF" style:text-underline-type="single" style:text-underline-style="solid" style:text-underline-width="auto" style:text-underline-mode="continuous"/>
    </style:style>
    <style:style style:name="T5146" style:parent-style-name="Domyślnaczcionkaakapitu" style:family="text">
      <style:text-properties style:text-underline-type="single" style:text-underline-style="solid" style:text-underline-width="auto" style:text-underline-mode="continuous"/>
    </style:style>
    <style:style style:name="T5147" style:parent-style-name="Domyślnaczcionkaakapitu" style:family="text">
      <style:text-properties fo:background-color="#80FFFF" style:text-underline-type="single" style:text-underline-style="solid" style:text-underline-width="auto" style:text-underline-mode="continuous"/>
    </style:style>
    <style:style style:name="T5148" style:parent-style-name="Domyślnaczcionkaakapitu" style:family="text">
      <style:text-properties style:text-underline-type="single" style:text-underline-style="solid" style:text-underline-width="auto" style:text-underline-mode="continuous"/>
    </style:style>
    <style:style style:name="T5149" style:parent-style-name="Domyślnaczcionkaakapitu" style:family="text">
      <style:text-properties fo:background-color="#80FFFF"/>
    </style:style>
    <style:style style:name="P5150" style:parent-style-name="Normalny" style:family="paragraph">
      <style:paragraph-properties fo:text-align="justify" fo:line-height="150%" fo:text-indent="0.2479in"/>
    </style:style>
    <style:style style:name="T5151" style:parent-style-name="Domyślnaczcionkaakapitu" style:family="text">
      <style:text-properties fo:background-color="#80FFFF"/>
    </style:style>
    <style:style style:name="T5152" style:parent-style-name="Domyślnaczcionkaakapitu" style:family="text">
      <style:text-properties fo:background-color="#80FFFF"/>
    </style:style>
    <style:style style:name="P5153" style:parent-style-name="Normalny" style:family="paragraph">
      <style:paragraph-properties fo:text-align="justify" fo:line-height="150%" fo:text-indent="0.2479in"/>
    </style:style>
    <style:style style:name="T5154" style:parent-style-name="Domyślnaczcionkaakapitu" style:family="text">
      <style:text-properties fo:background-color="#80FFFF"/>
    </style:style>
    <style:style style:name="P5155" style:parent-style-name="Normalny" style:family="paragraph">
      <style:paragraph-properties fo:text-align="justify" fo:line-height="150%"/>
    </style:style>
    <style:style style:name="T5156" style:parent-style-name="Domyślnaczcionkaakapitu" style:family="text">
      <style:text-properties style:text-underline-type="single" style:text-underline-style="solid" style:text-underline-width="auto" style:text-underline-mode="continuous"/>
    </style:style>
    <style:style style:name="T5157" style:parent-style-name="Domyślnaczcionkaakapitu" style:family="text">
      <style:text-properties fo:background-color="#80FFFF" style:text-underline-type="single" style:text-underline-style="solid" style:text-underline-width="auto" style:text-underline-mode="continuous"/>
    </style:style>
    <style:style style:name="T5158" style:parent-style-name="Domyślnaczcionkaakapitu" style:family="text">
      <style:text-properties style:text-underline-type="single" style:text-underline-style="solid" style:text-underline-width="auto" style:text-underline-mode="continuous"/>
    </style:style>
    <style:style style:name="T5159" style:parent-style-name="Domyślnaczcionkaakapitu" style:family="text">
      <style:text-properties fo:background-color="#80FFFF" style:text-underline-type="single" style:text-underline-style="solid" style:text-underline-width="auto" style:text-underline-mode="continuous"/>
    </style:style>
    <style:style style:name="T5160" style:parent-style-name="Domyślnaczcionkaakapitu" style:family="text">
      <style:text-properties style:text-underline-type="single" style:text-underline-style="solid" style:text-underline-width="auto" style:text-underline-mode="continuous"/>
    </style:style>
    <style:style style:name="P5161" style:parent-style-name="Normalny" style:family="paragraph">
      <style:paragraph-properties fo:text-align="justify" fo:line-height="150%" fo:text-indent="0.2479in"/>
    </style:style>
    <style:style style:name="T5162" style:parent-style-name="Domyślnaczcionkaakapitu" style:family="text">
      <style:text-properties fo:background-color="#80FFFF"/>
    </style:style>
    <style:style style:name="T5163" style:parent-style-name="Domyślnaczcionkaakapitu" style:family="text">
      <style:text-properties fo:background-color="#80FFFF"/>
    </style:style>
    <style:style style:name="T5164" style:parent-style-name="Domyślnaczcionkaakapitu" style:family="text">
      <style:text-properties fo:background-color="#80FFFF"/>
    </style:style>
    <style:style style:name="P5165" style:parent-style-name="Normalny" style:family="paragraph">
      <style:paragraph-properties fo:text-align="justify" fo:line-height="150%"/>
    </style:style>
    <style:style style:name="T5166" style:parent-style-name="Domyślnaczcionkaakapitu" style:family="text">
      <style:text-properties fo:background-color="#80FFFF" style:text-underline-type="single" style:text-underline-style="solid" style:text-underline-width="auto" style:text-underline-mode="continuous"/>
    </style:style>
    <style:style style:name="T5167" style:parent-style-name="Domyślnaczcionkaakapitu" style:family="text">
      <style:text-properties style:text-underline-type="single" style:text-underline-style="solid" style:text-underline-width="auto" style:text-underline-mode="continuous"/>
    </style:style>
    <style:style style:name="T5168" style:parent-style-name="Domyślnaczcionkaakapitu" style:family="text">
      <style:text-properties fo:background-color="#80FFFF" style:text-underline-type="single" style:text-underline-style="solid" style:text-underline-width="auto" style:text-underline-mode="continuous"/>
    </style:style>
    <style:style style:name="T5169" style:parent-style-name="Domyślnaczcionkaakapitu" style:family="text">
      <style:text-properties style:text-underline-type="single" style:text-underline-style="solid" style:text-underline-width="auto" style:text-underline-mode="continuous"/>
    </style:style>
    <style:style style:name="T5170" style:parent-style-name="Domyślnaczcionkaakapitu" style:family="text">
      <style:text-properties fo:background-color="#80FFFF"/>
    </style:style>
    <style:style style:name="P5171" style:parent-style-name="Normalny" style:family="paragraph">
      <style:paragraph-properties fo:text-align="justify" fo:line-height="150%" fo:text-indent="0.2479in"/>
    </style:style>
    <style:style style:name="P5172" style:parent-style-name="Normalny" style:family="paragraph">
      <style:paragraph-properties fo:text-align="justify" fo:line-height="150%"/>
    </style:style>
    <style:style style:name="T5173" style:parent-style-name="Domyślnaczcionkaakapitu" style:family="text">
      <style:text-properties style:text-underline-type="single" style:text-underline-style="solid" style:text-underline-width="auto" style:text-underline-mode="continuous"/>
    </style:style>
    <style:style style:name="P5174" style:parent-style-name="Normalny" style:family="paragraph">
      <style:paragraph-properties fo:text-align="justify" fo:line-height="150%" fo:text-indent="0.2479in"/>
    </style:style>
    <style:style style:name="T5175" style:parent-style-name="Domyślnaczcionkaakapitu" style:family="text">
      <style:text-properties fo:background-color="#80FFFF"/>
    </style:style>
    <style:style style:name="T5176" style:parent-style-name="Domyślnaczcionkaakapitu" style:family="text">
      <style:text-properties fo:background-color="#80FFFF"/>
    </style:style>
    <style:style style:name="T5177" style:parent-style-name="Domyślnaczcionkaakapitu" style:family="text">
      <style:text-properties fo:background-color="#80FFFF"/>
    </style:style>
    <style:style style:name="T5178" style:parent-style-name="Domyślnaczcionkaakapitu" style:family="text">
      <style:text-properties fo:background-color="#80FFFF"/>
    </style:style>
    <style:style style:name="T5179" style:parent-style-name="Domyślnaczcionkaakapitu" style:family="text">
      <style:text-properties fo:background-color="#80FFFF"/>
    </style:style>
    <style:style style:name="T5180" style:parent-style-name="Domyślnaczcionkaakapitu" style:family="text">
      <style:text-properties fo:background-color="#80FFFF"/>
    </style:style>
    <style:style style:name="P5181" style:parent-style-name="Normalny" style:family="paragraph">
      <style:paragraph-properties fo:text-align="justify" fo:line-height="150%" fo:text-indent="0.2479in"/>
    </style:style>
    <style:style style:name="T5182" style:parent-style-name="Domyślnaczcionkaakapitu" style:family="text">
      <style:text-properties fo:background-color="#80FFFF"/>
    </style:style>
    <style:style style:name="P5183" style:parent-style-name="Normalny" style:family="paragraph">
      <style:paragraph-properties fo:text-align="justify" fo:line-height="150%"/>
    </style:style>
    <style:style style:name="T5184" style:parent-style-name="Domyślnaczcionkaakapitu" style:family="text">
      <style:text-properties style:text-underline-type="single" style:text-underline-style="solid" style:text-underline-width="auto" style:text-underline-mode="continuous"/>
    </style:style>
    <style:style style:name="T5185" style:parent-style-name="Domyślnaczcionkaakapitu" style:family="text">
      <style:text-properties fo:background-color="#80FFFF" style:text-underline-type="single" style:text-underline-style="solid" style:text-underline-width="auto" style:text-underline-mode="continuous"/>
    </style:style>
    <style:style style:name="T5186" style:parent-style-name="Domyślnaczcionkaakapitu" style:family="text">
      <style:text-properties style:text-underline-type="single" style:text-underline-style="solid" style:text-underline-width="auto" style:text-underline-mode="continuous"/>
    </style:style>
    <style:style style:name="P5187" style:parent-style-name="Normalny" style:family="paragraph">
      <style:paragraph-properties fo:text-align="justify" fo:line-height="150%" fo:text-indent="0.2479in"/>
    </style:style>
    <style:style style:name="T5188" style:parent-style-name="Domyślnaczcionkaakapitu" style:family="text">
      <style:text-properties fo:background-color="#80FFFF"/>
    </style:style>
    <style:style style:name="P5189" style:parent-style-name="Normalny" style:family="paragraph">
      <style:paragraph-properties fo:text-align="justify" fo:line-height="150%" fo:text-indent="0.2479in"/>
    </style:style>
    <style:style style:name="T5190" style:parent-style-name="Domyślnaczcionkaakapitu" style:family="text">
      <style:text-properties fo:background-color="#80FFFF"/>
    </style:style>
    <style:style style:name="T5191" style:parent-style-name="Domyślnaczcionkaakapitu" style:family="text">
      <style:text-properties fo:background-color="#80FFFF"/>
    </style:style>
    <style:style style:name="T5192" style:parent-style-name="Domyślnaczcionkaakapitu" style:family="text">
      <style:text-properties fo:background-color="#80FFFF"/>
    </style:style>
    <style:style style:name="T5193" style:parent-style-name="Domyślnaczcionkaakapitu" style:family="text">
      <style:text-properties fo:background-color="#80FFFF"/>
    </style:style>
    <style:style style:name="T5194" style:parent-style-name="Domyślnaczcionkaakapitu" style:family="text">
      <style:text-properties fo:background-color="#80FFFF"/>
    </style:style>
    <style:style style:name="P5195" style:parent-style-name="Normalny" style:family="paragraph">
      <style:paragraph-properties fo:text-align="justify" fo:line-height="150%"/>
    </style:style>
    <style:style style:name="T5196" style:parent-style-name="Domyślnaczcionkaakapitu" style:family="text">
      <style:text-properties style:text-underline-type="single" style:text-underline-style="solid" style:text-underline-width="auto" style:text-underline-mode="continuous"/>
    </style:style>
    <style:style style:name="T5197" style:parent-style-name="Domyślnaczcionkaakapitu" style:family="text">
      <style:text-properties fo:background-color="#80FFFF" style:text-underline-type="single" style:text-underline-style="solid" style:text-underline-width="auto" style:text-underline-mode="continuous"/>
    </style:style>
    <style:style style:name="T5198" style:parent-style-name="Domyślnaczcionkaakapitu" style:family="text">
      <style:text-properties style:text-underline-type="single" style:text-underline-style="solid" style:text-underline-width="auto" style:text-underline-mode="continuous"/>
    </style:style>
    <style:style style:name="T5199" style:parent-style-name="Domyślnaczcionkaakapitu" style:family="text">
      <style:text-properties fo:background-color="#80FFFF" style:text-underline-type="single" style:text-underline-style="solid" style:text-underline-width="auto" style:text-underline-mode="continuous"/>
    </style:style>
    <style:style style:name="T5200" style:parent-style-name="Domyślnaczcionkaakapitu" style:family="text">
      <style:text-properties style:text-underline-type="single" style:text-underline-style="solid" style:text-underline-width="auto" style:text-underline-mode="continuous"/>
    </style:style>
    <style:style style:name="P5201" style:parent-style-name="Normalny" style:family="paragraph">
      <style:paragraph-properties fo:text-align="justify" fo:line-height="150%" fo:text-indent="0.2479in"/>
    </style:style>
    <style:style style:name="T5202" style:parent-style-name="Domyślnaczcionkaakapitu" style:family="text">
      <style:text-properties fo:background-color="#80FFFF"/>
    </style:style>
    <style:style style:name="T5203" style:parent-style-name="Domyślnaczcionkaakapitu" style:family="text">
      <style:text-properties fo:background-color="#80FFFF"/>
    </style:style>
    <style:style style:name="T5204" style:parent-style-name="Domyślnaczcionkaakapitu" style:family="text">
      <style:text-properties fo:background-color="#80FFFF"/>
    </style:style>
    <style:style style:name="T5205" style:parent-style-name="Domyślnaczcionkaakapitu" style:family="text">
      <style:text-properties fo:background-color="#80FFFF"/>
    </style:style>
    <style:style style:name="P5206" style:parent-style-name="Normalny" style:family="paragraph">
      <style:paragraph-properties fo:text-align="justify" fo:line-height="150%" fo:text-indent="0.2479in"/>
    </style:style>
    <style:style style:name="T5207" style:parent-style-name="Domyślnaczcionkaakapitu" style:family="text">
      <style:text-properties fo:background-color="#80FFFF"/>
    </style:style>
    <style:style style:name="T5208" style:parent-style-name="Domyślnaczcionkaakapitu" style:family="text">
      <style:text-properties fo:background-color="#80FFFF"/>
    </style:style>
    <style:style style:name="P5209" style:parent-style-name="Normalny" style:family="paragraph">
      <style:paragraph-properties fo:text-align="justify" fo:line-height="150%"/>
    </style:style>
    <style:style style:name="P5210" style:parent-style-name="Normalny" style:family="paragraph">
      <style:paragraph-properties fo:text-align="justify" fo:line-height="150%"/>
    </style:style>
    <style:style style:name="T5211" style:parent-style-name="Domyślnaczcionkaakapitu" style:family="text">
      <style:text-properties style:text-underline-type="single" style:text-underline-style="solid" style:text-underline-width="auto" style:text-underline-mode="continuous"/>
    </style:style>
    <style:style style:name="T5212" style:parent-style-name="Domyślnaczcionkaakapitu" style:family="text">
      <style:text-properties fo:background-color="#80FFFF" style:text-underline-type="single" style:text-underline-style="solid" style:text-underline-width="auto" style:text-underline-mode="continuous"/>
    </style:style>
    <style:style style:name="T5213" style:parent-style-name="Domyślnaczcionkaakapitu" style:family="text">
      <style:text-properties style:text-underline-type="single" style:text-underline-style="solid" style:text-underline-width="auto" style:text-underline-mode="continuous"/>
    </style:style>
    <style:style style:name="T5214" style:parent-style-name="Domyślnaczcionkaakapitu" style:family="text">
      <style:text-properties fo:background-color="#80FFFF" style:text-underline-type="single" style:text-underline-style="solid" style:text-underline-width="auto" style:text-underline-mode="continuous"/>
    </style:style>
    <style:style style:name="T5215" style:parent-style-name="Domyślnaczcionkaakapitu" style:family="text">
      <style:text-properties style:text-underline-type="single" style:text-underline-style="solid" style:text-underline-width="auto" style:text-underline-mode="continuous"/>
    </style:style>
    <style:style style:name="P5216" style:parent-style-name="Normalny" style:family="paragraph">
      <style:paragraph-properties fo:text-align="justify" fo:line-height="150%" fo:text-indent="0.2479in"/>
    </style:style>
    <style:style style:name="P5217" style:parent-style-name="Normalny" style:family="paragraph">
      <style:paragraph-properties fo:text-align="justify" fo:line-height="150%"/>
    </style:style>
    <style:style style:name="T5218" style:parent-style-name="Domyślnaczcionkaakapitu" style:family="text">
      <style:text-properties fo:background-color="#80FFFF"/>
    </style:style>
    <style:style style:name="P5219" style:parent-style-name="Normalny" style:family="paragraph">
      <style:paragraph-properties fo:text-align="justify" fo:line-height="150%"/>
    </style:style>
    <style:style style:name="T5220" style:parent-style-name="Domyślnaczcionkaakapitu" style:family="text">
      <style:text-properties style:text-underline-type="single" style:text-underline-style="solid" style:text-underline-width="auto" style:text-underline-mode="continuous"/>
    </style:style>
    <style:style style:name="P5221" style:parent-style-name="Normalny" style:family="paragraph">
      <style:paragraph-properties fo:text-align="justify" fo:line-height="150%" fo:text-indent="0.2479in"/>
    </style:style>
    <style:style style:name="P5222" style:parent-style-name="Normalny" style:family="paragraph">
      <style:paragraph-properties fo:text-align="justify" fo:line-height="150%"/>
    </style:style>
    <style:style style:name="T5223" style:parent-style-name="Domyślnaczcionkaakapitu" style:family="text">
      <style:text-properties fo:background-color="#80FFFF"/>
    </style:style>
  </office:automatic-styles>
  <office:body>
    <office:text text:use-soft-page-breaks="true">
      <text:p text:style-name="P1">KORPUS= Obrady Okrągłego Stołu</text:p>
      <text:p text:style-name="P2">ZESPÓŁ= Grupa Robocza do spraw Indeksacji Płac i Dochodów</text:p>
      <text:p text:style-name="P3">TYTUŁ= STENOGRAM z posiedzeń Grupy Roboczej do spraw Indeksacji Płac i Dochodów</text:p>
      <text:p text:style-name="P4">DATA= 21 lutego, 28 lutego i 7 marca 1989 r.</text:p>
      <text:p text:style-name="P5">SYGNATURA= C9540/15</text:p>
      <text:p text:style-name="P6">INW= 46090</text:p>
      <text:p text:style-name="P7">TEKST=</text:p>
      <text:p text:style-name="P8">Stenogram<text:s/><text:span text:style-name="T9">z</text:span><text:s/>obrad Grupy Roboczej do spraw Indeksacji Płac i Dochodów w dniu 21<text:s/><text:span text:style-name="T10">l</text:span>utego 1989 r.</text:p>
      <text:p text:style-name="P11">/Obradom<text:s/>przewodniczy:<text:s/><text:span text:style-name="T12">Antoni Rajkiewicz</text:span>/.</text:p>
      <text:p text:style-name="P13"><text:span text:style-name="T14">Przewodniczący</text:span>:</text:p>
      <text:p text:style-name="P15">Proszę Państwa! Mamy godzinę 9.00, proponuję rozpocząć nasze obrady.</text:p>
      <text:p text:style-name="P16"><text:span text:style-name="T17">...</text:span>natomiast nie otrzymaliśmy od strony solidarnościowej od strony związkowej tych propozycji. Aha, do<text:span text:style-name="T18">staj</text:span>emy w tej chwili. Bo musimy mie<text:span text:style-name="T19">ć</text:span><text:s/>trochę czasu na przeczytanie.</text:p>
      <text:p text:style-name="P20">Ponadto tak. Na poprzednim posiedzeniu zgłoszono sprawę minimum socjalnego. Chciałbym wobec tego poin<text:span text:style-name="T21">fo</text:span>rmować, że minimum socjalne jest obliczane od 1981 roku według tej samej metody i opracowuje je ten sam zespół badawczy do chwili obecnej.</text:p>
      <text:p text:style-name="P22">Minimum socjalne od ubiegłego roku jest publikowane w<text:s/>„Polityce Społecznej”, w 11 i 12 numerze są tutaj wyniki badań minimum socjalnego, proszę bardzo, i równocześnie w tym artykule znajduje się też, w tym numerze znajduje się też artykuł prof. Winiewskiego ukazujący trudności obliczania minimum socjalnego dla ludności wiejskiej. Więc w tej chwili opracowuje się jedynie dla rodzin pr<text:span text:style-name="T23">ac</text:span>owniczych, jednoosobow<text:span text:style-name="T24">ej</text:span>,<text:s/><text:span text:style-name="T25">c</text:span>zteroosobowe<text:span text:style-name="T26">j</text:span>,<text:s/><text:span text:style-name="T27">r</text:span>odziny emeryckie, jednoosobowe gospodarstwo domowe i dwuosobowe gospodarstwo domowe.</text:p>
      <text:p text:style-name="P28">Więc tyle w tej sprawie. Dlaczego podnoszę sprawę minimum?<text:s/>Dlatego, że zapytywano na poprzednim posiedzeniu, dlatego że ono się wiąże też z procesem indeksacji w poszukiwaniu tej podstawy obliczania kosztów, wzrostu kosztów<text:s/><text:span text:style-name="T29">u</text:span>trzymania.</text:p>
      <text:p text:style-name="P30">I chciałbym jeszcze zwrócić uwagę, że w numerze dziesiątym<text:s/>„Polityki Społecznej”<text:s/>jest zamieszczony artykuł pani Witkowskiej o tym, jak indeksuje się płace w krajach kapitalistycznych. Jest to takie zestawienie informacji, zrobione bardzo systematycznie, bowiem pani Kwiatkowska, przepraszam, pokazała jak wygląda sprawa zakresu, podstawy, formy, stopnia, progu i częstotliwości indeksacji płac w krajach kapitalistycznych.</text:p>
      <text:p text:style-name="P31">To tyle informacji wstępnych.</text:p>
      <text:p text:style-name="P32">Ponadto została rozesłana notatka z poprzedniego posiedzenia, czy ktoś ma jakieś uwagi do tej notatki, ponieważ ona, jej obraz<text:span text:style-name="T33">...</text:span></text:p>
      <text:p text:style-name="P34"><text:span text:style-name="T35">Głos z sali</text:span>:</text:p>
      <text:p text:style-name="P36">P<text:span text:style-name="T37">r</text:span>otokół notatka.</text:p>
      <text:p text:style-name="P38"><text:span text:style-name="T39">Przewodni</text:span><text:span text:style-name="T40">cz</text:span><text:span text:style-name="T41">ąc</text:span><text:span text:style-name="T42">y</text:span>:</text:p>
      <text:p text:style-name="P43">Tak, protokół. Ten protokół został nazwany tutaj notatką, ale to jest protokół.</text:p>
      <text:p text:style-name="P44"><text:span text:style-name="T45">Głos z sali</text:span>:</text:p>
      <text:p text:style-name="P46">Czy moglibyśmy skorzystać?</text:p>
      <text:soft-page-break/>
      <text:p text:style-name="P47"><text:span text:style-name="T48">Przewodniczący</text:span>:</text:p>
      <text:p text:style-name="P49">Tak, notatka została rozesłana. Przekazaliśmy do sekretariatu.</text:p>
      <text:p text:style-name="P50">Wię<text:span text:style-name="T51">c</text:span><text:s/>ja proponuję, żebyśmy może chwilę odczekali i przeczytamy propozycje, które dostaliśmy dzisiaj z<text:s/>„Solidarności”<text:s/>i później przejdziemy już do normalnej pracy.</text:p>
      <text:p text:style-name="P52"><text:span text:style-name="T53">Przewodnicząc</text:span><text:span text:style-name="T54">y</text:span><text:span text:style-name="T55">:</text:span></text:p>
      <text:p text:style-name="P56">Proszę Państwa! Mam nadzieję, że Państwo zapoznali się z tymi notatkami<text:span text:style-name="T57">.</text:span><text:s/>Mamy te trzy notatki: projekt indeksacji płac Instytutu Pracy,<text:s/>„Solidarność”<text:s/>w sprawie indeksacji, w obradach<text:s/>„okrągłego stołu”<text:s/>i jest trzecia notatka<text:s/>„Uwagi w sprawie tak zwanej indeksacji płac”.</text:p>
      <text:p text:style-name="P58">No trzeba powiedzieć, że różnią się te notatki także będziemy musieli albo pod koniec naszych obrad, a chciałbym żebyśmy dzisiaj zajęli stanowisko, przedstawić naszym mocodawcom różne stanowiska, albo dojdziemy do jakiegoś konsensusu. Dobrze by było, gdybyśmy osiągnęli konsensus.</text:p>
      <text:p text:style-name="P59">I wobec tego przystępujemy do dyskusji, a może naprzód jeszcze pytanie pod adresem tych notatek, które otrzymaliśmy. Miałem jedno pytanie, dotyczące tej notatki solidarnościowe<text:span text:style-name="T60">j</text:span>, co państwo rozumiecie pod pojęcie<text:s/>„pełna indeksacja”?</text:p>
      <text:p text:style-name="P61"><text:span text:style-name="T62">Ob. Andrzej Wielowieyski</text:span><text:span text:style-name="T63">:</text:span></text:p>
      <text:p text:style-name="P64">Myślę, że to jest dość proste, jeżeli opieramy się na wskaźniku kosztów utrzymania, w określony, uzgodniony sposób, to przyjętym opóźnieniem przy określonej częstotliwości dokonywania tej operacji za podstawę wyrównywania wysokości płac nominalnych w stosunku do kosztów utrzymania, przyjmujemy pełny wskaźnik wzrostu kosztów utrzymania, czyli przemnażamy ten wskaźnik przez płacę nominalną z punktu wyjścia, stosując w tym wypadku prawo stawki godzinowej, czy też pensję miesięczną, to co będzie najbardziej adekwatne, prawda, mogło być zastosowane całego wynagrodzenia. Mogą tutaj być w związku z bardzo złożonym systemem naszego wynagrodzenia, na pewnych naszych wynagrodzeniach mogą być<text:s/>pewne trudności, ale nie chciałbym wchodzić tutaj we wszystkie szczegóły.</text:p>
      <text:p text:style-name="P65"><text:span text:style-name="T66">Ob. Jerzy Szreter</text:span><text:span text:style-name="T67">:</text:span></text:p>
      <text:p text:style-name="P68">Czy można?</text:p>
      <text:p text:style-name="P69"><text:span text:style-name="T70">P</text:span><text:span text:style-name="T71">rzew</text:span><text:span text:style-name="T72">odniczący</text:span><text:span text:style-name="T73">:</text:span></text:p>
      <text:p text:style-name="P74">Proszę bardzo.</text:p>
      <text:p text:style-name="P75"><text:span text:style-name="T76">Ob</text:span><text:span text:style-name="T77">.</text:span><text:span text:style-name="T78"><text:s/>Jerzy Szreter</text:span><text:span text:style-name="T79">:</text:span></text:p>
      <text:p text:style-name="P80">Moje pytanie brzmi tak: skoro jak sądzę, w poczuciu realizmu uznajemy, że najbliższy czas, najbliższe lata nie zaowocują jakimś wzrostem płacy realnej w skali społecznej, trzeba się liczyć, że ta płaca realna będzie w najbliższym czasie oscylowała około zerowego przyrostu, właściwie utrzymanie - zamiar utrzymania poziomu płacy realnej jest zamiarem i tak jak wielu mówi, na miarę ambitnym w gruncie rzeczy, to ja się pytam, w jaki sposób możliwe jest realizowane zdania, które tu jest na stronie trzecie?<text:span text:style-name="T81">:</text:span><text:s/>Brzmi ono:<text:s/>„S<text:span text:style-name="T82">fo</text:span>rmalizowana indeksacja pozwala wyraźnie rozdzielić tę część wzrostu płac, która jest jedynie rekompensatą od tej, która ma mieć charakter motywacyjny”.</text:p>
      <text:p text:style-name="P83">Skoro rekompens<text:span text:style-name="T84">at</text:span>a ma objąć pełny wzrost kosztów utrzymania i skoro jak sądzę poczucie realizmu każe nam mówić o około zerowym wzroście płacy realnej w najbliższym czasie, rozumiem, że tu mogą być różne stanowiska, to ja nie bardzo rozumiem, jak oddzielić tę resztę, co zostaje nadwyżką, skoro przyjmujemy pełną indeksację.</text:p>
      <text:soft-page-break/>
      <text:p text:style-name="P85"><text:span text:style-name="T86">P</text:span><text:span text:style-name="T87">rz</text:span><text:span text:style-name="T88">ewodnicząc</text:span><text:span text:style-name="T89">y</text:span><text:span text:style-name="T90">:</text:span></text:p>
      <text:p text:style-name="P91">Kolega Topiński.</text:p>
      <text:p text:style-name="P92"><text:span text:style-name="T93">O</text:span><text:span text:style-name="T94">b. Andrzej Topiński</text:span><text:span text:style-name="T95">:</text:span></text:p>
      <text:p text:style-name="P96">Moim zdaniem to zadanie dotyczy systemów płacowych<text:span text:style-name="T97">.<text:s/></text:span>Jest to kwestia rozróżnienia tym mikroekonomicznym pojęciem, makroekonomicznym. To zdanie dotyczy systemów płacowych przedsiębiorstwa. Natomiast ten problem, który pan podniósł, to jest rzeczywiście jeden z przedmiotów wydarzeń polityki gospodarcz<text:span text:style-name="T98">ej,</text:span><text:s/>który przy każdym systemie płacowym będzie istniał.</text:p>
      <text:p text:style-name="P99">Sądzę, że należy to rozumieć, to zdanie należy rozumieć jako zdanie dotyczące systemów płacowych w przedsiębiorstwie po prostu.</text:p>
      <text:p text:style-name="P100">Natomiast nie sądzę, oczywiście gdybyśmy, gdyby były założenia polityki gospodarczej takie, że prawda między innymi z tych powodów, o których pan mówił, należy prawda spowodować znaczne obniżenie płac w określonych działach, to oczywiście system indeksacji wówczas nie mógłby by<text:span text:style-name="T101">ć<text:s/></text:span>w ogóle pomyślany.</text:p>
      <text:p text:style-name="P102">Natomiast nie widzę tu sprzeczności po prostu praktycznie To znaczy jaka mogłaby być alternatywa inna po prostu. Każdy system płac będzie obarczony tą sprzecznością, o któr<text:span text:style-name="T103">ej...</text:span></text:p>
      <text:p text:style-name="P104"><text:span text:style-name="T105">O</text:span><text:span text:style-name="T106">b</text:span><text:span text:style-name="T107">. Jerzy Szreter</text:span><text:span text:style-name="T108">:</text:span></text:p>
      <text:p text:style-name="P109">No tak, ale przy indeksacji na przykład 0,6, no to jeszcze 0,4 pozostaje, przepraszam na różnicowanie, natomiast przy indeksacji w zasadzie pełnej, to w zasadzie mamy strukturę zastaną na początku, jest<text:s/>„świętą krową”<text:s/>do czasu, dopóki nie spowodujemy jakiegokolwiek wzrostu płacy re<text:span text:style-name="T110">al</text:span>nej.</text:p>
      <text:p text:style-name="P111"><text:span text:style-name="T112">O</text:span><text:span text:style-name="T113">b</text:span><text:span text:style-name="T114">.</text:span><text:span text:style-name="T115"><text:s/>Andrzej Topiński</text:span><text:span text:style-name="T116">:</text:span></text:p>
      <text:p text:style-name="P117">To wchodzimy w dyskusję już w tej chwili.</text:p>
      <text:p text:style-name="P118"><text:span text:style-name="T119">Ob. Jerzy Szreter</text:span>:</text:p>
      <text:p text:style-name="P120">No tak, ale to było pytanie do tego.</text:p>
      <text:p text:style-name="P121"><text:span text:style-name="T122">Przewodni</text:span><text:span text:style-name="T123">cz</text:span><text:span text:style-name="T124">ąc</text:span><text:span text:style-name="T125">y</text:span><text:span text:style-name="T126">:</text:span></text:p>
      <text:p text:style-name="P127">Dobrze. Proszę bardzo. Więc w takim razie<text:span text:style-name="T128">.</text:span>..</text:p>
      <text:p text:style-name="P129"><text:span text:style-name="T130">Ob. Andrzej Wielowieyski</text:span><text:span text:style-name="T131">:</text:span></text:p>
      <text:p text:style-name="P132">Dotykamy momentu bardzo istotnego, kluczowego wręcz.</text:p>
      <text:p text:style-name="P133">Panie ministrze, pan ma przed sobą projekt, który nam rozdano wczoraj<text:s/>„podstawowych elementów nowej umowy społecznej”. Składa się z pięciu chyba takich rozdziałów, czy punktów, dotyczących kluczowych problemów ekonomicznych i społecznych naszego kraju, ale ekonomicznych i społecznych bez na przykład problemów tam politycznych czy prawnych. Są to sprawy tego naszego zespołu.</text:p>
      <text:p text:style-name="P134">Ja nie wiem, jakie<text:s/><text:span text:style-name="T135">będ</text:span>z<text:span text:style-name="T136">i</text:span>e stanowisko całej naszej delegacji w tej, w tym zespole, ale osobiście sądzę, że punkt 2 i 3 - punkt 3<text:s/><text:span text:style-name="T137">i</text:span><text:s/>4 rozdział III i IV dotyczący ochrony ludzi pracy i dotyczący nowego ładu ekonomicznego nadają się na to, żeby by<text:span text:style-name="T138">ć</text:span><text:s/>elementami ustaleń<text:s/>„okrągłego stołu”. Nadają się, muszą się znaleźć chyba w ustaleniach<text:s/>„okrągłego stołu”. I w tym zakresie rzeczy dotyczą spraw najważniejszych, zresztą powiązanych z całą sytuacją państwa i całą naszą polityką, całą polityką prowadzoną przez władze, w każdym razie. Są one w pewnym związku z pozostałymi spraw<text:span text:style-name="T139">am</text:span>i.</text:p>
      <text:p text:style-name="P140">Dlatego też jeżeli my przyjmujemy, naszym zadaniem jako związków zawodowych, obrona poziomu życia ludności i ochrona dochodów realnych ludności, to będziemy się tego k<text:span text:style-name="T141">ate</text:span>gorycznie domagać do<text:s/><text:soft-page-break/>momentu podpisania ustaleń<text:s/><text:span text:style-name="T142">„</text:span>okrągłego stołu”. Jest to nieodłącznie związane z wszystkimi innymi sprawami.</text:p>
      <text:p text:style-name="P143">I jeżeli popatrzymy na układ gospodar<text:span text:style-name="T144">c</text:span>zy i na zamierzenia gospodarcze rządu panie ministrze, to to będzie ze sobą ściśle związane.</text:p>
      <text:p text:style-name="P145">Jeżeli my w dalszym ciągu patrzymy bardzo krytycznie na budżet państwa i wyjaśnienia składane w tym zakresie wydają nam się być zupełnie niewystarcz<text:span text:style-name="T146">aj</text:span>ące i nieprzekonywujące. Jeżeli w dalszym ciągu tam o 1,5 czy o 2 punkty wzrost inwestycji przekracza wzrost dochodu narodowego prawda, to są rzeczy, które b<text:span text:style-name="T147">ij</text:span>ą bezpośrednio w to właśnie, czego my bronimy.</text:p>
      <text:p text:style-name="P148">Ja świetnie rozumiem, tam można postawić wskaźnik 0,4, można jeszcze jakiś inny wskaźnik prawda tutaj zastosować, ale to nie są rzeczy w tej chwili do przyjęcia. Możemy najwyżej sobie robić, po to też może jesteśmy prawda, protokoły rozbieżności.</text:p>
      <text:p text:style-name="P149">Chciałbym bardzo w każdym razie, żebyśmy się rozumieli. I tak wydaje mi się, że pewien postęp nasz<text:s/><text:span text:style-name="T150">„</text:span>stolik”, czy ten<text:s/>„podstolik”<text:s/>uzyskał.</text:p>
      <text:p text:style-name="P151"><text:span text:style-name="T152">W</text:span><text:s/>oświadczeniach Konsultacyjnej Rady Gospodarczej reprezentowanej tutaj przez dr Święcickiego, który zresztą jest konsekwentny i walczy z nami dalej zaciekle i przy tym stoliku i w środkach masowych prawda, jest formuła - indeksacja w ogóle do kosza, to nie dla nas prawda. Nie do przyjęcia. To jest to co kładzie gospodarkę, prawda.</text:p>
      <text:p text:style-name="P153">My myślimy, że właśnie wręcz odwrotnie, że brak indeksacji kładzie gospodarkę i dalej ją kłaść będzie, jeżeli<text:s/><text:span text:style-name="T154">j</text:span>e<text:span text:style-name="T155">j</text:span><text:s/>nie opracujemy.</text:p>
      <text:p text:style-name="P156">W każdym razie resort pracy, i zresztą tutaj widzimy w tym dokumencie przedłożonym przez pana prof. Bakę, jest przyjęcie, że to jednak jest zrozumienie, że taka potrzeba istnieje i że taki mechanizm trzeb<text:span text:style-name="T157">a</text:span><text:s/><text:span text:style-name="T158">b</text:span>y stworzyć.</text:p>
      <text:p text:style-name="P159">Natomiast no zrozumcie panowie, w ramach tego postępu wzajemnego zrozumienia, że przecież gdyby związki zawodowe miały podpisać prawda - ustalić przy<text:s/><text:span text:style-name="T160">„</text:span>okrągłym stole<text:span text:style-name="T161">”</text:span>, że godzimy się na wskaźnik 0,6, to oznacza to kapitulację, to oznacza to prawda z góry oddanie dla znacznej części pracowników ładnych paru punktów dość dużego zakresu własnej stopy życiowej, własnych dochodów realnych prawda, w imię realizacji jakiś założeń polityki rządu, no bo w zasadzie obniżenia dochodu narodowego z powodu klęsk żywiołowych, wojny, czy czegoś takiego nie zakładamy.</text:p>
      <text:p text:style-name="P162">Więc to przecież jest nie do pomyślenia na tym etapie.</text:p>
      <text:p text:style-name="P163">Podkreślam, być może idziemy do<text:s/>protokołu<text:s/>rozbieżności, a nie uzgodnień. Mnie się wszakże zdaje, że ponieważ jak sądzę, związki zawodowe będą reprezentować tutaj również i zrozumienie dla potrzeb polityki gospodarczej i dla ogólnospołecznego wysiłku, żeby polityka gospodarcza była efektywnie<text:span text:style-name="T164">js</text:span>za, żeby jednak dążyć,<text:s/><text:span text:style-name="T165">c</text:span>hociaż chciałbym podkreślić, że realistycznie dążyć do równowagi rynkowej i do poprawy sytuacji gospodarcz<text:span text:style-name="T166">ej,</text:span><text:s/>to może byłoby dobrze, żebyśmy spróbowali jednak zbliżyć nasze punkty widzenia.</text:p>
      <text:p text:style-name="P167">Sprawa będzie oczywiście niełatwa, bo ciągle poruszajmy się w ramach określonego układu gospodarczego. Tutaj są na przykład rzeczy takie niepokojące i zastanawi<text:span text:style-name="T168">aj</text:span>ące, bo powiedziane jest w jednym z poprzednich rozdziałów tej<text:s/>propozycji, tego projektu umowy społecznej,<text:s/><text:span text:style-name="T169">ż</text:span>e mamy w ciągu<text:s/><text:span text:style-name="T170">d</text:span>w<text:span text:style-name="T171">ó</text:span>c<text:span text:style-name="T172">h</text:span><text:s/>lat uzyskać jakieś zrównoważenie. Przywrócenie w ciągu dwóch lat równowagi. No wygląda to trochę niebezpiecznie, prawda. Wygląda trochę niebezpiecznie, dlatego że jeżeli byśmy realizowali to w sposób<text:s/><text:soft-page-break/>proponowany dotychczas, dotychczasowych różnych opracowaniach i propozycjach rządowych, no to oznaczałoby, że to marsz po trupach prawda, no a wyrażając się w każdym razie oględniej i jakoś spokojniej, no w każdym razie po naszym poziomie życia, w każdym razie poziomie życia wielu ludzi, wielu ludzi w Polsce.</text:p>
      <text:p text:style-name="P173">Starajmy się też zrozumieć, a tego zrozumienia nie odnajduję w notatce pana ministra Szre<text:span text:style-name="T174">te</text:span>ra, w każdym razie resortu płacy, chciałbym zrozumieć, chciałbym prosić, apelować o zrozumienie tego co wydaje nam się nie jest tylko naszym związkowym postulatem i interesem, ale o to, że chodzi tutaj - doceniając motywacyjną funkcję płac prawda i inne powiedzmy tutaj argumenty użyte w tej notatce, ale chodzi o uspokojenie rynku, o uspokojenie ludzi prawda, bez czego mnie się wydaje, że reformy wprowadzać nie będzie można. Nie wymyślamy tutaj niczego nowego, bo jak czytam komentarze i oceny systemów indeks<text:span text:style-name="T175">a</text:span>cyjn<text:span text:style-name="T176">y</text:span>ch wprowadzanych w innych krajach, ten element też oczywiście, też bardzo mocno był podkreślany. Po to to właśnie robiono i w tym zakresie, jeżeli to zdawało egzamin, to by<text:span text:style-name="T177">ł</text:span><text:s/>to chociażby częściowy sukces.</text:p>
      <text:p text:style-name="P178">Dlatego podejścia od tej strony tutaj nie widzę. Jest tylko troska o to, żeby zachować prawda tę motywacyjną funkcję płac. Jest straszliwy niepokój, że tutaj będzie naruszona ta filozofia systemów wynagrodzeń. Rzecz niepokojąca, bo przecież wiemy i widzimy, że<text:s/>widzimy, że ta filozofia nie zdała egzaminu prawda, raczej wszystko pękało ciągle, wobec tego teraz wchodzimy w stary kanał, a mnie się wydaje, że chyba powinniśmy z niego wyjść.</text:p>
      <text:p text:style-name="P179">Reasumując, bo notatkę żeśmy napisali, jest ona może trochę obszerna, przypadkiem można trzeb<text:span text:style-name="T180">a</text:span><text:s/><text:span text:style-name="T181">b</text:span>y doszlifować niektóre punkty. Sprawy są oczywiście bardzo trudne, co podkreśla notatka prz<text:span text:style-name="T182">e</text:span>jrzana ledwie przeze mnie tutaj, przedłożona nam dzisiaj przez OPZZ, który za<text:span text:style-name="T183">j</text:span>muje tut<text:span text:style-name="T184">a</text:span>j<text:s/>stanowisko jak gdyby trochę wyczekujące.</text:p>
      <text:p text:style-name="P185">Są dwie sprawy, które tutaj stoją jak myślę, na ostrzu noża. Jest to sprawa indeksacji<text:s/><text:span text:style-name="T186">w</text:span><text:s/>pr<text:span text:style-name="T187">z</text:span>edsi<text:span text:style-name="T188">ęb</text:span>i<text:span text:style-name="T189">o</text:span>rstwa<text:span text:style-name="T190">ch</text:span><text:s/>, indeksacja w sferze pozabudżetow<text:span text:style-name="T191">ej,</text:span><text:s/>w której resort podkreśla konieczność, czy tam właściwość swobody decydowania przez przedsiębiorstwo. Że nikt nie będzie od góry narzucał przedsiębiorstwu. Że przedsiębiorstwo może na wniosek swoich organów, czy tam rady pracowniczej, czy związków zawodowych, że dyrektor sam może itd.</text:p>
      <text:p text:style-name="P192">Naszą tezą jest, że w pewnym zakresie zasada indeksacji powinna być obligator<text:span text:style-name="T193">yj</text:span>na i stać się elementem składowym zakładowych systemów wynagrodzeń, odpowiednio zawieranych układów i umów.</text:p>
      <text:p text:style-name="P194">Równocześnie - to jest też tutaj naszym zadaniem - powinniśmy się przyjrzeć co powinno być obligatoryjne, co powinno<text:s/><text:span text:style-name="T195">b</text:span>yć pozo<text:span text:style-name="T196">st</text:span>awione<text:s/><text:span text:style-name="T197">d</text:span>o negocjacji zakładowych. Wydaje się, że tutaj trzeba się liczyć i ze specyfiką zakładów, i po prostu z wolą ludzi.</text:p>
      <text:p text:style-name="P198">Sądzimy, że niektóre elementy, takie jak wskaźnik kosztów utrzymania, takie jak wskaźnik korekcyjny, tutaj tak jaskrawo tutaj odchylający się<text:span text:style-name="T199"><text:s/></text:span>od tego zabezpieczenia, to co przedk<text:span text:style-name="T200">ł</text:span>ada resort pracy, a także chyba częstotliwość powinny być proponowane od góry.</text:p>
      <text:p text:style-name="P201">Ewentualne spłaszczenie,<text:s/><text:span text:style-name="T202">p</text:span>rawd<text:span text:style-name="T203">a</text:span>, jakieś korekty, jak i odpowiednie ustawienie tabel powinno być chyba zostawione przedsiębiorstwu.</text:p>
      <text:p text:style-name="P204">Wprowadzamy również - szanujemy również zasadę samodzielności finansowej i nie rozdymania, prawda, dotacji budżetowych i innych tego rodzaju ulg, i zadaniem przedsiębiorstw jest wygospodarowanie<text:s/><text:soft-page-break/>określonych środków.</text:p>
      <text:p text:style-name="P205">W pewnych sytuacjach może to spowodować podnoszenie się cen. Jeżeli przedsiębiorstwo nie jest w stanie uzyskać w żaden sposób odpowiednich środków, do naszej notatki wprowadzamy odpowiednią klauzulę, wówczas organy przedsiębiorstwa i przedstawiciele związków zawodowych podejmą odpowiednie decyzje. Bo oczywiście tutaj trudno jest prawda utrzymywać przedsiębiorstwo, które nie może sobie dać rady.</text:p>
      <text:p text:style-name="P206">Więc w tym zakresie sprawa jest jasna.</text:p>
      <text:p text:style-name="P207">A natomiast w zakresie wskaźnika, podtrzymujemy zasadę w zasadzie pełnej indeksacji. Podkreślam, my jesteśmy gotowi rozważyć pewne odchylenia, zarówno w związku z potrzebą motywacyjnej funkcji płac, jak również zrozumiałymi nierównościami z jednym wszakże jeszcze zastrzeżeniem, że tutaj ustosunkowuje się bardzo zresztą krótko, ale zasadniczo do tego co pan minister Szreter nam poprzednim razem mówił, że w każdym razie ta zasada wyrównywania, zasada indeksacji, musi być zindywidualizowana, a nie funduszowa, i musi dochodzić do każdego stanowiska zarówno w sferze budżetowej jak i niebudżetow<text:span text:style-name="T208">ej</text:span>.</text:p>
      <text:p text:style-name="P209"><text:span text:style-name="T210">Przewodnicząc</text:span><text:span text:style-name="T211">y</text:span><text:span text:style-name="T212">:</text:span></text:p>
      <text:p text:style-name="P213">Dziękuję bardzo.</text:p>
      <text:p text:style-name="P214">Kto chciałby zabrać głos? Pani Staniszewska, proszę bardzo, później dr Święcicki.</text:p>
      <text:p text:style-name="P215"><text:span text:style-name="T216">Ob. Grażyna Staniszewska</text:span><text:span text:style-name="T217">:</text:span></text:p>
      <text:p text:style-name="P218">Ja chciałabym może zwrócić uwagę. Nasz udział, to znaczy członków<text:s/>„Solidarności<text:span text:style-name="T219">”</text:span><text:s/>w ogóle w tym<text:s/>„stole”, jest bardzo mało czytelny, dla członków<text:s/>„Solidarności”. Mało czytelny, z jednej strony władze żądają od nas w przyszłości bycia związkiem zawodowym, a z drugiej strony żądają przy tym stoliku podejmowania decyzji gospodarczych, decyzji o systemie wyborczym, a więc decyzji politycznych.</text:p>
      <text:p text:style-name="P220">Jedynie czytelne jest nasz udział w tym zespole do spraw indeksacji. I przynajmniej w naszym regionie, ja pochodzę z Bielska Białej, na Podbeskidziu, w ciągu ostatniego tygodnia udało się wygasić nastroje wybitnie strajkowe w czterech zakładach pracy, tylko dzięki temu, żeśmy powiedzieli, że stawiamy problem indeksacji au<text:span text:style-name="T221">to</text:span>m<text:span text:style-name="T222">aty</text:span>czn<text:span text:style-name="T223">ej,</text:span><text:s/>wyrównującej wszystkie płace do - w związku ze wzrostem kosztów utrzymania. I w ten sposób udało się nam powstrzymać przynajmniej na czas obrad, tak jak to apelował Lech Wałęsa, na czas obrad, żeby dać szansę ustaleniom tutaj. I my właściwie podejmujemy zobowiązanie wobec naszych członków, że tu musimy wyegzekwować automatyczną indeksację płac, bo inaczej po prostu przestaniemy funkcjonować w tym społeczeństwie. Społeczeństwo się po prostu od nas oddzieli.</text:p>
      <text:p text:style-name="P224">Dziękuję.</text:p>
      <text:p text:style-name="P225"><text:span text:style-name="T226">Przewodniczący</text:span><text:span text:style-name="T227">:</text:span></text:p>
      <text:p text:style-name="P228">Dziękuję bardzo.</text:p>
      <text:p text:style-name="P229">Proszę bardzo, dr Święcicki.</text:p>
      <text:p text:style-name="P230"><text:span text:style-name="T231">Ob. Marcin Święcicki</text:span><text:span text:style-name="T232">:</text:span></text:p>
      <text:p text:style-name="P233">Chciałem powiedzieć, że ja zabieram głos tutaj w tym przynajmniej gronie nie jako strona rządowa, tylko jako ekspert, który musiał w krótkim dosyć czasie przejrzeć dokładnie te sprawy indeksacyjne<text:span text:style-name="T234">.</text:span><text:s/>Jakie to miałoby skutki? Miałoby skutki - od początku byłem otwarty na tę propozycję, znaczy nie miałem żadnych ani z góry, uprzedzeń, ani z góry nie byłem za, ani przeciw. Bo rzeczywiście zdaję sobie sprawę jaka jest<text:s/><text:soft-page-break/>sytuacja w załogach, jaka sytuacja jest w kraju i jak ludzie na to patrzą, co tutaj moja przedmówczyni podkreśliła.</text:p>
      <text:p text:style-name="P235">Natomiast nie można siać, że tak powiem złud wśród ludzi, trzeba wiedzieć również jaką cenę, jakie są niebezpieczeństwa tego rodzaju indeksacji tutaj zaproponowanej.</text:p>
      <text:p text:style-name="P236">Uważam, że niebezpieczeństwa takie są w skrócie mówiąc takie,<text:s/><text:span text:style-name="T237">ż</text:span>e to utrwali inflację na wysokim dosyć poziomie, utrwali stan nierównowagi, dlatego że będziemy kompensować za cenę, nie mając towarów, nie mając możliwości wyrównania luk w zapasach, utrudni rozmaite motywacyjne działania, utrwali te zróżnicowania między przedsiębiorstwami, które są. To nie skoryguje tego stanu.</text:p>
      <text:p text:style-name="P238">Chciałem też polemizować z niektórymi tutaj przesłankami, jakie tutaj zostały wysunięte. Otóż powołujemy się tutaj, tutaj<text:s/>„Solidarność”<text:s/>powołuje się na rok 1988. Otóż rok 1988 był w pewnym sensie rokiem specyficznym. Chciałem powiedzieć, że w latach 1983,1984,1985 jednak poziom inflacji był około 15%<text:span text:style-name="T239">,</text:span><text:s/>przy<text:s/><text:span text:style-name="T240">je</text:span>dnoczesnym<text:s/>4, 5, 6 czy coś takiego.<text:s/>Przy jednoczesnej poprawie samozapasów w handlu, przy jednoczesnym wzroście obsługi zadłużenia, a więc udawało się wtedy lepiej panować znacznie nad procesami in<text:span text:style-name="T241">fl</text:span>acyjnymi, niż po tej nieszczęsnej operacji cenow<text:span text:style-name="T242">o</text:span>-d<text:span text:style-name="T243">oc</text:span>hodow<text:span text:style-name="T244">ej</text:span><text:s/>w roku 1988, która była, rzeczywiście napędziła inflację i te wszystkie żądania niezwykle zaostrzyła<text:span text:style-name="T245">.</text:span></text:p>
      <text:p text:style-name="P246">Jeśli chodzi o tę korektę, pełną korektę, która tu jest proponowana, ten wskaźnik korek<text:span text:style-name="T247">c</text:span>yjny, żeby on był pełny. Otóż chciałem zwrócić uwagę na następujące elementy, które w ten sposób odpadają nam, nie następuje jak gdyby - nie ma miejsca, wyczerpie to możliwośc<text:span text:style-name="T248">i</text:span><text:s/><text:span text:style-name="T249">w</text:span>zrostu płac i nie zostawi miejsca na następujące rzeczy.</text:p>
      <text:p text:style-name="P250">Po pierwsze - wyrównanie stanu zapasów w handlu. Stan zapasów się obniży<text:span text:style-name="T251">ł</text:span><text:s/>do - minimum około 40dni, na koniec roku 1988, nawet się plan przewiduje już w tym roku jego możliwość dalszego obniżenia i właściwie trzeb<text:span text:style-name="T252">a</text:span><text:s/><text:span text:style-name="T253">b</text:span>y 15% tego rzędu, nie mówię dokładnej liczby, tego rzędu wielkość rocznych dostaw przeznaczyć na uzupełnienie stanu zapasów, żeby doprowadzić do normalnej sprzedaży takiej normalności, jaka była w połowie lat siedemdziesiątych, która to też nie był przecież stanem idealnym.</text:p>
      <text:p text:style-name="P254">Więc jak to zrobić?</text:p>
      <text:p text:style-name="P255">Następna sprawa, obsługi zadłużenia. Nie wiem, co się będzie działo, czy może rzeczywiście te groźnie brzmiące liczby 5 - 10<text:span text:style-name="T256">%</text:span><text:s/>obniżenia stopy życiowej, jak tu mówił wczoraj dr Olechowski, na ile one są wiarygodne, dlatego że jeszcze rok temu w 19<text:span text:style-name="T257">8</text:span>7 r., pod koniec 19<text:span text:style-name="T258">8</text:span>7 roku program dostosowawczy przewidywał możliwość wyrównania, zrównoważenia naszych obrotów płatniczych bez obniżki stopy życiowej<text:span text:style-name="T259">.</text:span><text:span text:style-name="T260"><text:s/></text:span>Przypuszczam, że znowu jest to skutek tej operacji cenowo- dochodowej.<text:s/><text:span text:style-name="T261">A</text:span><text:s/>więc już zrezygnujemy jak gdyby z możliwości obsługiwania zadłużenia czy jakiegoś rozwiązania tej sprawy.</text:p>
      <text:p text:style-name="P262">Następna sprawa, nie następuje, nie ma miejsca na poprawę relacji między przedsiębiorstwami. Uważam, że to jest wielka choroba tych obecnych systemów regulacyjnych,<text:s/><text:span text:style-name="T263">ż</text:span>e one bar<text:span text:style-name="T264">d</text:span>zo źle regulują możliwość wzrostu funduszów jednak płac.</text:p>
      <text:p text:style-name="P265">Nawiążę jeszcze tu do tej sytuacji zeszłorocznej. Mianowicie w zeszłym roku to szalone rozpędzenie inflacji nie tylko, ten wzrost płac wyprzedz<text:span text:style-name="T266">aj</text:span>ący wzrost cen nie tylko był spowodowany tym bodźcem cenowym i tymi wielkimi żądaniami płacowymi, ale również fatalnym przygotowaniem formuł płacowych dla przedsiębiorstw w zeszłym roku<text:span text:style-name="T267">.</text:span></text:p>
      <text:p text:style-name="P268">Na początku roku robiliśmy obliczenia, z których wynikało, że wiele przedsiębiorstw może podwoić<text:s/><text:soft-page-break/>swoje płace, ja mówię jeszcze o obliczeniach robionych w styczniu wtedy, kiedy się mówiły, że płace mają wzrosnąć 60%, czy tam 40 parę, podwoić sobie płace bez żadnego prawie że obciążenia zysku<text:span text:style-name="T269">.</text:span></text:p>
      <text:p text:style-name="P270">No i niestety, nie zrobiono żadnych symulacji, nie zrobiono żadnych obliczeń i to tak zostało. Nawet prowadzenie nadzwycz<text:span text:style-name="T271">aj</text:span>nych pełnomocnictw nie skorygowało tego stanu rzeczy. Wielu dyrektorów się,<text:s/><text:span text:style-name="T272">j</text:span>eszcze z tym wstrzymywało gdzieś tam do września czy coś, po<text:s/>czym zaczęli odpuszczać, jak najszybciej, żeby to wszystko wy<text:span text:style-name="T273">p</text:span>łacić co mają. Niekoniecznie żądania, niekoniecznie już nie płace, tylko po prostu wypłacić można, to wypłacić.</text:p>
      <text:p text:style-name="P274">Dlatego generalnie do tej sprawy indeksacji ostrzegam i jako ekspert mogę powiedzie<text:span text:style-name="T275">ć</text:span>, my KRG, żeśmy wielokrotnie<text:s/>zarzucali rządowi, że wprowadza rozwiązania bez symulacji, bez obliczenia skutków, bez obliczenia konsekwencji.</text:p>
      <text:p text:style-name="P276">Jeśli my tu przyjmiemy, na si<text:span text:style-name="T277">ł</text:span>ę rozwiązanie, że ma być pełny, że ma być powszechny, że ma być wprowadzany do indywidualnych, bez obliczenia co z tego wynika dla odnowienia zapasów w handlu, czy to jest w ogóle możliwe, znaczy w ogóle będzie to niemożliwe, dla obsługi zadłużenia, dla proporcji między zakładami. I już nie mówię o polityce płac w przedsiębiorstwach, już to w ogóle pomijam, chociaż też na spotkaniu z dyrektorami przedsiębiorstw, relacjonuję spotkanie piątkowe, gdzie się wiele nauczyłem posłuchawszy tych dyrektorów. Co oni mówili na tym spotkaniu? Że oni na przykład uciekają mu pracownicy do konkurencyjnych przedsiębiorstw sektora prywatnego czy innego, najlepsi konstruktorzy. On musi im z miejsca podnieść aż o kilkadziesiąt tysięcy.</text:p>
      <text:p text:style-name="P278">W innym zakładzie zmianowość mu leży. A on mówi, ma system, musi utrzymać pracę wielozmianową i musi podnieść w szczególności tym co pracują na trzecią zmianę. Gdzie indziej ma jakieś nowe technologie - wdraża, musi podnieść na tym dziale, gdzie wdraża się nowe technologie.</text:p>
      <text:p text:style-name="P279">Jeśli wejdzie powszechna indeksacja, jemu to wyczerpuje środki na wzrost płac, on nie może prowadzić polityki wewnątr<text:span text:style-name="T280">z<text:s/></text:span>przedsiębiorstwa, odpowiednie, żeby utrzymać to przedsiębiorstwo w ruchu, żeby zapewnić jemu rozwój, żeby zapewnić mu eksport, to co mu dalej w konkretnej sytuacji potrzeba. I on to sam sobie uzgodni z załogą. My się podzielimy. Tyle damy mniej więcej wszystkim na tę podwyżkę płac, a resztę musimy zostawić na motywacyjne działania rozmaitego typu. I to z załogą już jest zadanie dyrektora, że<text:span text:style-name="T281">b</text:span>y on z załogą, ze związkami zawodowymi ustalił sobie, jak on dzieli tą pulę. Raz są żądania wszystkim po równo, a gdzie indziej załogi mówią, my nie chcemy po równo, my chcemy żeby podzielić bardziej motywacyjnie, jeszcze inaczej. I dyrektorzy tutaj boją się, że jak wejdzie obowiązkowy powszechny wskaźnik pełny z zewnątrz, to niestety, im nie zostanie środków na tego typu operacje. Nie mówiąc o tym, że szereg dyrektorów mówiło, że na przykład<text:s/><text:span text:style-name="T282">„</text:span>Polfa<text:span text:style-name="T283">”</text:span><text:s/>produkuje lekarstwa. Ona jest na cenach urzędowych. I ona w tym roku już ma przy tych wskaźnikach, jakie istnieją w regulowaniu funduszu płac, ona będzie miała trudności, znaczy się z dalszym podnoszeniem płac. Już jest mocno przyciśnięta tymi 40%, tymi innymi wskaźnikami.</text:p>
      <text:p text:style-name="P284">Dyrektor po prostu powiedział, jeśli wyjdzie coś takiego to proszę bardzo, ja albo bankrutuję, albo dajcie mi od razu możliwość podniesienia cen, albo dajcie mi jakieś ekstra środki, niech bud<text:span text:style-name="T285">ż</text:span>et dopłaci na te płace. Bo ja nie mam skąd wziąć, niech bu<text:span text:style-name="T286">d</text:span>żet da dotacje.<text:s/>Bo ja nie mam skąd wziąć, jak mi taki automat wskoczy tutaj za miesiąc czy dwa, że ja mam tyle podnosić<text:span text:style-name="T287">.</text:span></text:p>
      <text:p text:style-name="P288">Więc dlatego ja muszę, czuję się po prostu w obowiązku - a jeszcze jedną sprawę, że oprócz płac będą<text:s/><text:soft-page-break/>jednak w tej chwili szybciej muszą rosnąć, musi być wyrównanie sfera budżetowa, ochrana zdrowia, oświata. Tutaj muszą pójść szybciej płace w górę niż w sferze produkcji materialnej. Znów trzeba zrobić na to miejsce. A tu się proponuje wskaźnik pełny ten korekcyjny, a to znów działa na obniżenie tego wskaźnika korekcyjnego, jeśli chcemy w tamtym podnieść rzeczywiście płace.</text:p>
      <text:p text:style-name="P289">Tak samo się zmieniają relacje. Emeryci i renciści nawet gdybyśmy im nie podnosili średnich płac, co ich udział jak gdyby rośnie i ilość tych ludzi rośnie rencis<text:span text:style-name="T290">tó</text:span>w i emerytów<text:s/><text:span text:style-name="T291">w</text:span><text:s/>społeczeństwie.</text:p>
      <text:p text:style-name="P292">Więc też jeśli nawet nie poprawimy tych średnich relacji, znów sfera produkcyjna musi robić tutaj ten wskaźnik korekcyjny, musi być dla niej niższy, żeby tamtym można było tym emerytom zapłacić to co się należy, bo ich liczba, że tak powiem rośnie.</text:p>
      <text:p text:style-name="P293">A więc mówię, te wszystkie czynniki, które wymieniłem - wyrównanie stanu zapasów, obsługa zadłużenia, poprawa relacji pomiędzy przedsiębiorstwami, poprawa dla sfery budżetowej i zwiększenie liczby rencistów i emerytó<text:span text:style-name="T294">w,</text:span><text:s/>o<text:span text:style-name="T295">ne<text:s/></text:span>działają te wszystkie czynniki na konieczność obniżenia tego współczynnika korekcyjnego. No nie może być pełny, bo po prostu to będzie odtworzenie - pogorszenie w ogóle wszystkich tych relacji, bo jeśli będziemy jednocześnie... ja muszę powiedzieć tak, że jeśli wdrożymy do sfery produkcji materialnej.</text:p>
      <text:p text:style-name="P296">Jeśli do sfery produkcji materialnej wprowadzimy pełny wskaźnik do płacy indywidu<text:span text:style-name="T297">al</text:span>n<text:span text:style-name="T298">ej,</text:span><text:s/>to konsekwencje i jednocześnie będziemy chcieli realizować poprawę dla sfery budżetowej, i jednocześnie będziemy chcieli realizować jakąś poprawę relacji między przedsiębiorstwami, i jeszcze będziemy chcieli poprawić zapasy - no to już będzie w ogóle niemożliwe, żeby poprawić równowagę na rynku, to jest niemożliwe. To z góry przyznaję tutaj to co mówił redaktor Wielowieyski, rzeczywiście - równowaga nie ma mowy o tym, żeby się za dwa lata poprawiła, ale będzie duże pogorszenie równowagi, no tak trzeba powiedzieć. Ludzie będą czuli się bezpieczniej, ale w sklepach będzie gorzej.</text:p>
      <text:p text:style-name="P299">Otóż ja nie wiem, czy można bez symulacji, bez obliczeń, bez zastanowienia się nad konsekwen<text:span text:style-name="T300">cjam</text:span>i przyjmować takie rozwiązanie. Uważam, że to byłoby no nieodpowiedzi<text:span text:style-name="T301">al</text:span>ne po prostu. Ja jako ekspert, nie jako żadna strona rządowa, niech minister Szreter się martwi o stronę rządową, jako ekspert ja muszę powiedzieć, że to jest nie odpowiedzialne przyjęcie takiej propozycji tak, jak ona jest tu sformułowana.</text:p>
      <text:p text:style-name="P302">A w każdym razie trzeba liczyć się z tymi konsekwen<text:span text:style-name="T303">cj</text:span>ami, wszystkimi, które za nią stoją. Nie można nie mieć odpowiedzi na te wszystkie konsekwen<text:span text:style-name="T304">cj</text:span>e.</text:p>
      <text:p text:style-name="P305">Dziękuję bardzo.</text:p>
      <text:p text:style-name="P306"><text:span text:style-name="T307">Przewodniczący</text:span><text:span text:style-name="T308">:</text:span></text:p>
      <text:p text:style-name="P309">Dziękuję bardzo.</text:p>
      <text:p text:style-name="P310">Proszę Państwa! Zaraz udzielę głosu panu Kochanowi. Ja powiem tak, że właściwie mam do czynienia z taką sytuacją zderzenia chaosu ekonomicznego z pragnieniem porządku społecznego.</text:p>
      <text:p text:style-name="P311">Ja rozumiem doskonale tych, którzy chcą, żeby ten porządek społeczny był. Tylko musimy się liczyć po pierwsze tak, ze stanami faktycznymi, a te stany faktyczne dzisiaj polegają na tym, że tak: budżet został<text:s/><text:span text:style-name="T312">j</text:span>uż uchwalony, w formie ustawy, a więc równocześnie zostały tam przesądzone wielkości zresztą te ogromne dotacyjne, z drugiej strony no wpływy podatkowe, wypływające z ograniczeń przedsiębiorstw<text:span text:style-name="T313">.</text:span></text:p>
      <text:p text:style-name="P314">Dalej mamy bieg wydarzeń żywiołowych, jakim są w tej chwili te dodatkowe wypłaty, powstrzymywane i uważam, że dobrze się powstrzymu<text:span text:style-name="T315">je,</text:span><text:s/>ale miałbym obawy, czy można rzeczywiście ludziom w tej chwili<text:s/><text:soft-page-break/>powiedzieć, że przyjdzie ta indeksacja i automatyczna, i powszechna, i pełna. Ja mam na myśli ten rok.</text:p>
      <text:p text:style-name="P316">No i wreszcie mamy do czynienia już z pewnymi ustaleniami płacowymi, a równocześnie brakiem tak ważnego instrumentu jakim są układy zbiorowe pracy, przy czym wszystkie trzy strony na to zwracają uwagę i to jest jedno z najbardziej klasycznych zadań związków zawodowych, negocjowanie i później prowadzenie swojej polityki w oparc<text:span text:style-name="T317">i</text:span>u o układy zbiorowe prac<text:span text:style-name="T318">y</text:span>.</text:p>
      <text:p text:style-name="P319">I na tym tle mamy też poglądy, tutaj pogląd prof. Bobrowskiego, on nawet z okazji 85 rocznicy zabierając głos w telewizji, położył nacisk na jedną sprawę - przestrzegając przed indeksacją. W<text:s/>„Życiu Gospodarczym”<text:s/>napisał tak, że wyjściem z indeksacji mającej miejsce w warunkach dwucyfrowej inflacji, byłoby pojawienie się trzycyfrowej. Zresztą znaczą część tego wywiadu poświęca ostrzeżeniom jeśli chodzi o indeksację.</text:p>
      <text:p text:style-name="P320">Tutaj jeśli chodzi o kol. Święcickiego, to on jest wierny tym poglądom, które kształtowały się jeszcze w KRG za czasów panowania prof. Bobrowskiego.</text:p>
      <text:p text:style-name="P321">Mamy też ostrzeżenia prof. Mieszczankowskiego, a więc właściwie jeszcze do mnie telefonował wczoraj też i prof. Kręcik i jeszcze inni przestrzeg<text:span text:style-name="T322">aj</text:span>ąc przed indeksacją.</text:p>
      <text:p text:style-name="P323">Więc ja proszę państwa, tak bym proponował, żebyśmy w dalszych rozważani<text:span text:style-name="T324">ach</text:span>,<text:s/><text:span text:style-name="T325">b</text:span>o musimy dojść do jakiegoś stanowiska, uwzględnili może dwa takie elementy. Mianowicie co można byłoby w tym roku zrobić i z czym moglibyśmy rzeczywiście wyjść w fazie zakończenia naszych obrad. Bo oczekiwania związane z tym, z tą naszą grupą roboczą są znaczne. I wydaje mi się, że można byłoby tutaj wychodząc z takich założeń realnych, zresztą uwzględni<text:span text:style-name="T326">aj</text:span>ąc to co w notatce<text:s/>„Solidarności”<text:s/>jest, bo panowie tutaj - państwo sami zwracacie uwagę na te trudności i słabości, i równocześnie proponujecie pewne działania już praktyczne.</text:p>
      <text:p text:style-name="P327">I druga rzecz, co moglibyśmy zaproponować w przypadku, gdy powstanie już pluralizm związkowy w całym porządkowaniu sfery płac.</text:p>
      <text:p text:style-name="P328">Ja powiadam, że mam<text:span text:style-name="T329">y</text:span><text:s/>do czynienia z chaosem. Muszę powiedzieć, że zawsze byłem przeciwny temu rozdrabnianiu polityki płac poprzez te zakładowe systemy płac. Uważałem, zwłaszcza w państwie, w którym państwo jest właścicielem tak znacznej części majątku, że musi być centralnie prowadzona polityka płac i uważałem, że takim instrumentem powszechnym to są układy zbiorowe pracy, które powinny być preferowane w stosunku do tych umów.</text:p>
      <text:p text:style-name="P330">Ja dzisiaj przez radio słuchałem rano wypowiedzi d<text:span text:style-name="T331">ot</text:span>yczącej kierowców. Przecież sprawa dzisiaj żądania dodatkowych płac nie wynika tylko ze wzrostu kosztów utrzymania, ale też z niebywale, no budzących oczywiście duże wątpliwości tych dyspropor<text:span text:style-name="T332">cj</text:span>i. Bo kierowca autobusu miejskiego z ogromną<text:s/><text:span text:style-name="T333">o</text:span>dpowiedzialnością, regularnie musi jeździć itd. otrzymuje dwukrotnie wyższe wynagrodzenie niż ten sam kierowca z tym samym stażem pracy i doświad<text:span text:style-name="T334">cz</text:span>eniem, pracujący w przedsiębiorstwie, korzystając jeszcze z rozm<text:span text:style-name="T335">aity</text:span>ch<text:s/><text:span text:style-name="T336">b</text:span>ene<text:span text:style-name="T337">ficj</text:span>ów.</text:p>
      <text:p text:style-name="P338">Rzecz jasna, że budzi to.<text:span text:style-name="T339">..</text:span></text:p>
      <text:p text:style-name="P340"><text:span text:style-name="T341">Głos z sali</text:span><text:span text:style-name="T342">:</text:span></text:p>
      <text:p text:style-name="P343">Dwa razy mniejsze.</text:p>
      <text:p text:style-name="P344"><text:span text:style-name="T345">Przewodnicząc</text:span><text:span text:style-name="T346">y</text:span><text:span text:style-name="T347">:</text:span></text:p>
      <text:p text:style-name="P348">Tak. Dwa razy mniejsze. Budzi to poczucie braku sprawiedliwości, powoduje fluktuację i doprowadza<text:s/><text:soft-page-break/>do rozmaitego rodzaju frustracji społecznych.</text:p>
      <text:p text:style-name="P349">No uważam, że owocem naszych tutaj wspólnych obrad byłoby zaproponowanie rzeczywiście stworzenie nie tylko i zbliżenie się do tego pragnienia porządku społecznego, zaproponowanie też i jakiegoś ładu ekonomicznego w tej materii. To jest sprawa właśnie funkc<text:span text:style-name="T350">jo</text:span>nowania tych układów zbiorowych pracy, podporządkowanej zresztą jak tu się powiada, też tej generalnej umowie społecznej.</text:p>
      <text:p text:style-name="P351">I druga sprawa, to jest pewien, to jest ten model, na przyszłość. Więc proponow<text:span text:style-name="T352">ał</text:span>bym, żeby może, to jest moja propozycja, żeby może zastanawiać się co moglibyśmy w tej chwili zrobić, żeby przeciwstawić się, żeby dać jakieś, zahamować przynajmniej tę orgię cenowo-płacową w bieżącym roku i jaki model zaproponować na przyszłość, bo rozumiem, ten pluralizm związkowy rzecz jasna on będzie wymagał tutaj działań w sferze, wspólnych działań w sferze przede wszystkim układów zbiorowych pracy i porozumień różnego rodzaju.</text:p>
      <text:p text:style-name="P353">To są te moje uwagi na wstępie dalszej fazy dyskusji. Proszę bardzo pan Kochan, później...</text:p>
      <text:p text:style-name="P354"><text:span text:style-name="T355">Ob.<text:s/></text:span><text:span text:style-name="T356">L</text:span><text:span text:style-name="T357">eon Podkaminer</text:span><text:span text:style-name="T358">:</text:span></text:p>
      <text:p text:style-name="P359">Może jednak mała uwaga. Bardzo mi odpowiada filozofia zademonstrowana przez pana przewodniczącego tutaj. Ja chciałem<text:span text:style-name="T360"><text:s/></text:span>zauważyć, że w pierwszej mutacji nasz zespół miał się nazywać<text:s/><text:span text:style-name="T361">„</text:span>cen, płac i dochodów”. To<text:s/><text:span text:style-name="T362">„</text:span>cen”<text:s/>się zgubiło gdzieś po drodze.<text:s/><text:span text:style-name="T363">J</text:span>est wielka strata dlatego, że no tak jak pan zwró<text:span text:style-name="T364">ci</text:span>ł<text:s/><text:span text:style-name="T365">u</text:span>wagę słusznie, my powinniśmy się zają<text:span text:style-name="T366">ć</text:span><text:s/>cenami przede wszystkim, inflacją. To znaczy zająć się dochodami i płacami na tle całej sytuacji inflacyjnej w kraju.</text:p>
      <text:p text:style-name="P367">I być może, ponieważ widzimy, że na dużym<text:s/>„stole”, to jakoś ta sprawa jest przemilczana, nie widzimy innego zespołu, który by tą sprawą się .zajął, czy my byśmy nie powinni sobie uzurpować prawa wypowiedzenia się o inflacji najpierw. To znaczy, czy nie powinniśmy zarysować pewien pakiet działań.</text:p>
      <text:p text:style-name="P368">Owszem, indeksacja albo inna metoda ochrony poziomu życia ludzi pracy, ale też pewne nasze postulaty, dezyderaty jeżeli chodzi o sprawę cen, sprawę budżetu, dochodów budżetu,<text:span text:style-name="T369"><text:s/></text:span>to że budżet został<text:s/>„zaklepany”<text:s/>prawda, to że pewne inne rozwiązania już są podjęte, to w ogóle nie powinno nas interesować, dlatego że życie je łamie dzień po dniu. Tak czy owak prawda, te zapisy budżetowe i my powinniśmy być, może też przedstawić własny punkt widzenia na naturę tego procesu inflacyjnego i zasugerować środki radykalnego zahamowania.</text:p>
      <text:p text:style-name="P370">To tutaj ja być może w dyskusji, jeżeli ten punkt<text:s/>widzenia zostanie podjęty, to ja bym coś tam więcej powiedział.</text:p>
      <text:p text:style-name="P371"><text:span text:style-name="T372">Przewodni</text:span><text:span text:style-name="T373">cz</text:span><text:span text:style-name="T374">ąc</text:span><text:span text:style-name="T375">y</text:span><text:span text:style-name="T376">:</text:span></text:p>
      <text:p text:style-name="P377">Ja rozumiem, że pańska wypowiedź była taka była incydentalna, więc panie docencie, ja już podzielam ten pogląd, że jak trzeba to szerzej rozpatrzyć, tylko są dwie metody.</text:p>
      <text:p text:style-name="P378">Sprawa indeksacji dzisiaj jest sprawą taką, która wypłynęła przede wszystkim z potrzeby chwili, z obserwacji, z tego ducha Bełchatowa powiedzi<text:span text:style-name="T379">ał</text:span>bym. Z tego ducha Bełchatowa. I dlatego też wyszliśmy<text:span text:style-name="T380"><text:s/></text:span>od tego co ludzie najbardziej, czego ludzie najbardziej oczekują, a więc czy mają dalsze strajki ogłaszać, pogotowie, czy też no zaproponuje im się pewne systemowe rozwiązania.</text:p>
      <text:p text:style-name="P381">I teraz te systemowe rozwiązania my proponując, równocześnie musimy dostrzec cały szereg uwarunkowań, które z tym się wiążą<text:span text:style-name="T382">.</text:span></text:p>
      <text:p text:style-name="P383">A jeśli chodzi o techniczną stronę, no ja muszę powiedzieć, że tutaj sam bieg tych spraw, tego<text:s/><text:soft-page-break/>„okrągłego stołu”<text:s/>nie stanowi osiągnięć sprawności i wyobraźni sprawczej.</text:p>
      <text:p text:style-name="P384">Była rzeczywiście propozycja takiego podzespołu, ale już zarysowały się dwie sprawy. Jedna sprawa inflacji, cen, podatków, całej polityki finansowej. I była taka propozycja, żeby tym się zajął ze strony koalicyjnej pan prof. Szymański, który zresztą wygłosił tam swoje pewne propozycje i ktoś ze strony<text:s/>„solidarnościowo-związkow<text:span text:style-name="T385">ej</text:span>”...</text:p>
      <text:p text:style-name="P386"><text:span text:style-name="T387">Głos z s</text:span><text:span text:style-name="T388">a</text:span><text:span text:style-name="T389">l</text:span><text:span text:style-name="T390">i</text:span><text:span text:style-name="T391">:</text:span></text:p>
      <text:p text:style-name="P392">Kol. Józefiak.</text:p>
      <text:p text:style-name="P393"><text:span text:style-name="T394">Przewodni</text:span><text:span text:style-name="T395">cz</text:span><text:span text:style-name="T396">ąc</text:span><text:span text:style-name="T397">y:</text:span></text:p>
      <text:p text:style-name="P398">Tak. Natomiast myśmy z kol. Wielowieyskim przyjęli zasadę, że chcemy konkretnie jedną sprawę omówić i doprowadzić do jakieg<text:span text:style-name="T399">o</text:span>ś stanowiska, to jest sprawa indeksacji i drugą sprawę chcemy tych świadczeń socjalnych, związanych z dokumentem jakim jest dokument ministerstwa, i propozycje solidarno<text:span text:style-name="T400">ści</text:span>owe, i zdaje się propozycje związkowe.</text:p>
      <text:p text:style-name="P401">Jestem zwolennikiem konkretnego działania. Jeśli będziemy o wszystkim mówić, bo znowu sprawy cen wiążą się<text:s/><text:span text:style-name="T402">z</text:span><text:s/>kwestią podatku dochodowego, obrotowego, kontroli itd. całej polityki finansowej.</text:p>
      <text:p text:style-name="P403">My przyjmujemy tutaj skutek, jakim jest stan sam ten powiedziałbym proces czy marsz cenowy i szukamy odpowiedzi co zrobić, żeby te miliony ludzi w Polsce żyjących z pracy, utrzymujących się z pracy, no nie znalazły się w sytuacji dramatycznej. Przede wszystkim mam na myśli ten ogromny, tę ogromną masę ludzi żyjących na tak zwany<text:s/>„styk”, to znaczy z uposażenia miesięcznego na uposażenie następnego okresu. To tyle.</text:p>
      <text:p text:style-name="P404">Więc ja bym proponował, żebyśmy dzisiaj nie rozszerzali, a poszli w głąb kolego Wielowieyski.</text:p>
      <text:p text:style-name="P405"><text:span text:style-name="T406">Ob. Andrzej Wielowieyski</text:span><text:span text:style-name="T407">:</text:span></text:p>
      <text:p text:style-name="P408">Dwa zdania tylko, ja bardzo przepraszam pana Kochana, ale pod adresem też i pana Podkaminera. Solidaryzując się tutaj z panem profesorem R<text:span text:style-name="T409">aj</text:span>kiewiczem, takie zdanie rzeczywiście żeśmy przyjęli, równocześnie zwracam uwagę, że nie wchodząc może w cały system podatkowy i przede wszystkim w tematy trudnej polityki pieniężnej, my oczywiście będziemy być może musieli sformułować zarówno brać pod uwagę, jak mówię sformułować, dezyderaty, postulaty, jakieś ustalenia, dotyczące tych spraw.</text:p>
      <text:p text:style-name="P410">Na przykład panie ministrze, jeżeli<text:s/><text:span text:style-name="T411">jest</text:span><text:s/>t<text:span text:style-name="T412">e</text:span><text:span text:style-name="T413">n</text:span><text:s/>40-procn<text:span text:style-name="T414">eto</text:span>wy,<text:s/>prawda, pułap wolny od obciążeń funduszu płac, a równocześnie wszelkie analizy wykazują, że minimum 55% wyniesie inflacja, znaczy wzrost cen, zobaczymy jak to będzie rzutowa<text:span text:style-name="T415">ć</text:span><text:s/>na wzrost kosztów<text:s/><text:span text:style-name="T416">u</text:span>trzymania. Prawdopodobnie różnica będzie wielopunk<text:span text:style-name="T417">to</text:span>wa, no to to się nie zgadza prawda. To jest to sprzeczność, która musi być postawiona gdzieindzi<text:span text:style-name="T418">ej,</text:span><text:s/>nie przez nas będzie rozwiązywana. Nie chcę powiedzieć meritum, tylko w tym wypadku wychodzę naprzeciw kol. Podk<text:span text:style-name="T419">am</text:span>inerowi, że rzeczywiście coś dla tamtych spraw wynika.</text:p>
      <text:p text:style-name="P420"><text:span text:style-name="T421">Przewodnicząc</text:span><text:span text:style-name="T422">y</text:span><text:span text:style-name="T423">:</text:span></text:p>
      <text:p text:style-name="P424">Proszę bardzo.</text:p>
      <text:p text:style-name="P425"><text:span text:style-name="T426">Ob. Kochan</text:span><text:span text:style-name="T427">:</text:span></text:p>
      <text:p text:style-name="P428">Ja chciałbym zauważyć, że tak co tu dr Święcicki tu mówił, to można przyjąć też te same stwierdzenia nie tylko w stosunku do indeksacji, ale do istniejących dotychczas systemów płacowych, które są żadne. Krytycznie ocenialiśmy. My nie oceniamy istniejących systemów.</text:p>
      <text:p text:style-name="P429">To, że mówimy, że indeksacja spowoduje inflację. Nie, przecież stwierdzamy, że u nas nie płace są tym<text:s/><text:soft-page-break/>motorem inflacji. Propagandowo może tak, stwierdzam<text:span text:style-name="T430">y</text:span>, że płace, ale w rzeczywistości w gospodarce są zakodowane zjawiska inflacyjne i szereg posunięć gospodarczych ma typ czysto in<text:span text:style-name="T431">flac</text:span>yjny.</text:p>
      <text:p text:style-name="P432">Udział płac w kosztach produkcji, w dochodzie narodowym, przecież cały czas spada. Dlatego te sprawy proponowałbym pozostawić. Musimy konstruktywnie odpowiedzieć - tak! Związki zawodowe mówią, że są, jesteśmy za indeksacją. Traktujemy to jako zjawisko naprawdę niezdrowe dla gospodarki, jako ta działalność doraźna, ale skoro musimy wyprostować<text:s/>ca<text:span text:style-name="T433">ł</text:span>e s<text:span text:style-name="T434">y</text:span>stemy płacowe, to musimy to potraktować przejściowo. Jesteśmy za pełną indeksacją, automatyczną indeksacją, zresztą jesteśmy też zobligowani wszyscy uchwałą Sejmu, która mówiła, że na 5-latkę przyjęty jest<text:s/><text:span text:style-name="T435">je</text:span>dnoprocen<text:span text:style-name="T436">to</text:span>wy roczny wzrost płac realnych. Także nic tutaj nie działamy wbrew uchwale sejmowej.</text:p>
      <text:p text:style-name="P437"><text:span text:style-name="T438">Ob. Jerzy Szreter</text:span><text:span text:style-name="T439">:</text:span></text:p>
      <text:p text:style-name="P440">Też miała by<text:span text:style-name="T441">ć</text:span><text:s/>jednocyfrowa inflacja.</text:p>
      <text:p text:style-name="P442"><text:span text:style-name="T443">O</text:span><text:span text:style-name="T444">b. Kochan</text:span><text:span text:style-name="T445">:</text:span></text:p>
      <text:p text:style-name="P446">Też, jednoprocentowy.</text:p>
      <text:p text:style-name="P447">Chciałbym tutaj też nawiązać do spraw, mówimy o indeksacji płac, ale nie możemy zapomnieć o indeksacji emerytur i rent, a przede wszystkim świadczeń socjalnych. Jeżeli będą propozycje niepełnej indeksacji, tak jak strona rządowa, to musimy się zastanowić w jaki sposób chronić te rodziny najuboższe. Dlatego też proponuję, że na pewno na dzisiejszym posiedzeniu jesteśmy w stanie i tak jak z dyskusji wynika, poglądy między OPZZ a<text:s/>„Solidarnością”<text:s/>są zgodne. Jesteśmy za indeksacją płac.</text:p>
      <text:p text:style-name="P448">Jesteśmy wspólnie razem za pełną indeksacją automatyczną, jesteśmy - tylko musimy czasokres indeksowania wyznaczyć, czy to będziemy robili kwartalnie, przyjęliśmy też że będziemy indeksować wskaźnikiem wzrostu kosztów utrzymania.</text:p>
      <text:p text:style-name="P449">Czyli szereg rzeczy jest wspólnych i zbieżnych, które już dzisiaj możemy przyjąć jako ustalone. Faktycznie i my też mamy obawy, że poprzez tą indeksację pozbawimy tej płacy funkcji motywacyjnych, że - w ramach istniejącego systemu, który jest. A i tak system płacowy<text:s/>w<text:s/>szeregu wypadkach jest pozbawiony tych funkcji. Tak że ja dziękuję.</text:p>
      <text:p text:style-name="P450"><text:span text:style-name="T451">Przewodniczący</text:span><text:span text:style-name="T452">:</text:span></text:p>
      <text:p text:style-name="P453">Dziękuję bardzo<text:span text:style-name="T454">.</text:span><text:s/></text:p>
      <text:p text:style-name="P455">Pani dr Wóycicka.</text:p>
      <text:p text:style-name="P456"><text:span text:style-name="T457">Ob. Irena Wóycicka</text:span><text:span text:style-name="T458">:</text:span></text:p>
      <text:p text:style-name="P459">Chciałam zwrócić uwagę na takich parę spraw. Tutaj głosem pana Święcickiego wróciliśmy w zasadzie do problemu czy indeksować czy nie. Ja uważam, że powinniśmy przeskoczyć ten etap, jeżeli mamy wchodzić dalej w konkretne projekty indeksacji. Ale kilka spraw jakby wyjaśni<text:span text:style-name="T460">aj</text:span>ąco.</text:p>
      <text:p text:style-name="P461">Dyrektorzy są przeciwko indeksacji. Jasne, że są przeciwko indeksacji. I to jest jakby samo z siebie zrozumiałe. Oczywiście, że dyrektor chce jakby no dysponować całym funduszem płac w ramach własnych potrzeb. Jest to podstawowy i jakby najbardziej zrozumiały argument ze strony dyrektora. On mnie nie przekonuje w skali społecznej. To nie jest jakby to, co może mnie przekonać w skali społeczne<text:span text:style-name="T462">j.</text:span></text:p>
      <text:p text:style-name="P463">Następna sprawa - utrwalić zróżni<text:span text:style-name="T464">co</text:span>wania. Czy indeksacja żywiołowa nie rozkręca tych zróżnicowań. Znaczy jakie mamy inne w tej chwili pomysły na likwidację zróżnicowania. To hasło<text:s/>„uporządkujmy system płac”<text:s/>bardzo mi się podoba, tylko jak to zrobić w tej gospodarce przy cenach urzędowych sztywnych, przy<text:s/><text:soft-page-break/>reglamenta<text:span text:style-name="T465">cj</text:span>i, przy braku pełnej samodzielności przedsiębiorstw, przy dotacjach. Jak wyobrazić sobie uporządkowanie systemu płac w tej chwili. Wyd<text:span text:style-name="T466">aj</text:span>e mi się, że jest to niemożliwe, że jest to hasło, które służy temu, żeby sprawy indeksacji zawiesić na kołku, ponieważ mamy zły system płac. Tak to rozumiem.</text:p>
      <text:p text:style-name="P467">Ponieważ ja bardzo chciałabym uporządkować system płac, ale nie widzę w tej chwili możliwości w gospodarce dla przeprowadzenia tego manewru, po prostu, w sensie znaczy funkcjonowania przedsiębiorstwa i gospodarki -<text:s/><text:span text:style-name="T468">w</text:span><text:s/>tym systemie, jaki jest.</text:p>
      <text:p text:style-name="P469">Teraz kwestia zapas<text:span text:style-name="T470">ó</text:span>w, nierównowagi itd. Argumenty ważne ekonomicznie niewątpliwie, ale my tutaj dyskutujemy nie tylko aspekt ekonomiczny i społeczny. Otóż jeżeli zgadzamy się na załóżmy, jeżeli mówimy o konieczności ograniczenia płac realnych, jaki to musi być dwustronny kontrakt społeczny, to mówił o tym pan Wielowieyski. To znaczy nie sposób wyobrazić sobie, żeby tak jak to było, żeby premier w telewizorze nawoływał, prosił obywateli, żeby wstrzymali się z wydatkami na zakupy przed świętami, jednocześnie wpuszczając do Sejmu ustawę o niesłychanym deficycie budżetowym. To jest po prostu nie do przyjęcia. Znaczy jest to niemożliwe. Kontrakt musi być dwustronny jak sądzę.</text:p>
      <text:p text:style-name="P471">I ja myślę, że przy powstaniu możliwości zawierania kontraktów dwustronnych. Można dyskutować o wielkości wskaźnika korekcyjnego. Można dyskutować. Ja myślę, że wtedy<text:s/>powstają warunki. Jestem za tym, ale nie w tej chwili.</text:p>
      <text:p text:style-name="P472">I sprawa następna, czy pełna czy niepełna. Ja bym powiedziała, że tutaj w gruncie rzeczy nie chodziło w tym sformułowaniu<text:s/><text:span text:style-name="T473">„</text:span>pełna”<text:s/>o pewne wskazanie na intencje indeksacji.</text:p>
      <text:p text:style-name="P474">Otóż bardzo często i również na poprzedniej dyskusji wskazywało się<text:s/>„indeksacja jest potrzebna w celu ochrony grup n<text:span text:style-name="T475">aj</text:span>uboższych”.<text:s/><text:span text:style-name="T476">I</text:span>ndeksa<text:span text:style-name="T477">cj</text:span>a ma być pełna, w gruncie rzeczy przede wszystkim chodzi o to, że ona nie ma służyć ochronie, nie tyl<text:span text:style-name="T478">k</text:span>o ma służyć ochronie dochodów grup n<text:span text:style-name="T479">aj</text:span>uboższych, ale ma być pewnym mechanizmem zabezpiecz<text:span text:style-name="T480">aj</text:span>ącym przed inflacją żywiołową.</text:p>
      <text:p text:style-name="P481">Otóż indeksacja na poziomie ochrony grup najuboższych nie jest tym mechanizmem, który może nas przed żywiołową inflacją uchronić chociaż nie jestem w stu procentach pewna na ile zadziała nasz proponowany mechanizm i też przyjmuję pewne argumenty dotyczące tej kwestii.</text:p>
      <text:p text:style-name="P482">Natomiast niewątpliwie zawężenie indeksacji, może<text:s/><text:span text:style-name="T483">za znacznie</text:span><text:s/>większym prawdopodobieństwem doprowadzić do nałożenia się tych mechanizmów, niż jej rozszerzanie. To tyle.</text:p>
      <text:p text:style-name="P484"><text:span text:style-name="T485">Przewodnicz</text:span><text:span text:style-name="T486">ą</text:span><text:span text:style-name="T487">c</text:span><text:span text:style-name="T488">y</text:span><text:span text:style-name="T489">:</text:span></text:p>
      <text:p text:style-name="P490">Dziękuję bardzo.</text:p>
      <text:p text:style-name="P491">Proszę bardzo, minister Szreter<text:span text:style-name="T492">.</text:span><text:s/>Jak godność pana?</text:p>
      <text:p text:style-name="P493">/Namysłowski/.</text:p>
      <text:p text:style-name="P494">To może po ministrze Szr<text:span text:style-name="T495">et</text:span>erze pan będzie ł<text:span text:style-name="T496">as</text:span>kaw.</text:p>
      <text:p text:style-name="P497"><text:span text:style-name="T498">Ob</text:span><text:span text:style-name="T499">.</text:span><text:span text:style-name="T500"><text:s/>Szreter</text:span><text:span text:style-name="T501">:</text:span></text:p>
      <text:p text:style-name="P502">Nie chciałbym<text:s/><text:span text:style-name="T503">w</text:span><text:s/>tym momencie zajmować jakiegoś stanowiska, wymienię na razie parę słów refleksji na tle tego, co dziś usłyszałem. To znaczy ja rozumiem intencje, które mówią, że to podniesienie stawek, czy abstrahując od tego w jakim stopniu pełne i niepełne mogłoby być jakąś oliwą wylewaną na wzburzone fale roszczeń i tak rozumiem intencje, a przy okazji no także są inne aspekty, ale mniejsza o to.</text:p>
      <text:p text:style-name="P504">Natomiast jedno jest w tej chwili absolutnie pewne, że w tym momencie na ten system, jaki on jest, niedoskonały - zgoda,<text:s/><text:span text:style-name="T505">a</text:span>le system, który działa według zupełnie innej, być może nie najlepszej logiki, jeśli<text:s/><text:soft-page-break/>się odnosi do średniej ubiegłoroczn<text:span text:style-name="T506">ej,</text:span><text:s/>a więc w tej chwili na to wszystko co jest w ruchu, co się dzieje, część przedsiębiorstw dała już podwyżki płac, częś<text:span text:style-name="T507">ć</text:span><text:s/>jest w trakcie, części będą za chwilę, właściwie w większości zdecydowan<text:span text:style-name="T508">ej,</text:span><text:s/>to będzie za chwilę, bo te przepisy są właściwie świeże i w tej chwili wychodzi ta pełniejsza jasność co do tego, co poszczególne przedsiębiorstwa mogą.</text:p>
      <text:p text:style-name="P509">Pan przewodni<text:span text:style-name="T510">cz</text:span>ący mówił o tych 40%, że to jest nie tak, że to nie pokrywa pełnego wzrostu kosztów utrzymania. Prawda! Tylko, że po pierwsze, 40% to jest to co każdy w stosunku do średniej ubiegłorocznej może<text:s/>„za darmo”.</text:p>
      <text:p text:style-name="P511">Na to nakłada się jeszcze szereg innych czynników wzrostu też przepraszam za skrót myślowy -<text:s/>„za darmo”. Wzrost wypłat zysku to też jest pieniądzem płacowym. Na to nakłada się możliwości wzrostu z tytułu syntetycznej oceny płac, które będą gdzieś w połowie roku realizowane, na to nakładają się ulgi systemowe z tytułu rezerwy.</text:p>
      <text:p text:style-name="P512">W każdym razie, tutaj to<text:s/><text:span text:style-name="T513">w</text:span><text:s/>sumie<text:s/><text:span text:style-name="T514">j</text:span>a rozumiem, że niektórych to bawi, ale dla księgowych<text:s/>w<text:s/>przedsiębiorstwach są to konkretne liczby panie docencie i tamto wychodzi.</text:p>
      <text:p text:style-name="P515">Rozumiem, że nie jest to przekonywujące dla robotnika na stanowisku roboczym, to prawda. Ja... tego nie da si<text:span text:style-name="T516">ę</text:span><text:s/>przetłumaczyć. Tylko że to są konkretne złotówki, z których to złotówek potem się bierze określona sytuacja rynkowa. To też trzeba - w efekcie zadziałania tych wszystkich mechanizmów.</text:p>
      <text:p text:style-name="P517">A więc w sumie tu jest około 47% planowanych, na skutek tych wszystkich dodatkowych czynników, w sferze produkcji materialnej, no plus ta możliwość wykupywania jeszcze względnie tanio w pierwszych fazach przekraczania 40%, co jest też, to mówiłem o tym poprzednim razem.</text:p>
      <text:p text:style-name="P518">/Przy 60 groszach/.</text:p>
      <text:p text:style-name="P519">Tak. Zresztą w zeszłym roku była możliwość wykupywania za trzy złote, przepraszam, mówię w tym samym żargonie, no bo tego rodzaju były koszty za złotówkę 3 zł<text:span text:style-name="T520">,</text:span><text:s/>no jak to poleciało to mieliśmy świadectwo drugiej części roku. Wtedy warto zwrócić uwagę, że to jest ten mechanizm, trochę nawet droższy. To też można mieć obawy z tego punktu widzenia.</text:p>
      <text:p text:style-name="P521">A więc w sumie do czego zmierzam, że w najbliższym czasie te możliwości przedsiębiorstw zostaną wypełnione, zostaną dokonane podwyżki biorąc pod uwagę presję na ogół na granicy możliwości około w tej chwili prognozow<text:span text:style-name="T522">al</text:span>n<text:span text:style-name="T523">yc</text:span>h możliwości ekonomicznych przedsiębiorstw. To jest kwestia gdzieś<text:s/><text:span text:style-name="T524">ja</text:span>k<text:s/><text:span text:style-name="T525">s</text:span>ąd<text:span text:style-name="T526">z</text:span><text:span text:style-name="T527">ę</text:span>, miesiąca, żeby to się dokonało.</text:p>
      <text:p text:style-name="P528">To z jednej strony zapewne spowoduje pewne uspokojenie części załóg, z drugiej strony na pewno nie, ponieważ będą na pewno zróżnicowane przyrosty. Jedni będą mogli więcej drudzy mniej, jedni już poszli w listopadzie, grudniu czy październiku i skonsumowali wiele. Więc tu będą... ale ta sytuacja za chwilę będzie inna jakościowo.</text:p>
      <text:p text:style-name="P529">I teraz chciałem zwrócić uwagę na to, że jeżeli na tę sytuację spróbujemy w najbliższych miesiącach nałożyć jakiś indywidualny mechanizm zupełnie inny, czytelny dla człowieka, ładnie się prezentujący dla człowieka, mechanizm już w tym roku indeksacyjny, to na<text:s/><text:span text:style-name="T530">t</text:span>o co skła<text:span text:style-name="T531">d</text:span>ało się na te 40 parę planowane pewnie w niektórych przypadkach przekroczone procent przyrostu, nałożymy dodatkowe przyrosty. To jest pewne.</text:p>
      <text:p text:style-name="P532">A więc to natychmiast spowoduje gruntowną zmianę i to oczywiście wszelkie plany, wszelkie zamierzenia abstrahując od tego, na ile realne, na ile nie, to może być odrębna dyskusja, one z góry w tym<text:s/><text:soft-page-break/>momencie staną się nierealne.</text:p>
      <text:p text:style-name="P533">Dlatego nasza propozycja, którą, propozycja właściwie pani prof. Jacukowicz, propozycja, którą sformułował instytut, na którą dyskutow<text:span text:style-name="T534">a</text:span>l<text:span text:style-name="T535">i</text:span>ś<text:span text:style-name="T536">m</text:span>y, jest to propozycja innego rodzaju, gdzie po pierwsze tam jest bardzo interesujące wyliczenie na końcu, że o<text:span text:style-name="T537">b</text:span>ecny mechanizm nie tak czytelny dla człowieka, ale same te podwyżki płacy minimalnej, to źle brzmi, bo to kto dzisiaj ma płace minimalną, więc to jest taki odbiór<text:s/><text:span text:style-name="T538">s</text:span>połeczny i wszyscy sądzą, że to ich nie dotyczy, ale te podwyżki płacy minimalnej ciągną za sobą bardzo wiele skutków i w tej chwili ta podwyżka płacy minimalnej to jest około - załatwia około 40% sama podwyżka płacy minimalnej - około 40% planowanego przyrostu. Nie wprost, nie tylko sama podwyżka płacy, nie tylko w prostej linii, ale są systemy płacowe zbudowane jeszcze nie z wartościowaniem pracy, gdzie następne stawki są zbudowane na krotnościac<text:span text:style-name="T539">h<text:s/></text:span>płac minimalnych.</text:p>
      <text:p text:style-name="P540">Więc tutaj z automatu jakby lecą pewne sprawy. No takie są fakty. Nie mówię, że wszędzie, że powszechnie, ale według naszych szacunków to powoduje znaczne ruchy już w przedsiębiorstwach. I nasza sugestia jest tego rodzaju, iż by - żeby nie zniszczyć tego niedoskonałego wprawdzie mechanizmu, ale jeżeli dołożymy do tego drugi na dziś, to jest skutek pewny inflacyjny.</text:p>
      <text:p text:style-name="P541">Nasza sugestia szłaby w ten stronę; przyjrzeć się mechanizmowi działania tej płacy minimalnej na resztę. Być może ten mechanizm oddziaływania tej płacy minimalnej jako doraźne działanie w tej chwili, możn<text:span text:style-name="T542">a</text:span><text:s/><text:span text:style-name="T543">b</text:span>y poprawić. Być może należałoby w tym mechanizmie pewne elementy bardziej usztywnić, bardziej poprzenosić w sposób bardziej oblig<text:span text:style-name="T544">at</text:span>or<text:span text:style-name="T545">yj</text:span>ny. Ja w tej chwili nie mam szczegółów, ale tam pewne sugestie są zawarte w opracowaniu pani prof. Jacukowicz i zrobić korektę w oparciu, ewentualną korektę w razie potrzeby, zapewne ona nastąpi, gdzieś równo w półroczu, kiedy ten proces, kiedy będziemy mieli orientację<text:s/><text:span text:style-name="T546">co</text:span><text:s/>do biegu zjawisk. W tej chwili mamy najgorsze przeczucia i obawy. To prawda. Jest duże zagrożenie. Zgadzam się z tym. To jest rzeczywiście niebezpieczna sytuacja. Ale jeżeli dziś nałożymy, w najbliższym miesiącu, dwa mechanizmy, prosty mechanizm indeksacyjny na to co jest, to obawy staną się pewnością. Być może uzyskamy trochę spokoju, choć nie jestem tego pewien do końca, ale na pewno inflacja popłynie w znacznie większym stopniu. To będzie pewne.</text:p>
      <text:p text:style-name="P547">Natomiast gdyby się wspólnie przyjrze<text:span text:style-name="T548">ć</text:span><text:s/>temu mechanizmowi i spróbować działać w ramach tej logiki w tym roku jednoczesne rozumiem pracując nad rozwiązaniem jakimś przyszłym, które byłoby być może bardziej klarowne dla jednostkowych stanowisk, żeby ono było bardziej zrozumiałe, to ten mechanizm ma jedną bezsporną słabość dla ruchu związkowego patrząc na - on jest mało rzeczywiście zindywidualizowany w tym zakresie, że to nie jest rzecz, którą można pójść dziennikarzowi wyjaśnić i natychmiast każdy rozumie, jak to na niego<text:s/>oddziałuj<text:span text:style-name="T549">e</text:span>. To jest tych przekładni, przekładek, mechanizmów tyle, że ta zależność jest trudno prezen<text:span text:style-name="T550">to</text:span>w<text:span text:style-name="T551">a</text:span><text:span text:style-name="T552">l</text:span>na, trudno ją wskazać. To jest słabość tego, to prawda.</text:p>
      <text:p text:style-name="P553">Trzeba szukać sposobów na polepszenie tego mechanizmu.</text:p>
      <text:p text:style-name="P554">Jest jeszcze jedna sprawa, była mowa o dysproporcjach płacowych. Jest pewien kontrowersyjny, ale w moim przekonaniu dosyć sensownym mechanizm, który pozwala wpływać na łagodzenie dysproporcji płacowych. Jest to tak zwana syntetyczna ocena płac.</text:p>
      <text:p text:style-name="P555">Przepraszam, dwa słowa wyjaśnienia, co to jest i o co chodzi. Znowuż jest to dosyć złożone niestety, ale ma dosyć sensowne działanie. Rzecz polega na tym, że wszystkie przedsiębiorstwa w Polsce są poddawane na podstawie danych za rok poprzedni, danych płacowych, ekonomicznych, danych<text:s/><text:soft-page-break/>dotyczących warunków pracy, są poddawane ocenie co do tego jakie warunki pracy, jaki czas pracy, na przykład zmianowość, jakie inne utrudnienia w pracy człowieka, ale także jakie są efekty ekonomiczne osiągane, jaka jest poprawa w tym względzie.<text:s/>W sumie w tej chwili nie sposób referować tego zestawu kryteriów, ale on jest do dyskusji.</text:p>
      <text:p text:style-name="P556">Na podstawie tego zestawu kryteriów dokonuje się pewnej wspólnej dla wszystkich podkreślam, przedsiębiorstw według zobiektywizowanych kryteriów oceny proporcji płac przedsiębiorstwa z uwzględnieniem średni<text:span text:style-name="T557">ej</text:span><text:s/>branżow<text:span text:style-name="T558">ej</text:span>, średniej wojewódzkiej na danym rynku pracy, to chodzi o co? Po zastosowaniu tego mechanizmu uzyskujemy odpowiedź na pytanie - które przedsiębiorstwo jest względnie przepłacone, czyli ten poziom płac jest względnie zawyżony, a które ma poziom płac względnie zaniżony przy uwzględnieniu tych kryteriów.</text:p>
      <text:p text:style-name="P559">I na tej podstawie przyznaje się przedsiębiorstwom większe możliwości wzrostu płac<text:span text:style-name="T560">.</text:span><text:s/>No na przykład w zeszłym roku telekomunik<text:span text:style-name="T561">ac</text:span>ja została w tym świetle uznana, rzeczywiście wyszło głębokie niedopł<text:span text:style-name="T562">ac</text:span>enie tego działu i tam spore możliwości dodatkowe wzrostu płac zostały tam stworzone i to rzeczywiście poprawiło około dwukrotny wzrost płac tam się w sumie stał, to poprawiło akurat nieco sytuację na tym odcinku.</text:p>
      <text:p text:style-name="P563">Na czym polega nasza oferta w tym względzie? Ten zestaw kryteriów jest oczywiście dyskusyjny. Myśmy go próbowali kształtować w toku uzgodnień z ekspertami, w toku poszukiwania jakiś wspólnych mianowników, ale nie można na przykład wyobrazić sobie sytuację, w której siadamy wszyscy nad tym zestawem kryteriów, szukamy kryteriów wspólnie uzgodnionych, n<text:span text:style-name="T564">aj</text:span>sensowniejszych, najlepszych. Tutaj pan dr Święcicki powiada, że to powinny być kryteria według poszczególnych zawodów. Wszystko jest to dyskusji. Chodzi o co? Żeby mieć pewien mechanizm, wspólnie uzgodnionych kryteriów i potem ten mechanizm przenosić na konkretne sytuacje<text:s/><text:span text:style-name="T565">w</text:span><text:s/>przedsiębiorstwach, tylko żeby się pokłócić, posprzeczać, podyskutować w fazie ustalania kryteriów, a nie potem. Potem do komputera wrzucić, bo to w tej chwili robi komputer, bo inaczej tego nie sposób zrobić, i potem to co w<text:span text:style-name="T566">yj</text:span>dzie z tego wszystkiego uznajemy już za wspólną przesłankę i mówimy, ci są przepłacani, tych trzeba na różne sposoby hamować, a ci są niedopłacani. Tym trzeba dać możliwości większego wzrostu. Taki mechanizm jest. Można go uspołecznić.<text:s/>Można go uspołecznić, można szukać, to jest element sprawiedliwości, Jak mówię, do dyskusji są kryteria. To jest w moim przekonaniu ważne zadanie dla ruchu związkowego, choć rozumiem,<text:span text:style-name="T567"><text:s/></text:span>że trudne, kontrowersyjne, bo to nie jest tyl<text:span text:style-name="T568">k</text:span>o domaganie się, to nie jest tylko roszczenie, bo tutaj jest pokazanie, że jedni mają za dużo, drudzy za mało, to jest trudna sprawa. To jest kwestia spojrzen<text:span text:style-name="T569">i</text:span>a n<text:span text:style-name="T570">a</text:span><text:s/>kryteria, ale wydaje się, że jest to sprawa, gdzie można nad tym, to może być jeden z elementów wspólnej pracy na przyszłość. Oczywiście na ten cel nie można dać za dużo środków w całej - bo to jest częściowo<text:s/>antymotywacyjne, to nie jest element sprzyjający szczególnie motywacji i to nie jest sprawa do załatwienia od ręki. Bo na przykład w tej chwili obliczenia już idą w GUS-ie, one gdzieś na lipiec będą, gdzieś w czerwcu będą gotowe, bo to jest przecież ogromna praca. I w tej chwili to będzie zrobione według tego zestawu kryteriów, który od dwóch lat funkcjonuje z korektami. Więc na dziś na przykład byłoby to trudne do zmiany gruntownej, tym niemniej można to temu się przyjrzeć i na przyszłość nad tym wspólnie pracować, to jak sądzę może być interesujące.</text:p>
      <text:p text:style-name="P571">W każdym razie ja bym chciał apelować o jedno, że<text:s/>mi<text:span text:style-name="T572">ej</text:span>my świadomość, że w tej chwili wpuszczenie<text:s/><text:soft-page-break/>mechanizmu waloryzacji bardzo szybko, w ciągu miesiąca, na to co jest, funduje nam w moim przekonaniu bardzo wysoką falę inflacji<text:span text:style-name="T573">,</text:span><text:s/><text:span text:style-name="T574">j</text:span>a bym tego nie wykluczył na przyszłość, ale na dziś to może być z mety podwojenie podejrzewam, podwojenie inflacji. Bo to będzie tak, że za chwilę przedsiębiorstwa wyczerpią swoje możliwości wzrostu te, które wynikają z ustaleń planistycznych, a to by było po nas. Tak mi się... jestem pełen takich obaw. Bo przecież co się dzieje w tej chwili? Oni podnoszą stawki u siebie po prostu. Dziś, jutro, pojutrze w tych układach, przeważnie w uzgodnieniu z załogą, przeważnie to jest - właściwie to jest quasi, no mówiliśmy o tym poprzednio, nie chcę powtarzać tego samego razy parę.</text:p>
      <text:p text:style-name="P575">Dziękuję.</text:p>
      <text:p text:style-name="P576"><text:span text:style-name="T577">Przewodni</text:span><text:span text:style-name="T578">cz</text:span><text:span text:style-name="T579">ąc</text:span><text:span text:style-name="T580">y</text:span>:</text:p>
      <text:p text:style-name="P581">Dziękuję. Tak, to zapiał się pan Namysłowski, później dr Topiński, pan prezes Wiśniewski. Kto z państwa jeszcze chciałby zabrać głos?</text:p>
      <text:p text:style-name="P582">/Głos z sali: Może przerwę zrobimy/.</text:p>
      <text:p text:style-name="P583">Chwileczkę, to może wysłuchamy jeszcze jednego, co?</text:p>
      <text:p text:style-name="P584">Pani Staniszewska. Jak godność pana? Święcicki. Kto jeszcze z państwa? Aha, to jest pańska notatka, dr Ryba<text:span text:style-name="T585">r</text:span>czyk.</text:p>
      <text:p text:style-name="P586">Tak więc mamy tak: osiem osób. To jest ta tura dyskusyjna, po której no chciałbym zaproponować już przejście do tej tury, bo pewne sprawy wydają mi się już musimy<text:s/>„odfajkować”<text:s/>te sprawy, które są uzgodnione, czy zbliżają się do uzgodnienia. Więc ja z wypowiedzi ministra Szre<text:span text:style-name="T587">te</text:span>ra w<text:span text:style-name="T588">y</text:span>w<text:span text:style-name="T589">nioskow</text:span>ał<text:span text:style-name="T590">e</text:span>m, że resort jest gotów<text:s/><text:span text:style-name="T591">u</text:span>elastycznić swoje poglądy na temat indeksacji w bieżącym roku, biorąc pod uwagę te procesy, które biegną i te zdarzenia, które mogą nastąpić.<text:s/>Tak to od<text:span text:style-name="T592">c</text:span>zytałem.</text:p>
      <text:p text:style-name="P593"><text:span text:style-name="T594">Ob. S</text:span><text:span text:style-name="T595">z</text:span><text:span text:style-name="T596">re</text:span><text:span text:style-name="T597">t</text:span><text:span text:style-name="T598">er</text:span><text:span text:style-name="T599">:</text:span></text:p>
      <text:p text:style-name="P600">Słowo<text:s/><text:span text:style-name="T601">„</text:span>uelastycznić<text:span text:style-name="T602">”</text:span><text:s/>jest tutaj właściwe.</text:p>
      <text:p text:style-name="P603"><text:span text:style-name="T604">Przewodnicz</text:span><text:span text:style-name="T605">ą</text:span><text:span text:style-name="T606">c</text:span><text:span text:style-name="T607">y</text:span><text:span text:style-name="T608">:</text:span></text:p>
      <text:p text:style-name="P609">Tak. Więc to jest już możliwość tutaj poszukiwania jakiś formuł, kompromis. Więc może tak ustalimy, że teraz zabierze głos pan Wymys<text:span text:style-name="T610">ło</text:span>w<text:span text:style-name="T611">s</text:span>ki i zrobimy przerwę. Proszę bardzo.</text:p>
      <text:p text:style-name="P612">Więc ja bym tak proponował, żebyśmy może rzeczywiście już nie agitowali, czy nie powracali do spraw samej indeksacji, bo dwa elementy są tutaj istotne, mianowicie prof. Baka w tym dokumencie, który został rozdany jednak wprowadza element indeksacji, jako element umowy społecznej. Można dyskutować, czy też sformułowania tutaj zawarte one są prawne, ale w każdym razie sprawa indeksacji ma się stać częścią umowy społecznej.</text:p>
      <text:p text:style-name="P613">Więc z drugiej strony no mamy te wszystkie i trzeba pamiętać o tych wszystkich ostrzeżeniach i KRG, i prof. Bobrowskiego itd. Oczywiście nie wolno o tym zapominać. Zresztą i w tych notatkach o tym pisze się.</text:p>
      <text:p text:style-name="P614">Natomiast powinniśmy no szukać pewnych uzgodnień co czynić w samym mechanizmie i w instytucjach, które by temu mechanizmowi towarzyszyły, żeby przede wszystkim zapobiec temu co stanowi fakt społeczny, mianowicie dążenia do tego dodatku drożyźnianego tak to się mówi, jednolitego czy też zbliżonego do siebie, a wprowadzić tutaj jakieś pewne elementy porządku.</text:p>
      <text:p text:style-name="P615">Proszę bardzo.</text:p>
      <text:p text:style-name="P616"><text:span text:style-name="T617">O</text:span><text:span text:style-name="T618">b</text:span><text:span text:style-name="T619">.</text:span><text:span text:style-name="T620"><text:s/>Sławomir Wymysłowski</text:span><text:span text:style-name="T621">:</text:span></text:p>
      <text:p text:style-name="P622">Moje nazwisko Wymysłowski Sławomir, zostałem upoważniony przez Rad Krajową Federacji<text:s/><text:soft-page-break/>Konsumentów do przedstawienia stanowiska tejże Rady w sprawie indeksacji.</text:p>
      <text:p text:style-name="P623">Otóż my uważamy podobnie zresztą jak większoś<text:span text:style-name="T624">ć</text:span><text:s/>z państwa, że od indeksacji uciec się nie da. Jest to rozwiązanie na pewno protezowe, jest to rozwiązanie nad poszczególnymi mechanizmami, nad którym możemy się zastanawiać i dyskutować, w każdym razie w przekonaniu Federacji Konsumentów indeksacja dochodów przynajmniej w sferze budżetowej wątpliwości nie budzi.</text:p>
      <text:p text:style-name="P625">Pewne obawy budzi zaproponowane przez wszystkie tutaj strony mechanizm indeksacji dochodów w sferze produkcji materialnej. Ale nad tym na razie bym chciał przejść do porządku dziennego.</text:p>
      <text:p text:style-name="P626">Natomiast znacznie większe obawy Federacji Konsumentów budzi jednak fakt oderwania problematyki indeksacji dochodów od szerszego kontekstu. Tutaj już doc. Podkaminer podniósł ten wątek, ja pozwolę sobie niestety go wzmocnić. Niestety, ponieważ być może ja tutaj po prostu państwu w jakimś tam stopniu pewne już takie zbliżenie czy uzgodnienia jakie się pomału zaczynają rysować<text:s/>„zabełtam”.</text:p>
      <text:p text:style-name="P627">Mnie się wydaje, ale nie tylko mnie, również i temu zapleczu,<text:s/><text:span text:style-name="T628">w</text:span><text:s/>imieniu którego przemawiam, że wszelkie rozwiązania w dziedzinie indeksacji, które zyskają nawet tutaj konsensus, mogą się skompromitować jeżeli nie będą osadzone w zupełnie innych realiach, niż te, z którymi mamy do czynienia, a o których my w tej chwili tutaj nie mówimy.</text:p>
      <text:p text:style-name="P629">Powołujemy się zazwyczaj na doświadczenia gospodarki kapitalistycznej, w której indeksacja w zasadzie spełniła, czy też spełnia swoją rolę chociaż można podać przykłady krajów, które indeksację stosowały, później się z niej wycofywały, i później powracały, na przykład Francja jest tutaj dobitnym przykładem.</text:p>
      <text:p text:style-name="P630">W każdym razie wydaje nam się, że skoro indeksacja ma stanowić swego rodzaju rekompensatę za wzrost kosztów utrzymania, ma stanowić instrument przeciwdziałania inflacji, bo tak się to chyba rozumie, a z drugiej strony są przecież obawy, że inflacja będzie się nakręcała, ale jeżeli ma stanowić instrument przeciwdziałania inflacji i walki z żywiołowymi w<text:span text:style-name="T631">yszar</text:span>pywan<text:span text:style-name="T632">ym</text:span>i podwyżkami płac, to nie ucieknie się chyba od prób już nie tylko dokonania oceny, ale zarysowania innego kształtu, no chyba jednak podstawowych przynajmniej zrębów polityki gospodarczej. Bo jeżeli nie ruszy się tej sprawy, jeżeli będzie się tylko próbować ulepszać mechanizm płacowy, nie ruszając mechanizmu cenowego, mechanizmów, które powodują, że tak, a nie inaczej kształtuje się struktura inwestycji, tak a nie inaczej przebiegają, a może należałoby raczej powiedzieć<text:s/><text:span text:style-name="T633">-</text:span><text:s/>nie przebiegają procesy re<text:span text:style-name="T634">s</text:span>trukt<text:span text:style-name="T635">u</text:span>ryz<text:span text:style-name="T636">acj</text:span>i w gospodarce narodowej, w przemyśle, ale nie tylko, to wszelkiego rodzaju uzgodnienia nawet bardzo szczegółowe, które być może uzyskają aplauz społeczny, a przynajmniej społeczne przyzwolenie spowodują w naszym przekonaniu, że ten mechanizm indeksacji takich dobroczynnych, w cudzysłowie, skutków jak w gospodarce kapitalistycznej nie przyniesie. Tam przecież są zupełnie inne real<text:span text:style-name="T637">i</text:span>a, jest inny rynek, rynek w każdym momencie nasycony, są przeważnie miękkie ograniczenia zasobowe, a twarde ograniczenia pieniężno-budżetowe,<text:s/><text:span text:style-name="T638">a</text:span><text:s/>zatem całkowite przeciwieństwo tych stanów, które mamy my w tej chwili w gospodarce. Jest inaczej uregulowana kwestia własności. No jest jednak właściciel, są roszczenia płacowe, które są roszczeniami tylko do granic zdolności płatniczej, zdolności finansowej przedsiębiorstw.</text:p>
      <text:p text:style-name="P639">My obawiamy się, że proste zastosowanie mechanizmu indeksacji czy pełnej czy niepełnej, ale w szczególności pełnej i zwłaszcza w sferze produkcji materialnej, no jeszcze bardziej spowoduje rozmiękczenie i tak kulawych mechanizmów reformy gospodarczej czy mechanizmów ekonomicznych w<text:s/><text:soft-page-break/>ogóle.</text:p>
      <text:p text:style-name="P640">Mnie się wydaje, nie tylko mnie, jak podkreślam, że należałoby dyskutować chyba jednak nawet przeciągając ewentualnie o nie wiem, jedno czy dwa spotkania może na innym forum, to już państwo się, państwo już będziecie w stanie<text:s/><text:span text:style-name="T641">t</text:span>o rozstrzygnąć, sprawy niemniej kluczowe, niż ten wierzchołek góry lodowej, jaki stanowi mechanizm indeksacji w obawie, że tych sukcesów, które ten mechanizm gospodarce rynkowej przyniósł, u nas on nie przyniesie, bo w zupełnie innych uwarunkowania on działa i chyba powinniśmy zacząć mówić o przekształcaniu tych uwarunkowań równolegle do opracowywania konkretnych rozwiązań indeksacyjnych. Bo ja naprawdę nie jestem przekonany, nie jestem wcale przekonany czy te rozstrzygnięcia będą przeciwdziałać inflacji, a nie będą jej napędzać, bo nasza gospodarka jest - my wszyscy to wiemy tutaj - jest gospodarką infla<text:span text:style-name="T642">cj</text:span>ogenną w stopniu znacznie większym, niż klasyczna funk<text:span text:style-name="T643">cj</text:span>onująca obecnie gospodarka rynkowa.</text:p>
      <text:p text:style-name="P644">Jeżeli nie zaczniemy mówić o warunkach sprawnego funkcjonowania mechanizmu indeks<text:span text:style-name="T645">acj</text:span>i,<text:s/><text:span text:style-name="T646">to</text:span><text:s/>szanse na uzyskanie w krótkim, czy nawet w długim okresie, a tym bardziej w długim okresie jakiegoś konsensusu, a zwłaszcza nieskompr<text:span text:style-name="T647">o</text:span>mitowania tej idei, która gdzieindziej się sprawdziła, te szanse są niewielkie.</text:p>
      <text:p text:style-name="P648">Więc sprawa następna, czy nie byłoby możliwe wprzęgnięcie mechanizmu indeksacji w proces restrukturyza<text:span text:style-name="T649">cj</text:span>i gospodarki i w proces restrukturyzacji dochodów<text:span text:style-name="T650">.</text:span></text:p>
      <text:p text:style-name="P651">My wszyscy zdajemy sobie sprawę z tego, że obecna struktura dochodów we wszystkich możliwych przekrojach, budzi społeczne sprzeciwy. Czy o przesądzenie pewnego kształtu indeksacji nie spowoduje zupełnego oddalenia kwestii przebudowy struktury, czy nie spowoduje jeszcze większej inercji w tej dziedzinie, czy nie należałoby tutaj i o tym również porozmawia<text:span text:style-name="T652">ć</text:span>, czy nie należałoby stworzyć pewnych mechanizmów, co prawda jest ustawa budżetowa, jest szereg innych ustaw, które są przyjęte, ale strona społeczna na kształt tych ustaw nie miała żadnego wpływu i z tego powodu już można znaczną część zawartych tam rozstrzygnięć kwestionować.</text:p>
      <text:p text:style-name="P653">Dlatego pozwolę sobie jeszcze raz tutaj powrócić do tej sprawy, że to jest naprawdę chyba bardzo duże niebezpieczeństwo, jeżeli my byśmy tylko tutaj do pewnych kwestii szczegółowych się odnosili, tutaj poszukiwali konsensusu pozostawiając sprawę szerszego tła gdzieś tam w oddali.</text:p>
      <text:p text:style-name="P654">Na zakończenie, to pozwolę sobie przypomnieć tylko to, że w momencie, kiedy projektowano społeczno-państwową komisję do spraw cen i dochodów, Federacja Konsumentów wypowiedziała się za publicznym przesądzaniem pewnych kwestii cenowo-dochodow<text:span text:style-name="T655">ych</text:span>, ale tylko w znacznie szerszym<text:s/>kontekście w tym, o którym tutaj mówię<text:span text:style-name="T656">.</text:span><text:s/>Bo o wierzchołku góry lodowej<text:s/><text:span text:style-name="T657">t</text:span>o my możemy rozmawia<text:span text:style-name="T658">ć</text:span>, to jest może z punktu widzenia społecznego sprawa priorytetowa i n<text:span text:style-name="T659">aj</text:span>ważni<text:span text:style-name="T660">ejsz</text:span>a, ale z punktu widzenia zdolności rozwojowych gospodarki, jej perspektyw, to jeszcze chyba niczego nie załatwia.</text:p>
      <text:p text:style-name="P661">I stąd mój apel, żeby nie wiem czy przenieść na inne forum, czy to forum powinno się tym zająć, ale od spraw znalezienia skutecznych uwarunkowań takich, które by mechanizmu indeksacji nie skompromitowały, żeby od tych spraw nie odchodzić.</text:p>
      <text:p text:style-name="P662">Dziękuję.</text:p>
      <text:p text:style-name="P663"><text:span text:style-name="T664">Przewodniczący</text:span>:</text:p>
      <text:p text:style-name="P665">Ja dziękuję bardzo. Tylko ja chcę wrócić znowu proszę pana, cały zespól, ten duży zespół jest<text:s/><text:soft-page-break/>poświęcony sprawom gospodarki, polityki społecznej. Tam są - nie wiem czy pan ma ten dokument, który został wczoraj rozdany - więc tam o tym są - o restrukturyzacji, o tym nowym ładzie ekonomicznym, tylko no pewna jest metoda działania. Nam powierzono jako grupie społecznej zbadanie przede wszystkim tej kategorii, którą nazwaliśmy kategorią indeksacji w swoich - i społecznym, to znaczy oczekiwań pewnych, swoim ekonomicznym i powiedziałbym organizacyjno-instytu<text:span text:style-name="T666">cj</text:span>onalnym kształcie.</text:p>
      <text:p text:style-name="P667">I chciałbym, żebyśmy nasze zadanie wykonali, pokazując równocześnie w naszej jakiejś tej notatce czy stanowisku, że cały ten proces jest związany z<text:span text:style-name="T668"><text:s/></text:span>innymi, niech już się grupy wyspe<text:span text:style-name="T669">cjal</text:span>izowane zajmą tamtymi problemami.</text:p>
      <text:p text:style-name="P670"><text:span text:style-name="T671">Ob.</text:span><text:span text:style-name="T672"><text:s/></text:span><text:span text:style-name="T673">L</text:span><text:span text:style-name="T674">eon Podkaminer</text:span><text:span text:style-name="T675">:</text:span></text:p>
      <text:p text:style-name="P676">Mnie się wydaje, że tu jest taki rodzaj w tej chwili agresji międzystolikow<text:span text:style-name="T677">ej</text:span>, to znaczy my tutaj mamy konkretne zadanie, takie jak pan stwierdził, bardzo konkretne<text:s/>i techniczne można nawet powiedzieć, tymczasem jesteśmy tutaj, mamy już wrzucane tematy, czy zastrzeżenia, które powinny być rozważane na innych<text:s/>„stolikach”, a więc jesteśmy straszeni w naszej pracy czy spychani z głównego wątku naszej pracy,<text:s/><text:span text:style-name="T678">n</text:span>o różnymi problemami, czy straszeni, a to inflacja, a to prawda sytuacja rynkowa, a to motywacje zanikną itd.</text:p>
      <text:p text:style-name="P679">W momencie kiedy ja proponowałem, że jednak te tematy byśmy powinni rozpatrywać łącznie, no ta sugestia została oddalona.</text:p>
      <text:p text:style-name="P680">Więc ja teraz proponuję,<text:s/><text:span text:style-name="T681">ż</text:span>eby<text:span text:style-name="T682">ś</text:span>my my z kolei oddalili wszelkiego rodzaju tutaj zastrzeżenia i lęki wrzucane z boku. Ja uważam, że po prostu ten główny<text:s/>„message”, który powinien płynąć z naszego<text:s/>„stolika”, no to jest tak: indeksacja tak, indeksacja taka, która zmusi te inne grupy, które pracują nad inflacją, budżetem itd., żeby one wzięły to pod uwagę. Żeby politycy gospodarczy w szczególności nie łudzili się, że uda się osłabić świat pracy tutaj na indeksacji.</text:p>
      <text:p text:style-name="P683">Takie jest nasze stanowisko. My nie puścimy ani grosika, a wy szukajcie wobec tego innych metod zahamowania inflacji i uzdrowienia porządku<text:s/><text:span text:style-name="T684">w</text:span><text:s/>gospodarce. Bo tutaj nic nie wygracie.</text:p>
      <text:p text:style-name="P685">Dziękuję bardzo.</text:p>
      <text:p text:style-name="P686"><text:span text:style-name="T687">Przewodnicząc</text:span><text:span text:style-name="T688">y</text:span><text:span text:style-name="T689">:</text:span></text:p>
      <text:p text:style-name="P690">Przyjmu<text:span text:style-name="T691">je</text:span>my do wiadomości ten punkt widzenia.</text:p>
      <text:p text:style-name="P692">Tak, i proszę pa<text:span text:style-name="T693">ń</text:span>stwa, 10 minut przerwy.</text:p>
      <text:p text:style-name="P694"/>
      <text:p text:style-name="P695">/<text:span text:style-name="T696">Przerwa</text:span>/.</text:p>
      <text:p text:style-name="P697"/>
      <text:p text:style-name="P698">/Po przerwie/.</text:p>
      <text:p text:style-name="P699"/>
      <text:p text:style-name="P700"><text:span text:style-name="T701">/</text:span>Po przerwi<text:span text:style-name="T702">e</text:span><text:s/>obradom<text:s/><text:span text:style-name="T703">przewodniczy ob. Andrzej Wielowieyski</text:span>/.</text:p>
      <text:p text:style-name="P704"><text:span text:style-name="T705">Przewodniczący Antoni Rajkiewicz</text:span><text:span text:style-name="T706">:</text:span></text:p>
      <text:p text:style-name="P707">Proponuję, żeby teraz pan przejął przewodnictwo, Andrzej Wielowieyski.</text:p>
      <text:p text:style-name="P708">Pan dr Topiński, następnie pan prezes Wiśniewski. /Przewodnictwo obrad przejmuje ob. Andrzej Wielowieyski/</text:p>
      <text:p text:style-name="P709"><text:span text:style-name="T710">Przewodniczący</text:span><text:span text:style-name="T711">:</text:span></text:p>
      <text:soft-page-break/>
      <text:p text:style-name="P712">Proszę bardzo, pan Andrzej Topiński<text:span text:style-name="T713">.</text:span></text:p>
      <text:p text:style-name="P714"><text:span text:style-name="T715">Ob. Andrzej Topiński</text:span><text:span text:style-name="T716">:</text:span></text:p>
      <text:p text:style-name="P717">Proponuję, aby może do preambuły wprowadzić klauzulę, że naszą intencją jest, aby ten system był zawieszony przynajmniej w dwu wypadkach.</text:p>
      <text:p text:style-name="P718">Pierwszy wypadek byłby taki, kiedy opracowany by został radykalny program antyin<text:span text:style-name="T719">fl</text:span>ac<text:span text:style-name="T720">yj</text:span>ny. Mam na myśli taki program, który by rozwiąz<text:span text:style-name="T721">yw</text:span>ał problem równowagi budżetowej i który by gwarantował, czy zapewniał utrzymanie tempa wzrostu inwestycji w tempie wzrostu dochodu narodowego, no i szereg innych problemów.</text:p>
      <text:p text:style-name="P722">I sobie powinniśmy wyraźnie powiedzieć, że jeżeli by doszło do opracowania takiego radykalnego programu antyinflacyjnego, co ja wierzę, że niegdyś nastąpi, to ten system indeksacyjny powinien być zawieszony.</text:p>
      <text:p text:style-name="P723">Tak samo sądzę, że powinniśmy wyraźnie powiedzieć, że my się obawiamy tego co wprowadzamy w zakresie indeksacji, w związku z tym ten system powinien zostać porzucony w wypadku kiedy by okazało się, że działa on in<text:span text:style-name="T724">flacj</text:span>ogennie, to znaczy, że sprzyja on powstawaniu niewł<text:span text:style-name="T725">aś</text:span>ciwych proporcji pomiędz<text:span text:style-name="T726">y</text:span><text:span text:style-name="T727"><text:s/></text:span>płacami nominalnymi, a wielkością produkcji w wyrażeniu nominalnym w gospodarce.</text:p>
      <text:p text:style-name="P728">Ja sądzę, że tego typu wyraźnie zastrzeżenia, zastrzeżenia mogłyby część obaw, no ostudzić.</text:p>
      <text:p text:style-name="P729">Chcę podnieść parę krótko spraw,<text:s/><text:span text:style-name="T730">w</text:span>racając jeszcze do problemu czy - czy indeksować. Sądzę, że trzeba wyraźnie powiedzieć, że indeksacja nie jest instrumentem ani walki z inflacją, ani - ale<text:s/><text:span text:style-name="T731">w</text:span><text:s/>szczególności nie jest instrumentem polityki dochodów realnych. I wszystko co nam tutaj powiedział słusznie dr Święcicki na ten temat, że trzeba uruchomić, trzeba zwiększyć zapasy, że trzeba spłacić długi i w związku z tym należałoby się liczyć z polityką spadku dochodów realnych.</text:p>
      <text:p text:style-name="P732">Ja sądzę, że nie jest w tym temacie plan konsolidacji gospodarki narodowej spadku dochodów realnych nie zawiera. W ogóle ten temat dochodów realnych w planie konsolidacji gospodarki jest pominięty. Ja mogę<text:s/><text:span text:style-name="T733">z</text:span>rozumieć politycznie z jakiego powodu jest ta sprawa pominięta, ale my działamy w tym stanie rzeczy prawda. My przez indeksację nie tworzymy polityki dochodów realnych, ani nie przeszkadzamy w prowadzeniu innej polityki.</text:p>
      <text:p text:style-name="P734">Trzeba wyraźnie stwierdzić, że nie ma metod skutecznej kontroli funduszowej, funduszu płac. KRG średnio przedstawia trzy propozycje rocznie. Każdego roku mamy długi elaborat w<text:s/>„Życiu Gospodarczym”, możemy wyczytać, jakie to są najnowsze propozycje KRG w tym zakresie. I trzeba sobie powiedzieć, że wiele tych propozycji zostało przyjętych w gospodarce na przestrzeni ostatnich lat. Te propozycje nie były... ja sądzę, że tu nie należy liczyć na sukcesy.</text:p>
      <text:p text:style-name="P735">Oczywiście, formuły funduszowe, kontroli funduszu płac jest relikt systemu nakazowo-rozdzielczego. Trzeba szukać w ogóle odejścia od tych systemów.</text:p>
      <text:p text:style-name="P736">Prawdopodobnie nie można odejść od nich szybko. Ale też nie należy w nich za wiele pokładać nadziei. Naprawdę twierdzenie, że przy pomocy 40 czy 4<text:span text:style-name="T737">6</text:span>-procentowego limitu będziemy kontrolowali dochody przy tego tempie inflacji, przy tej skali dochodów redystrybuc<text:span text:style-name="T738">yj</text:span>nych w gospodarce sądzę, że jest całkowitą utopią.</text:p>
      <text:p text:style-name="P739">Natomiast powstał - to są dwa stare argumenty, właściwie - natomiast dzisiaj został podniesiony troszeczkę nowy argument, przeciwko indeksacji, którego się bardzo boję. On występuje w projekcie<text:s/><text:soft-page-break/>Ministerstwa Pracy, on występował też tutaj w niektórych wypowiedzi<text:span text:style-name="T740">ac</text:span>h.</text:p>
      <text:p text:style-name="P741">Mianowicie wyczuwam pewną tendencję do pewnego inflacyjnego podejścia do finansowania zmian w strukturze wynagrodzeń. Rozumowanie jest takie, musimy zostawić sobie pewną zakładkę na regulację wewnętrznych struktur wynagrodzeń w przedsiębiorstwie, to jest wyraźnie w projekcie Ministerstwa Pracy<text:span text:style-name="T742">.<text:s/></text:span>Co to oznacza? To oznacza, że część pracowników ma stracić realnie na zarobkach po to, żeby z jakiś powodów zwiększyć realne zarobki innych. To jest rozwiązanie, które jest przecież inflacyjnym, finansowanie wzrostu płac innych. Ono jest inflacyjne wówczas, kiedy ci, którzy dost<text:span text:style-name="T743">aj</text:span>ą mni<text:span text:style-name="T744">ej,</text:span><text:s/>zgłaszają swoje roszczenia płacowe, prawda.</text:p>
      <text:p text:style-name="P745">Więc ja muszę powiedzieć, że ja się o to boję, tym bardziej, że takich pomysłów na inflacyjne poprawianie swojej pozycji dochodowej ma wiele grup zawodowych. To nie dotyczy tylko wewnątrz przedsiębiorstwa, tak samo dzieje się między<text:s/>przedsiębiorstwam<text:span text:style-name="T746">i.</text:span></text:p>
      <text:p text:style-name="P747">Jeśli my podnosimy problem zmian struktury, struktury wynagrodzeń, oczywiście tę strukturę trzeba zmienić, ale na krótką metę t<text:span text:style-name="T748">o</text:span><text:s/>się może odbyć tylko poprzez inflacyjne finansowanie<text:span text:style-name="T749">.</text:span></text:p>
      <text:p text:style-name="P750">Także ja bym raczej, ja dostrzegam całą złożoność problemu oczywiście struktury płac, struktury dochodów, tylko wydaje mi się, że jeżeli myślimy o pewnym wyhamowaniu inflacji, jeśli myślimy o jakimś jej ograniczeniu, to niezbędne jest raczej bardzo ostrożne podejście do postulowania zmian w strukturach dochodów, podobnie zresztą jak w strukturach cen.</text:p>
      <text:p text:style-name="P751">Wszelkie zmiany struktury cen i dochodów muszą być bardzo infl<text:span text:style-name="T752">acj</text:span>ogenne. Zeszły rok nas tego nauczył w sposób dramatyczny po prostu.</text:p>
      <text:p text:style-name="P753">I teraz może bardziej konkretnie. Trzeba się zastanowić, co nam może załatwić<text:s/>„zgniły kompromis”. To znaczy, ponieważ jest napór społeczny na indeksację płac, z drugiej strony obawiamy się, bo wszyscy się trochę obawiają tego, że może indeksacja pełna być prawda in<text:span text:style-name="T754">flacjo</text:span>genn<text:span text:style-name="T755">a</text:span>, no to jest propozy<text:span text:style-name="T756">cj</text:span>a,<text:s/><text:span text:style-name="T757">w</text:span><text:s/>różnych językach ona może być formułowana, jedną taką formułę zawiera projekt Ministerstwa Pracy,<text:s/><text:span text:style-name="T758">p</text:span>ewną ogólną ideę zawiera projekt umowy rządowej, w związku z tym zróbmy pół-indeksa<text:span text:style-name="T759">cj</text:span>i, to znaczy po prostu zróbmy indeksację głęboko niepewną.</text:p>
      <text:p text:style-name="P760">Ja podejrzewam, że taki<text:s/>„zgniły kompromis”<text:s/>nic nie załatwia i jest chyba gorszy niż po prostu w ogóle nie wprowadzanie indeksacji<text:span text:style-name="T761">.</text:span><text:s/>No, bo przecież jeżeli wprowadzimy zasadę, że tylko w połowie czy tam 60%, jak chce projekt umowy społecznej, czy pewnie niewiele więcej, jak projekt Ministerstwa Pracy, coś takiego wprowadzimy, to oczywiście nie można pójść do ludzi z argumentem, że mają zrezygnować z rewindykacji płacowej. Że system płac zabiera im rew<text:span text:style-name="T762">al</text:span>oryza<text:span text:style-name="T763">cj</text:span>ę.</text:p>
      <text:p text:style-name="P764">Ja właściwie nie wiem po co miałyby funkcjonować taki system. On wtedy działa tylko jako ubezpieczenie wewnątrz zakładów pracy przeciwko dyskryminac<text:span text:style-name="T765">j</text:span>i jakiegoś pracownika, którego jakiś szef chce po prostu, no<text:s/>„uderzyć mocno po kieszeni”. Ja nie wiem czy warte to jest<text:s/>„skórki”, tym bardziej, że taki system z całą pewnością, tak jak mówi Minister Szreter, by<text:span text:style-name="T766">ł</text:span>o w odniesieniu do pełnej indeksacji, ja to myślę, właśnie, że to bardziej dotyczy systemu indeksacji takiej częściowej, z całą pewnością nałożyłby się na działanie starego systemu, ponieważ nie byłby substytutem żadnego elementu poprzedniego systemu.</text:p>
      <text:p text:style-name="P767">Mnie się wydaje, że indeksa<text:span text:style-name="T768">cj</text:span>a ta niepełna zawiera oczywiście szalone niebezpieczeństwo, ale zawiera także pewną nadzieję, że ten system pełnej indeksacji jest substytutem czegoś poprzedniego.</text:p>
      <text:soft-page-break/>
      <text:p text:style-name="P769">Mnie się wydaje, że<text:s/>„zgniły kompromis”<text:s/>jest gorszy niż brak indeksacji. Być może on może być tylko uzasadniony w kategoriach wewnętrzno-pol<text:span text:style-name="T770">ityc</text:span>znych<text:s/>„okrągłego stołu”, to znaczy ludzie oczekują prawda, no to podpiszmy coś takiego. Ale wydaje się, że merytorycznie jest to naprawdę pozbawione sensu.</text:p>
      <text:p text:style-name="P771">Jeszcze to oczywiście dotyczy, ta uwaga także projektu Ministerstwa Pracy, ale wydaje mi się, że tam jest jeszcze jakaś zadziwiająca sprawa w tym projekcie Ministerstwa Pracy, dwa takie bardziej szczegółowe elementy.</text:p>
      <text:p text:style-name="P772">To znaczy tak; myśmy rozmawiali na poprzednim tut<text:span text:style-name="T773">aj</text:span><text:span text:style-name="T774"><text:s/></text:span>spotkaniu, że wydało się, że w tej kwestii był pewien konsensus, że jesteśmy z pewnymi być może odchyleniami, ale w zasadzie za procentową indeksacją. Że nie jesteśmy za systemem, który jakby w sposób centralny postulował spłaszczanie zarobków przedsiębiorstwa. Że dostrzegamy presję społeczną na takie spłaszczanie i należy - tak ja to rozumia<text:span text:style-name="T775">ł</text:span>em - i należy w związku z tym dopuścić pewne rozwiązanie systemowe tam, gdzie taka presja silnie spłaszcz<text:span text:style-name="T776">aj</text:span>ąca<text:s/><text:span text:style-name="T777">b</text:span>y wystąpiła, to ten system powinien to pozwalać, ale generalnie<text:span text:style-name="T778"><text:s/></text:span>rze<text:span text:style-name="T779">cz<text:s/></text:span>biorąc system nie powinien narzucać formuły spłaszcz<text:span text:style-name="T780">aj</text:span>ącej, a w każdym razie silnie spłaszcz<text:span text:style-name="T781">aj</text:span>ąc<text:span text:style-name="T782">ej.</text:span></text:p>
      <text:p text:style-name="P783">Projekt Ministerstwa Pracy i Spraw Socjalnych taką klauzulę zawiera, silnie spłaszcz<text:span text:style-name="T784">aj</text:span>ącą koncepcję indeksacji, co mnie dziwi i mnie się wydaje, że jest niesłuszne.</text:p>
      <text:p text:style-name="P785">Ponadto projekt ten podkopuje idee wartościowania pracy przecież. On powiada w ten sposób, wprowadzamy tą ideę wartościowania, ale jednocześnie od początku. Odłóżmy sobie jakąś zakładkę funduszową, znaczną zakładkę funduszową, która ma pójść na podkopywanie tego systemu.</text:p>
      <text:p text:style-name="P786">Ja nie jestem ekonomistą płacowym, ja się na tym w związku z tym nie znam dobrze, na tych różnych aspektach systemu wartościowania, ale w ogóle nasuwa mi się, jak słuchałem pana ministra Szre<text:span text:style-name="T787">te</text:span>r<text:span text:style-name="T788">a</text:span>, taka generalna uwaga. Czy istotnie te całe koncepcje z wartościowaniem pracy są na linii reformy gospodarczej? Czy też właśnie to wartościowanie? Czy to jest system metodologiczny, czy to jest pewna metodologia, którą ministerstwo służy przedsiębiorstwom prawda, pomocą metodologiczną? Czy to jest system płacowy w gospodarce?</text:p>
      <text:p text:style-name="P789">Jeśli jest metodologią, to oczywiście nie można na tym budować zakładowych systemów wynagrodzeń, bo być może będą<text:s/>pewne przedsiębiorstw<text:span text:style-name="T790">a</text:span>, które uznają, że ten system wartościowania pracy w ogóle jest bez sensu<text:span text:style-name="T791">.</text:span></text:p>
      <text:p text:style-name="P792">I ostatnia uwaga do tego co mówił pan minister Szreter, ja chcę zwrócić uwagę, że nasz projekt zawiera pewien pomysł nie mówię, że łatwy, i że nie wymagający dopracowania, celowo te nasze pomysły formułowaliśmy tak w sposób otwarty, żeby one nie były zamknięte na różne rozwiązania szczegółowe, nawet je znacznie modyfikujące. Nasz projekt zawiera pewną - pewien mechanizm obrony przed tym, aby jeden system nie nałożył się na drugi. To znaczy wyraźnie jest w naszym projekcie zawarta idea, aby pierwsza akcja rewaloryza<text:span text:style-name="T793">cji</text:span><text:s/>wynagrodzeń wyglądała nieco inaczej jak będzie wyglądała następna. Żeby z bazą do tej pierwszej indeksacji cofnąć się o parę miesięcy tak, aby to co teraz załogi dost<text:span text:style-name="T794">aj</text:span>ą, czy dostaną za parę dni, czy dostały nawet za dwa miesiące do tyłu, zostały jakby włączone w ten system indeksacji i w związku z tym ta korekta stawek nie byłaby korektą nakładającą się.</text:p>
      <text:p text:style-name="P795">Więc proszę zwrócić uwagę, że ten element, to zmartwienie było też naszym zmartwieniem, i my tutaj być może - ja zdaję sobie sprawę,<text:s/><text:span text:style-name="T796">ż</text:span>e przetłum<text:span text:style-name="T797">acz</text:span>enie tej zasady na język konkretnego rozwiązania, to wcale nie jest taka sprawa prosta, ale my w tej kwestii jesteśmy całkowicie otwarci na rozwiązania i<text:s/><text:soft-page-break/>sądzimy, że takie rozwiązania są możliwe. Dziękuję.</text:p>
      <text:p text:style-name="P798"><text:span text:style-name="T799">O</text:span><text:span text:style-name="T800">b. Antoni Rajkiewicz</text:span><text:span text:style-name="T801">:</text:span></text:p>
      <text:p text:style-name="P802">To znaczy, ja szukam tych punktów zbliżenia. Pan by widział właściwie te dwie fazy. Fazy powiedziałbym jakiejś interwencji systemowej w tym roku i później przygotowania pewnych już, całościowych.</text:p>
      <text:p text:style-name="P803"><text:span text:style-name="T804">Ob. Andrzej Topiński</text:span><text:span text:style-name="T805">:</text:span></text:p>
      <text:p text:style-name="P806">Ja bym to widział w ten sposób, bo to jest troszeczkę odrębna kwestia, wydaje mi się, że są możliwe różne<text:s/>rozwiązania<text:span text:style-name="T807">,</text:span><text:s/>w jakiej otoczce my sprzedajemy, w jakim opakowaniu sprzedajemy tę indeksację, czy jako coś - na pewno nie sprzedajemy tego jako rzecz na wieki wieków, prawda<text:span text:style-name="T808">.</text:span><text:s/>To jest chyba z całą pewnością.</text:p>
      <text:p text:style-name="P809">Natomiast w jakim stopniu to jest rozwiązanie tymczasowe, to to jest sprawa otwarta.</text:p>
      <text:p text:style-name="P810">Niewątpliwie, jeśli chodzi o sprawy techniczne, musi być inne rozwiązanie na pierwszej indeksacji i muszą być klauzule wyjścia w ogóle z indeksacji. Później sądzę, że to w miarę musi być jednolity system.</text:p>
      <text:p text:style-name="P811"><text:span text:style-name="T812">Przewodniczący</text:span>:</text:p>
      <text:p text:style-name="P813">Dziękuję bardzo.</text:p>
      <text:p text:style-name="P814">Pan prezes Wiśniewski, przygotuje się pani doc. Jacukowicz.</text:p>
      <text:p text:style-name="P815"><text:span text:style-name="T816">Ob</text:span><text:span text:style-name="T817">.</text:span><text:span text:style-name="T818"><text:s/>Stanisław Wiśniewski</text:span><text:span text:style-name="T819">:</text:span></text:p>
      <text:p text:style-name="P820">Dziękuję bardzo.</text:p>
      <text:p text:style-name="P821">Dobrze, że pan doktor był łaskaw uściślić swoją definicję o co chodzi, bo jeśli zrozumiałem, a staram się przysłuchiwać dość uważnie panom, dysputom jakie tu się toczą, to ja rozumiem, że uruchomienie w tej chwili indeksacji ma jak gdyby - ma zostać potraktowane jako pewien niwelator przed erupcją pewnych żądań rewindykacyjnych, jakie mogą w bieżącym roku wystąpić w sferze płacy na tle wzrostu kosztó<text:span text:style-name="T822">w</text:span><text:s/>utrzymania i w ten sposób, jeśli bym pociągnął tą swoją myśl, to jest to niczym więcej, jak pewnym dodatkiem drożyźnianym. Bo indeksacja ma całkiem inny sens, kiedy wchodzi się w pewien zakres systemowych rozwiązań i sądzę, że nie wiem, czy nie warto wrócić do myśli, która krąży<text:span text:style-name="T823">ł</text:span>a na pierwszym spotkaniu, żeby przed dojściem do systemowych rozwiązań w zakresie indeksacji płac, uruchomić w tym roku doraźnie pewien dodatek drożyźniany, który nie łamałby w tej chwili istniejących już systemów,<text:s/><text:span text:style-name="T824">z</text:span>akładowych systemów wynagradzania, czy też zawieranych w tej chwili i szykowanych następnych układów zbiorowych pracy. Bo ja sobie pozwoliłem przynieść dzisiaj jedną umowę zbiorową zakładową, opartą na branżowym naszym układzie zbiorowym pracy, gdzie indeksacja jest coroczna systemowa, która daje realną perspektywę corocznego ruchu, zawiera w sobie takie mechanizmy, zmuszające do ruchu w sferze płacowej.</text:p>
      <text:p text:style-name="P825">I sądzę, że wejście w tej chwili w te propozycje znowu nam rozwarstwi jak gdyby sferę niesprawiedliwości. Bo ten, który<text:s/>jeślibyśmy<text:s/>przyjęli, że indeksacja będzie uruchamiana pewnym współczynnikiem równym dla wszystkich. Bo ten co ma 100 tys., a ten co ma 20, nastąpi dalsze rozwarstwienie.</text:p>
      <text:p text:style-name="P826">Bo jeśli my mówimy w tej chwili panie doktorze, o wyrównywaniu kosztów utrzymania, to mniej więcej te koszty w zależności no od standardu życiowego, rozk<text:span text:style-name="T827">ł</text:span>adają się równo. A jeśli to się wiąże ze sferą wynagrodzenia, to będzie tutaj no schodki zaczną nam się tworzyć.</text:p>
      <text:soft-page-break/>
      <text:p text:style-name="P828">Także nie wiem, czy jest to bezpieczne, bo ja rozumiem, że w tej chwili trzeba uspokoić społeczeństwo. Trzeba społeczeństwu powiedzieć, że o ile wzrosną na przykład w tym roku koszty utrzymania o 50<text:span text:style-name="T829">%,</text:span><text:s/>to indeksacja w jakiś sposób zwróci wam 48%<text:span text:style-name="T830">.</text:span><text:s/>Ale co to jest? Jest to po prostu wyrównanie wz<text:span text:style-name="T831">r</text:span>ostu kosztów utrzymania. Czy wiązać to z wynagrodzeniem gdzie w tej chwili, no funkcjonują pewne systemowe rozwiązania gdzie w zakładowych systemach płacowych są zawarte pewne funkcje motywacyjne, funkcje, które no moim skromnym przekonaniem zatracimy w tej chwili. I wiele zakładów pracy będzie w tej trudnej sytuacji gospodarczej, że my wprowadzimy indeksację, ale zakłady pracy nie będą miały na to środków. Ja podam przykład swojej branży, co nie staram się nigdy robić.</text:p>
      <text:p text:style-name="P832">CPR odebrał nam 18% papieru mniej. Mamy dwa miesiące przestoju w branży, całej branży. To jest taka skala. Z czego środki na wynagrodzenia? Jak ja mam ludziom mówić, że ja wam gwarantuję, że koszty, wzrost kosztów utrzymania będzie zwrócony.</text:p>
      <text:p text:style-name="P833">Jest tu problem odpowiedzialności również centrum, uruchomienia pewnych rozwiązań systemowych, w opodatkowaniu, w pewnych rozwiązaniach, które umożliwiłyby przedsiębiorstwom wygospodarowanie pewnych środków.</text:p>
      <text:p text:style-name="P834">Ja nie wiem, czy my opuszczając indeksację, aż do zakładu pracy, nie popełnimy pewnego błędu. Czy nie trzeba tego robić na szczeblu poszczególnych branż, gałęzi gospodarki. Są to moje osobiste wątpliwości, chociaż tak jak całe nasze przedstawicielstwo, jesteśmy za. Tylko czy to indeksacja, czy to dodatek droży<text:span text:style-name="T835">ź</text:span>niany. Jest tu pewien cały wachlarz niebezpieczeństw, z którymi możemy się natknąć. To co mówił pan dr Święcicki, to co kolega mówił, że sądzę, że sam problem musimy rozpatrywać w szerszym aspekcie, cen, pewnych systemów podatkowych, całościowy, bo oderwanie się od tego, no możemy się to co pan powiedział, panie doktorze, że możemy się bardzo szybko być zmuszeni do wycofania się z tego.</text:p>
      <text:p text:style-name="P836">Jest to nowe zjawisko, bardzo potrzebne, społecznie, publicznie, żebyśmy my jako przedstawicielstwo tych sił społeczno-związkowych gwarantowali ludziom, że nie dopuścimy do dalszego obniżana poziomu życia ludzi, ale żebyśmy nie natknęli się, no na potrzebę szybszego wyjścia z tego.</text:p>
      <text:p text:style-name="P837">Także jestem pełen obaw co do tego, i sądzę, że to co pan prof. Rajkiewicz był łaskaw mówić na poprzednim posiedzeniu i ja również, że bez jakiejś centralnego, centralnego ośrodka, który by no w generalnych założeniach mimo reformowania gospodarki postarał się kreować politykę płacową, w oparciu o sprawdzone mechanizmy w całym świecie od dziesiątków lat, układy zbiorowe pracy, to sądzę, że możemy tu popełnić w tej chwili pewną nieuczciwość wobec społeczeństwa, że powiemy, że to gwarantuje, ale znaczna część tego społeczeństwa może widzieć to przez szybę tylko. Przedsiębiorstwa<text:s/>po prostu nie będą miały na to środków<text:span text:style-name="T838">.</text:span><text:s/>To jest problem.</text:p>
      <text:p text:style-name="P839">Dziękuję bardzo.</text:p>
      <text:p text:style-name="P840"><text:span text:style-name="T841">Przewodniczący</text:span>:</text:p>
      <text:p text:style-name="P842">Dziękuję bardzo.</text:p>
      <text:p text:style-name="P843">No dotyka pan, panie przewodniczący bardzo istotnego i dramatycznego aspektu naszych tutaj prac i obrad, ale to że my się też boimy tak jak pan się boi. Ja przepraszam, że tak wkraczam tutaj w ten układ dyskutantów, ale te dwa słowa jakoś chyba muszę powiedzieć.</text:p>
      <text:p text:style-name="P844">My się też przecież bardzo boimy. Natomiast nie widzimy poza tą propozycją, która tutaj jest przedłożona innego sposobu, żeby osiągnąć dwie rzeczy, żeby osiągnąć aż dwie rzeczy. To znaczy<text:s/><text:soft-page-break/>prawda zapobiec konfliktom społecznym.<text:s/><text:span text:style-name="T845">Jest</text:span><text:s/>to również nasza życiowa i osobista, ludzka sprawa.</text:p>
      <text:p text:style-name="P846">Ja nie chcę, nie chciałbym, żeby narastały i rozwijały się konflikty w zakładach, często na zasadzie również współzawodnictwa związków zawodowych prawda. Trzeba do minimum<text:span text:style-name="T847"><text:s/></text:span>ograniczyć zakres konfliktów i sporów. One będą, one są nieuniknione, bo takie jest życie, natomiast od nas zależy, czy je potrafimy istotnie ograniczyć.</text:p>
      <text:p text:style-name="P848">A po drugie, nie widzę, pomimo tych przedłożeń, ze strony koalicji jak by to powiedział pan prof. Rajkiewicz prawda, ze strony władz, ja nie widzę żadnych gwarancji, które by nam zachowały to co się stało w roku 1988. Nie widać żadnych mechanizmów ani żadnych środków i sposobów, poza prawda ogólnymi konstatacjami, na przykład pana dr Święcickiego, ale który nam nie powie prawda, w jaki sposób naprawdę wstrzymać ten wspaniały wyścig pomiędzy wzrostem cen i płac.</text:p>
      <text:p text:style-name="P849">Natomiast, żebyśmy się my rozumieli, zwracam się tutaj to pana Wiśniewskiego i do innych kolegów z OPZZ, żebyśmy się dobrze tutaj rozumieli prawda.</text:p>
      <text:p text:style-name="P850">Dla nas, może się też mylimy, ale jest pewna granica naszych możliwości działania tego mechanizmu. Mianowicie tą granicą są możliwości finansowe przedsiębiorstwa, które nie jest w stanie sprzedać swoich wyrobów, lub - to też może być sytuacja rozumiem - nie jest w stanie w ogóle produkować, bo na przykład nie będzie papieru prawda czy tam czegoś innego nie będzie.</text:p>
      <text:p text:style-name="P851">Ale to jest sprawa, która właściwie wykracza poza nasze możliwości zupełnie, prawda. T<text:span text:style-name="T852">o</text:span><text:s/>znaczy, jeżeli jest to normalne przedsiębiorstwo, które ma wysokie koszty, jest źle pracującym przedsiębiorstwem, no to trzeba je zlikwidować i zastosować inne prawda przepisy, ratowania majątku i ratowania ludzi przede wszystkim. Będziemy ratować ludzi. Natomiast tutaj nasza rola się kończy.</text:p>
      <text:p text:style-name="P853">Natomiast jeżeli oczywiście wie pan, panie prezesie, jeżeli są możliwości podniesienia cen, prawda i ludzie to i tak kupią, to jest potrzebne. No to wtedy podniesiemy cenę.</text:p>
      <text:p text:style-name="P854">Ja nie wchodzę w tej chwili w zupełne szczegóły, być może prawda dalej bardzo ostrożnie, ja się<text:s/><text:span text:style-name="T855">s</text:span>am boję, uczestniczę również w aktywności gospodarczej pewnych jednostek. Wisi nad nami prawda<text:s/>„pała”<text:s/>izby skarbowej, która zawsze nam da popalić, jeżeli prawda uzna to za właściwe i celowe, i bardzo niebezpiecznie jest z nimi zarywać, i w związku z tym wielka ilość przedsiębiorstw boi się, bardzo ostrożnie traktuje podnoszenie cen. Tutaj będą pewne granice. Niewiele nam zostanie na te motywacje i na te awan<text:span text:style-name="T856">s</text:span>e prawda, ale wyjdziemy na swoje, prawda. I w tym wypadku to musi być przyjęte, chociaż może lekko zadziałać<text:s/>proinflacyjnie.</text:p>
      <text:p text:style-name="P857">Natomiast w ogromnej większości przypadków jednak chyba<text:s/>stawiamy czoła temu.</text:p>
      <text:p text:style-name="P858">Bardzo przepraszam za ten wtręt. Pani Jacukowicz, przygotuje się pani Staniszewska.</text:p>
      <text:p text:style-name="P859"><text:span text:style-name="T860">Ob. Zofia J</text:span><text:span text:style-name="T861">ac</text:span><text:span text:style-name="T862">ukowicz</text:span>:</text:p>
      <text:p text:style-name="P863">Przygotowując projekt indeksacji tak zwanej strony rządowej zastanawiałam się nad tym, i ponieważ sama przygotowując go dla rządu brałam pod uwagę te możliwości indeksacji, które są w gestii właśnie rządowej. Do takich uprawnień rządu zaliczyłam: opodatkowanie funduszu płac, w ogóle zasady tworzenia funduszu płac. I tu sugeruję, jak mówię w liczbie - w osobie pierwszej, dlatego że w zasadzie jest to, no taka po prostu... materiał roboczy, nie jest to stanowisko rządu, ale jest zaakceptowane przez ministra Szretera, żeby to dzisiaj przedstawić.</text:p>
      <text:p text:style-name="P864">Więc fundusz płac, kształtowanie wzrostu funduszu płac należy do uprawnień rządu, wobec tego<text:s/><text:soft-page-break/>proponuję tutaj w pełni indeksować wzrost funduszu płac o wzrost kosztów utrzymania, chociaż jest problem, że w niektórych przedsiębiorstwach produkcja może spaść o 20% i wobec tego jak indeksować, czy tak samo mimo, że w ewidentny sposób nie produkują, czy powinni dostać to samo, dlatego że wzrosły ceny. Ale to tutaj jest celowo pominięte, żeby nie gmatwać.</text:p>
      <text:p text:style-name="P865">Druga rzecz. W gestii rządu leżą podatki i te od funduszu płac, znowu wracam do tego, bo to jest właściwie, tworzenie funduszu płac ma dwa aspekty i podatkowy i zasad kształtowania, i drugie - wszystkie podatki od wynagrodzeń, podatek wyrównawczy, czy od dochodów, które kiedykolwiek mogą zostać jeszcze wprowadzone. I tu też proponuję, żeby wzrost cen był uwzględniony. To jest w tej propozycji.</text:p>
      <text:p text:style-name="P866">I trzecia rzecz również regulowana przez rząd, to jest najniższe wynagrodzenie. I to najniższe wynagrodzenie już w zasadzie w rozmaitych systemach płac jest indeksowane.</text:p>
      <text:p text:style-name="P867">Ale zgadzam<text:s/><text:span text:style-name="T868">si</text:span>ę z propozycją tutaj przedstawioną przez<text:s/>„Solidarność<text:span text:style-name="T869">”</text:span>, to jeszcze by się trzeba tej płacy minimalnej dokładnie przyjrzeć.</text:p>
      <text:p text:style-name="P870">Zresztą tutaj też jest w tym naszym projekcie taka koncepcja, żeby ewentualnie zastosować jakąś elastyczną płacę n<text:span text:style-name="T871">aj</text:span>niższą.</text:p>
      <text:p text:style-name="P872">Teraz tak. Dlatego chcę powiedzieć, że tutaj to co można było zrobić od razu, jest przyjęta zasada, że jest indeksow<text:span text:style-name="T873">an</text:span>e.</text:p>
      <text:p text:style-name="P874">Natomiast druga sprawa, to właśnie indeksowanie płacy minimalnej, czy mamy prawo narzucić przedsiębiorstwom, żeby według przyjętych zasad procentowego wskaźnika podwyższały każdemu płacę w jednakowy sposób. I otóż uważam, że rząd takiego prawa nie ma. I tego nie rekomendowałabym, dlatego że zgodnie z reformą gospodarczą, z uprawnieniem przedsiębiorstw do samodzielnego kształtowania płac indywidu<text:span text:style-name="T875">al</text:span>nych, rząd nie powinien w to wnikać. Powinien stworzyć warunki do indeksacji, stworzyć gwarancję indeksacji, bo ustalenie odpowiedniego wskaźnika wzrostu funduszu płac jest i warunkiem, i gwarancją wprowadzenia indeksacji. Bez funduszu płac podnosić nie można.</text:p>
      <text:p text:style-name="P876">Natomiast to w jaki sposób powinny one wzrastać indywidualnie, powinny kształtować same zakłady pracy, związki zawodowe, układy zbiorowe pracy. Jednym słowem, to powinno się odbywać - mam takie stanowisko - na niższym szczeblu. Że no dzisiaj, jeżeli nawet uzgodnimy to trochę bezprawnie, ze strony rządu.</text:p>
      <text:p text:style-name="P877">Druga rzecz. Czy jeżeli mamy, jeżeli przyjmujemy, że indeksacja jest dokonywana zgodnie z samodzielnością przedsiębiorstw, to wtedy cały ten drugi nurt mojego rozumowania jest właściwie trochę niepotrzebny, o tym, że powinny być podnoszone w większym stopniu te płace niższe. Ale ja to później uzasadnię.</text:p>
      <text:p text:style-name="P878">W każdym razie nadrzędną kwestią chcę powiedzieć jest to, że przedsiębiorstwa mają prawo indeksować według przyjętych przez siebie zasad, to znaczy albo tak jak tam proponuję, żeby więcej tym niżej zarabi<text:span text:style-name="T879">aj</text:span>ącym, albo równo proporc<text:span text:style-name="T880">jo</text:span>n<text:span text:style-name="T881">al</text:span>nie tak jak jest w propozycjach<text:s/>„Solidarności”, albo jeszcze inaczej według własnych życzeń, no chociażby przede wszystkim indeksować i podwyższać płace najwyżej zarabi<text:span text:style-name="T882">aj</text:span>ącym.</text:p>
      <text:p text:style-name="P883">Według uznania i woli.</text:p>
      <text:p text:style-name="P884">A teraz dlaczego proponuję jednak, i tak tutaj sporo jest tych przykładów i obliczeń, dlaczego jednak proponuję, żeby przede wszystkim podwyższać płace najniżej zarabi<text:span text:style-name="T885">aj</text:span>ącym, a nie propor<text:span text:style-name="T886">cj</text:span>onalnie mimo,<text:s/><text:soft-page-break/>że to spłaszcza wynagrodzenie.</text:p>
      <text:p text:style-name="P887">No jeżeli założymy, że wzrost kosztó<text:span text:style-name="T888">w</text:span><text:s/>utrzymania jest 50<text:span text:style-name="T889">%</text:span>, 60% płacy przeciętnej, no to jest 90 tys. przeciętnie biorąc, 30 tys. przeciętnie wzrost kosztów utrzymania. To ten najniżej zarabiający, który ma 30 tys. 50<text:span text:style-name="T890">%</text:span><text:s/>, dostanie 45, tylko 15 tys. Ktoś, kto ma 100 tys. dostanie 50%, 50 tys. Po prostu kwotowo to są bardzo duże różnice i tu nawiązuję do tego, co mówił przed chwilą przedstawiciel OPZZ.</text:p>
      <text:p text:style-name="P891">To ja nie jestem za spłaszczaniem płac, jako za prawidłowością, kształtowania proporcji płac. Ale po prostu jeżeli płace się wiążą ze wzrostem kosztów<text:s/><text:span text:style-name="T892">u</text:span>trzymani<text:span text:style-name="T893">a</text:span>, to trzeba prawda patrzeć nie tylko na efekty pracy, z którymi się wiąże zró<text:span text:style-name="T894">żnico</text:span>w<text:span text:style-name="T895">anie,</text:span><text:s/>ale trzeba patrzeć właśnie na wzrost kosztów utrzymania, że on jest taki, no mniej więcej dla każdego jednakowy.</text:p>
      <text:p text:style-name="P896">Albo gdybyśmy mieli zrobić to w stosunku do kosztów utrzymania, może by należało bardziej zróżnicować koszyki.</text:p>
      <text:p text:style-name="P897">No, założenie podstawowe jest takie, że powinno się utrzymać pozycję płacową każdego pracownika na niezmienionym poziomie, nie obniżonym poziomie. Taka jest w zasadzie idea indeksacji.</text:p>
      <text:p text:style-name="P898">Ale w przypadku naszych bardzo ciężkich warunków materialnych, uważam, że w pierwszym rzędzie trzeba zagwarantować podwyżkę płac osobom najmniej zarabi<text:span text:style-name="T899">aj</text:span>ącym, żeby im w ogóle opłaciło się przyjść do pracy, tracić energię i czas, a nikt nie może pracować za niższe wyn<text:span text:style-name="T900">ag</text:span>ro<text:span text:style-name="T901">dz</text:span>enie, niż niezbędne jest do utrzymania. Mogłoby dojść do tego, że to wynagrodzenie będzie niższe.</text:p>
      <text:p text:style-name="P902">Ale jeszcze parę spraw związanych jeszcze z wystąpieniem pana dr Topińskiego.</text:p>
      <text:p text:style-name="P903">Czy... co nam może załatwić kompromis? No ja muszę powiedzieć, że po prostu mnie nie chodzi o to, żeby pójść na pół-indeksa<text:span text:style-name="T904">cj</text:span>i, tytko żeby ze strony rządowej zrobić to do czego ona jest uprawniona i nie przekraczać swoich kompetencji. Dlatego tak tutaj z takim uporem podkreślam to, że nie powinno się wnikać w rozwiązania ind<text:span text:style-name="T905">yw</text:span>idu<text:span text:style-name="T906">al</text:span>ne<text:span text:style-name="T907">j</text:span><text:s/>indeksacji.</text:p>
      <text:p text:style-name="P908">Druga sprawa, ten związek z wartościowaniem. No wartościowanie ju<text:span text:style-name="T909">ż</text:span><text:s/>zostało wprowadzone, indeksacją najniższego wynagrodzenia, co pokazuje również i to, że no rząd idzie w tym kierunku.</text:p>
      <text:p text:style-name="P910">Natomiast czym w ogóle jest wartościowanie? Jest to po prostu metoda określania zaszeregowania pracowników<text:s/>do kategorii<text:s/><text:span text:style-name="T911">w</text:span><text:s/>sposób możliwie zobiektywizowany, można to robić różnymi metodami. Jedną z metod rekomendu<text:span text:style-name="T912">je</text:span>my, ale oczywiście można robić rozmaite inne. I dalej jest to związane z budową tabeli płac normalnie według zasad kształtowania płac zasadniczych tak jak to się mniej więcej do tej pory robiło zawsze, ponieważ nie ma takiej zasady, żeby opłacać każdego według uznania - ty dzisiaj jesteś u mnie warty tysiąc złotych, a ty jesteś wart dwa tysiące. Po prostu ustala się zasady z<text:span text:style-name="T913">as</text:span>zeregowywania do kategorii zasadniczych i według tego ustala się płace.</text:p>
      <text:p text:style-name="P914">I dalej zgodnie z tymi zasadami, niektóre przedsiębiorstwa stosujące zakładowy system wynagradzania powprowadzały rzeczywiście nawet bez układów zbiorowych pracy pewne formy rekompensaty. Bo do tego są uprawnione już teraz.</text:p>
      <text:p text:style-name="P915">Jeżeli chodzi o sferę budżetową, to już ostatnia kwestia<text:span text:style-name="T916">,</text:span><text:s/>to uważam, że w sferze budżetowej powinny być rekompensaty i nie tylko propor<text:span text:style-name="T917">cjo</text:span>n<text:span text:style-name="T918">al</text:span>nie, nie indeksacja nie tylko propor<text:span text:style-name="T919">cj</text:span>on<text:span text:style-name="T920">al</text:span>nie do wzrostu cen, ale propor<text:span text:style-name="T921">cjo</text:span>n<text:span text:style-name="T922">al</text:span>nie do wartości tej pracy.</text:p>
      <text:p text:style-name="P923"><text:span text:style-name="T924">W</text:span><text:s/>tym roku po raz pierwszy odkąd pamiętam chyba w historii Polski, wprowadziło się zasadę radykalnego podwyższenia płac w sferze budżetowej, biorąc pod uwagę znaczenie pracy, jej złożoność,<text:s/><text:soft-page-break/>odpowiedzialność itd.</text:p>
      <text:p text:style-name="P925">Jeżeliby się ją miało rewaloryzować tylko do wzrostu cen, no to byłby znowu spadek pozy<text:span text:style-name="T926">cji</text:span><text:s/>zawodowej tych pracowników. Także jeżeli powiedzmy zakładając, że ustali się płace sfery budżetowej na odpowiednim poziomie, to później należałoby ją jednak rewaloryzować w stosunku do wzrostu płac w sferze produkc<text:span text:style-name="T927">yj</text:span>n<text:span text:style-name="T928">ej,</text:span><text:s/>a nie w stosunku do wzrostu cen.</text:p>
      <text:p text:style-name="P929">Sfera budżetowa powinna również korzystać ze wzrostu e<text:span text:style-name="T930">fe</text:span>ktywności, ze wzrostu dochodu narodowego i tego wszystkiego, co znajdzie odbicie we wzroście płac, a nie tylko rewaloryzować do wzrostu cen.</text:p>
      <text:p text:style-name="P931">Dziękuję.</text:p>
      <text:p text:style-name="P932"><text:span text:style-name="T933">Ob. Andrzej Topiński</text:span>:</text:p>
      <text:p text:style-name="P934">Czy można pytanie zadać?</text:p>
      <text:p text:style-name="P935"><text:span text:style-name="T936">P</text:span><text:span text:style-name="T937">rz</text:span><text:span text:style-name="T938">ewodnicz</text:span><text:span text:style-name="T939">ący</text:span>:</text:p>
      <text:p text:style-name="P940">Do pani profesor?</text:p>
      <text:p text:style-name="P941"><text:span text:style-name="T942">Ob. Andrzej Topiński</text:span>:</text:p>
      <text:p text:style-name="P943">Tak.</text:p>
      <text:p text:style-name="P944"><text:span text:style-name="T945">P</text:span><text:span text:style-name="T946">rz</text:span><text:span text:style-name="T947">ewodnicz</text:span><text:span text:style-name="T948">ą</text:span><text:span text:style-name="T949">c</text:span><text:span text:style-name="T950">y</text:span>:</text:p>
      <text:p text:style-name="P951">Proszę bardzo. Pan Topiński.</text:p>
      <text:p text:style-name="P952"><text:span text:style-name="T953">Ob. Andrzej Topiński</text:span>:</text:p>
      <text:p text:style-name="P954">Mnie chodzi o to, żeby pani zechciała bliżej sprecyzować stanowisko w sprawie indywidualiza<text:span text:style-name="T955">cj</text:span>i. Ono jest dla mnie jasne jeśli chodzi o to, że chciałaby pani, aby powiedzmy ten wskaźnik stopnia pełności, my to nazywamy wskaźnikiem korekcyjnym, mógł być różnie rozłożony w poszczególnych zakładach.</text:p>
      <text:p text:style-name="P956">Ale czy uważa pani, że pewne elementy systemu indeksacji powinny być, czy powinny być - ja pomijam jeszcze kwestie prawną, jak to wprowadzić<text:s/><text:span text:style-name="T957">-</text:span><text:s/>ale jakie elementy tego systemu powinny być w gospodarce w zasadzie jednolite. Bo na przykład kwestia wskaźnika, częstotliwości tych indeksacji prawda i powiedzmy jakiegoś średniego czy nieprzekra<text:span text:style-name="T958">czal</text:span>nego wskaźnika indeksacji w skali zakładu.</text:p>
      <text:p text:style-name="P959">Jakie elementy widzi pani jako pożądane, aby były wprowadzone jednolicie w gospodarce. Ja pomijam tutaj w tym pytaniu kwestię prawną, jak to wprowadzić. To jest odrębny problem.</text:p>
      <text:p text:style-name="P960"><text:span text:style-name="T961">Ob. Zofia Jacukowicz</text:span><text:span text:style-name="T962">:</text:span></text:p>
      <text:p text:style-name="P963">Przede wszystkim jednolity powinien być koszyk i jej podstawa liczenia. Jednolita powinna być obligatoryjnie najniższa rekompensata. Czyli obligator<text:span text:style-name="T964">yj</text:span>na najniższa, to jest, to jest rewaloryzowanie najniższego wynagrodzenia.</text:p>
      <text:p text:style-name="P965">Natomiast inne powinny być już uzależnione od.<text:span text:style-name="T966">.</text:span>.</text:p>
      <text:p text:style-name="P967"><text:span text:style-name="T968">O</text:span><text:span text:style-name="T969">b. Andrzej Topiński</text:span><text:span text:style-name="T970">:</text:span></text:p>
      <text:p text:style-name="P971">Częstotliwości też?</text:p>
      <text:p text:style-name="P972"><text:span text:style-name="T973">Ob. Zofia Jacukowicz</text:span><text:span text:style-name="T974">:</text:span></text:p>
      <text:p text:style-name="P975">Częstotliwość powinna być raczej jednakowa. Tak. Tylko te związane bezpośrednio z płacami.</text:p>
      <text:p text:style-name="P976"><text:span text:style-name="T977">Ob</text:span><text:span text:style-name="T978">.</text:span><text:span text:style-name="T979"><text:s/>Jerzy Szreter</text:span><text:span text:style-name="T980">:</text:span></text:p>
      <text:p text:style-name="P981">W tej chwili jest to systemowa, raz w roku ta podwyżka minimalnej. Sądzę, że tutaj trzeba by to zmienić. Zresztą jak na razie ta podwyżka minimalnej płacy jest robiona w sposób o tyle niedobry, że ona jest<text:s/><text:soft-page-break/>robiona o tempo wzrostu, o planowane tempo wzrostu płac, co jest pewnym systemowym błędem, ponieważ to są tylko nowe ceny. Więc nie uwzględnia skutków przechodzących.</text:p>
      <text:p text:style-name="P982">W związku z powyższym to jakby, jest to niedobre, i tutaj uważamy, że jako istotną zmianę po pierwsze - zrobić to na przykład dwa razy w roku.</text:p>
      <text:p text:style-name="P983">Nasza sugestia byłaby taka w tym względzie, no i oczywiście wtedy już urealniać to o realne tempo wzrostu z tym, że nasza propozycja jest taka, żeby to się jakoś składało w pewn<text:span text:style-name="T984">ą</text:span><text:s/>mniej czy bardziej doskonałą całość, to mamy w systemowych rozwiązaniach dla sfery budżetowej, mamy sytuację, gdzie jest powiedziane, że następuje zmiana<text:s/>-<text:s/>podwyżka,<text:span text:style-name="T985"><text:s/></text:span>jeżeli w ciągu półrocza to się odchyla o więcej niż 10% planowanego przyrostu. Wyjaśniałem poprzednio.</text:p>
      <text:p text:style-name="P986">Więc tutaj można by ten ogranicznik zastosować i tutaj w tym roku, w półroczu zrobić ten manewr z pewnym udoskonaleniem mechanizmu tej płacy minimalnej. Można by się jeszcze zastanawiać, ja nie bardzo w tej chwili wiem jak, w jaki sposób nieco bardziej obligator<text:span text:style-name="T987">yj</text:span>ny poprzenosić te skutki z płacy minimalnej dalej.</text:p>
      <text:p text:style-name="P988">A przepraszam, jeśli jeszcze tak się wdarłem do głosu, to chciałem jeszcze do jednej sprawy panie doktorze. Pan mówi, że pan jest przeciwko inflacyjnym wzrostom płac i prawie pełna indeksacja...</text:p>
      <text:p text:style-name="P989"><text:span text:style-name="T990">Ob. Andrzej Topiński</text:span><text:span text:style-name="T991">:</text:span></text:p>
      <text:p text:style-name="P992">Struktur,<text:s/><text:span text:style-name="T993">n</text:span>ie płac.</text:p>
      <text:p text:style-name="P994"><text:span text:style-name="T995">Ob. Jerzy Szreter</text:span><text:span text:style-name="T996">:</text:span></text:p>
      <text:p text:style-name="P997"><text:span text:style-name="T998">No tak. No, ale powiada pan, że pan jest przeciwko temu. No, jak pan sobie wyobraża, jak my byśmy</text:span><text:s/>w tym roku mogli zrobić na przykład dwa razy, tak jak w tej chwili jest to robione, że sfera budżetowa będzie miała tempo wzrostu prawie dwa razy większe niż sfera materialna. Jest to skutek pewnych niedobrych zaszłości, pewnej niedobrej struktury.</text:p>
      <text:p text:style-name="P999">Jeżeli wyobrazimy sobie, pański idealistyczny model, pełnego oddawania, to nie ma mowy o żadnym takim ruchu. Jesteśmy skazani na niepowodzenie, no chyba że będziemy mieli wzrost płacy realnej, co jest jak wiadomo w tej chwili w n<text:span text:style-name="T1000">aj</text:span>bliższym czasie utopią.</text:p>
      <text:p text:style-name="P1001"><text:span text:style-name="T1002">Ob. Andrzej Topiński</text:span><text:span text:style-name="T1003">:</text:span></text:p>
      <text:p text:style-name="P1004">Ja chcę zwrócić uwagę,<text:s/><text:span text:style-name="T1005">ż</text:span>e my mówimy o zasadzie pewnej. Mamy tutaj pewną możliwość zawierania w tej formule, pewną zasadę elastyczności prawda. Ta zasada jest sądzę, bardzo ważna.</text:p>
      <text:p text:style-name="P1006">Poza tym chcę przypomnieć, że ten, że to opóźnienie sfery budżetowej jest skutkiem ubocznym pewnego zamysłu zmian w strukturze cen, a więc i dochodów w<text:s/><text:span text:style-name="T1007">op</text:span>e<text:span text:style-name="T1008">r</text:span>acji c<text:span text:style-name="T1009">enow</text:span>o<text:span text:style-name="T1010">-</text:span>d<text:span text:style-name="T1011">oc</text:span>hodo<text:span text:style-name="T1012">wej.</text:span></text:p>
      <text:p text:style-name="P1013">Przecież to jest taka...</text:p>
      <text:p text:style-name="P1014"><text:span text:style-name="T1015">Ob. Jerzy Szreter</text:span><text:span text:style-name="T1016">:</text:span></text:p>
      <text:p text:style-name="P1017">Nie ma co o historii mówić.</text:p>
      <text:p text:style-name="P1018"><text:span text:style-name="T1019">Ob. Andrzej Top</text:span><text:span text:style-name="T1020">i</text:span><text:span text:style-name="T1021">ński</text:span>:</text:p>
      <text:p text:style-name="P1022">Ale to jest ważne.</text:p>
      <text:p text:style-name="P1023"><text:span text:style-name="T1024">O</text:span><text:span text:style-name="T1025">b</text:span><text:span text:style-name="T1026">.</text:span><text:span text:style-name="T1027"><text:s text:c="23"/></text:span><text:span text:style-name="T1028">:</text:span></text:p>
      <text:p text:style-name="P1029">W tych makiawelicznych zamysłach.</text:p>
      <text:p text:style-name="P1030"><text:span text:style-name="T1031">Ob. Andrzej Topiński</text:span><text:span text:style-name="T1032">:</text:span></text:p>
      <text:p text:style-name="P1033">Makiawe<text:span text:style-name="T1034">licz</text:span>nych nie było żadnych, tylko była po prostu sytuacja taka, że groził budżetowi ten sam<text:s/><text:soft-page-break/>deficyt, który jest w tym roku. To wystarczy zajrzeć do ustawy budżetowej, miał być bilion. I po to, żeby tego biliona nie było, zrobiono operację cenowo-dochodową. To jest napisane w ustawie budżetowej przecież.</text:p>
      <text:p text:style-name="P1035">Więc w związku z tym była pewna próba redystrybuc<text:span text:style-name="T1036">ji<text:s/></text:span>dochodu, która dała ten wzrost cen. Czyli w efekcie tego powstała sytuacja w sferze...</text:p>
      <text:p text:style-name="P1037"><text:span text:style-name="T1038">Ob</text:span><text:span text:style-name="T1039">.</text:span><text:span text:style-name="T1040"><text:s/>Jerzy Szreter</text:span>:</text:p>
      <text:p text:style-name="P1041">Czyli dokładnie w sferze budżetowej, to w ustawie były założone wskaźniki znacznie wyższe i był w tejże ustawie budżetowej, sfera budżetowa była zaplanowana na poziomie 18 % wyższym niż sfera materialna. Materialna uciekła. Oczywiście nie ma co chwalić, tylko że to jest inna sprawa, nieistotna w tej chwili dla tego uzgodnienia.</text:p>
      <text:p text:style-name="P1042"><text:span text:style-name="T1043">Przewodniczący</text:span><text:span text:style-name="T1044">:</text:span></text:p>
      <text:p text:style-name="P1045">Dziękuję bardzo.</text:p>
      <text:p text:style-name="P1046">Proszę bardzo, pani Staniszewska, przygotuje się pan Kulcz<text:span text:style-name="T1047">y</text:span><text:span text:style-name="T1048">cki</text:span>.</text:p>
      <text:p text:style-name="P1049"><text:span text:style-name="T1050">Ob.</text:span><text:span text:style-name="T1051"><text:s/>Grażyna Staniszewska</text:span><text:span text:style-name="T1052">:</text:span></text:p>
      <text:p text:style-name="P1053">Ja chciałabym jeszcze wrócić do jednej takiej generalnej zasady. Dlaczego nam zależy na powszechnej indeksacji płac.</text:p>
      <text:p text:style-name="P1054">Otóż powszechna indeksacja płac może by<text:span text:style-name="T1055">ć</text:span><text:s/>narzędziem nacisku właśnie na restrukturyzację i na redukcję zbędnych etatów. Narzędziem nacisku na to, żeby wreszcie ograniczyć sprawozdawczość, ograniczyć cały ten papierowy obrót, który wymusza zatrudnienie ogromnej rzeszy administra<text:span text:style-name="T1056">cj</text:span>i.</text:p>
      <text:p text:style-name="P1057">Nad tymi sprawami strona rządowa cały czas przechodzi do porządku dziennego. To już o ile pamiętam na kwiecień ubiegłego roku było obiecywane zasadnicze zmiany w sprawach sprawozdawczości, a co za tym idzie, możliwość redukcji etatów administra<text:span text:style-name="T1058">cj</text:span>i. Takie zmiany nie zostały wprowadzone.</text:p>
      <text:p text:style-name="P1059">Nadal działy księgowości, te działy, które służą do obrotu papierowego są nadmiernie rozbudowane. I jeżeli tu nie będzie szukania oszczędności to nie może być również szukania oszczędności po prostu w kieszeniach szeregowych pracowników. To jest niemoralne.</text:p>
      <text:p text:style-name="P1060">Powszechna indeksacja może, tak sądzę, wymusić zmiany, wymusić zmiany takie, które spowodują restrukturyza<text:span text:style-name="T1061">cję</text:span><text:s/>i redukcję naprawdę zbędnych w naszej gospodarce etatów.</text:p>
      <text:p text:style-name="P1062">Natomiast.<text:span text:style-name="T1063">.</text:span>.</text:p>
      <text:p text:style-name="P1064"><text:span text:style-name="T1065">Ob. Marcin Święcicki</text:span><text:span text:style-name="T1066">:</text:span></text:p>
      <text:p text:style-name="P1067">W jaki sposób, bo nie zrozumiałem.</text:p>
      <text:p text:style-name="P1068"><text:span text:style-name="T1069">Ob. Grażyna Staniszewska</text:span><text:span text:style-name="T1070">:</text:span></text:p>
      <text:p text:style-name="P1071">Aha, w jaki sposób? No otóż taki, że państwo chcecie przerzucić koszty inflacji na pracowników. Na pracowników. Dyrektor, ja rozumiem obawy dyrektora, bo dyrektor się<text:s/>boi. Dyrektor z nomenklatury boi<text:s/><text:span text:style-name="T1072">s</text:span>ię góry, ale boi się również dołu. Boi się własnych pracowników. To jest z reguły tak, jak to wczoraj tłumaczyłam, dobór negatywny ludzi do po prostu do kierowania z reguły nienadających się. On się boi wszelkich zmian i na zewnątrz, i wewnątrz również.</text:p>
      <text:p text:style-name="P1073"><text:span text:style-name="T1074">Ob. Leon Podk</text:span><text:span text:style-name="T1075">am</text:span><text:span text:style-name="T1076">iner</text:span><text:span text:style-name="T1077">:</text:span></text:p>
      <text:p text:style-name="P1078">Dlaczego od r<text:span text:style-name="T1079">az</text:span>u wyrzuc<text:span text:style-name="T1080">ać</text:span>?</text:p>
      <text:p text:style-name="P1081"><text:span text:style-name="T1082">Ob. Grażyna Staniszewska</text:span>:</text:p>
      <text:soft-page-break/>
      <text:p text:style-name="P1083">Już zaraz wytłumaczę.</text:p>
      <text:p text:style-name="P1084">I dlatego jemu jest prościej regulować system płac w ten sposób nie zmieniając struktury zatrudnienia, tylko po prostu płacąc lepiej pracownikom jemu bardziej użytecznym, a mniej pracownikom mniej użytecznym, i w ten sposób jakby wymuszać na nim zwolnienie się z pracy, niż po prostu zwolnić go z pracy, bo źle pracuje. Jest mu to łatwiej. Także te koszty po prostu - braku odwagi podjęcia decyzji, tak redukcyjnych, jak i o właśnie, zwalniani<text:span text:style-name="T1085">e</text:span><text:s/>złych pracowników, taki dyrektor jaki jest, po prostu przerzuca na ograniczanie tego poczucia bezpieczeństwa ludzi.</text:p>
      <text:p text:style-name="P1086">Także ja uważam, że zapewnienie po prostu ludziom autom<text:span text:style-name="T1087">at</text:span>ycznego wyrównywania płac, zmusi dyrektorów po pierwsze do większej odwagi w zmienianiu, w zmianach, w reorganiza<text:span text:style-name="T1088">cj</text:span>i przedsiębiorstwa, i tu szukaniu po prostu oszczędności, niż po prostu w odbijaniu sobie tego na ludziach pracy.</text:p>
      <text:p text:style-name="P1089"><text:span text:style-name="T1090">Ob. Leon Podkaminer</text:span><text:span text:style-name="T1091">:</text:span></text:p>
      <text:p text:style-name="P1092">Czyli wyrzucania ich z pracy, tak.</text:p>
      <text:p text:style-name="P1093"><text:span text:style-name="T1094">Ob. Grażyna Staniszewska</text:span><text:span text:style-name="T1095">:</text:span></text:p>
      <text:p text:style-name="P1096">Złych pracowników. To bardzo brzydkie słowo<text:s/>„wyrzucania”.<text:s/>Zmiany pracy, z<text:span text:style-name="T1097">at</text:span>rudnienia.</text:p>
      <text:p text:style-name="P1098">Tak. Ja widzę, że po prostu opór strony rządowej świadczy o jakiejś<text:s/><text:span text:style-name="T1099">niechęci w zm</text:span>ianach w reorganiza<text:span text:style-name="T1100">cj</text:span>i gospodarki. Tylko w chęci po prostu hamowania inflacji głównie kosztem ludzi pracy. Zwłaszcza dobitnie świadczy o tym dzień wczorajszy, mianowicie odmowa redukcji wydatków budżetowych na represje. To wszystko świadczy, że cała operacja ma się odbyć właśnie na ludziach pracy, którzy dodatkowo jeszcze w razie oporu będą pacyfikowani przez aparat represji, który przygotowuje się - cytuję -<text:s/>„do wzmożonych zadań specjalnych”.</text:p>
      <text:p text:style-name="P1101">Także jedno z drugim ma powiązanie. Uważam, że naprawdę nie możemy żądać wyrzeczeń od ludzi, ładując grubą forsę w aparat represji równocześnie. I to troszeczkę chaotycznie, przepraszam, nie jestem ekonomistą, ale tak to odbieram i tak to sądzę odbiera cały szereg pracowników.</text:p>
      <text:p text:style-name="P1102"><text:span text:style-name="T1103">Przewodniczący</text:span><text:span text:style-name="T1104">:</text:span></text:p>
      <text:p text:style-name="P1105">Dziękuję. Pan Kulczycki. Przygotuje się pan Świ<text:span text:style-name="T1106">n</text:span>icki.</text:p>
      <text:p text:style-name="P1107"><text:span text:style-name="T1108">Ob. Czesław Kulczycki</text:span><text:span text:style-name="T1109">:</text:span></text:p>
      <text:p text:style-name="P1110">Panie Przewodniczący! Szanowni Zebrani!</text:p>
      <text:p text:style-name="P1111">Ja przepraszam, że odezwę się przy tym stole, który jest z nazwą<text:s/>„indeksacji płac i dochodów”, i ta właśnie część ostatnia<text:s/>„dochodów”<text:s/>o grupę społeczną, którą reprezentuje rolników indywidu<text:span text:style-name="T1112">al</text:span>nych z ramienia Kółek Rolniczych.</text:p>
      <text:p text:style-name="P1113">Przepraszam, że zabieram dzisiaj głos, bo była mowa chyba na pierwszym spotkaniu, że rolnicy będą przepraszam za wyrażenie nieładne<text:s/>„załatwieni”<text:s/>w tym problemie przy innym stole, aczkolwiek omieszkam zająć trochę czasu, dlatego że myślę rozpatrując kwestie indeksacji dochodów w gospodarce uspołecznionej zatrudniającej pracowników, nie można też i nie widzieć, i pominąć grupę społeczną, jaką są rolnicy, między innymi, dlatego że ta grupa społeczna dzisiaj,<text:s/><text:span text:style-name="T1114">n</text:span>a<text:s/>dzi<text:span text:style-name="T1115">eń</text:span><text:s/>dzisiejszy, za chwilę może o przyszłości, jest uzależniona w 50 procentach swoich dochodów od cen urzędowych, które są ustalane przez rząd.</text:p>
      <text:p text:style-name="P1116">Jak będzie w przyszłości trudno mi dzisiaj powiedzieć, ponieważ przy innych stołach się toczy dyskusja typu demonopoliza<text:span text:style-name="T1117">cj</text:span>i, odejścia od reglamenta<text:span text:style-name="T1118">cj</text:span>i i przejścia na mechanizmy wolnego rynku, wówczas nie<text:s/><text:soft-page-break/>będzie tego, tej obawy, którą mamy dzisiaj przy ustawianiu cen urzędowych na produkcję 50-procen<text:span text:style-name="T1119">to</text:span>wą, którą produkują rolnicy indywidu<text:span text:style-name="T1120">al</text:span>ni.</text:p>
      <text:p text:style-name="P1121">Chciałbym zwrócić uwagę i na taki fakt, przy tym stole, że rolnicy, przecież od 1<text:span text:style-name="T1122">9</text:span>83<text:s/><text:span text:style-name="T1123">r.</text:span><text:s/>dyspary<text:span text:style-name="T1124">tet</text:span><text:s/>t<text:span text:style-name="T1125">e</text:span>j<text:s/><text:span text:style-name="T1126">g</text:span>rupy s<text:span text:style-name="T1127">p</text:span>o<text:span text:style-name="T1128">ł</text:span>eczne<text:span text:style-name="T1129">j</text:span><text:s/>się pogłębia mimo wzrostu produkcji towarowej. Mimo wzrostu produkcji towarowej.</text:p>
      <text:p text:style-name="P1130">Nie chcę wskaźników tych określać tutaj, bo one są w większości znane.</text:p>
      <text:p text:style-name="P1131">W dodatku chciałbym podkreślić taką rzecz, że podstawowa produkcja towarowa będąca w cenach urzędowych dotyczy aż 60<text:span text:style-name="T1132">%</text:span><text:s/>gospodarstw. Śmiem twierdzić, że w granicach gdzieś około 3 mln z<text:span text:style-name="T1133">at</text:span>rudnionych, pełnoz<text:span text:style-name="T1134">at</text:span>rudnionych w gospodarstwach indywidu<text:span text:style-name="T1135">al</text:span>nych. Mamy ich około 4 mln z<text:span text:style-name="T1136">at</text:span>rudnionych.</text:p>
      <text:p text:style-name="P1137">Istotna sprawa przy rozp<text:span text:style-name="T1138">at</text:span>rywaniu indeksacji płac i dochodów w gospodarce uspołecznionej uważam, że przy tym stole powinniśmy też i widzieć tę kwestię między innymi, dlatego że przy tym i drugim<text:s/>„stole”<text:s/>rolniczym, żeby była ta po prostu zbieżność i w przyszłości nie było tych rozdźwięków, które następują na dzień dzisiejszy, jeżeli chodzi o dochody rolników indywidualnych, przeznaczone na konsump<text:span text:style-name="T1139">cj</text:span>ę.</text:p>
      <text:p text:style-name="P1140">Wzrost kosztów utrzymania przy tym stole dzisiaj jest<text:s/>podstawą<text:s/><text:span text:style-name="T1141">c</text:span>hyba rozważań, dotyczy identycznie tak samo społeczności rolników indywidualnych.</text:p>
      <text:p text:style-name="P1142">Jeżeli przy innym stole zadecyduje się kwestia wprowadzenia pełnej demonopolizac<text:span text:style-name="T1143">ji</text:span><text:s/>i z<text:span text:style-name="T1144">af</text:span>unk<text:span text:style-name="T1145">cjo</text:span>nowania mechanizmów rynkowych, na płody rolne, wówczas ta sfera społeczności rolników ind<text:span text:style-name="T1146">yw</text:span>idu<text:span text:style-name="T1147">al</text:span>n<text:span text:style-name="T1148">yc</text:span>h nie będzie miała racji w rozważaniu tym, o którym mówimy. Natomiast pozostanie w tym obecnym stanie, bądź w nowym stanie społeczność rolników indywidualnych będąca dzisiaj na emeryturach i rentach.</text:p>
      <text:p text:style-name="P1149">I uważam, że ta grupa emerytów i rencistów rolników indywidu<text:span text:style-name="T1150">al</text:span>nych musi być potraktowana jednakowo, wspólnie jak emeryci i renciści grupy<text:s/><text:span text:style-name="T1151">zaw</text:span>odowej pochodzącej z gospodarki narodowej.</text:p>
      <text:p text:style-name="P1152">Dzisiaj rozważana jest indeksacja płac i dochodów.<text:s/>Ja bym chciał poin<text:span text:style-name="T1153">fo</text:span>rmować, że od 1984 r. w Związku, w którym ja pracuję, w Związku Rolników domagano się ustanowienia takiego dokumentu, jakim było hasło<text:s/><text:span text:style-name="T1154">„</text:span>system stanowienia cen w kompleksie gospodarki żywnościowej”. Jest to coś zbieżnego z indeksacją. Z przykrością trzeba stwierdzić, że do dnia dzisiejszego temu Związkowi, no nie udało się takiego dokumentu stworzyć, a myślę, gdyby on był stworzony, nie doszłoby do tej sytuacji, którą mamy na dzień dzisiejszy. Dziękuję za uwagę i przepraszam, że zająłem chwilę czasu cennego przy tym stole.</text:p>
      <text:p text:style-name="P1155"><text:span text:style-name="T1156">Przewodnicząc</text:span><text:span text:style-name="T1157">y</text:span><text:span text:style-name="T1158">:</text:span></text:p>
      <text:p text:style-name="P1159">Tak,<text:s/><text:span text:style-name="T1160">my</text:span>ślę, że to co istotne zostało zaznaczone<text:span text:style-name="T1161">.<text:s/></text:span>Wchodzimy tutaj poprzez wypowiedź kolegi, pana Kulczyckiego, w domenę wykraczającą poza dochody pracowników najemnych, problem parytetu miasta i wsi i takie poszukiwania, takiej czy innej drogi zapewnienia odpowiednich dochodów, wydaje mi się wykracza poza nasz<text:s/>„stolik”, poza nasz zespół, i musi być nie tylko przez zespół wiejski, ale również przez polityków gospodarczych odpowiednio uwzględniony w innych dziedzinach.</text:p>
      <text:p text:style-name="P1162">Teraz pan dr Święcicki, a później pan dr Rybarczyk.</text:p>
      <text:p text:style-name="P1163"><text:span text:style-name="T1164">O</text:span><text:span text:style-name="T1165">b. Marcin Święcicki</text:span><text:span text:style-name="T1166">:</text:span></text:p>
      <text:p text:style-name="P1167">Mnie się wydaje, że znaleźliśmy się już w bardzo trudnej sytua<text:span text:style-name="T1168">cj</text:span>i.<text:span text:style-name="T1169">..</text:span></text:p>
      <text:p text:style-name="P1170"><text:span text:style-name="T1171">P</text:span><text:span text:style-name="T1172">rz</text:span><text:span text:style-name="T1173">ewodni</text:span><text:span text:style-name="T1174">cz</text:span><text:span text:style-name="T1175">ąc</text:span><text:span text:style-name="T1176">y</text:span>:</text:p>
      <text:p text:style-name="P1177">Ja bardzo przepraszam Marcin, chwileczkę.</text:p>
      <text:soft-page-break/>
      <text:p text:style-name="P1178">Proszę Państwa! Nie powiedzieliśmy sobie tego, ale z tego co wiem, z organizacji pracy tutaj w tym domu, my mamy możliwość działania do godz. 13.00. Mamy więc niezbyt wiele czasu, bo nie wiem czy apel słuszny, po prostu sensowny, ale chyba podstawową rzeczą jednak próba dojścia do jakiś wniosków. Mniej więcej orientujemy się w naszych propozycjach czy poglądach, gdyby można było się ustosunkować do tego co ju<text:span text:style-name="T1179">ż</text:span><text:s/>nadaje się do pewnych ustaleń, a również co do tego, co można i w jaki sposób podjąć próbę zbliżenia się tam, gdzie tego nie ma, gdzie jeszcze nie ma konsensusu, czy nie rysuje się ten konsensus, to bardzo bym o to apelował. Mamy jeszcze godzinę i pięć minut czasu.</text:p>
      <text:p text:style-name="P1180">Proszę bardzo. Przepraszam.</text:p>
      <text:p text:style-name="P1181"><text:span text:style-name="T1182">Ob</text:span><text:span text:style-name="T1183">.</text:span><text:span text:style-name="T1184"><text:s/>Marcin Święcicki</text:span><text:span text:style-name="T1185">:</text:span></text:p>
      <text:p text:style-name="P1186">Mnie się wydaje, że znaleźliśmy się w bardzo trudnej sytuacji, dlatego że z jednej strony jak nie osiągniemy tu żadnego kompromisu, a jeśli byłoby tak rzeczywiście, jak mówi tutaj pani Staniszewska, że załogi już tylko czekają na tą powszechną indeksację, jeśli do niej nie dojdzie, to zacznie się fala strajków w całym kraju, no to sytuacja jest bardzo dramatyczna.</text:p>
      <text:p text:style-name="P1187">Jeśli z kolei przyjmiemy te rozwiązania tak jak do tej pory proponowano, jakiejś pełnej, powszechnej, szybkiej indeksacji, to ja się jednak obawiam, że inflacja się zwiększy, a równowaga się pogorszy. Taki będzie tego skutek.</text:p>
      <text:p text:style-name="P1188">Także jeśli chodzi o szukanie jakiś rozwiązań kompromisowych, nietrudno powiedzie<text:span text:style-name="T1189">ć</text:span><text:s/>jak się naprawdę w przedsiębiorstwach, czy rzeczywiście jest takie powszechne oczekiwanie na indeksację, bo nawet w tym Bełchatowie czytałem w sprawozdaniu w<text:s/><text:span text:style-name="T1190">„</text:span>Życiu Gospodarczym”, żądanie 30 tys. wynikało z przeliczenia możliwości Bełchatowa, które dokonali strajkujący, wyliczyli, że wychodzi im 32 tys. i zażądali 30 tys. Czyli ta świadomość możliwości zakładu, możliwości przedsiębiorstwa zaczęła w załogach funkcjonow<text:span text:style-name="T1191">ać.</text:span><text:s/>Takie mam wrażenie. Gdzieś w każdym razie, w jakiś elementach.</text:p>
      <text:p text:style-name="P1192">Na ile my możemy to rozbić i w jaki sposób,<text:s/><text:span text:style-name="T1193">t</text:span>o bardzo bym się tutaj wahał przed jakimś takim nadmiernym rozbijaniem tej świadomości, że tyle, ile zakład wypracuje.</text:p>
      <text:p text:style-name="P1194">Druga sprawa z tym związana, mianowicie, że wprowadzenie tej indywidualnej indeksacji, powszechnej z zewnątrz i powiedzenie<text:s/>„jeśli przedsiębiorstwo nie ma pieniędzy, to trudno albo niech bankrutuje, albo niech robi coś innego”,<text:s/>moim zdaniem nie jest rozwiązaniem na obecną sytuację. Dlatego, że bardzo wiele przedsiębiorstw jednakże zależy od kształtu cen, od podatku, od rozmaitych innych rzeczy i jednak ta funduszowa regulacja musi zostać. No my nie możemy - huty zbankrutują nam, one są na cenach rządowych. No jak nie będą miały tej indeksacji obowiązkow<text:span text:style-name="T1195">ej.</text:span></text:p>
      <text:p text:style-name="P1196">I mówiłem o tej<text:s/>„Polfie”<text:s/>w Tarchominie, i jakiś innych zakładach. Więc my od funduszowej regulacji nie uciekniemy.</text:p>
      <text:p text:style-name="P1197"><text:span text:style-name="T1198">Ob. Andrzej Wielowieyski</text:span><text:span text:style-name="T1199">:</text:span></text:p>
      <text:p text:style-name="P1200">Nikt nie proponuje.</text:p>
      <text:p text:style-name="P1201"><text:span text:style-name="T1202">Ob. Marcin Święcicki</text:span><text:span text:style-name="T1203">:</text:span></text:p>
      <text:p text:style-name="P1204">No ale, tu było coś takiego, jak nie starczy przedsiębiorstwu, to w takim razie no niech się zastanawia co z tym robić.</text:p>
      <text:p text:style-name="P1205">Będzie czynnik wymuszający dotacje albo możliwość wzrostu cen. Dajcie nam możliwość podniesienia cen albo dajcie nam dotacje. Będzie w tych wszystkich przedsiębiorstwach, gdzie nie wystarczy na tego<text:s/><text:soft-page-break/>rodzaju powszechną indeksację.</text:p>
      <text:p text:style-name="P1206">Następna sprawa, mianowicie tutaj bardzo słusznie dr Topiński - w innych sprawach się z nim nie zgadzam, natomiast zgadzam się w jednej sprawie, że gdyby coś takiego miało wchodzić, to musi być inne rozwiązanie na teraz, na ten pierwszy etap, a zupełnie inny na dłuższą jaką<text:span text:style-name="T1207">ś</text:span><text:s/><text:span text:style-name="T1208">m</text:span>etę.</text:p>
      <text:p text:style-name="P1209">Przejrzałem tu bardzo pokrótce rozwiązania w innych krajach jak to się działo. Więc jednak bardzo często w tym pierwszym etapie, żeby przeprowadzanie indeksacji nastąpiło jest jakiś koszt społeczny, jakaś redukcja dochodów; właśnie ten Izrael, o którym tutaj mówili parę dni temu koledzy<text:s/>z<text:s/>„Solidarności”, wprowadzając formy indeksacji, założył przeszło około 20-procentową obniżkę dochodów realnych.</text:p>
      <text:p text:style-name="P1210"><text:span text:style-name="T1211">Ob</text:span><text:span text:style-name="T1212">.</text:span><text:span text:style-name="T1213"><text:s/>Andrzej Topiński</text:span><text:span text:style-name="T1214">:</text:span></text:p>
      <text:p text:style-name="P1215">Nie tak. Za<text:span text:style-name="T1216">w</text:span>ieszając indeksację w momencie programu antyin<text:span text:style-name="T1217">flacyj</text:span>nego. Indeksacja trwała w Izraelu od dawien dawna, od kiedy to nawet nie wiem. Ja przeczytałem bardzo dokładnie ten artykuł. Więc tylko zawieszając, to jest to, co ja podkreśliłem...</text:p>
      <text:p text:style-name="P1218"><text:span text:style-name="T1219">Ob. Marcin Święcicki</text:span><text:span text:style-name="T1220">:</text:span></text:p>
      <text:p text:style-name="P1221">Ale spowodowało to obniżkę o 20% w jakimś momencie</text:p>
      <text:p text:style-name="P1222"><text:span text:style-name="T1223">Ob</text:span><text:span text:style-name="T1224">.</text:span><text:span text:style-name="T1225"><text:s/>Leon Podkaminer</text:span><text:span text:style-name="T1226">:</text:span></text:p>
      <text:p text:style-name="P1227">Wartość pakietu.</text:p>
      <text:p text:style-name="P1228"><text:span text:style-name="T1229">O</text:span><text:span text:style-name="T1230">b</text:span><text:span text:style-name="T1231">.</text:span><text:span text:style-name="T1232"><text:s text:c="23"/></text:span><text:span text:style-name="T1233">:</text:span></text:p>
      <text:p text:style-name="P1234">Tak, w tym pakiecie, i to spadło tylko na jeden kwartał, po pół roku płaca realna wróciła na stary poziom.</text:p>
      <text:p text:style-name="P1235"><text:span text:style-name="T1236">Ob. Andrzej Topiński</text:span><text:span text:style-name="T1237">:</text:span></text:p>
      <text:p text:style-name="P1238">No nie na stary. Z tego wynika,<text:s/><text:span text:style-name="T1239">że</text:span><text:s/>nie na stary poziom.</text:p>
      <text:p text:style-name="P1240"><text:span text:style-name="T1241">Przewodni</text:span><text:span text:style-name="T1242">cz</text:span><text:span text:style-name="T1243">ąc</text:span><text:span text:style-name="T1244">y</text:span>:</text:p>
      <text:p text:style-name="P1245">Zostawmy panowie, sprawa jest tak wyjątkowa.</text:p>
      <text:p text:style-name="P1246"><text:span text:style-name="T1247">Ob</text:span><text:span text:style-name="T1248">.</text:span><text:span text:style-name="T1249"><text:s/>Marcin Święcicki</text:span><text:span text:style-name="T1250">:</text:span></text:p>
      <text:p text:style-name="P1251">Dobrze, to nie jest wyjątkowa sytuacja, dlatego że to samo w tych krajach w Brazylii czy w Argentynie znów czytamy, że wprowadzano zamrażając płace na dłuższy okres, potem jakoś indeksując, ale część cen zwalniając.</text:p>
      <text:p text:style-name="P1252">W innych krajach znowuż widzimy, że nie objęto indeksacją części produktów. Nie objęto na przykład podatków pośrednich. Nie objęto zewnętrznych wpływów na gospodarkę, jakich jak pogorszenie of trade, czy konieczność realnej dewaluacji waluty. Że to nie jest objęte indeksacją, bo<text:s/>to wtedy to nie napędza in<text:span text:style-name="T1253">f</text:span>lacji. Taka indeksacja wówczas może nie napędzać inflacji, jeśli ona nie uwzględnia zewnętrznych czynników, które są in<text:span text:style-name="T1254">flacj</text:span>ogenne. To jeśli zewnętrzne czynniki in<text:span text:style-name="T1255">fl</text:span>a<text:span text:style-name="T1256">cj</text:span>ogenne wpływają na wzrost cen, jak u nas na przykład obsługa długu, czy jak u nas ten brak zapasów w handlu, który trzeba wyrównać, to są zewnętrzne czynniki, które muszą wpłynąć na inflację, to ich nie można uwzględnić w indeksowaniu płac i dochodów.</text:p>
      <text:p text:style-name="P1257"><text:span text:style-name="T1258">Ob. Jerzy Szreter</text:span><text:span text:style-name="T1259">:</text:span></text:p>
      <text:p text:style-name="P1260">To zależy od zewnętrznych warunków.</text:p>
      <text:p text:style-name="P1261"><text:span text:style-name="T1262">Ob</text:span><text:span text:style-name="T1263">.</text:span><text:span text:style-name="T1264"><text:s/>Marcin Święcicki</text:span><text:span text:style-name="T1265">:</text:span></text:p>
      <text:p text:style-name="P1266">Bardzo szeroka od zewnętrznych warunków, tak jest, zewnętrznych w sensie i zapasów w handlu naszym, i zapasów prawda, i obsługi zadłużenia. Więc dlatego mówię o tym, że to odliczenie jak gdyby<text:s/><text:soft-page-break/>potrzebne jest jakieś odliczenie pewnych cen podatków obrotowych, może tych wszystkich podwyżek artykułów, alkoholu i artykułów wyższego rzędu, to co konsultacyjna rada zawsze mówi, żeby uwolnić ceny artykułów wyższych rzędów: samochody, telewizory kolorowe, no niestety zgadzam się z tym, że to jest - można by społecznie uzgodnić te 25% tego typu artykułów, z<text:s/><text:span text:style-name="T1267">c</text:span>ałej puli koszyka utrzymania, z całej puli artykułów konsumpcyjnych zakupywanych, nie obejmujemy 2<text:span text:style-name="T1268">5</text:span>% najwyżej takich, które uznajemy, że one nie stanowią podstawowego zaspokojenia rodzin i tego nie obejmiemy tą indeksacją przynajmniej w tym pierwszym etapie. Przecież w tym roku poszły samochody bardzo wysoko w górę, jakieś inne rzeczy. Czy to musimy włączyć do tej indeksacji od razu?</text:p>
      <text:p text:style-name="P1269">No wreszcie jeszcze taka następna, kolejna robocza uwaga, jeśli przyjąć to za podstawę, to było to pierwsze półrocze 1988,<text:span text:style-name="T1270"><text:s/></text:span>to był jeszcze ostatni okres względnej normalności, jeśli chodzi o poziomy płac, bo te wszystkie szaleństwa zaczęły się w drugim półroczu 1988, z tym, że tu jest następna trudność i uważam, że wyłoni mianowicie, jak się dokona przeliczeń dla rozmaitych przedsiębiorstw, okaże się, że one mają zero w ogóle w indeksacji. Że mu<text:span text:style-name="T1271">sz</text:span>ą<text:s/><text:span text:style-name="T1272">z</text:span>wr<text:span text:style-name="T1273">acać,</text:span><text:s/>one już są za wysoko.</text:p>
      <text:p text:style-name="P1274">Znaczy ja mówię tak, jeśli przyjmiemy pierwsze półrocze 1988 r. za jakąś bazę, zanim zaczęły się te szaleństwa drugiego półrocza, zanim weszły rozmaite inne, to się okaże, że wiele przedsiębiorstw zasługuje na indeksację zero. Bo już dostali znacznie więcej, już mają to wyrównanie.</text:p>
      <text:p text:style-name="P1275"><text:span text:style-name="T1276">Ob. Andrzej Topiński</text:span>:</text:p>
      <text:p text:style-name="P1277">Taka jest intencja propozycji.</text:p>
      <text:p text:style-name="P1278"><text:span text:style-name="T1279">O</text:span><text:span text:style-name="T1280">b. Jerzy Szreter</text:span>:</text:p>
      <text:p text:style-name="P1281">Tak, jeśli chodzi o przeliczenia.<text:span text:style-name="T1282">.</text:span>.</text:p>
      <text:p text:style-name="P1283"><text:span text:style-name="T1284">Ob. Marcin Święcicki</text:span><text:span text:style-name="T1285">:</text:span></text:p>
      <text:p text:style-name="P1286">Tak, to ja z góry mówię, że wypadnie na zero. Że cała ta rozmowa o masowej indeksacji spadnie na zero, ponieważ jest przewyższenie płac w stosunku do cen w zeszłym roku znaczne.</text:p>
      <text:p text:style-name="P1287"><text:span text:style-name="T1288">Ob. Andrzej Topiński</text:span><text:span text:style-name="T1289">:</text:span></text:p>
      <text:p text:style-name="P1290">Taka jest intencja. Intencja jest taka, żeby nie było<text:span text:style-name="T1291">.</text:span>..</text:p>
      <text:p text:style-name="P1292"><text:span text:style-name="T1293">Ob. Marcin Święcicki</text:span><text:span text:style-name="T1294">:</text:span></text:p>
      <text:p text:style-name="P1295">Czyli to będzie zrobione właśnie przeliczenie, wielkie akcje, dajemy wam indeksację, po czym z obliczeń wyniknie, że nikt nie dostaje nic.</text:p>
      <text:p text:style-name="P1296"><text:span text:style-name="T1297">Przewodni</text:span><text:span text:style-name="T1298">cz</text:span><text:span text:style-name="T1299">ąc</text:span><text:span text:style-name="T1300">y</text:span><text:span text:style-name="T1301">:</text:span></text:p>
      <text:p text:style-name="P1302">Nikt nic nie dostaje...</text:p>
      <text:p text:style-name="P1303"><text:span text:style-name="T1304">Ob. Marcin Święcicki</text:span><text:span text:style-name="T1305">:</text:span></text:p>
      <text:p text:style-name="P1306">No tak mówię. Taki będzie skutek na pierwsze półrocze<text:s/><text:span text:style-name="T1307">1</text:span>9<text:span text:style-name="T1308">8</text:span>9 r. Nawet jak byśmy prawie pełną przyjęli, a jeszcze tym bardziej jeśli zrobimy pewne wyłączenia.</text:p>
      <text:p text:style-name="P1309">Czy to uspokoi nastro<text:span text:style-name="T1310">j</text:span>e? Ja zadaj<text:span text:style-name="T1311">ę</text:span><text:s/>pytanie, ja nie wiem.</text:p>
      <text:p text:style-name="P1312"><text:span text:style-name="T1313">P</text:span><text:span text:style-name="T1314">rz</text:span><text:span text:style-name="T1315">ewodnicząc</text:span><text:span text:style-name="T1316">y</text:span><text:span text:style-name="T1317">:</text:span></text:p>
      <text:p text:style-name="P1318">Ja wiem, raczej nie.</text:p>
      <text:p text:style-name="P1319"><text:span text:style-name="T1320">Ob</text:span><text:span text:style-name="T1321">.</text:span><text:span text:style-name="T1322"><text:s/>Marcin Święcicki</text:span><text:span text:style-name="T1323">:</text:span></text:p>
      <text:p text:style-name="P1324">Mam pytanie, czy to uspokoi nastroje?</text:p>
      <text:p text:style-name="P1325"><text:span text:style-name="T1326">Ob. Andrzej Wielowieyski</text:span><text:span text:style-name="T1327">:</text:span></text:p>
      <text:soft-page-break/>
      <text:p text:style-name="P1328">Chodząc twardo po ziemi, musimy stwierdzić, że różnice powstały, różnice inflacyjne powstały bardzo duże i trzeba stawić czoła temu problemowi. Tutaj nie będziemy bujać. Sam byłem w sytuacjach w czasie negocjacji strajkowych, gdzie wyszła sprawa, że właśnie przed momentem, kiedy chciało się przyjąć odniesienie do tego, że mamy w stosunku do grudnia podwyższyć tam coś o 30%, no łatwo wykazano, że w listopadzie i w grudniu były bardzo wysokie podwyżki. No i ludzie zaczęli kiwać głowami. No rzeczywiście, faktycznie w grudniu podwyższono nam o 35%, prawda, w związku z tym. No i obniżono żądania z 30 na 10%, no bo rzeczywiście sprawa wyglądała dziwacznie.</text:p>
      <text:p text:style-name="P1329"><text:span text:style-name="T1330">Jest</text:span><text:s/>to jednak bardzo ważny prawda szczegół. Dylematy z tego mogą wystąpić, ale chyba nie jest taki straszny.</text:p>
      <text:p text:style-name="P1331">Jedną krótką uwagę, jeżeli ośmielę się zrobić do tego co mówił dr Święcicki. Ja tylko chciałem powiedzieć, że jeśli chodzi o te rodziny najuboższe, to ja tutaj mam o tyle<text:s/>rozbieżność troszeczkę z Ministerstwem Pracy, że uważam, że nie raczej przez płace minimalną i o przyśpieszoną indeksację płacy minimalnej, bo jednak rodziny najuboższe, to są rodziny wielodzietne<text:span text:style-name="T1332">.</text:span><text:s/>To decyduje o poziomie dochodów rodziny. I dlatego jeszcze raz zgłaszam tutaj odrzuconą propozycję - Konsultac<text:span text:style-name="T1333">yj</text:span>n<text:span text:style-name="T1334">ej</text:span><text:s/>Rady Gospodarcz<text:span text:style-name="T1335">ej,<text:s/></text:span>żeby indeksować zasiłki rodzinne dla rodzin o niskich dochodach. Żeby one były systematycznie indeksowane. Nie powszechne zasiłki - to jest inna sprawa, ale o najniższych dochodach rodziny powinny być indeksowane, nich to będzie wypłacane może przez ZUS, żeby nie drażniło w zakładach pracy, że ktoś ma dużo dzieci i dostaje jakieś olbrzymie kwoty. Nie łączyć to z wypłatą w przedsiębiorstwach,<text:s/><text:span text:style-name="T1336">a</text:span>l<text:span text:style-name="T1337">e<text:s/></text:span>to byłaby rzeczywiście osłona skuteczna n<text:span text:style-name="T1338">aj</text:span>uboższych, a nie minimalna płaca.</text:p>
      <text:p text:style-name="P1339">Dziękuję bardzo.</text:p>
      <text:p text:style-name="P1340"><text:span text:style-name="T1341">Przewodnicz</text:span><text:span text:style-name="T1342">ą</text:span><text:span text:style-name="T1343">c</text:span><text:span text:style-name="T1344">y</text:span><text:span text:style-name="T1345">:</text:span></text:p>
      <text:p text:style-name="P1346">Nim udzielę głosu panu dr Rybarczykowi, jedna tylko krótka uwaga do dr Święcickiego, mianowicie ja rozumiem, że mogą powstać na przykład na odcinku<text:s/><text:span text:style-name="T1347">„</text:span>Polfy”, a także powiedzmy w jednej czy drugiej hucie, czy innych tego rodzaju zakładów, które o dość tak sztywnych układach cenowych i problemach zbytu, reglamentowanym jakimś układzie, mogą powstać jakieś dylematy.</text:p>
      <text:p text:style-name="P1348">No ale we<text:span text:style-name="T1349">ź</text:span>my pod uwagę,<text:s/><text:span text:style-name="T1350">że</text:span><text:s/>przy tej naszej strukturze kosztów, której p<text:span text:style-name="T1351">ł</text:span>ace wynoszą czasami kilkanaście, czasami 20 z czymś procent, jeżeli nam zabraknie na przykład do funduszu indeksacyjnego, zabraknie nam po 10 punktów prawda w stosunku do - 10% w stosunku do tych 100<text:span text:style-name="T1352">%</text:span><text:s/>poziomu pł<text:span text:style-name="T1353">a</text:span>c dzisiaj , czy 20 nawet, to to jest w<text:s/><text:span text:style-name="T1354">k</text:span>osztach przedsiębiorstwa, to to by rzutowało na cenę sprzedaży, to to jest 2<text:span text:style-name="T1355">%</text:span>, to jest 4%.</text:p>
      <text:p text:style-name="P1356"><text:span text:style-name="T1357">Ob</text:span><text:span text:style-name="T1358">.</text:span><text:span text:style-name="T1359"><text:s/>Marcin Święci</text:span><text:span text:style-name="T1360">c</text:span><text:span text:style-name="T1361">ki</text:span><text:span text:style-name="T1362">:</text:span></text:p>
      <text:p text:style-name="P1363">To nie potrzeba tak liczyć.</text:p>
      <text:p text:style-name="P1364"><text:span text:style-name="T1365">Przewodnicząc</text:span><text:span text:style-name="T1366">y</text:span><text:span text:style-name="T1367">:</text:span></text:p>
      <text:p text:style-name="P1368">To nie można co?</text:p>
      <text:p text:style-name="P1369"><text:span text:style-name="T1370">Ob. Marcin Święcicki</text:span><text:span text:style-name="T1371">:</text:span></text:p>
      <text:p text:style-name="P1372">To nie można tak liczyć.</text:p>
      <text:p text:style-name="P1373"><text:span text:style-name="T1374">Przewodnicząc</text:span><text:span text:style-name="T1375">y</text:span><text:span text:style-name="T1376">:</text:span></text:p>
      <text:p text:style-name="P1377">Nie, ale jest to bardzo niewielki, jest to jednak bardzo niewielki udział. Także znaczenie in<text:span text:style-name="T1378">fl</text:span>a<text:span text:style-name="T1379">cj</text:span>ogenne tego posunięcia tutaj jest stosunkowo niewielkie, relatywnie niewielkie. Oczywiście.</text:p>
      <text:soft-page-break/>
      <text:p text:style-name="P1380"><text:span text:style-name="T1381">Ob. Marcin Święcicki</text:span><text:span text:style-name="T1382">:</text:span></text:p>
      <text:p text:style-name="P1383">I proponuję, żeby włączyć do pakietu tą propozycję ministra Szretera, że dysproporcji między przedsiębiorstwami będzie się pod społecznym nadzorem,<text:s/><text:span text:style-name="T1384">z</text:span><text:s/>uwzględnieniem społecznych rozmaitych kryteriów i ekonomicznych i innych... że opracuje się system, który będzie korygował dysproporcje między przedsiębiorstwami. Bo uważam też jest ważne w wylewaniu tej oliwy co pr<text:span text:style-name="T1385">aw</text:span>da na te wzburzone fale.</text:p>
      <text:p text:style-name="P1386"><text:span text:style-name="T1387">Ob. Andrzej Wielowieyski</text:span><text:span text:style-name="T1388">:</text:span></text:p>
      <text:p text:style-name="P1389">To jest sprawa bardziej długofalowa...</text:p>
      <text:p text:style-name="P1390"><text:span text:style-name="T1391">Ob. Marcin Święcicki</text:span><text:span text:style-name="T1392">:</text:span></text:p>
      <text:p text:style-name="P1393">Ale też jest długofalowa, ale możecie mieć obietnicę, że będzie solidnie zrobione i uczciwie prawda itd.</text:p>
      <text:p text:style-name="P1394"><text:span text:style-name="T1395">Ob. Andrzej Topiński</text:span><text:span text:style-name="T1396">:</text:span></text:p>
      <text:p text:style-name="P1397">Z tego co powiedział, dr Święcicki, uważam jest taka płaszczyzna, która<text:s/><text:span text:style-name="T1398">u</text:span>widacznia jednocześnie możliwość kompromisu i chyba punktuje różnicę, która między nami jest.</text:p>
      <text:p text:style-name="P1399">Mianowicie wydaje mi się, że gdybyś się zgodził wycofać dwa stwierdzenia, to w gruncie rzeczy można by było, znaczy ja bym mógł<text:s/><text:span text:style-name="T1400">s</text:span>ądzę opracować z tobą pewne wspólne propozycje. A jedyny właściwie punkt, który nas różni w tych postawach wyjściowych jest taki, ten, który kiedy ty mówisz o tych, o zapasach w handlu i o zadłużeniu. To znaczy gdybyś zechciał nie liczyć na to, że przez instrumenty polityki płacowej w najbliższym okresie można te bardzo ważne cele osiągnąć, gdybyś zechciał pójść za nami myśląc w tym kierunku, że ten ważny element należy rozwiązać innymi instrument<text:span text:style-name="T1401">am</text:span>i, między innymi kwestia prawda zmniejszenia zbrojeń, przemysłu zbrojeniowego itd., ale nie tylko prawda, to wtedy sądzę, że można dojść do porozumienia.</text:p>
      <text:p text:style-name="P1402">Między nami jest różnica tylko z tego powodu, że w tej wypowiedzi jest liczenie na to, że przez instrumenty polityki cenowej, czy to<text:s/><text:span text:style-name="T1403">fu</text:span>nduszow<text:span text:style-name="T1404">ej,</text:span><text:s/>czy to indeksac<text:span text:style-name="T1405">yj</text:span>n<text:span text:style-name="T1406">ej</text:span>, można te cele osiągnąć. Ja twierdzę, że nie można.</text:p>
      <text:p text:style-name="P1407"><text:span text:style-name="T1408">Przewodni</text:span><text:span text:style-name="T1409">cz</text:span><text:span text:style-name="T1410">ąc</text:span><text:span text:style-name="T1411">y</text:span><text:span text:style-name="T1412">:</text:span></text:p>
      <text:p text:style-name="P1413">Pan dr Rybarczyk.</text:p>
      <text:p text:style-name="P1414"><text:span text:style-name="T1415">Ob</text:span><text:span text:style-name="T1416">.</text:span><text:span text:style-name="T1417"><text:s/>Edward Rybarczyk</text:span><text:span text:style-name="T1418">:</text:span></text:p>
      <text:p text:style-name="P1419">Panie Przewodniczący! Proszę Zebranych! Wychodząc z założenia, że indeksacja powinna zapobiegać konfliktom społecznym, z czym się wszyscy zgadzamy tutaj, trzeba rozpatrywać moim zdaniem problem tej waloryzacji, właściwie, bo to nie indeksacja dochodów w tym płac, na tle kształtowania się dochodów, w tym oczywiście i płac, głównie w gospodarce uspołecznion<text:span text:style-name="T1420">ej</text:span><text:s/>i dynamiki tych dochodów oraz dy<text:span text:style-name="T1421">fe</text:span>ren<text:span text:style-name="T1422">cj</text:span>a<text:span text:style-name="T1423">cj</text:span>i w ostatnim półroczu, a również i to co będziemy miało miejsce w I kwartale tego<text:s/><text:span text:style-name="T1424">r</text:span>oku.</text:p>
      <text:p text:style-name="P1425">Uważam, że pośpiech jeżeli chodzi o sprawy tej przejściowej, bieżącej powiedzmy indeksacji w tym krótkim okresie jest niewątpliwie potrzebny, ale w ogóle generalne uregulowanie nie powinno tutaj być dyktowane jakimś pośpiechem. To jest sprawa moim zdaniem za poważna.</text:p>
      <text:p text:style-name="P1426">Naciski na wzrost płac, o czym chyba zapominamy często<text:span text:style-name="T1427"><text:s/></text:span>i wymuszanie w różnej formie tych podwyżek, moim zdaniem wywołują przede wszystkim takie przyczyny, jak dwu, a nawet i więcej krotny poziom, i dynamika z tym jest związana w ostatnim czasie, płac w gospodarce kapitalistyczn<text:span text:style-name="T1428">ej</text:span><text:s/>prywatnej.</text:p>
      <text:p text:style-name="P1429">Ten sektor bardzo poważnie się ostatnio rozwija i jeżeli śledzimy dochody - przychody, a można sobie obliczyć również i dochody w oparciu o jakiś udział kosztów uzyskania tych przychodów, to dojdziemy do<text:s/><text:soft-page-break/>rozpaczliwych powiedziałbym wniosków.</text:p>
      <text:p text:style-name="P1430">Udział płac natomiast w gospodarce uspołecznion<text:span text:style-name="T1431">ej<text:s/></text:span>w ostatnim okresie, znaczy w 1988 r. co jest rzeczą bardzo charakterystyczną, spadł z 4<text:span text:style-name="T1432">6</text:span>% przychodów ogółem, przychodów<text:s/>tam są oczywiście przychody brutto i dochody prawda, do 42<text:span text:style-name="T1433">%.</text:span></text:p>
      <text:p text:style-name="P1434"><text:span text:style-name="T1435">Przewodniczący</text:span>:</text:p>
      <text:p text:style-name="P1436">46% to jest co?</text:p>
      <text:p text:style-name="P1437"><text:span text:style-name="T1438">0b. Edward R</text:span><text:span text:style-name="T1439">ybar</text:span><text:span text:style-name="T1440">czyk</text:span><text:span text:style-name="T1441">:</text:span></text:p>
      <text:p text:style-name="P1442">Udział<text:s/><text:span text:style-name="T1443">-</text:span><text:s/>struktura. Udział, podkreślam udział płac, wynagrodzeń w gospodarce. Przychody. To w 1987 r. ten udział wynosił 46, ponad, a teraz 42. Więc to są zjawiska bardzo char<text:span text:style-name="T1444">akte</text:span>r<text:span text:style-name="T1445">ys</text:span>tyczne. Ale z czego one wynikają? To trzeba tutaj prawda powiedzieć. Z olbrzymiego wzrostu dochodów rolników, przecież trzy podwyżki były płac, tych - cen skupu<text:span text:style-name="T1446">,</text:span><text:s/>i gospodarki - zaraz, zaraz, proszę mi nie przeszkadzać - i gospodarki oczywiście tej prywatno-kapitalistyczn<text:span text:style-name="T1447">ej</text:span>. I nie tylko. Olbrzymi wzrost przychodów z tytułu kredytów, których rozmiary prawda uległy znacznemu zwiększeniu i z których w drodze - ja tutaj pewne niepopularne rzeczy będę mówił - oczywiście w drodze inflacyjnej powiedziałbym renty uzyskują też i rolnicy. Bo przecie<text:span text:style-name="T1448">ż</text:span><text:s/>zakup dóbr trwałego użytku, pra<text:span text:style-name="T1449">w</text:span>da, po określonych cenach, a tych dóbr się nie kupuje co roku, tylko raz na 15 - 20 lat, rolnicy uzyskują przecież olbrzymią premię, bo za 10 lat wartość tego środka trwałego będzie przecież 10 albo ileś r<text:span text:style-name="T1450">az</text:span>y mniej<text:span text:style-name="T1451">s</text:span>za, p<text:span text:style-name="T1452">r</text:span>awda, w stosunku do tej nominalnej. Ale to nie w tym rzecz.</text:p>
      <text:p text:style-name="P1453">Ja chcę tylko powiedzieć tak, że ten wzrost innych przychodów, a szczególnie wysoki poziom tych dochodów jest tym czynnikiem, który wywołuje te presje w znacznym stopniu - to jest ten efekt demonstracji prawda - na wzrost płac.</text:p>
      <text:p text:style-name="P1454">I co się działo w drugim półroczu 1988, w porównaniu z pierwszym półroczem. Jeżeli przychody wzrosły o 49<text:span text:style-name="T1455">%</text:span>, to przychody ze sprzedaży produktów rolniczych o 105, o 105,3, a gospodarki tej kapitalistycznej o 75<text:span text:style-name="T1456">.</text:span><text:s/>Natomiast przychody<text:s/><text:span text:style-name="T1457">z</text:span><text:s/>tytułu wynagrodzeń o 21,7,<text:s/><text:span text:style-name="T1458">a</text:span><text:s/>świadczeń społecznych o 2<text:span text:style-name="T1459">5.<text:s/></text:span>Te poważne powiedzmy dysproporcje w dynamice dochodów, ale nie tylko. Jak popatrzymy również na kształtowanie się dochodów na osobę w gospodarstwach chłopskich oraz w gospodarstwach pracowniczych, a w tym robotniczych, to dochodzimy do bardzo powiedziałbym, no nietypowych w stosunku do ubiegłych lat wniosków<text:span text:style-name="T1460">.</text:span><text:s/>Mianowicie, jeżeli na głowę, podkreślam, dochody np. w III kwartale w stosunku do II kw<text:span text:style-name="T1461">a</text:span>rtału wzrosły w 1987 r. w gospodarstwach chłopskich na głowę o 20 % w stosunku do robotniczych, to tam oczywiście są również z tego przecież wiadomo finansowane inwestycje prawda produkcyjne w rolnictwie, to o tym wiemy wszyscy, to w roku 1988 w tymże samym kwartale na głowę dochody, dochody - nie przychody - w gospodarstwach chłopskich w stosunku do robotniczych w ramach grup pracowniczych wzrosły o 44%<text:span text:style-name="T1462">.</text:span></text:p>
      <text:p text:style-name="P1463">Jeszcze nie mamy danych z GUS-u za Iw kwartał itd. W każdym razie następują tutaj bardzo istotne przesunięcia, które muszą być brane moim zdaniem, bo chcę teraz wróci<text:span text:style-name="T1464">ć</text:span><text:s/>do sprawy naszej tutaj, przy tej całej indeksacji i waloryzacji dochodów.</text:p>
      <text:p text:style-name="P1465">My nie możemy moim zdaniem się oderwać od całości tej problematyki. My jesteśmy podkomisją czy tam podzespołem czy Zespołem do spraw Indeksacji Dochodów i Płac, a nie tylko płac.</text:p>
      <text:p text:style-name="P1466">Teraz są bardzo poważne zmiany w przychodzie z tytułu kredytów i nie tylko i z tytułu oprocentowania oszczędności, prawda. Przecież to ma zasadnicze znaczenie na kształtowanie się również i dochodów<text:s/><text:soft-page-break/>poszczególnych grup społecznych.</text:p>
      <text:p text:style-name="P1467">I dlatego podkreślam, że ponieważ udział tych płac w gospodarce uspołecznion<text:span text:style-name="T1468">ej</text:span><text:s/>gwałtownie maleje, moim zdaniem ja na przykład bym się nie obawiał w ogóle skutków z punktu widzenia prawda wpływu indeksacji na wzrost procesów inflacyjnych. Przecież, a od czego mamy politykę podatkową<text:span text:style-name="T1469">,</text:span><text:s/>przecież my tutaj niby nie zajmujemy się zagadnieniami opodatkowania dochodów osobistych, ale przecież problem<text:s/>istnieje, on ma być rozwiązany. Czy nam wolno abstrahować od tych spraw? Moim zdaniem nie.</text:p>
      <text:p text:style-name="P1470">Przecież przez - jak to wygląda w świecie, to wszyscy tutaj mniej więcej się orientujemy prawda. Jak uciążliwe są często te prawda opodatkowania w Szwecji czy w Stanach Z<text:span text:style-name="T1471">je</text:span>dnoczonych. Ale przecież do tego środka trzeba sięgać i wówczas inaczej moim zdaniem będzie wyglądać problem w ogóle wpływu indeksacji na przyspieszanie czego się tak bardzo boimy, procesów in<text:span text:style-name="T1472">flacyj</text:span>nych.</text:p>
      <text:p text:style-name="P1473">Oczywiście nie możemy tego nie widzieć, z drugiej strony, bo wiemy, jak ślamazarnie u nas są wprowadzane, jak w niedoskonały sposób - zasady, prawda, opodatkowania.</text:p>
      <text:p text:style-name="P1474">Teraz co się działo na przykład w grudniu, to jest po prostu coś -,uważam - strasznego. Ale to jest ważne, że w grudniu tempo wzrostu płac w stosunku do średniorocznego tempa, w roku 1987 była powiedzmy różnica tylko 1,5 punktu, a w 1988 - 55 punktów, czyli 30 razy szybciej wzr<text:span text:style-name="T1475">o</text:span>sły wynagrodzenia jak gdyby tempo, przepraszam, wynagrodzeń w r. 19<text:span text:style-name="T1476">8</text:span>8, w grudniu 1988 do grudnia 1987, w stosunku do średniorocznego tempa. No to są zjawiska - dlatego oczywiście tak poważne i stąd nie dziwię się, że my tym tematem tutaj tak żywo się interesujemy.</text:p>
      <text:p text:style-name="P1477">I uważam, że jakkolwiek systemowe rozwiązania w dziedzinie kształtowania płac kłócą się z tą obligator<text:span text:style-name="T1478">yj</text:span>ną waloryzacją, to moim zdaniem w oparciu o te dyskusje już obecne i w oparciu o projekt instytutu pracy, czy ministerstwa i uwagi tu krytyczne kolegów z<text:s/>„Solidarności”<text:s/>i z tych kręgów, i w oparciu tu o inne powiedzmy poglądy można by moim zdaniem sformułować bardzo konkretnie, iż zmody<text:span text:style-name="T1479">fi</text:span>kowane rozwiązania<text:s/><text:span text:style-name="T1480">w</text:span><text:s/>taki sposób, żeby<text:s/><text:span text:style-name="T1481">s</text:span>ię nie nałożyły oczywiście<text:s/><text:span text:style-name="T1482">s</text:span>kutki systemowych rozwiązań z tym systemem indeksacji<text:span text:style-name="T1483">.</text:span></text:p>
      <text:p text:style-name="P1484">I dlatego proponuję, żeby kończyć, aby powołać taki zespół mały, ale który by składał się powiedzmy z przedstawicieli związków obu grup, dalej instytutu oczywiście pracy czy ministerstwa, Głównego Urzędu Statystycznego, bo problem jest tutaj uważam bardzo też poważny, przy czym przedtem powinny być jeśli chodzi o stanowiska związków, te sprawy przedyskutowane moim zdaniem w przedsiębiorstwach, żeby uzyskać fachowe stanowisko kierowników wydziałów do spraw płacowych czy dyrektorów ekonomicznych, którzy w tych sprawach siedzą na co dzień i prawda wiedzą jak to tam wyglądają te sprawy, jaka jest kondycja finansowa itd. przedsiębiorstw, żeby opracować lepsze już i dokładni<text:span text:style-name="T1485">ej</text:span>sze tutaj materiały.<text:s/>Przy czym uważam, że w sytuacji, znaczy biorąc pod uwagę cel podstawowy, jaki stawiamy sobie przed indeksacją, to moim zdaniem to, że kondycja finansowa niektórych przedsiębiorstw nie z ich winy jest bardzo słaba, to nie znaczy, żeby tam nie było indeksacji. Muszą się znaleźć rozwiązania, bo przecież nie unikniemy właśnie tych napięć społecznych. I to jest n<text:span text:style-name="T1486">ajt</text:span>rudni<text:span text:style-name="T1487">ej</text:span>szy powiedzmy problem do rozwiązania. Ale tego tutaj moim zdaniem nie rozwiążemy w toku tych dyskusji, tutaj musi moim zdaniem zebrać się odpowiedni zespół, który by nie tylko zajął się indeksacją, ale również wspólnie z innym podzespołem przystąpił do próby sformułowania zasad opodatkowania moim zdaniem dochodów. To jest moje zdanie.</text:p>
      <text:p text:style-name="P1488">I przy racjonalnym opodatkowaniu nie powinniśmy się moim zdaniem bać takiej prawda indeksacji.</text:p>
      <text:soft-page-break/>
      <text:p text:style-name="P1489">My ze swojej strony możemy tutaj służyć również konkretnymi prawda metodycznymi również uwagami dotyczącymi opracowania koszyka dóbr i usług dla powiedzmy ustalenia później wskaźnika kosztów utrzymania.</text:p>
      <text:p text:style-name="P1490">Od<text:s/>trzech<text:s/>l<text:span text:style-name="T1491">a</text:span>t co kwartał opracowujemy Centrum Studiów Związków Zawodowych w Zakładzie An<text:span text:style-name="T1492">al</text:span>ity<text:span text:style-name="T1493">cz</text:span>no-B<text:span text:style-name="T1494">adaw</text:span>czym właśnie minimum socjalne dla jednoosobowej rodziny pracowniczej, dwuosobowej, czteroosobow<text:span text:style-name="T1495">ej,</text:span><text:s/>dla jednoosobowej emeryckiej i rencistów, i dla dwuosobowej, i w oparciu o strukturę prawda wydatków w minimum socjalnym, opracowujemy wskaźniki kosztów utrzymania i one się bardzo różnią od - one są wyższe o 4 - 5 punktów, w zależności prawda od roku, od GUS-owskich dla określonych grup rodzin. Dlaczego? Dlatego, że jest inna struktura po pro<text:span text:style-name="T1496">st</text:span>u tych wyd<text:span text:style-name="T1497">at</text:span>ków.</text:p>
      <text:p text:style-name="P1498">Od danych z Instytutu Pracy i Płacy różnimy się w granic<text:span text:style-name="T1499">ac</text:span>h<text:span text:style-name="T1500"><text:s/></text:span>od 8 - 10 procent in plus, dlatego że mamy tam pewne rozbieżności co do stosowania norm wyżywienia. My dla dzieci przyjmujemy normy<text:s/>„D”, bo uważamy, że dla dzieci nie powinno być minimum socjalnego, to tak nawiasem mówiąc. To są te różnice. Innych tam wielkich powiedzmy różnic nie ma.</text:p>
      <text:p text:style-name="P1501">I moglibyśmy tutaj wspólnie dyskutować te sprawy i dojść do jakiegoś prawda zgodnego punktu widzenia w sprawach nazwijmy jakiegoś standardowego koszyka, czy jakiegoś minimum, które by było podstawą do ustalania później tych indeksów powiedzmy kosztów utrzymania i wdrażania powiedzmy co kwartał, w zależności od tempa inflacji, czy co pół roku do praktyki.</text:p>
      <text:p text:style-name="P1502">Oczywiście przeniesienie tego całego zjawiska indeksacji na grunt prawda przedsiębiorstw i wdrożenie tego, wiemy<text:s/>jest sprawą n<text:span text:style-name="T1503">aj</text:span>ważniejszą, ale do zrobienia w oparciu o - uważam - w zasadzie no o te dotychczasowe dyskusje, bo widzimy, że pewne poglądy jednak w niektórych węzłowych sprawach się zbliżają.</text:p>
      <text:p text:style-name="P1504">Dziękuję.</text:p>
      <text:p text:style-name="P1505"><text:span text:style-name="T1506">Przewodnicząc</text:span><text:span text:style-name="T1507">y</text:span><text:span text:style-name="T1508">:</text:span></text:p>
      <text:p text:style-name="P1509">Dziękuję bardzo<text:s/><text:span text:style-name="T1510">pa</text:span>n<text:span text:style-name="T1511">u</text:span><text:s/>doktorowi.</text:p>
      <text:p text:style-name="P1512">Ponieważ czas nam bije i tutaj następni lokatorzy mogą do nas przyjść, a myślę, że powinniśmy dochodzić do jakiś wniosków, czy propozycji, jeżeli oczywiście wyda nam się to w tej chwili uzasadnione, to w tym kierunku powinniśmy zmierzać i bardzo bym oczekiwał przede wszystkim wypowiedzi w tej sprawie, ośmielę się tak wypunktować po tej pierwszej propozycji pana dr Rybarczyka. Ośmieliłbym się wypunktować sprawy, które mogłyby być, mogłyby być jak mnie się to wydaje, przyjęte i przekazane, prawda, naszym kolegom zespołu gospodarczego.</text:p>
      <text:p text:style-name="P1513">Wydaje mi się, że pierwszą sprawą jest sprawa wskaźnika kosztów utrzymania. Taki wskaźnik jako punkt wyjścia chyba nie jest kwes<text:span text:style-name="T1514">ti</text:span>onowany. Powstanie przed nami w okresie w czasie niezbędnym do tego, żeby jakieś nasze ustalenia mogły być wdrożone w praktykę, stanie sprawa udziału w jego określeniu, czyli włączenia się w tym wypadku sprawa dotyczy zwłaszcza nas, związków zawodowych, do jego opracowywania i sprawa nie będzie może łatwa, może w tym wypadku trzeba będzie myśleć o delegowaniu osób do tego zespołu.</text:p>
      <text:p text:style-name="P1515">Wydaje mi się, że może się zaryso<text:span text:style-name="T1516">w</text:span>ać tutaj jakaś szansa uzgodnienia na odcinku pozostałych dwóch spraw związanych z problemem indeksacji, mianowicie korekty wskaźnika kosztów utrzymania, a także częstot<text:span text:style-name="T1517">li</text:span>wości przyznawania tej, przyznawania indeksowanego wskaźnika.</text:p>
      <text:soft-page-break/>
      <text:p text:style-name="P1518">Tutaj sprawa nie jest jasna.<text:s/><text:span text:style-name="T1519">J</text:span>est dylemat przed nami, czy mamy powołać, czy uważamy za celowe, powołanie takiego powiedzmy trzyosobowego czy czteroosobowego zespołu, który by w określonym czasie 2 czy 3<text:s/><text:span text:style-name="T1520">d</text:span>ni, bo chyba tak to trzeba traktować, ustaliłby punkty zbieżne i punkty rozbieżne.<text:s/>Ja deklaruję ze swojej strony tego rodzaju sytuację, że ustalenie tutaj zarówno pewnych rozbieżności jak i rozbieżności musiałoby być przez nas przekazane kierownictwu naszego Związku.</text:p>
      <text:p text:style-name="P1521">Ponieważ chciałbym to praktycznie realizować, nie tak, że my sobie tutaj roboczo przygotowujemy jakieś rzeczy i później idą na<text:s/>„okrągły stół”<text:s/>i dalej są dyskutowane,<text:s/><text:span text:style-name="T1522">a<text:s/></text:span>później gdzieś tam w społeczeństwie będą występować blokady.</text:p>
      <text:p text:style-name="P1523">Ja sądzę zresztą, że w ogóle nie ma ani w zakresie tych podstawowych ustaleń, ani w bardzo ważnych sprawach trybu, mechanizmów, zbioru układu zakładowych, to wszystko i tak musi być sprawdzone w praktyce. Musimy sobie założyć jakiś okres czasu prawda, kilku miesięcy, pół roku, czyli gdzieś po którym być może wszystko trzeba będzie sprawdzić.</text:p>
      <text:p text:style-name="P1524">Tutaj ta sugestia, która padła dotycząca prawda tego zwery<text:span text:style-name="T1525">fik</text:span>owania tego od strony in<text:span text:style-name="T1526">flacj</text:span>ogenne<text:span text:style-name="T1527">j</text:span>, czy to jest rzeczywiście bardzo<text:s/>in<text:span text:style-name="T1528">fl</text:span>a<text:span text:style-name="T1529">cj</text:span>ogenne czy nie, ale<text:s/>to nastąpić musi.</text:p>
      <text:p text:style-name="P1530">Ale niezależnie od tych założeń, o których będziemy mówi<text:span text:style-name="T1531">ć</text:span><text:s/>społeczeństwu, że my to podejmujemy na prób<text:span text:style-name="T1532">ę</text:span><text:s/>i sprawdzamy, to sprawa musi by<text:span text:style-name="T1533">ć</text:span><text:s/>odniesiona do chyba naszych władz. Nie wyobrażam sobie, żeby tutaj koledzy z OPZZ mogli postąpi<text:span text:style-name="T1534">ć</text:span><text:s/>inaczej<text:span text:style-name="T1535">.</text:span><text:s/>Ale po to, żeby przedłoży<text:span text:style-name="T1536">ć</text:span><text:s/>to komuś do skonsultowania, czy prawda decyzji, to myślę, że trzeba już bardzo precyzyjnie przedstawić propozycje.</text:p>
      <text:p text:style-name="P1537">Czy państwo to uznają, tu będę prosił o odpowiedź, bo zbliżam się do końca. A jeszcze mam jedną uwagę. W tym zakresie kieruję to pytanie zwłaszcza do pana ministra, również do Konsultacyjnej Rady Gospodarczej prosząc o jej udział - czy jesteśmy gotowi usiąść i zastanowić się nad korektą, ale w tym duchu, który nami musi kierować to znaczy, żeby to nie był niewypał, żeby to nie było rzucone przez ludzi, żeby to nie było rozwiązanie połowiczne, a więc naszym zdaniem zupełnie wątpliwe<text:span text:style-name="T1538">.</text:span></text:p>
      <text:p text:style-name="P1539">Wreszcie trzecia sprawa, która musi tutaj zostać bardzo precyzyjnie ujęta, to znaczy i to chyba przed - to moim zdaniem, może się mylę panie profesorze - ale przed pójściem na<text:s/>„okrągły stół”<text:s/>i zaproponowan<text:span text:style-name="T1540">ie</text:span>m rzeczy konkretnych, powinniśmy powołać zespół, który by się zastanowił - w jaki sposób proponując<text:s/>„okrągłemu stołowi”<text:s/>i później sp<text:span text:style-name="T1541">o</text:span>łec<text:span text:style-name="T1542">ze</text:span>ństwu coś konkretnego, że z dniem prawda 1 maja, 1 lipca, czy 1 października coś wcielamy w życie, co ma zaspokoić jakieś potrzeby, usprawnić jakiś mechanizm, to musimy sprecyzować te warunki, zwłaszcza dramatyczne zróżnicowania i jakieś niesprawiedliwości, które wystąpiły w ostatnich miesiącach.</text:p>
      <text:p text:style-name="P1543">I w związku z tym to określenie punktu wyjścia.<text:s/><text:span text:style-name="T1544">Ja</text:span>k wiadomo diabeł siedzi w szczegółach, tu te szczegóły mogą być niezmiernie ważne<text:span text:style-name="T1545">.</text:span><text:s/>Czy też uznalibyśmy za celowe, aby taki zespół w ciągu kilku dni, może jeszcze bardziej wstępnie, ale jednak w sposób konkretny mógł nam coś zaproponować<text:span text:style-name="T1546">.</text:span></text:p>
      <text:p text:style-name="P1547">Sądzę, że te propozycje, które padły w zakresie reformy systemu płac, która jest rzeczą ogromnie ważną i musimy ją podjąć, a także już opodatkowania dochodów, że to chyba nie są sprawy, które musielibyśmy przedkładać na<text:s/>„okrągły stół”. No, chyba że w zakresie płac, stosunkowo chyba łatwo dojdziemy do wniosku, że powiemy, że ta sprawa musi być przez nas podjęta i że w okresie jakimś tam pół roku, czy iluś tam miesięcy przedłożymy w tej sprawie wnioski<text:span text:style-name="T1548">.</text:span><text:s/>Ale to chyba - moim zdaniem - tylko tyle będziemy mogli na tym etapie powiedzieć<text:span text:style-name="T1549">.</text:span></text:p>
      <text:soft-page-break/>
      <text:p text:style-name="P1550">A więc powtarzam jeszcze raz - w sprawie wskaźnika to tutaj, ponieważ musimy zmierzać do wniosków praktycznych trzeba by powołać zespół, który by się wziął w porozumieniu z GUS-em co oczywiście załatwimy również i w ramach<text:s/>„okrągłego stołu”, który by mógł rozpocząć pracę nad tym jaki jest ten wskaźnik, jeżeli - jak rozumiem - jesteśmy zgodni, że on będzie naszym punktem wyjścia.</text:p>
      <text:p text:style-name="P1551"><text:span text:style-name="T1552">W</text:span><text:s/>zakresie korekcyjności i częstotliwości, tu możemy powołać zespół, który nam w ciągu kilku dni przedłoży uzgodnione lub n<text:span text:style-name="T1553">ie</text:span>uzgodnione ustalenia<text:span text:style-name="T1554">.</text:span><text:s/>Tak żebyśmy je mogli skonsultować z naszymi władzami<text:span text:style-name="T1555">.</text:span></text:p>
      <text:p text:style-name="P1556">I po trzecie stworzymy zespół roboczy, który nam spróbuje w celach już bardzo praktycznych określić punkt wyjścia.</text:p>
      <text:p text:style-name="P1557"><text:span text:style-name="T1558">Min. Sz</text:span><text:span text:style-name="T1559">re</text:span><text:span text:style-name="T1560">ter</text:span>:</text:p>
      <text:p text:style-name="P1561">Mnie się wydaje sama częstotliwość<text:s/><text:span text:style-name="T1562">-</text:span><text:s/>jest kwestia pełności jednak do określenia co rozumieć przez to<text:span text:style-name="T1563">,</text:span><text:s/>bo tu jest właściwie<text:span text:style-name="T1564"><text:s/></text:span>pryncypialna dosyć różnica między 60 a 100, jest 40 różnicy.<text:s/><text:span text:style-name="T1565">A</text:span><text:s/>więc jest to jednak dosyć duża różnica. I jakiej wielkości około 100 przyjmując - więc ja nie tylko tutaj o częstotliwość, ale o sprawę pełności<text:span text:style-name="T1566">.</text:span></text:p>
      <text:p text:style-name="P1567">No powiedzmy sobie, czy korekta wskaźnika kosztów utrzymania czy zakres w sensie tym, bo to można bardzo różnie. Ale sądzę, że i nie czas, i nie miejsce. Bo to można dyskutować nad tym w kategoriach prób redukcji koszyka, czy fragmentów koszyka, czy też raczej konwencji z góry przyjętej, że oto decydujemy się na x<text:span text:style-name="T1568">-</text:span>procent, ale to nie w tym momencie.</text:p>
      <text:p text:style-name="P1569">A więc tutaj taki zespół roboczy - moim zdaniem powinien podjąć prace, powinniśmy zacząć rozmawiać o tym już w szczeg<text:span text:style-name="T1570">ół</text:span>ach techni<text:span text:style-name="T1571">cz</text:span>nych.</text:p>
      <text:p text:style-name="P1572"><text:span text:style-name="T1573">Ob. <text:s text:c="22"/></text:span><text:span text:style-name="T1574">:</text:span></text:p>
      <text:p text:style-name="P1575">Tak, ja myślę, że my mamy dwie możliwości tutaj kończenia naszych dzisiejszych obrad. Jedna propozycja to właściwie rozciągnięcia prac poprzez jeszcze te małe zespoły i później powrót, ewentualnie, do uzgodnionego punktu widzenia. Bądź też druga możliwość dzisiaj zakończenia tej fazy naszej działalności, poprzez - ja tutaj tak naszkicowałem - przyjęcie takiej<text:span text:style-name="T1576"><text:s/></text:span>naszej rezolucji.</text:p>
      <text:p text:style-name="P1577">Mianowicie Zespół Roboczy ds. Indeksacji Płac<text:span text:style-name="T1578">,</text:span><text:s/>po rozpatrzeniu przedłożonych propozycji i wszechstronnym rozpatrzeniu walorów i ryzyka napędzania inflacji, poprzez obligatoryjny wzrost płac związany ze wzr<text:span text:style-name="T1579">o</text:span>stem kosztów utrzymania uznał:</text:p>
      <text:p text:style-name="P1580">1/ że zasady indeksacji należy wprowadzić do dokumentu końcowego<text:s/><text:span text:style-name="T1581">„</text:span>okrągłego stołu<text:span text:style-name="T1582">”</text:span>, jako elementu wprowadzania nowego ładu ekonomicznego, ze względu na szczególną sytuację, na początku bieżącego roku, pożądane jest jak najszybsze powołanie komisji mieszanej złożonej z przedstawicieli rządu, związków zawodowych, reprezentacji pracodawców i GUS, i Instytutu Badawczych, do których zadań należałoby uzgodnienie:</text:p>
      <text:p text:style-name="P1583">1<text:span text:style-name="T1584">.</text:span><text:s/>działań zmierzających do ograniczenia żywiołowych podwyżek płac z reguły pogłębiających dysproporcje płacowe,</text:p>
      <text:p text:style-name="P1585">2.<text:s/>uzgodnienie zasad systemowych i systemowej indeksacji płac powiązanej ze zbiorowymi układami pracy i zakładowymi porozumieniami płacowymi,</text:p>
      <text:p text:style-name="P1586">3.<text:s/>przedstawienie propozycji porządkowania dynamiki struktury płac uwzględniających<text:s/>całokształt polityki dochodów ludności, świadczeń pozapłacowych oraz podatków.</text:p>
      <text:soft-page-break/>
      <text:p text:style-name="P1587">Jeśli chodzi o sytuację w bieżącym roku, to proponuje się wprowadzenie kwartalnej analizy kosztów utrzymania i poddawania jej związkowej weryfikacji w celu ustalenia wskaźnika kosztów stanowiących podstawę działań indeksacyjnych.</text:p>
      <text:p text:style-name="P1588">Po drugie - zwiększenie częstotliwości, podnoszenia poziomu płacy minimalnej, powiązanego z wynikami obliczeń minimum socjalnego. To jest ta sprawa.</text:p>
      <text:p text:style-name="P1589">Dalej - dopasowywania nieopodatkowanego progu wzrostu płac do poziomu zapewniającego pokrycie wzrostu kosztów utrzymania<text:span text:style-name="T1590">.</text:span></text:p>
      <text:p text:style-name="P1591">Ja daj<text:span text:style-name="T1592">ę</text:span><text:s/>tutaj propozycje<text:span text:style-name="T1593">.</text:span><text:s/>W przypadku odejścia od reglamentowanej sprzedaży dotowanego mięsa i jego przetworów zapewnienie uprawnionym do kartek pełnej rekompensaty według zasad uzgodnionych w komisji<text:span text:style-name="T1594">.</text:span></text:p>
      <text:p text:style-name="P1595">I dalej - dążenie<text:s/><text:span text:style-name="T1596">-</text:span><text:s/>hono<text:span text:style-name="T1597">r</text:span>o<text:span text:style-name="T1598">w</text:span>an<text:span text:style-name="T1599">ie</text:span><text:s/>funk<text:span text:style-name="T1600">cj</text:span>onowan<text:span text:style-name="T1601">ia</text:span><text:s/>takich mechanizmów wykształconych już w przedsiębiorstwach, które zapewniają zakładową indeksację nie godzącą w ich efektywnościowe relacje ekonomiczne. To jest ta zasada primum non nocere.</text:p>
      <text:p text:style-name="P1602">Do rozważenia pozostaje kwestia indeksacji płac pracowników najemnych w gospodarce nieuspołecznionej, bo to jest sprawa ponad pół miliona pracowników najemnych. I tutaj my wprowadzamy te rygory, tam natomiast działają bez żadnych układów, bez związku, bez wszystkiego, które wywołują...</text:p>
      <text:p text:style-name="P1603">/Głos z sali: Ponad milion/.</text:p>
      <text:p text:style-name="P1604">A nie milion 200 tys<text:span text:style-name="T1605">.</text:span><text:s/>mamy ewiden<text:span text:style-name="T1606">cj</text:span>onowanych pracujących w gospodarce nieuspołecznionej poza rolnictwem<text:span text:style-name="T1607">.</text:span><text:s/>Tak, z tego najemnych jest ponad pół miliona.<text:s/><text:span text:style-name="T1608">I</text:span><text:s/>jeszcze jest ok. 600 tys. emerytów, rencistów studentów itd., którzy nie są ubezpieczeni i nie płaci się podatków z tytułu tego, że gdzie indziej.</text:p>
      <text:p text:style-name="P1609">Ale tutaj my to ciągle pomijamy.</text:p>
      <text:p text:style-name="P1610">I tak - do zadań tej komisji należałaby sprawa uzgodnienia koszyka dóbr i usług podlegających indeksacji. M.in. z wykorzystaniem d<text:span text:style-name="T1611">ot</text:span>y<text:span text:style-name="T1612">chczas</text:span>owy<text:span text:style-name="T1613">ch</text:span><text:s/>badań i obliczeń minimum socjalnego i zasad stosowanych w innych krajach.</text:p>
      <text:p text:style-name="P1614">Dalej - przedstawien<text:span text:style-name="T1615">ie</text:span><text:s/>oceny walorów kwotowych, procentowej czy też progowej formy rekompensat z tytułu wzrostu kosztów utrzymania.</text:p>
      <text:p text:style-name="P1616">A więc to jest taka propozycja generalnego stanowiska.<text:s/>Jeśli uznalibyśmy je za uzgodnione, przekazując tutaj pewne propozycje instytucjonalnych działań.</text:p>
      <text:p text:style-name="P1617">Ja myślę, że można by tę propozycję połączy<text:span text:style-name="T1618">ć</text:span><text:s/>z propozycją pańską. Tylko jest kwestia czy wydłuża<text:span text:style-name="T1619">ć</text:span><text:s/>działanie naszego zespołu roboczego, zwłaszcza że powinniśmy przejść teraz do drugiej fazy, to znaczy oceny tej polityki świadczeń, bo mamy ten dokument - to jest zespół nie tylko indeksacji płac, ale też spraw dochodów i świadczeń socjalnych.</text:p>
      <text:p text:style-name="P1620">I w takim razie nasze następne posiedzenie moglibyśmy poświęcić tamtym sprawom. A ewentualnie gdybyśmy przyjęli pańską koncepcję, jeszcze później wrócić do tego rozpatrzenia w tym całym kontekście nie tylko płac, ale też indeksacji świadczeń socjalnych.</text:p>
      <text:p text:style-name="P1621">To jest moja propozycja. Bo przecież ten<text:s/><text:span text:style-name="T1622">„</text:span>okrągły stół<text:span text:style-name="T1623">”</text:span><text:s/>ma się zakończyć jeszcze w ciągu tam czterech tygodni. Każdy z nas, ja nie wiem jak państwo, ale ja mam przecież sw<text:span text:style-name="T1624">oj</text:span>e normalne obowiązki dydaktyczne i musz<text:span text:style-name="T1625">ę</text:span><text:s/>je realizowa<text:span text:style-name="T1626">ć.<text:s/></text:span>Nie jestem w stanie działać tu wyłącznie w tym<text:s/>„okrągłym stole”. W dodatku, że my jesteśmy...</text:p>
      <text:soft-page-break/>
      <text:p text:style-name="P1627">Pan jest jeszcze bardziej związany niż ja, bo pan jest członkiem tego<text:s/>„okrągłego stołu”.<text:s/><text:span text:style-name="T1628">Je</text:span>steśmy w t<text:span text:style-name="T1629">y</text:span>m zespole, jesteśmy w tej grupie roboczej. I ja mam jeszcze o pierwszej następny podzespół roboczy. N<text:span text:style-name="T1630">o</text:span><text:s/>więc proszę państwa nie można tak. Ja po prostu patrzę na te nasze mo<text:span text:style-name="T1631">żl</text:span>iw<text:span text:style-name="T1632">oś</text:span>c<text:span text:style-name="T1633">i.</text:span></text:p>
      <text:p text:style-name="P1634">Ponadto to jest taka historia, jak to kiedyś prof. Estreicher powiedział gdy mu stawiano pytanie. On już właściwie odchodził, gasł w szpitalu i powiadają mu, ale pan profesor tego nie zrobił, tamtego jeszcze - takie są sytuacje. On powiada wtedy:<text:s/>„trzeba każdemu coś po kolei zostawić do porządkowania tego świata”. A więc trzeba pozostawić później rozmaitym grupom konkretyzację.</text:p>
      <text:p text:style-name="P1635">My w naszym zespole nie jesteśmy w stanie - w moim przekonaniu - uregulować wszystkich problemów<text:span text:style-name="T1636">.</text:span><text:s/>Możemy tylko sformułować stanowisko i dać też ten wykaz spraw uzgodnionych, i spraw, które wymagają jeszcze dalszych kontaktów i dalszych uzgodnień<text:span text:style-name="T1637">.</text:span></text:p>
      <text:p text:style-name="P1638">Co do częstotliwości - zgadzamy się. Co do samej zasady<text:s/><text:span text:style-name="T1639">-</text:span><text:s/>zgadzamy si<text:span text:style-name="T1640">ę</text:span>. Do badania tego koszyka kosz<text:span text:style-name="T1641">t</text:span>ów utrzymania<text:s/><text:span text:style-name="T1642">-</text:span><text:s/>zgadzamy się<text:span text:style-name="T1643">.</text:span></text:p>
      <text:p text:style-name="P1644">No jest kwestia już później - pow<text:span text:style-name="T1645">ie</text:span>działbym tych technicznych rozwiązań, które często mogą stanowić przeszkodę<text:s/>istotną. Ale musimy sobie zdawa<text:span text:style-name="T1646">ć</text:span><text:s/>sprawę z tego, że w tej chwili mamy do czynienia z pewnymi elementami indeksacyjnymi<text:span text:style-name="T1647">.</text:span><text:s/>To jest podnoszenie poziomu płacy, emerytury i renty minimalnej. To jest niewystarczające, ale jednak jest.</text:p>
      <text:p text:style-name="P1648">I teraz trzeba si<text:span text:style-name="T1649">ę</text:span><text:s/>właśnie do tego ustosunkować. Drugim takim elementem Jest to nieopodatkowanie do<text:s/><text:span text:style-name="T1650">4</text:span>0 proc. oraz później te możliwości. To daje zakładom.</text:p>
      <text:p text:style-name="P1651">Dale<text:span text:style-name="T1652">j</text:span><text:s/><text:span text:style-name="T1653">-</text:span><text:s/>podnoszenie płac pracowników sfery budżetowej po tej ustawie.</text:p>
      <text:p text:style-name="P1654">Okresowa waloryzacja emerytur i rent teraz od 1 marca i sporady<text:span text:style-name="T1655">cz</text:span>ne te kwotowe czy para<text:span text:style-name="T1656">me</text:span>tryczne pieniężne świadczenia socjalne. Ale to uznajemy za niewystarcza<text:span text:style-name="T1657">j</text:span>ące. Ale nie można tego faktu pominąć, że są pewne tutaj mechanizmy, które są w gestii rządu, są uruchamiane. Ale one są n<text:span text:style-name="T1658">ie</text:span>wysta<text:span text:style-name="T1659">rcz</text:span>a<text:span text:style-name="T1660">jące.</text:span><text:s/>Taka jest po prostu, no taka jest moja propozycja.</text:p>
      <text:p text:style-name="P1661"><text:span text:style-name="T1662">Przewodniczący</text:span><text:span text:style-name="T1663">:</text:span></text:p>
      <text:p text:style-name="P1664">Proszę państwa, ja myślę, że musimy to podjąć i coś sobie na to odpowiedzieć. Ja zwracam uwagę na to, że obok tych punktów, które zostały tu zarysowane przeze mnie i jakoś potwierdzone przez pana prof. Rajkiewicza, pozostaje Jedna podstawowa sprawa<text:s/><text:span text:style-name="T1665">-</text:span><text:s/>z czym - co nie tylko my będziemy o tym decydowa<text:span text:style-name="T1666">ć</text:span>, ale przywiązuję do tego znaczenie - z czym<text:s/><text:span text:style-name="T1667">„</text:span>okrągły stół<text:span text:style-name="T1668">”</text:span><text:s/>może, a z czym nie może wystąpić na zewnątrz.</text:p>
      <text:p text:style-name="P1669">Otóż to nie może być niewypał, to nie może by<text:span text:style-name="T1670">ć<text:s/></text:span>połowiczne, niejasne, budzące tylko wątpliwości albo niewczesne nadzieje, albo jakąś zupełnie zmętnioną sytuację<text:s/><text:span text:style-name="T1671">-</text:span><text:s/>propozycję<text:span text:style-name="T1672">.</text:span></text:p>
      <text:p text:style-name="P1673">To muszą być rzeczy zupełnie jasne. Na przykład taką rzeczą, na którą tu nie było odpowiedzi i nie ma jeszc<text:span text:style-name="T1674">ze</text:span><text:s/>odpowiedzi ze strony resortu na przykład, to jest sprawa obli<text:span text:style-name="T1675">gat</text:span>o<text:span text:style-name="T1676">ryjn</text:span>ości, która dla nas ma zupełnie zasadnicze znaczenie. My sądzimy, że bez przesądzenia tego, nie stawiamy czoła żywiołowej indeksacji. I w dalszym ciągu będzie bałagan i będą zróżnicowania<text:span text:style-name="T1677">.</text:span></text:p>
      <text:p text:style-name="P1678">Te formuły proponowane przez Ministerstwo Pracy oczywiście coś dają, stwarzają pewną nową sytuację, że wszyscy będą wiedzieć - że można, prawda, natomiast że nie trzeba.</text:p>
      <text:p text:style-name="P1679">I druga jest sprawa, że musi być moim zdaniem dostatecznie wyraźnie powiedziane jak my to zaczynamy zwłaszcza z powstałymi różnicami. I w związku z tym w jaki sposób<text:s/>-<text:s/>tego nie dociśniemy chyba do końca - w jaki sposób pragniemy uniknąć nałożenia się tych<text:s/>jakichś p<text:span text:style-name="T1680">oi</text:span>ntacyjnych,<text:s/>niedobrych cech<text:s/><text:soft-page-break/>obydwóch istniejących propozycji stanu istniejącego. I tego, co chcemy wprowadzić. I dlatego w tej sprawie wydaje mi się, że trzeba by podjąć jeszcze jakiś wysiłek właśnie w tym naszym gronie. No, na kogo będziemy to zwalać, to przecież przed nami jest to do podjęcia.</text:p>
      <text:p text:style-name="P1681">W tej chwili zapisana jest tylko koleżanka Wóycicka. Czy ktoś następnie jeszcze będzie ch<text:span text:style-name="T1682">ciał</text:span><text:s/><text:span text:style-name="T1683">za</text:span>bra<text:span text:style-name="T1684">ć</text:span><text:s/>głos? Tak i kol.<text:s/><text:span text:style-name="T1685">G</text:span>óralska.</text:p>
      <text:p text:style-name="P1686">Proszę bardzo - pani Wóycicka.</text:p>
      <text:p text:style-name="P1687"><text:span text:style-name="T1688">Ob.</text:span><text:span text:style-name="T1689"><text:s/></text:span><text:span text:style-name="T1690">Wó</text:span><text:span text:style-name="T1691">y</text:span><text:span text:style-name="T1692">cicka</text:span>:</text:p>
      <text:p text:style-name="P1693">Ja chcę mówi<text:span text:style-name="T1694">ć</text:span><text:s/>na inny temat, ale ponieważ pan pro<text:span text:style-name="T1695">f.</text:span><text:s/>Raj<text:span text:style-name="T1696">kie</text:span>wi<text:span text:style-name="T1697">cz</text:span><text:s/>zaproponował formułę, to chciałam ustosunkować się do tego p<text:span text:style-name="T1698">ie</text:span>rwszego.</text:p>
      <text:p text:style-name="P1699">Oczywiście na pierwsze słuchanie trudno mi wniknąć w szczegół<text:span text:style-name="T1700">y.</text:span><text:s/>Ja zrozumiałam w gruncie rzeczy, że stanowisko strony rządowej powraca do punktu wyjścia naszego pierwszego spotkania, czy<text:span text:style-name="T1701">l</text:span>i w zasadzie połowiczną indeksację mamy. I póki, co to jest w najbliższych miesiącach czy w roku 19<text:span text:style-name="T1702">8</text:span>9 nic w tej sprawie zmieniać nie zamierzamy. Jak rozumiem, że jest to uzgodnione stanowisko strony rządowej<text:span text:style-name="T1703">.</text:span><text:s/>Natomiast do pomyślenia są oczywiście zmiany w przyszłości.</text:p>
      <text:p text:style-name="P1704">Jeżeli jest to rzeczywiście ostateczne stanowisko strony rządowej, to mnie się wydaje, że faktycznie nie ma punktów styczności, w którym moglibyśmy powiedzieć, że osiągnęliśmy jakiekolwiek zmiany czy postęp w indeksacji aby naszym punk<text:span text:style-name="T1705">t</text:span>em wyjścia były także<text:s/><text:span text:style-name="T1706">d</text:span>ot<text:span text:style-name="T1707">y</text:span>chczasowe formy indeksacji - są całkowicie n<text:span text:style-name="T1708">ie</text:span>wystarczające.</text:p>
      <text:p text:style-name="P1709">Więc tutaj jest rzeczywiście jakby kompletna rozbieżność ponieważ ustalenia nie mają chyba sensu. Jeżeli strona rządowa dojdzie kiedyś do wniosku, że takie ustalen<text:span text:style-name="T1710">ia</text:span><text:s/>będą niezbędne, to wtedy związki zawodowe prawdopodobnie z chęcią podejmą ten dialog<text:span text:style-name="T1711">.</text:span></text:p>
      <text:p text:style-name="P1712">Jeżeli to jest tylko próba wstępnego stanowiska do uzgodnienia - do przyjęcia czy nie przyjęcia, to oczywiście mnie się wydaje, że powinniśmy czy jesteśmy nadal otwarci. Ale jednak w kierunku zbliżania stanowiska.<text:s/>Nam obecny system indeksacji wydaje się nierozwiązujący<text:s/>żadnych problemów ani płacowych pracowników, ani też tego zjawiska żywiołowej indeksacji, z którą mamy do czynienia<text:span text:style-name="T1713">.</text:span></text:p>
      <text:p text:style-name="P1714"><text:span text:style-name="T1715">Przewodniczący</text:span>:</text:p>
      <text:p text:style-name="P1716">Proszą bardzo pani dr Góralska.</text:p>
      <text:p text:style-name="P1717"><text:span text:style-name="T1718">Dr Góralska</text:span>:</text:p>
      <text:p text:style-name="P1719">Ja też odniosła takie wrażenie, że to co tu odczytał pro<text:span text:style-name="T1720">f</text:span>. Rajkiewicz, jak mówią<text:s/><text:span text:style-name="T1721">-</text:span><text:s/>jest to na pierwsze słuchanie.<text:s/><text:span text:style-name="T1722">A</text:span><text:s/>więc gdybym miała tekst przed sobą, być może te wrażenia byłyby inne<text:span text:style-name="T1723">.</text:span><text:s/>Jest to dokładnie powrót do punktu wyjścia<text:span text:style-name="T1724">,<text:s/></text:span>to znaczy że mamy połowiczną indeksację właśnie - a to płacy minimalnej.</text:p>
      <text:p text:style-name="P1725">I że zadawalamy się tym. Wydaje<text:s/><text:span text:style-name="T1726">m</text:span>i się, że chyba nie byłoby to dobre rozwiązanie, to znaczy to by nic nie rozwiązywało. Również w tym tekście, który przeczytał prof. Rajkiewicz, kilka rzeczy tak zabrzmiało, jakby były przesądzone. Mianowicie sprawa cz<text:span text:style-name="T1727">ęs</text:span>totliwości. No, tutaj były zupełnie inne, różne propozycje<text:span text:style-name="T1728">.</text:span><text:s/>Propozycją ze strony solidarnościowej była propozycja - co kwartał<text:span text:style-name="T1729">.</text:span><text:s/>W propozycji przedłożonej przez Ministerstwo Pracy - była propozycja - raz na pół roku, bądź propozycja progowa wręcz z tłumaczeniem dlaczego nie<text:span text:style-name="T1730"><text:s/></text:span>może być co kwartał. A więc to jest dosyć istotna różnica.</text:p>
      <text:p text:style-name="P1731">Dalej - problem wskaźnika kosztów utrzymania. Myśmy stawiali tutaj sprawę, że to ma być pełny wskaźnik kosztów utrzymania z dopuszczeniem ewentualnych korekt, czy wyłączeń tak jak tutaj jest<text:s/><text:soft-page-break/>napisane. A mianowicie wskaźnik, który liczy najpoważniejsza instytucja statystyczna czyli Główny Urząd Statystyczny, przy tym zastrzeżeniu właśnie jakiejś społecznej kontroli nad liczeniem tego wskaźnika<text:span text:style-name="T1732">.</text:span></text:p>
      <text:p text:style-name="P1733">Natomiast propozycja prof. Rajkiewicza jest zupełnie inna<text:span text:style-name="T1734">.</text:span><text:s/>Mianowicie jest to propozycja budowy od podstaw jakiegoś<text:s/><text:span text:style-name="T1735">ws</text:span>kaźnika zupełnie innego.</text:p>
      <text:p text:style-name="P1736">Tu padło sformułowanie, żeby się opierać - kilka razy - opierać się na minimum socjalnym.</text:p>
      <text:p text:style-name="P1737">Panie profesorze, przecież minimum socjalne nie jest bytem realnie istniejącym. Trzymajmy się faktów, tego co ludzie faktycznie spożywają, a nie tego co można włożyć w koszyk minimum, tego co byśmy chcieli, postulowali, życzyli sobie<text:span text:style-name="T1738">.</text:span></text:p>
      <text:p text:style-name="P1739">A więc tak s<text:span text:style-name="T1740">ą</text:span>dz<text:span text:style-name="T1741">ę</text:span>, że jak<text:s/>gdyby pro<text:span text:style-name="T1742">f</text:span>. Rajkiewicz od razu przesądził pewne punkty zgodności, których ja przynajmniej tutaj nie zauważyłam.</text:p>
      <text:p text:style-name="P1743"><text:span text:style-name="T1744">Przewodniczący</text:span>:</text:p>
      <text:p text:style-name="P1745">Dziękuję<text:span text:style-name="T1746">.</text:span><text:s/>Jeszcze pan pro<text:span text:style-name="T1747">f.</text:span><text:s/>Rajkiewicz<text:span text:style-name="T1748">.</text:span></text:p>
      <text:p text:style-name="P1749"><text:span text:style-name="T1750">Pro</text:span><text:span text:style-name="T1751">f.</text:span><text:span text:style-name="T1752"><text:s/>Rajkiewic</text:span><text:span text:style-name="T1753">z</text:span><text:span text:style-name="T1754">:</text:span></text:p>
      <text:p text:style-name="P1755">To jest absolutnie moja propozycja, która narodziła się w tej chwili, w toku słuchania i w poszukiwaniu zakończenia. Bo jest taka sprawa - w poniedziałek by<text:span text:style-name="T1756">ć</text:span><text:s/>może, zażądają od nas złożenia sprawozdania, na tym naszym zespole. I wtedy jest kwestia - czy to sprawozdanie uzgodnimy, czy też nie uzgodnimy. I to byłaby pewna propozycja wyjścia na to forum.</text:p>
      <text:p text:style-name="P1757">Natomiast ja nie mogę podzielić poglądu,<text:s/><text:span text:style-name="T1758">ż</text:span>e tutaj jest powrót, czy też nie wnosi si<text:span text:style-name="T1759">ę</text:span><text:s/>żadnych nowych elementów - to po pierwsze. Może w toku słuchania panie nie zwróciły na to uwagi<text:span text:style-name="T1760">.</text:span><text:s/>Ja powiadam: poprzez obl<text:span text:style-name="T1761">ig</text:span>atoryjny wzrost płac związany ze wzrostem kosztów utrzymania. A więc jest wprowadzony element obligatoryjności<text:span text:style-name="T1762">.</text:span></text:p>
      <text:p text:style-name="P1763">Ponadto stwierdzenie, że te elementy są n<text:span text:style-name="T1764">ie</text:span>w<text:span text:style-name="T1765">ystarczają</text:span>ce, które wszystkie wymieniłem - n<text:span text:style-name="T1766">ie</text:span>wystarczające.</text:p>
      <text:p text:style-name="P1767">Dalej<text:s/><text:span text:style-name="T1768">-</text:span><text:s/>proponuję instytucjonalny nadzór,<text:s/><text:span text:style-name="T1769">k</text:span>tóry zresztą jest zgodny z tym co jest w pani dokumentacji.</text:p>
      <text:p text:style-name="P1770">Dalej - poprzez działania wspólne. Częstotliwość to jest kwestia do uzgodnienia: czy kwartalny czy półroczny, ale w każdym razie odchodzimy od tego rocznego<text:span text:style-name="T1771">.</text:span></text:p>
      <text:p text:style-name="P1772">I wreszcie - jeżeli chodzi o minimum socjalne, to ja<text:s/><text:span text:style-name="T1773">w</text:span>iązałem je z płacą minimalną<text:span text:style-name="T1774">.</text:span><text:s/><text:span text:style-name="T1775">W</text:span><text:s/>tej chwili istnieje ta rozbieżność. W 1982 roku, to był jedyny rok, gdzie zbliżyliśmy płacę minimalną<text:s/><text:span text:style-name="T1776">54</text:span>0<text:span text:style-name="T1777">0</text:span><text:s/>zł do wyliczonego wówczas minimum so<text:span text:style-name="T1778">cj</text:span>alnego. I późnie<text:span text:style-name="T1779">j</text:span><text:s/>powstał ten dramat zamrożenia tej płacy, który spowodował cały szereg komplika<text:span text:style-name="T1780">cj</text:span>i i stanowi też przyczynę dzisiaj rozmaitych rozbieżności. A więc ja bym tutaj jednak bronił tutaj mojego punktu widzenia, który stara się zbliżyć do tego stanowiska, który został dzisiaj przedstawiony w tych dokumentach.</text:p>
      <text:p text:style-name="P1781">Ale rzeczywiście wszystkie te dokumenty trzeba bardzo dokładnie przeczytać. Zrobić zestawienie zbieżności, bo rozbieżności mamy trzy. I ustalić do czego możemy tutaj d<text:span text:style-name="T1782">oj</text:span>ść<text:span text:style-name="T1783">.</text:span></text:p>
      <text:p text:style-name="P1784"><text:span text:style-name="T1785">Przewodniczący</text:span>:</text:p>
      <text:p text:style-name="P1786">Proszę bardzo. Pan przewodnic<text:span text:style-name="T1787">zą</text:span>cy Wiśniewski.</text:p>
      <text:p text:style-name="P1788"><text:span text:style-name="T1789">Ob.<text:s/></text:span><text:span text:style-name="T1790">W</text:span><text:span text:style-name="T1791">iśn</text:span><text:span text:style-name="T1792">ie</text:span><text:span text:style-name="T1793">wski</text:span>:</text:p>
      <text:p text:style-name="P1794">Jeżeli można, to ja bardzo krótko. Ja jestem pełen obaw właśnie tych, którzy wyrażają przedstawiciele siły społeczno-solidarnościowe<text:span text:style-name="T1795">j.</text:span><text:s/>Sądzę, że jeśli my jako ludzie, którzy zasiadają w tej chwili przy<text:s/>„okrągłym<text:s/><text:soft-page-break/>stole”<text:s/>dużym i tych małych stolikach<text:span text:style-name="T1796">,</text:span><text:s/>zaczniemy znowu podtrzymywać pewne d<text:span text:style-name="T1797">a</text:span>wne, niedobre<text:s/><text:span text:style-name="T1798">t</text:span>rady<text:span text:style-name="T1799">cj</text:span>e obiecywania, a nie wcielania w życie pewnych konkretnych rozwiązań, to sądzę, że każdy z nas jest zbyt odpow<text:span text:style-name="T1800">ie</text:span>dzialny za to żeby mógł takie teorie głosić<text:span text:style-name="T1801">.</text:span></text:p>
      <text:p text:style-name="P1802">Ja sądzę, że nie po to się zbieramy raz i drugi, i w trakcie naszych dyskusji dochodzimy do pewnego consensusu, żeby nie pot<text:span text:style-name="T1803">r</text:span>afi<text:span text:style-name="T1804">ć</text:span><text:s/>zakończy to pewnym konkretnym rozwiązaniem oznaczającym nawet termin za<text:span text:style-name="T1805">f</text:span>unk<text:span text:style-name="T1806">cj</text:span>onowania tego.</text:p>
      <text:p text:style-name="P1807">My musimy w tej chwili zrobić i uczynić wszystko, żeby uspokoić tę erupcję, która się aż gotuje. I jestem r<text:span text:style-name="T1808">ów</text:span>ni<text:span text:style-name="T1809">e</text:span>ż pełen obaw, w<text:span text:style-name="T1810">ą</text:span>tpliwości, że dla mnie w tej chwili wprowadzenie indeksacji nie jest rozwiązaniem systemowym na ten czas.<text:s/><text:span text:style-name="T1811">Je</text:span>st to pewien plaster miodu , który może przyhamować. Ale rozłóżmy to w pewnym działaniu etapowym dojścia do systemowego rozwiązania. Ale musimy podjąć pewne konkretne decyzje wspólnie, żeby wyjść na duży zespół społeczno-gospodarczy, na<text:s/>„wielki stół”<text:s/>z konkretną propozycją, która uspokoi sp<text:span text:style-name="T1812">oł</text:span>eczeństw<text:span text:style-name="T1813">o.</text:span></text:p>
      <text:p text:style-name="P1814">Ja rozumiem również, że sprawa polityki społeczno-socjalnej będzie rozważana przez zespół. Bo nie wyobrażam sobie żebyśmy mogli nie dotknąć sprawy 7-milionowej społeczności emerytów i rencistów. Jest to problem dramatyczny wręcz w tej chwili.</text:p>
      <text:p text:style-name="P1815">My mamy w tej chwili gotowe propozycje ustawy emerytalnej<text:span text:style-name="T1816">.</text:span><text:s/>Jest potrzeba w tej chwili przystąpienia i to na oczach publiczności polskiej do negocjowania nowej umowy, żeby mogła wejś<text:span text:style-name="T1817">ć</text:span><text:s/>nie w 1991 roku, panie ministrze, ale w roku 1990 - bo ZUS jest na to stać. M<text:span text:style-name="T1818">a</text:span>my tutaj pełne rozeznanie.</text:p>
      <text:p text:style-name="P1819">Dziękuję bardzo<text:span text:style-name="T1820">.</text:span></text:p>
      <text:p text:style-name="P1821"><text:span text:style-name="T1822">Przewodniczący</text:span>:</text:p>
      <text:p text:style-name="P1823">My się, ja czuję zbliżamy się do końca, bo elementy następnego<text:s/>„stolika”<text:s/>zaczynają nas infiltrować<text:span text:style-name="T1824">.</text:span></text:p>
      <text:p text:style-name="P1825">Czyli z pana wypowiedzi można wyprowadzić wniosek<text:span text:style-name="T1826">,<text:s/></text:span>że OPZZ jest gotowe na przykład włączyć si<text:span text:style-name="T1827">ę</text:span><text:s/>do pracy zespołu teraz na najbliższe kilka dni, żeby coś jeszcze przed tym pon<text:span text:style-name="T1828">ie</text:span>działk<text:span text:style-name="T1829">ie</text:span>m móc coś przedstawić<text:span text:style-name="T1830">.</text:span></text:p>
      <text:p text:style-name="P1831">Proszą bardzo<text:s/><text:span text:style-name="T1832">-</text:span><text:s/>pan dr Święcicki.</text:p>
      <text:p text:style-name="P1833"><text:span text:style-name="T1834">Dr<text:s/></text:span><text:span text:style-name="T1835">Ś</text:span><text:span text:style-name="T1836">więcicki</text:span>:</text:p>
      <text:p text:style-name="P1837">Ja mam taką bardzo konkretną propozycję, żeby wyjść<text:s/>naprzeciw<text:s/>wszystkim tym głosom, które mówiły tu o tej potrzebie uspokojenia tego obecnego wzburzenia. Mianowicie żeby wprowadzić do tych propozycji pana pr<text:span text:style-name="T1838">of</text:span>.<text:s/><text:span text:style-name="T1839">Rajkie</text:span>wi<text:span text:style-name="T1840">cz</text:span>a - z jakimiś jeszcze tam innymi poprawkami, których one wymagają, ale to inna sprawa - takie jakieś sformułowanie, że do końca czerwca 1<text:span text:style-name="T1841">989</text:span><text:s/>r<text:span text:style-name="T1842">.</text:span><text:s/>wszystkie przedsiębiorstwa wypłacą wyrównanie pracownikom za wzrost cen w okresie od 1 lipca<text:s/><text:span text:style-name="T1843">1988</text:span><text:s/>r<text:span text:style-name="T1844">.<text:s/></text:span>do 30 marca<text:s/><text:span text:style-name="T1845">1</text:span>9<text:span text:style-name="T1846">8</text:span>9 r<text:span text:style-name="T1847">.</text:span><text:s/>w przypadkach, jeżeli dotychczasowe podwyżki nie zapewniały pełnej rekompensaty wzrostu cen - w tym okresie właśnie.</text:p>
      <text:p text:style-name="P1848">Może jeszcze z wyłączeniem skutków podwyżek cen alkoholu, benzyny, samochodów. Trzeba by to skalkulować jaką tu formułę przyjąć. Ale uważam, że ta formuła jest bezpieczna, dlatego że w tym czasie powszechnie rzecz biorąc płace wzrosły znacznie więcej wszędzie niż ceny. A to uspokoi ludzi, że wszyscy dostaną od 1 lipca do 1 kwietnia - za podwyżki cen w tym okresie wszyscy dostaną pełne wyrównanie, z jakąś może rezerwą, z wyłączeniem podwyżek cen na alkohole, samochody itd. No by<text:span text:style-name="T1849">ć</text:span><text:s/>może trzeba tu jakąś pewną rezerwę założyć, trzeba dokonać pewnej kalkulacji.</text:p>
      <text:p text:style-name="P1850">I uważam, że skutki tego będą<text:s/><text:span text:style-name="T1851">-</text:span><text:s/>jak mówię jest to wariant bliski - zerowy, jak na moje praktyczne<text:s/><text:soft-page-break/>wyczucie. Tak że nie będzie z tego tytułu wielkich podwyżek cen<text:span text:style-name="T1852">.</text:span><text:s/>Natomiast ludzie si<text:span text:style-name="T1853">ę</text:span><text:s/>rzeczywiście uspokoją. Bo się zorientują - to o czym mówił red. ... ludzie się zorientują, że oni za ten okres przynajmniej, za ten ostatni przynajmni<text:span text:style-name="T1854">ej</text:span>, te podwyżki dostali, tę rekompensatę w płacach.</text:p>
      <text:p text:style-name="P1855">Na ogół - wynikną może właśnie ci słabsi, właśnie te zakłady jakieś inne, które nie dostały, ci co nie mieli siły przebicia. I oni będą mieli tę gwarancję, że właśnie dostaną.</text:p>
      <text:p text:style-name="P1856"><text:span text:style-name="T1857">Ob. <text:s text:c="22"/></text:span><text:span text:style-name="T1858">:</text:span></text:p>
      <text:p text:style-name="P1859">Moim zdaniem jest to propozycja głęboko niesłuszna, ponieważ ludzie dostali podwyżki, że pracowali intensywnie w godzinach nadlicz<text:span text:style-name="T1860">bo</text:span>wych, awansowali<text:span text:style-name="T1861">.</text:span><text:s/>Musieli włożyć wiele osiągnięć w swoje podwyżki, które mieli -<text:s/><text:span text:style-name="T1862">wie</text:span>le pracy. A ci, którzy nie dostali, bo akurat pracowali gorzej czy z innych powodów, zostali w tyle - to teraz będą mieli rekompensaty. No, uważam, że to jest nie do przyjęcia.</text:p>
      <text:p text:style-name="P1863"><text:span text:style-name="T1864">Ob. <text:s text:c="22"/></text:span><text:span text:style-name="T1865">:</text:span></text:p>
      <text:p text:style-name="P1866">Ale to jest po prostu już do całej indeksacji.</text:p>
      <text:p text:style-name="P1867"><text:span text:style-name="T1868">Przewodnicząc</text:span><text:span text:style-name="T1869">y</text:span>:</text:p>
      <text:p text:style-name="P1870">Jak pan ocenia, panie ministrze. Czy jesteśmy w stanie powołać zespół, który mógłby w ciągu kilku dni dojść do jakiejś próby przedłożenia propozycji?</text:p>
      <text:p text:style-name="P1871"><text:span text:style-name="T1872">Minister</text:span>:</text:p>
      <text:p text:style-name="P1873">No, zespół to zawsze jesteśmy w stanie. Natomiast gorzej z tym dojściem. Myślę, że jest tutaj trudna dosyć sytuacja. Ja myślę, że odnośnie... Na pewno elementy postępu są i można je będzie tutaj odnotować. Ja myślę,<text:s/><text:span text:style-name="T1874">w</text:span><text:s/>tej chwili tutaj tak improwizując na bazie pierwszego kwartału,<text:s/><text:span text:style-name="T1875">tj</text:span>. danych za pie<text:span text:style-name="T1876">r</text:span>wszy kwartał, które b<text:span text:style-name="T1877">ę</text:span>dą nie od razu przecież<text:s/><text:span text:style-name="T1878">-</text:span><text:s/>można by dokonać pewnego rzeczywistego bilansu sytuacji. I przymierzyć si<text:span text:style-name="T1879">ę</text:span><text:s/>do konkretnych działań w lipcu tj. od 1 lip<text:span text:style-name="T1880">ca.</text:span><text:s/>To byłaby<text:s/><text:span text:style-name="T1881">je</text:span>dna sprawa.</text:p>
      <text:p text:style-name="P1882">Natomiast czy możliwe na dziś - przyjmując, że ten system, który działa, choć niedoskonały jest, w jakieś logice pozostaje - czy dziś można by w tym roku wprowadzić obligatoryjną indeksację w jakimś nawet lipcowym terminie w formie takiej jak tutaj państwo proponu<text:span text:style-name="T1883">je</text:span>cie. W moim przekonaniu na dziś byłoby to mało realne. Ale przy najlepszej woli trzeba by się temu przyjrzeć jeszcze i porachować te wszystkie sprawy.</text:p>
      <text:p text:style-name="P1884">I niezależnie od tego co mówił dr Święcicki, że gdyby to policzyć w sposób wsteczny, to najprawdopodobniej kosz tego dosyć chytrego zapisu byłby niewielki. Bo przedsiębiorstw, które są dużo... Pamiętajmy, że ubiegły rok, statystycznie rzecz biorąc zakończył się 2<text:span text:style-name="T1885">0</text:span>-pr<text:span text:style-name="T1886">oc</text:span>en<text:span text:style-name="T1887">to</text:span>wym wzrostem płacy realnej - nierealnej. Tak to ona realna, tak samo jak 1981 rok zakończył się wzrostem płacy realnej.</text:p>
      <text:p text:style-name="P1888"><text:span text:style-name="T1889">Ob. <text:s text:c="22"/></text:span><text:span text:style-name="T1890">:</text:span></text:p>
      <text:p text:style-name="P1891">Jedno jest pewne, że i tak różnice pozostaną bardzo du<text:span text:style-name="T1892">że</text:span>.</text:p>
      <text:p text:style-name="P1893"><text:span text:style-name="T1894">Minister</text:span>:</text:p>
      <text:p text:style-name="P1895">To jest bardzo dzika sytuacja. Na pewno ktoś by zarobił, ale to by nie rozwiązało jednak problemu. To byłaby tylko pewna demonstracja i to w tył. Myślę, że trzeba by jeszcze nad tym pomyśleć. Intencja tego uspokajania poprzez tego rodzaju deklara<text:span text:style-name="T1896">cj</text:span>e...</text:p>
      <text:p text:style-name="P1897">Prawd<text:span text:style-name="T1898">ę</text:span><text:s/>powiedzia<text:span text:style-name="T1899">ws</text:span>zy - wprowadzenie tego to mogłoby by<text:span text:style-name="T1900">ć</text:span><text:s/>tak tylko uznane, że obecny system finansowy przedsiębiorstw, to wszystko co dwa czy trzy tygodnie temu Sejm przyjął, to wszystko jest w ogóle<text:s/><text:span text:style-name="T1901">d</text:span>o wyrzucenia.</text:p>
      <text:soft-page-break/>
      <text:p text:style-name="P1902">/Głosy z sali na wyciszeniu/.</text:p>
      <text:p text:style-name="P1903">No więc ja pozwolę sobie nie podzielać tej opinii. Jeżeli się to przyjmie, jeżeli w ogóle wszystko robimy od gołej ziemi, to wtedy można.</text:p>
      <text:p text:style-name="P1904"><text:span text:style-name="T1905">/</text:span>Głos z sali na wyciszeniu/.</text:p>
      <text:p text:style-name="P1906">Nie, no ale spójrzmy - Bełchatów dostał, lepiej, gorzej - podzielili. Mają sprawę załatwioną. I teraz co? Czy pan doktor sądzi, że jeżeli za miesiąc ogłosi pan, że wszyscy mają indeksację to co - tam nie będzie postulatu, nie będzie roszczenia?</text:p>
      <text:p text:style-name="P1907"><text:span text:style-name="T1908">O</text:span><text:span text:style-name="T1909">b</text:span><text:span text:style-name="T1910">.<text:s/></text:span><text:span text:style-name="T1911">Ś</text:span><text:span text:style-name="T1912">więcick</text:span><text:span text:style-name="T1913">i</text:span>:</text:p>
      <text:p text:style-name="P1914">Jeżeli nie policzymy tak chytrze jak panowie chcecie, to znaczy - policzyć bardzo długi okres, wypłacić im po czterech miesiącach. Przecież my mamy tempo inflacji miesięcznej obecnie bardzo wysoki. A więc jeżeli my opóźniamy wpłatę.<text:span text:style-name="T1915">..</text:span><text:s/>Później pan minister zechciał powiedzieć<text:span text:style-name="T1916"><text:s/></text:span>w lipcu, prawda. A więc już się troszeczkę przedłużyło.</text:p>
      <text:p text:style-name="P1917"><text:span text:style-name="T1918">Minister</text:span>:</text:p>
      <text:p text:style-name="P1919">Ale tu nie o to chodzi.</text:p>
      <text:p text:style-name="P1920"><text:span text:style-name="T1921">Ob. Święcicki</text:span>:</text:p>
      <text:p text:style-name="P1922">Ale nie. Jeżeli my powiadamy w ten sposób - skrócimy ten okres, żeby to było bardziej odczuwalne. Jeżeli my powiemy, że przyjmujemy bazę październik i zrobimy to<text:s/>licząc, że tak powiem - do końca lutego i wypłacimy z końcem marca na przykład - to wtedy jest to pewien argument.<text:s/>Dostaliście już tak dużo, prawda. Więc oczywiście wy musicie teraz pracować. Z tym, że następny wzrost kosztów utrzymania po trzech miesiącach. Bo tam już automatycznie wyrównamy.</text:p>
      <text:p text:style-name="P1923">Wtedy jest to pewien…<text:s/>Natomiast jak zaczniemy chytrzyć na wszystkie możliwe sposoby, to oczywiście nie może mieć to już znaczenia.</text:p>
      <text:p text:style-name="P1924">Natomiast jeżeli dzisiaj my już powiemy strajkującym załogom, że one w lipcu dostaną to, prawda, co jest pomiędzy czerwcem.<text:span text:style-name="T1925">..</text:span></text:p>
      <text:p text:style-name="P1926"><text:span text:style-name="T1927">Minister</text:span>:</text:p>
      <text:p text:style-name="P1928">Nie, ja nie mówię, że w lipcu<text:span text:style-name="T1929">.</text:span><text:s/>Jeżeli to jest możliwe, to od razu.</text:p>
      <text:p text:style-name="P1930"><text:span text:style-name="T1931">Ob. <text:s text:c="22"/></text:span><text:span text:style-name="T1932">:</text:span></text:p>
      <text:p text:style-name="P1933">Czyli rozumiem, że przesunąć<text:span text:style-name="T1934">-</text:span><text:s/>nastroje strajkowe na dwa miesiące później.</text:p>
      <text:p text:style-name="P1935"><text:span text:style-name="T1936">Ob. <text:s text:c="22"/></text:span><text:span text:style-name="T1937">:</text:span></text:p>
      <text:p text:style-name="P1938">W Izraelu, gdzie inflacja była 500 proc. wypłacali po miesiącu. To znaczy wypłacali za wzrost kosztów utrzymania w październiku, to znaczy w miesiąc po kwartale, bo tam była kwartalna indeksacja.</text:p>
      <text:p text:style-name="P1939">Natomiast ja sądzę, że trzeba stać na takim technicznym stanowisku i n<text:span text:style-name="T1940">ie</text:span><text:s/>chytrzyć nadmiernie w tej kwestii.</text:p>
      <text:p text:style-name="P1941"><text:span text:style-name="T1942">Min.<text:s/></text:span><text:span text:style-name="T1943">S</text:span><text:span text:style-name="T1944">z</text:span><text:span text:style-name="T1945">rete</text:span><text:span text:style-name="T1946">r</text:span><text:span text:style-name="T1947">:</text:span></text:p>
      <text:p text:style-name="P1948">W moim przekonaniu spróbujemy jeszcze nad tym myśleć, ale w moim przekonaniu to ten system - nie bardzo widzę możliwości.</text:p>
      <text:p text:style-name="P1949">Panie doktorze, zapraszam<text:s/><text:span text:style-name="T1950">-</text:span><text:s/>bo to jest sprawa do przesymul<text:span text:style-name="T1951">ow</text:span>an<text:span text:style-name="T1952">ia</text:span><text:s/>na konkretnych przypadkach, na konkretnych liczbach. Niestety, praktyka jest taka jak dotychczas, że każda próba wprowadzenia jakiegokolw<text:span text:style-name="T1953">ie</text:span>k obliga wypłat, jakiegokolwiek tytułu ze szczebla centralnego do przedsiębiorstwa kończy<text:s/><text:soft-page-break/>się tym, że jest natychmiast żądanie środków na ten cel. Taka jest rzeczywistość. Ale to chyba w tym miejscu nie ma potrzeby nad tym dyskutować.</text:p>
      <text:p text:style-name="P1954">Wydaje mi się, że to bardzo trudny zabieg w tej formie do wprowadzenia do tego systemu w tym momencie. Ale sprób<text:span text:style-name="T1955">uj</text:span>emy, zapraszam do rozmowy w momencie dowolnym. Rozumiem w ostatnich dniach tego tygodnia na<text:s/><text:span text:style-name="T1956">p</text:span>rzykład w czwartek u mnie, godzina do uzgodnienia 9.00 -10.00.</text:p>
      <text:p text:style-name="P1957"><text:span text:style-name="T1958">Ob. <text:s text:c="22"/></text:span><text:span text:style-name="T1959">:</text:span></text:p>
      <text:p text:style-name="P1960">Kto z kim ma rozma<text:span text:style-name="T1961">w</text:span>ia i w jakim celu?</text:p>
      <text:p text:style-name="P1962"><text:span text:style-name="T1963">Minister<text:s/></text:span><text:span text:style-name="T1964">Sz</text:span><text:span text:style-name="T1965">reter</text:span>:</text:p>
      <text:p text:style-name="P1966">W jakim celu? No chodzi o próbę poszukiwania. Mamy propozycję komunikatu pana profesora. Rozumiem, że przepiszemy to i zobaczymy co z tego można ocalić, czego nie będziemy po prostu szukali możliwości rozwiązań jeszcze w tym roku, mieszczących się w ramach tego, tych rozwiązań<text:s/>finansowych, które s<text:span text:style-name="T1967">ą</text:span><text:s/>bez założenia, które spotkało si<text:span text:style-name="T1968">ę<text:s/></text:span>z głównym entuzjazmem, że wszystko jest do wyrzucenia i wszystko trzeba zburzyć i od gołej ziemi zacząć budować.<text:s/><text:span text:style-name="T1969">B</text:span>o to jest jakby zupełnie inna propozycja i inna możliwość.</text:p>
      <text:p text:style-name="P1970">Tak więc proponuję drogę - godzina 9.00 u mnie w jakimś gronie kilku osób.</text:p>
      <text:p text:style-name="P1971"><text:span text:style-name="T1972">/</text:span>Głos<text:span text:style-name="T1973">:</text:span><text:s/>No, ale w jakim celu?/.</text:p>
      <text:p text:style-name="P1974"><text:span text:style-name="T1975">/</text:span>Głos: Ja osobiście byłbym za tym/.</text:p>
      <text:p text:style-name="P1976"><text:span text:style-name="T1977">Ob. <text:s text:c="22"/></text:span><text:span text:style-name="T1978">:</text:span></text:p>
      <text:p text:style-name="P1979">Zaraz, my mamy prawo domagać się od władz państwowych zajęcia stanowiska wobec tego cośmy zrobili.<text:s/><text:span text:style-name="T1980">Wy</text:span>powiedzieliśmy tutaj krytykę tej propozycji, tej notatki Ministerstwa Pracy i zakwestionowaliśmy szereg punktów. Nie pójdziemy do przodu, jeżeli nie będzie wspólnego, jeżeli to nie jest jeszcze w porozumieniu, to dalszych poglądów pomiędzy Ministerstwem a związkami zawodowymi. Nie pójdziemy dalej do przodu.<text:s/>I dlatego też osobiście uważam, że trzeba podjąć propozycje roboczego spotkania i to bardzo wyraźnie, zmierzającego do tego. Może ono się tym nie skończy. Czy jesteśmy w stanie zaproponować opinii publicznej coś takiego co stanowi pewien postęp merytoryczny, a także ją uspokoi.</text:p>
      <text:p text:style-name="P1981">Oczywiście musi być postęp merytoryczny, bo nie będziemy tu robić psychologicznych zagrywek.</text:p>
      <text:p text:style-name="P1982">/Głos: Rozumiem, że ustalamy na czwartek spotkanie grupy roboczej, węższej grupy/.</text:p>
      <text:p text:style-name="P1983"><text:span text:style-name="T1984">Ministe</text:span><text:span text:style-name="T1985">r</text:span>:</text:p>
      <text:p text:style-name="P1986">Oczywiście węższej, to jest kwestia kilku osób, a nie 20 osób. Proponuję, ażeby OPZZ delegował 1 czy 2 osoby...</text:p>
      <text:p text:style-name="P1987">Bo to chodzi o to, ażeby spróbować spojrzeć przez pryzmat konkretnych możliwości liczbowej, konkretnych liczb. Co<text:s/><text:span text:style-name="T1988">w</text:span><text:s/>konkretnej sytuacji da si<text:span text:style-name="T1989">ę</text:span><text:s/>zmieścić w różnych układach<text:span text:style-name="T1990">.</text:span><text:s/>Bo nawet na<text:span text:style-name="T1991">js</text:span>łusznie<text:span text:style-name="T1992">js</text:span>ze postulaty to nie jest jeszcze policzenie jak si<text:span text:style-name="T1993">ę</text:span><text:s/>to mieści w systemie. Ja rozumiem...</text:p>
      <text:p text:style-name="P1994"><text:span text:style-name="T1995">A.</text:span><text:span text:style-name="T1996"><text:s/>Wielowieysk</text:span><text:span text:style-name="T1997">i</text:span><text:span text:style-name="T1998">:</text:span></text:p>
      <text:p text:style-name="P1999">Panie ministrze, ale czy ja się mylę co do tego sądząc, że państwo się wycofują z indeksacji.</text:p>
      <text:p text:style-name="P2000">Ja bym chciał wiedzieć jasno - czy ja się mylę. Bo ja rozumując w tej chwili to co słyszę, to tak jakby grupa osób, która w tej chwili reprezentuje stronę władzy, jak gdyby po tych 2-dn<text:span text:style-name="T2001">io</text:span>wych naszych dyskusjach wycofuje się stojąc na gruncie swoich propozycji.</text:p>
      <text:p text:style-name="P2002"><text:span text:style-name="T2003">Minister</text:span>:</text:p>
      <text:soft-page-break/>
      <text:p text:style-name="P2004">Chwileczkę - ja nie powiedziałem , że się wycofuję z indeksacji. Pan właściwie z wdziękiem, życzliwie zawsze traktuje nasze słowa. Otóż chciałbym tylko wyjaśnić pewne rzeczy. Otóż - po pierwsze - jest sprawa taka, o czym już tu mówił pan prof.<text:s/><text:span text:style-name="T2005">Raj</text:span>kiewicz, że nie jest tak, że nie ma indeksacji w systemie. Po drugie - chcemy doskonalić to co jest, na ile się da uczynić to bliższym człowiekowi i jego - powiedziałbym - optyce. I to jest, moim zdan<text:span text:style-name="T2006">ie</text:span>m, problem podstawowy i najtrudn<text:span text:style-name="T2007">iejs</text:span>zy. I to jest w moim przekonaniu absolutn<text:span text:style-name="T2008">ie<text:s/></text:span>realn<text:span text:style-name="T2009">e</text:span>.</text:p>
      <text:p text:style-name="P2010">Natomiast próba wprowadzenia w tej chwili obligatoryjnej indeksacji na ten mechanizm finansowy, który jest - w moim przekonaniu - w tym roku nieuchronnie prowadzi do, czy ona będzie 90 czy 60-pr<text:span text:style-name="T2011">oc</text:span>en<text:span text:style-name="T2012">to</text:span>wa, w tym roku nałożona wprost na wszystkie płace indywidualnie obligatoryjnie z centrum, prowadzi do nałożenia się dwóch wzrostów płac<text:span text:style-name="T2013">,</text:span><text:s/>do rozkręcenia cał<text:span text:style-name="T2014">ej<text:s/></text:span>spirali.</text:p>
      <text:p text:style-name="P2015">Takie jest moje wrażenie w tym momencie<text:span text:style-name="T2016">.</text:span><text:s/>Tak mi się to wydaje, tak to widzę. I ja mówię, że jeżeli uznamy, że to jest możliwe, dopuszczalne.<text:s/><text:span text:style-name="T2017">Je</text:span>żeli taka sytuacja, że jest 40 procent, a ponadto trzeba jeszcze jakąś indeksację.</text:p>
      <text:p text:style-name="P2018">No nie wiem , ale spróbujmy to policzy<text:span text:style-name="T2019">ć</text:span><text:s/>z ołówkiem w ręku, bo to jest sprawa najważnie<text:span text:style-name="T2020">js</text:span>za.</text:p>
      <text:p text:style-name="P2021"><text:span text:style-name="T2022">Ob. <text:s text:c="22"/></text:span><text:span text:style-name="T2023">:</text:span></text:p>
      <text:p text:style-name="P2024">Panie ministrze, a może w takim razie - jeżeli można, jeżeli sądzi pan, że w tej chwili z uwagi na to, że już są pewne systemowe rozwiązania w kwestiach ochrony przedsiębiorstw, prowadzenia środków na wynagrodzenia, czy inne - że chcąc dojść w pewnej perspektywie czasu na przykład przyszłorocznej, to zacznijmy mówić już w tej chwili, to co<text:span text:style-name="T2025"><text:s/>j</text:span>a już dzisiaj poruszałem o pewnym dodatku dro<text:span text:style-name="T2026">ży</text:span>źnianym, który będzie wyrównywał jak gdyby wzrost kosztów utrzymania. A mówmy i dopracujmy się pewnego systemu indeksacji, który zostanie społecznie zaakceptowany przez naszych ludzi.</text:p>
      <text:p text:style-name="P2027">Ja osobiście nie mogę się z panem zgodzić, że nie jest to możliwe. Ludzie wymuszą, życie wymusi. I wtedy staniemy przed problemem, że to czego chcemy uniknąć - jak gdyby no zrobić to w sposób łagodnie<text:span text:style-name="T2028">js</text:span>zy.</text:p>
      <text:p text:style-name="P2029"><text:span text:style-name="T2030">Minister</text:span>:</text:p>
      <text:p text:style-name="P2031">Przepraszam, ale to jest inna koncepcja jakby indeksacji. Bo to jest kwotowa, jednolita, jak rozumiem indeksacja, to już jest innego rodzaju sprawa. Ja myślę, że my musimy to technicznie i z ołówkiem w ręku. Bo ja przepraszam, ale mnie się wydaje, że w tej sprawie - poza słusznością, poza<text:s/>bezspornym prezentowaniem przez tu zgromadzonych odczuć społecznych, które przecież jestem w stanie zrozumieć, że tak to ludzie odbierają.<text:s/><text:span text:style-name="T2032">I</text:span><text:s/>nie neguję tego.</text:p>
      <text:p text:style-name="P2033">Natomiast jest problem skutków finansowych. Przecież chodzi...</text:p>
      <text:p text:style-name="P2034"><text:span text:style-name="T2035">Ob. <text:s text:c="22"/></text:span><text:span text:style-name="T2036">:</text:span></text:p>
      <text:p text:style-name="P2037">Panie ministrze - rozumiemy. Podzielamy pana troskę. Natomiast<text:s/>„okrągłemu stołowi”<text:s/>musimy jasno powiedzieć - umiemy się przeciwstawić żywiołowi indeksacji, proponujemy coś konkretnego, co chroni ludzi i chroni gospodarkę, czy też nie potrafimy.</text:p>
      <text:p text:style-name="P2038">Bo jeżeli nie potrafimy, to my pas, my się wycofujemy. A jednak coś na panu w dalszym ciągu ciąży.<text:s/><text:span text:style-name="T2039">J</text:span>a nie mówię w sensie szantażowania pana, bo przecież to jest nasz los tak samo. My też możemy ponieść porażkę przy tym<text:s/>„okrągłym stole”, czy co gorsza - potem w skutkach<text:s/>„okrągłego stołu”.</text:p>
      <text:p text:style-name="P2040">Natomiast ja osobiście przyjmuję pana propozycję i uważam, że powinniśmy pójść i roboczo się nad<text:s/><text:soft-page-break/>tym zastanowić. Zastrzegam, że do czegokolwiek dojdziemy lub nie dojdziemy, to prezentujemy to naszym władzom, dlatego że o tym żadni eksperci ani pojedynczy działacze nie mogą decydować. Są to po prostu sprawy ogólnozwiązkowe i<text:s/>og<text:span text:style-name="T2041">ól</text:span>nona<text:span text:style-name="T2042">ro</text:span>dow<text:span text:style-name="T2043">e</text:span><text:span text:style-name="T2044">.</text:span></text:p>
      <text:p text:style-name="P2045">Wobec tego z naszej strony 1 czy 2 osoby na pewno do pana panie ministrze przyjdą.</text:p>
      <text:p text:style-name="P2046"><text:span text:style-name="T2047">Ob.<text:s/></text:span><text:span text:style-name="T2048">Sta</text:span><text:span text:style-name="T2049">n</text:span><text:span text:style-name="T2050">is</text:span><text:span text:style-name="T2051">ze</text:span><text:span text:style-name="T2052">ws</text:span><text:span text:style-name="T2053">ka</text:span>:</text:p>
      <text:p text:style-name="P2054">Właściwie to te materiały powinni państwo przynieść dzisiaj i mieć tu gotowe wyliczenia. I myśmy wszyscy powinni si<text:span text:style-name="T2055">ę</text:span><text:s/>z nimi móc tutaj zapoznać, a nie na jakimś jeszcze dodatkowym spotkaniu.</text:p>
      <text:p text:style-name="P2056">Ja oceniam, że po prostu strona rządowa przyszła tu n<text:span text:style-name="T2057">ie</text:span>przygotowana. Tak że...</text:p>
      <text:p text:style-name="P2058"><text:span text:style-name="T2059">Minister Szreter</text:span>:</text:p>
      <text:p text:style-name="P2060">Ministerstwo pierwsze wystąpiło ze swoją propozycją<text:span text:style-name="T2061">,</text:span><text:s/>to jest faktem. My idziemy dalej i trochę w innym kierunku. No, ale zobaczymy.</text:p>
      <text:p text:style-name="P2062"><text:span text:style-name="T2063">Ob. <text:s text:c="22"/></text:span><text:span text:style-name="T2064">:</text:span></text:p>
      <text:p text:style-name="P2065">Ja myślę, że nie mamy sobie już tutaj więcej do powiedzenia. Panie profesorze, no na<text:s/>„okrągłym stole”<text:s/>to opowiemy jaka będzie sytuacja po tych roboczych spotkaniach. Ja sądzę,<text:s/><text:span text:style-name="T2066">ż</text:span>e co najmniej obydwie - sprawa zarówno sprawa tego punktu wyjścia jak i sprawa zakresu i charakteru samej indeksacji to musi być w tych roboczych rozmowach zrobiona. Jeżeli nie dojdziemy panie profesorze, to trudno - po prostu powiemy<text:s/>„okrągłemu stołowi”, czy tam naszemu zespołowi, że dalej musimy popracować nad tym.</text:p>
      <text:p text:style-name="P2067">Ja myślę, że jest to jedna z ważn<text:span text:style-name="T2068">ie</text:span>jszych spraw, jakie tutaj mają być zadecydowan<text:span text:style-name="T2069">e</text:span>, jedna z ważniejszych<text:span text:style-name="T2070">.</text:span></text:p>
      <text:p text:style-name="P2071"><text:span text:style-name="T2072">Ob. <text:s text:c="22"/></text:span>:<text:bookmark-start text:name="bookmark0"/><text:bookmark-end text:name="bookmark0"/></text:p>
      <text:p text:style-name="P2073">Ale, żeby zakończyć - to w takim razie czy w ten czwartek to będzie spotkanie u pana ministra Szretera czy nie i czy my się wobec tego w przyszły wtorek spotykamy czy nie<text:span text:style-name="T2074">.</text:span></text:p>
      <text:p text:style-name="P2075"><text:span text:style-name="T2076">Minister Szreter</text:span><text:span text:style-name="T2077">:</text:span></text:p>
      <text:p text:style-name="P2078">Spotykamy się<text:span text:style-name="T2079">.</text:span><text:s/>Złożymy sprawozdanie i pod<text:span text:style-name="T2080">ej</text:span>miemy sprawy zasiłków czy warunków pracy.</text:p>
      <text:p text:style-name="P2081"><text:span text:style-name="T2082">Ob. <text:s text:c="22"/></text:span><text:span text:style-name="T2083">:</text:span></text:p>
      <text:p text:style-name="P2084">Ale znowu żebyśmy wcześniej mieli materiały, żebyśmy jednak nie otrzymywali w ostatniej chwili tych materiałów. Bo my mamy w tej chwili takie zielone książeczki. Pan w tym oświadczeniu na pierwszym posiedzeniu powiedział, że strona solidarnościo<text:span text:style-name="T2085">wa</text:span><text:s/>przedstawi trzy takie dokumenty. Tak jest w stenogramie zapisane. Dzisiaj dostaliśmy jeden in<text:span text:style-name="T2086">de</text:span>ksacyjny w sprawie ubezpieczeń i w sp<text:span text:style-name="T2087">r</text:span>awie opodatkowania dochodów.</text:p>
      <text:p text:style-name="P2088">Tak że dzisiaj<text:s/><text:span text:style-name="T2089">otrzy</text:span>ma<text:span text:style-name="T2090">li</text:span>śm<text:span text:style-name="T2091">y</text:span><text:s/>pierwszy dokument.</text:p>
      <text:p text:style-name="P2092"><text:span text:style-name="T2093">Je</text:span>szcze przypominamy o jednej rzeczy - tutaj zwrócono mi uwag<text:span text:style-name="T2094">ę</text:span><text:s/>i słusznie, że postawiliśmy wtedy pierwszego dnia tych naszych prac problem pewnych zabezpieczeń w dziedzinie zatrudnienia, które również i w sposób ogólny zostało w projekcie umowy prof.<text:s/><text:span text:style-name="T2095">B</text:span>aki też zaznaczone. Niemniej jednak wydaje si<text:span text:style-name="T2096">ę</text:span><text:s/>nam, że trzeba by o tym powiedzieć coś trochę więce<text:span text:style-name="T2097">j</text:span>, mieć trochę wyraźniejsze zabezpieczenie.</text:p>
      <text:p text:style-name="P2098"><text:span text:style-name="T2099">Ob. <text:s text:c="22"/></text:span><text:span text:style-name="T2100">:</text:span></text:p>
      <text:p text:style-name="P2101">To prof. Rosner mówił o tym wczoraj i pierwszego dnia też mówił<text:span text:style-name="T2102">.</text:span></text:p>
      <text:p text:style-name="P2103"><text:span text:style-name="T2104">Ob. <text:s text:c="22"/></text:span><text:span text:style-name="T2105">:</text:span></text:p>
      <text:p text:style-name="P2106">I w tym zakresie parę słów też napisać będzie można.</text:p>
      <text:soft-page-break/>
      <text:p text:style-name="P2107"><text:span text:style-name="T2108">Ob. <text:s text:c="22"/></text:span><text:span text:style-name="T2109">:</text:span></text:p>
      <text:p text:style-name="P2110">..<text:span text:style-name="T2111">.</text:span>wobec zlikwidowanych przedsiębiorstw, zakładów - zabezpie<text:span text:style-name="T2112">cz</text:span>en<text:span text:style-name="T2113">ie</text:span><text:s/>grup kadrowych.</text:p>
      <text:h text:style-name="P2114" text:outline-level="2"><text:span text:style-name="T2115">Ob. <text:s text:c="22"/></text:span><text:span text:style-name="T2116">:</text:span><text:bookmark-start text:name="bookmark2"/><text:bookmark-end text:name="bookmark2"/></text:h>
      <text:p text:style-name="P2117">A także w przypadku, wie pan - reorgan<text:span text:style-name="T2118">iz</text:span>a<text:span text:style-name="T2119">cj</text:span>i. I tam w ogóle gdzie występuje zwolnienie grupowe.</text:p>
      <text:p text:style-name="P2120"><text:span text:style-name="T2121">Ob. <text:s text:c="22"/></text:span><text:span text:style-name="T2122">:</text:span></text:p>
      <text:p text:style-name="P2123">B<text:span text:style-name="T2124">o</text:span><text:s/>pewne sprawy są już w tej chwili rozstrzyganie, są pewne gotowe rozwiązania<text:span text:style-name="T2125">.</text:span></text:p>
      <text:p text:style-name="P2126"><text:span text:style-name="T2127">Ob. <text:s text:c="22"/></text:span><text:span text:style-name="T2128">:</text:span></text:p>
      <text:p text:style-name="P2129">Tak, no ale musimy ostatecznie ustalić co będzie tematem tego wtorkowego posiedzenia.</text:p>
      <text:p text:style-name="P2130"><text:span text:style-name="T2131">Ob. <text:s text:c="22"/></text:span><text:span text:style-name="T2132">:</text:span></text:p>
      <text:p text:style-name="P2133">Ja myślę, że na pewno sprawozdanie z tej grupy roboczej, postawimy sprawę zatrudnienia. Myślę,<text:s/><text:span text:style-name="T2134">ż</text:span>e sprawa opodatkowania chyba trochę jest w tej chwili przedwczesna, bo to i tak ta praca się toczy i zresztą nie my ją wykonamy. Możemy się ustosunkować<text:s/><text:span text:style-name="T2135">d</text:span>o niej. Jest tylko problem<text:s/><text:span text:style-name="T2136">-</text:span><text:s/>czy o ubezpieczeniach? Ja myślę, że te inne sprawy nam zabiorą dosyć czasu, żeby się brać do reformy systemu ubezpieczeń.</text:p>
      <text:p text:style-name="P2137">We<text:span text:style-name="T2138">ź</text:span>my tylko te dwie rzeczy - panie profesorze. Chyba że prof. Rosner coś w zakresie prac<text:span text:style-name="T2139">y</text:span><text:s/>jeszcze przygotuje.</text:p>
      <text:p text:style-name="P2140"><text:span text:style-name="T2141">P</text:span><text:span text:style-name="T2142">rz</text:span><text:span text:style-name="T2143">ewodnicząc</text:span><text:span text:style-name="T2144">y</text:span><text:span text:style-name="T2145">:</text:span></text:p>
      <text:p text:style-name="P2146"><text:span text:style-name="T2147">W</text:span><text:s/>takim razie dziękuję państwu. I do zobaczenia na następnym spotkaniu.</text:p>
      <text:p text:style-name="P2148">/Koniec obrad/.</text:p>
      <text:p text:style-name="P2149"/>
      <text:p text:style-name="P2150">Stenogram<text:s/><text:span text:style-name="T2151">z</text:span><text:s/>posied<text:span text:style-name="T2152">z</text:span>enia grupy Roboczej<text:s/><text:span text:style-name="T2153">d</text:span>o spraw Indeksacji Płac<text:s/><text:span text:style-name="T2154">i</text:span><text:s/>Dochodów z dnia 28<text:span text:style-name="T2155">.</text:span>II.<text:span text:style-name="T2156">1</text:span>989 r.</text:p>
      <text:p text:style-name="P2157"><text:span text:style-name="T2158">Przewodnicząc</text:span><text:span text:style-name="T2159">y</text:span>:</text:p>
      <text:p text:style-name="P2160">/Brak początku/.</text:p>
      <text:p text:style-name="P2161"><text:span text:style-name="T2162">...</text:span>tej kolega Stanisław, całkowicie się z nim zgadzam, natomiast mam taką propozycję, ponieważ stanowisko rządu jest jednoznaczne<text:s/><text:span text:style-name="T2163">i</text:span><text:s/>znane, czy stanowisko Ministerstwa Pracy i na tym spotkaniu dzisiaj przekonywanie się wzajemne, no to jest bezsensowne i szkoda czasu, jak kolega mówił<text:span text:style-name="T2164">.</text:span></text:p>
      <text:p text:style-name="P2165">W związku z tym proponuję, żebyśmy albo przyjęli wspólne stanowisko jako protokół rozbieżności, że strona tutaj OPZZ i solidarnościowa ma takie stanowisk<text:span text:style-name="T2166">o<text:s/></text:span>i ono jest niezgodne z tym co proponuje rząd, i żebyśmy skończyli ten temat, bo dzisiaj na ten temat myślę, że ta rozmowa nic nie da, natomiast byśmy się zastanowili w drugim punkcie nad indeksacją świadczeń społecznych, żebyśmy rozpoczęli ten temat. Natomiast ten drugi temat zostawić do<text:s/>„stolika”<text:s/>większego, czy decydentów, niech się rząd wypowie jak to ma wyglądać, ale wydać oświadczenie z posiedzenia dzisiejszego spotkania o rozbieżności stanowisk. Taka jest moja propozycja, a skończyć rozmowy, bo proszę państwa, przepraszam ja bardzo z panem ministrem mam kontakty inne i rozumiem, że pan minister po prostu nie może tego stanowiska zmienić, bo nie ma kompetencji i tak trzeba to przyjąć, tak mi się to wydaje, bo stanowisko rządu jest takie, a nie inne i tutaj przekonywanie państwa i nasze pana ministra nic nie da<text:span text:style-name="T2167">.</text:span></text:p>
      <text:p text:style-name="P2168">Dlatego to<text:s/><text:span text:style-name="T2169">c</text:span>o powiedziałem stwórzmy protokół rozbieżno<text:span text:style-name="T2170">ś</text:span>ci, podajmy nasze wspólne stanowisko takie i wtedy de<text:span text:style-name="T2171">c</text:span>yzje musz<text:span text:style-name="T2172">ą</text:span><text:s/>się rozstrzygnąć.</text:p>
      <text:p text:style-name="P2173">Dziękuję<text:span text:style-name="T2174">.</text:span></text:p>
      <text:p text:style-name="P2175"><text:span text:style-name="T2176">Ob. <text:s text:c="22"/></text:span><text:span text:style-name="T2177">:</text:span></text:p>
      <text:soft-page-break/>
      <text:p text:style-name="P2178"><text:span text:style-name="T2179">...</text:span>przed chwileczką tutaj przez pana przedłożonego, ponieważ różnice zdań okazują się tak duże i chyba jednak szanse na to, że dojdzie do kompromisu tutaj na sali w dniu dzisiejszym są niezmiernie małe.</text:p>
      <text:p text:style-name="P2180">Ja natomiast chciałem wyrazić pewne zaskoczenie, bo idąc w czwartek na zaproszenie pana ministra Szretera do Ministerstwa spodziewałem się, że przedstawione zostaną pewne rachunki symulacyjne skutków ekonomicznych przewidzianych w poszczególnych projektach przedłożonych przez reprezentowane tutaj strony no i ku mojem<text:span text:style-name="T2181">u</text:span><text:s/>zaskoczeniu niestety była to jak gdyby dyskusja przeniesiona z wtorku na czwartek dalszy jej ciąg<text:span text:style-name="T2182">.</text:span><text:s/>Nie było żadnych danych ilościowych, które podbudowałyby tezy ministerstwa o tym, że indeksacja zorganizowana w tej formie, jak<text:span text:style-name="T2183">ą</text:span><text:s/>proponuje strona społeczna przyniesie trzycyfrową inflację.</text:p>
      <text:p text:style-name="P2184">Pan minister przed kilkunastoma minutami był zresztą uprzejmy powied<text:span text:style-name="T2185">z</text:span>ie<text:span text:style-name="T2186">ć</text:span>, że z całą pewnością przyjęcie wersji proponowanej przez stronę społeczną jak w banku da in<text:span text:style-name="T2187">f</text:span>la<text:span text:style-name="T2188">cj</text:span>ę trzycyfrową. Ja jeżeli nie mam żadnych rachunków symulacyjnych, jeżeli nie jest to teza w żaden sposób podparta danymi ilościowymi, bałbym się wysuwać tego typu twierdzenie, ponieważ ono tu jest, wyłącznie ma charakter jakościowy, w związku z tym nawet jest dosyć trudne do polemik<text:span text:style-name="T2189">i.</text:span></text:p>
      <text:p text:style-name="P2190">To jest pierwsza sprawa<text:span text:style-name="T2191">.</text:span><text:s/>Druga rzecz, która została zaakcentowana w materiale KRG dr Święcickiego. Ja w zeszłym tygodniu we wtorek wypowiadałem się na ten temat,<text:s/><text:span text:style-name="T2192">ż</text:span>eby znaleźć jakieś sposoby zabezpieczania przed tym,<text:s/><text:span text:style-name="T2193">ż</text:span>eby ewentualnie wpr<text:span text:style-name="T2194">owa</text:span>dzona indeksacja płac i do<text:span text:style-name="T2195">ch</text:span>odów nie zburzyła zapoczątkowanego w tym roku procesu przebudowy relacji płac między sferą budżetową i sferą produkcji materialnej. Chciałbym ten wniosek w dalszym ciągu w imieniu Federacji podtrzymać, ponieważ nie musimy się tutaj w tym gremium przekonywać, że rozpoczęty w tym roku zamiar jest celowy i zasługuje na poparcie chyba prawie wszystkich sił społecznych<text:span text:style-name="T2196">.</text:span><text:s/>Dlatego wydaje mi się, że w dalszych pracach powinniśmy dyskutować nad tym jak skonstruować system indeksacji, który by tego zamiaru nie wywró<text:span text:style-name="T2197">c</text:span>ił<text:span text:style-name="T2198">.</text:span></text:p>
      <text:p text:style-name="P2199">Dziękuję bardzo.</text:p>
      <text:p text:style-name="P2200"><text:span text:style-name="T2201">Przewodniczący</text:span><text:span text:style-name="T2202">:</text:span></text:p>
      <text:p text:style-name="P2203">/Bez włączonego mikro<text:span text:style-name="T2204">fo</text:span>nu/.</text:p>
      <text:p text:style-name="P2205"><text:span text:style-name="T2206">...</text:span>dzieje się dzisiaj, że stoimy na twardym gruncie, wiemy o co chodzi, a wyszliśmy tutaj z epoki jakiejś m<text:span text:style-name="T2207">g</text:span>ławicy<text:span text:style-name="T2208">.<text:s/></text:span>Rozumiem, że rząd nie chce podjęcia tej sprawy, a powiedzmy wysunięcie tych propozycji, które były wysunięte miało charakter jakiś teoretyczny, ogólny, opóźniający na późn<text:span text:style-name="T2209">i</text:span>ej, nie w ciągu roku, nie ma rady. Wobec tego trzeba będzie w tym zakresie odpowiednie sformułowanie - myślę, że nam to nie przyjdzie trudno - bo po prostu mamy przedstawioną notatkę w której przedstawiamy pewne rzeczy można po prostu stwierdzić, że przekażemy to swoim mocodawcom, swoim środowiskom, to co tutaj<text:s/><text:span text:style-name="T2210">ż</text:span>e<text:span text:style-name="T2211">ś</text:span>my usłyszeli, że w tej chwili<text:s/><text:span text:style-name="T2212">p</text:span>od<text:span text:style-name="T2213">j</text:span>ąć spraw wprowadzenia tego systemu korygującego nasz system płac nie można<text:span text:style-name="T2214">.</text:span></text:p>
      <text:p text:style-name="P2215">Czy... Pan prof. Rajkiewicz.</text:p>
      <text:p text:style-name="P2216"><text:span text:style-name="T2217">Prof</text:span><text:span text:style-name="T2218">.</text:span><text:span text:style-name="T2219"><text:s/>Antoni Rajkiewicz</text:span>:</text:p>
      <text:p text:style-name="P2220">Może chciałbym jeszcze wprowadzić pewien element do tej części dyskusji. Otóż mój osobisty pogląd jest jednoznaczny, zresztą od wielu lat, że w warunkach inflac<text:span text:style-name="T2221">ji</text:span><text:s/>powinien być system indeksacji, to reprezentowałem od 1980 roku gdy weszliśmy w fazę właśnie tych ruchów inflacyjnych. I stąd z dużym zadowoleniem przyjąłem wczorajszy ten tekst, który przedstawiła strona solidarnośc<text:span text:style-name="T2222">i</text:span>owo-opozy<text:span text:style-name="T2223">c</text:span>y<text:span text:style-name="T2224">j</text:span>na,<text:s/><text:soft-page-break/>uważając, że ten tekst właściwie zbliża nas do pozytywnego rozwiązania. Przy czym mój punkt widzenia wiąże się jeszcze z jedną sprawą, mianowicie jeśli obie strony, co zostało zresztą podkreślone tutaj we wczorajszych wystąpieniach<text:s/><text:span text:style-name="T2225">i</text:span><text:s/>w tym dokumencie, który dostaliśmy, idzie w kierunku działań nego<text:span text:style-name="T2226">cj</text:span>ac<text:span text:style-name="T2227">yj</text:span>ny<text:span text:style-name="T2228">c</text:span>h, to rzecz jasna, że w chwili obecnej gdy mamy do czynienia z tym żywiołem, jeśli chce się podejmowa<text:span text:style-name="T2229">ć<text:s/></text:span>negocjacje, to trzeba tym stronom coś zaoferować i to zresztą na pierwszym posiedzeniu o tym mówił przewodniczący z Krakowa Gil, oferując działalność negocjacyjną, ale trzeba równocześnie zaoferować jakąś przynajmniej możliwość porządkowania tego problemu.</text:p>
      <text:p text:style-name="P2230">Wczoraj przysłuchiwał się temu fragmentowi dyskusji, zresztą był na początku i prof. Trzeciakowski odczytywał te dokumenty, w tym dokumencie głównym zresztą podzieliliśmy trafnie tę trzecią część na trzecią i czwartą część dotyczącą spra<text:span text:style-name="T2231">w</text:span><text:s/>polityki społecznej i spraw<text:s/>infla<text:span text:style-name="T2232">cj</text:span>i i indeksacji<text:span text:style-name="T2233">.</text:span><text:s/>Otóż widziałem, że wicepremier Sekuła właściwie odnosił się do tego<text:s/><text:span text:style-name="T2234">z</text:span><text:s/>aprobatą. Więc ja rozumiem, że sprawa jest bardzo złożona z tego względu, że sprawy dzisiaj płac są w gestii dwóch resortów, mianowicie Ministerstwa Finansów, które trzyma kasę i Ministerstwa Pracy, które ma trzyma<text:span text:style-name="T2235">ć</text:span><text:s/>systemy. To jest oczywiście niezdrowy, typowy taki dysfunk<text:span text:style-name="T2236">cj</text:span>onal<text:span text:style-name="T2237">i</text:span>zm, który moim zdaniem przynosi wiele szkód, już ubiegły rok pokazał jak to wszystko wędruje, nie mogą dwa resorty równocześnie odpowiadać za to samo, bo wtedy nikt nie odpowiada. Tak samo jeden resort i zajmuje się cenami i płacami, kat jest równocześnie sędzią. Więc to są wszystko konsekwencje pewnych błędnych rozwiązań, które nad doprowadzają do takiej sytuacji.</text:p>
      <text:p text:style-name="P2238">Jeśli chodzi o sytuację obecną, to jeśli czytam<text:span text:style-name="T2239"><text:s/></text:span>tutaj w materiałach GUS-u, że wynagrodzenia za pracę spadły w styczniu w stosunku do grudnia tutaj całe wynagrodzenia wyniosły 99,8, a ceny wzrosły 9,<text:span text:style-name="T2240">5%</text:span><text:s/>w styczniu, to rzecz jasna, że ludzie od razu odczuli spadek swoich płac realn<text:span text:style-name="T2241">yc</text:span>h i stąd przy braku właśnie systemowej indeksacji, czy jak to nazywał prof. Baka wczoraj - cy<text:span text:style-name="T2242">wi</text:span>lizowanej indeksacji mając do czynienia z drugiej strony z żywiołowym pochodem cen, musi dojść do tego rodzaju sytuacji<text:span text:style-name="T2243">,</text:span><text:s/>jakie mamy i wtedy nikt nie bierze pod uwagę, że to 9,5%, tylko od razu żąda się 20-30% wymierza się to gotówkowo.</text:p>
      <text:p text:style-name="P2244">Więc ten zamiar indeksacji jest po prostu - ma podwó<text:span text:style-name="T2245">j</text:span>ne znaczenie. Raz porządkuje i wyznacza w odniesieniu do wzrostu cen czy kosztów utrzymania pewne proporcje czy całości, a po drugie staje się bardzo ważnym elementem tego całego systemu negocjacyjnego.</text:p>
      <text:p text:style-name="P2246">Prof<text:span text:style-name="T2247">.</text:span><text:s/>Baka kończąc wczorajsze posiedzenie powiedział, że jeśli chodzi o sprawy indeksacji, zbliżamy się do jednoznacznego consensusu, cytuję, bo robiłem notatki. Mi<text:span text:style-name="T2248">a</text:span>nowicie, że indeksacja ma na celu właśnie uporządkowanie - no byliśmy wczoraj obecni na tym - uporządkowanie i zahamowanie żywiołowości, wprowadził ten termin - cywilizowanej indeksacji - i proponował, żeby zespół rozpatrzył merytorycznie skalę ochrony interesów - dalej rozważył elementy, które nie doprowadzałyby do k<text:span text:style-name="T2249">re</text:span>owania inflacji, żeby w tym co zapropon<text:span text:style-name="T2250">uj</text:span>emy starać się nie petryfikować dysproporcje i wreszcie stworzyć ten negocjacyjny model.</text:p>
      <text:p text:style-name="P2251">Przy czym dodał, że dobrze byłoby, żeby wykorzystać, mieć świadomość doświadczeń innych krajów i ewentualnie przeprowadzić rachunek symulacyjny.</text:p>
      <text:p text:style-name="P2252">Więc zresztą z prof. Baką rozmawiałem i nasze stanowiska są tutaj nieidentyczne, ale powiedziałbym zbliżone i w związku z tym możemy tak w tej chwili przerwać dyskusję, bo widzę, że jest różnica poglądów między stroną rządową, bo ostatecznie rząd odpowiada za politykę płac a tą częścią koalicyjną, któr<text:span text:style-name="T2253">a</text:span><text:s/>stanęła na stanowisku, że trzeba poprowadzić te elementy porządkowania. Mogą być tutaj te różnice<text:s/><text:soft-page-break/>poglądów nie tylko w tej sprawie ta różnica poglądów występuje,<text:s/><text:span text:style-name="T2254">i</text:span><text:s/>wobec tego możemy przerwać i zaprosić wicepremiera Sekułę, żeby przedstawił stanowisko rządowe, obejmujące n<text:span text:style-name="T2255">i</text:span>e tylko jeden resort, ale oba resorty i ostatecznie byśmy ustalili, bo przecież indeksa<text:span text:style-name="T2256">c</text:span>ja, tak jak zresztą tutaj pan prezes wspomniał, jest elementem odpowiedzialności i to wczoraj zresztą na ten temat mówiono<text:span text:style-name="T2257">.</text:span><text:s/>Tak że nie można ponosić odpowiedzialności jeśli równocześnie druga strona stworzy, że tak powiem barierę realizacyjną.</text:p>
      <text:p text:style-name="P2258">To jest tylko możliwe wtedy, jak - przecież żaden związek ze swoich pieniędzy nie będzie pokrywał tego weksla, który będzie kupowany. Ja uważam, że to co wczoraj przedstawiła strona solidarnościowa jest ba<text:span text:style-name="T2259">r</text:span>dzo poważnym tutaj zbliżeniem poglądów, a muszę powiedzieć, że<text:s/><text:span text:style-name="T2260">z</text:span><text:s/>moich osobistych przekonań i sformułowanie tutaj, że proponowane zasady indeksacji są prze<text:span text:style-name="T2261">ds</text:span>ta<text:span text:style-name="T2262">wi</text:span>one, powinny one być podstawą przy opracowaniu umów i układów zbiorowych w różnych branżach i zakładach pracy, to jest ten postulat, o którym ja 8 czy 9 lat zabiegałem i to jest równocześnie - tak bo to jest, bo to trzeba wykorzystać co stanowi element podstawowy i takie stwierdzenie jest właściwie stwierdzeniem o znaczeniu podstawowym<text:span text:style-name="T2263">.</text:span><text:s/>Dlatego też kończąc chciałbym zaproponować albo pójdziemy w kierunku rzeczywiście dyskusji, tak jak to w tym kierunku, w którym kończyło się wczorajsze posiedzenie, albo przerwiemy bez może w tej chwili sporządzania tego<text:s/>protokołu<text:s/>rozbieżności, bo wysłuchaliśmy stanowiska Ministerstwa Pracy, jest jeszcze ten drugi kontrahent - Ministerstwo Finansów i poprosimy wobec tego na następne posiedzenie wicepremiera Sekułę, albo też poprosimy, żeby było uzgodnione stanowisko i wtedy napiszemy ten protokół rozbieżności, przekażemy do<text:s/>„stołu”<text:span text:style-name="T2264">.</text:span></text:p>
      <text:p text:style-name="P2265"><text:span text:style-name="T2266">Przewodnicząc</text:span><text:span text:style-name="T2267">y</text:span>:</text:p>
      <text:p text:style-name="P2268">Co pan proponu<text:span text:style-name="T2269">j</text:span>e, panie profesorze<text:span text:style-name="T2270">,<text:s/></text:span>bo mija czas i.<text:span text:style-name="T2271">..</text:span><text:s/>ten tydzień rzeczywiście straciliśmy<text:span text:style-name="T2272">.</text:span></text:p>
      <text:p text:style-name="P2273"><text:span text:style-name="T2274">Prof</text:span><text:span text:style-name="T2275">.</text:span><text:span text:style-name="T2276"><text:s/>Rajkiewicz</text:span>:</text:p>
      <text:p text:style-name="P2277">Ja p<text:span text:style-name="T2278">ro</text:span>ponuję - wydaje mi się<text:span text:style-name="T2279">,<text:s/></text:span>że tutaj jest jeszcze jedna słabość<text:span text:style-name="T2280">.</text:span><text:s/>Mianowicie minister Szreter przypuszczalnie<text:s/>nie zna tego wczorajszego...</text:p>
      <text:p text:style-name="P2281"><text:span text:style-name="T2282">Przewodniczący</text:span>:</text:p>
      <text:p text:style-name="P2283"><text:span text:style-name="T2284">D</text:span>la mnie sprawa jest zrozumiała, dlatego, że prof<text:span text:style-name="T2285">.</text:span><text:s/>Baka i wicepremier Sekuła obiecali mi, że sprawa będzie przedstawiona na Komitecie Ekonomicznym<text:span text:style-name="T2286"><text:s/></text:span>Rady Ministrów, który miał się odbyć po tych naszych kontaktach, które mieliśmy w tym gmachu. Wobec tego albo on nie stanął, albo zajęto stanow<text:span text:style-name="T2287">i</text:span>sko negatywne i dlatego panie profesorze tutaj<text:s/><text:span text:style-name="T2288">wyda</text:span>je mi się, że w jakimś sensie to dojrzało na tym etapie, jest rozbieżność<text:span text:style-name="T2289">.</text:span></text:p>
      <text:p text:style-name="P2290"><text:span text:style-name="T2291">Prof</text:span><text:span text:style-name="T2292">.</text:span><text:span text:style-name="T2293"><text:s/>Rajkiewicz</text:span>:</text:p>
      <text:p text:style-name="P2294"><text:span text:style-name="T2295">J</text:span>a w każdym razie przedstawiam i mój punkt widzenia i punkt widzenia prof<text:span text:style-name="T2296">.</text:span><text:s/>Baki, o którym słyszeliśmy wczoraj<text:span text:style-name="T2297">.</text:span></text:p>
      <text:p text:style-name="P2298"><text:span text:style-name="T2299">Prze</text:span><text:span text:style-name="T2300">wo</text:span><text:span text:style-name="T2301">dnicząc</text:span><text:span text:style-name="T2302">y</text:span>:</text:p>
      <text:p text:style-name="P2303">Ale jak pan proponuje praktycznie wobec tego, żeby spowodować, żeby przedstawiciel - bo pan minister Szreter nie jest przygotowany, czy nie ma decyzji? To rozumiem<text:span text:style-name="T2304">.</text:span><text:s/>Tylko podkreślam albo sprawa nie stanęła, albo stanęła negatywnie, wobec tego w jaki sposób...</text:p>
      <text:p text:style-name="P2305"><text:span text:style-name="T2306">Prof</text:span><text:span text:style-name="T2307">.</text:span><text:span text:style-name="T2308"><text:s/>Rajkiewicz</text:span>:</text:p>
      <text:p text:style-name="P2309">Jeśli stanęła negatywnie, no to w takim razie przerywamy i...</text:p>
      <text:p text:style-name="P2310"><text:span text:style-name="T2311">Ob. <text:s text:c="22"/></text:span><text:span text:style-name="T2312">:</text:span></text:p>
      <text:soft-page-break/>
      <text:p text:style-name="P2313"><text:span text:style-name="T2314">/</text:span>G<text:span text:style-name="T2315">ł</text:span>os poza mikrofonem/.</text:p>
      <text:p text:style-name="P2316">...a dzisiaj nagle członek rządu nie wie o co chodzi<text:span text:style-name="T2317">.</text:span></text:p>
      <text:p text:style-name="P2318"><text:span text:style-name="T2319">Ob. <text:s text:c="22"/></text:span><text:span text:style-name="T2320">:</text:span></text:p>
      <text:p text:style-name="P2321"><text:span text:style-name="T2322">/</text:span>G<text:span text:style-name="T2323">łos</text:span><text:s/>przy niewłączonym mikrofon<text:span text:style-name="T2324">i</text:span>e/.</text:p>
      <text:p text:style-name="P2325"><text:span text:style-name="T2326">...</text:span>proponowałbym,<text:s/><text:span text:style-name="T2327">a</text:span>b<text:span text:style-name="T2328">y</text:span><text:s/>w tej s<text:span text:style-name="T2329">p</text:span>ra<text:span text:style-name="T2330">w</text:span>ie nie ogłaszać komunikatu i w tej sprawie zająć ostateczne stanowisko na najbliższym posiedzeniu.</text:p>
      <text:p text:style-name="P2331"><text:span text:style-name="T2332">Ob. Maciej Manicki</text:span>:</text:p>
      <text:p text:style-name="P2333">Ja myślę w ten sposób, że jednak tutaj zeszliśmy się, zebrali po to, aby pewne sprawy rozstrzygać i jeśli chodzi o indeksację wynagrodzeń nie możemy się w tej chwili dalej posunąć, ponieważ no praktycznie nie wiemy co niektóre słowa oznaczają, różnie one są rozumiane i tutaj minister zresztą słusznie chyba to podkreślił i mnie się wydaje w ten sposób, że ponieważ jesteśmy tutaj w Warszawie w pałacu Urzędu Rady Ministrów, do drugiego pałacu nie jest tak specjalnie daleko, myślę, że minister Sekuła w ciągu tych paru godzin, które tutaj jeszcze pod<text:span text:style-name="T2334">ej</text:span>rzewam<text:s/><text:span text:style-name="T2335">-</text:span><text:s/>spędzimy, być może znajdzie trochę czasu na to, żeby tu przyjechać i przynajmniej nam dzisiaj wyjaśnić sprawę po to, żebyśmy mogli się spokojnie u siebie, jeśli nawet dzisiaj nie będziemy mieli czasu na to, żeby dalej dyskutować ten temat, mogli się u siebie zastanowić nad tym tematem, bo jeś<text:span text:style-name="T2336">l</text:span>i my dzisiaj stąd z niczym wyjdziemy, to stracimy nie tylko dzisiejszy dzień, ale stracimy także parę następnych dni,<text:s/><text:span text:style-name="T2337">a</text:span>ż do czasu, w którym wreszcie dowiemy się o co w tej sprawie chodzi. I dlatego proponowałbym takie teraz załatwienie sprawy. Odkładamy indeksację, poprosimy pana ministra o to, żeby skontaktował się z panem premierem, o to, żeby pan pr<text:span text:style-name="T2338">e</text:span>mier łaskawie przyszedł nam ewentualnie tutaj nas oświecić w sprawie stanowiska rządowego, w sprawie<text:s/>indeksacji<text:span text:style-name="T2339">,</text:span><text:s/>a w tej chwili nie traćmy czasu, przejdźmy do innych tematów<text:span text:style-name="T2340">.</text:span></text:p>
      <text:p text:style-name="P2341"><text:span text:style-name="T2342">/</text:span>G<text:span text:style-name="T2343">ł</text:span>os z sa<text:span text:style-name="T2344">l</text:span>i: Premier Sekuła może być nieobecny, w tej chwili toczą się obrady Biura Politycznego/<text:span text:style-name="T2345">.</text:span></text:p>
      <text:p text:style-name="P2346"><text:span text:style-name="T2347">Przewodnicząc</text:span><text:span text:style-name="T2348">y</text:span>:</text:p>
      <text:p text:style-name="P2349">Ale premier jest na Biurze Politycznym? Bo my mamy jeszcze inne sprawy i posiedzimy tutaj chwilę.</text:p>
      <text:p text:style-name="P2350">/Gło<text:span text:style-name="T2351">s</text:span><text:s/><text:span text:style-name="T2352">z</text:span><text:s/>s<text:span text:style-name="T2353">ali</text:span>:<text:s/><text:span text:style-name="T2354">bez</text:span><text:s/>włączonego mikrofonu,<text:s/><text:span text:style-name="T2355">n</text:span>ie do odtworzenia/.</text:p>
      <text:p text:style-name="P2356"><text:span text:style-name="T2357">Ob. <text:s text:c="22"/></text:span><text:span text:style-name="T2358">:</text:span></text:p>
      <text:p text:style-name="P2359">J<text:span text:style-name="T2360">a</text:span><text:s/>bym to na dzisiaj próbował jednak odłożyć i szukać dalej możliwości. Ja będę zresztą w kontakcie z panem premierem w tej sprawie, pewno dzisiaj nie dam rady, bo go nie złapię w ciągu dnia, natomiast oczywiście jutro będę w kon<text:span text:style-name="T2361">ta</text:span>kcie wspólnie z panem prof. R<text:span text:style-name="T2362">aj</text:span>kiewiczem, skontaktujemy się z panem premierem i myślę, że w<text:span text:style-name="T2363">yj</text:span>aśnimy sobie do końca w pełni sprawy na następnym posiedzeniu.</text:p>
      <text:p text:style-name="P2364"><text:span text:style-name="T2365">Przewodniczący</text:span>:</text:p>
      <text:p text:style-name="P2366">To panie profesorze, czy możemy p<text:span text:style-name="T2367">a</text:span>na obarczyć jako członka tego naszego zespołu ekonomicznego, żeby pan w poszumieniu z resortem, żeby jakoś coś tam resort przyniósł? Chociaż niedobrze jest, bo tutaj w pełni zgadzam się z panem Malickim, niedobrze jest, że straciliśmy kilka dni, dlatego że prop<text:span text:style-name="T2368">o</text:span>zycje zostały złożone. Gdyby były kontrpropozy<text:span text:style-name="T2369">cj</text:span>e, to moglibyśmy posiedzieć i pomyśleć nad kontrpropozy<text:span text:style-name="T2370">cj</text:span>ami, a tak nie możemy. Myśmy przedłożyli je w zeszłym tygodniu i rozmawialiśmy przecież w Ministerstwie.</text:p>
      <text:p text:style-name="P2371"><text:span text:style-name="T2372">W</text:span><text:s/>każdym razie bierze pan, panie profesorze jakoś na siebie to?</text:p>
      <text:p text:style-name="P2373"><text:span text:style-name="T2374">Prof. <text:s text:c="20"/></text:span><text:span text:style-name="T2375">:</text:span></text:p>
      <text:p text:style-name="P2376">No dobrze.</text:p>
      <text:soft-page-break/>
      <text:p text:style-name="P2377"><text:span text:style-name="T2378">Przewodniczący</text:span>:</text:p>
      <text:p text:style-name="P2379">Bo przecież my możemy też wystąpić of<text:span text:style-name="T2380">i</text:span>cjalnie, ale róbmy to w trybie roboczym.</text:p>
      <text:p text:style-name="P2381"><text:span text:style-name="T2382">Prof. <text:s text:c="20"/></text:span><text:span text:style-name="T2383">:</text:span></text:p>
      <text:p text:style-name="P2384"><text:span text:style-name="T2385">J</text:span>a sądziłem, że my przyjdziemy tutaj, powiemy, że w tym się zgadzamy, w tym mamy takie i z<text:span text:style-name="T2386">a</text:span>ła<text:span text:style-name="T2387">t</text:span>wimy w końcu tutaj uzgodnione stano<text:span text:style-name="T2388">wi</text:span>sko.</text:p>
      <text:p text:style-name="P2389"><text:span text:style-name="T2390">Przewodniczący</text:span>:</text:p>
      <text:p text:style-name="P2391"><text:span text:style-name="T2392">N</text:span>ie byłem takim optymistą, jak pan panie profesorze po wczorajszych tych...</text:p>
      <text:p text:style-name="P2393">Przepraszam, pan prosi o głos, a pan reprezentuje?</text:p>
      <text:p text:style-name="P2394"><text:span text:style-name="T2395">Ob. <text:s text:c="22"/></text:span><text:span text:style-name="T2396">:</text:span></text:p>
      <text:p text:style-name="P2397">/Bez włączonego mikrofonu/.</text:p>
      <text:p text:style-name="P2398">...nie można stawiać, jest to procent - pro<text:span text:style-name="T2399">g</text:span>u 40-procen<text:span text:style-name="T2400">to</text:span>wego wzrostu wynagrodzeń wskaźnikom infla<text:span text:style-name="T2401">cj</text:span>i, ponieważ to jest niepełne porównanie. W moim przekonaniu można przeciwstawić wskaźnikom inflacji wzrost wszystkich<text:span text:style-name="T2402"><text:s/></text:span>dochodów, wynikających ze stosunku pracy. Próg ten 40-procentowy<text:s/>dotyczy wyłącznie wypłat wynagrodzeń liczonych w koszty prze<text:span text:style-name="T2403">ds</text:span>iębiorstwa, natomiast w dochodach również liczą się te wynagrodzenia, które są wypłacane z zysku. Ponadto poza tym progiem istnieją tak zwane kwoty wolne, wynikające z syntetycznej oceny pracy. To jest jedna sprawa, która dla uściślenia chciałbym ją podać. Przy czym wszystkie<text:span text:style-name="T2404"><text:s/></text:span>możliwości wzrostu wynagrodzeń, o których mówimy, dotyczą wzrostu wynagrodzeń tzw. bezpo<text:span text:style-name="T2405">dat</text:span>ko<text:span text:style-name="T2406">weg</text:span>o wzrostu wynagrodzeń. Natomiast obecny system pozwala również na dalszy wzrost wynagrodzeń w przedsiębiorstwach, ale pod jednym warunkiem, że ten<text:s/>dalszy wzrost wynagrodzeń w przedsiębiorstwie jest połączony z wynikiem danego przedsiębiorstwa,<text:s/><text:span text:style-name="T2407">i</text:span><text:s/>stąd problem polega na tym, że jeżeli siła indeksac<text:span text:style-name="T2408">ji</text:span><text:s/>tej au<text:span text:style-name="T2409">to</text:span>m<text:span text:style-name="T2410">at</text:span>ycznej wybiegła poza te progi dochodów bezpodatkowych, to zderzyłaby się z możliwościami przedsiębiorstw<text:span text:style-name="T2411">.</text:span><text:s/>Powszechna indeksacja wybiegająca poza te progi spotkałaby się z różną sytuacją w poszczególnych przedsiębiorstwach, bo jest różna sytuacja w poszczególnych przedsiębiorstwach jeżeli chodzi o wyniki finansowe<text:span text:style-name="T2412">.</text:span></text:p>
      <text:p text:style-name="P2413">Dziękuję<text:span text:style-name="T2414">.</text:span></text:p>
      <text:p text:style-name="P2415"><text:span text:style-name="T2416">Ob. <text:s text:c="22"/></text:span><text:span text:style-name="T2417">:</text:span></text:p>
      <text:p text:style-name="P2418">Ja czytam w związku z tym co prze<text:span text:style-name="T2419">ds</text:span>tawiono: koszty indeksacji pokrywane są w ramach możliwości finansowych przedsiębiorstw, wyraźnie powiem - zasady opodatkowania funduszu płac muszą być przy określaniu progu wzrostu funduszu płac wolnego od podatku uwzględniając wskaźnik wzrostu kosztów utrzymania. Jeżeli przedsiębiorstwu zabraknie środków finansowych na zrealizowanie obowiązującego wskaźnika indeksacji płac, wówczas organy przedsiębiorstwa po porozumieniu ze związkami zawodowymi mogą odstąpi<text:span text:style-name="T2420">ć</text:span><text:s/>od obowiązującego wskaźnika i zastosować niższy wskaźnik indeksacji płac. Ma pan przecież tego rodzaju sformułowanie, które wychodzi naprzeciw. Ja nie rozumiem skąd się...</text:p>
      <text:p text:style-name="P2421"><text:span text:style-name="T2422">Przewodnicząc</text:span><text:span text:style-name="T2423">y</text:span><text:span text:style-name="T2424">:</text:span></text:p>
      <text:p text:style-name="P2425">P<text:span text:style-name="T2426">r</text:span>oszę bardzo pan przewodniczący Manicki<text:span text:style-name="T2427">.</text:span></text:p>
      <text:p text:style-name="P2428"><text:span text:style-name="T2429">O</text:span><text:span text:style-name="T2430">b</text:span><text:span text:style-name="T2431">.</text:span><text:span text:style-name="T2432"><text:s/>Maciej<text:s/></text:span><text:span text:style-name="T2433">M</text:span><text:span text:style-name="T2434">anicki</text:span>:</text:p>
      <text:p text:style-name="P2435">Ja chciałem do tego co powiedział pan przedstawiciel<text:span text:style-name="T2436"><text:s/></text:span>z Ministerstwa Finansów - 40 procent, a 55 procent zakładanego wzrostu kos<text:span text:style-name="T2437">z</text:span>t<text:span text:style-name="T2438">ó</text:span>w utrzymania spowodowanego wzrostem cen<text:span text:style-name="T2439">.</text:span><text:s/><text:span text:style-name="T2440">T</text:span>utaj chciałem podnieść przede w<text:span text:style-name="T2441">s</text:span>zystkim jedną sprawę, że nie bardzo mogę się zgodzić z tym, z tą mimiką towarzyszącą<text:s/><text:soft-page-break/>tej wypowiedzi ze strony kolegi obok siedzącego, który pokazywał w momencie jak pan mówił, ile to punktów przyrostu daje wzrost, nagród z zysku<text:span text:style-name="T2442">.</text:span></text:p>
      <text:p text:style-name="P2443">/Głos z sali: .../.</text:p>
      <text:p text:style-name="P2444">Podejrzewam, że ani nie 7, ani nie 5. Bardzo<text:s/>bylibyśmy<text:s/>wdzięczni gdybyście nam byli panowie w stanie pokazać ten rachunek<text:span text:style-name="T2445">.</text:span></text:p>
      <text:p text:style-name="P2446">Jeśli chodzi o 55% to ja w tym momencie chciałem wyjaśnić jedną podstawową kwestię, która jest troszeczkę... różnimy się tutaj w stanowisku pomiędzy OPZZ a kolegami i koleżankami z<text:s/>„Solid<text:span text:style-name="T2447">a</text:span>rności<text:span text:style-name="T2448">”</text:span>, także mój szanowny kolega współprzewodniczący podniósł kwestię alkoholu na samym początku, ja chciałem wyjaśnić tutaj, że związki zawodowe domagają się innego potraktowaniu alkoholu w tym rachunku, bo taki sposób, w jaki panowie to w tej chwil robicie jest po prostu oszustwem, to co wczoraj powiedziałem w telewizji. My mówimy w ten sposób, że jeśli uznaliśmy, iż trzeba uszanować to co jest zapisane w ustawie o wychowaniu w trzeźwości, to znaczy, że wzrost cen alkoholu powinien wyprzedzać wzrost dochodu, to jest naturalną konsekwencją konieczność usunięcia alkoholu z tego rachunku, usunięcia całkowicie alkoholu z tego rachunku, a nie posługiwania się oszukańczą metodą wyłączania ze wskaźnika<text:s/>wzrostu k<text:span text:style-name="T2449">o</text:span>sztów utrzymania tej części, która jest spowodowana wzrostem cen alkoholu i jako taki typowy przykład tego oszustwa, podkreślam to po raz kolejny, jest to co ma n<text:span text:style-name="T2450">as</text:span>tąpi<text:span text:style-name="T2451">ć</text:span><text:s/>w tym roku. Bo gdybyście panowie potraktowali sprawę w taki sposób, jak my mówimy, to by się o<text:span text:style-name="T2452">k</text:span>azało że usunięcie alkoholu spowodowałoby wskaźnik wzrostu kosztów utrzymania, bo założyliście dla alkoholu 18% wzrostu cen, 18-procentową podwyżkę ceny, przy wyższej podwyżce cen na pozostałe artykuły<text:span text:style-name="T2453">.</text:span><text:s/>I w tym momencie usunięcie alkoholu spowodowałoby podwyższenie<text:span text:style-name="T2454">.</text:span><text:s/>Panowie oczywiście tego n<text:span text:style-name="T2455">i</text:span>e chcecie zrobić i nie jesteście konsekwentni ani w stosunku do ustawy o wychowania w trzeźwości, któ<text:span text:style-name="T2456">r</text:span>a ma zwalczać pijaństwo w naszym kraju, ani w stosunku do wyliczania wska<text:span text:style-name="T2457">ź</text:span>nika wzrostu kosztów utrzymania<text:span text:style-name="T2458">.</text:span></text:p>
      <text:p text:style-name="P2459">Na przykładzie zeszłego roku mogę powiedzieć, że to oszustwo sprowadza się mniej więcej do 9%, bo przy spożyciu alkoholu, spożyciu ogółem sięgającym 13%, przy podwyżce cen alkoholu o 68%<text:s/><text:span text:style-name="T2460">i</text:span><text:s/><text:span text:style-name="T2461">us</text:span>uni<text:span text:style-name="T2462">ę</text:span>ciu tego ze wskaźnika wzrostu kosztów utrzymania, to to daje w granicach 9 punktów<text:span text:style-name="T2463">.</text:span><text:s/>I może panowie spróbujecie zaprzeczyć i w tym rachu<text:span text:style-name="T2464">n</text:span>ku przecież n<text:span text:style-name="T2465">i</text:span>e są nam nie znane takie dokumenty jak projekt ustawy budżetowej, projekt CPR czy CPR w końcu, który pokazuje wyraźnie, że w tej wyliczance w uzasadnieniach do tych dokumentów, że żeście panowie po prostu odjęli to co wynika z alkoholu w zeszłym roku, te 9% i plus to co jest planowane ten rok. I stąd s<text:span text:style-name="T2466">i</text:span>ę b<text:span text:style-name="T2467">i</text:span>erze ta różnica pomiędzy 55% wskaźnikiem wzrostu cen<text:s/><text:span text:style-name="T2468">i</text:span><text:s/>40-procentowym wsk<text:span text:style-name="T2469">a</text:span>źnikie<text:span text:style-name="T2470">m</text:span><text:s/><text:span text:style-name="T2471">w</text:span>z<text:span text:style-name="T2472">ro</text:span>stu alkoholu. Przynajmniej to jest w uz<text:span text:style-name="T2473">as</text:span>adnieni<text:span text:style-name="T2474">ac</text:span>h, ja je mam przy sobie, mogę je wyciągną<text:span text:style-name="T2475">ć.</text:span></text:p>
      <text:p text:style-name="P2476">Dziękuję<text:span text:style-name="T2477">.</text:span></text:p>
      <text:p text:style-name="P2478"><text:span text:style-name="T2479">P</text:span><text:span text:style-name="T2480">rz</text:span><text:span text:style-name="T2481">e</text:span><text:span text:style-name="T2482">w</text:span><text:span text:style-name="T2483">odniczą</text:span><text:span text:style-name="T2484">c</text:span><text:span text:style-name="T2485">y</text:span><text:span text:style-name="T2486">:</text:span></text:p>
      <text:p text:style-name="P2487">Dziękuję. Chcielibyśmy skończyć ten punkt Marcinie<text:span text:style-name="T2488">.</text:span><text:s/>Masz coś konkretnego do zaproponowania?</text:p>
      <text:p text:style-name="P2489"><text:span text:style-name="T2490">Ob. Marcin Święcick</text:span><text:span text:style-name="T2491">i</text:span>:</text:p>
      <text:p text:style-name="P2492">Nie ja mam taką propozycję<text:span text:style-name="T2493">,</text:span><text:s/>żeby już najkrócej ją wyrażając, żeby ponieważ strona opozycyjno-solidarnościowa powiedziała, że ma pewne propozycje konkretne dotyczące jak klinować /?/ płace w przedsiębiorstwie, jak doprowadzić do tego jednorazowego wyrównania jakiegoś na starcie itd<text:span text:style-name="T2494">.</text:span>, żeby jednak te konkrety przedstawić tutaj Ministerstwu i zrobić jednak pewną stymulację na jakiejś ilości<text:s/><text:soft-page-break/>przedsiębiorstw, jak to się nakłada na obecny system, dlatego że uważam, że takie rachunki bardzo nas wzbogacą i pomogą nam uniknąć jak już się nawet zgodzimy na taką czy inną indeksację<text:s/><text:span text:style-name="T2495">-</text:span><text:s/>unikną - bardzo wielu błędów nieporozumień i tych wszystkich negatywnych efektów, które chcemy uniknąć w sensie nakręcania inflacji i pogłębienia nierównowagi.</text:p>
      <text:p text:style-name="P2496"><text:span text:style-name="T2497">Ob. <text:s text:c="22"/></text:span><text:span text:style-name="T2498">:</text:span></text:p>
      <text:p text:style-name="P2499">Można tylko w skrócie odpowiedzieć<text:span text:style-name="T2500">.</text:span><text:s/>Mamy do czynienia z taką sytuacją, że tu jest minis<text:span text:style-name="T2501">ters</text:span>two z ogromnym aparatem, KTG, które od 7 lat ma sekretarkę, samochód służbowy i pieniądze i grupa ludzi, która jeszcze przed dwoma miesiącami nie mogła się raze<text:span text:style-name="T2502">m</text:span><text:s/>spotkać i to nie więcej jak 10 osób, bo je rozbijała policja. I teraz tej grupie osób proponuje się, żeby wykonała wszystkie zadania, które normalnie przynależą się instytucjom<text:span text:style-name="T2503">.</text:span></text:p>
      <text:p text:style-name="P2504"><text:span text:style-name="T2505">Przewodnicząc</text:span><text:span text:style-name="T2506">y</text:span>:</text:p>
      <text:p text:style-name="P2507">Panie doktorze Święcicki, rozumiem słuszną intencję, ale pan prof. Rajkiewicz od<text:span text:style-name="T2508">cz</text:span>y<text:span text:style-name="T2509">t</text:span>ał tam ten fragment, który doprecyzow<text:span text:style-name="T2510">uj</text:span>e wiele rzeczy. Można by dorzucić jeszcze parę słów, ale to naprawdę nie jest n<text:span text:style-name="T2511">aj</text:span>ważnie<text:span text:style-name="T2512">js</text:span>ze, jeżeli coś będzie wymagać doprecyzowania, to w drodze kontaktów roboczych, czy narad roboczych to się zrobi. Nie jest to sprawa taka n<text:span text:style-name="T2513">aj</text:span>ważniejsza.</text:p>
      <text:p text:style-name="P2514">Chyba jest sprawa jasna, że oczekujemy w tym zakresie na odpowiedź po<text:span text:style-name="T2515">d</text:span>st<text:span text:style-name="T2516">a</text:span>wową i z kolei na jakieś propozycje konkretne.</text:p>
      <text:p text:style-name="P2517">Proszę Pa<text:span text:style-name="T2518">ństw</text:span>a! Tutaj była propozycja pana prezesa<text:s/><text:span text:style-name="T2519">Wi</text:span>śniewskiego dotycząca problemu też wyrównywania dochodów z tytułu świadczeń społecznych. Ja przypominam, że w tej naszej notatce, którą żeśmy prze<text:span text:style-name="T2520">ds</text:span>ta<text:span text:style-name="T2521">wi</text:span>ali kolegom wszystkim jest - są dwa stwierdzenia elementarne, że ten wskaźnik kosztów utrzymania w każdym razie i problem indeksacji, występuje w zakresie wszystkich świadczeń, natomiast w przypadku emerytur i rent sądzimy, że jest to rzeczą sprawiedliwą i pewniejszą, dużo bezpieczniejszą dla emeryt<text:span text:style-name="T2522">ó</text:span>w i rencistów, aby oprzeć ich wskaźnik korygujący, ich dochody o faktyczny wskaźnik wzrostu wynagrodzeń.</text:p>
      <text:p text:style-name="P2523">Więc w tym sensie ten problem jest pochodny, jest wtórny w stosunku do tego, co załatwimy w zakresie wynagrodzeń, które i tak będą rosły, jak widzimy dotąd w sposób niezbyt zdrowy i dziwaczny. Więc tutaj tr<text:span text:style-name="T2524">z</text:span>ymajmy się - tak nam się wydaje - trzymajmy się w tej chwili tej zasady, gdyby były jakieś inne propozycje, proszę bardzo.</text:p>
      <text:p text:style-name="P2525"><text:span text:style-name="T2526">Ob</text:span><text:span text:style-name="T2527">.</text:span><text:span text:style-name="T2528"><text:s/>Stanisław Wiśniewski</text:span>:</text:p>
      <text:p text:style-name="P2529">Ja dla wyjaśnienia tylko panie profesorze, bo sądzę, że chyba państwo wiedzą wszyscy o tym, że waloryzacja następuje z rocznym opóźnieniem, że w marcu waloryzuje się oddaje się emerytom i rencistom wzrost kosztów utrzymania i wzrost średniej pracy w roku poprzednim. Nam chodzi w<text:s/><text:span text:style-name="T2530">te</text:span>j chwili, że aby zgodnie z planem konsolidac<text:span text:style-name="T2531">ji</text:span><text:s/>gospodarki narodowej, który w ostatnich dniach Sejm zatwierdził, no Ministerstwo Pracy i Polityki Socjalnej wzięło się do roboty i za wcielanie tych pewnych rozwiązań, które mają być skonsumowane w tym roku, które mają na przykład od marca miały już waloryzować wyprzedz<text:span text:style-name="T2532">aj</text:span>ąco jak gdyby o planowany wzrost kosztów utrzymania, przejść na dwukrotną w skali roku waloryzację marcową plus wrześniową, a oprócz tego, żeby wreszcie rząd wziął się za zlikwidowanie tego moralnego obciążenia, jakie leży na władzy od wielu, wielu lat, żeby wyrównać tę krzywdę, jaka jest wobec emerytów stosowana od dość długiego czasu.</text:p>
      <text:soft-page-break/>
      <text:p text:style-name="P2533">My jesteśmy gotowi w każdej chwili dzisiaj państwu damy pewną koncepcję naszej nowej ustawy emerytalnej, że niezależnie od doraźnych rozwiązań wobec emerytów i rencistów stoimy na stanowisku, że nadszedł czas już dziś rozpoczęcia negocjacji nowej ustawy emerytalnej w taki sposób, aby ona mo<text:span text:style-name="T2534">g</text:span>ła z<text:span text:style-name="T2535">af</text:span>unk<text:span text:style-name="T2536">cjo</text:span>now<text:span text:style-name="T2537">ać</text:span><text:s/>z dniem 1 stycznia przyszłego roku, co jest zgodne zresztą<text:s/><text:span text:style-name="T2538">z</text:span><text:s/><text:span text:style-name="T2539">p</text:span>l<text:span text:style-name="T2540">a</text:span>ne<text:span text:style-name="T2541">m</text:span><text:s/>konsolidacji gospodarki, chociaż resort preferuje tu jak gdyby dopiero rok 1991, a co roku odchodzi z tego świata 300 - 350 tysięcy rozgoryczonych ludzi, w poczuciu krzywdy, pytających się czy warto było uczciwie rzetelnie pracować<text:span text:style-name="T2542">.</text:span><text:s/>Jest to taka sprawa<text:span text:style-name="T2543">.</text:span></text:p>
      <text:p text:style-name="P2544">D<text:span text:style-name="T2545">z</text:span>iękuję bardzo<text:span text:style-name="T2546">.</text:span></text:p>
      <text:p text:style-name="P2547"><text:span text:style-name="T2548">Przewodn</text:span><text:span text:style-name="T2549">ic</text:span><text:span text:style-name="T2550">zą</text:span><text:span text:style-name="T2551">cy</text:span>:</text:p>
      <text:p text:style-name="P2552">Dziękuję<text:span text:style-name="T2553">.</text:span></text:p>
      <text:p text:style-name="P2554">W nawiązaniu do wniosku pana Wiśniewskiego żeby prosić resort, prosić Ministerstwo Pracy tutaj o odpowied<text:span text:style-name="T2555">ź</text:span><text:s/>również w tej sprawie, ale odpowiedź dociskając całą sprawę czy byłoby możliwe, ponieważ jesteśmy<text:s/>chyba przekonani, że było pożądane,<text:s/><text:span text:style-name="T2556">i</text:span>ż by oprzeć indeks<text:span text:style-name="T2557">a</text:span>c<text:span text:style-name="T2558">j</text:span>ę emerytur i rent, również tych bieżących,<text:span text:style-name="T2559"><text:s/></text:span>bo tu najboleśniej ten problem je<text:span text:style-name="T2560">s</text:span>t odczuwalny, o nie planową, a o rzeczywisty wzrost kosztów wynagrodzeń w ubiegłym z opóźnieniem 3-mie<text:span text:style-name="T2561">si</text:span>ącznym<text:span text:style-name="T2562">.</text:span><text:s/>Podobnie jak to będzie przy płacach, żeby ten system indeksacji wyrównań, jeżeli zwłaszcza wprowadzamy go, a chcemy go wprowadzić przy wynagrodzeniach, również można<text:s/><text:span text:style-name="T2563">-</text:span><text:s/>ponieważ wiemy jak dalece niepewny jest wskaźnik oparcia się o wskaźnik planowy, korygowanie przecież później faktycznego stosunku do planowanego jest byłoby chyba bzdurą i rzeczą zupełnie dziwaczną<text:span text:style-name="T2564">.</text:span><text:s/>Wobec tego może od razu oprzyjmy się z tym opóźnieniem o wskaźnik rzeczywisty. Ale to jest propozycja, żeby pan panie ministrze<text:s/><text:span text:style-name="T2565">m</text:span>ógł się ustosunkować do tego<text:span text:style-name="T2566">.</text:span></text:p>
      <text:p text:style-name="P2567"><text:span text:style-name="T2568">Minister Jerzy Szreter</text:span>:</text:p>
      <text:p text:style-name="P2569">Więc tutaj ja nie wiem - zapewne wszystkim znane są plan konsolidacji zgodnie z zapisem planu konsolidacji, pan Wiśniewski zauważył tra<text:span text:style-name="T2570">f</text:span>nie, przecież myśmy to wpisali do tego planu, a więc nie to po, żeby tego nie robić<text:span text:style-name="T2571">.</text:span><text:s/>To tak na marginesie, bo pan tak próbuje nas przeciwstawić temu planowi. Samiśmy do tego planu dopisali przecież te zadania w tej sprawie<text:span text:style-name="T2572">,</text:span><text:s/>więc nie warto jak sądzę do każdej sprawy podchodzić na zasadzie<text:s/><text:span text:style-name="T2573">-</text:span><text:s/>nieważne<text:span text:style-name="T2574">.</text:span></text:p>
      <text:p text:style-name="P2575">Po pierwsze - dokumenty - nasze propozycje k<text:span text:style-name="T2576">i</text:span>erunkowych rozwiązań w sprawie systemu w ogóle świadczeń społecznych są na pewno znane stronie związkowej, która na ten<text:s/>temat dyskutowała i swoje stanowisko zajmowała, sądzę,<text:s/><text:span text:style-name="T2577">ż</text:span>e stronie solidarnościowej są też znane, chociażby z racji wspomagania przez panią Góralską części prac i oczywiście, nie twierdzę, że jest ona autorką, za co by się nie obraziła, ale znane sprawy są, więc tak że tutaj nie ma co w szczegóły wnikać<text:span text:style-name="T2578">.</text:span></text:p>
      <text:p text:style-name="P2579">Konkretnie w tych sprawach - po pierwsze rzeczywiście mechanizm indeksacy<text:span text:style-name="T2580">j</text:span>ny, waloryzacyjny w świadczeniach jest niedoskonały, chociaż sukcesem jest to, że jest w ogóle. Co chcemy z nim zrobi<text:span text:style-name="T2581">ć</text:span>?</text:p>
      <text:p text:style-name="P2582">Po pierwsze w tej chwili chyba największą dolegliwością doraźną jest długi okres oczekiwania na pierwszą indeksację, o czym tutaj była mowa<text:span text:style-name="T2583">.</text:span><text:s/>To jest ten problem to jest problem co n<text:span text:style-name="T2584">aj</text:span>mniej 14 do 26 miesięcy okresu oczekiwania, to co było może rac<text:span text:style-name="T2585">j</text:span>onalne - to się staje tym bardzi<text:span text:style-name="T2586">ej</text:span><text:s/>niezn<text:span text:style-name="T2587">o</text:span>śne, im wyższa jest inflacja. To jest, bo w miarę normalnej cywilizowanej inflacji to nie byłoby problemu, teraz jest. Więc chcemy to zlikwidować.</text:p>
      <text:p text:style-name="P2588">Z tym że to jest sprawa, już w tym roku dyrek<text:span text:style-name="T2589">to</text:span>rze, czy proszę mnie poprawiać, czy ewentualnie już w<text:s/><text:soft-page-break/>tym roku przy tej waloryzacji chcemy objąć waloryzacją emerytów z którego roku? Z 1988, dopłacając im jakby - przepraszam to są te zawiłości resztę, bo oni dostali w zeszłym roku swoiste zaliczki na poczet, jednorazowe kwoty i dopłacimy im jakby resztę do tych zaliczek, uwzględniając wzrost kosztów, wzrost płac, wynagrodzeń.</text:p>
      <text:p text:style-name="P2590">A więc ten problem na razie zaczynamy załatwiać doraźną decy<text:span text:style-name="T2591">zj</text:span>ą w tym zakresie, czyli że tutaj podchodzimy do sprawy, tę lukę 1988 doraźnie usuwamy, a docelowo<text:s/>chcemy w ogóle j<text:span text:style-name="T2592">ą</text:span><text:s/>zlik<text:span text:style-name="T2593">w</text:span>i<text:span text:style-name="T2594">d</text:span>ow<text:span text:style-name="T2595">a</text:span>ć. Między innymi po to, żeby ją zlikwidować, w rozwiązaniach dalej idących na przyszłość, dlatego potrzebny jest nam planowany na dany rok wzrost p<text:span text:style-name="T2596">ł</text:span>ac<text:span text:style-name="T2597">.</text:span><text:s/>Bo tylko w ten sposób możemy jakby wyprzedzająco całą sprawę konstruować, że emeryt, który odchodzi w danym roku, ma konstrukcję emerytury opartą o planowany wzrost płac<text:span text:style-name="T2598">.</text:span><text:s/>Stąd to wyprzedzenie z korektą w połowie roku w razie...</text:p>
      <text:p text:style-name="P2599">/Ob. Wiśniewski: I przez to automatycznie jest bity panie ministrze/.</text:p>
      <text:p text:style-name="P2600">Nie, nie o to chodzi, bo jeżeli idziemy w tył, to w rzeczywistości w tej chwili mamy z tyłu waloryzację, w tej<text:s/><text:span text:style-name="T2601">c</text:span>hwili mamy waloryzację przecież wstecz w pełni rzeczywistą, rzeczywisty wzrost kosztów utrzymania z roku ubiegłego.</text:p>
      <text:p text:style-name="P2602"><text:span text:style-name="T2603">Ob. <text:s text:c="22"/></text:span><text:span text:style-name="T2604">:</text:span></text:p>
      <text:p text:style-name="P2605">Ja sobie z pana ministra z wypowiedzi zrozumiałam, że to ma być planowana weryfikowana o rzeczywistość, tak?</text:p>
      <text:p text:style-name="P2606"><text:span text:style-name="T2607">Minister Szreter</text:span>:</text:p>
      <text:p text:style-name="P2608"><text:span text:style-name="T2609">T</text:span>ak w połowie roku<text:span text:style-name="T2610">.</text:span><text:span text:style-name="T2611"><text:s/></text:span>Właściwie c<text:span text:style-name="T2612">h</text:span>odzi o to, że z samego sformułowania w tej chwili z planu, że tak powiem<text:s/><text:span text:style-name="T2613">w</text:span><text:s/><text:span text:style-name="T2614">t</text:span>ym momencie jak tam myśmy zawarli?</text:p>
      <text:p text:style-name="P2615"><text:span text:style-name="T2616">Dyre</text:span><text:span text:style-name="T2617">kt</text:span><text:span text:style-name="T2618">o</text:span><text:span text:style-name="T2619">r</text:span>:</text:p>
      <text:p text:style-name="P2620">Że stosując konwencję, którą tutaj pan przewodniczący proponował w poprzednim temacie na pytanie czy wprowadzić indeksację do świadczeń emerytalno-rentowych tutaj jesteśmy zgodni, a więc tu jest odpowiedź tak. Czy prowadzić tą indeksację kierując się wskaźnikiem wzrostu wynagrodzeń? Też jest odpowiedź tak. Bo takie rozw<text:span text:style-name="T2621">i</text:span>ązania proponujemy. W każdym razie<text:s/><text:span text:style-name="T2622">w</text:span><text:s/>kwestii zasadniczej tak sformułowane pytanie jest dwa razy odpowiedź - tak. Myślę, że tutaj wątpliwości rodzą się trochę właśnie na tle nieporozumień. Znowu czy ma być to wskaźnik rzeczywisty, bieżący, też odpowiedź jest tak<text:span text:style-name="T2623">.</text:span><text:s/>Państwo jeżeli dobrze rozumiem, proponują obecny fragment, obecne przesunięcie w fazie, które wynosi rok, podzielić na 4 części i będzie też przesunięcie fazowe, tylko o kwartał. My w swoich tutaj propozycjach proponujemy także waloryzować bieżącym, rzeczywistym wskaźnikiem wzrostu wynagrodzeń, z tym że proponujemy to robić dwa razy w roku.<text:s/><text:span text:style-name="T2624">W</text:span><text:s/>marcu antycypując niejako wzrost i ta pierwsza faza w marcu operowałaby wskaźnikiem planowanym, tak jest pełnym planowanym, po półroczu oceniałoby się, relacje planu do przewidywanego wykonania i we wrześniu uzupełniłoby się<text:s/><text:span text:style-name="T2625">d</text:span>o przewidywanego wykonania i wreszcie w n<text:span text:style-name="T2626">as</text:span>tępnym roku w marcu oceniłoby się te dwa ruchy - marcowy i wrześniowy, i jeżeli jeszcze byłoby coś do zwrotu bądź potrącenia, bo mogą być różne tutaj rachunki, w następnym roku w ma<text:span text:style-name="T2627">r</text:span>cu wraz z planowanym czyli pierwszą fazą dokonałoby się korekty także o tutaj remanent, czyli porównanie faktycznego wykonania ze zrealizowanymi dwoma ratami.</text:p>
      <text:p text:style-name="P2628">Oczywiście<text:s/><text:span text:style-name="T2629">-</text:span><text:s/>więc w sumie jak sądzę, tutaj nie różnimy się co do celów, proponujemy właściwie realizować ten sa<text:span text:style-name="T2630">m</text:span><text:s/>w trochę odmienny sposób. Dl<text:span text:style-name="T2631">a</text:span>czego tu<text:span text:style-name="T2632">taj</text:span><text:s/>proponujemy będąc świadomi, że można<text:s/><text:soft-page-break/>to oczywiście robić i kwartalnie i miesięcznie, czyli niejako im na więcej odcinków rok podzielimy, tym w pewnym sensie oczekiwanie czy straty człowieka będą mniejsze.</text:p>
      <text:p text:style-name="P2633">Dl<text:span text:style-name="T2634">ac</text:span>zego proponu<text:span text:style-name="T2635">je</text:span>my ten sposób, aby w marcu antycypować cały planowany wzrost? Po pierwsze szanowni państwo trzeba pamiętać, aczkolwiek to niektórzy tego nie biorą pod uwagę, ale mnie się wydaje, że jeżeli mówimy o pewnych problemach, musimy pamiętać, żeby patrzeć na nie kompleksowo<text:span text:style-name="T2636">.</text:span><text:s/>Możliwości wykonawcze. Czy cztery razy w roku instytucja pod tytułem Zakład Ubezpieczeń Społecznych przy pełnej ofiarności i czy będzie w s<text:span text:style-name="T2637">t</text:span>anie dokonać tej opera<text:span text:style-name="T2638">cj</text:span>i?</text:p>
      <text:p text:style-name="P2639">Po drugie ja mam wątpliwości, to znaczy moje wątpl<text:span text:style-name="T2640">i</text:span>wości są tego rodzaju, właściwie pytanie o wskaźnik wzrostu wynagrodzeń na kwartał będziemy z jakim opóźnieniem znali? Nie<text:s/><text:span text:style-name="T2641">w</text:span>iem. W tej chwili sprawność GUS-u jest taka, że wskaźnik wzrostu wynagrodzeń za cały rok z trudem w lutym udało się otrzymać. I jeżeli szanowni państwo porównamy to przesunięcie w fazie nawet kwartalnej, z dwukrotnie wyższymi kosztami tej operacji, bo zamiast - trzeba takie cztery operacje robić w roku i powta<text:span text:style-name="T2642">rz</text:span>am mimo wszystko tym ludziom ciągle zwracamy coś, z pewną dokładnością. Jeżeli porównać efekty z tym drugim rozwiązaniem, kiedy robimy dwa razy w roku, a więc tutaj pracochłonność jest dwukrotnie mniejsza, z tym że nie zwracamy za coś, a antycypujemy niejako, bo ten ruch marcowy, pierwsza faza wykonana w planowanym wskaźnikiem wzrostu wynagrodzeń to jest antycypa<text:span text:style-name="T2643">cj</text:span>a w marcu, daje planowany wskaźnik wynagrodzeń właściwie przewidywany w momencie pla<text:span text:style-name="T2644">n</text:span>owania na całym rok, i później - dopuszczamy albo właściwy to jest mechanizm, że we wrześniu korekta tego planowanego wskaźnika o przewidywane wykonanie, a więc już ocenione<text:s/>na podstawie wyników pierwszego półrocza, to praktycznie rzecz biorąc proszę państwa, ja mam osobiście poważne wątpliwości, która z tych metod z punktu widzenia właśnie człowieka, bo na użytek tych ludzi robimy, jest bardziej skuteczna czy bardziej szczelna, gdy idzie o zabezpieczenie ruchu świadczeń w tempie identycznym jak ruch w<text:span text:style-name="T2645">ynag</text:span>ro<text:span text:style-name="T2646">dz</text:span>eń. I myślę, że tutaj różnice polegały na nieporozumieniu albo nieprecyzyjnym zapisie w planie konsolida<text:span text:style-name="T2647">cj</text:span>i, gdzie użyło się planowany wskaźnik, a oczywiście czytelnik nieświadomy tego mógł odebra<text:span text:style-name="T2648">ć</text:span>, że chodzi dokładnie i powiedzmy w warunkach roku 1980 to byłoby planowany 36, wykonanie 82, a w związku z tym człowiek by dostał 36<text:span text:style-name="T2649">.</text:span><text:s/>Myślę, że po tym wyjaśnieniu - to znaczy to wyjaśnienie ułatwi nam tutaj rozumienie się w tej płaszczyźnie.</text:p>
      <text:p text:style-name="P2650"><text:span text:style-name="T2651">O</text:span><text:span text:style-name="T2652">b</text:span><text:span text:style-name="T2653">.</text:span><text:span text:style-name="T2654"><text:s text:c="23"/></text:span><text:span text:style-name="T2655">:</text:span></text:p>
      <text:p text:style-name="P2656">W tamtym roku w zasadzie myśmy też robili więcej niż indeksa<text:span text:style-name="T2657">cj</text:span>e..<text:span text:style-name="T2658">.</text:span><text:s/>te kolejne zaliczkowe wypłaty przecież dały do 60, więc tutaj w praktyce i tak się te pewne rzeczy realizuje, oczywiście chcemy to w nowych rozwiązaniach systemowych - systemowo uregulować. Na razie to jest pewne cerowanie dziur, co chcemy potem uregulować na stałe, że tak powiem.</text:p>
      <text:p text:style-name="P2659"><text:span text:style-name="T2660">O</text:span><text:span text:style-name="T2661">b</text:span><text:span text:style-name="T2662">.</text:span><text:span text:style-name="T2663"><text:s text:c="23"/></text:span><text:span text:style-name="T2664">:</text:span></text:p>
      <text:p text:style-name="P2665">Mam uwagę następującą, ja myślę, że to co dyrektor Kostek i minister Szreter powiedział chciałbym, żebyśmy dostali to jako notatkę ze strony rządowej i jak będzie to indeksowane, bo czy dzisiaj się rozstaniemy to i tak się musimy spotkać, bo syt<text:span text:style-name="T2666">u</text:span>a<text:span text:style-name="T2667">cj</text:span>a napięta w kraju jest bardzo poważna, dostajemy do OPZZ mnóstwo teleksów, grożących strajkami. Nie opanujemy sytuacji, tak że w ciągu najbliższych dni się spotkamy. Jeżeli byśmy mieli już notatkę gotową na temat indeksacji, a ta metoda odpowiada i zgodna jest z postulatami OPZZ myślę, że koledzy z<text:s/>„Solida<text:span text:style-name="T2668">r</text:span>ności”<text:s/>też podzielą nasz wspólny pogląd, byśmy mieli chociaż już na jakiś czas etap<text:span text:style-name="T2669"><text:s/></text:span>indeksacji emerytur dla ludzi, dla społeczeństwa do podania.</text:p>
      <text:soft-page-break/>
      <text:p text:style-name="P2670">Niemniej jednak my w dalszym ciągu do strony rządowej podtrzymujemy konieczność już rozpoczęcia dyskusji nad nowelizacją i nową ustawą emerytalno-rentową - co polega... Wiśniewski powiedział<text:span text:style-name="T2671">.</text:span></text:p>
      <text:p text:style-name="P2672"><text:span text:style-name="T2673">Przewodniczący</text:span>:</text:p>
      <text:p text:style-name="P2674">Dziękuję bar<text:span text:style-name="T2675">d</text:span>zo<text:span text:style-name="T2676">.<text:s/></text:span>Proszę Państwa! Jest szereg wniosków do mnie wpłynęło, żeby spróbować zrobić przerwę<text:span text:style-name="T2677">.</text:span><text:s/>Wobec tego zatrzymujemy się<text:span text:style-name="T2678">.</text:span><text:s/>Rozumiem, że może nie będziemy pół godziny robić, tylko tak 10 - 15 minut i potem podejmujemy sprawę zatrudnienia.</text:p>
      <text:p text:style-name="P2679">Pan przewodniczący Manicki proponuje, żeby w przerwie jednak skontaktować się z władzą<text:span text:style-name="T2680">.</text:span></text:p>
      <text:p text:style-name="P2681"><text:span text:style-name="T2682">Ob. Manicki</text:span>:</text:p>
      <text:p text:style-name="P2683">Ja bym w przerwie spróbował się jednak skontaktować z premierem Sekułą<text:span text:style-name="T2684">.</text:span></text:p>
      <text:p text:style-name="P2685"/>
      <text:p text:style-name="P2686">/<text:span text:style-name="T2687">Przerwa</text:span>/.</text:p>
      <text:p text:style-name="P2688"/>
      <text:p text:style-name="P2689">/Po pr<text:span text:style-name="T2690">zerwi</text:span>e/.</text:p>
      <text:p text:style-name="P2691"/>
      <text:p text:style-name="P2692"><text:span text:style-name="T2693">Przewodnicząc</text:span><text:span text:style-name="T2694">y</text:span>:</text:p>
      <text:p text:style-name="P2695">Wracamy do dalszej części naszego spotkania<text:span text:style-name="T2696">.</text:span><text:s/>Bardzo bym prosił może pan zamknie drzwi.<text:s/>Zbyszku<text:s/>może zamkniesz drzwi.</text:p>
      <text:p text:style-name="P2697">Proponowałbym w ten sposób, abyśmy zakończyli w tej ch<text:span text:style-name="T2698">w</text:span>ili kwestię związane z emeryturami i w ogóle jeśli chodzi o świadczenia społeczne, tutaj już będzie ze strony OPZZ, krótka propozycja dotycząca tego tematu, a następnie strona opozycyjno-solidarnościowa zgłosiła chę<text:span text:style-name="T2699">ć</text:span><text:s/>rozpatrzenia na dzisiejszym posiedzeniu, spotkaniu, kwestii związanych z zatrudnieniem. Głos zabierze w późniejszej części kol. Tuora.</text:p>
      <text:p text:style-name="P2700">Bardzo bym prosił kolegę Wiśniewskiego w tej chwili, aby podsumował to co dotycz<text:span text:style-name="T2701">y</text:span><text:s/><text:span text:style-name="T2702">s</text:span>praw emer<text:span text:style-name="T2703">y</text:span>t<text:span text:style-name="T2704">a</text:span>lno-ren<text:span text:style-name="T2705">to</text:span>wych a następnie kol. Skolasiński przedstawi ten wniosek, o którym mówiłem dotyczący pozostałych świadczeń.<text:s/>I przejdziemy potem z kolei do spraw zatrudnienia.</text:p>
      <text:p text:style-name="P2706"><text:span text:style-name="T2707">Ob. Wiśniewski</text:span>:</text:p>
      <text:p text:style-name="P2708">Proszę Państwa!</text:p>
      <text:p text:style-name="P2709">Ja mam kilka konkretnych pytań do pana ministra z tego względu, że sądzę, że dzisiaj jakiś komunikat będzie. Dobrze by było, gdybyśmy mogli wyjś<text:span text:style-name="T2710">ć</text:span><text:s/>do naszych załóg, do naszych środowisk z pewną jak gdyby wstępną informacją<text:span text:style-name="T2711"><text:s/></text:span>co ich w tym roku czeka.</text:p>
      <text:p text:style-name="P2712">Ja rozumiem,<text:s/><text:span text:style-name="T2713">ż</text:span>e sprawa waloryzacji i przejścia na bieżącą waloryzację jest sprawą jasną i oczywistą, i to będzie wymagało nowelizacji ustawy o powszechnym zaopatrzeniu emerytalnym. Wiem również, że - bo brałem w tym<text:s/>udział - że jest<text:s/><text:span text:style-name="T2714">w</text:span><text:s/>tej chwili przyjęte rozwiązanie wobec pracowników likwidowanych zakładów pracy w zakresie umożliwienia im wcześni<text:span text:style-name="T2715">ej</text:span>szego przechodzenia na emeryturę, po 40 latach pracy dla mężczyzn, po 35 latach dla kobiet, które również będzie wymagało nowelizacji tej - będzie wymagało panie ministrze, nie może to być rozporządzenie Rady Ministrów, bo takiej delegacji ustawa nie daje i z panią minister Król usta<text:span text:style-name="T2716">l</text:span>iliśmy, że będzie to nowelizacja ustawy o powszechnym zaopatrzeniu emerytalnym, gdyż Rada Ministrów, by znowu naruszyła ustawę o powszechnym zaopatrzeniu emerytalnym, gdyż jest to nowe kryterium uprawniające pracowników nie do przejścia na wcześniejszą emeryturę<text:span text:style-name="T2717">.<text:s/></text:span>Sam tytuł wcześniejsza emerytura wymaga ustawowego uregulowania, ale nie o to chodzi<text:span text:style-name="T2718">.</text:span></text:p>
      <text:soft-page-break/>
      <text:p text:style-name="P2719">Chciałbym podnieść i usłyszeć konkretną odpowiedź wobec innych spraw, bo ja rozumiem, że negocjacje nowej ustawy się rozpoczną w najbliższym czasie. Jest to temat odrębny, ale przy nowelizacji tejże ustawy, która jeszcze ma moc obowiązującą, OPZZ wnosi o następujące rozwiązanie uznania wreszcie prawa ludzi pracujących do liczenia stażu pracy nie tylko za lata pracy w Polsce Ludowej, ale za lata pracy przed okresem wojennym, tak jak się to liczy żołnierzom zawodowej służby wojskowej, gdyż jest to przypadek i passus niezgodnoś<text:span text:style-name="T2720">c</text:span>i tej ustawy z Konstytucją, wobec równości prawa obywateli<text:span text:style-name="T2721">.</text:span><text:s/>Jest sprawa znowelizowania - zniesienia podwyższenia tego procentowego wskaźnika ogranicz<text:span text:style-name="T2722">aj</text:span>ą<text:span text:style-name="T2723">ce</text:span>go możliwości wzrostu emerytury do 150 procent, gdzie w przeciągu kilkunastu ostatnich lat<text:s/><text:span text:style-name="T2724">l</text:span>u<text:span text:style-name="T2725">dz</text:span>ie, którzy przeszli na emerytury mając dwie czy trzykrotnie średniej płacy w tej chwili ledwo dociągają do<text:s/><text:span text:style-name="T2726">je</text:span>dnokrotno<text:span text:style-name="T2727">ś</text:span>ci, jak również przejście na ustawową dwukrotną waloryzację w ciągu roku<text:span text:style-name="T2728">.</text:span></text:p>
      <text:p text:style-name="P2729">I w tej sprawie chciałbym, żebyś<text:span text:style-name="T2730">m</text:span>y mogli dzisiaj również usłysze<text:span text:style-name="T2731">ć</text:span><text:s/>stanowisko resortu, żeby można było to w tej naszej jak gdyby notatce informacyjnej, ustalającej, można było zawrzeć<text:span text:style-name="T2732">.</text:span></text:p>
      <text:p text:style-name="P2733">Sądzę, że sprawa innych świadczeń socjalnych a jest ich multum, również resort Ministerstwa Pracy i Polityki Socjalnej zajmie w tej sprawie określone stano<text:span text:style-name="T2734">wi</text:span>sko<text:span text:style-name="T2735">.</text:span></text:p>
      <text:p text:style-name="P2736">Dziękuję bardzo.</text:p>
      <text:p text:style-name="P2737"><text:span text:style-name="T2738">Przewodniczący</text:span>:</text:p>
      <text:p text:style-name="P2739"><text:span text:style-name="T2740">Dziękuję.<text:s/></text:span>Czy pan minister może odpowiedzieć?</text:p>
      <text:p text:style-name="P2741"><text:span text:style-name="T2742">Min. Szreter</text:span>:</text:p>
      <text:p text:style-name="P2743">Tak<text:span text:style-name="T2744">.</text:span><text:s/>To znaczy po pierwsze jeśli chodzi o sprawy związane z tą doraźną zmianą<text:span text:style-name="T2745"><text:s/></text:span>jedno-paragra<text:span text:style-name="T2746">fo</text:span>wą ustawy, to nie jest związane akurat ze sprawą 35<text:s/><text:span text:style-name="T2747">-</text:span><text:s/>40 lat, tylko jest związane ze sprawą możliwości wcześnie<text:span text:style-name="T2748">js</text:span>zych emerytur na warunkach pomni<text:span text:style-name="T2749">ej</text:span>szania emerytury o 3,5% za każdy rok bycia przed emeryturą, 35 - 40 tutaj w tej sprawie rozporzą<text:span text:style-name="T2750">dz</text:span>enie jest możliwe do wydania,<text:s/><text:span text:style-name="T2751">a</text:span>le<text:s/>to nieistotne, tak czy inaczej w tej chwili w trybie pilnym po to, żeby załatwić sprawę tych zakładów likwidowanych, skierowaliśmy to błyskawicznie do Sejmu, żeby to można było jeszcze, bo to jest jedno-paragrafowy zapis, który upoważnia w tym zakresie do działania i rząd to rozpatrzył, skierował do Sejmu, 10 mam<text:s/>nadzieję zrobić pierwsze czytanie tej nowelizacji na połączonych komisjach, co zastąpi czytanie na obradach plenarnych.</text:p>
      <text:p text:style-name="P2752">I w ten sposób, żeby to można było naprawdę bez... możliwie najszybciej załatwić.</text:p>
      <text:p text:style-name="P2753">Natomiast sprawy szersze, o których pan mówi, rzeczywiście będą związane z nowelizacją w zakresie mechanizmów waloryzacyjnych tej ustawy, te nowelizacje na ten rok przewidujemy, chcemy nowelizacje ustawy w tym zakresie przeprowadzić i możemy na pewno sprawa przejścia na dwukrotną ustawową waloryzację tak, czy podniesienie już w tym momencie 150%, czy korekta doraźna. Pewnie bylibyśmy tutaj, bo zniesienie raczej w tym momencie nie tego ogranicznika waloryzacyjnego - natomiast tutaj bylibyśmy skłonni na ten temat rozmawiać i rozważać to. Oczywiście mowa o waloryzacji już przyszłego roku w praktyce, no bo teraz ta już się realizuje w zasadzie. No i wreszcie ostatnia sprawa, pierwsza przez pana poruszanych, ja tutaj nie mam zdania dyrektorze, jakie jest nasze stanowisko w tej kwestii, tego stażu przedwojennego?</text:p>
      <text:p text:style-name="P2754"><text:span text:style-name="T2755">Dyrektor</text:span>:</text:p>
      <text:p text:style-name="P2756"><text:span text:style-name="T2757">S</text:span>zanowni P<text:span text:style-name="T2758">a</text:span>ństw<text:span text:style-name="T2759">o</text:span>!</text:p>
      <text:p text:style-name="P2760">To, że przyjęło się jakiś próg, konkretnie liczy się wzrost za staż pracy w Polsce Ludowej i wzięło się,<text:s/><text:soft-page-break/>jeżeli są tutaj ci którzy uczestniczyli w pracach nad ustawą z 1968 roku, tę barierę, ten próg nie definiowano, dlatego żeby eksponować Polskę Ludową czy jakąś zamienną, bo jesteśmy świadomi, że Polska liczy ponad 1000 lat, a przyjęcie tego rozwiązania wynikało z braku środków. Ci, którzy pracowali nad ustawą stali przed dylematem: albo<text:s/>wprowadzimy wzrost za staż pracy, bo - jak państwo pamiętacie - przed 1968 rokiem dekret nie przewidywał takich rozwiązań, albo się wprowadzi szczątkowo, czyli zakładało się takie łagodne wejście<text:span text:style-name="T2761">.</text:span><text:s/>Stąd to się<text:s/><text:span text:style-name="T2762">wz</text:span>ię<text:span text:style-name="T2763">ło</text:span>, w tej chwili cały szereg ograniczeń zostało usuniętych, bo i 10% i po wieku emerytalnym - zo<text:span text:style-name="T2764">s</text:span>tał ten próg 44 absolutnie w nowych rozwiązaniach, nie widzimy żadnych progów. Nie ma problemu, można to i w tej chwili załatwić, bo to ani problem natury ekonomiczn<text:span text:style-name="T2765">ej.</text:span><text:s/>Szanowni Państwo!<text:s/><text:span text:style-name="T2766">J</text:span>est to problem natury wykonawczej, to jest kwestia zarzucenia sądów świadkami, bo trzeba te okresy dokumentow<text:span text:style-name="T2767">ać.</text:span><text:s/>To jest kwestia poszukiwania w ZUS-ie, sięgania do dokumentów bądź żądania od osób, bądź można to rozwiązywać w ten sposób, że ogłosić, że na wniosek z<text:span text:style-name="T2768">ai</text:span>n<text:span text:style-name="T2769">tere</text:span>sowanego wró<text:span text:style-name="T2770">ci</text:span><text:s/>się do sprawy, uzna się te okresy.</text:p>
      <text:p text:style-name="P2771">Poza trudnościami natury technicznej osobiście nie widzę przeszkód, żeby sprawę uregulować. Czy uregulować dzisiaj kiedy Zakład Ubezpieczeń Społecznych w tej chwili podwyższa realizuje podwyżkę 5,5 mln świadczeń, czy uregulować za rok można dyskutować. W moim odczuciu jest to żaden problem natury merytorycznej ani ekonomiczne<text:span text:style-name="T2772">j</text:span>.</text:p>
      <text:p text:style-name="P2773"><text:span text:style-name="T2774">Ob.<text:s/></text:span><text:span text:style-name="T2775">Wi</text:span><text:span text:style-name="T2776">śniewski</text:span>:</text:p>
      <text:p text:style-name="P2777"><text:span text:style-name="T2778">J</text:span>a muszę jednak przerwać. Ja mam dobre rozeznanie, półtora roku czy 2 lata temu była to grupa 30 tysięcy osób. Codziennie ktoś z nich umiera. Oddajmy tym ludziom sprawiedliwość wreszcie, kiedy tak głośno o tym mówimy i głosimy te hasła. To nie jest problem ani organizacyjny, ani udawadniani<text:span text:style-name="T2779">a</text:span>, czy komuś się należy czy nie.</text:p>
      <text:p text:style-name="P2780">Drugi aspekt tej sprawy, pytanie, jeśli pan tak mówi, że był to problem by dużej liczby - to dlaczego ludzie zawodowi wojskowi mają ten przywilej, a normalny pracowni, czy to inżynier czy robotnik tego przywileju nie ma<text:span text:style-name="T2781">.</text:span><text:s/>Sprawiedliwość jest równa dla wszystkich<text:span text:style-name="T2782">.</text:span><text:s/>Rozwiązania prawne muszą być równe dla wszystkich<text:span text:style-name="T2783">.</text:span></text:p>
      <text:p text:style-name="P2784">Dlaczego na przykład staż pracy liczy się w dwójnasób temu, który nie spełnia określonych funkcji ma 1<text:span text:style-name="T2785">%</text:span>, czemu ten, który gdzieś tam jest, ma liczony 1,5%<text:span text:style-name="T2786">.</text:span><text:s/>Przecież przywilej jest związany z pracą, a nie po przejściu na emeryturę<text:span text:style-name="T2787">.</text:span><text:s/>To się kończy<text:span text:style-name="T2788">.</text:span><text:s/>Prawo jest dla wszystkich równe i ten problem jest bardzo podnoszony wśród tej pozostałości małej grupy ludzi, że wobec nich się stosuje pewien mechanizm dyskryminu<text:span text:style-name="T2789">ją</text:span>cy ich<text:span text:style-name="T2790">.</text:span><text:s/>Czy Polska przedwojenna czy Polska ta jest inna? Była to Polska, gdzie proces pracy był<text:span text:style-name="T2791">.</text:span><text:s/>I tu ja chciałbym mieć jasność sprawy. Dzisiaj.</text:p>
      <text:p text:style-name="P2792"><text:span text:style-name="T2793">Min. Szreter/?/</text:span>:</text:p>
      <text:p text:style-name="P2794">Jeś<text:span text:style-name="T2795">li</text:span><text:s/>można. Panie przewodniczący ja się ogromnie ucieszyłem z wcześnie<text:span text:style-name="T2796">js</text:span>zych słów, że będziemy sprzymierzeńcami przy po prostu opracowaniu nowej ustawy, która odejdzie od uregulowań resortowych<text:span text:style-name="T2797">.<text:s/></text:span>Bo tak zrozumiałem, tutaj sformułowanie i deklaracje o spra<text:span text:style-name="T2798">wi</text:span>edliwości, o tym, że wszystkie z punktu widzenia, bo co się ograniczamy, prawo emerytalne wszyscy Polacy powinni mieć jednakowe prawa. To pierwsza refleksja. Gdy idzie o<text:s/><text:span text:style-name="T2799">d</text:span>rugą, powtarzam, jest kwestia przedyskutowania sprawy z Zakładem U<text:span text:style-name="T2800">b</text:span>ezpieczeń Społecznych, żebyśmy nie podjęli decyzji, która nie chce przesądzać sprawy, będzie<text:s/>trudna do wykonania i oczekiwane przez nas brawa, jeżeli zlekceważymy wykonawstwo, mogą się zamienić wręcz<text:s/><text:soft-page-break/>w coś odwrotnego<text:span text:style-name="T2801">.</text:span><text:s/>Nie ma problemów natury merytorycznej i ekonomicznej. Uważam, że trzeba lojalnie przedyskutować sprawę z tym, który będzie to realizował, bo to jest powrót do okresów sprzed iluś tam lat<text:span text:style-name="T2802">.</text:span><text:s/>Sądzę, że Zakład Ubezpieczeń Społecznych tutaj ma lepsze rozeznanie i będzie mógł nas poinform<text:span text:style-name="T2803">o</text:span>wać co do skali trudności, czy możliwości realizacji.</text:p>
      <text:p text:style-name="P2804">Jeżeli powie, że w tym roku jest w stanie to wykonać, nie widzę przeszkód, żebyśmy w noweli ustawy problem załatwili.</text:p>
      <text:p text:style-name="P2805"><text:span text:style-name="T2806">Ob.<text:s/></text:span><text:span text:style-name="T2807">W</text:span><text:span text:style-name="T2808">iśniewski</text:span>:</text:p>
      <text:p text:style-name="P2809">Dwa słowa<text:span text:style-name="T2810">.</text:span><text:s/>Jesteście państwo w posiadaniu trzech opinii Naczelnej Rady Nadzorczej ZUS, którego mam zaszczyt być członkiem, gdzie Rada Naczelna ZUS i kierownictwo ZUS postuluje wprost uregulowanie tej sprawy<text:span text:style-name="T2811">.</text:span><text:s/>Dziękuję bardzo<text:span text:style-name="T2812">.</text:span></text:p>
      <text:p text:style-name="P2813"><text:span text:style-name="T2814">Minister Szre</text:span><text:span text:style-name="T2815">te</text:span><text:span text:style-name="T2816">r</text:span>:</text:p>
      <text:p text:style-name="P2817">Nie chodzi o kwestie finansową, takiej kwestii tutaj nie ma<text:span text:style-name="T2818">.</text:span></text:p>
      <text:p text:style-name="P2819"><text:span text:style-name="T2820">Przewodnicząc</text:span><text:span text:style-name="T2821">y</text:span><text:span text:style-name="T2822">:</text:span></text:p>
      <text:p text:style-name="P2823">Chciałem jeszcze zapytać, czy koledzy z<text:s/>„Solidarności”<text:s/>mają jakieś uwagi dotyczące tej wcześniejszej propozycji zgłoszonej przez pana dyrektora dotyczącej sposobu indeksowania emerytur w roku bieżącym<text:span text:style-name="T2824">.</text:span><text:s/>Ja rozumiem, że ta propozycja wcześ<text:span text:style-name="T2825">ni</text:span>ej przedstawiona przez pana dyrektora dotyczy roku bieżącego?</text:p>
      <text:p text:style-name="P2826"><text:span text:style-name="T2827">Dyrektor</text:span>:</text:p>
      <text:p text:style-name="P2828"><text:span text:style-name="T2829">D</text:span>o przeniesienia potem w prz<text:span text:style-name="T2830">ys</text:span>złość, ale tak że ruszamy w tym roku. No my mówimy na temat<text:s/>indeksacji, tego co będzie nas dotyczyło<text:s/><text:span text:style-name="T2831">w</text:span><text:s/>najbliższym roku, w najbliższej przyszłości.</text:p>
      <text:p text:style-name="P2832"><text:span text:style-name="T2833">O</text:span><text:span text:style-name="T2834">b</text:span><text:span text:style-name="T2835">.</text:span><text:span text:style-name="T2836"><text:s text:c="23"/></text:span><text:span text:style-name="T2837">:</text:span></text:p>
      <text:p text:style-name="P2838">Pan dyrektor powiedział o dwuetapowym indeksowaniu emerytur<text:s/><text:span text:style-name="T2839">i</text:span><text:s/>rent, w marcu o planowany wskaźnik, oczywiście ja pomijam wszystko to co wynika z uregulowania zaszłości względem roku poprzedniego, we wrześniu ponownie.</text:p>
      <text:p text:style-name="P2840"><text:span text:style-name="T2841">Dyrektor</text:span>:</text:p>
      <text:p text:style-name="P2842"><text:span text:style-name="T2843">J</text:span>eśli można. W czystym wydaniu nowy system jest możliwy n<text:span text:style-name="T2844">aj</text:span>wcześnie<text:span text:style-name="T2845">js</text:span>zej w 1990 roku. Pamiętajmy, że w roku 1<text:span text:style-name="T2846">989</text:span><text:s/>mamy cały szereg zaszłości i zobowiązań jaszcze do uregulowania w ramach starego systemu. Co mam na myśli mówiąc pamiętajmy i o uregulowaniach? Stosowanie wskaźnika waloryzacji z roku poprzedniego.</text:p>
      <text:p text:style-name="P2847"/>
      <text:p text:style-name="P2848">Stenogram z obrad Podzespołu ds. Indeksacji<text:s/>„okrągłego stołu”<text:span text:style-name="T2849"><text:s/></text:span>odbytych dnia 7 marca<text:s/><text:span text:style-name="T2850">1</text:span>9<text:span text:style-name="T2851">8</text:span>9 r.</text:p>
      <text:p text:style-name="P2852"><text:span text:style-name="T2853">Pr</text:span><text:span text:style-name="T2854">ze</text:span><text:span text:style-name="T2855">wodn</text:span><text:span text:style-name="T2856">icz</text:span><text:span text:style-name="T2857">ący</text:span>:</text:p>
      <text:p text:style-name="P2858">Pragnę powita<text:span text:style-name="T2859">ć</text:span><text:s/>wszystkich przybyłych na nasze kolejne już posiedzenie Podzespołu do spraw Indeksacji i<text:s/><text:span text:style-name="T2860">Ś</text:span>wiadczeń Społecznych.</text:p>
      <text:p text:style-name="P2861">Zgodnie z tym co przyjmowaliśmy na poprzednim posiedzeniu chcielibyśmy w dniu dzisiejszym, i poinformuję tu jeszcze, że to co uzgodniliśmy w gronie współprzewodniczących, mianowicie<text:s/><text:span text:style-name="T2862">ż</text:span>e w pierwszej kolejności chcielibyśmy usłyszeć stanowisko strony rządowej w zakresie indeksacji płac<text:span text:style-name="T2863">.</text:span><text:s/>Nie wiem kto będzie to referował - czy minister Lewandowski, czy minister Szreter. Następnie jest propozycja z naszej strony, aby OPZZ przedstawiło swoje propozyc<text:span text:style-name="T2864">je</text:span><text:s/>odnośn<text:span text:style-name="T2865">ie</text:span><text:s/>indeksacji płac, emerytur i świadczeń, a także myślę, że przedstawic<text:span text:style-name="T2866">ie</text:span>le<text:s/><text:span text:style-name="T2867">„</text:span>Solidarności”<text:s/>będą chcieli się odnieść do tego wszystkiego i przedstawić swoje<text:s/><text:soft-page-break/>uwagi w tym zakresie.</text:p>
      <text:p text:style-name="P2868">Jeśli chodzi o współprzewodnic<text:span text:style-name="T2869">ze</text:span>n<text:span text:style-name="T2870">ie,</text:span><text:s/>jak państwo widzicie ja już rozpocząłem. Następne części naszego spotkania będzie prowadził pan pro<text:span text:style-name="T2871">f</text:span>. W<text:span text:style-name="T2872">ie</text:span>lowieyski i pan pro<text:span text:style-name="T2873">f.</text:span><text:s/>Rajkiewicz<text:span text:style-name="T2874">.</text:span></text:p>
      <text:p text:style-name="P2875"><text:span text:style-name="T2876">O</text:span><text:span text:style-name="T2877">b</text:span><text:span text:style-name="T2878">.</text:span><text:span text:style-name="T2879"><text:s text:c="23"/></text:span><text:span text:style-name="T2880">:</text:span></text:p>
      <text:p text:style-name="P2881">Ja mam tylko maleńką poprawkę z naszej strony poprowadzi pan pro<text:span text:style-name="T2882">f.</text:span><text:s/>Rosner.</text:p>
      <text:p text:style-name="P2883"><text:span text:style-name="T2884">Przewodniczący</text:span>:</text:p>
      <text:p text:style-name="P2885">W czasie dzisiejszego posiedzenia - to już uwaga techniczna. Prosili nas organizatorzy, aby przestrzegać włączania mikrofonów, ponieważ na poprzednim posiedzeniu ta technika szwankowała, nie był możliwy do sporządzenia stenogram, a jednak dobrze by było, aby z tą techniką trochę powalczyć i zaczą<text:span text:style-name="T2886">ć</text:span><text:s/>formułować swoje myśli w momencie kiedy zapali się czerwone światełko do którego mówimy.</text:p>
      <text:p text:style-name="P2887">Czy do tego co w tej chwili powiedziałem są jakieś uwagi?</text:p>
      <text:p text:style-name="P2888">Jeśli nie ma uwag - to bardzo poproszę min.<text:s/><text:span text:style-name="T2889">L</text:span>ewandowskiego o przedstawienie stanowiska strony rządowej w zakresie indeksa<text:span text:style-name="T2890">cj</text:span>i.</text:p>
      <text:p text:style-name="P2891"><text:span text:style-name="T2892">Min. Lewandowski</text:span>:</text:p>
      <text:p text:style-name="P2893">Panie Przewodniczący, Szanowni Państwo! Ja chciałbym raz jeszcze w<text:span text:style-name="T2894">yj</text:span>aśnić sprawę, wczoraj m<text:span text:style-name="T2895">ó</text:span>w<text:span text:style-name="T2896">i</text:span>łem na posiedzeniu zespołu o tym, dlaczego w tym dokumencie, który stanowi jakieś tam trzecie przybliżenie, sprawa indeksacji się nie znalazła. Nie dlatego, żeby rząd był tej sprawie przeciwny, tylko ten dokument zawierał według naszej oceny te sprawy, w których przybliżenie stanowisk było stosunkowo duże i które można było już zamknąć czymś, co dałoby się jakoś uznać może jeszcze n<text:span text:style-name="T2897">ie</text:span><text:s/>jakieś wspólne na pewno, ale w każdym razie niebudzące jakichś większych zastrzeżeń co do samej zawartości, jak i kierunku myślenia, pakiet spraw.</text:p>
      <text:p text:style-name="P2898">Natomiast jeśli chodzi o problem indeksacji, to uważamy, że należałoby na niego jednak spojrzeć jeszcze, trochę poświęcić mu trochę uwagi, wykorzystać ten czas, który został do ewentualnego rozważenia kilku aspektów.</text:p>
      <text:p text:style-name="P2899">Strona rządowa pierwszy aspekt widzi następująco: ż<text:span text:style-name="T2900">e</text:span><text:s/>niewątpliwie trzeba znaleźć mechanizm, który będzie chronił ludzi pracy w warunkach inflacji i urynkowienia gospodarki, ale jednocześnie mechanizm, który nie stałby w sprzeczności, co wszyscy również podkreślają i strona związkowa, i opozycyjno-solidarnościowa, który by również sprzyjał w jakimś sensie równoważeniu<text:span text:style-name="T2901">.</text:span></text:p>
      <text:p text:style-name="P2902">Naszemu pewnemu sceptycyzmowi co do indeksacji automatycznej i pełnej lub prawie pełnej, jak to się określa, nasz sceptycyzm wynika z faktu, że ta automatyczna indeksacja nie zapobiegnie innej indeksacji, indeksacji żywiołowej, z którą mamy<text:s/><text:span text:style-name="T2903">w</text:span><text:s/>tej chwili do czynienia. I nałożenie się tych dwóch indeksacji wówczas zniszczy praktycznie równowagę. My nie widzimy realnych możliwości, aby w<text:s/>aktualnym stanie i nastrojów społeczeństwa, i obiektywnym zróżnicowaniu dochodów między poszczególnymi grupami zawodowymi, między poszczególnymi zakładani pracy, ten drugi element tej żywiołowości mógł być po wprowadzeniu indeksacji automatyczne wyhamowany<text:span text:style-name="T2904">.<text:s/></text:span>To jest myślenie n<text:span text:style-name="T2905">a</text:span><text:s/>zasadzie - dobrze by było, gdyby tak było - ale sądzę,<text:s/><text:span text:style-name="T2906">ż</text:span>e podstaw ku temu jakichś mocniejszych nie<text:s/><text:span text:style-name="T2907">m</text:span>a.</text:p>
      <text:p text:style-name="P2908">Dlatego też my rozważamy, czy my proponujemy, aby automatyczna indeksacja objęła pewien dzisiaj faktycznie występujący w naszym społeczeństw<text:span text:style-name="T2909">ie</text:span><text:s/>koszyk dóbr uznany za taki, który już nie może ulec zawężeniu, że żadne, że tak powiem ruchy cenowe nie mogą tego koszyka dóbr zmniejszyć.</text:p>
      <text:soft-page-break/>
      <text:p text:style-name="P2910">I jak mówię - nie chodzi o to, aby w tej chwili rozpoczynać dyskusję co w tym koszyku dóbr ma być, tylko żeby przyjąć, że ten koszyk dóbr to obejmuje gdzieś, no górną część - 35 proc. najb<text:span text:style-name="T2911">ie</text:span>dn<text:span text:style-name="T2912">iejs</text:span>zej części społeczeństwa. To jest to co obywatele żyjący na poziomie 3,<text:span text:style-name="T2913">5</text:span><text:s/>decyli całej populacji faktycznie w tej chwili konsumują. Takie dane można stosunkowo łatwo znaleźć<text:span text:style-name="T2914">.</text:span><text:s/>My dysponujemy z punkt widzenia rozliczeń budżetów domowych danymi za III kwartał ub<text:span text:style-name="T2915">.</text:span><text:s/>roku. Oczywiście trochę sytuacja uległa zmianie, ale bazę aktualną GUS byłby to w stanie przygotować. No przynajmniej byłby to IV kwartał ub. roku, jeżeli sprawa by miała ruszyć szybko.</text:p>
      <text:p text:style-name="P2916"><text:span text:style-name="T2917">I</text:span><text:s/>jak powiadam, wówczas należałoby przyjąć, że wzrost kosztów tego faktycznie występującego, uznanego za minimum kosz<text:span text:style-name="T2918">y</text:span>ka, jest rekompensowany w pełni. Ma to jaką zaletę? Taką, że ludzie biedniejsi trochę więcej zyskują, ludzie którzy są na minimum - nic nie tracą. Tracą ci, którzy są ekonomicznie lepiej sytuowani, ale<text:s/><text:span text:style-name="T2919">uw</text:span>ażamy, że oni będą mieli możliwości zwiększenia swoich dochodów w inny sposób i de facto nie stracą.</text:p>
      <text:p text:style-name="P2920">Zresztą sprawa indeksacji musi dotyczy ochrony nie każdego poziomu życia<text:span text:style-name="T2921">.</text:span><text:s/>Nie może być tak, że kto zarabia powiedzmy<text:s/><text:span text:style-name="T2922">3</text:span>0<text:span text:style-name="T2923">0</text:span><text:s/>tys. zł to też dostaje 40 proc., w sytuacji kiedy koszty utrzymania w określonym czasie rosną o 40 proc. i ten kto zarabia minimum jakieś 20 tys. zł to też dostaje 40 proc. To z punktu widzenia i oczywistej ochrony życia i pewnych nawet funkcji, jakim indeksacja ma służyć, wydaje się byłoby niewskazane.</text:p>
      <text:p text:style-name="P2924">My to podajemy pod rozwagę, ponieważ uważamy, że ten element łączyłby najbardziej tę potrzebę jaką jest niedopuszczenie, a nawet w niektórych wypadkach lekką poprawę niektórych grup społecznych z zapobieżeniem pogłębiania się nierównowagi.</text:p>
      <text:p text:style-name="P2925">Ale - jak powiadam - jest to jeden z kierunków dyskusji, który można kontynuować. Inny przecież Ministerstwo Płacy przedstawia, propozycję indeksacji już od strony systemów płacowych itd.,<text:s/><text:span text:style-name="T2926">i</text:span>td.</text:p>
      <text:p text:style-name="P2927">Natomiast ja uważam, reasumując niejako swoje wystąpienie ja bym proponował następujące rozwiązanie: żeby do dokumentu, który ma być dokumentem uzgodnionym zapisać odpowiedni fragment, który by dotyczył tego, że indeksacja czy zasada ochrony poziomu życia określonych grup społecznych jest zasadą obowiązującą. Natomiast strona techniczna, która<text:s/>–<text:s/>jak<text:s/>nasze obrady wykazały, budzi wiele wątpliwości i rozwiązania, że tak powiem powstające w toku bardzo krótkiego c<text:span text:style-name="T2928">z</text:span>asu, nie zawsze spełniają wszystkie kryteria i poprawności. I nie wszystkie konsekwencje da się dokładnie przewidzie<text:span text:style-name="T2929">ć</text:span>, aby tę sprawę jednak nieco odłożyć, to znaczy, aby kontynuować prace co do zasady, jak powiadam, tylko co do technicznych rozwiązań, jak również i ewentualnie do ustalenia tych granic do jakich indeksacja automatyczna, jak powiadam rząd nie jest przeciwny, ale jest przeciwny w pełnym wymiarze, aby te zasady uściślić<text:span text:style-name="T2930">.</text:span><text:s/>Więc gdyby nie można było znaleźć rozwiązania, że tak powiem dotyczącego, obejmującego wszystkie sprawy z t<text:span text:style-name="T2931">y</text:span>m związane, proponujemy aby w dokumencie wspólnym zapisać uzgodnienie co do celu, co do instrumentu, który będzie stosowany. Natomiast czasu mamy tu już stosunkowo niewiele, jeżeli w ciągu tego tygodnia, który niejako wszystkich nas obliguje, zgodnie z porozumieniem Lecha Wałęsy i<text:s/><text:span text:style-name="T2932">g</text:span>en. K<text:span text:style-name="T2933">i</text:span>szc<text:span text:style-name="T2934">z</text:span>aka, no żeby po prostu odłożyć tę sprawę, to znaczy przesunąć nad rozwiązaniami szczegółowymi pracować jeszcze dłużej.</text:p>
      <text:p text:style-name="P2935">Dziękuję bardzo<text:span text:style-name="T2936">.</text:span></text:p>
      <text:p text:style-name="P2937"><text:span text:style-name="T2938">Przewodniczący</text:span>:</text:p>
      <text:soft-page-break/>
      <text:p text:style-name="P2939">Dziękuję bardzo<text:span text:style-name="T2940">.</text:span><text:s/>Czy do ministra Lewandowskiego są pytania?</text:p>
      <text:p text:style-name="P2941"><text:span text:style-name="T2942">O</text:span><text:span text:style-name="T2943">b</text:span><text:span text:style-name="T2944">.</text:span><text:span text:style-name="T2945"><text:s text:c="23"/></text:span><text:span text:style-name="T2946">:</text:span></text:p>
      <text:p text:style-name="P2947">Ustosunkujemy się globalnie.</text:p>
      <text:p text:style-name="P2948"><text:span text:style-name="T2949">Przew</text:span><text:span text:style-name="T2950">od</text:span><text:span text:style-name="T2951">n</text:span><text:span text:style-name="T2952">i</text:span><text:span text:style-name="T2953">cz</text:span><text:span text:style-name="T2954">ą</text:span><text:span text:style-name="T2955">cy</text:span>:</text:p>
      <text:p text:style-name="P2956">W związku z tym co żeśmy wcześniej powiedzieli, parę słów na temat tego co proponuje strona OPZZ.</text:p>
      <text:p text:style-name="P2957">Zgodnie z tym dokumentem, który został państwu przedstawiony, stanowisko nasze sprowadza się do tego, iż tak jak piszemy w tym wcześnie<text:span text:style-name="T2958">js</text:span>zym ust<text:span text:style-name="T2959">ę</text:span>pie, uzna<text:span text:style-name="T2960">je</text:span>my indeksację płac i świadczeń kosztów utrzymania pracowników zatrudnionych w sferze produkc<text:span text:style-name="T2961">j</text:span>i materialnej i w sferze budżetowej.</text:p>
      <text:p text:style-name="P2962">Jeśli chodzi o indeksację roku 1<text:span text:style-name="T2963">98</text:span>9 zakładamy, że powinna się ona odbyć w tym roku co najmniej dwa razy i także po roku 1989 powinna być z taką cz<text:span text:style-name="T2964">ęs</text:span>totliwośc<text:span text:style-name="T2965">ią</text:span><text:s/>dokonywana<text:span text:style-name="T2966">.</text:span></text:p>
      <text:p text:style-name="P2967">Za chwilę powiem jeszcze k<text:span text:style-name="T2968">li</text:span>ka słów na ten temat jak my to widzimy w praktyce.</text:p>
      <text:p text:style-name="P2969"><text:span text:style-name="T2970">Je</text:span>śli chodzi w ogóle o zakres indeksacji to uważamy i tutaj nasze stanowisko jest nieco zbieżne ze stanowiskiem rządowym, iż bezpośredniej indeksacji i to indeksacji kwotowej powinien podlegać określony koszyk dóbr. OPZZ uważa, iż tym koszykiem dóbr, czy indeksacja powinna być oparta na minimum socjalnym, a więc tym koszyku, który - powiedzmy jest tym pewnym minimalnym zakresem , którego nabycie czy spożycie powinniśmy społeczeństwu zapewni<text:span text:style-name="T2971">ć</text:span><text:s/>czy umożliwić.</text:p>
      <text:p text:style-name="P2972">Jeśli zaś chodzi o samą istotę wyliczania kwoty, o którą wnosimy, aby była ona przedmiotem indeksacji jest to rachunek sprowadz<text:span text:style-name="T2973">aj</text:span>ący się do oparcia na 4-osob<text:span text:style-name="T2974">owej</text:span><text:s/>rodzinie i spożyciu na poziomie minimum socjalnego dla tejże rodziny. Zgodnie z wyliczeniami Zakładu Badań i Analiz OPZZ w roku ubiegłym spożycie to kształtowało się na poziomie 80 tys.<text:s/><text:span text:style-name="T2975">zł</text:span>.<text:s/><text:span text:style-name="T2976">Je</text:span>ś<text:span text:style-name="T2977">li<text:s/></text:span>chodzi o dochody takiej rodziny składają się one - jak wiadomo z płac. I tutaj wyniki badań budżetów gospodarstw domowych wskazują nam, że w przeciętnej 4-osobowej rodzinie pracuje 1,61 /to są prawa statystyki/ osoby oraz występują dochody w postaci zasiłków rodzinnych. Uważamy, więc, że te dochody zarówno z zasiłków rodzinnych, a także i dochody z pracy powinny być waloryzowane czy indeksowane w taki sposób, aby zapewnić na tym poziomie utrzymanie spożycia. Oczywiście spowoduje to, bo musi to spowodować<text:span text:style-name="T2978">-</text:span><text:s/>- nieco mniejszą skutecznoś<text:span text:style-name="T2979">ć</text:span><text:s/>indeksacji<text:s/>w stosunku do rodzin<text:s/><text:span text:style-name="T2980">-</text:span><text:s/>mniejszą lub większą skuteczność - w stosunku do rodzin o innym przekroju<text:span text:style-name="T2981">.</text:span></text:p>
      <text:p text:style-name="P2982">Biorąc więc pod uwagę nasze wyliczenia domagamy się, aby indeksacja kwotowa przy założeniu 55 proc. wzrostu kosztów utrzymania wyniosła w roku 1989 kwotę ok. 24 t<text:span text:style-name="T2983">ys</text:span>. zł. Jeśli chodzi zaś o to co nazywamy indeksacją funduszową, to tutaj uważamy, iż powinny funkcjonować następujące rozwiązania<text:span text:style-name="T2984">.</text:span><text:s/>Zakłady pracy powinny mieć możliwość podnoszenia wynagrodzeń swoich pracowników w ramach wzrostu funduszu płac, którym dysponują, o wskaźnik równy wskaźnikowi wzrostu kosztów utrzymania. Z tym że w tym miejscu chciałem zasygnalizować, iż rozumiejąc, doceniając potrzebę zmian w strukturach gałęziowych, branżowych, a także pomiędzy różnego rodzajami zakładów pracy, ponieważ dostrzegamy, że struktura wynagrodzeń w naszym kraju nie jest właściwa, jesteśmy gotowi także rozważa<text:span text:style-name="T2985">ć</text:span><text:s/>wielkoś<text:span text:style-name="T2986">ć</text:span><text:s/>obniżenia powszechnego wskaźnika indeksacji, którego środki wyliczone w sposób rzetelny i to wyliczenie powinno także podlegać kontroli związków zawodowych, mogłyby zostać skierowane na poprawę relacji płacowych pomiędzy gałęziami, branżami czy nawet między zakładami pracy. Można w tym względzie wykorzystać - naszym zdaniem - instrument SOP-owski, ale także posługiwanie się tym instrumentem<text:s/><text:soft-page-break/>powinno być uspołecznione, ponieważ na dzień dzisiejszy wszystko to co wiąże się z syntetyczną oceną płac pozostaje poza sferą możliwości oddziaływania i wpływu przez związki zawodowe. A uważamy, iż to powinno by<text:span text:style-name="T2987">ć</text:span><text:s/>także pod naszą kontrolą, oczywiście mam tu na myśli kontrolę społeczną.</text:p>
      <text:p text:style-name="P2988">Uważany także, iż o ile wyniki pierwszego półrocza pokażą, że planowany wskaźnik koszt<text:span text:style-name="T2989">ów</text:span><text:s/>utrzymania nie może zostać dotrzymany i przewidywane wykonanie roku 1989 będzie<text:s/>wskazywał na znacznie wyższy - jak tutaj zaznaczany - znacznie wyższy o ponad 5 pkt. w stosunku do planowanego wskaźnik, to w tym momencie po pierwszym półroczu powinna nastąpi<text:span text:style-name="T2990">ć</text:span><text:s/>jak gdyby indeksacja wtórna to znaczy podniesienie tej kwoty, o której mówimy, a ta<text:span text:style-name="T2991">k</text:span>że podniesienie możliwości płacowych zakładów pracy o tą różnicę jaka będzie występowała pomiędzy planowanym a faktycznie grożącym nam wskaźnikiem wzrostu kosztów utrzymania<text:span text:style-name="T2992">.</text:span></text:p>
      <text:p text:style-name="P2993">To można byłoby powiedzieć z grubsza tyle na temat tego, co jako OPZZ chcemy wnieść pod dzisiejsz<text:span text:style-name="T2994">e</text:span><text:s/>obrady<text:span text:style-name="T2995">.</text:span><text:s/>Oczywiście wszystko to dotyczy tylko indeksacji wynagrodzeń<text:span text:style-name="T2996">.</text:span></text:p>
      <text:p text:style-name="P2997">Natomiast jeśli chodzi o indeksację emerytur, to stanowisko strony związkowej przedstawi kol. Krużel, a następnie parę słów na temat indeksacji pozostałych<text:s/><text:span text:style-name="T2998">świ</text:span>adczeń społecznych przedstawi nam kol. Skolasiński.</text:p>
      <text:p text:style-name="P2999">Czy do tego co powiedziałem są jakieś pytania?<text:s/><text:span text:style-name="T3000">Je</text:span>śli nie ma pytań, to bardzo proszę kol. Krużel.</text:p>
      <text:p text:style-name="P3001"><text:span text:style-name="T3002">O</text:span><text:span text:style-name="T3003">b.</text:span><text:span text:style-name="T3004"><text:s/>Kr</text:span><text:span text:style-name="T3005">u</text:span><text:span text:style-name="T3006">ż</text:span><text:span text:style-name="T3007">el</text:span><text:span text:style-name="T3008"><text:s/></text:span><text:span text:style-name="T3009">Zdzisław</text:span>:</text:p>
      <text:p text:style-name="P3010">Jeżeli ma by<text:span text:style-name="T3011">ć</text:span><text:s/>przestrzegana zasada jak praca taka<text:s/><text:span text:style-name="T3012">pł</text:span>aca i taka emerytura, a więc indeksacja emerytur<text:s/><text:span text:style-name="T3013">je</text:span>st jak najbardziej konieczna. W tym przedstawionym projekcie rządowym, który mówi o indeksacji emerytur i rent jest takie na samym początku sformułowanie, które od dawna już wprowadza społeczeństwo w błąd. Wszyscy Polacy jak słuchają zapowiedzi waloryzacji o 81,9 proc. w marcu tego roku, to myślą, że emerytury i renty o tyle zostaną podniesione. To nie jest tak całkiem. To się dopiero podnosi podstawy wymiaru tym emerytom i rencistom o 81,9 proc., a dany emeryt może mieć współczynnik waloryzacyjny 60 proc. i dostanie podwyżki<text:s/>emerytury i renty, bo nie używamy tego słowa<text:s/><text:span text:style-name="T3014">„</text:span>św<text:span text:style-name="T3015">ia</text:span>d<text:span text:style-name="T3016">cz</text:span>enia”, emerytury i renty 60 proc. a nie 81 proc. I taki młody pracownik czy inni to myślą, że już emeryci dostali 81, czy prawie 82 proc. podwyżki<text:s/><text:span text:style-name="T3017">w</text:span><text:s/>marcu. To jest taka uwaga, z którą walczymy od początku istnienia OPZZ. Rząd zawsze inaczej rozumie jak emeryci. 6 mln 700 tys. ludzi rozumie to tak, a przedstawiciele resortu rozumieją to inaczej. To jest pierwsza sprawa<text:span text:style-name="T3018">.</text:span></text:p>
      <text:p text:style-name="P3019">Drugie - w propozycji tej rządowej przeskakuje się od razu wyrównaniem do faktycznego wzrostu płac na rok 1991<text:span text:style-name="T3020">.<text:s/></text:span>A co z rokiem 1990? Dlaczego nie miałoby by<text:span text:style-name="T3021">ć</text:span><text:s/>tak jak jest w tym roku? Dlatego w pierwszym punkcie tego naszego materiału piszemy<text:s/>„dokończenie rozpoczętej waloryzacji emerytur i rent zgodnie z usta<text:span text:style-name="T3022">w</text:span>ą o zaopatrzeniu emerytalnym”<text:span text:style-name="T3023">.</text:span></text:p>
      <text:p text:style-name="P3024">Jeżeli w tym roku - zgodnie z ustawą sejmową - emerytury i renty są podniesione o współczynnik wzrostu średniej płacy z roku poprzedniego /rok poprzedzający rok podwyżki/, to tą samą operację należy wykonać 1 marca 1990 roku o wskaźnik wzrostu średniej płacy w roku 1989<text:span text:style-name="T3025">.</text:span><text:s/>To jest proste. Tu w tej propozycji rządowej to się omija i przeskakuje się od razu do 1991 roku. My nie widzimy powodu, aby zapowiadane na 1991 r. operację wyrównawczą między wzrostem płac nie prowadzić w marcu 1990 roku. I dopiero na to planowanym czy przewidywanym wskaźnikiem, bo tam dwa wskaźniki - jeden planowany, drugi przewidywany po pierwszym półroczu<text:span text:style-name="T3026">.</text:span><text:s/>Przecież planowany to jest wskaźnik na cały rok. I po<text:s/><text:soft-page-break/>pierwszym półroczu on<text:s/><text:span text:style-name="T3027">j</text:span>uż nie będzie tak przekroczony faktycznie jak na przykład na<text:s/><text:span text:style-name="T3028">3</text:span>1 grudnia. Na 30 czerwca nie będzie on o tyle przekroczony.<text:s/><text:span text:style-name="T3029">Je</text:span>żeli to nie przekroczy<text:s/><text:span text:style-name="T3030">5</text:span><text:s/>czy 10, tak Jak rząd proponuje tych punktów, to wówczas nie będzie tej indeksacji. Nazyw<text:span text:style-name="T3031">aj</text:span>my to indeksa<text:span text:style-name="T3032">cj</text:span>a emerytur, żeby to nie pomylić z waloryzacją, która jest ustawową<text:span text:style-name="T3033">.</text:span></text:p>
      <text:p text:style-name="P3034">I tu nasza propozycja polega na tym, że przeprowadzenie z dniem 1 lipca. Przecież tydzień tam przedstawiciele mówili o 1 l<text:span text:style-name="T3035">i</text:span>pca, teraz si<text:span text:style-name="T3036">ę</text:span><text:s/>słyszy o 1 września. Każdy miesiąc dzisiaj - jakże te ceny si<text:span text:style-name="T3037">ę</text:span><text:s/>zmieniają, jakie to ważne dla tych ludzi jest czy to będzie 1 lipca czy to będzie 1 września. Proponujemy od 1 lipca tego roku oczywiście przeprowadzić indeksację emerytur i rent planowanym wskaźnikiem na rok 1989<text:span text:style-name="T3038">.</text:span><text:s/>Wzrostu średniej płacy w gospodarce uspołecznionej<text:span text:style-name="T3039">.</text:span><text:s/>Ale z równoczesnym zapewnieniem, nie tam słownym, tylko żeby zapewnienie to nastąpiło na piśmie, jakimś rozporządzen<text:span text:style-name="T3040">ie</text:span>m, że z równoczesnym zapewnieniem przeprowadzenia z dniem 1 marca 1990 roku waloryzacji emerytur i rent o taki procent o jaki wzrośnie przeciętne miesięczne wynagrodzenie w roku 1989<text:span text:style-name="T3041">.</text:span></text:p>
      <text:p text:style-name="P3042">Po trzecie - utrzymanie zasady, że zarówno waloryzacja jak i in<text:span text:style-name="T3043">deks</text:span>ac<text:span text:style-name="T3044">j</text:span>a emerytur i rent będzie przeprowadzana wsp<text:span text:style-name="T3045">ół</text:span>czynnikiem wzrostu średniego wynagrodzenia, a nie jak się zamierza - i to w tych CPR-ach, NPSG, tam się mówi o - wzrostu kosztów utrzymania. Jest to zawsze niewiarygodny wzrost kosztów utrzymania. Bardziej wiarygodny staje się wskaźnik planowany na przykład<text:span text:style-name="T3046">.</text:span><text:s/>To już jest się czego trzymać.</text:p>
      <text:p text:style-name="P3047">I bardzo apelujemy o doprowadzenie do rozmów ze stroną rządową, ze stroną związkową na temat nowelizacji ustawy o zaopatrzeniu emerytalnym, bo to się już odwleka bardzo w nieskończoność.</text:p>
      <text:p text:style-name="P3048">Dziękuję bardzo.</text:p>
      <text:p text:style-name="P3049"><text:span text:style-name="T3050">Przewodniczący</text:span>:</text:p>
      <text:p text:style-name="P3051">Dziękuję bardzo. Proszę o zabranie głosu pana Skolasińskie<text:span text:style-name="T3052">go.</text:span></text:p>
      <text:p text:style-name="P3053"><text:span text:style-name="T3054">Ob. Sko</text:span><text:span text:style-name="T3055">l</text:span><text:span text:style-name="T3056">a</text:span><text:span text:style-name="T3057">s</text:span><text:span text:style-name="T3058">iń</text:span><text:span text:style-name="T3059">sk</text:span><text:span text:style-name="T3060">i Ryszard</text:span>:</text:p>
      <text:p text:style-name="P3061">Panie Przewodn<text:span text:style-name="T3062">ic</text:span>zący, Szanowni Państwo<text:span text:style-name="T3063">!</text:span></text:p>
      <text:p text:style-name="P3064">Ponieważ na dotychczasowych posiedzeniach byliśmy zgodni, że wraz z indeksacją płac powinna równocześnie przebiegać indeksacja czy waloryzacja świadczeń socjalnych, jako OPZZ próbujemy, w tym naszym dokumencie, kt<text:span text:style-name="T3065">ó</text:span>ry żeście państwo otrzymali odpowiedzieć również na nasze propozycje czy przedstawić nasze propozycje - jak my widzimy t<text:span text:style-name="T3066">ę</text:span><text:s/>indeksację świadczeń socjalnych<text:span text:style-name="T3067">.</text:span></text:p>
      <text:p text:style-name="P3068">Jak państwo wiecie Ministerstwo Pracy i Polityki Socjalnej przedstawiło swój dokument, w którym przedstawiony jest model, czy system w og<text:span text:style-name="T3069">ó</text:span>le zmiany świadczeń społecznych. I ten system proponuje się wprowadzić od 1 stycznia 1991 roku. Natomiast jest - tutaj zachodzi więc pytanie - co w tym okresie przejściowym, gdybyśmy przyjęli, że ten system miałby obowiązywać od 1991 roku, to zachodzi pytanie - jak w tym okresie przejściowym na lata 1990 - 1991 jak należy prowadzić w tym względzie politykę? Czy powiedzmy iś<text:span text:style-name="T3070">ć</text:span><text:s/>w kierunku zmiany tego co jest obecnie, czy - powiedzmy - w ogóle przeprowadzić tu inne propozycje?</text:p>
      <text:p text:style-name="P3071">Otóż chcę przypomnieć, że w obecnie obow<text:span text:style-name="T3072">ią</text:span>zującym systemie oraz w propozycjach na rok 1989, które przedstawiło Ministerstwo Pracy, występując różne zasady kształtowania wysokości poszczególnych świadczeń<text:span text:style-name="T3073">.</text:span><text:s/>Polega to na tym, że powiedzmy zasiłki rodzinne czy zasiłki dla dzieci z rodzin zastępczych są naliczane kwotowo, natomiast zasiłki - dodatki pielęgnacyjne, renta socjalna i inne naliczane są w stosunku<text:s/><text:soft-page-break/>do najniższej emerytury. Świadczenia z kolei z funduszu ali<text:span text:style-name="T3074">me</text:span>ntacyjnego w relacji do przeciętnego wynagrodzenia za rok poprzedni itd.</text:p>
      <text:p text:style-name="P3075">Według nas widzimy tutaj dowolność w ustalaniu wysokości<text:s/>tych świadczeń<text:span text:style-name="T3076">.</text:span><text:s/>Natomiast chcę powiedzieć,<text:s/><text:span text:style-name="T3077">ż</text:span>e OPZZ stoi na stanowisku, że najważni<text:span text:style-name="T3078">ej</text:span>sze kwestie dotyczące systemu świadczeń społecznych w 19<text:span text:style-name="T3079">8</text:span>9 roku w warunkach wysokiej inflacji to przede wszystkim zabezpieczenie realnej wartości zasiłków oraz uporządkowanie zasad kształtowania ich wysokości tak, aby system był prosty i czytelny.</text:p>
      <text:p text:style-name="P3080">Uważamy, że poziom takich świadczeń jak zasiłki rodzinne, pielęgnacyjne, wychowawcze, dla dzieci z rodzin zastępczych, porodowe i świadczenia z funduszu ali<text:span text:style-name="T3081">me</text:span>nta<text:span text:style-name="T3082">cy</text:span>jnego należy określić parametrycznie w stosunku do jednej wielkości, to znaczy do przeciętnego wynagrodzenia w gospodarce uspołecznionej w roku ubiegłym i podwyższać<text:span text:style-name="T3083">:</text:span><text:s/>wymiar zasiłków stosownie do wzrostu<text:span text:style-name="T3084"><text:s/></text:span>średniego wynagrodzenia tak, aby zostały zachowane relacje między wysokością świadczenia a przeciętnym wynagrodzeniem.</text:p>
      <text:p text:style-name="P3085">I uważamy również, że korygowanie wysokości świadczeń czyli ta indeksacja powinna się odbywać w częstotliwości tak jak ewentualnie będzie się proponowało cz<text:span text:style-name="T3086">ęs</text:span>totliwość indeksacji płac<text:span text:style-name="T3087">.</text:span></text:p>
      <text:p text:style-name="P3088">Myśmy tutaj przyjęli taką zasadę, że przy wyborze wielkości zachowano relację poziomu świadczeń według ich stanu na dzień 1 marca 1988 r<text:span text:style-name="T3089">.</text:span><text:s/>do przeciętnego wynagrodzenia w roku 1988 oraz zasady odchodzenia od progów dochodowych.</text:p>
      <text:p text:style-name="P3090">Ponieważ państwo otrzymaliście ten dokument, ja nie chciałbym tutaj specjalnie przedłużać. Powiem tylko, że taki najbardziej istotny element, jakim jest zasiłek rodzinny, który budzi największe kontrowersje i który domaga się, że tak powiem, szybkiego uregulowania - nasze propozycje idą w kierunku, to tak jak już powiedzieliśmy, że chcemy, żeby one były parametrycznie w stosunku do średniego wynagrodzenia. I proponujemy na rok 1989 powszechność zasiłku rodzinnego i żeby ona została na wysokości, na poziomie 10 proc.<text:span text:style-name="T3091"><text:s/></text:span>przeciętnego wynagrodzenia w roku 1988<text:span text:style-name="T3092">.</text:span></text:p>
      <text:p text:style-name="P3093">Jeżeli byśmy to przeliczyli, to jest tutaj taka tabelka, która mówi, że byłoby to 5 300 zł na dziecko. Z tym że od razu zastrzeżenie, jak państwo wiecie, w tych obowiąz<text:span text:style-name="T3094">uj</text:span>ących do tej pory zasiłkach rodzinnych obowiązują dodatki kwotowe od 7<text:span text:style-name="T3095"> </text:span>500 do 2 200 zł. I te 5 300 obowiązywałoby przejściowo dla tych, którzy mają ten zasiłek rodzinny poniżej, to znaczy to do tych 5 500 zł. Natomiast licząc si<text:span text:style-name="T3096">ę</text:span><text:s/>z możliwością inflacji<text:s/><text:span text:style-name="T3097">i<text:s/></text:span>wzrostu - powiedzmy - płac, liczymy, że w drugim półroczu ten zasiłek byłby jednakowy dla wszystkich i wynosiłby 7,5 tys. zł. Czyli ta wysokoś<text:span text:style-name="T3098">ć</text:span><text:s/>dla tych rodzin o najniższych dochodach w tej pierwszej wersji byłaby zachowana. Tak że tutaj to jest tak, że tak powiem ten najważnie<text:span text:style-name="T3099">js</text:span>zy moment jeżeli chodzi o zasiłki rodzinne. Natomiast już tutaj nie będę państwu, że tak powiem, relacjonował tych pozostałych, ponieważ w tym naszym dokumencie nasze propozycje jak mają one wyglądać w 1989 roku - są przedstawione.</text:p>
      <text:p text:style-name="P3100">Dziękuję.</text:p>
      <text:p text:style-name="P3101"><text:span text:style-name="T3102">Przewodniczący</text:span>:</text:p>
      <text:p text:style-name="P3103">Dziękuję bardzo. Proszę bardzo - kto chciałby w tej chwili zabrać głos?</text:p>
      <text:p text:style-name="P3104">Proszę pan Wielowieyski.</text:p>
      <text:p text:style-name="P3105"><text:span text:style-name="T3106">Ob</text:span><text:span text:style-name="T3107">.</text:span><text:span text:style-name="T3108"><text:s/></text:span><text:span text:style-name="T3109">A</text:span><text:span text:style-name="T3110">nd</text:span><text:span text:style-name="T3111">rzej</text:span><text:span text:style-name="T3112"><text:s/>Wielowieyski -<text:s/></text:span><text:span text:style-name="T3113">„</text:span><text:span text:style-name="T3114">Solidarność</text:span><text:span text:style-name="T3115">”</text:span>:</text:p>
      <text:p text:style-name="P3116">Proszę państwa, z dużym niepokojem wchodzę w tą dyskusję, dlatego że nie bardzo jasno widzę sens naszego spotkania dzisiejszego i jego wyniki. Mam przed sobą stanowisko OPZZ, które zostało przyjęte<text:s/><text:soft-page-break/>przez władze OPZZ<text:s/><text:span text:style-name="T3117">23</text:span><text:s/>lutego, gdzie zostały sformułowane pewne tezy dotyczące indeksacji.</text:p>
      <text:p text:style-name="P3118">Kierownictwo<text:s/>„Solidarności<text:span text:style-name="T3119">”</text:span><text:s/>kilka dni temu podjęło uchwałę również w tej sprawie, w której przyjęło, że wprowadzenie indeksacji w możliwie szybkim terminie, precyzyjnie ustalonych zasadach, jest warunkiem przyjęcia ustaleń<text:s/><text:span text:style-name="T3120">„</text:span>okrągłego stołu<text:span text:style-name="T3121">”</text:span><text:span text:style-name="T3122">.</text:span></text:p>
      <text:p text:style-name="P3123">I w związku z tym jest pytanie - po co my się tutaj zbieramy. Czy nie po to, w każdym razie sądzę, ażeby prowadzi<text:span text:style-name="T3124">ć<text:s/></text:span>dyplomatyczne utarczki na temat zakresu, skali, różnych prawda szczegółów, które w gruncie rzeczy - tak jak to odczuwam po wypowiedzi pana mi<text:span text:style-name="T3125">n</text:span>. Lewandow<text:span text:style-name="T3126">skie</text:span>go - stanowią odłożenie sprawy. Bo to co zostało nam tutaj powiedziane nie jest podjęciem propozycji, które przedkładamy tutaj od miesiąca. Od miesiąca przedkładamy propozycje dotyczące indeksacji, zasad i również pewnych szczegółów. Co prawda jest to inna zupełna indeksacja i propozycja, która została nam przedłożona, że mamy sobie zrobić protokół z tego, że uzgadniamy, że jest jakaś indeksacja, ewentualnie szczegóły tam dopracu<text:span text:style-name="T3127">je</text:span>my czy ustalimy później, jest nie do przyjęcia i przyjęta by<text:span text:style-name="T3128">ć</text:span><text:s/>nie mo<text:span text:style-name="T3129">że.</text:span></text:p>
      <text:p text:style-name="P3130">W związku z tym trzeba sobie postawić pierwsze pytanie -<text:s/>czy przyjmujemy, tak jak tutaj siedzimy, pr<text:span text:style-name="T3131">ze</text:span>ds<text:span text:style-name="T3132">ta</text:span>w<text:span text:style-name="T3133">ic</text:span>iele związków zawodowych i przedstawiciele władz i Konsulta<text:span text:style-name="T3134">cy</text:span>jna Rada Gospodarcza, związków i innych organizacji, które<text:span text:style-name="T3135"><text:s/></text:span>tutaj się znajdują. Czy przyjmujemy zasadę ogólną - czy przyjmujemy indeksację z tymi kilkoma istotnymi jej cechami - automa<text:span text:style-name="T3136">tycz</text:span>no<text:span text:style-name="T3137">ści</text:span>, powszechności i pewnej częstotliwości co do czego tutaj są różnice między nami a OPZZ. Ale jednak myślę, że taką rzecz to moglibyśmy roboczo, tutaj na miejscu ustalić w tych niektórych punktach rozbieżności. I jeżeli ustalimy sobie te zasady, to sądzę, moglibyśmy wyłaniając<text:s/>jakąś małą podgrupą omówić pewne bardzo ważne, ale jednak szczegóły dotyczące sposobu finansowania czy techniki, prawda, wprowadzenia tego mechanizmu indeksacji.</text:p>
      <text:p text:style-name="P3138">No, ale zadaję sobie to pytanie już po raz drugi<text:s/><text:span text:style-name="T3139">-</text:span><text:s/>czy jest to możliwe wobec tego stanowiska, jakie zajęło Ministerstwo Finansów? Ponieważ apeluję do przedstawicieli władz, żeby wzięli pod uwagą - prawda - zrozumiałe postulaty związków zawodowych i naszą sytuacją wobec ludzi pracy,<text:span text:style-name="T3140"><text:s/></text:span>których rep<text:span text:style-name="T3141">re</text:span>zentu<text:span text:style-name="T3142">je</text:span>my. My im nie możemy przynieść zapewnienia indeksacji 3<text:span text:style-name="T3143">5</text:span><text:s/>czy<text:s/><text:span text:style-name="T3144">4</text:span>0 proc. - jak to też przedstawiciele dyrektorów poprzez deklarację swojego stowarzyszenia zaproponowali, dlatego że to jest jednak śmiech na sali, ludzie potraktują to jako kpiny z nich. To prz<text:span text:style-name="T3145">yj</text:span>ęte być nie może.<text:span text:style-name="T3146"><text:s/></text:span>Musi to by<text:span text:style-name="T3147">ć</text:span><text:s/>przyjęta dostatecznie wysoka rekompensata automatyczna, przy czym widać wyraźnie z naszych propozycji i z tego co przedstawili panowie z OPZZ, że my rozumiemy sytuację przedsiębiorstw, rozumiemy potrzebą posiadania przez kierownictwo przedsiębiorstw pewnego pola manewru, prawda. A także my z<text:span text:style-name="T3148">e</text:span><text:s/>swej strony uznajemy także prawo załóg tzn. organów przedsiębiorstwa i związków zawodowych do tego, żeby wprowadzać do tego mechanizmu, być może, pewne swoje priorytety. To trzeba tutaj wzią<text:span text:style-name="T3149">ć</text:span><text:s/>pod uwagę. Natomiast chodźmy twardo po ziemi, jeżeli chcemy wprowadzić mechanizm, który ma uspokoić i przekonać społeczeństwo przy tych konfliktach, które si<text:span text:style-name="T3150">ę<text:s/></text:span>teraz mnożą, to musimy to zr<text:span text:style-name="T3151">o</text:span>bić poważnie. Nie można wystąpić ani z 50, ani naszym zdaniem również 60-procentową, przepraszam, procentowym wskaźnikiem korekcyjnym, dla<text:span text:style-name="T3152">te</text:span>go że będzie to uznane, jako zupełnie niepoważne.</text:p>
      <text:p text:style-name="P3153">Pan minister Lewandowski już powtarza nam od kilku spot<text:span text:style-name="T3154">k</text:span>ań, że chce bronić najuboższych - i to jest oczywiście uzasadnione i słuszne. Natomiast problem spokoju społecznego i rzetelnej pracy dotyczy większości, znacznej większości ludzi. I my im wszystkim musimy coś odpowiedzieć<text:span text:style-name="T3155">.</text:span></text:p>
      <text:p text:style-name="P3156">No więc ja myślę, że nie warto jest mówić na temat detali<text:span text:style-name="T3157">,<text:s/></text:span>jeśli chodzi o sprawę innych świadczeń -<text:s/><text:soft-page-break/>emerytur i rent, czy sprawę zasiłków to są tutaj pewne ważne sprawy do omówienia i rozstrzygnięcia. Ale nie widzę tutaj jakichś problemów szczególnie trudnych.</text:p>
      <text:p text:style-name="P3158">Natomiast w sprawie indeksacji płac musimy sobie odpowiedzieć w sposób zasadniczy<text:s/><text:span text:style-name="T3159">-</text:span><text:s/>czy to nasze spotkanie dzisiejsze ma sens, czy my do czegoś dojdziemy, czy tylko tracimy czas? Jeżeli Ministerstwo Pracy i Ministerstwo Finansów nie będzie nam w stanie odpowiedzieć, to siadajmy od razu i bardzo precyzyjnie zanotowaliśmy sobie, chociaż może oczywiście niedokładnie to co powiedział pan min.<text:s/><text:span text:style-name="T3160">L</text:span>ewandowski - jest to podstawa, ponieważ na piśmie mamy tutaj sprecyzowane postulaty związków zawodowych to sporządzamy protokół i niech już nasze wyższe władze na innym szczeblu to rozważają. Myśmy tutaj zostali powołani do wykonania konkretnej roboty, do ustalenia spraw indeksacji szczegółowo.</text:p>
      <text:p text:style-name="P3161">Dziękuję<text:span text:style-name="T3162">.</text:span></text:p>
      <text:p text:style-name="P3163"><text:span text:style-name="T3164">Przewodniczący - Maciej Manicki</text:span>:</text:p>
      <text:p text:style-name="P3165">Dziękuję bardzo. Proszę bardzo - mi<text:span text:style-name="T3166">n</text:span>. Lewandowski<text:span text:style-name="T3167">.</text:span></text:p>
      <text:p text:style-name="P3168"><text:span text:style-name="T3169">Min. Wincenty Lewandowski</text:span>:</text:p>
      <text:p text:style-name="P3170">Pan red<text:span text:style-name="T3171">.</text:span><text:s/><text:span text:style-name="T3172">Wie</text:span>lowieyski tutaj powołał si<text:span text:style-name="T3173">ę</text:span><text:s/>na uchwałę władz<text:s/>„Solidarności”<text:span text:style-name="T3174">.</text:span><text:s/>Niestety, może ja jej nie znam przez przeoczenie<text:span text:style-name="T3175">.</text:span><text:s/>Ale jeżeli chodzi o sprawę indeksacji to czy można by sprecyzować, czy bliżej się dowiedzieć czego ta uchwała dotyczy?</text:p>
      <text:p text:style-name="P3176"><text:span text:style-name="T3177">Przewodn</text:span><text:span text:style-name="T3178">ic</text:span><text:span text:style-name="T3179">zący</text:span>:</text:p>
      <text:p text:style-name="P3180">Proszę pan Wielow<text:span text:style-name="T3181">ie</text:span>yski.</text:p>
      <text:p text:style-name="P3182"><text:span text:style-name="T3183">Red</text:span><text:span text:style-name="T3184">.</text:span><text:span text:style-name="T3185"><text:s/></text:span><text:span text:style-name="T3186">A</text:span><text:span text:style-name="T3187">. Wielowieyski</text:span>:</text:p>
      <text:p text:style-name="P3188">Panie ministrze, mówiłem o tym wczoraj na posiedzeniu I zespołu ekonomiczno-społecznego. Jest to bardzo krótkie sformułowanie mówiące, że bez rozstrzygnięcia na najbliższy okres sprawy indeksacji, wprowadzenia indeksacji wynagrodzeń nie będzie możliwe przyjęcie ostatecznych ustaleń<text:s/>„okrągłego stołu<text:span text:style-name="T3189">”</text:span><text:span text:style-name="T3190">.</text:span><text:s/>To wszystko więcej nie mam nic do powiedzenia.</text:p>
      <text:p text:style-name="P3191"><text:span text:style-name="T3192">B</text:span>yłem na posiedzeniu naszej Krajowej Komisji Wykonawczej, gdzie ta uchwała została podj<text:span text:style-name="T3193">ęt</text:span>a.<text:span text:style-name="T3194"><text:s/></text:span><text:span text:style-name="T3195">Przewodni</text:span><text:span text:style-name="T3196">cz</text:span><text:span text:style-name="T3197">ący</text:span>:</text:p>
      <text:p text:style-name="P3198">Proszę jeszcze pan mi<text:span text:style-name="T3199">n.</text:span><text:s/>Lewandowski<text:span text:style-name="T3200">.</text:span></text:p>
      <text:p text:style-name="P3201"><text:span text:style-name="T3202">Min.</text:span><text:span text:style-name="T3203"><text:s/></text:span><text:span text:style-name="T3204">W. Lewandowsk</text:span><text:span text:style-name="T3205">i</text:span>:</text:p>
      <text:p text:style-name="P3206">Ja chciałem doprecyzowa<text:span text:style-name="T3207">ć</text:span><text:s/>pewne sprawy, bo tutaj nie mogę przyjąć do wiadomości, że zarzuca się rządowi jak gdyby nie chcąc wprowadzić pełnej, automatycznej powszechnej indeksacji był niejako za obniżeniem spożycia przecież to nic błędniejszego.</text:p>
      <text:p text:style-name="P3208">Otóż trzeba po prostu, my stwierdzamy wyraźnie i podkreślam to z naciskiem, że konsumpc<text:span text:style-name="T3209">j</text:span>a powinna wzrastać w takim tempie jak wzrasta dochód narodowy. Chyba większych możliwości nie ma<text:span text:style-name="T3210">.</text:span><text:s/><text:span text:style-name="T3211">I</text:span><text:s/>to jest punkt wyjścia.<text:s/><text:span text:style-name="T3212">I</text:span><text:s/>tyle mamy do podzielenia.</text:p>
      <text:p text:style-name="P3213">Natomiast problem podziału tego w sposób automatyczny, co zresztą przedstawiciele OPZZ powiedzieli,<text:s/><text:span text:style-name="T3214">ż</text:span>e to tylko by zwiększyło istniejące dysproporcje i nieprawidłowości płacowe. Bo rzeczywiście istniejący chaos płacowy tutaj bardzo wiele złego zrobił w tym względzie<text:span text:style-name="T3215">.</text:span><text:s/>No, nie spowodowałoby to po prostu wygaszenia postaw roszczeniowych. I boję się, że wy<text:span text:style-name="T3216">czerp</text:span>a<text:span text:style-name="T3217">lib</text:span>yśmy możliwości podziału poprzez indeksację automatyczną, bo więcej - do podziału jest po prostu tyle ile jest.<text:span text:style-name="T3218"><text:s/></text:span>Natomiast nie rozwiązalibyśmy problemu, mianowicie nie zapewnili spokoju społecznego.</text:p>
      <text:soft-page-break/>
      <text:p text:style-name="P3219">Więc ja wychodząc z tego założenia, że nie ma mowy o jakimkolwiek ograniczaniu konsumpcji, trzeba po prostu bardziej precyzyjnie zastanowić się jak to podzieli<text:span text:style-name="T3220">ć</text:span>, aby i biedni byli chronieni, i żebyśmy nie wytracili motywacyjnych funkcji płac. No i żebyśmy oczywiście uniknęli tych wszystkich nacisków szczegół<text:span text:style-name="T3221">o</text:span>wych, których fala się rozlewa.</text:p>
      <text:p text:style-name="P3222">Ja bym proponował przyjęcie ewentualnie następujących zasad, w tym kontekście o czym mówię, że indeksacja powszechna i automatyczna obejmuje określony, faktycznie występujący koszyk dóbr na jakimś poziomie przyjętym, czy to ma by<text:span text:style-name="T3223">ć<text:s/></text:span>30 czy 40 proc. ta górna częś<text:span text:style-name="T3224">ć</text:span><text:s/>społeczeństwa, to jest do ustalenia. To zresztą pochłonie bardzo dużo środków związanych z tymi kwotami, które możemy dzielić. I ta indeksa<text:span text:style-name="T3225">cj</text:span>a ma charakter kwotow<text:span text:style-name="T3226">y</text:span>. To znaczy - ta indeksacja ma charakter kwotowy po to, żeby ci najbiedniejsi dostali relatywnie więcej, a ci ubożsi dostaną w tej kwocie relatywnie mniej.</text:p>
      <text:p text:style-name="P3227"><text:span text:style-name="T3228">/</text:span>Głos z sali - na wyciszeniu/.</text:p>
      <text:p text:style-name="P3229">Przepraszam - ci najbogatsi relatywnie mniej, najbogatsi relatywnie mniej w stosunku do najuboższych, którzy dostaną<text:s/>relatywnie więcej<text:span text:style-name="T3230">.</text:span></text:p>
      <text:p text:style-name="P3231"><text:span text:style-name="T3232">I</text:span><text:s/>to wyczerpie<text:s/><text:span text:style-name="T3233">-</text:span><text:s/>ja nie chcę w tej chwili mówić - jakąś kwotę, którą prawda mamy do dyspozycji. Pozostaje reszta. I teraz ta reszta, która oznacza dopełnienie do zasady nie obniżania konsumpcji, czy wręcz wzrostu konsumpcji na takim poziomie, w jakim wzrasta dochód narodowy.</text:p>
      <text:p text:style-name="P3234">I jak tą resztę dzielić<text:span text:style-name="T3235">?</text:span><text:s/>Czy według zasady indeksacji powszechnej, automaty<text:span text:style-name="T3236">cz</text:span>nej, pełnej? Czy tej reszty właśnie zapewniając wszystkim przynajmniej nie pogorszenie się poziomu życia, czy tę resztę nie dzielić w sposób, który jednak powodowałby zra<text:span text:style-name="T3237">cj</text:span>ona<text:span text:style-name="T3238">li</text:span>zowan<text:span text:style-name="T3239">ie</text:span><text:s/>istniejących struktur płacowych, relacji płacowych i<text:span text:style-name="T3240">t</text:span>d.</text:p>
      <text:p text:style-name="P3241">I wydaje się nam, że to drugie stanowisko, aby wykorzysta<text:span text:style-name="T3242">ć<text:s/></text:span>tę pozostałą częś<text:span text:style-name="T3243">ć</text:span><text:s/>na przyrost dochodu na poprawę istniejących relacji - wydaje się nam - że jest po prostu słuszniejsze.</text:p>
      <text:p text:style-name="P3244">I w tym sensie, po prostu, jak tę resztę dzieli<text:span text:style-name="T3245">ć</text:span>, uważam że może sprawa jest szczegółów, dopow<text:span text:style-name="T3246">ie</text:span>dzenia, dogadania się, jest jednak z jednej strony technicznym, a z drugiej strony zdaję sobie sprawę ze skomplikowan<text:span text:style-name="T3247">ia</text:span><text:s/>tego. To jest wcale niełatwe. Ale jak powiadam, chodzi o to, że nie możemy tutaj - istotą sprawy jest nie obniżanie konsumpcji ogólnej, a nie zapewnienie pełnego automatyzmu, bo na tym moglibyśmy się po prostu zabić. I dlatego my uważamy, że po takim podziale kwotą,<text:s/><text:span text:style-name="T3248">k</text:span>tóre będą zwracały społeczeństwu wzrost kosztów utrzymania, prawda i chroniły poziom konsumpcji, należałoby tę politykę cenowo-dochodową pozostawić w rękach komisji społeczno-państwowej w znanych prawda cechach, z udziałem wszystkich związków zawodowych, przedstawicieli rolników i innych grup np. organizacji konsumentów, przedstawicieli rządu, aby polityka cen<text:span text:style-name="T3249">ow</text:span>o-dochodowa weszła z torów przetargowych na tory uzgadniania,<text:s/>na tor<text:span text:style-name="T3250">y</text:span><text:s/>porozumienia, na tory eliminowania tych wyniszczających nas roszczeń, których eskalacja rośnie nie, dlatego że ktoś nie dostał, tylko właśnie dlatego że inni dostali więcej i się z tym nie zgadzają.</text:p>
      <text:p text:style-name="P3251">I ja podkreślam to niesłychanie mocno. Dlaczego? Dlatego, że przecież sprawa indeksacji nie może być wyrwana z kontekstu innych spraw. Ja chcę powiedzieć i musimy sobie z tego zdawać sprawę, że sytuacja ogólna jest taka, że zmiana sposobu sprawowania władzy, poszerzanie sił społecznych, politycznych, które będą w tej władzy uczestniczyły i ponosiły współodpowiedzia<text:span text:style-name="T3252">l</text:span>ność, która ma nastąpi<text:span text:style-name="T3253">ć</text:span><text:s/>w wyniku<text:s/><text:span text:style-name="T3254">„</text:span>okrągłego stołu<text:span text:style-name="T3255">”</text:span><text:s/>jeszcze nie spowoduje z dnia na dzień i siłą rzeczy gwałtownego poprawienia<text:s/><text:soft-page-break/>sytuacji gospodarcz<text:span text:style-name="T3256">ej.</text:span><text:s/>Ona może dopiero uruchomić proces, który pójdzie w tym kierunku.</text:p>
      <text:p text:style-name="P3257">A przecież na sytuację gospodarczą to składa si<text:span text:style-name="T3258">ę</text:span><text:s/>również nie tylko poziom ochrony życia społeczeństwa, ale również trzeba myśleć o przywracaniu równowagi, o zwalczaniu inflacji, o zapewnieniu gospodarce zdolności rozwojowych, o ochronie rynku, który jest w destrukcji.</text:p>
      <text:p text:style-name="P3259">Ja uważam, przedstawiając wcześniej te zasady, której naczelną jest nie obniżanie poziomu życia, a nie w tej chwili rozstrzygnięcie, że podzielimy automatycznie całą kwotę, cały przyrost, którym możemy dysponować<text:span text:style-name="T3260">.</text:span><text:s/>Ja uważam, że w naszym zapisie sugerowałbym, aby po prostu do tego się ograniczyć, tam gdzie są<text:s/><text:span text:style-name="T3261">możliwe do roz</text:span><text:span text:style-name="T3262">s</text:span><text:span text:style-name="T3263">t</text:span><text:span text:style-name="T3264">rzy</text:span><text:span text:style-name="T3265">g</text:span><text:span text:style-name="T3266">nię</text:span><text:span text:style-name="T3267">ci</text:span><text:span text:style-name="T3268">a</text:span><text:s/>szczegółowe tak - przecież to nie jest odejście od zasady indeksacji.</text:p>
      <text:p text:style-name="P3269">Ja rozumiem, że stronie opozycyjno-solidarnościowej przez zasadę indeksacji chodzi po prostu o ochronę poziomu spożycia, chodzi o ochronę poziomu konsumpcji społeczne<text:span text:style-name="T3270">j.</text:span><text:s/>I ten cel, jak mówię - naprawdę nie tylko można zrealizować poprzez<text:s/>pełną i powszechną indeksację automatyczną<text:span text:style-name="T3271">.</text:span></text:p>
      <text:p text:style-name="P3272">A więc proszę tutaj nie rozumieć, że rząd stawia tutaj jakieś bariery przed indeksacją. Ale proszę również widzieć, że wyizolowana w kontekście sprawa tylko podziału może nie spełnić wszystkich oczekiwań społeczeństwa, które są jednak związane i które mogą być tylko związane z poprawą sytuacji ogólnogospodarczej, a nie z dalszymi pogłębieniami się istniejących niedoborów.</text:p>
      <text:p text:style-name="P3273">Dziękuję.</text:p>
      <text:p text:style-name="P3274"><text:span text:style-name="T3275">Przewodniczący</text:span>:</text:p>
      <text:p text:style-name="P3276">Proszę bardzo pan pro<text:span text:style-name="T3277">f.</text:span><text:s/>Wielowieyski.</text:p>
      <text:p text:style-name="P3278"><text:span text:style-name="T3279">Pro</text:span><text:span text:style-name="T3280">f</text:span><text:span text:style-name="T3281">. Wielowieysk</text:span><text:span text:style-name="T3282">i</text:span>:</text:p>
      <text:p text:style-name="P3283">Panie ministrze, broni pan konsekwentnie tego co zadeklarował pan nam wczoraj w tym dokumencie, który miał by<text:span text:style-name="T3284">ć</text:span><text:s/>syntezą propozycji koalicyjno-rządowej i propozycji solidarnościowej, czyli z uwzględnien<text:span text:style-name="T3285">ie</text:span>m jakiejś dysku<text:span text:style-name="T3286">sj</text:span>i. I tam były, jak państwo pamiętają wszyscy, ci którzy byli na tym wczorajszym naszym spotkaniu - były dwa zdania. No mam nadzieję, że inne osoby jakoś się tam z tym zapoznały.<text:s/><text:span text:style-name="T3287">I</text:span><text:s/>tam były tylko dwa zdania, że będzie źle, bo to wszystko będzie kolizyjne to porządkowanie gospodarki i zapewnienie ochrony ludzi. I że to się nie zgadza ze sobą i że trzeba stworzyć te komisje.</text:p>
      <text:p text:style-name="P3288">Przy tym ja powtarzam to co już wczoraj powiedziałem - przy tej konstatacji i przy tym stanowisku władz zaproszenie związków zawodowych do uczestniczenia w komisji cen oznacza wyłącznie zaproszenie nas do brania odpowiedzialności za tę szarpaninę i rozpaczliwą walkę, czyli żywiołową indeksację, która się będzie dokonywała w bazie. I jest to dla nas absolutnie bez sensu. Jest to zupełnie nie do wyobrażenia i nie do przyjęcia.<text:s/>Bylibyśmy idiotami, gdybyśmy przyjęli te propozycje<text:span text:style-name="T3289">.</text:span></text:p>
      <text:p text:style-name="P3290">No i panowie, nie można przecież prowadzić żadnych sensownych negocjacji nie rozumiejąc i drugiej strony, jej uwarunk<text:span text:style-name="T3291">ow</text:span>ania i sytuacji. My chcemy zrozumieć potrzeby i gospodarki, i tych, którzy za nią odpowiadają. My za nią nie odpowiadamy, odpowiada w pewnym sensie rząd, kierownictwo przedsiębiorstw<text:span text:style-name="T3292">.</text:span><text:s/>Rozumiemy to i przyjmujemy. Propozycja<text:s/><text:span text:style-name="T3293">O</text:span>PZZ idzie tutaj dość daleko na przykład. Pan się też do niej nie ustosunkował. Tu jest propozycja na podstawie pewnego prawdopodobnie bardzo ogólnego obliczenia, że jeden bilion zostałby z jakiegoś funduszu, według jakichś założeń. Prawdopodobnie mało realnych dotyczących poziomu inflacji, prawda - że 1 bilion<text:span text:style-name="T3294"><text:s/></text:span>byłby na wzrost płac z tytułu prawda nie tylko e<text:span text:style-name="T3295">fe</text:span>ktywności, ale z tytułu tych wszystkich korekt, tej całej gry, którą kierownictwo musi robić, a powiedzmy tam<text:s/><text:span text:style-name="T3296">3</text:span>,<text:span text:style-name="T3297">5</text:span><text:s/>biliona poszłoby na co innego.</text:p>
      <text:soft-page-break/>
      <text:p text:style-name="P3298">My sądzimy, że te proporcje<text:s/>mogłyby<text:s/>by<text:span text:style-name="T3299">ć</text:span><text:s/>jeszcze inne na korzyść tej automatycznej indeksacji, biorąc wszakże pod uwagę, że przy tej automatycznej indeksacji mogłyby być korekty w tych procentowych tabelach, korekty zresztą trudne, niebezpieczne, wymagające korekty później układów zbiorowych płacy, która jest niezbędna w ciągu jakiegoś możliwie niedługiego czasu. Ale jest to pewna przymiarka. I od tego wychodzimy. Jeżeli to nie jest przyjęte, panie ministrze, ja sądzę, że naprawdę my nie mamy tutaj o wiele więcej do powiedzenia. To co pan powiedział jest rzeczą dostateczną na to, żeby zrobić protokół rozbieżności. My dalej nie mamy co o tym mówi<text:span text:style-name="T3300">ć.<text:s/></text:span>Nie będziemy brali odpowiedzialności na siebie za tę żywiołową szamotaninę, która ma miejsce i która będzie miała miejsce, i której pan nie podoła<text:span text:style-name="T3301">.</text:span><text:s/>Nie obroni pan gospodarki przed nią. Jest to<text:s/><text:span text:style-name="T3302">-</text:span><text:s/><text:span text:style-name="T3303">mo</text:span>im zdaniem - przedsięwzięcie szalone<text:span text:style-name="T3304">.</text:span></text:p>
      <text:p text:style-name="P3305">Po prostu uważam, nie zabierajmy sobie czasu tylko precyzujmy i róbmy pr<text:span text:style-name="T3306">ot</text:span>okół rozbieżności w tym zakresie.</text:p>
      <text:p text:style-name="P3307"><text:span text:style-name="T3308">Ob</text:span><text:span text:style-name="T3309">.</text:span><text:span text:style-name="T3310"><text:s/></text:span><text:span text:style-name="T3311">J</text:span><text:span text:style-name="T3312">an Rosner</text:span>:</text:p>
      <text:p text:style-name="P3313">Przepraszam bardzo czy można?</text:p>
      <text:p text:style-name="P3314"><text:span text:style-name="T3315">Pr</text:span><text:span text:style-name="T3316">ze</text:span><text:span text:style-name="T3317">wodn</text:span><text:span text:style-name="T3318">ic</text:span><text:span text:style-name="T3319">zący</text:span>:</text:p>
      <text:p text:style-name="P3320">Proszę bardzo pan pro<text:span text:style-name="T3321">f.</text:span><text:s/>Rosner<text:span text:style-name="T3322">.</text:span></text:p>
      <text:p text:style-name="P3323"><text:span text:style-name="T3324">P</text:span><text:span text:style-name="T3325">ro</text:span><text:span text:style-name="T3326">f.<text:s/></text:span><text:span text:style-name="T3327">Ja</text:span><text:span text:style-name="T3328">n Rosner</text:span>:</text:p>
      <text:p text:style-name="P3329">Ja bym chciał dodatkowo zrobić jeszcze dwie uwagi do rozumowania przedstawionego przez pana min.<text:s/><text:span text:style-name="T3330">L</text:span>ewandowskiego.</text:p>
      <text:p text:style-name="P3331">Po pierwsze - wydaje mi się, że jest pozbawione podstaw twierdzenie, że pozostawienie znacznego odsetka wzrostu płac do te<text:span text:style-name="T3332">j</text:span><text:s/>żywiołowej indeksacji w przedsiębiorstwach w jakikolwiek sposób przyczyni się do poprawy struktury płac. Chyba będzie przeciwnie, dlatego że w t<text:span text:style-name="T3333">e</text:span>j sytuacji silne grupy<text:span text:style-name="T3334"><text:s/>-</text:span><text:s/>czyli te, które mają najwyższy poziom zarobków będą uzyskiwały najwyższe przyrosty, a słabe grupy pozostaną na końcu. Czyli to będzie właśnie odwrotnie - pogorszy się struktura plac w stosunku do tego co jest dzisiaj.</text:p>
      <text:p text:style-name="P3335">A druga uwaga jest następująca - wydaje się, że prawie można by równanie matematyczne opracowa<text:span text:style-name="T3336">ć</text:span><text:s/>pokazujące, że im wyższy procent inflacji automatycznej, tym niższy będzie poziom zatargów zbiorowych. Dlatego że jak podniesiemy próg indeksacji do wysokiego poziomu, to zaspokoimy wyższy poziom, wyższy odsetek ludzi, którzy domagają się wyrównania swojego poziomu płac do rosnących kosztów utrzymania.</text:p>
      <text:p text:style-name="P3337"><text:span text:style-name="T3338">I</text:span><text:s/>stąd im niże<text:span text:style-name="T3339">j</text:span><text:s/>ustawimy ten prób np. na<text:s/><text:span text:style-name="T3340">3</text:span>5 proc. tym<text:s/>większe wystąpią zaburzenia i żądania płacowe ze strony szerszych mas pracowników.</text:p>
      <text:p text:style-name="P3341">Dziękuję bardzo<text:span text:style-name="T3342">.</text:span></text:p>
      <text:p text:style-name="P3343"><text:span text:style-name="T3344">Przewodnicząc</text:span><text:span text:style-name="T3345">y</text:span>:</text:p>
      <text:p text:style-name="P3346">Dziękuję bardzo<text:span text:style-name="T3347">.</text:span><text:s/>Tu współp<text:span text:style-name="T3348">rz</text:span>ewodn<text:span text:style-name="T3349">ic</text:span>zący ma głos przed kolegami - proszę bardzo pan pro<text:span text:style-name="T3350">f.</text:span><text:s/>Rajkiewicz<text:span text:style-name="T3351">.</text:span></text:p>
      <text:p text:style-name="P3352"><text:span text:style-name="T3353">Pro</text:span><text:span text:style-name="T3354">f.</text:span><text:span text:style-name="T3355"><text:s/>Antoni Rajkiewicz</text:span>:</text:p>
      <text:p text:style-name="P3356">Moje osobiste przekonanie, jak również stanowisko mojego mocodawcy tzn. pro<text:span text:style-name="T3357">f.</text:span><text:s/>Baki przemawia za wprowadzeniem indeksacji w warunkach obecnie panującej inflacji<text:span text:style-name="T3358">.</text:span><text:s/>Ale ja chcę na to spojrzeć już<text:s/><text:span text:style-name="T3359">w</text:span><text:s/>tej chwili w kategoriach sprawczych<text:span text:style-name="T3360">.<text:s/></text:span>A więc przede wszystkim mamy dzisiaj do czynienia z zasadniczą rozbieżnością - czy ma to by<text:span text:style-name="T3361">ć</text:span><text:s/>indeksacja tak jak zrozumiałem mi<text:span text:style-name="T3362">n.</text:span><text:s/>Lewandowsk<text:span text:style-name="T3363">ie</text:span>go częściowa i typu - powiedziałbym - plebejskiego, obejmująca 35 proc<text:span text:style-name="T3364">.</text:span><text:s/>Tutaj jak byśmy przyjęli...</text:p>
      <text:soft-page-break/>
      <text:p text:style-name="P3365">/Głos z sali na wyciszeniu/.</text:p>
      <text:p text:style-name="P3366">/Poszum zupełny/.</text:p>
      <text:p text:style-name="P3367">No tak, ale trzeba sobie zdawa<text:span text:style-name="T3368">ć</text:span><text:s/>sprawę z tego, że ludzie żyją już na określonym standardzie, mają określone pot<text:span text:style-name="T3369">rz</text:span>eb<text:span text:style-name="T3370">y</text:span>, mają równocześnie określone zobowiązania, chociażby w tej chwili z tytułu zwiększających się kosztów komornego<text:s/><text:span text:style-name="T3371">it</text:span>p. A więc tutaj jest element jednak, przyznacie państwo, jakiej takiej plebejskiej orientacji. Tak że moim zdaniem to jest podstawowa rozbieżność.<text:s/><text:span text:style-name="T3372">I</text:span><text:s/>my możemy rzeczywiście pójść w tym kierunku, że przedstawimy jedno stanowisko, przedstawimy drugie stanowisko - spiszemy protokół rozbieżności i zwrócimy się do naszych mocodawców z tym, żeby rozstrzygnęli jaką tutaj przyją<text:span text:style-name="T3373">ć</text:span><text:s/>orientację. Może by<text:span text:style-name="T3374">ć</text:span><text:s/>drugi tok postępowania. Przyjąć do wiadomości dzisiaj te propozycje, powołać rzeczywiście małą taką grupę spe<text:span text:style-name="T3375">cj</text:span>alistów. Grupie tej byśmy<text:s/>dali następujące zadnie: zajęcie stanowiska odnośnie wskaźnika indeksacji. Mamy tak - 60 proc. prof. Baki,<text:s/><text:span text:style-name="T3376">„</text:span><text:span text:style-name="T3377">S</text:span>olidarn<text:span text:style-name="T3378">oś</text:span>ć<text:span text:style-name="T3379">”</text:span><text:span text:style-name="T3380"><text:s/></text:span>- 85 - 90 proc. i OPZZ 100 proc.</text:p>
      <text:p text:style-name="P3381"><text:span text:style-name="T3382">/</text:span>G<text:span text:style-name="T3383">ł</text:span>osy z sali na wyciszeniu/.</text:p>
      <text:p text:style-name="P3384">Tak, ale są z różnymi podstawami. A więc to trzeba ostatecznie i tu przedyskutowa<text:span text:style-name="T3385">ć</text:span>, co przemawia za tym, a co za tym<text:span text:style-name="T3386"><text:s/></text:span>i jaka może się tutaj zjawić propozycja kompromisowa, przy tej podstawie i równocześnie przy tym wskaźniku<text:span text:style-name="T3387">.</text:span><text:s/>To byłby pierwszy problem do rozstrzygnięcia.</text:p>
      <text:p text:style-name="P3388">Drugi problem - to jest sprawa tego co można nazwać modus procedendi wprowadzenia już tego wskaźnika. Mamy do czynienia tak - z obecnym tym procesem spontanicznego indeksowania pozasystemowego. Mamy drugą możliwość to są zakładowe porozumienia płacowe, które w niektórych zakładach przyjęły to.</text:p>
      <text:p text:style-name="P3389">Dalej - mamy porozumienia płacowe zawierane<text:span text:style-name="T3390">.</text:span><text:s/>I wreszcie możemy też stworzyć dalsze podstawy do tych porozumień płacowych, które by to wdrażały. I teraz trzeba by to rozważyć, to musi to przyjąć jakąś szatę dyrektywy prawnej. Czy ma to być, uregulowane ustawowo - czy drogą jakichś wskaza<text:span text:style-name="T3391">ń</text:span><text:s/>czy uzgodnień. Przecież za tym ciągną się pieniądze i musi być jakaś podstawa prawna. Ta podstawa prawna może być różnego rzędu.</text:p>
      <text:p text:style-name="P3392">Dalej - trzeci element to jest sprawa okresów porównawczych - czy przyjąć tak jak to w niektórych propozy<text:span text:style-name="T3393">cj</text:span>ach jest - październik, czy ostatni kwartał i ten kwartał. I kiedy rozpoczyna się ten proces wdrażania.</text:p>
      <text:p text:style-name="P3394">Czwarta sprawa - jaka jest propozycja częstotliwości tych przeliczeń indeksacyjnych.</text:p>
      <text:p text:style-name="P3395">I po piąte - jak to powinno być w przyszłości, w przy<text:span text:style-name="T3396">pa</text:span>dku dalszej wysokiej indeksacji w stosunku do tego co proponuje się w roku 1989.</text:p>
      <text:p text:style-name="P3397">Ja uważam też, że nie ma sensu już dalej<text:span text:style-name="T3398">,</text:span><text:s/>dalsze przekonywanie się, tylko przyjęcie albo w tej chwili tego protokołu i zwrócenie się do wszystkich trzech mocodawców, bo każdy<text:span text:style-name="T3399">...</text:span><text:s/>My przecież wykonujemy tutaj wolę mocodawców. Czy też powołamy tę grupę specjalistów i ona nam przedstawi tutaj te możliwości stworzenia pewnego consensusu. Jeśli wszyscy zgadzamy się oczywiście, że indeksację należy bezwzględnie przeprowadzać<text:span text:style-name="T3400">.</text:span></text:p>
      <text:p text:style-name="P3401">Takie są moje propozycje panie przewodniczący.</text:p>
      <text:p text:style-name="P3402"><text:span text:style-name="T3403">Przewodniczący</text:span>:</text:p>
      <text:p text:style-name="P3404">Dziękuję bardzo. Czy koledzy z<text:s/><text:span text:style-name="T3405">„</text:span>Solidarności<text:span text:style-name="T3406">.</text:span><text:s/>byliby gotowi zaproponowa<text:span text:style-name="T3407">ć</text:span>, przyjąć tę propozycję<text:s/><text:soft-page-break/>powołania wąskiego zespołu, który miałby się zają<text:span text:style-name="T3408">ć</text:span><text:s/>sprawami na roboczo.</text:p>
      <text:p text:style-name="P3409">Bardzo proszę<text:span text:style-name="T3410">.</text:span></text:p>
      <text:p text:style-name="P3411"><text:span text:style-name="T3412">Ob. Grażyna Staniszewska -<text:s/></text:span><text:span text:style-name="T3413">„</text:span><text:span text:style-name="T3414">Solidarność</text:span><text:span text:style-name="T3415">”</text:span>:</text:p>
      <text:p text:style-name="P3416">My jesteśmy za zrobieniem protokołu rozbieżności. Nie ma czasu i ludzie naprawdę na nas czekają. My w ciągu pół tygodnia, kiedy jesteśmy u siebie w regionach gasimy strajki i naprawdę mamy tego powyżej uszu. Tym bardziej, że strona rządowa nie wykazuje ani odrobiny dobrej woli w poszukaniu pieniędzy gdzie indziej - w innych cięciach jak np. na administrację, na aparat represji. Cały czas jest to szukanie pieniędzy w kieszeniach obywateli, którzy nie mieli w ogóle żadnej możliwości na styl rządzenia w tym kraju przez 40 lat. I to jest nieuczciwe. I to jest nieuczciwe. I my z takim uzgodnieniem nie możemy po prostu pójś<text:span text:style-name="T3417">ć</text:span><text:s/>do swoich zakładów<text:s/>pracy<text:span text:style-name="T3418">.</text:span><text:s/>To musi by<text:span text:style-name="T3419">ć</text:span><text:s/>transakcja wiązana<text:span text:style-name="T3420">.</text:span><text:s/><text:span text:style-name="T3421">Je</text:span>żeli państwo ustępujecie z nomenklatury. Jeżeli państwo ustępujecie z dotychczasowego stylu rządzenia, tniecie po admin<text:span text:style-name="T3422">is</text:span>tracji. W t<text:span text:style-name="T3423">e</text:span>j chwili do nas zgłaszają si<text:span text:style-name="T3424">ę</text:span><text:s/>dyrektorzy, do nas dyrektorzy i mówią - w was jest cała nadzieja, że my wreszcie będziemy mogli by<text:span text:style-name="T3425">ć<text:s/></text:span>samodzielni i że my faktycznie będziemy mogli ograniczy<text:span text:style-name="T3426">ć</text:span><text:s/>administrację. Bo do te<text:span text:style-name="T3427">j</text:span><text:s/>pory nie możemy<text:s/><text:span text:style-name="T3428">jej</text:span><text:s/>ograniczyć, bo od góry nie ma na to<text:s/><text:span text:style-name="T3429">ża</text:span>dnych mechanizmów ustalonych.</text:p>
      <text:p text:style-name="P3430">I tutaj powinno się ministerstwo zastanowić nad tymi ustępstwami, jeżeli żąda jakichkolwiek wyrzeczeń od społeczeństwa. Bo to co panowie proponujecie - to jest żądanie wyrzeczeń od społeczeństwa. I my się mamy w imieniu społeczeństwa pod tym podpisać - coś za coś. Wy rezygnujecie.</text:p>
      <text:p text:style-name="P3431">/Na wyciszeniu głos min. Lewandowskiego: Co to znaczy wyrzeczenia, proszę takiej demagogii nie używać. My jesteśmy za tym - będzie wzrastał dochód narodowy, będzie wzrastało spożycie. I proszę nie mówić o wyrzeczeniach społeczeństwa/<text:span text:style-name="T3432">.</text:span></text:p>
      <text:p text:style-name="P3433"><text:span text:style-name="T3434">Przewodniczący</text:span>:</text:p>
      <text:p text:style-name="P3435">Proszę bardzo pan dr Święcicki prosił o zabranie głosu.</text:p>
      <text:p text:style-name="P3436"><text:span text:style-name="T3437">Dr Marcin<text:s/></text:span><text:span text:style-name="T3438">Ś</text:span><text:span text:style-name="T3439">więcicki</text:span>:</text:p>
      <text:p text:style-name="P3440">Konsultacyjna Rada Gospodarcza. Proszę państwa, mnie się wydaje tak, że są pewne decyzje - rozumiem również strony rządowej, żeby przyją<text:span text:style-name="T3441">ć</text:span><text:s/>jakąś formułę indeksacji. Jest kwestia, jak rozumiem, powodzenia w ogóle całego<text:s/>„okrągłego stołu”, jak to wczoraj mówił pan pro<text:span text:style-name="T3442">f</text:span>. Trzeciakowski i dzisiaj pan Wielowieyski potwierdza, że bez indeksacji porozumienia na<text:s/>„stoliku”<text:s/>gospodarczym nie będzie i w żadnych innych, nawet tych innych uzgodnionych.</text:p>
      <text:p text:style-name="P3443">A więc wydaje mi się, że można zaryzykować i podją<text:span text:style-name="T3444">ć</text:span><text:s/>jakąś<text:s/>prób<text:span text:style-name="T3445">ę</text:span><text:s/>indeksacji idących nawet w kierunku tych sformułowań, które zostały przygotowane już w tej ostatecznej wersji przez stronę<text:s/>„Solidarności”, ale z pewnymi rozmaitymi jeszcze zastrzeżeniami<text:span text:style-name="T3446">.</text:span></text:p>
      <text:p text:style-name="P3447">Pierwsze zastrzeżenie - to co zrobić, żeby na tę indeksację indywidu<text:span text:style-name="T3448">al</text:span>ną nie nakładały się rozmaite inne indeksacje tych silnych grup. Otóż to<text:s/><text:span text:style-name="T3449">ś</text:span>wiadczen<text:span text:style-name="T3450">ie</text:span><text:s/>roku<text:s/><text:span text:style-name="T3451">1</text:span>9<text:span text:style-name="T3452">8</text:span>8 pokazuje, że była powszechna indeksacja, po 6 tys. zł, wszyscy dostali. I w żaden sposób nie zatrzymało to roszczeń płacowych, które natychmiast potem się rozwinęły.</text:p>
      <text:p text:style-name="P3453">Prof<text:span text:style-name="T3454">.</text:span><text:s/>Rosner<text:s/>się martwi o silne grupy, że one sobie wywalczą. Ale my wczoraj dow<text:span text:style-name="T3455">ie</text:span>dzieliśmy się, ż<text:span text:style-name="T3456">e</text:span><text:s/>„stolik”<text:s/>górniczy żąda istotnych podwyżek płac dla górników za pierwsze<text:s/><text:span text:style-name="T3457">5</text:span><text:s/>dni pracy, podczas gdy już obecnie relacja płac górniczych za pierwsze<text:s/><text:span text:style-name="T3458">5</text:span><text:s/>dni pracy do relacji płac w przemyśle w innych gałęziach jest w Polsce najlepsza w stosunku do innych krajów. Nie ma na Zachodzie takiego kraju, gdzie górnicy by<text:s/><text:soft-page-break/>zarabiali tak dużo więcej od innych grup przemysłowych niż właśnie w Polsce. Tymczasem górnicy wychodzą z tym, żeby podnieść stawki za te pierwsze 5 dni<text:span text:style-name="T3459">.</text:span></text:p>
      <text:p text:style-name="P3460">Już nie mówię o tych skutkach, jakie to będzie miało dla wydobycia węgla, dla tych sobót, dla tego wszystkiego, tylko po prostu mówiąc o samych tych płacowych<text:span text:style-name="T3461">.</text:span></text:p>
      <text:p text:style-name="P3462">Otóż mnie się wydaje, że jakiekolwiek porozumienie w sprawie indeksacji tu zawarte musi towarzyszy<text:span text:style-name="T3463">ć</text:span><text:s/>jeszcze jeden zapis, że związki zawodowe zobowiążą się jednak do wpływania, ograniczania, hamowania tych wszystkich żywiołowych żądań nakładających się na indeksację. Do powstrzymywania tych wszystkich najsilniejszych grup. Do tego, że jeżeli<text:s/>będziemy wyrównywać komuś, bo on jest słabszy, musi mieć wyrównanie, sfera budżetowa musi mieć wyrównanie na pewno. Na pewno są rozmaite przedsiębiorstwa, które właśnie w tym całym chaosie były słabsze i przegrały. Otóż, że to wyrównywanie b<text:span text:style-name="T3464">ę</text:span>dzie się odbywać w jakiś sposób planowy, tutaj centralnie gdzieś uzgadniany, według jakichś kryteriów czy SOP-owskich,<text:span text:style-name="T3465"><text:s/></text:span>czy jakichś innych kryteriów. Ale to będzie w jakiś sposób planowy, a nie żywiołowy.</text:p>
      <text:p text:style-name="P3466"><text:span text:style-name="T3467">O</text:span>tóż ja uważam, że bez tych wszystkich zobowiązań wprowadzenie tej indeksacji w<text:s/><text:span text:style-name="T3468">jak</text:span>iejkolwiek platformie, nawet tej p<text:span text:style-name="T3469">eł</text:span>nej, rzeczywiście nie zlikwiduje tych wszystkich innych żywiołowych żądań silnych grup. Bo my mamy przykłady, mamy d<text:span text:style-name="T3470">oś</text:span>w<text:span text:style-name="T3471">ia</text:span>d<text:span text:style-name="T3472">cz</text:span>enia, że wcale ich nie znosi ten zapis. Ale ja mam tutaj pierwsze pytanie - czy jest gotowość<text:s/>„Solidarności”<text:span text:style-name="T3473"><text:s/></text:span>i OPZZ przy przyjęciu, przy pójściu, że tak powiem na daleko idącą rękę tych zasad indeksacji - czy jest gotowość do tego rodzaju oddziaływania na swoją bazę, na swo<text:span text:style-name="T3474">i</text:span>ch ludzi, na swoje związki, że podpisujemy wielkie porozumienie z rządem, mamy gwarancje indywidualnych płac, podwyżek z tytułu wzrostu cen<text:s/><text:span text:style-name="T3475">-</text:span><text:s/>to jest wielka zdobycz, wielkie osiągnięcie, ale musimy się wyrzec pewnych innych rzeczy, musimy uspokoić i w sposób planowy, z ładem, jeśli jakieś zmiany w proporcjach i strukturach porządku<text:span text:style-name="T3476">je</text:span>my, że to już nie w ten żywiołowy sposób<text:span text:style-name="T3477">.</text:span></text:p>
      <text:p text:style-name="P3478">Bo inaczej, to ta indeksacja nałoży się na te inne żywioły i to naprawdę będzie to nie to o czym mówi tu ko<text:span text:style-name="T3479">l.</text:span><text:s/>Staniszewska, że ludzie pracy się tego domagają, ale to się po prostu zemści na ludziach pracy. Bo to będzie szybsza inflacja i puste półki sklepowe.<text:s/><text:span text:style-name="T3480">To</text:span><text:s/>się zemści niestety, reguły ekonomii są takie, że musi się zemścić na ludziach pracy w ostatecznym rozrachunku jak się jedno na drugie nałoży.<text:s/>0,7, może 0,75. Jest kwestia do jakiejś dyskusji, ale on rzeczywiście może by<text:span text:style-name="T3481">ć</text:span><text:s/>podwyższony ten współczynnik podstawowy dla wszystkich - może by<text:span text:style-name="T3482">ć</text:span><text:s/>wtedy dosyć wysoki<text:span text:style-name="T3483">.</text:span></text:p>
      <text:p text:style-name="P3484">Po drugie, jeżeli chodzi o częstotliwość. Ja nie wiem czy tutaj znowu nie przyjąć zapisu bardziej praktycznego - takiego że niekoniecznie raz na kwartał, ale wtedy jeśli skutki dla stawek płacowych wyliczone z tego wskaźnika przekroczą np<text:span text:style-name="T3485">.<text:s/></text:span>10 proc., określoną granicę, czy 7 proc. czy coś takiego.</text:p>
      <text:p text:style-name="P3486">I trzecia rzecz, że trzeba na pewno umieścić zapis, że będziemy indeksować tę płacę minimalną w tempie nie wolniejszym niż wzrost średniej płacy.</text:p>
      <text:p text:style-name="P3487">I jeżeli chodzi o ochronę tych rodzin naj<text:span text:style-name="T3488">n</text:span>iżej sytuowanych, to tutaj w tym moim przekonaniu nie obejdzie się bez indeksacji zasiłków rodzinnych dla rodzin najniżej uposażonych.<text:s/>Bo ta propozycja czy resortowa, czy propozycja przedstawiona przez OPZZ - to co ona w praktyce oznacza? Ona w praktyce oznacza, że rodziny najuboższe mają zamrożone zasiłki cały czas jeszcze na rok, czy na ileś czasu na poziomie lutego 1988. A więc te rodziny, które na przykład - jak jest 4 dzieci i obie dostają 30 tys. zł zasiłku rodzinnego, ta rodzina.<text:s/><text:span text:style-name="T3489">T</text:span>o w rodzinie niezamożnej jest to jednak dosyć duży udział w jej dochodach, to te 30 tys. zł z lutego 1988 jest zamrożone do końca 1989 czy 1990 r., a wszyscy inni otrzymują znaczne podwyżki<text:s/><text:soft-page-break/>zasiłków rodzinnych w tym samym czasie.<text:s/>Uważam, że to na obecne czasy kryzysowe są założenia absurdalne i do odrzucenia. Że silniejsze, bogatsze rodziny dostają podwyższenie, a te najuboższe właśnie im zamrażamy podwyższenie na poziomie lutego<text:s/><text:span text:style-name="T3490">198</text:span>8<text:s/><text:span text:style-name="T3491">r</text:span>. Ta propozycja w moim przekonaniu jest nie do przyjęcia.</text:p>
      <text:p text:style-name="P3492">Takie jest nasze generalnie stanowisko w tej sprawie.</text:p>
      <text:p text:style-name="P3493"><text:span text:style-name="T3494">P</text:span><text:span text:style-name="T3495">rz</text:span><text:span text:style-name="T3496">ewodniczący</text:span>:</text:p>
      <text:p text:style-name="P3497">Dziękuję. Proszę bardzo.</text:p>
      <text:p text:style-name="P3498"><text:span text:style-name="T3499">O</text:span><text:span text:style-name="T3500">b.</text:span><text:span text:style-name="T3501"><text:s/>Grażyna Stan</text:span><text:span text:style-name="T3502">is</text:span><text:span text:style-name="T3503">zewska</text:span>:</text:p>
      <text:p text:style-name="P3504">Chciałam odpowiedzieć w sprawie intencji<text:s/>„Solidarności”. Otóż my przychodzimy do tego stołu po to, ażeby tu wyegzekwować takie mechanizmy, które w ogóle uczynią jakiekolwiek apele zbędnymi, ponieważ apele są nieskuteczne. Wszyscy doskonale wiemy, że apele są nieskuteczne. My chcemy tu mie<text:span text:style-name="T3505">ć</text:span><text:s/>mechanizmy, które nam wykluczą strajki. Bo my zdajemy sobie sprawę z tego, że strajk jest to ostateczność, jest to po prostu ruina naszej gospodarki<text:span text:style-name="T3506">.</text:span><text:s/><text:span text:style-name="T3507">I</text:span><text:s/>na ustanowieniu takich mechanizmów nam zależy<text:span text:style-name="T3508">.</text:span></text:p>
      <text:p text:style-name="P3509">Natomiast jeżeli chodzi o apele, to w ogóle w tych kategoriach nie powinniśmy tu rozmawiać. To nie jest ambona, przepraszam najmocniej. Apele stamtąd płyną i nie od związków zawodowych, bo związki zawodowe naprawdę nie są od tego. My chcemy wyegzekwować mechanizmy, które ograniczą, wyeliminują potrzebę strajkowania, takie są intencje<text:s/>„Solidarności”.</text:p>
      <text:p text:style-name="P3510"><text:span text:style-name="T3511">Przewodniczący</text:span>:</text:p>
      <text:p text:style-name="P3512">Przepraszam, ale tutaj o głos prosiła pani Góralska.</text:p>
      <text:p text:style-name="P3513"><text:span text:style-name="T3514">Ob.<text:s/></text:span><text:span text:style-name="T3515">H</text:span><text:span text:style-name="T3516">e</text:span><text:span text:style-name="T3517">le</text:span><text:span text:style-name="T3518">na Góralska</text:span>:</text:p>
      <text:p text:style-name="P3519">Tutaj propozycja dra<text:s/><text:span text:style-name="T3520">Ś</text:span>więcickiego dotycząca już techniki<text:s/>postępowania mianowicie w jaki sposób obniżyć ten wskaźnik kosztów utrzymania, jest - muszę tu powiedzieć z przykrością - bardzo perfidna. Dlateg<text:span text:style-name="T3521">o</text:span><text:s/>że proponuje najpierw wyłączanie pewnych artykułów, które już same przez się powodują obniżanie tego wskaźnika. Następnie do tak obniżonego wskaźnika zastosowanie jeszcze współczynnika korekcyjnego. Czyli prostą drogą zbliżamy się do tych 60 czy może nawet mniej procent wskaźnika<text:s/><text:span text:style-name="T3522">peł</text:span>nego.</text:p>
      <text:p text:style-name="P3523">Sam tutaj powiedziałeś, że tych 6 tys. zł w ubiegłym roku nie zapobiegło roszczeniom płacowym. I taka propozycja tych właśnie kolejnych wyłączeń, obniżania pełności indeksacji, ona niestety powoduje, że moglibyśmy się zbliżyć do tej sytuacji zeszłorocznej, a mianowicie do nie uniknięcia nałożenia się na siebie tych dwóch indeksacji żywiołowej i automatyczn<text:span text:style-name="T3524">ej.<text:s/></text:span>Je<text:span text:style-name="T3525">ś</text:span>li chodzi o sprawę częstotliwości, tu znowu - jeżeli chcemy mieć jakąś możliwość zachowania tutaj spokoju, to nie można wiązać częstotliwości indeksacji ze sprawą progu, a przynajmniej nie na tym poziomie wzrostu cen. Tu musi być gwarancja, że co kwartał każdy coś dostanie. I jak się zacznie wyczekiwanie na to pr<text:span text:style-name="T3526">ze</text:span>skakiwanie tego progu, to te niepokoje mogą tylko narosnąć.</text:p>
      <text:p text:style-name="P3527">Była tu jeszcze jedna sprawa, która nie została podniesiona jak dotąd ani przez ministra Lewandowskiego, ani właśnie przez dra Święcickiego. Kiedy należałoby rozpocząć indeksację? To jest - powiedziałabym - sprawa bardzo zasadnicza. W tej chwili ceny rosną chyba w tempie 10 proc. miesięcznie. Takie są dane za styczeń już podane oficjalnie przez GUS. Jeśli zaś chodzi o luty, to przynajmniej mając<text:s/><text:soft-page-break/>rejestr podwyżek cen nie<text:s/><text:span text:style-name="T3528">wyda</text:span>je się żeby to było mniej. W marcu ten ruch się rozpoczął.<text:s/><text:span text:style-name="T3529">W</text:span><text:s/>kwietniu czeka nas podwyżka cen skupu oraz - tak jak to już od kilku lat się odbywało opał i energia. A więc przez te 4 miesiące jeżeli to jest 10 proc. miesięcznie, a sądzę, że to jest raczej w dolnych granicach ocena, no to mamy za te 4 miesiące już przeszło<text:s/><text:span text:style-name="T3530">3</text:span>0 proc<text:span text:style-name="T3531">.</text:span><text:s/>A więc uważamy, że pierwszą ind<text:span text:style-name="T3532">e</text:span>ksację, pierwszy ruch inde<text:span text:style-name="T3533">k</text:span>sacyjny w stosunku do płac należałoby zastosowań jak najszybciej będzie to technicznie możliwe.</text:p>
      <text:p text:style-name="P3534">I gdyby oprze<text:span text:style-name="T3535">ć</text:span><text:s/>się na wskaźnikach wzrostu cen, chociażby za I kwartał, to dane te będą w końcu kwietnia. I by<text:span text:style-name="T3536">ć</text:span><text:s/>może, że wydaje się nam, iż zwlekanie dłużej jak do końca maja to już naprawdę nie ma na co czekać.</text:p>
      <text:p text:style-name="P3537">Jeszcze jest sprawa tej indeksacji innych świadczeń i zasiłków rodzinnych. Nasze stanowisko jest tutaj zbieżne z propozycją przedstawianą przez Ministerstwo w tych zielonych książeczkach, a mianowicie powiązania w sposób procentowy ustalenie stawki zasiłku procentowo w stosunku do przeciętnego wynag<text:span text:style-name="T3538">ro</text:span>d<text:span text:style-name="T3539">ze</text:span>n<text:span text:style-name="T3540">ia</text:span>. I tak jak tutaj przedstawiciel OPZZ zaproponowali, te 10 proc. w stosunku do przeciętnego wynagrodzenia w<text:s/><text:span text:style-name="T3541">t</text:span>e<text:span text:style-name="T3542">j</text:span><text:s/>chwili jest jakimś punktem wyjścia z zachowaniem oczywiście<text:span text:style-name="T3543"><text:s/></text:span>tych zasiłków, które były wypłacane w wyższej wysokości. I jednocześnie właśnie zmiana tych wysokości w tym tempie, w jakim byłyby zmiany płac<text:span text:style-name="T3544">.</text:span><text:s/>Oczywiście w pewnym okresie przejściowym te osoby, które miały 7,5 tys. zł to jest na pewien okres zamrożenie, tylko na jak długi? To szybko zostanie po<text:span text:style-name="T3545">ch</text:span>łonię<text:span text:style-name="T3546">te.</text:span></text:p>
      <text:p text:style-name="P3547"><text:span text:style-name="T3548">Je</text:span>śli chodzi jeszcze o zasiłki rodzinne, to tu jest taka sprawa, że rozporządzen<text:span text:style-name="T3549">ie,</text:span><text:s/>projekt rozporządzenia, który myśmy otrzymali zawiera pewną bardzo pozytywną rzecz, a mianowicie zrównania uprawnień w zasiłkach. To znaczy wszystkie rodziny pracujące nie tak jak dotychczas było, że tak adwokaci, rodziny niektórych grup miały obniżane zasiłki. Natomiast pominięta jest tu sprawa zasiłków dla rodzin rolniczych, dla rodzin chłopskich. One s<text:span text:style-name="T3550">ą</text:span><text:s/>od kilku lat wypłacane w wysokościach 600<text:s/><text:span text:style-name="T3551">-</text:span><text:s/>800 zł, p<text:span text:style-name="T3552">rz</text:span>yznawanych przez terenowe organy administra<text:span text:style-name="T3553">cj</text:span>i państwowej. A więc są to rzeczy, które również powinny ulec zm<text:span text:style-name="T3554">ia</text:span>n<text:span text:style-name="T3555">ie.</text:span></text:p>
      <text:p text:style-name="P3556">Tak więc właśnie prosilibyśmy o odpowiedź co do terminu ewentualnego wprowadzania indeksacji.</text:p>
      <text:p text:style-name="P3557">Dziękuję.</text:p>
      <text:p text:style-name="P3558"><text:span text:style-name="T3559">Przewodniczący</text:span>:</text:p>
      <text:p text:style-name="P3560">Dziękuję bardzo. Proszę o zabranie głosu ko<text:span text:style-name="T3561">l</text:span>. Wiśn<text:span text:style-name="T3562">ie</text:span>wskiego.</text:p>
      <text:p text:style-name="P3563"><text:span text:style-name="T3564">Ob. Wiśniewski Stanisław</text:span>:</text:p>
      <text:p text:style-name="P3565">Dziękuję bardzo. Ja mam kilka pytań do pana ministra Lewandowskiego. I sądzę, że może wreszcie i pan minister Szreter coś nam powie, bo nie wiem czemu jakoś tak się schował dzisiaj i nic nie mówi. Ja rozumiem, panie ministrze, że mógł pan na poprzednim spotkaniu nie być zorientowany co się w poprzednim dniu działo, ale sądzę, że już ten czas minął i można przejść do potwierdzania słów, jakie wyrażają w telewizji polskiej przedstawiciele rządu stojący troszeczkę wyżej i spełniający określone stanowiska.</text:p>
      <text:p text:style-name="P3566">Ja sądzę, że nadszedł już chyba czas dzisiaj, aby wreszcie zaczęto troszkę szanować nasz wspólny czas. Nie spotykamy się tu po to, ażeby podyskutować sobie i zapisywać jakieś nieokreślone definicje w nieokreślonym czasie. A tak jak koleżanki i koledzy z<text:s/><text:span text:style-name="T3567">„</text:span>Solidarności<text:span text:style-name="T3568">”</text:span><text:s/>tak również my z OPZZ jesteśmy po prostu przez ludzi rozliczani za to co się przy tym stole dzieje, co się podejmuje i w jakim kierunku to wszystko zmierza.</text:p>
      <text:soft-page-break/>
      <text:p text:style-name="P3569">Przecież panie ministrze Lewandowski OPZZ nie podjął inicjatywy rządu wejścia do komisji parytetowej do cen i dochodów, bo w tym bałaganie płacowym, do którego doprowadziła władza uruchamiając różne możliwości tworzenia systemowych rozwiązań płacowych, wprowadzając co roku inne rozwiązania parametryczne, możliwości kształtowania środków na wynagrodzenia, byłoby to samobójstwo dla nas jako dla ruchu zawodowego<text:span text:style-name="T3570">.</text:span></text:p>
      <text:p text:style-name="P3571"><text:span text:style-name="T3572">I</text:span><text:s/>ja się wcale nie dziwię tu kolegom z<text:s/><text:span text:style-name="T3573">„</text:span>Soli<text:span text:style-name="T3574">da</text:span>rności”, że również tego tematu nie chcą podją<text:span text:style-name="T3575">ć.</text:span><text:s/>Ta komisja jest dobra wtedy, kiedy pewne rozwiązania finansowe są stabilne, kiedy gospodarka funkcjonuje w sposób normalny, a nie na wariackich papierach, tak jak nasza.</text:p>
      <text:p text:style-name="P3576">I w tej chwili ten ruch, jaki chcemy wspólnie tu uczynić w postaci wejścia w indeksację co d<text:span text:style-name="T3577">o</text:span><text:s/>której mamy zastrzeżenia, że w tych warunkach właśnie ona może nie spełnić swojej określonej roli, którą spełnia, kiedy to wszystko jest trochę stonowane. My przyjmujemy w tej chwili indeksację, jako re- indeksację rekompensu<text:span text:style-name="T3578">ją</text:span>cą koszty wzrostu utrzymania.<text:s/>I znowu zdajemy sobie sprawę, że ten co ma więcej - otrzyma więcej. Ten co jest słabszy - otrzyma<text:s/><text:span text:style-name="T3579">m</text:span>niej. Ta branża, ten przemysł, który z winy nie od siebie zależnej nie ma surowców i nie wypracuje tych środków, może dostać po głowie. Ale jest potrzeba.</text:p>
      <text:p text:style-name="P3580">Panowie, ja chcę powtórzyć poprzednie stwierdzenie,<text:s/><text:span text:style-name="T3581">ż</text:span>e jeśl<text:span text:style-name="T3582">i<text:s/></text:span>my, jako działacze związkowi mamy wpływać na uspokojenie społeczeństwa, to musimy mieć w ręku argumenty.<text:s/><text:span text:style-name="T3583">Je</text:span>śli tych argumentów nie będziemy mieli, bierzecie pełną odpowiedzialność za to co się może stać w drugiej połowie tego roku. Jeśli ludzie nie będą wiedzieli, że coś tam otrzymają, ale coś, które nie jest ochłapem.</text:p>
      <text:p text:style-name="P3584">Pan minister Lewandowski mówi o objęciu pewnej cz<text:span text:style-name="T3585">ę</text:span>ści społeczeństwa...</text:p>
      <text:p text:style-name="P3586"><text:span text:style-name="T3587">/</text:span>Min.<text:s/><text:span text:style-name="T3588">L</text:span>ewandowski: Całej/.</text:p>
      <text:p text:style-name="P3589">Całej, ale w granicach nędzy. A my żyjemy, no w coraz gorszych warunkach. Większoś<text:span text:style-name="T3590">ć</text:span><text:s/>społeczeństwa, sfera ubóstwa z roku na rok się poszerza panie ministrze.</text:p>
      <text:p text:style-name="P3591">/Min. Lewandowsk<text:span text:style-name="T3592">i</text:span>: Państwa propozycja będzie poszerzać, moja propozycja będzie ją lekko zawężać/.</text:p>
      <text:p text:style-name="P3593">No, nie wiem. Ja sądzę, że dobrze by było, żeby pan minister Szreter mógł nam przedstawić swoją propozycję.<text:s/><text:span text:style-name="T3594">Je</text:span>śli ona nie będzie do przyjęcia dla nas wszystkich, to przejdźmy do spisywania protokołu rozbieżności. No szkoda naszego czasu. Mamy inne zajęcia, inne działania musimy podjąć.</text:p>
      <text:p text:style-name="P3595">Dziękuję.</text:p>
      <text:p text:style-name="P3596"><text:span text:style-name="T3597">Przewodniczący</text:span>:</text:p>
      <text:p text:style-name="P3598">Dziękuję bardzo. Pan minister Szreter.</text:p>
      <text:p text:style-name="P3599"><text:span text:style-name="T3600">Min. Szreter Jerzy</text:span>:</text:p>
      <text:p text:style-name="P3601">My tu nie mamy autorskich propozycji tego typu konkurencyjnych propozycji, co byśmy mogli je sobie dyskutować. Jest określona opcja. Mamy stanowisko rządu. Ja nie wiem.<text:s/><text:span text:style-name="T3602">W</text:span><text:s/>tej sprawie zgodnie z ustaleniami wiodące jest stanowisko, wiodącą rolę jako od<text:span text:style-name="T3603">po</text:span>w<text:span text:style-name="T3604">ie</text:span>dz<text:span text:style-name="T3605">ia</text:span>lny za całokształt polityki finansowej, no bo ta sprawa indeksacji łączy się nie tylko ze społecznymi skutkami, ale niesie też określone konsekwencje dla równowagi wiodące jest stanowisko finansów. A to jest, przepraszam, natomiast moje poglądy pr<text:span text:style-name="T3606">ó</text:span>bowałem formułować na poprzednich p<text:span text:style-name="T3607">os</text:span>ied<text:span text:style-name="T3608">ze</text:span>niach. Tak że myślę, iż w tym momencie wprost do sprawy indeksacji niczego nowego poza tym co prezentuje minister Lewandowski dodać nie mogę<text:span text:style-name="T3609">.</text:span><text:s/>A rozumiem, o kwestiach społecznych i innych spraw w tej chwili tego wątku, jak rozumiem nie podejmujemy, ażeby po prostu nie dyskutować o wszystkim naraz, bo to w tamtych innych sprawach to tak. Ale, jak<text:s/><text:soft-page-break/>rozumiem, to o tym za chwilę<text:span text:style-name="T3610">.</text:span></text:p>
      <text:p text:style-name="P3611">Czy taką przyjmujemy procedurę, ażeby nie mieszać dyskusji w ni<text:span text:style-name="T3612">es</text:span>kończon<text:span text:style-name="T3613">oś</text:span>ć po prostu w różnych kwestiach<text:span text:style-name="T3614">.</text:span></text:p>
      <text:p text:style-name="P3615"><text:span text:style-name="T3616">Przewodniczący</text:span>:</text:p>
      <text:p text:style-name="P3617">Dziękuję. Proponuję aby jeszcze wypowiedział się pan minister Lewandowski. Bo niech strona rządowa najpierw skończy, spróbuje odpow<text:span text:style-name="T3618">ie</text:span>dz<text:span text:style-name="T3619">ie</text:span>ć.</text:p>
      <text:p text:style-name="P3620"><text:span text:style-name="T3621">Min.<text:s/></text:span><text:span text:style-name="T3622">W</text:span><text:span text:style-name="T3623">incenty Lewandowski</text:span>:</text:p>
      <text:p text:style-name="P3624">Ja muszę tu jednak z re<text:span text:style-name="T3625">d.</text:span><text:s/>Wielowieyskim w tym sensie polemizować, że przecież ta teza, który znalazła się na stronie szóstej, że nie można rozwiązać równoważenia gospodarki i ochrony ludzi przed kosztem wzrostu utrzymania, bezkolizyjnie, jest dokładnym powtórzeniem materiału<text:s/><text:span text:style-name="T3626">„</text:span>Solidarności”. Wyjęte z kontekstu, ja się wszystko zgadzam<text:span text:style-name="T3627">.</text:span><text:s/>Dalsze o ciągu nie ma, bo ja uważam, że my będziemy nad tym dalszym ciągiem m.in. tutaj pracować. Ale nie po to mówię ażeby... Wyjęte z kontekstu jest co? To nie to, że treść<text:span text:style-name="T3628">.</text:span><text:s/>Ale jest ukazany problem, który trafnie poddaliście, że tego nie można po prostu tak łatwo powiedzieć, że wszystko będzie dobrze i równoważyć będziemy, i indeksować<text:span text:style-name="T3629">.</text:span></text:p>
      <text:p text:style-name="P3630">Odnoszę wrażenie również, i myślę, że powinniśmy tego unikać, że zeszła nieco na plan dalszy sprawa ochrony ludzi pracy czy w ogóle społeczeństwa przed skutkami inflacji, a przyszło magiczne słowo indeksacja. I my się wokół tylko kłócimy o treś<text:span text:style-name="T3631">ć</text:span><text:s/>indeksacji<text:span text:style-name="T3632">.</text:span><text:s/>I można przy tym zgubić to co jest treścią<text:s/>wszystkich rozdziałów,<text:s/><text:span text:style-name="T3633">w</text:span><text:s/>każdych materiałach, tytułem ochrony ludzi pracy<text:span text:style-name="T3634">.</text:span></text:p>
      <text:p text:style-name="P3635">Ja uważam, że indeksacja - jak mówię - jest tutaj formą, która jest nie tylko do przyjęcia i powinna być zastosowana<text:span text:style-name="T3636">.<text:s/></text:span>I to co proponuję jako pewien poziom minimum - punkt wyjścia może być poszerzany itd. To nie chodzi o to, ażeby chronić 3<text:span text:style-name="T3637">5<text:s/></text:span>- poziom życia<text:s/><text:span text:style-name="T3638">35</text:span><text:s/>proc. najbiedniejszej części społeczeństwa czy czterdziestego. To jest kwestia do dyskusji. Tylko uważamy po prostu, że nie można wyczerpać wyłącznie sprawy przez indeksację, to o czym mówił pan Wiśniewski, m.in<text:span text:style-name="T3639">.</text:span><text:s/>na to wskazuje, że jest rzeczywiście duży chaos płacowy. Struktura płac budzi nie mniejsze emo<text:span text:style-name="T3640">cj</text:span>e niż ich wysokoś<text:span text:style-name="T3641">ć.</text:span><text:s/>I naprawdę proszę tego nie tracić z pola widzenia.</text:p>
      <text:p text:style-name="P3642">Dlatego też jeżeli wszystkim podniesiemy w tym samym stopniu<text:span text:style-name="T3643">j</text:span><text:s/>o ten sam procent, przecież przeniesiony te wszystkie emocje, które są. Nie zlikwidujemy ani na chwilę, nie ograniczymy tej sfery ubóstwa, której nie możemy tracić z pola widzenia. To nie jest żadna demagogia rządu. Naprawdę sfera ubóstwa wymaga specjalnego zastanowienia się w tej chwili. I trochę też specjalnego potraktowania.</text:p>
      <text:p text:style-name="P3644">To co jest w propozycji rządowej nie jest wbrew temu co pan prof.<text:s/><text:span text:style-name="T3645">R</text:span>osner<text:s/>mówi - żywiołową indeksacją.<text:s/><text:span text:style-name="T3646">Je</text:span>żeli proponujemy tę komisję parytetow<text:span text:style-name="T3647">o</text:span>-cenową, to z najgłębszym przekonaniem, że problem ochrony ludzi pracy przed skutkami inflacji będzie nam towarzyszył jeszcze przez dłuższy okres czasu, że my go nie rozwiążemy.</text:p>
      <text:p text:style-name="P3648">Pani Staniszewska chciałaby, żeby to jeden mechanizm, prawda automatycznie, raz na zawsze problem zniknął. Tak się nie da niestety. Mechanizm może być dobry, będą przychodziły określone<text:s/>sytuacja społeczne.<text:s/><text:span text:style-name="T3649">I</text:span><text:s/>tutaj ten stały niejako dozór, stała opieka nad problematyką szeroko rozumianą, problematyką cenowo-dochodową ze strony wszystkich sił społecznych, które mają tutaj coś do powiedzenia, jest naprawdę i będzie potrzebna.</text:p>
      <text:p text:style-name="P3650">Można powiedzieć, że tam gdzie zastosowano tego typu rozwiązania poprzez komisje parytetowe - tak<text:s/><text:soft-page-break/>to się nazywa - komisje cenowo-dochodowe, osiągnięto trochę lepsze rezultaty niż przy stosowaniu indeksacji w takiej czy innej formie.</text:p>
      <text:p text:style-name="P3651">My proponujemy tutaj nic innego tylko połączenie tych dwóch elementów - automatyczn<text:span text:style-name="T3652">ej</text:span><text:s/>indeksacji oraz tego porozumiewania się, które, jak powiadam, będzie nam jeszcze przez wiele lat w tym zakresie towarzyszyło, a można powiedzieć, że zawsze, zawsze będzie towarzyszyło porozumienie jak dochód narodowy dzielić, a dzieli się go przede wszystkim poprzez płace czy inne dochody społeczeństwa.</text:p>
      <text:p text:style-name="P3653">A więc proponuję, żebyśmy tu nie myśleli, nie mówili tylko jednym hasłem, ale obejmowali nieco szerszy zakres zarówno spraw, jak i czasu.</text:p>
      <text:p text:style-name="P3654">Ja nie mogę się również zgodzić, bo przynajmniej tu teraz wyrażam swoje prywatne zdanie, ale uważam, że sens<text:s/>„okrągłego stołu”<text:s/>polega na tym, że obecna strona opozycyjno-solidarnościowa będzie brała udział w rządzie. A dlaczego ma niby nie brać<text:span text:style-name="T3655">?</text:span><text:s/>Dlaczego ma się wyrzec, dlaczego? To jest kwestia celu tego, prawda, a nie jakiegoś powiedzenia. Przecież po to chcemy zmieni<text:span text:style-name="T3656">ć</text:span><text:s/>system rządzenia krajem. Uwarunkowania społeczne, społeczną bazę rządzenia poszerzyć. Warunki przecież nie są na nasz zespół, ani na nasz ten<text:s/>„podstolik”, czy nawet na nasz<text:s/>„stół”<text:s/>społeczno-ekonomiczny. Ale ja rozumiem, że polityczne rozważania idą w tym kierunku. Czy ono będzie miało od razu charak<text:span text:style-name="T3657">te</text:span>r bezpośredni, czy może najpierw programowo-kontrolny<text:s/>w pierwszym rzędzie, to jest już kwestia rozwiązań jakie przyjmą nasze kierownictwa polityczne. Ale myślę,<text:s/><text:span text:style-name="T3658">że</text:span><text:s/>takiego zanegowania, że do tego nie wejdziemy, to byłoby trudne do przyjęcia,</text:p>
      <text:p text:style-name="P3659">Kiedy? Ja się zgadzam z panią dr Góralską - jak najszybciej<text:span text:style-name="T3660">.</text:span><text:s/>Dajemy 1 lipca jako termin ostateczny,<text:s/>ultymatywny<text:s/>czy coś takiego. No, ale uważamy, że trochę technicznych spraw będzie trzeba rozwiązać<text:span text:style-name="T3661">.</text:span><text:s/>Jeżeli one będą wcześniej rozwiązane<text:span text:style-name="T3662"><text:s/></text:span>i formuła zostanie znaleziona, to przecież nic nie stoi na przeszkodzie, żeby przyją<text:span text:style-name="T3663">ć</text:span><text:s/>wcześniej.</text:p>
      <text:p text:style-name="P3664">I jak mówię<text:s/><text:span text:style-name="T3665">-</text:span><text:s/>nie chcę tutaj kruszyć... Ja proszę, ażebym był rozumiany dobrze. Propozycja takiej czy innej części sp<text:span text:style-name="T3666">oł</text:span>e<text:span text:style-name="T3667">cze</text:span>ństwa, którą trzeba chronić jest propozy<text:span text:style-name="T3668">cj</text:span>ą, którą możemy uzgodnić<text:span text:style-name="T3669">.</text:span><text:s/>Ale naprawdę nie dajmy się wpędzić w pełną automatyzację, ponieważ jest to sprawa, z której się niesłychanie trudno po prostu wyjść.</text:p>
      <text:p text:style-name="P3670">I jeżeli już coś mam powiedzieć, a byłbym jednak za tym, ażeby pewien zespół powołać, który zarówno z jednej jak i z drugiej strony...</text:p>
      <text:p text:style-name="P3671">/Przerwa krótka na<text:s/><text:span text:style-name="T3672">taśmie</text:span>/.</text:p>
      <text:p text:style-name="P3673"><text:span text:style-name="T3674">Przewodniczący</text:span>:</text:p>
      <text:p text:style-name="P3675">Dziękuję. Proszę tutaj jeszcze ko<text:span text:style-name="T3676">l.</text:span><text:s/>Rybarczyk.</text:p>
      <text:p text:style-name="P3677"><text:span text:style-name="T3678">Ob. Edward Rybarczyk</text:span>:</text:p>
      <text:p text:style-name="P3679">Proszę zebranych, ja powiem krótko. Oparcie tej indeksacji na poziomie minimum socjalnego, co tutaj zrobiliśmy taki bardzo gruby i szybki rachunek, moim zdaniem odpowiada zarówno idei sprawiedliwości społecznej, jak i realnym możliwościom naszej gospodarki panie ministrze Lewandowski.</text:p>
      <text:p text:style-name="P3680">I przede wszystkim ta indeksacja tak rozumiana, ona powinna by<text:span text:style-name="T3681">ć</text:span><text:s/>oczywiście ta metoda uściślona, my w każdej chwili jesteśmy do dyspozycji. O<text:span text:style-name="T3682">n</text:span>a jest pełna dla słabych ekonomicznie grup. Dla tych, których średnie wynagrodzenie wyjściowe jest w granicach 40 tys. zł w stosunku do<text:s/><text:span text:style-name="T3683">5</text:span>3 090 jakie było w roku ubiegłym<text:span text:style-name="T3684">.</text:span><text:s/>To jest właśnie te 35 proc. zatrudnionych. Dokładnie 35 proc. zatrudnionych miało w ubiegłym<text:s/><text:soft-page-break/>roku około 40 - 42 tys. zł wynag<text:span text:style-name="T3685">rodz</text:span>en<text:span text:style-name="T3686">ie.</text:span><text:s/>A ona ta indeksacja jest częściowa dla dobrze sytuowanych.</text:p>
      <text:p text:style-name="P3687">My tu wciąż - moim zdaniem - nie możemy się dogadać w sprawach procentów i przyrostów tych prawda bezwzględnych. I przecież na przykładzie - jeżeli wynagrodzenie dobrze sytuowanego w bieżącym roku będzie wynosiło - powiedzmy 150 tys. zł, bo pełno jest takich, którzy biorą w tej wysokości wynagrodzenia, to będzie to 16 proc. tylko ten przyrost dwudziestu kilku tysięcy złotych przyrost kosztów<text:s/>utrzymania, tylko 16 proc. Natomiast ta biedota, przepraszam za wyrażenie, która ma wynagrodzenie /to jest tych 3<text:span text:style-name="T3688">5</text:span><text:s/>proc./ ok. 40 - 43<text:s/><text:span text:style-name="T3689">t</text:span>ys. zł, to dla nich jest 55 proc. a dla tych co mają 35 tys. zł to jest około 60 proc. wzrostu. Czyli my tutaj - moim zdaniem - jak gdyby kojarzymy te idee sprawiedliwości z ideą racjonalnego myślenia ludzi, którzy są odpow<text:span text:style-name="T3690">ie</text:span>dz<text:span text:style-name="T3691">ia</text:span>lni za gospodarkę narodową. Czyli z zasadą możliwości gospodarki.</text:p>
      <text:p text:style-name="P3692">I teraz jeszcze dalsza sprawa -<text:s/><text:span text:style-name="T3693">w</text:span><text:s/>ubiegłym roku ministrze Lewandowski, myśmy dyskutowali w OPZZ podobnie te sprawy.<text:s/>I minister finansów był wyjątkowo przeciwny naszym propozycjom, które były elementem pewnej indeksacji wynagrodzeń. Myśmy proponowali 7 tys. zł, o ile pamiętam, opa<text:span text:style-name="T3694">rt</text:span>ych również na rachunku minimum socjalnego - jeszcze raz podkreślam. Uważam,<text:s/>że to jest bardzo przekonywające dla każdego człowieka racjonalnie myślącego i mającego poczucie sprawiedliwości, to minimum socjalne<text:span text:style-name="T3695">.</text:span><text:s/>Jest tylko kwestia czy przyjmiemy 70 tys. zł, czy 80, czy 79, czy 82 tys. zł, ale w tym minimum mamy ten niezbędny zestaw i koszyk tych dóbr i usług.</text:p>
      <text:p text:style-name="P3696">I wtedy wszyscy z Ministerstwa Finansów byli przeciwni. Wreszcie minister Pawłowski zgodził się z tą koncepcją opartą na minimum socjalnym i pewnej nocy uzgodniliśm<text:span text:style-name="T3697">y</text:span><text:s/>ten punkt widzenia i przyjęto niższą kwotę tj. 6 tys. zł. Oczywiście jakie były przyrosty w ubiegłym roku, to wiemy, były 2<text:span text:style-name="T3698">3</text:span><text:s/>tys. zł. Bo właśnie nie było tej indeksacji, nazwijmy<text:s/><text:span text:style-name="T3699">cy</text:span>wi<text:span text:style-name="T3700">lizo</text:span>wanej, jak to prof. Baka mówił, tylko był po prostu żywioł. Ale gdyby to weszło do układów zbiorowych pracy, to sądzę, ż<text:span text:style-name="T3701">e</text:span><text:s/>nie byłoby takiej żywiołowości, jaka miała miejsce w roku ubiegłym. I ta indeksacja - moim zdaniem - tak rozumiana, jak my ją tutaj proponujemy. Przecież te 6 tys. zł miało dać bilion przyrostu, a przyrost był<text:s/><text:span text:style-name="T3702">3</text:span><text:s/>biliony 500 miliardów złotych.</text:p>
      <text:p text:style-name="P3703">Te wielkości, jak tutaj porównamy, wskazują na to, że trzeba pójś<text:span text:style-name="T3704">ć</text:span><text:s/>na indeksację opartą na minimum socjalnym, która jest i sprawiedliwa, i odpowiada - moim zdaniem - możliwościom gospodarki narodowej. Dziękuję<text:span text:style-name="T3705">.</text:span></text:p>
      <text:p text:style-name="P3706"><text:span text:style-name="T3707">Przewodniczący Manicki</text:span>:</text:p>
      <text:p text:style-name="P3708">Dziękuję<text:span text:style-name="T3709">.</text:span><text:s/>I tutaj chciałem uzupełnić kol. Rybarczyka, że ona oprócz tego pozostawia jeszcz<text:span text:style-name="T3710">e</text:span><text:s/>znaczne środki na motywacyjne przyrosty płac związane z efektywnością i tym co się nazywa dobrym g<text:span text:style-name="T3711">os</text:span>podarowaniem.</text:p>
      <text:p text:style-name="P3712">Czy zrobimy teraz przerwę?</text:p>
      <text:p text:style-name="P3713">Proszę bardzo jeszcze ostatni mówca przed przerwą.</text:p>
      <text:p text:style-name="P3714"><text:span text:style-name="T3715">Ob. K</text:span><text:span text:style-name="T3716">rz</text:span><text:span text:style-name="T3717">ysztof Hagemejer</text:span>:</text:p>
      <text:p text:style-name="P3718">Ja tylko krótko dwie sprawy. Jedna bardziej konkretna.</text:p>
      <text:p text:style-name="P3719">Chciałbym wrócić do zawartego w<text:s/><text:span text:style-name="T3720">j</text:span>ednej z pierwszych wypowiedzi ministra Lewandowskiego, jakby pytania do nas skierowanego, o to jak my rozumiemy indeksację i czy tak samo. To znaczy, że jej głównym celem jest jakby ochrona poziomu życia.</text:p>
      <text:p text:style-name="P3721">Ja myślę, że indeksacja ma dwa wymiary.<text:s/><text:span text:style-name="T3722">I</text:span><text:s/>w indeksacji trzeba widzieć nie jej wymiar socjalny, ale jej wymiar ekonomiczny. Czyli że indeksacja jest jakby pewną gwarancją zachowania realnych wartości<text:s/><text:soft-page-break/>kontraktu o pracę. Realnych wartości umowy o pracę. I czym bardziej będziemy obciąża<text:span text:style-name="T3723">ć</text:span><text:s/>tę indeksację płac tym czynnikiem socjalnym, czym bardziej będziemy właśnie ustawiać<text:s/><text:span text:style-name="T3724">j</text:span>ą na rzecz ochrony gorzej sytuowanych, tym bardziej ten jej sens ekonomiczny jest wypaczany.</text:p>
      <text:p text:style-name="P3725">I oczywiście ja się zgadzam, że tutaj trzeba szukać jakiegoś kompromisu. Ale trzeba pamięta<text:span text:style-name="T3726">ć</text:span><text:s/>także o tym ekonomicznym sensie indeksacji, gdzie ma być ona gwar<text:span text:style-name="T3727">a</text:span>n<text:span text:style-name="T3728">cj</text:span>ą realnej umowy o pracę i nie tylko dla wybranych jak gdyby.</text:p>
      <text:p text:style-name="P3729">To jest sprawa pierwsza<text:span text:style-name="T3730">,</text:span><text:s/>natomiast druga sprawa bardziej ogólna. Mówimy tutaj, że należałoby w tej fazie zrobić przynajmniej protokół rozbieżności.<text:s/><text:span text:style-name="T3731">O</text:span>bawiam się, że nawet to jest mało możliwe, jako że w ciągu tego miesiąca nadal nie znamy - powiedzmy szczerze i otwarcie - stanowiska rządu, co do którego moglibyśmy te rozbieżności ustala<text:span text:style-name="T3732">ć.</text:span><text:s/>Mamy w tej chwili stanowisko bardzo konkretne OPZZ, są nasze projekty. Natomiast strona rządowa jakby wszystkie nasze kolejne spotkania, przez te wszystkie spotkania, zajmowała taką postawę jakby myślała, że sprawę tę da się przeczekać i jakoś wyeliminować. Zadziwiające jest to, że teraz słyszymy, że tego nie można wprowadzić szybko, bo potrzebne są tutaj prace techniczne, przygotowawcze.</text:p>
      <text:p text:style-name="P3733">Naprawdę, przecież sprawa indeksacji nie jest naszym wymysłem, która jest w tej chwili dopiero stawiana. Sprawa mechanizmów indeksacyjnych jest stawiana od bardzo dawna, od momentu, kiedy istnieje w Polsce wysoka inflacja, to znaczy od końca lat siedemdz<text:span text:style-name="T3734">ie</text:span>siątych i początku lat osiemdziesiątych. Sprawa mechanizmu indeksacji była zapisana w 1981 roku w kierunkach reformy gospodarcz<text:span text:style-name="T3735">ej</text:span>. I jeszcze na początku 19<text:span text:style-name="T3736">8</text:span>2 roku przed reformą cen z tego roku zapowiadane było wprowadzenie mechanizmu indeksacji w przemówieniu gen.<text:s/><text:span text:style-name="T3737">Ja</text:span>ruze<text:span text:style-name="T3738">ls</text:span>kiego od drugiego półrocza 1982 roku<text:span text:style-name="T3739">.</text:span></text:p>
      <text:p text:style-name="P3740">Nie jest wi<text:span text:style-name="T3741">ę</text:span>c to sprawa nowa i dziwi mnie, że rząd i odpowiednie resorty przez ten cały czas, nie mają jakby gotowych projektów wariantowych tego typu rzeczy, że nadal nie ma zupełnie zrozumienia dla tego problemu, że trudno sobie wyobrazić rozsądną polityką cen, rozsądne wprowadzanie mechanizmów gospodarczych wraz z mechanizmami rynkowymi bez - że tak powiem<text:s/><text:span text:style-name="T3742">-</text:span><text:s/>mechanizmów indeksa<text:span text:style-name="T3743">c</text:span>y<text:span text:style-name="T3744">j</text:span>ny<text:span text:style-name="T3745">ch</text:span>, zwłaszcza jeżeli tym procesom musi towarzyszyć, każdy już w tej chwili to wie, dość wysoka inflacja.</text:p>
      <text:p text:style-name="P3746">I zadziwiający jest ten brak zrozumienia zwłaszcza teraz. I powiem, co może zabrzmi nieprzyjemnie i złośliwie, ale naprawd<text:span text:style-name="T3747">ę</text:span><text:s/>mnie już szlag trafia. Bo to trwa zbyt długo.</text:p>
      <text:p text:style-name="P3748">No cóż, ja bym oczekiwał większego zrozumienia dla problemu indeksacji od członków rządu, którego członkowie mają płace indeksowane w pełni w tej chwili, w pełni systemowo, w pełni automatycznie, na bieżąco.</text:p>
      <text:p text:style-name="P3749">Dziękuję.</text:p>
      <text:p text:style-name="P3750"><text:span text:style-name="T3751">Pr</text:span><text:span text:style-name="T3752">ze</text:span><text:span text:style-name="T3753">wodniczący</text:span>:</text:p>
      <text:p text:style-name="P3754">Dziękuj<text:span text:style-name="T3755">ą</text:span><text:s/>bardzo. Ponieważ jest godzina 10.55 proponowałbym, abyśmy nie później jak 11.10 usiedli.</text:p>
      <text:p text:style-name="P3756">Jako pierwszy tu kolega z Federacji Konsumentów się zgłasza.</text:p>
      <text:p text:style-name="P3757"/>
      <text:p text:style-name="P3758">/Przerwa/.</text:p>
      <text:p text:style-name="P3759"/>
      <text:p text:style-name="P3760">/Po przerwie/.</text:p>
      <text:p text:style-name="P3761"/>
      <text:soft-page-break/>
      <text:p text:style-name="P3762"><text:span text:style-name="T3763">Pr</text:span><text:span text:style-name="T3764">ze</text:span><text:span text:style-name="T3765">wodn</text:span><text:span text:style-name="T3766">ic</text:span><text:span text:style-name="T3767">zący Jan Rosner</text:span>:</text:p>
      <text:p text:style-name="P3768">Wznawiamy obrad<text:span text:style-name="T3769">y.</text:span><text:s/>Jak już zapowiedziano - pierwszy zabierze głos przedstawicieli Federacji Konsumentów.</text:p>
      <text:p text:style-name="P3770"><text:span text:style-name="T3771">Ob.<text:s/></text:span><text:span text:style-name="T3772">S</text:span><text:span text:style-name="T3773">ławomir Wymysło</text:span><text:span text:style-name="T3774">ws</text:span><text:span text:style-name="T3775">ki<text:s/></text:span><text:span text:style-name="T3776">-</text:span><text:span text:style-name="T3777"><text:s/>Federacja Konsumentów</text:span>:</text:p>
      <text:p text:style-name="P3778">Proszę państwa do kilku spraw chciałbym się ustosunkować<text:span text:style-name="T3779">.</text:span></text:p>
      <text:p text:style-name="P3780">Pierwsza sprawa, która jak bumerang powraca prawie na każdym<text:span text:style-name="T3781"><text:s/></text:span>naszym spotkaniu co wtorkowym, t<text:span text:style-name="T3782">o</text:span><text:s/>kwestia tej nieszczęsnej społeczno-państwowej komisji do spraw cen i dochodów. Jak i cała<text:span text:style-name="T3783"><text:s/></text:span>strona społeczna zarówno<text:s/>„Solidarność<text:span text:style-name="T3784">”</text:span>, jak i OPZZ, tak i my od początku bardzo sceptycznie zapatrujemy się na pomysł rozpatrywania spraw cen i płac w oderwaniu od tych relacji ekonomicznych, które płace i ceny kształtują. Stoimy na stanowisku od samego początku, że bardzo trudno jest rozmawiać wyłącznie o tym w jaki sposób dzielić dochód narodowy nie rozmawiając poprzednio w jaki sposób za pomocą jakich metod i środków dochód ten wytwarzać.</text:p>
      <text:p text:style-name="P3785">Skoro wiemy, że relacje cenowo-dochod<text:span text:style-name="T3786">ow</text:span>e są w znacznej<text:s/><text:span text:style-name="T3787">m</text:span>ierze zdeterminowane wcześniej podjętymi decyzjami co do kierunku inwestycji, restrukturyza<text:span text:style-name="T3788">cj</text:span>i i paru innych zagadnień ekonomicznych, to zdajemy sobie sprawę z tego, że ich wypadkowa, która pojawia się na rynku w postaci relacji cenowo-dochodowych, w postaci inflacji tak otwartej jak i tłumionej, jest tylko wynikiem pewnych zaszłości, pewnych decyzji, na które żadna ze stron społecznych nie miała wpływu.</text:p>
      <text:p text:style-name="P3789">Dlatego też uważamy, że nie ma potrzeby rozprawiania wy<text:span text:style-name="T3790">łą</text:span>cznie o cenach i dochodach w kontekście tak wąskim<text:s/><text:span text:style-name="T3791">j</text:span>ak<text:s/><text:span text:style-name="T3792">o</text:span><text:span text:style-name="T3793">d</text:span><text:s/>początku to znaczy od sierpnia ub. roku w projekcie komisji parytetowej sugeruje to strona rządowa.</text:p>
      <text:p text:style-name="P3794">Chyba wydaje si<text:span text:style-name="T3795">ę</text:span>, że tę sprawę już można byłoby zdj<text:span text:style-name="T3796">ą</text:span>ć z porządku dziennego, ponieważ chyba nie ma żadnych możliwości na zarysowanie si<text:span text:style-name="T3797">ę</text:span><text:s/>consensusu co do przeniesienia, przynajmniej części tej dyskusji, którą toczymy od czterech tygodni na forum ewentualnie powołanej komisji parytetowej, ponieważ ta komisja chyba w najbliższym czasie nie ma żadnych szans powstania. To jest sprawa pierwsza.</text:p>
      <text:p text:style-name="P3798">Druga rzecz, to taka, która już tutaj była sygnalizowana przez częś<text:span text:style-name="T3799">ć</text:span><text:s/>z państwa<text:span text:style-name="T3800">.</text:span><text:s/>Skoro tak duże różnice są co do kwestii indeksacji płac, a nie ma większych rozbieżności co do indeksacji pozapłacowych dochodów, to może warto byłoby tu sporządzić protokół rozbieżności w tej dziedzinie - która samych płac dotyczy i zaczą<text:span text:style-name="T3801">ć</text:span><text:s/>rozmawiać na temat tych spraw, które nie są tak bardzo kontrowersyjne, żebyśmy dzisiaj z jakimiś konstruktywnymi ustaleniami mogli udać się do tych gremiów, które reprezentujemy.</text:p>
      <text:p text:style-name="P3802">Sprawa związana bezpośrednio już z samą indeksacją. Bardzo wiele wątpliwości jest co do tego, czy indeksacja, bądź to w wydaniu kwotowym, bądź w wydaniu pro<text:span text:style-name="T3803">c</text:span>entowym czy nie spowoduje zwiększenia jeszcze dysproporcji płacowych, które mamy do tej pory w gospodarce.</text:p>
      <text:p text:style-name="P3804">Federacja Konsumentów stoi na stanowisku, że takie niebezpieczeństwo istnieje. Ale żeby jemu zapobiec, to należałoby indeksację przygotować starannie , to znaczy - wprowadzić ją na grunt, który dawałby szansę teg<text:span text:style-name="T3805">o</text:span>, że później po wprowadzeniu tego mechanizmu indeksacyjnego nie zaczną się żywiołowe ruchy rewindykacyjne tej części grup społecznych, która będzie<text:s/>mechanizmem indeksacji najbardziej poszkodowana.</text:p>
      <text:p text:style-name="P3806">I stąd stawiam wniosek o rozpatrzenie ewentualności przyspieszenia zapo<text:span text:style-name="T3807">cz</text:span>ątkowany<text:span text:style-name="T3808">ch</text:span><text:s/>w roku bieżącym przebudowy relacji płac w gospodarce narodowej, w szczególności tej, która dotyczy tej części<text:s/><text:soft-page-break/>relacji, która dotyczy sfery produkcji materialnej i sfery budżetowej.</text:p>
      <text:p text:style-name="P3809">Myślę, że przyjęcie tego w jakimś stopniu pozwoliłoby później indeksacji jako mechanizmowi rekompensaty wzrostu kosztów utrzymania się nie skomp<text:span text:style-name="T3810">romi</text:span>t<text:span text:style-name="T3811">ow</text:span>ać.</text:p>
      <text:p text:style-name="P3812">I sprawa ostatnia. No, dość kompleksowo we wszystk<text:span text:style-name="T3813">i</text:span>ch tych materiałach została potraktowana sprawa świadczeń społecznych. Ale jednej rzeczy mi tutaj zabrakło. Jest przecież bardzo liczna grupa - może trudno ją nazwać grupą zawodową, chociaż w jakimś sensie na pewno tworzy jakąś odrębną charakterystyczną społeczność, jest to grupa studentów. Mnie się wydaje, że warto byłoby również tę sprawę tutaj podnieść, albowiem oddanie w ręce Ministerstwa Edukacji Narodowej czy Ministerstwa Pracy i Polityki Społecznej sprawy stypendiów studenckich, stypendiów tak socjalnych, jak i za wyniki w nauce, no zbulwersowałoby środowisko studenckie, które - jak państwo wiecie - jednak jest w tej chwili dostatecznie zbulwersowane. Choćby nawet kwestią niepewności legalizacji Niezależnego Zrzeszenia Studentów. Żeby środowisko to uspokoić i usa<text:span text:style-name="T3814">ty</text:span>sfak<text:span text:style-name="T3815">cj</text:span>onowa<text:span text:style-name="T3816">ć</text:span>, ponieważ ono naprawdę cienko przędzie, jako nauczyciel ak<text:span text:style-name="T3817">a</text:span>demicki mam okazję współpracować z różnymi organiza<text:span text:style-name="T3818">cja</text:span>mi i z samorządem w Uniwersytecie Warszawskim, to chociaż wiem, że nie ma ono dużej siły przebicia i nie jest reprezentowane tutaj w naszej grupie roboczej ani przy Zespole ds. Gospodarki i Polityki Społecznej, to ono również ma oczekiwania, które powinniśmy uwzględnić.<text:s/><text:span text:style-name="T3819">W</text:span><text:s/>szczególności chyba w tej części, która premiowałaby dobre wyniki w nauczaniu.</text:p>
      <text:p text:style-name="P3820">Jak państwo wiecie nie jest to wcale taka nieliczna grupa sp<text:span text:style-name="T3821">oł</text:span>e<text:span text:style-name="T3822">cz</text:span>no-za<text:span text:style-name="T3823">wo</text:span>dowa i uchylanie się od podjęcia tego tematu na zasadzie, że mają studenci - bo takie opinie czasem się słyszy - bardzo dużo wolnego czasu, powinni wyłącznie zajmować się pracą - jest nie najlepszym podejściem, albowiem z moich doświadczeń wynika,<text:s/><text:span text:style-name="T3824">ż</text:span>e konieczność zarobkowania, która jest udziałem prawie 9<text:span text:style-name="T3825">0</text:span><text:s/>proc. studentów w sposób zdecydowany rzutuje nie tylko na wyniki w nauce, ale na przedłużaniu terminu kończenia studiów. Jak państwo zapewne wiecie wydłuża się on nierzadko nawet o dwa lata w przypadku wcale nie małej społeczności studenckiej. Dziękuję bardzo. To na razie tyle.</text:p>
      <text:p text:style-name="P3826"><text:span text:style-name="T3827">Przewodniczący</text:span>:</text:p>
      <text:p text:style-name="P3828">Dziękuję bardzo. Przedstawiciel Federacji Konsumentów złożył konkretne propozycje. Czy pan te propozycje pragnie również złożyć na piśmie? Rozumiem, że są to sprawy, które należałoby jednak włączyć do naszych prac. Sprawa indeksacji stypendiów studencki jest bardzo istotną sprawą. Na ten temat też należałoby się wypowiedzieć.</text:p>
      <text:p text:style-name="P3829"><text:span text:style-name="T3830">Mi</text:span><text:span text:style-name="T3831">n.</text:span><text:span text:style-name="T3832"><text:s/>Szreter</text:span>:</text:p>
      <text:p text:style-name="P3833">Jeżeli można, to ja sobie pozwolę tę sprawę przedstawić.</text:p>
      <text:p text:style-name="P3834">/Głos z sali na wyciszeniu/.</text:p>
      <text:p text:style-name="P3835">Jeżeli system stypendialny jest w gestii Ministra, Ministerstwa Edukacji, to zapewne tam te sprawy są poruszane. A więc nie wiem czy jest sens dublować te prace w tym momencie tutaj i rozszerzać pole tych działań.</text:p>
      <text:p text:style-name="P3836">A jak już przy okazji mowa o przyspieszeniu tempa przebudowy struktury wynagradzania szybciej w sferze budżetowej, to znaczy zmniejszenie, ograniczenie realnego wzrostu płacy w sferze materialnej.</text:p>
      <text:p text:style-name="P3837">Warto by<text:s/><text:span text:style-name="T3838">m</text:span>i<text:span text:style-name="T3839">eć</text:span><text:s/>świadomość,<text:s/><text:span text:style-name="T3840">że</text:span><text:s/>taki postulat zgłaszany w jedn<text:span text:style-name="T3841">ą</text:span><text:s/>stronę, oznacza mniej dla drugiej<text:span text:style-name="T3842">.</text:span><text:s/>To tak przy okazji<text:span text:style-name="T3843">.</text:span></text:p>
      <text:soft-page-break/>
      <text:p text:style-name="P3844"><text:span text:style-name="T3845">Przewodniczący</text:span>:</text:p>
      <text:p text:style-name="P3846">Ja rozumiem propozycję, żeby traktować stypendia studenckie jako rodzaj świadczeń społecznych. I w tym sensie uzupełniamy tę listę, która jest tu omawiana o te świadczenia.</text:p>
      <text:p text:style-name="P3847">A porozumienie się z zespołem dotyczącym spraw młodzieży jest oczywiście konieczne. I można przekazać im nasze stanowisko w tej sprawie. Proszę bardzo - ja mam zapisanego do głosu pana Kaczmark<text:span text:style-name="T3848">a.</text:span></text:p>
      <text:p text:style-name="P3849"><text:span text:style-name="T3850">Ob.<text:s/></text:span><text:span text:style-name="T3851">Z</text:span><text:span text:style-name="T3852">bigniew Kaczmarek - Rada Główna Kółek i O</text:span><text:span text:style-name="T3853">rg</text:span><text:span text:style-name="T3854">an</text:span><text:span text:style-name="T3855">iz</text:span><text:span text:style-name="T3856">acji</text:span><text:span text:style-name="T3857"><text:s/>Roln</text:span><text:span text:style-name="T3858">iczych</text:span>:</text:p>
      <text:p text:style-name="P3859">Na wstępie chciałbym przeprosić sobie szanowne gremium, że nie dorównam zarówno tokiem myślenia jak i wypowiedzią swoich myśli tak szanownemu gremium. I proszę o wybaczenie, będę mówił chłopskim, zwykłym językiem. Dlatego właśnie jestem troszkę zażenowany.</text:p>
      <text:p text:style-name="P3860">Sprawa indeksacji dochodów rolniczych, z góry uprzedzam, że o tym jeszcze<text:s/>„stół”<text:s/>rolniczy nie dyskutował. Będzie on dyskutował dopiero po stanowisku zajętym przez nasz zespół tutaj.</text:p>
      <text:p text:style-name="P3861">Indeksacja dochodów rolniczych w zasadzie została skwitowana stwierdzen<text:span text:style-name="T3862">ie</text:span>m, że ona będzie regulowała się sama z chwilą dojścia do głosu urynkowienia ruchu płodami rolniczymi. I istotnie, jest to na tyle słuszne, na ile to urynkowienie zostanie wprowadzone i kiedy. I wtedy rzeczywiście to się samo będzie regulowało. Póki co jednak, to jeszcze tego urynkowienia nie mamy. A do pełnego urynkowienia obrotu rolnego jeszcze nam bardzo daleko.</text:p>
      <text:p text:style-name="P3863"><text:span text:style-name="T3864">W</text:span><text:s/>takiej sytuacji uprzejmie zwracam się do szanownego gremium,<text:s/>żeby przy pisaniu dokumentu zechciało i ten e<text:span text:style-name="T3865">le</text:span>ment uwzględnić, że do czasu, dok<text:span text:style-name="T3866">ą</text:span>d nie będzie pełnego urynkowienia, indeksować dochody rolnicze w taki sam sposób, jak indeksuje się inne grupy społeczne. Dochody rolników na równi z indeksacją dochodów innych grup społecznych. To jest jedna sprawa.</text:p>
      <text:p text:style-name="P3867">Druga sprawa, proszę państwa, jeszcze trochę przykra<text:span text:style-name="T3868">.</text:span><text:s/>To znaczy - jeśli my mówimy tutaj o emeryturach i rentach, to rozumiem że mówimy o emeryturach i rentach grup pozarolniczych. I uprzejma prośba, ażeby również w tym dokumencie, który tutaj będzie wypracowany, ust<text:span text:style-name="T3869">os</text:span>unkowano się również do rent i emerytur rolniczych, na które przecież, na którą wysokość, urynkowienie już żadnego wpływu mieć nie będzie. To są jednoznaczne dochody - renty i emerytury. I dlatego uprzejma prośba do szanownego gremium, ażeby zechciało w swoim dokumencie, który tutaj zostanie opracowany, użyć określenia<text:s/><text:span text:style-name="T3870">„</text:span>również emerytury i renty rolnicze<text:span text:style-name="T3871">”</text:span>. Bowiem nie pisanym prawem aparat admin<text:span text:style-name="T3872">is</text:span>t<text:span text:style-name="T3873">ra</text:span>cyjny słysząc o emeryturach i rentach bez dodatku również rolnicze zawsze je wyłącza. I stąd są tego rodzaju absurdy dysk<text:span text:style-name="T3874">rymi</text:span>nu<text:span text:style-name="T3875">jące</text:span><text:s/>klasę chłopską, jakie mamy.</text:p>
      <text:p text:style-name="P3876">Jest sprawa jeszcze następna, za poruszenie której jestem wdzięczny pani Góralskiej, a mianowicie - zasiłki rodzinne. Proszę państwa, to nie tylko jest żenujące, to jest wprost świadczące o tym, iż klasa chłopska, która stała się klasą od 1<text:span text:style-name="T3877">9</text:span>82 roku z chwilą wejścia ustawy o organiza<text:span text:style-name="T3878">cj</text:span>ach społeczno-zawodowych rolników, jest tak dysk<text:span text:style-name="T3879">ry</text:span>min<text:span text:style-name="T3880">ow</text:span>ana.<text:s/><text:span text:style-name="T3881">Ja</text:span><text:s/>tu nie mam pretensji i nie uważam, że jest to wynikiem działań innych grup społecznych. Obwiniam za to jednak naszych decydentów, którzy nie potrafią zrozumieć, że klasa chłopska to jest<text:s/>t<text:span text:style-name="T3882">a</text:span><text:s/>klasa, która potrafi<text:s/><text:span text:style-name="T3883">w</text:span><text:s/>odpowiednim momencie wyciszyć niezadowolenia społeczne poprzez podanie odpowiedniej ilości żywności<text:span text:style-name="T3884">.</text:span></text:p>
      <text:p text:style-name="P3885">Ale jeśli ta klasa chłopska będzie tak traktowana jak to w tej chwili wygląda w zasiłkach rodzinnych, że na dziecko chłopskie daje się 600 i 800 złotych, a najniższy zasiłek poza grupami rolniczymi wynosi 2 000<text:s/><text:soft-page-break/>zł. To ja przepraszam bardzo, jest to dyskrymina<text:span text:style-name="T3886">cj</text:span>a porównywalna tylko do okresu okupacji. Tak ży<text:span text:style-name="T3887">ć</text:span><text:s/>my dalej w kraju nie możemy. My si<text:span text:style-name="T3888">ę</text:span><text:s/>czujemy obywatelami tego kraju, ale jakim prawem tak si<text:span text:style-name="T3889">ę<text:s/></text:span>nas dyskrymin<text:span text:style-name="T3890">uj</text:span>e?</text:p>
      <text:p text:style-name="P3891">Proszę państwa, to jest nie tylko że niesprawiedliwość społeczna, ale to jest wręcz zmuszanie nas do pojęcia, iż stajemy się ponownie niewolnikami naszej ziemi. To że my pracujemy na tej roli i zdajemy sobie z tego sprawę, że jesteśmy żywicielami narodu polskiego, to wcale nie znaczy, żeby zrobiono z nas ponownie niewolników tak jak to było za czasów minionych.</text:p>
      <text:p text:style-name="P3892">Dlatego apeluję tutaj również do szanownego gremium, ażeby ustalając indeksację dochodów z tytułu zasiłków rodzinnych uwzględnić i wyeliminować ten element dyskryminacji, jaki wynika z ustawy obecnej. I przyjąć chociażby te 2 tys.<text:s/><text:span text:style-name="T3893">z</text:span>ł na dziecko jako minimum na dziecko rolnicze.</text:p>
      <text:p text:style-name="P3894">Te właśnie trzy elementy chciałem państwu przedstawić i za uwagę serdecznie dziękuję.</text:p>
      <text:p text:style-name="P3895"><text:span text:style-name="T3896">Przewodniczący</text:span>:</text:p>
      <text:p text:style-name="P3897">Dziękuję bardzo. Czy przedstawiciele Ministerstwa Pracy chcieliby się może w tej sprawie<text:s/><text:span text:style-name="T3898">wy</text:span>pow<text:span text:style-name="T3899">ie</text:span>dzieć? W sprawie emerytur i rent rolniczych?</text:p>
      <text:p text:style-name="P3900"><text:span text:style-name="T3901">Min.<text:s/></text:span><text:span text:style-name="T3902">S</text:span><text:span text:style-name="T3903">z</text:span><text:span text:style-name="T3904">rete</text:span><text:span text:style-name="T3905">r</text:span>:</text:p>
      <text:p text:style-name="P3906">Rozumiem, że podejmujemy już kwesti<text:span text:style-name="T3907">ę</text:span><text:s/>dyskusji nad społecznymi sprawami, jakby.</text:p>
      <text:p text:style-name="P3908">/Głos z sali: Świadczeniami społecznymi/.</text:p>
      <text:p text:style-name="P3909">Tak, świadczeniami społecznymi. A więc do tych spraw zasiłków rodzinnych w rodzinach chłopskich. No rzeczywiście ten system dotychczas był bardzo skromny, to znaczy system... To była właściwie interwencja, zasiłki uzależnione od dochodów, był to system bardzo skromny. My w tym roku zrobiliśmy tę znaczną nowelizację ustawy emerytalnej dla rolników usuwając z niej sporo rzeczy nie najlepiej funkcjonujących w praktyce dotychczasowej, w praktyce funk<text:span text:style-name="T3910">cj</text:span>onowania tej ustawy. Tam zrobiliśmy sporo - jak się wydaje - istotnych kroków w stronę spełnienia postulatów rolników. I tam także, zgodnie z tą ustawą zmianie ulega sposób finansowania zasiłków rodzinnych, które<text:s/><text:span text:style-name="T3911">-</text:span><text:s/>jak dotychczas - były finansowane z funduszu gminnego. W tej chwili ta podstawa finansowania ginie i zasiłki rodzinne będą finansowane z funduszu ubezpieczeń rolnych.</text:p>
      <text:p text:style-name="P3912">Z tym że tu jest przede wszystkim problem finansowy związany ze skalą wydatków. Nasze propozycje, żeby nie przedłużać wywodów dotyczących finansowania całej sfery ubezpieczeń rolnych, bo ona też nabierze jakby specyficznego charakteru w momencie pełnego urynkowien<text:span text:style-name="T3913">ia</text:span>. Wtedy zasada pokrywania 1/3 wydatków przez rolnika, która w tej chwili jest i 2<text:span text:style-name="T3914">/</text:span>3 z budżetu, no trzeba się będzie jej po prostu prz<text:span text:style-name="T3915">yj</text:span>rzeć, jak to powinno funk<text:span text:style-name="T3916">cj</text:span>onować.<text:s/><text:span text:style-name="T3917">W</text:span><text:s/>każdym razie jeżeli przestają funkcjonować ograniczniki cenowe, jeżeli przestają obowiązywać urzędowe ceny po stronie sprzedaży produktów rolnych, to<text:s/>zaczyna być też dyskusyjne, czy tylko 1/3 czy więcej. No w każdym razie można się nad tym zastanawiać, bo to z kolei się odbije w kosztach. Tu trzeba się będzie całemu systemowi świadczeń rolnych przyjrzeć bliżej.</text:p>
      <text:p text:style-name="P3918">Ale w sprawie tegorocznej. Ta nowelizacja ustawy rolnej powoduje już co najmniej 40 miliardów wydatków czysto z budżetu, bo składka dla rolników usta<text:span text:style-name="T3919">la</text:span>na jest na podstawie wydatków ubiegłorocznych. Przepraszam za szczegóły techniczne, ale taka jest procedura, że w październiku ustala się składkę na rok następny na podstawie tego co wydano<text:s/><text:span text:style-name="T3920">w</text:span><text:s/>roku ubiegłym. Oczywiście 2/<text:span text:style-name="T3921">3</text:span><text:s/>pokrywa budżet wtedy, a 1/3 składka. Od następnego roku jednak zawsze.</text:p>
      <text:soft-page-break/>
      <text:p text:style-name="P3922">I chodzi o co? Ta składka już w tym roku wzrosła o 1<text:span text:style-name="T3923">5</text:span>0 - 170 proc. o ile pamiętam, ten rząd wielkości wzrostu. Czyli że stanowi ponad 250 proc. składki za rok poprzedni. I ona już nie uwzględnia w tym momencie, nie uwzględnia jeszcze tych 40 m<text:span text:style-name="T3924">l</text:span>d dodatkowo na tę nowelizację ustawy emerytalnej, która w tej chwili przez Sejm przeszła.</text:p>
      <text:p text:style-name="P3925">I teraz - na tym tle w środowiskach rolniczych odzywa się wiele głosów protestów dotyczących składek, za wysokiego tempa wzrostu, że to jest zwłaszcza dla mniejszych gospodarstw w tej chwili jedno z największych obciążeń, bowiem większe od podatku.</text:p>
      <text:p text:style-name="P3926">Dlaczego o tym mówię, bo źródło finansowania zasiłków rodzinnych to jest też sprawa składek z funduszu ubezpieczeń rolnych. My w tej chwili proponujemy podwojenie obecnych zasiłków bez jakościowej zmiany ich zasad, zasad ich przyznawania. Mamy świadomość, że jest to rozwiązanie przejś<text:span text:style-name="T3927">ci</text:span>owe, tymczasowe, że w perspektywie kilku lat, ale powtarzam kilku lat niezbędne będzie dojście do systemu zasiłkowego - czy to analogicznego czy podobnego do systemu miejskiego. Z tym jednak, że cały czas trzeba pamiętać o sprawie kosztów i o sprawie rosnących obciążeń<text:s/>poszczególnych gospodarstw<text:span text:style-name="T3928">.</text:span><text:s/>Ten problem rozwiązu<text:span text:style-name="T3929">jemy<text:s/></text:span>pewnym paliatywem<text:s/><text:span text:style-name="T3930">-</text:span><text:s/>czyli podwojenie obecnych zasiłków. I mamy świadomość, że nie jest to jeszcze rozwiązanie porównywalne jeszcze w tej chwili z rozwiązaniem stosowanym wobec ludności miejskiej. Z tym, że następuje zmiana źródła finansowania z funduszu gminnego przechodzi to na fundusz ubezpieczeń rolnych. Ponadto zaczyna funkcjonować fundusz socjalny wsi, który jest instytucją nieza<text:span text:style-name="T3931">le</text:span>żną.<text:span text:style-name="T3932">.</text:span>.</text:p>
      <text:p text:style-name="P3933">/Głos z sali:<text:s/><text:span text:style-name="T3934">Je</text:span>st w dyspozycji kółek i rolników/.</text:p>
      <text:p text:style-name="P3935">Tak, ale zaczyna funkcjonować w każdym razie nie wchodząc w czyjej dyspozycji on jest. A więc tutaj jest tych parę elementów polityki społecznej na wsi na dzień dzisiejszy.</text:p>
      <text:p text:style-name="P3936">Jednocześnie t<text:span text:style-name="T3937">rwa</text:span>ją prace. Kończymy w tej chwili pewne przeglądanie wyników, dyskusji nad tym naszym materiałem, w którym zawarte są także kierunkowe propozycje dotyczące zmian w systemie ubezpieczeń rolnych. Już nie korekcyjnych jak w tej chwili, ale generalnej zmiany systemu ubezpieczeń i świadczeń socjalnych dla wsi. I to będzie kwestia w ciągu gdzieś 2 lat, którą będziemy zmieniać.</text:p>
      <text:p text:style-name="P3938">No więc tyle w sprawie rolnej wyjaśnień.</text:p>
      <text:p text:style-name="P3939"><text:span text:style-name="T3940">Przewodniczą</text:span><text:span text:style-name="T3941">cy</text:span>:</text:p>
      <text:p text:style-name="P3942">Dziękuję panu ministrowi za wyjaśnienia. I tu widzę jeszcze pan Kaczmarek.</text:p>
      <text:p text:style-name="P3943"><text:span text:style-name="T3944">Ob.</text:span><text:span text:style-name="T3945"><text:s/></text:span><text:span text:style-name="T3946">Zb.</text:span><text:span text:style-name="T3947"><text:s/></text:span><text:span text:style-name="T3948">Kacz</text:span><text:span text:style-name="T3949">mare</text:span><text:span text:style-name="T3950">k</text:span>:</text:p>
      <text:p text:style-name="P3951">Przepraszam bardzo, ż<text:span text:style-name="T3952">e</text:span><text:s/>nie zachowuję tutaj dyscypliny i zaczynam polemizować. J<text:span text:style-name="T3953">a</text:span><text:s/>apeluję tutaj nie tylko do pana ministra, ale ja apeluję do obecnych wszystkich przy tym stole, żebyście wreszcie panowie zrozumiel<text:span text:style-name="T3954">i</text:span>,<text:s/><text:span text:style-name="T3955">ż</text:span>e jeśli przez sześć lat chłop był dyskryminowany i coraz mniej daje żywności, bo począwszy od granicy wschodniej do granicy wyznaczanej prze<text:span text:style-name="T3956">z<text:s/></text:span>Wisł<text:span text:style-name="T3957">ę</text:span><text:s/><text:span text:style-name="T3958">j</text:span>uż od wielu lat produkuje si<text:span text:style-name="T3959">ę</text:span><text:s/>tylko jedną świnię dla siebie i jedną świnię na mandaty, nie dając społeczeństwu nic z tego rejonu, tak w tej chwili to się rozszerza na resztę Po<text:span text:style-name="T3960">ls</text:span>ki<text:span text:style-name="T3961">.</text:span></text:p>
      <text:p text:style-name="P3962">Czy chcecie doprowadzić panowie - pytam - do tego, że chleb będziecie jedli z żaren kręconych przez samych siebie. Rolnicy wam tego dać nie dadzą. Już cierpliwość rolników, proszę państwa, na machinacje i na nieuczciwość rządu skończyła<text:span text:style-name="T3963"><text:s/></text:span>się. Już rolnicy sięgają po protesty. Protestem wymusiliśmy ceny na trzodę i to znaczne ceny. Ceny, których do tej pory rząd nie umiał nam dać. Protestem wymusiliśmy ceny<text:s/><text:soft-page-break/>na bydło, protestem wymusiliśmy ceny na<text:s/><text:span text:style-name="T3964">b</text:span>uraki cukrowe.</text:p>
      <text:p text:style-name="P3965">Przepraszam państwa bardzo, czy to jest metoda? Czy w ten sposób my mamy rządzić naszym krajem. Jeśli ja tu<text:span text:style-name="T3966">t</text:span>aj wskazuję na to, że jest koniecznością, potrzebą wręcz wyrównanie sprawy zasiłków rodzinnych do minimalnego zasiłku w wysokości 2 tys. zł, to pan minister mi mówi, że uwzględniliśmy 100 proc. podwyżki, która analogicznie daje 1 200 i 1 600 złotych. A więc znowu jesteśmy dyskryminowani.</text:p>
      <text:p text:style-name="P3967">Panowie, zrobiliśmy jeden błąd, że nauczyliśmy chłopów liczy<text:span text:style-name="T3968">ć</text:span>, pisać i myśleć.<text:s/><text:span text:style-name="T3969">I</text:span><text:s/>dzisiaj chłop już przestaje być cierpliwy.</text:p>
      <text:p text:style-name="P3970">Panowie, ja uprzedzam naprawdę to nie jest groźba, ale wierzcie mi, że ja pierwszy cztery lata temu naszym decydentom, naszym przedstawicielom rządu zwracałem uwagę na potrzebę zmiany polityki rolnej, bowiem dojdzie do tego , że nie będziemy mieli co jeś<text:span text:style-name="T3971">ć</text:span>. Dziś para prosiąt kosztuje 6 tys. zł wobec 30 tys. zł na jesieni ub. roku. O czym to świadczy? O tym świadczy, że chłopi wyzbywają świnie i nie obsadzają. I za pół<text:s/>roku pod koniec tego roku panowie zobaczycie tą tragedią narodową.</text:p>
      <text:p text:style-name="P3972">Ja naprawdę nie mówię, dlatego żeby tutaj grozić, ja tylko przedstawiam stan faktyczny, proszą państwa. Dajmy wreszcie gest, dajmy wreszcie przykład, że rząd zaczyna traktować klasą chłopską na równi z inną klasą. Jeśli mówimy o tym, że braknie pieniędzy na ileś tam miliardów złotych i proponujemy 1 200 zł i 1 600 zł, to przepraszam bardzo - dlaczego my nie mamy zaproponować 2 tys. zł i<text:s/><text:span text:style-name="T3973">mó</text:span>wię o tym problemie w rozmiarze o 10 mln czy mld więcej. Ale dajmy jednak dowód tego, że rząd chce równo traktować rolników.</text:p>
      <text:p text:style-name="P3974">To jest jedna sprawa dotycząca dzieci rolników. Tak samo proszą państwa prosiłbym uprzejmie, raz jeszcze podkreślam - prosiłbym uprzejmie o to, ażeby w takim sformułowaniu jak tutaj piszemy w zasadach indeksacji emerytur i rent - załącznik 1<text:s/><text:span text:style-name="T3975">„</text:span>wskaźnik wzrostu wynagrodzeń planowany na cały ten rok obejmie wszystkie emerytury i renty”, napiszmy:<text:s/>„wszystkie emerytury i renty także rolnicze<text:span text:style-name="T3976">”</text:span>. Niech ten chłop wie, że państwo o jego interesy dba. A to jest nic innego, jak tylko proszę państwa jedno słowo. A chłop będzie o tym wiedział. I dlatego ja apeluję, ażebyśmy tu przy tym stole byli pierwszymi, którzy zniwelują różnice społeczne między robotnikami, między urzędnikami i mi<text:span text:style-name="T3977">ę</text:span>dzy chłopami. To jest jedyny nasz życiowy ratunek. No, proszę państwa - co będziemy importowali żywność, będziemy importowali świnie? Już importujemy masło, już importujemy sery. Dlaczego tak jest? Bo w 198<text:span text:style-name="T3978">4</text:span><text:s/>roku wylaliśmy<text:s/><text:span text:style-name="T3979">5</text:span><text:s/>mld litrów<text:span text:style-name="T3980"><text:s/></text:span>mleka do kanału. To są efekty.</text:p>
      <text:p text:style-name="P3981">Ja bardzo przepraszam za takie emocjonalne stanowisko i emocjonalną wypowiedź. Zresztą mówiłem na wstępie, że będę mówił jak chłop, a chłop się szybko denerwuje. Ja bardzo proszę o<text:s/>uwzględn<text:span text:style-name="T3982">ie</text:span>n<text:span text:style-name="T3983">ie</text:span><text:s/>tego. Jeśli rząd widzi, że trzeba dyskutować na temat jakiegoś wymiaru finansowego dla 1 200 czy<text:s/>1 600 zł, to niechżeż dyskutuje na temat 2 tys. zł. Przecież to si<text:span text:style-name="T3984">ę</text:span><text:s/>nic nie zmieni, ta sama dyskusje będzie<text:span text:style-name="T3985">.</text:span><text:s/>I my kiedyś ponownie wrócimy do tej dyskusji i ponownie będziemy szarpać rany chłopów<text:span text:style-name="T3986">.</text:span><text:s/>Po co? Zróbmy to raz, ale doprowadźmy do tego, żeby dziecko chłopskie nie było dyskryminowane, żeby miało przynajmniej te minimum 2 tysiące zł za jednym bólem. Za jednym bólem proszę państwa.</text:p>
      <text:p text:style-name="P3987">Dziękuję bardzo.</text:p>
      <text:p text:style-name="P3988"><text:span text:style-name="T3989">Przewodniczący</text:span>:</text:p>
      <text:p text:style-name="P3990">Dziękuję bardzo panu Kaczmarkowi. Proszę państwa, mnie się wydaje, że to jest druga łącznoś<text:span text:style-name="T3991">ć</text:span><text:s/>naszej grupy z<text:s/>„podstolikiem”<text:s/>rolniczym, czy podzespołem rolniczym, właściwie. I byłoby chyba pożądane, ażeby<text:s/><text:soft-page-break/>przedstawiciele Ministerstwa Pracy, jak i osobiście pan Kaczmarek, czy ktoś z grupy od pana Kaczmarka wz<text:span text:style-name="T3992">i</text:span>ęli udział w dyskusji<text:s/>„podstolika”<text:s/>rolniczego i przedstawili te postulaty<text:span text:style-name="T3993">.</text:span></text:p>
      <text:p text:style-name="P3994">Tak są, ale<text:s/>„stolik”<text:s/>rolniczy - jak pan mówi - uzależnia dyskusję u siebie nad tymi sprawami, po załatwieniu tych spraw przez nas<text:span text:style-name="T3995">.</text:span><text:s/>A więc musimy rozstrzygnąć kwestię - czy włączamy to zagadnienie postulatów dotyczących indeksacji emerytur, rent również renty rolnicze.</text:p>
      <text:p text:style-name="P3996"><text:span text:style-name="T3997">W</text:span><text:s/>tej sprawie bardzo bym prosił o decyzję tutaj zebranych.</text:p>
      <text:p text:style-name="P3998">Proszę pan Gozdek.</text:p>
      <text:p text:style-name="P3999"><text:span text:style-name="T4000">Ob.<text:s/></text:span><text:span text:style-name="T4001">K</text:span><text:span text:style-name="T4002">rzysztof Gozdek - Ministerstwo Pracy</text:span>:</text:p>
      <text:p text:style-name="P4003">Pozwolą państwo gwoli uściślenia tutaj pewnych rzeczy.<text:s/>A więc po pierwsze - w kierunkach, bo tutaj niektórzy powoływali się już na tę niebieską książeczkę. Absolutnie patrzymy na wieś i miasto jednakowym okiem. A więc nie ma tutaj chęci dyskryminowan<text:span text:style-name="T4004">ia.</text:span></text:p>
      <text:p text:style-name="P4005">Mamy natomiast pewną spuściznę. I sytuacja albo problem polega na tym - czy to co się działo do tej pory, bo jak państwo się orientujecie ubezpieczenie społeczne rolników jest jednym z najmłodszych. To ubezpieczenie w zasadzie się rozwija. I problem się sprowadza do tego - czy nie mając ubezpieczenia przez dziesiątki lat można w ciągu roku czy dwóch nadrobić to wszystko. Nad tym można dyskutować biorąc pod uwagę i chęci, i możliwości. Bo przecież same chęci nie wystarczą<text:span text:style-name="T4006">.</text:span></text:p>
      <text:p text:style-name="P4007">Gdy idzie o waloryzację świadczeń emerytalno-rentowych rolników.<text:s/><text:span text:style-name="T4008">W</text:span><text:s/>ustawie obecnie funk<text:span text:style-name="T4009">cj</text:span>on<text:span text:style-name="T4010">uj</text:span>ąc<text:span text:style-name="T4011">ej,</text:span><text:s/>te rzeczy są zapisane.<text:s/><text:span text:style-name="T4012">I</text:span><text:s/>przecież rok rocznie, ponieważ świadczenie rolnicze składa się z dwóch części tzw. części zasadniczej, która jest równa minimalnej emeryturze i drugiej części to jest wzrost z tytułu sprzedaży artykułów bądź przekazanego majątku. Szanowni państwo w tej chwili emerytura rolna rośnie w części zasadniczej, tak jak się zmienia najniższa emerytura pracownicza, a więc w części zasadniczej ma to samo tempo. Natomiast ta druga częś<text:span text:style-name="T4013">ć</text:span><text:s/>rośnie w takim tempie, jak się zmieniają ceny skupu artykułów rolnych<text:span text:style-name="T4014">.</text:span></text:p>
      <text:p text:style-name="P4015">Ja wiem, że tutaj ten drugi wskaźnik akurat niewiele ma wspólnego z sytuacją rolnika, ale tak to zapisano w ustawie. Tak jest dziś. A więc i w systemie emerytalnym pracowniczym i w systemie emerytalnym rolny<text:span text:style-name="T4016">m</text:span>, żebyśmy mieli jasność - istnieją, funkcjonują mechanizmy indeksacji. Można dyskutować czy i na ile są skuteczne, ale funkcjonują.</text:p>
      <text:p text:style-name="P4017">Co się przewiduje gdy idzie o rolników w roku 1989? Dokładnie zakłada si<text:span text:style-name="T4018">ę</text:span><text:s/>indeksa<text:span text:style-name="T4019">cj</text:span>ę świadczeń rolnych identycznie jak pracowniczych. A więc rezygnujemy, rezygnujemy z tych dwóch składników. Kierunek dokładnie wychodzi naprzeciw tutaj postulatom formułowanym przez przedstawiciela kółek rolniczych.</text:p>
      <text:p text:style-name="P4020">Zasiłki rodzinne - można, nie można, ktoś ma, nie chce, może. Nie tylko jest problem zasiłków rodzinnych. Według mnie jest problem podjęcia ubezpieczenia społecznego rolników w ogóle od strony zakresu świadczeń i od strony zasad finansowania tego ubezpieczenia.</text:p>
      <text:p text:style-name="P4021">Wprowadzil<text:span text:style-name="T4022">iś</text:span>my w pewnym sensie, ja bym to określił - prototyp i ten prototyp w tej chwili już nie wytrzymuje w wielu wypadkach próby życia. Bo z jednej strony rosną roszczeniowe postulaty gdy idzie o wysokość i zakres świadczenia, z drugiej strony rosną także roszczenia o obniżanie składek. Pytanie jest - kto będzie to ubezpieczenie opłacał? Punktem wyjścia była zasada, że w 1/<text:span text:style-name="T4023">3</text:span><text:s/>jest to samoopłacalne, natomiast w<text:s/><text:span text:style-name="T4024">2/</text:span>3 partycypuje budżet państwa.</text:p>
      <text:soft-page-break/>
      <text:p text:style-name="P4025">Czy możemy pojechać dalej przy przyjęciu tej zasady? To są pytania, na które trzeba znaleźć sensowną odpowiedź. I problem zasiłków rodzinnych, które w tej chwili na rzecz rolnik<text:span text:style-name="T4026">ów</text:span><text:s/>są świadczone wręcz w szczątkowej części, w cząstkowych ilościach, bo te 1 200 i 1 600 zł to dotyczy niewielkiej grupy rodzin, najbiedni<text:span text:style-name="T4027">ej</text:span>szych, to nie jest system powszechny. I uważamy, że to jest niedobrze. Chcielibyśmy wprowadzić powszechny. W tej chwili przykro to mówić, ale na przykład te 2 tys. zł to jest plus<text:s/><text:span text:style-name="T4028">5</text:span>0 mld zł. Kto to zapłaci? Budżet? Znamy sytuację budżetu, składka?</text:p>
      <text:p text:style-name="P4029">/Głosy z sali na wyciszeniu/.</text:p>
      <text:p text:style-name="P4030">Przepraszam, jeżeli można.<text:s/><text:span text:style-name="T4031">Je</text:span>śli ograniczyć się do tego zakresu, to w ogóle jest drobiazg, który jest.<text:s/><text:span text:style-name="T4032">W</text:span><text:s/>każdym razie chcę zapewnić, ż<text:span text:style-name="T4033">e</text:span><text:s/>w programie reformowania ubezpieczeń w ogóle zakłada się docelowo jeden wspólny system zasiłków rodzinnych dla wszystkich dzieci. Niezależnie od tego czy żyje w mieście, czy ma ziemię, czy nie ma ziemi, po prostu niezależnie od środków utrzymania.</text:p>
      <text:p text:style-name="P4034"><text:span text:style-name="T4035">Przewodnicząc</text:span><text:span text:style-name="T4036">y</text:span>:</text:p>
      <text:p text:style-name="P4037">Dzi<text:span text:style-name="T4038">ę</text:span>kuję bardzo<text:span text:style-name="T4039">.</text:span><text:s/>Pan powiedział, że w 1989 roku przewidujemy indeksację rent i emerytur na tych samych zasadach co i rolniczych. Czy jest to zawarte w tej nowej ustawie uchwalonej?</text:p>
      <text:p text:style-name="P4040"><text:span text:style-name="T4041">Ob.<text:s/></text:span><text:span text:style-name="T4042">K</text:span><text:span text:style-name="T4043">rzysztof Gozdek</text:span>:</text:p>
      <text:p text:style-name="P4044">Przepraszam, jeśli można. Jeśli powiedziałem w 19<text:span text:style-name="T4045">8</text:span>9 roku to było przejęzyczenie. W 1989 roku w ramach różnych przejściowych zmian, które prowadzą do zmiany systemu waloryzacji w ogóle jest to okres, gdzie trudno jest z uwagi na je<text:span text:style-name="T4046">g</text:span>o charakter przejściowy i stosowanie pewnych niekonwen<text:span text:style-name="T4047">cj</text:span>onalnych nawet rozwiązań, trudno jest lansować rozwiązanie systemowe dla rolników, to które się ma zmieniać dla pracowników. Ponieważ na rok 1990 przewiduje się już w pełnym wydaniu nowy system waloryzowania świadczeń pracowniczych, a w związku z tym ten system w roku 1990 także będzie funkcjonował i obejmie świadczenia rolnicze.</text:p>
      <text:p text:style-name="P4048">Jeżeli mówiłem rok 1989 - przepraszam, to było moje przejęzyczenie.</text:p>
      <text:p text:style-name="P4049"><text:span text:style-name="T4050">Przewodniczący</text:span>:</text:p>
      <text:p text:style-name="P4051">Dziękuję bardzo. Proszę bardzo pan Wiśni<text:span text:style-name="T4052">e</text:span>wski<text:span text:style-name="T4053">.</text:span></text:p>
      <text:p text:style-name="P4054"><text:span text:style-name="T4055">O</text:span><text:span text:style-name="T4056">b</text:span><text:span text:style-name="T4057">. Wiśn</text:span><text:span text:style-name="T4058">ie</text:span><text:span text:style-name="T4059">wsk</text:span><text:span text:style-name="T4060">i</text:span>:</text:p>
      <text:p text:style-name="P4061">Jeśli można panie ministrze i panie dyrektorze. Państwo mówicie o przejrzystości, jasności sprawy. Ja chcę państwu pokazać jaki mamy system przejrzysty w zakresie emerytur i rent. Jest to po prostu broszurka wydana w tej chwili przez ZUS w celu prawidłowego podwyższenia najniższych emerytur<text:s/>i prawidłowego zwaloryzowania wszystkich emerytur<text:span text:style-name="T4062">.<text:s/></text:span>To jest tyle<text:span text:style-name="T4063">.</text:span><text:s/>Taki mamy system w tej chwili, że w zasadzie nikt si<text:span text:style-name="T4064">ę</text:span><text:s/>nie może w tym wszystkim połapać. Jest to 19 aktów w postaci ustaw i 49 bodajże chyba w tej chwili już więcej, aktów wykonawczych do różnych systemów emerytalnych.</text:p>
      <text:p text:style-name="P4065">Ale ja chciałem tutaj wrócić do naszego poprzedniego tutaj spotkania<text:span text:style-name="T4066">.</text:span><text:s/>Bo na tym spotkaniu ja zadałem kilka pytań panu ministr<text:span text:style-name="T4067">o</text:span>wi, na które - no nie mamy do dnia dzisiejszego odpowiedzi, chociaż jestem w posiadaniu takiego materiału<text:s/><text:span text:style-name="T4068">„</text:span>Zasady indeksacji emerytur i rent oraz propozycje indeksacji innych świadczeń socjalnych”<text:span text:style-name="T4069">.</text:span><text:s/>Jest to tak dla mnie niechlujnie przygotowane, że pewne rzeczy zaprzeczają innym rzeczom<text:span text:style-name="T4070">.</text:span></text:p>
      <text:p text:style-name="P4071">Ja bym<text:s/><text:span text:style-name="T4072">j</text:span>ednak prosił pana ministra o jasną wykładnię tego co zamierza się zrobić wobec weteranów pracy w roku 1989 i żeby to wreszcie zostało wpisane do protokołu. Bo ja nie mogę się zgodzić z pewnymi<text:s/><text:soft-page-break/>propozy<text:span text:style-name="T4073">cj</text:span>ami, sądzę że one są mylne, bo o czymś innym żeśmy mówili na poprzednim spotkaniu, inne zapadały ustalenia. A również prosiłbym o odpowiedzenie mi na kilka pytań<text:span text:style-name="T4074">.</text:span><text:s/>Bo przecież w tym roku w najbliższym czasie będziemy musieli podejść do znowelizowan<text:span text:style-name="T4075">ia</text:span><text:s/>starej ustawy emerytalnej, chcąc uruchomić te wszystkie jakieś propozycje<text:span text:style-name="T4076">.</text:span></text:p>
      <text:p text:style-name="P4077">Jakie jest stanowisko resortu w sprawie podwyższenia ogranicznika możliwości wzrostu emerytury wynikającego z art.122 ust.<text:s/><text:span text:style-name="T4078">2</text:span><text:s/>dopusz<text:span text:style-name="T4079">cz</text:span>a<text:span text:style-name="T4080">ją</text:span>cego granice tylko 150 proc<text:span text:style-name="T4081">.</text:span>, gdzie my już od dawna postulujemy podwyższenie tego, gdyż doprowadza do takiej sytuacji, że człowiek, który przeszedł cztery lata temu emeryturę mając dwie czy 2,5-krotności średniej płacy w tej<text:s/>chwili już ma jedną albo niżej. Tak to strasznie spłaszcza.<text:s/><text:span text:style-name="T4082">Je</text:span>st to wielka n<text:span text:style-name="T4083">ie</text:span>spraw<text:span text:style-name="T4084">ie</text:span>dliwość<text:span text:style-name="T4085">.</text:span><text:s/>I w tej chwili jest wniosek w Trybunale Konstytucyjnym złożony przez jednego z profesorów gdzie pan dr Święcicki dał mi tu list właśnie w tej sprawie, gdzie na bazie ostatniej waloryzacji marcowej zostaje temu człowiekowi zagrabione ponad 3<text:span text:style-name="T4086">3</text:span><text:s/>tys. zł. Są to fakty.</text:p>
      <text:p text:style-name="P4087">Co się dzieje w takim razie panie ministrze z naszym postulatem w sprawie zlikwidowania upośledzenia ludzi, którzy mieli nieszczęście pracować przed wojną, a im się tych lat pracy nie wlicza do emerytury. Jest to dyskrymina<text:span text:style-name="T4088">cj</text:span>a niezgodna z Konstytucją. I myśmy jako OPZZ dali w tej chwili wniosek do Trybunału Konstytucyjnego. I co się dzieje z przejściem na 2-krotną waloryzacj<text:span text:style-name="T4089">ą</text:span><text:s/>już w tym roku?</text:p>
      <text:p text:style-name="P4090">A tak na zakończenie chciałem państwa zapoznać z listem otwartym, jaki ostatnio Rada OPZZ skierowała do Rządu Polskiej Rzeczypospo<text:span text:style-name="T4091">li</text:span>tej Ludowej w sprawie weteranów pracy:</text:p>
      <text:p text:style-name="P4092"><text:span text:style-name="T4093">„Zw</text:span>iązki zawodowe wielokrotnie publicznie wyrażały swoje zatroskanie pogarszającą się sytuacją materialną emerytów i rencistów. Wielokrotnie występowaliśmy do rządu o zmianę tej społecznie niesprawiedliwej sytuacji<text:span text:style-name="T4094">.</text:span><text:s/>Weterani pracy z nadzieją i ufnością przez wiele lat oczekiwali na realizację składanych publicznie przez przedstawicieli władzy deklaracji o konieczności zlikwidowania upośledzenia społecznego, które dotknęło najboleśniej tych co budowali fundamenty Polski Ludow<text:span text:style-name="T4095">ej</text:span>.</text:p>
      <text:p text:style-name="P4096">Deklaracje pozostały do dnia dzisiejszego pustymi słowami<text:span text:style-name="T4097">.</text:span><text:s/>Wobec dramatycznie rozszerzającej się sfery ubóstwa wśród weteranów pracy Rada Ogólnopolskiego Porozumienia Związków Zawodowych zwraca się do rządu Polskiej Rzeczypospolitej Ludow<text:span text:style-name="T4098">ej</text:span><text:s/>o niezwłoczne rozpoczęcie:</text:p>
      <text:p text:style-name="P4099">1/ Rozmów dotyczących doraźnego na<text:s/><text:span text:style-name="T4100">1</text:span>9<text:span text:style-name="T4101">89</text:span><text:s/>r. zabezpie<text:span text:style-name="T4102">cz</text:span>enia bytu materialnego weteranów pracy.</text:p>
      <text:p text:style-name="P4103">2/ Rozpoczęcie w terminie do dnia 1<text:span text:style-name="T4104">5</text:span><text:s/>marca<text:s/><text:span text:style-name="T4105">1</text:span>9<text:span text:style-name="T4106">8</text:span>9<text:s/><text:span text:style-name="T4107">r.</text:span><text:s/>negoc<text:span text:style-name="T4108">ja</text:span>cji nowej ustawy emerytalnej według koncepcji związkowej z terminem jej wprowadzenia z dniem 1 stycznia 199<text:span text:style-name="T4109">0</text:span><text:s/>r<text:span text:style-name="T4110">.</text:span></text:p>
      <text:p text:style-name="P4111">Rada OPZZ liczy na poważne podejście do tych problemów<text:span text:style-name="T4112">.<text:s/></text:span>Obciążają one bowiem władze naszego państwa, że dopuściły się upośledzenia ludzi, którzy uczciwą pracą zasłużyli na godne bytowanie w ostatnich latach swego życia<text:span text:style-name="T4113">.</text:span></text:p>
      <text:p text:style-name="P4114">Rada OPZZ - 23<text:s/>lutego<text:s/><text:span text:style-name="T4115">1989</text:span><text:s/>r<text:span text:style-name="T4116">.</text:span>”</text:p>
      <text:p text:style-name="P4117">Ten list został doręczony premierowi Rakowskiemu. W tej chwili oczekujemy na działania ze strony rządu.</text:p>
      <text:p text:style-name="P4118">Ja chcę powtórzyć jeszcze raz panie ministrze, że tworzymy w tej chwili my - komitety obywatelskie weteranów pracy, których celem będzie w razie nie podjęcia rozmów bojkot wyborów czerwcowych.</text:p>
      <text:p text:style-name="P4119"><text:span text:style-name="T4120">P</text:span><text:span text:style-name="T4121">rz</text:span><text:span text:style-name="T4122">ewodnicząc</text:span><text:span text:style-name="T4123">y</text:span>:</text:p>
      <text:p text:style-name="P4124">Dziękuję panu Wiśniewskiemu. Ja chciałem dodać do tego co pan powiedział, że wczoraj otrzymałem kopię pisma skierowanego do I sekretarza Wojciecha Jaruzelskiego Zlotu Weteranów Pracy Starego<text:s/><text:soft-page-break/>Portfela z Dolnego<text:s/><text:span text:style-name="T4125">Ś</text:span>ląska.</text:p>
      <text:p text:style-name="P4126">Porusza tą samą sprawę to znaczy nie zaliczania do tego podwyższania wymiaru emerytury lat innych niż w Polsce Ludowej, nie uwzględnia si<text:span text:style-name="T4127">ę</text:span><text:s/>pracy w przedw<text:span text:style-name="T4128">oj</text:span>ennej Polsce. W tej sprawie jest ten postulat bardzo dramatycznie napisany<text:span text:style-name="T4129">.</text:span></text:p>
      <text:p text:style-name="P4130">Proszę bardzo pan red. W<text:span text:style-name="T4131">ie</text:span>lowieyski<text:span text:style-name="T4132">.</text:span></text:p>
      <text:p text:style-name="P4133"><text:span text:style-name="T4134">Red.</text:span><text:span text:style-name="T4135"><text:s/>A</text:span><text:span text:style-name="T4136">. Wie</text:span><text:span text:style-name="T4137">lo</text:span><text:span text:style-name="T4138">wieyski</text:span>:</text:p>
      <text:p text:style-name="P4139">Proszę państwa, ja chciałbym najpierw postawić sprawę<text:s/>formalną. Jesteśmy zainte<text:span text:style-name="T4140">re</text:span>so<text:span text:style-name="T4141">wa</text:span>ni tym, co podjęliśmy teraz w drugiej fazie dyskusji to znaczy w problemie emerytur, rent, zasiłków<text:span text:style-name="T4142">.</text:span><text:s/>Rozumiemy, doceniamy problemy wiejskie tak samo<text:span text:style-name="T4143">.<text:s/></text:span>Natomiast nasz zespół został powołany do spraw płac i indeksacji. I wprawdzie założyliśmy, że on podejmie również inne problemy polityki społecznej, natomiast tą pierwszą sprawą jest załatwienie tamtej sprawy.</text:p>
      <text:p text:style-name="P4144">I w związku z tym chociażby co pan pro<text:span text:style-name="T4145">f.</text:span><text:s/>Rajkiewi<text:span text:style-name="T4146">cz<text:s/></text:span>tutaj proponował jest przed nami sprawa - co mamy z tym zrobić<text:span text:style-name="T4147">.</text:span><text:s/>Mam przed sobą zestawione propozycje<text:s/><text:span text:style-name="T4148">„</text:span>Solidarności<text:span text:style-name="T4149">”</text:span><text:span text:style-name="T4150"><text:s/></text:span>i OPZZ zgodnie z tymi notatkami, które zostały rozdane i mam zanotowane na pi<text:span text:style-name="T4151">ś</text:span>mie, bo tego nie miałem - to co powiedział pan min. Lewandowski.</text:p>
      <text:p text:style-name="P4152">I to jest moim obowiązkiem, bo tak mi to zlecono w naszym zespo<text:span text:style-name="T4153">l</text:span>e ekonomicznym i społecznym<text:s/>pierwszym zespole<text:s/><text:span text:style-name="T4154">„</text:span>okrągłego stołu”, żeby jutro dla użytku przewodniczący<text:span text:style-name="T4155">ch</text:span><text:s/>zestawić<text:span text:style-name="T4156"><text:s/></text:span>protokół zbieżności i rozbieżności.</text:p>
      <text:p text:style-name="P4157">I w związku z tym zapytanie przede wszystkim do przewodniczących, ale i do poszczególnych delegacji - czy jesteśmy w stanie odpowiedzieć sobie. Jeżeli nie, to jutro trzeba by się spotka<text:span text:style-name="T4158">ć</text:span><text:s/>między nami, będę proponował żeby OPZZ się z nami spotkał, żeby zastanowić się czy możemy się zbliżyć w jakimś zakresie, aby móc naszym przewodniczącym - Trzeciakowskiemu i Bace, względnie wicepremierowi Sekule przedstawić te wyniki naszych prac<text:span text:style-name="T4159">.</text:span></text:p>
      <text:p text:style-name="P4160">Tutaj mamy jeszcze wielkie i bardzo trudne sprawy mianowicie: system zasiłków rodzinnych, system ubezpieczeń, system rent<text:s/><text:span text:style-name="T4161">i</text:span><text:s/>ubezpieczeń. To są olbrzymie sprawy, które wymagają osobnych spotkań. Dlatego tutaj tego nie załatwimy. Możemy sobie to odnotować jako sprawy do załatwienia, które konkretne<text:s/>grupy mogą podjąć<text:s/><text:span text:style-name="T4162">w</text:span><text:s/>swoim czasie. Teraz tego nie załatwimy<text:span text:style-name="T4163">.</text:span></text:p>
      <text:p text:style-name="P4164">Natomiast sądzę, że moglibyśmy załatwić - ale to jest pochodna, to jest rzecz wtórna - moglibyśmy załatwić problemy indeksacji emerytur i rent, a także zasiłków, ponieważ one się doś<text:span text:style-name="T4165">ć</text:span><text:s/>wyraźnie wiążą tutaj z tym naszym systemem indeksacyjnym.<text:s/><text:span text:style-name="T4166">Je</text:span>żeli przyjmiemy w systemie wynagrodzeń, to one si<text:span text:style-name="T4167">ę</text:span><text:s/>przerzucą później także i na ubezpieczenia i zasiłki, co zresztą delegacje związków zawodowych sygnalizują, że przecież chcemy opierać tamte świadczenia na systemie wynagrodzeń.</text:p>
      <text:p text:style-name="P4168">Tak więc zapytuję, ja to mam tutaj zestawione<text:span text:style-name="T4169">.</text:span><text:s/>I mogę się oprzeć formalnie na wypowiedziach pana mi<text:span text:style-name="T4170">n</text:span>. Lewandowskiego i tym co że<text:span text:style-name="T4171">ś</text:span>my napisali i zrobię taki raport dla panów<text:s/><text:span text:style-name="T4172">S</text:span>ekuły, Baki i Trzeciakowskiego. No, ale może coś tu ulegnie jeszcze korekcie.</text:p>
      <text:p text:style-name="P4173">Zapytuję pana panie przewodniczący, czy prawda, jak postąpimy w tym zakresie?</text:p>
      <text:p text:style-name="P4174"><text:span text:style-name="T4175">P</text:span><text:span text:style-name="T4176">rze</text:span><text:span text:style-name="T4177">w</text:span><text:span text:style-name="T4178">od</text:span><text:span text:style-name="T4179">n</text:span><text:span text:style-name="T4180">icz</text:span><text:span text:style-name="T4181">ą</text:span><text:span text:style-name="T4182">cy</text:span><text:span text:style-name="T4183">:</text:span></text:p>
      <text:p text:style-name="P4184">Proszę państwa, mamy propozycję formalną ze strony pana Wielow<text:span text:style-name="T4185">ie</text:span>yskiego, który słusznie domaga się jakby formalnego zakończenia tej dyskusji pierwszej części naszych obrad. I prosiłbym w tej sprawie -<text:s/><text:soft-page-break/>czy pan współprzewodniczący?</text:p>
      <text:p text:style-name="P4186">Proszę bardzo<text:span text:style-name="T4187">.</text:span></text:p>
      <text:p text:style-name="P4188"><text:span text:style-name="T4189">O</text:span><text:span text:style-name="T4190">b.</text:span><text:span text:style-name="T4191"><text:s/>Manicki</text:span>:</text:p>
      <text:p text:style-name="P4192">Jeśli można to na gorąco. Myślę, że nasza strona nie będzie miała nic przeciwko temu aby spotkać się - jak tutaj padła propozy<text:span text:style-name="T4193">cj</text:span>a,<text:s/><text:span text:style-name="T4194">s</text:span>p<text:span text:style-name="T4195">ot</text:span>kać się w dniu jutrzejszym. I powiedzmy porozmawiać sobie, przedyskutować możliwość zbliżenia naszych stanowisk<text:span text:style-name="T4196">.</text:span></text:p>
      <text:p text:style-name="P4197">Nami absolutnie nie kieruje przywiązanie do własnych<text:s/>koncepcji, nami kieruje przede wszystkim interes tych wszystkich ludzi, których dotyczy. A takie - powiedzmy - drobne his<text:span text:style-name="T4198">to</text:span>rie jak kwestia - czy kwartalnie, czy półrocznie, to tutaj jesteśmy zgodni<text:span text:style-name="T4199">.</text:span><text:s/>Zresztą i w innych kwestiach też do rozmów.<text:s/>Myślę, że gdybyśmy w sposób konkretny potrafili do tego tematu usiąść w miarę niewielkim gronie, to szybko potrafilibyśmy dojść do porozumienia w tych sprawach. I wtedy moglibyśmy zobaczyć jak do tego wszystkiego ustosunkują się inne strony, jeśli chcą wziąć udział w tym spotkaniu<text:span text:style-name="T4200">.</text:span><text:s/>Zresztą to jest to co mówił prof<text:span text:style-name="T4201">.</text:span><text:s/>Rajkiewicz, gdybyśmy jutro mogli na temat samej tylko i wyłącznie indeksacji płac porozmawiać, można byłoby przyj<text:span text:style-name="T4202">ą</text:span>ć nawet taką propozycję jeśli oczywiście jest to dla<text:s/><text:span text:style-name="T4203">„</text:span>Solidarności<text:span text:style-name="T4204">”</text:span><text:s/>do przyjęcia,<text:s/><text:span text:style-name="T4205">ż</text:span>e równolegle usiadłby drugi zespół równie niewielki. Mówię nie o kwestiach reprezenta<text:span text:style-name="T4206">cj</text:span>i jako niewielki, ale niewielki w sensie ilości osób do spraw emerytów i w tym momencie bylibyśmy już bardzo blisko rozwiązania tych wszystkich podstawowych kwestii. Dziękuję.</text:p>
      <text:p text:style-name="P4207"><text:span text:style-name="T4208">Przewodniczący</text:span>:</text:p>
      <text:p text:style-name="P4209">Więc jest propozycja, żeby zrobić dwa zespoły, podzespoły jakby. Jeden podzespół do spraw uzgodnienia rozbieżności i zbieżności w sprawach indeksacji płac, a drugi zespół do spraw indeksacji świadczeń społecznych tj. emerytur, rent i zasiłków rodzinnych - jak rozumiem, prawda.</text:p>
      <text:p text:style-name="P4210">Czy w tej sprawie - ja zwracam uwagę, że w ciągu - te opinie trzeba dać jutro rano, a więc może panowie zdobylibyście się na ten wysiłek, panowie, którzy będą bra<text:span text:style-name="T4211">ć</text:span><text:s/>w tych zespołach udział, ażeby jeszcze dzisiaj po południu się spotkać i tę sprawę omówić. Czy tak? Nie wiem jak pan red.<text:s/><text:span text:style-name="T4212">W</text:span>ielowieysk<text:span text:style-name="T4213">i.</text:span></text:p>
      <text:p text:style-name="P4214">Chwi<text:span text:style-name="T4215">le</text:span>czkę, jeszcze pani Góralska chciałaby zabrać głos.</text:p>
      <text:p text:style-name="P4216"><text:span text:style-name="T4217">Ob. H. Góralska</text:span>:</text:p>
      <text:p text:style-name="P4218">Mnie się wydaje, że nie ma sensu powoływać dwóch zespołów.<text:span text:style-name="T4219"><text:s/></text:span>Propozycje OPZZ i<text:s/><text:span text:style-name="T4220">„</text:span>Solidarności”<text:s/>są na tyle konkretne i dotyczące indeksacji, że naprawdę wystarczy się spotkać w jednym zespole i to zestawi<text:span text:style-name="T4221">ć.</text:span></text:p>
      <text:p text:style-name="P4222">Natomiast te inne sprawy, a więc dotyczące już r<text:span text:style-name="T4223">e</text:span>form systemu emerytalnego, wielu tych różnych spraw, to wydaje mi się, że to są sprawy, które można rozstrzygać bardzo długo<text:span text:style-name="T4224">.<text:s/></text:span>I żebyśmy to w tej chwili odłożyli, jakkolwiek znaczenie tych spraw w pełni dostr<text:span text:style-name="T4225">ze</text:span>gamy.</text:p>
      <text:p text:style-name="P4226"><text:span text:style-name="T4227">Przewodniczący</text:span>:</text:p>
      <text:p text:style-name="P4228">Propozycja,<text:s/>żeby zrobić jeden zespół<text:span text:style-name="T4229">.</text:span>.. Przepraszam, ale jeszcze pan minister Szreter chciał zabrać głos?</text:p>
      <text:p text:style-name="P4230"><text:span text:style-name="T4231">O</text:span><text:span text:style-name="T4232">b</text:span><text:span text:style-name="T4233">.</text:span><text:span text:style-name="T4234"><text:s text:c="23"/></text:span><text:span text:style-name="T4235">:</text:span></text:p>
      <text:p text:style-name="P4236">Ja chciałbym tutaj złożyć wniosek dla strony rządowej<text:span text:style-name="T4237">.<text:s/></text:span>Ponieważ padło pytanie - skąd wzi<text:span text:style-name="T4238">ą</text:span>ć pieniądze, to oświadczam, że te pieniądze dadzą rolnicy<text:span text:style-name="T4239">.</text:span><text:s/>Pod jednym jednak warunkiem, że pan Minister Finansów zechce przyjąć ten koszt jako cenotwórczy w kosztach produkcji rolniczej<text:span text:style-name="T4240">.</text:span><text:s/>W tej chwili rolnicy płacą składki<text:s/><text:soft-page-break/>emerytalne i ten wydatek nie jest zaliczany w koszty naszej działalności<text:span text:style-name="T4241">.</text:span><text:s/><text:span text:style-name="T4242">W</text:span><text:s/>przeciw<text:span text:style-name="T4243">ie</text:span>ństwie do tego co się dzieje w grupach pozarolniczych<text:span text:style-name="T4244">.</text:span><text:s/><text:span text:style-name="T4245">A</text:span><text:s/>więc każdy zakład opłaty ZUS-owskie wlicza jako cenotwórcze<text:span text:style-name="T4246">.</text:span></text:p>
      <text:p text:style-name="P4247">A zatem jest odpowiedź panie ministrze - skąd wziąć pieniądze. Damy je, ale prosimy pana Minist<text:span text:style-name="T4248">ra</text:span><text:s/>Finansów o wliczenie tego w koszty naszej produkcji<text:span text:style-name="T4249">.</text:span></text:p>
      <text:p text:style-name="P4250">Dziękuję.</text:p>
      <text:p text:style-name="P4251"><text:span text:style-name="T4252">P</text:span><text:span text:style-name="T4253">rze</text:span><text:span text:style-name="T4254">wodn</text:span><text:span text:style-name="T4255">icz</text:span><text:span text:style-name="T4256">ą</text:span><text:span text:style-name="T4257">cy</text:span><text:span text:style-name="T4258">:</text:span></text:p>
      <text:p text:style-name="P4259">Dziękuję bardzo<text:span text:style-name="T4260">.</text:span></text:p>
      <text:p text:style-name="P4261">Proszę bardzo pan min.<text:s/><text:span text:style-name="T4262">L</text:span>ewandowski<text:span text:style-name="T4263">.</text:span></text:p>
      <text:p text:style-name="P4264"><text:span text:style-name="T4265">Mi</text:span><text:span text:style-name="T4266">n.<text:s/></text:span><text:span text:style-name="T4267">L</text:span><text:span text:style-name="T4268">e</text:span><text:span text:style-name="T4269">w</text:span><text:span text:style-name="T4270">andowsk</text:span><text:span text:style-name="T4271">i</text:span>:</text:p>
      <text:p text:style-name="P4272">Ja oczywiście jestem za tym, żeby ten zespół, który by się zajął przepracowaniem czy dopracowaniem stanowiska powoła<text:span text:style-name="T4273">ć<text:s/></text:span>jak najbardziej. Natomiast mam taką propozycję, że ja myślę, że te prace mogą trwać jeszcze nieco dłużej, do poniedziałku. I niezależnie od tego co przedstawimy jutro, można by było nawet w naszym<text:s/>„podstoliku”, czy podzespole spo<text:span text:style-name="T4274">t</text:span>kać się jeszcze raz.</text:p>
      <text:p text:style-name="P4275">Chodziłoby mi o następujące rzeczy, że my przygotujemy dokładne obliczenie, bo w gruncie rzeczy jednak sprawa - kiedy ja mówię o tym, żeby rekompensować wszystkim na poziomie 3<text:span text:style-name="T4276">5<text:s/></text:span>czy 40 poziomu zamożności, to jeszcze dokładnie nie wiemy jaki to jest faktyczny koszt i jaki to jest faktyczny udział w funduszach wynagrodzeń. Mówię to, dlatego że po przejrzeniu propozycji OPZZ przypuszczam, że tutaj to będzie nie tak bardzo rozbieżne po prostu. To się okaże, że ta nasza propozycja angażuje z punktu widzenia funduszu wynagrodzeń znaczną część<text:span text:style-name="T4277">.</text:span><text:s/>Nie wiem czy to będzie 0,6 płac czy ileś. I to wówczas te sprawy ukażą się w zupełnie innym świetle. Dlatego też uważam, że ta sprawa przeliczenia i jeszcze uzgodnienia byłaby tutaj do podjęcia.</text:p>
      <text:p text:style-name="P4278">Bo ja rozumiem, jeżeli mówimy w tej chwili, to stanowisko<text:s/>„Solidarności”<text:s/>- czy to jest ten załącznik do punktu trzeciego, tak? To tutaj jest zawarte.</text:p>
      <text:p text:style-name="P4279">/Głos z sali na wyciszeniu/.</text:p>
      <text:p text:style-name="P4280">No właśnie, to są jakieś nowe, bo ja nie mogę... Panie redaktorze pan pozwoli, ale nie widzieliśmy tego, a więc trudno mi jest cokolwiek zająć jakieś stanowisko. Ja się opieram<text:s/>tylko na tym dokumencie, który tutaj mamy. A więc z tego tylko punktu widzenia mogą by<text:span text:style-name="T4281">ć</text:span><text:s/>jakieś nieporozumienia<text:s/><text:span text:style-name="T4282">d</text:span>odatkowe<text:span text:style-name="T4283">.</text:span></text:p>
      <text:p text:style-name="P4284">/Głosy z sali na wyciszeniu/.</text:p>
      <text:p text:style-name="P4285"><text:span text:style-name="T4286">Przewodniczący</text:span>:</text:p>
      <text:p text:style-name="P4287">Tak, to jest do ochrony pracy, ale to jest tylko jedna strona, ale nie trzy strony jakieś<text:span text:style-name="T4288">.</text:span></text:p>
      <text:p text:style-name="P4289">Z tym że strona solidarnościowa powieli ten dokument dodatkowy tak, żeby wszystkie trzy grupy miały pełny tekst tych propozycji. I mnie się wydaje, że propozycja pani dr Góralskiej jest rozsądna, żeby zrobić jeden zespół taki redakcyjny, który by się spotkał dzisiaj po południu.</text:p>
      <text:p text:style-name="P4290">Pan minister Lewandowski proponuje dzisiaj po południu, jeszcze jedno spotkanie w czwartek, czy w piątek, żeby można było jeszcze poszukać możliwości dogadania się ze stroną rządową<text:span text:style-name="T4291">.</text:span><text:s/>Bo ta grupa redakcyjna rozumiem, że składałaby się z przedstawicieli...</text:p>
      <text:p text:style-name="P4292">/Głos z sali na wyciszeniu/.</text:p>
      <text:p text:style-name="P4293">Weźmiecie panowie udział, dobrze, bardzo proszę<text:span text:style-name="T4294">.</text:span></text:p>
      <text:p text:style-name="P4295">Czy akceptujemy tę propozy<text:span text:style-name="T4296">cj</text:span>ę, żeby dzisiaj po południu spotkała się grupa nazwijmy to redakcyjna, to<text:s/><text:soft-page-break/>nie jest dobre wyrażenie, ale tak dla... skrótowo, taka grupa dla uzgodnienia stanow<text:span text:style-name="T4297">is</text:span>k.</text:p>
      <text:p text:style-name="P4298"><text:span text:style-name="T4299">Ob. Góralczyk</text:span>:</text:p>
      <text:p text:style-name="P4300">Ja rozumiem, że tu chodzi o zarejestrowanie rozbieżności.</text:p>
      <text:p text:style-name="P4301"><text:span text:style-name="T4302">P</text:span><text:span text:style-name="T4303">rz</text:span><text:span text:style-name="T4304">ewodniczący</text:span>:</text:p>
      <text:p text:style-name="P4305">Tak, to jest próba uzgodnienia stanowisk<text:s/><text:span text:style-name="T4306">w</text:span><text:s/>sprawie rejestracji zgodności i niezgodności.</text:p>
      <text:p text:style-name="P4307">Proszę bardzo, chodzi o to, żeby było jasno sprecyzowane jakie są punkty zgodne, a jakie są niezgodne. To jest cel, jak gdyby zadanie tej grupy.</text:p>
      <text:p text:style-name="P4308">Czy przedstawiciele rządowi wezmą udział w tym zebraniu? Wezmą udział, dobrze.</text:p>
      <text:p text:style-name="P4309">I<text:s/><text:span text:style-name="T4310">je</text:span>st spotkanie dzisiaj po południu<text:span text:style-name="T4311">.</text:span><text:s/>Ponadto pan minister Lewandowski proponuje, ażeby było jeszcze jedno spotkanie w końcu tygodnia w piątek, żeby ostatecznie w tej sprawie jeszcze zają<text:span text:style-name="T4312">ć</text:span><text:s/>stanowisko. Ewentualnie spotkanie może si<text:span text:style-name="T4313">ę</text:span><text:s/>odbyć w czwartek.</text:p>
      <text:p text:style-name="P4314">Czy proszę państwa jest zgoda na takie rozwiązanie?</text:p>
      <text:p text:style-name="P4315"><text:span text:style-name="T4316">Ob. Manicki</text:span>:</text:p>
      <text:p text:style-name="P4317">Ja chciałem powiedzieć, że mnie bardziej odpowiadała propozycja zgłoszona przez pana<text:s/><text:span text:style-name="T4318">Wi</text:span>elow<text:span text:style-name="T4319">ie</text:span>yskiego, ponieważ była to propozycja, mówiąca o tym, że ewentualnie możemy jeszcze poszukiwać dróg zbieżności. A niestety nasze przemiłe koleżanki, ale zbyt chyba wojownicze optują za tym, żeby jednak iść na pełny protokół rozbieżności.<text:s/><text:span text:style-name="T4320">Je</text:span>żeli my będziemy stawiać to w ten sposób, że rozbieżnością ma być kwestia - kwartalnie czy półrocznie. Bo na przykład taka różnica w tej chwili wystąpiła,<text:span text:style-name="T4321"><text:s/></text:span>to my nigdzie nie zajdziemy.</text:p>
      <text:p text:style-name="P4322">Ja proponuję jednak, żeby ten zespół zajął się również możliwością dojścia do wspólnego stanowiska wszędzie tam gdzie to jest możliwe. I myślę, że rzeczywiście jeżeli na roboczo usiądziemy, to sami się zdziwimy jak daleko jesteśmy w stanie dojść do wspólnego stanowiska. Bo jeżeli mamy zająć się rozbieżnościami tylko i wyłącznie zbieżnościami i rozbieżnościami, to ja proponuję, ażeby nie powoływać żadnego zespołu tylko wziąć kogoś za pieniądze - wynająć i on nam tutaj pięknie w tabelce to wyłoży i po co zespół do tego?</text:p>
      <text:p text:style-name="P4323">Dziękuję<text:span text:style-name="T4324">.</text:span></text:p>
      <text:p text:style-name="P4325"><text:span text:style-name="T4326">Przewodniczący</text:span>:</text:p>
      <text:p text:style-name="P4327">Dziękuję<text:span text:style-name="T4328">.</text:span><text:s/>Proszę - pa<text:span text:style-name="T4329">n</text:span><text:s/>Wielowieyski.</text:p>
      <text:p text:style-name="P4330"><text:span text:style-name="T4331">Ob</text:span><text:span text:style-name="T4332">.</text:span><text:span text:style-name="T4333"><text:s/>A. W</text:span><text:span text:style-name="T4334">ie</text:span><text:span text:style-name="T4335">lowieysk</text:span><text:span text:style-name="T4336">i</text:span>:</text:p>
      <text:p text:style-name="P4337">Jest tutaj pewien problem taki praktyczna i zdroworozsądkowy<text:span text:style-name="T4338">.</text:span><text:s/>Mianowicie zastanowienie się nad różnicami między nami, panie przewodniczący Manicki. To znaczy - waszym obliczeniem z minimum socjalnego i naszym, moim zdaniem, ostrożniejszym potraktowaniem tego globalnie. Różnica jest przecież wyraźna. U was występuje mocny akcent na kwotowość, a u nas nie, ponieważ chcemy bronić systemu płac<text:span text:style-name="T4339">.</text:span><text:s/>Nie chcemy niszczyć systemu płac, który w moim przekonaniu kwotowo jest zdecydowanie niższy. Chcemy tutaj dać tylko pewną furtkę. Jest to problem trudny i wymaga roboczego przeprasowania. Może dogadamy si<text:span text:style-name="T4340">ę</text:span><text:s/>w ciągu 15 minut, może w ciągu trzech kwadransów. Ale jestem pewny, że nie<text:s/><text:span text:style-name="T4341">w</text:span><text:s/>gronie 2<text:span text:style-name="T4342">5</text:span><text:s/>osób.</text:p>
      <text:p text:style-name="P4343">Ponieważ to pan Parkinson, a jeszcze inni też<text:s/>udowadniali, że pracować to można w trzy osoby w pię<text:span text:style-name="T4344">ć</text:span><text:s/>osób. Dyskutować można w 14. Natomiast jak jest dwadzieścia kilka, to trudno jest tworzyć dokumenty<text:s/><text:soft-page-break/>uzgodnione<text:span text:style-name="T4345">.</text:span></text:p>
      <text:p text:style-name="P4346"><text:span text:style-name="T4347">W</text:span><text:s/>związku z tym można by zrobić na przykład, że z naszego grona wyłonić 2 - 3 - 4 osoby, które usiądą i coś może wyszlif<text:span text:style-name="T4348">uj</text:span>ą<text:span text:style-name="T4349">.</text:span><text:s/>W międzyczasie czy może nasze całe gremium, czy też jakaś inna grupa może zastanowić się nad pewnymi szczegółami problemów świadczeń emerytur czy zasiłków. To mo<text:span text:style-name="T4350">ż</text:span>na by tak zrobić. Natomiast dyskutować, pr<text:span text:style-name="T4351">ó</text:span>bować zbliżyć poglądy - powiedzmy - nie w sensie robienia czystego protokołu rozbieżności, to my w dwadzieścia parę osób tego nie zrobimy.</text:p>
      <text:p text:style-name="P4352">My deklarujemy, dzisiejszy dzień mamy na to przeznaczony, ażeby usiąść i popracować nad szczegółami<text:span text:style-name="T4353">.</text:span><text:s/>Myślę, że to się tak powinno zrobić<text:span text:style-name="T4354">.</text:span></text:p>
      <text:p text:style-name="P4355"><text:span text:style-name="T4356">Przewodniczący</text:span>:</text:p>
      <text:p text:style-name="P4357">Tak właśnie rozumieliśmy koncepcję tego zespołu. To nie 25 osób ma redagować protokół, czy go nazwiemy zgodności i niezgodności, czy próby zbliżenia stanowisk, to jest kwestia<text:s/>terminolog<text:span text:style-name="T4358">ii,</text:span><text:s/>to nie ma znaczenia<text:span text:style-name="T4359">.</text:span><text:s/>Chodzi o to, ażeby mały zespół, powiedzmy<text:s/><text:span text:style-name="T4360">5</text:span><text:s/><text:span text:style-name="T4361">-</text:span><text:s/><text:span text:style-name="T4362">6</text:span><text:s/>osoby spotkał si<text:span text:style-name="T4363">ę</text:span><text:s/>dzisiaj po południu i spr<text:span text:style-name="T4364">ó</text:span>bował wyjaśnić - co można uznać za zgodne, a w szczególności pomiędzy stanowiskiem OPZZ czy<text:s/>„Solidarność”<text:s/>i co jest niezgodne również w tych stanowiskach. I także stanowiskiem zajmowanym przez stronę rządową.</text:p>
      <text:p text:style-name="P4365">I taki tekst byłby gotowy prawdopodobnie w ciągu godziny czy dwóch - byłoby to zrobione w odniesieniu do systemu płac i zarobków, a dodatkowo po wyczerpaniu dyskusji na temat świadczeń społecznych, którą rozpoczęliśmy i jesteśmy zaawansowani, również ten zespół spróbowałby ustalić jakie są punkty zgodne i niezgodne w sprawie świadczeń społecznych.</text:p>
      <text:p text:style-name="P4366">Czy taka propozycja państwu by odpowiadała?</text:p>
      <text:p text:style-name="P4367"><text:span text:style-name="T4368">Ob. Ros</text:span><text:span text:style-name="T4369">ne</text:span><text:span text:style-name="T4370">r</text:span>:</text:p>
      <text:p text:style-name="P4371">Może jeszcze z jednym dodatkiem, że nasza strona chciałaby postawić dzisiaj problem inspekcji pracy.</text:p>
      <text:p text:style-name="P4372"><text:span text:style-name="T4373">Przewodniczący</text:span>:</text:p>
      <text:p text:style-name="P4374">Inspekcji pracy i ochrony pracy. Ja przygotowałem w tej sprawie materiał, który został rozdany. I to powinno być dzisiaj absolutnie też omówione. Tu jest daleko idąca zbieżność.</text:p>
      <text:p text:style-name="P4375"><text:span text:style-name="T4376">O</text:span><text:span text:style-name="T4377">b</text:span><text:span text:style-name="T4378">.</text:span><text:span text:style-name="T4379"><text:s text:c="23"/></text:span><text:span text:style-name="T4380">:</text:span></text:p>
      <text:p text:style-name="P4381">To może można by tę sprawę postawić wówczas kiedy tamten zespół kilkuosobowy by sobie odszedł na bok i popracował przy osobnym stoliku.</text:p>
      <text:p text:style-name="P4382"><text:span text:style-name="T4383">Przewodniczący</text:span>:</text:p>
      <text:p text:style-name="P4384">Tak, ja rozumiem, że myśmy jeszcze nie skończyli wymiany poglądów na temat świadczeń społecznych. Chyba że państwo uważają, że wszystko zostało powiedziane. I może ktoś z państwa chciałby się w tej sprawie jeszcze wypowiedzieć, ażeby<text:s/>uzupełnić materiał dla tego zespołu, który będzie redagował wspomniany tekst zgodności i niezgodności<text:span text:style-name="T4385">.</text:span></text:p>
      <text:p text:style-name="P4386">Proszę bardzo pan dr Święcicki<text:span text:style-name="T4387">.</text:span></text:p>
      <text:p text:style-name="P4388"><text:span text:style-name="T4389">Dr<text:s/></text:span><text:span text:style-name="T4390">M</text:span><text:span text:style-name="T4391">.<text:s/></text:span><text:span text:style-name="T4392">Ś</text:span><text:span text:style-name="T4393">wi</text:span><text:span text:style-name="T4394">ę</text:span><text:span text:style-name="T4395">cicki</text:span>:</text:p>
      <text:p text:style-name="P4396">Ja tylko chciałem powiedzieć, że ja swoje votum separatum w sprawie zasiłków rodzinnych podtrzymuję to znaczy uważam, że ta propozycja jest na<text:span text:style-name="T4397">js</text:span>łu<text:span text:style-name="T4398">sz</text:span>n<text:span text:style-name="T4399">iejs</text:span>za w obecnej chwili.<text:s/>I te argumenty wysuwane przeciwko niej nie przekonały mnie<text:span text:style-name="T4400">.</text:span></text:p>
      <text:p text:style-name="P4401"><text:span text:style-name="T4402">Przewodniczący</text:span>:</text:p>
      <text:soft-page-break/>
      <text:p text:style-name="P4403">Czy ktoś inny chciałby zabra<text:span text:style-name="T4404">ć</text:span><text:s/>jeszcze głos w sprawie indeksacji świadczeń społecznych?</text:p>
      <text:p text:style-name="P4405"><text:span text:style-name="T4406">Min.<text:s/></text:span><text:span text:style-name="T4407">S</text:span><text:span text:style-name="T4408">z</text:span><text:span text:style-name="T4409">re</text:span><text:span text:style-name="T4410">ter</text:span>:</text:p>
      <text:p text:style-name="P4411">Ja rozumiem, że w sprawie indeksacji oczywiście ogromnie przepraszamy za straszne niechlujstwo pana Wiśniewskiego, bo rzeczywiście...</text:p>
      <text:p text:style-name="P4412"><text:span text:style-name="T4413">/</text:span>Głos z sali: Czy moje?/.</text:p>
      <text:p text:style-name="P4414">Nie, pana Wiśniewskiego przepraszamy za ogromne niechlujstwo. Natomiast rzeczywiście na trzeciej stronie powinno by<text:span text:style-name="T4415">ć<text:s/></text:span>lipca, a nie września. I rozumiem, że to upoważnia do tych ocen.</text:p>
      <text:p text:style-name="P4416">Przepraszamy, poprawimy się na przyszłość. To jest jedna sprawa<text:span text:style-name="T4417">.</text:span></text:p>
      <text:p text:style-name="P4418">Druga sprawa. Ja w tej chwili nie chcę dyskutować tu o tym, czy system jest skomplikowany i dlatego chcemy zmieniać<text:span text:style-name="T4419">.<text:s/></text:span>Tutaj diagnozę można w tych naszych publikacjach przeczytać<text:span text:style-name="T4420">.<text:s/></text:span>Jesteśmy też krytyczni wobec stanu obecnego.</text:p>
      <text:p text:style-name="P4421">Przechodząc do konkretów<text:s/><text:span text:style-name="T4422">-</text:span><text:s/>stanowisko wobec ogranicznika 150 proc<text:span text:style-name="T4423">.</text:span><text:s/>Niezależnie od tego, że docelowo uważamy, że jest on niepotrzebny w przyszłości, choć trzeba się będzie jeszcze temu przyjrzeć i przesymulowa<text:span text:style-name="T4424">ć.</text:span><text:s/>W tej marcowej akcji to się dzieje, to się liczy. Nie ma możliwości praktycznych, żeby to ruszyć.<text:s/>Natomiast sądzę, że<text:s/><text:span text:style-name="T4425">w</text:span><text:s/>ramach lipcowych<text:s/><text:span text:style-name="T4426">/</text:span>w tym roku byłaby w lipcu, żeby się te miesiące nie myliły/ w ramach lipcowe<text:span text:style-name="T4427">j<text:s/></text:span>byłoby to możliwe, ażeby te 150 proc., żeby po prostu z tego ogranicznika zrezygnować.<text:s/><text:span text:style-name="T4428">Z</text:span><text:s/>tym jednak, że nie chciałbym dzisiaj<text:span text:style-name="T4429"><text:s/></text:span>przesądzić czy w ogóle bez ogranicznika, czy ewentualnie z jakimś<text:s/><text:span text:style-name="T4430">ogra</text:span>n<text:span text:style-name="T4431">ic</text:span>znikiem, bo to jest sprawa do osobnej, powiedziałbym rozmowy<text:span text:style-name="T4432">.</text:span></text:p>
      <text:p text:style-name="P4433">Teraz tak następna sprawa podnoszona, a wi<text:span text:style-name="T4434">ę</text:span>c lata przedwojenne. Ja wiem, że są to rzeczy drobne. I to jest sprawa niekosztowa, a wyłącznie sprawa - powiedziałbym techniczna, jeśli można by to określi<text:span text:style-name="T4435">ć</text:span><text:s/>jako trudnościami biurokratycznymi.</text:p>
      <text:p text:style-name="P4436">Natomiast kwestia udowodnienia i kwestia techniki tutaj może być bardzo uciążliwa. Ja w tym momencie nie mam żadnych sprzeciwów natury<text:s/><text:span text:style-name="T4437">mery</text:span>tory<text:span text:style-name="T4438">cz</text:span>nej przeciwko zaliczaniu tych lat przedwojennych do wzrostu, bo to on do stażu jest zaliczany tylko chodzi o wzrost<text:span text:style-name="T4439">.</text:span><text:s/>Natomiast jest wyłącznie problem natury technicznej. I tylko z tego punktu widzenia nie mogę dziś powiedzieć, że na pewno sprawę załatwiamy. To trzeba by po prostu jeszcze bezpośrednio z ZUS-em. Ja przekażę swoją sugestię, że merytorycznie nie mamy żadnych przeciwwskazań w tej kwestii<text:span text:style-name="T4440">.</text:span><text:s/>Natomiast z niegdysiejszych rozmów z ZUS-em w tej sprawie wiem, że z tego może wyniknąć niesłychanie uciążliwe w dowodach. Jeżeli to się da zrobić w miarę rozsądnie technicznie, nie ma problem, jest to po prostu problem pozafinansowy de facto<text:span text:style-name="T4441">.</text:span></text:p>
      <text:p text:style-name="P4442">No, dwukrotna waloryzacja w tym roku już oczywiście tak. Przecież to niezależnie od tej niechlujnej pomyłki lipcowej, to przecież łatwiej policzyć, że chodzi o dwa razy w tym roku.<text:span text:style-name="T4443"><text:s/></text:span>Chcemy zrobić drugą waloryzację w lipcu.</text:p>
      <text:p text:style-name="P4444">/Głos z sali na wyciszeniu: ...to chodzi o zasady ustawowe, a nie doraźne/.</text:p>
      <text:p text:style-name="P4445">To przecież oczywiste.<text:s/><text:span text:style-name="T4446">W</text:span><text:s/>kierunkach reformy jest to zapisane i tu jest zapisane. Jest zapisane na pierwszej stronie, gdzie mówimy o tym<text:span text:style-name="T4447">.</text:span><text:s/>A więc jest to sprawa zupełnie jednoznaczna. I w tej sprawie żadnych wątpliwości co do rozwiązań docelowych nie mamy w tej kwestii. Natomiast muszę powiedzie<text:span text:style-name="T4448">ć<text:s/></text:span>, to już tak a propos szerzej o waloryzacji. Na pewno te dwa razy w roku przy tym tempie inflacji tak. To jest oczywiste<text:span text:style-name="T4449">.</text:span></text:p>
      <text:p text:style-name="P4450">Boję się, że co kwartalna indeksacja dla ZU<text:span text:style-name="T4451">S</text:span>-u może być - przyn<text:span text:style-name="T4452">aj</text:span>mniej dziś - trudna do zrobienia.<text:s/><text:soft-page-break/>Delikatnie mówiąc podejrzewam, że od ZUS-u usłyszałbym, że niewykonalna. A więc tutaj z tego względu bałbym si<text:span text:style-name="T4453">ę</text:span><text:s/>jednak obiecać wykonania tego częściej niż dwa razy w roku. Choć rozumiem, że mogą zajść okoliczności tak wysokich przyrostów,<text:s/><text:span text:style-name="T4454">ż</text:span>e gdyby była taka sytuacja hiperinfla<text:span text:style-name="T4455">cj</text:span>i, pewnie trzeba by to rozwiązywać w jakiś sposób. Ale mechanizm naliczania wszystkich emerytur co kwartał od nowa, no bo to jest kwestia cofania się do podstawowego wymiaru, boję się, że w tym momencie ZUS tego nie byłby chyba w stanie przerobi<text:span text:style-name="T4456">ć</text:span>. Wiemy, że chyba to<text:s/><text:span text:style-name="T4457">ź</text:span>le brzmi kiedy argumenty społeczne stykają się - można powiedzieć z biurokratycznym punktem widzenia. Ale niestety obawiam się tego, nie mam w 100 procentach pewności. Boję się, że w dzisiejszym czasie gęstsze podwyżki byłyby trudno wykonalne.</text:p>
      <text:p text:style-name="P4458">/Głos z sali na wyciszeniu/.</text:p>
      <text:p text:style-name="P4459">Rozumiem, ja nie mówię zupełnie nie, ale to jest w każdym razie do przyjrzenia się<text:span text:style-name="T4460">.</text:span><text:s/>Mam po prostu te obawy.</text:p>
      <text:p text:style-name="P4461"><text:span text:style-name="T4462">O</text:span><text:span text:style-name="T4463">b</text:span><text:span text:style-name="T4464">.</text:span><text:span text:style-name="T4465"><text:s text:c="23"/></text:span><text:span text:style-name="T4466">:</text:span></text:p>
      <text:p text:style-name="P4467">Jeśli chodzi o tę częstotliwość, to chyba lepiej, żeby ZUS był przygotowany na regularne, co pewien okres wykonywania tych podwyżek niż, żeby to było tak jak w ostatnich latach, że nagle się okazywało i nagle była akcja. W ubiegłym roku ZUS wy<text:span text:style-name="T4468">pł</text:span>acał trzy razy.<text:s/>Przy czym kolejne te wypłaty były znienack<text:span text:style-name="T4469">a</text:span>, to było w popłoc<text:span text:style-name="T4470">h</text:span>u. Więc chyba lepiej się przygotować na okresowe wypłaty.</text:p>
      <text:p text:style-name="P4471">Dziękuję<text:span text:style-name="T4472">.</text:span></text:p>
      <text:p text:style-name="P4473"><text:span text:style-name="T4474">/</text:span>G<text:span text:style-name="T4475">ł</text:span>os z sali na wyciszeniu<text:span text:style-name="T4476">/</text:span>.</text:p>
      <text:p text:style-name="P4477"><text:span text:style-name="T4478">Min</text:span><text:span text:style-name="T4479">.</text:span><text:span text:style-name="T4480"><text:s/></text:span><text:span text:style-name="T4481">S</text:span><text:span text:style-name="T4482">z</text:span><text:span text:style-name="T4483">rete</text:span><text:span text:style-name="T4484">r</text:span>:</text:p>
      <text:p text:style-name="P4485">...w tym roku waloryzacja co kwartalna /.../ nie była przez nas przewidywane muszę powiedzieć. I to się w tym mo<text:span text:style-name="T4486">me</text:span>ncie, czy indeksacja śródroczna zasiłków nie była przewidziana. Z tym jednak, że jest taki problem, że oczywiście na pewno gdyby doszło do realizacji operacji<text:s/><text:span text:style-name="T4487">w</text:span><text:s/>jakiejś skali, ale większej skali operacji urynkowienia żywności. Abstrahując od tego, czy byłaby to jakaś hiper-real<text:span text:style-name="T4488">izacj</text:span>a, czy jakaś tam połowiczna, czy inna, to oczywiście w tym momencie, niezależnie od wszystkich spraw tutaj te zasiłki musiałyby by<text:span text:style-name="T4489">ć</text:span><text:s/>zwiększone w odpowiedni sposób. I tu na pewno byłyby zwiększone.</text:p>
      <text:p text:style-name="P4490">Natomiast co do w tym roku większej cz<text:span text:style-name="T4491">ęs</text:span>totliwości zmian zasiłków nie jesteśmy w tym momencie do tego przygotowani. Nie wiem czy w tym roku dałoby się to zrealizować.</text:p>
      <text:p text:style-name="P4492">Natomiast tak - problem w ogóle zasiłków i ich wysokości. Nasza propozycja jest taka - znacie państwo, przekazaliśmy tę naszą propozycję jeszcze wariantową. Z tym jednak, że ona opierała się na waloryzacji funduszu około 55 proc. wskaźnikiem ok. 55 proc. wzrostu cen. I na waloryzacji funduszu, z pozostawieniem tych zasiłków wyższych i w konsekwencji na ile można było podnieść ten najniższy, to nam wyszło 4,5 to znaczy w tym przypadku wychodzi tam ponad 100 proc. przyrostu. Taka była tutaj geneza tego rozwiązania. Z założeniem jednak, że te 4,5 byłoby sukcesywnie zwiększane.</text:p>
      <text:p text:style-name="P4493">Tutaj w propozycjach OPZZ widzę propozycję większą na 5 300 zł. No trudno mi w tej chwili tak ad hoc odnosić się do tego rodzaju liczbowych, podejmować decyzje tego rodzaju, bo z tego idą miliardy. To kosztuje miliardy i środki<text:s/><text:span text:style-name="T4494">w<text:s/></text:span>budżecie są określone. A więc trudno mi byłoby w tej chwili odnieść się konkretnie i do tych szczegółowych propozycji i do jakichś szczegółowych wysokości innych niż to na co mamy środki przewidziane w planie.</text:p>
      <text:p text:style-name="P4495">Tak że to jest odrębny zupełnie wątek. Tyle z mojej strony w sprawie tych podstawowych świadczeń.</text:p>
      <text:soft-page-break/>
      <text:p text:style-name="P4496">Myślę, że najtrudniejszy będzie problem - po pierwsze ustalenia zakresu tych waloryzacji w tym roku. A na sprawy przyszłościowe patrząc, choć nie wiem czy my tutaj powinniśmy zajmowa<text:span text:style-name="T4497">ć</text:span><text:s/>się, a<text:span text:style-name="T4498">ż</text:span><text:s/>tak daleko wnikać w głąb całej polityki społecznej. No, bo jest kwestia - jak dalece, które świadczenia powinny by<text:span text:style-name="T4499">ć</text:span><text:s/>waloryzowane. Czy wszystkie istniejące świadczenia powinny być do końca waloryzowane,<text:s/><text:span text:style-name="T4500">s</text:span>tawiając skrajnie ten postulat. Bo jest to właściwie usztywnienie na zawsze jakby, żadnej możliwości na dobrą sprawę zmian, a wyłącznie możliwość podwy<text:span text:style-name="T4501">żs</text:span>zania. Żadnych innych możliwości tutaj nie ma.</text:p>
      <text:p text:style-name="P4502">Czy<text:span text:style-name="T4503">...</text:span><text:s/>każdego świadczenia. Bo ja rozumiem, że są świadczenia podstawowe, najistotnie<text:span text:style-name="T4504">js</text:span>ze. I są świadczenia o znaczeniu ento-rzędnym dla warunków życia społeczeństwa. I jest to tutaj do odrębnej rozmowy. Czy takie usztywnienie do końca jest rzeczywiście niezbędne. Ja zresztą myślę, że jest to sprawa dopracowania także na przyszłość. My przecież przy tym stole nie mamy szans rozstrzygnięc<text:span text:style-name="T4505">ia</text:span><text:s/>całokształtu polityki społecznej. Zadyskut<text:span text:style-name="T4506">uj</text:span>emy się w sposób... to by trwało długo i nie byłoby efektywne.</text:p>
      <text:p text:style-name="P4507">Podobnie odnosząc się jeszcze do apelu, do listu otwartego, który raczył był kol. Wiśniewski odczytać. No, jeśli chodzi o postulat rozpoczęcia negocjacji nowej ustawy emerytalnej według koncepcji związkowej. My nad sprawą ustawy emerytalnej pracujemy. Jesteśmy gotowi do współpracy. Natomiast nie do końca odpowiada nam - prawdę powiedziawszy - koncepcja negocjacji od samego początku tworzenia sprawy<text:span text:style-name="T4508">.</text:span><text:s/>To znaczy współpraca - rozmowa o założeniach. Wiemy, że my mamy nieco inne, ale kierunkowe mechanizmy mamy mniej więcej zgodne. Różnimy się właściwie w kilku liczbach, liczbach istotnych - kwestia wieku, kwestia innych spraw. I ja myślę, że tutaj nie jest najlepiej nazywać tego rodzaju prace nad aktem prawnym negoc<text:span text:style-name="T4509">ja</text:span>cjami. Bo to jest kwestia i liczenia skutków<text:span text:style-name="T4510">.</text:span><text:s/>Prawdę powiedziawszy to myśmy policzyli sobie szacunkowo skutki zastosowania tych skromnych propozycj<text:span text:style-name="T4511">i</text:span>, które są zapisane w naszych książeczkach. I włos nam się<text:s/><text:span text:style-name="T4512">zj</text:span>eżył przy rewaloryza<text:span text:style-name="T4513">cj</text:span>i,<text:span text:style-name="T4514"><text:s/></text:span>bo to byłby przyrost realny mówi<text:span text:style-name="T4515">ę</text:span>, już nie mówię - bo tam można w warunkach<text:s/><text:span text:style-name="T4516">je</text:span>dnego roku przyrost<text:s/><text:span text:style-name="T4517">4</text:span>0 - 50 proc. To przeliczenie wszystkich emerytur i rent.</text:p>
      <text:p text:style-name="P4518">Mówiąc według tych naszych propozycji. Warto mieć świadomość co to oznacza. Oczywiście to jest sprawa, która wręcz zmienia proporcje podziału dochodu narodoweg<text:span text:style-name="T4519">o</text:span><text:s/><text:span text:style-name="T4520">w</text:span><text:s/>jakimś stopniu. Ja nie mówię, że tego nie można i nie trzeba robi<text:span text:style-name="T4521">ć</text:span>,<text:span text:style-name="T4522"><text:s/></text:span>tylko pokazuję szacunkowo skalę problemu. Oczywiście można na patrze<text:span text:style-name="T4523">ć</text:span>, że pokazuje to skalę w jakiś sposób niedopłacenia pewnych grup. Bo to jest ciekawe, że te propozycje nasze one dają niewielkie przyrosty w świadczeniach bieżących, czyli że w porównaniu dla dziś odchodzącego byłyby to stosunkowo nieduże przyrosty wysokości emerytury dzisiejszej, natomiast zwłaszcza przy tych niegdyś wysokich. Ale to jest problem osobny i strasznie wielki. I ja się boję, że rozstrzyganie tych wszystkich spraw przy tym stole jest niemożliwe, nierealne. Ja tylko sygnalnie na ten temat mówię. Po prostu będziemy musieli zastanowić się nad jakąś procedurą dalszych wspólnych prac, generalnie nad polityką społeczną, nad tymi sprawami a także nad systemem emerytalnym<text:span text:style-name="T4524">.</text:span><text:s/>Myślę, że możemy przyjąć propozycję kolegów z OPZZ spotkania się, podyskutowania po raz kolejny o założeniach ustawy, o założeniach tych, które<text:s/><text:span text:style-name="T4525">.</text:span>..<text:bookmark-start text:name="bookmark4"/><text:bookmark-end text:name="bookmark4"/></text:p>
      <text:p text:style-name="P4526">Mnie się wydaje, że to co było obiektem dyskusji, to dosy<text:span text:style-name="T4527">ć<text:s/></text:span>dobrze odpowiada pojęciu założenia ustawy<text:span text:style-name="T4528">.</text:span><text:s/>Są to pewne k<text:span text:style-name="T4529">i</text:span>erunkowe, istotne propozycje, najistotniejszych rozstrzygni<text:span text:style-name="T4530">ę</text:span>ć. Natomiast nie należy ich myli<text:span text:style-name="T4531">ć</text:span><text:s/>z ustawą<text:span text:style-name="T4532">.</text:span><text:s/>Bo jak sam był pan raczył powiedzie<text:span text:style-name="T4533">ć</text:span><text:s/>dotychczasowy system jest bardzo skomplikowany, obejmuje wiele ustaw, wiele grup społecznych jest tutaj zaangażowanych.</text:p>
      <text:p text:style-name="P4534">I sam pan wie, panie przewodniczący, że próba zrobienia nowej ustawy na zasadzie wydłubania<text:s/><text:soft-page-break/>rodzynków z ciasta, czyli wybrania najlepszych rozwiązań ze wszystkich ustaw jest nierealna<text:span text:style-name="T4535">.</text:span><text:s/>Ale jest ona praktycznie nierealna, bo musielibyśmy wszystkie najlepsze wybrać<text:span text:style-name="T4536">.</text:span><text:s/>Jeżeli więc będziemy szukali jakiegoś rozsądnego kompromisu między grupami, to wówczas jesteśmy skazani na rozmowy.</text:p>
      <text:p text:style-name="P4537"><text:span text:style-name="T4538">O</text:span><text:span text:style-name="T4539">b</text:span><text:span text:style-name="T4540">.</text:span><text:span text:style-name="T4541"><text:s text:c="23"/></text:span>:<text:bookmark-start text:name="bookmark6"/><text:bookmark-end text:name="bookmark6"/></text:p>
      <text:p text:style-name="P4542">Przepraszam bardzo, ja nie tylko w swoim imieniu się pytam. Nie bardzo zrozumiałem panie ministrze jak to jest - powiedział pan o swo<text:span text:style-name="T4543">j</text:span>ej obawie, że zwichniemy jakieś proporcje dochodu narodowego, jeżeli byśmy w wyniku tej waloryzacji mieli tam 40 do 50 proc. Ale gdybyśmy tego nie osiągnęli przy planowanym wzroście wskaźnika cen o 55 proc. to już niszczymy te proporcje.</text:p>
      <text:p text:style-name="P4544"><text:span text:style-name="T4545">Mi</text:span><text:span text:style-name="T4546">n.</text:span><text:span text:style-name="T4547"><text:s/>Szreter</text:span>:</text:p>
      <text:p text:style-name="P4548">Ja się nieprecyzyjnie wyraziłem, żargonem dla osób... Tu nie chodzi w ogóle o nominalny wzrost emerytur. Chodzi o to, że<text:s/>niezależnie od tego wzrostu, który corocznie następuje w tempie mniej więcej inflacji, niezależnie od tego wzrostu, chcąc zrobić rewaloryzację, to jest przeliczenie wszystkich św<text:span text:style-name="T4549">i</text:span>adczeń według nowych zasad na przykład według proponowanych przez nas, okazuje się, że niezależnie od tego musiałby nastąpić realny przyrost wydatków na świadczenia emerytalne rzędu 50 proc. Ja mówię rzędu, bo trzeba mieć strukturę i stąd jest to szacunek zrobiony. Jest to rzecz zapewne nieuchronna, bez tego się obejść nie można. Tylko to jest co innego.</text:p>
      <text:p text:style-name="P4550">Nie wiem czy teraz precyzyjniej wyraziłem swoją myśl, to jest co innego<text:span text:style-name="T4551">.</text:span></text:p>
      <text:p text:style-name="P4552"><text:span text:style-name="T4553">Pr</text:span><text:span text:style-name="T4554">ze</text:span><text:span text:style-name="T4555">wodniczący</text:span>:</text:p>
      <text:p text:style-name="P4556">Dziękuję panu ministrowi za te wyjaśnienia<text:span text:style-name="T4557">.</text:span><text:s/>Zgodzimy się chyba, że nie będziemy tu dyskutować zasad reformy systemu emerytalno-rentowego, bo to jest sprawa, która musi być<text:span text:style-name="T4558"><text:s/></text:span>odłożona do innej okazji.</text:p>
      <text:p text:style-name="P4559">Ograniczmy się teraz do zakończenia dyskusji na temat indeksacji świadczeń społecznych. Pan Kolasiński prosił o głos. I chyba nad tym... wyczerpaliśmy dyskusję nad tym tematem.</text:p>
      <text:p text:style-name="P4560">Ja bym proponował, ażebyśmy utworzyli ten zespół po pana wystąpieniu. Zespół, który może tak byśmy ustawili - dwie osoby z każdej strony związkowej i przedstawiciele strony rządowej, kto by<text:s/><text:span text:style-name="T4561">ze</text:span>chciał wziąć w tym udział. I może byśmy zrobili tak, ażeby ten zespół pracował już w czasie trwania naszych obrad, ażeby nie przenosić tego na popołudnie, żebyśmy mogli zakończyć równocześnie i ten zespół swoje praca i nasza komisja tutaj<text:span text:style-name="T4562">.</text:span></text:p>
      <text:p text:style-name="P4563">Proszę bardzo - pan Kolasiński.</text:p>
      <text:p text:style-name="P4564"><text:span text:style-name="T4565">Ob.<text:s/></text:span><text:span text:style-name="T4566">K</text:span><text:span text:style-name="T4567">olasiński</text:span>:</text:p>
      <text:p text:style-name="P4568">Ja muszę powiedzieć z całym szacunkiem dla pa<text:span text:style-name="T4569">n</text:span>a, ale<text:s/>tak mi tu pan opowiada na okrągło i tak to za wiele z tego opowiadania nie wynika<text:span text:style-name="T4570">.</text:span><text:s/>I może jest to moja osobista jakaś refleksja.</text:p>
      <text:p text:style-name="P4571">Natomiast muszą powiedzieć<text:span text:style-name="T4572">,</text:span><text:s/>że wyrażam zdziwienie i rozczarowanie pana stanowiskiem i stosunkiem do świadczeń socjalnych, w tym zasiłków rodzinnych. Przecież jak pan pamięta już w grudniu na posiedzeniu Komisji Polityki Społecznej byliśmy prawie zgodni co do sposobu - powiedzmy - zasad ich przyznawania. I teraz serwujecie znów nam panowie tą sytuację jeśli chodzi o zasiłki w formie kwotowej.</text:p>
      <text:p text:style-name="P4573">Ja chciałbym tutaj usłyszeć, ponieważ to będzie ważne również dla tego zespołu, który będzie te świadczenia tutaj ze strony OPZZ i<text:s/><text:span text:style-name="T4574">„</text:span>Solidarności”<text:s/>jakoś artykułował czy wspólne stanowisko, czy zbliżenie stanowisk, czy to co pan powiedział odnośnie zasiłków rodzinnych jest jednoznaczne i trzymacie się tak jak odnośnie indeksacji płac, że jest to ostateczne stanowisko, to znaczy że chcecie kwotowo, czy po prostu<text:s/><text:soft-page-break/>też tak pan nie powiedział konkretnie - czy to jest<text:s/><text:span text:style-name="T4575">je</text:span>dnoznacznie czy nie. Bo chodzi mi po prostu o oczyszczenie przedpola, żebyśmy mieli jasność<text:span text:style-name="T4576">.</text:span></text:p>
      <text:p text:style-name="P4577"><text:span text:style-name="T4578">Min. Szreter</text:span>:</text:p>
      <text:p text:style-name="P4579">Przepraszam, ale czekamy w zasadzie na waszą opinię, która jeszcze nie nadeszła. Ten wariantowy<text:span text:style-name="T4580">,</text:span><text:s/>bo to wysłaliśmy już w normal<text:span text:style-name="T4581">nej</text:span><text:s/>procedurze uzgodn<text:span text:style-name="T4582">ie</text:span>niowej. Mówię w tej chwili do kolegów, ten wariantowy projekt /to jest ten projekt w dwóch wariantach/<text:span text:style-name="T4583">.</text:span><text:s/>Czyli że z tą propozycją stopniowego dochodzenia do jednolitej kwotowej wysokości zasiłku w tym roku<text:span text:style-name="T4584">.<text:s/></text:span>Na razie na wysokości 4,5 zapewne uzupełnioną jeżeli doszłoby do operacji urynkowienia w jakiejś tam części, to na pewno ta kwota musiałaby być wtedy, to znaczy wszystkie te zasiłki<text:s/>musiałyby by<text:span text:style-name="T4585">ć</text:span><text:s/>podwyższone w jednakowym stopniu. Lub tam jest też wariantowa propozycja zasiłków te<text:span text:style-name="T4586">ż</text:span><text:s/>ustalanych w sposób niezależny od dochodów, bo to było szczególnie krytykowane. Tylko propozycja zasiłków zróżnicowanych w zależności od numeru dziecka to znaczy pierwsze, drugie, trzecie dziecko. I za kolejne dzieci większe zasiłki, co jest bliskie działaniu systemu opartego na różnicowaniu dochodów, ponieważ u nas przede wszystkim liczebnoś<text:span text:style-name="T4587">ć</text:span><text:s/>rodziny określa de facto poziom dochodu. A więc jest to bl<text:span text:style-name="T4588">is</text:span>kie temu, a<text:span text:style-name="T4589">le</text:span><text:s/>nie wprowadza formal<text:span text:style-name="T4590">ne</text:span>go<text:span text:style-name="T4591"><text:s/></text:span>k<text:span text:style-name="T4592">ry</text:span>terium dochodowego<text:span text:style-name="T4593">.</text:span><text:s/>My si<text:span text:style-name="T4594">ę</text:span><text:s/>opowiadamy za tym rozwiązaniem pierwszym, ono było szeroko dyskutowane i publikowane w prasie nawet jakiś czas temu, już nie pamiętam, jako zasada...</text:p>
      <text:p text:style-name="P4595"><text:span text:style-name="T4596">O</text:span><text:span text:style-name="T4597">b</text:span><text:span text:style-name="T4598">.</text:span><text:span text:style-name="T4599"><text:s text:c="23"/></text:span><text:span text:style-name="T4600">:</text:span></text:p>
      <text:p text:style-name="P4601">Panie ministrze, ja bardzo przepraszam. My to wszystko wiemy. I to wszystko jest w porządku. Tylko koledze chodzi o to, żeby<text:s/><text:span text:style-name="T4602">je</text:span>żeli jakąś kwotę przyjmiemy, ja nie wnikam teraz 4,<text:span text:style-name="T4603">5</text:span><text:s/>- 5,0 czy<text:s/><text:span text:style-name="T4604">5</text:span>0 tys. zł to sobie powiemy, że jest to tyle i tyle procent najniższego, przepraszam nie najniższego, ale średniego przeciętnego wynagrodzenia. I raz na zawsze mamy kłopot z głowy, żeby nie wraca<text:span text:style-name="T4605">ć</text:span><text:s/>po prostu w przyszłym roku i znowu nie dzielić włosa na czworo - czy to ma b<text:span text:style-name="T4606">y</text:span>ć w przyszłym roku 11 282 zł, czy ma to by<text:span text:style-name="T4607">ć</text:span><text:s/>10 proc. przeciętnego wynagrodzenia.</text:p>
      <text:p text:style-name="P4608"><text:span text:style-name="T4609">Min. Sz</text:span><text:span text:style-name="T4610">re</text:span><text:span text:style-name="T4611">ter</text:span>:</text:p>
      <text:p text:style-name="P4612">Jeśli chodzi o tę sprawę, w tym roku, wobec przyjęcia wobec tego, że mamy na przykład prawdopodobieństwo wejścia tych rozwiązań cenowych, w tym roku trudno jednoznaczną na ten rok już przyją<text:span text:style-name="T4613">ć</text:span>... jednoznaczny procent. Myśmy<text:s/>–<text:s/>jak<text:s/>mówię całą kwotę wydatków na zasiłki kompensowali. I chcemy, żeby to było około 8 proc. Takie kalkulacje robiliśmy jako rozwiązanie docelowe.<text:s/><text:span text:style-name="T4614">W</text:span><text:s/>każdym razie tylko dyrektorze przyjmowaliśmy.</text:p>
      <text:p text:style-name="P4615"><text:span text:style-name="T4616">/</text:span>Głos z sali: Tak 8 proc<text:span text:style-name="T4617">.</text:span>/.</text:p>
      <text:p text:style-name="P4618">Około 8 proc. przyjmowaliśmy jako próg po dojściu, po wyrównaniu tej sprawy.</text:p>
      <text:p text:style-name="P4619"><text:span text:style-name="T4620">Przewodniczący</text:span>:</text:p>
      <text:p text:style-name="P4621">Przepraszam, czy pan minister już skończył?</text:p>
      <text:p text:style-name="P4622"><text:span text:style-name="T4623">C</text:span>zy ktoś z państwa chce jeszcze zabrać głos w sprawie indeksacji świadczeń społecznych?</text:p>
      <text:p text:style-name="P4624"><text:span text:style-name="T4625">O</text:span><text:span text:style-name="T4626">b</text:span><text:span text:style-name="T4627">.</text:span><text:span text:style-name="T4628"><text:s text:c="23"/></text:span><text:span text:style-name="T4629">:</text:span></text:p>
      <text:p text:style-name="P4630">Może jednak dwa słowa tutaj dopowiem. Ponieważ się zastanawiam zupełnie na boku, panie ministrze - tak tę sprawę radykalnej, szokowej cen artykułów żywnościowych i rolnych. Pozostawiając to na boku pozosta<text:span text:style-name="T4631">je</text:span><text:s/>nie tylko sprawa tego<text:s/><text:span text:style-name="T4632">ws</text:span>kaźnika, ale tego na czym nam zależało - rozumiem, że szczególnie również Konsultacyjnej Radzie Gospodarczej. To znaczy co najmniej wyrównania tym, którzy dotąd brali<text:s/><text:soft-page-break/>wyższy wskaźnik według tego na przykład 7<text:span text:style-name="T4633">,</text:span>5 tys. zł. To jest pierwsze. I później oczywiście aplikujemy do tego wskaźnik indeksacji.</text:p>
      <text:p text:style-name="P4634">Otóż, żeb<text:span text:style-name="T4635">y</text:span><text:s/>pan się zmieścił w jakichś sensownych wymiarach przy tym wskaźniku 10 proc. plus wyrównanie tym wszystkim, którzy by mogli na tym stracić<text:span text:style-name="T4636">.</text:span></text:p>
      <text:p text:style-name="P4637"><text:span text:style-name="T4638">Min</text:span><text:span text:style-name="T4639">.</text:span><text:span text:style-name="T4640"><text:s/>Sz</text:span><text:span text:style-name="T4641">re</text:span><text:span text:style-name="T4642">te</text:span><text:span text:style-name="T4643">r</text:span>:</text:p>
      <text:p text:style-name="P4644">Przepraszam, ale ja nie do końca rozumiem pytanie - panie redaktorze.</text:p>
      <text:p text:style-name="P4645">Ja po prostu stwierdzam, to jest kwestia pewnej afirmacji, że my chcielibyśmy podejś<text:span text:style-name="T4646">ć</text:span><text:s/>do tej reformy systemu zmiany, systemu zasiłków rodzinnych nie krzywdząc tych uboższych grup, które dotąd otrzymywały trochę więcej<text:span text:style-name="T4647">.</text:span><text:s/>W tej chwili przyjmuje się ten jeden wskaźnik<text:span text:style-name="T4648">.</text:span></text:p>
      <text:p text:style-name="P4649">Sądzę zresztą, że będzie tutaj miejsce w grupie roboczej, która będzie to rozważać nad rozważeniem szczegółów. Ale jest tu jedna kwestia zasadnicza, że w każdym razie musi nam starczyć środków na to, żeby nie skrzywdzić tych uboższych grup, które dotąd brały 7,5 tys. na jedno dziecko na przykład.</text:p>
      <text:p text:style-name="P4650"><text:span text:style-name="T4651">Przewodniczący</text:span>:</text:p>
      <text:p text:style-name="P4652">Dobrze, sprawa jest wyjaśniona. Proszę państwa<text:s/><text:span text:style-name="T4653">-</text:span><text:s/>czy można zaproponować utworzenie tego zespołu, o którym mówiliśmy. Ze strony<text:s/>„Solidarno<text:span text:style-name="T4654">śc</text:span>i”<text:s/>kto by wziął w nim udział?</text:p>
      <text:p text:style-name="P4655">Pan W<text:span text:style-name="T4656">ie</text:span>lowieyski.</text:p>
      <text:p text:style-name="P4657"><text:span text:style-name="T4658">O</text:span><text:span text:style-name="T4659">b</text:span><text:span text:style-name="T4660">.</text:span><text:span text:style-name="T4661"><text:s text:c="23"/></text:span><text:span text:style-name="T4662">:</text:span></text:p>
      <text:p text:style-name="P4663">Czy równocześnie pracuje zesp<text:span text:style-name="T4664">ó</text:span>ł zasiłków, czy dyskutujemy panie profesorze?</text:p>
      <text:p text:style-name="P4665"><text:span text:style-name="T4666">Przewodniczący</text:span>:</text:p>
      <text:p text:style-name="P4667">Nie, tutaj idą warunki pracy.</text:p>
      <text:p text:style-name="P4668">Kto ze strony OPZZ?</text:p>
      <text:p text:style-name="P4669"><text:span text:style-name="T4670">O</text:span><text:span text:style-name="T4671">b</text:span><text:span text:style-name="T4672">.</text:span><text:span text:style-name="T4673"><text:s text:c="23"/></text:span><text:span text:style-name="T4674">:</text:span></text:p>
      <text:p text:style-name="P4675">Ze strony OPZZ jest kol. Manicki i pan dr Rybarczyk<text:span text:style-name="T4676">.</text:span></text:p>
      <text:p text:style-name="P4677"><text:span text:style-name="T4678">Przewodniczący</text:span>:</text:p>
      <text:p text:style-name="P4679">Doskonale. A kto ze strony rządowej?</text:p>
      <text:p text:style-name="P4680"><text:span text:style-name="T4681">O</text:span><text:span text:style-name="T4682">b</text:span><text:span text:style-name="T4683">.</text:span><text:span text:style-name="T4684"><text:s text:c="23"/></text:span><text:span text:style-name="T4685">:</text:span></text:p>
      <text:p text:style-name="P4686">Czy do grupy całości indeksacji?</text:p>
      <text:p text:style-name="P4687"><text:span text:style-name="T4688">Przewodnic</text:span><text:span text:style-name="T4689">z</text:span><text:span text:style-name="T4690">ący</text:span>:</text:p>
      <text:p text:style-name="P4691">Tak, całości indeksacji - obu części i płac, i zasiłków<text:span text:style-name="T4692">.</text:span></text:p>
      <text:p text:style-name="P4693"><text:span text:style-name="T4694">O</text:span><text:span text:style-name="T4695">b</text:span><text:span text:style-name="T4696">.</text:span><text:span text:style-name="T4697"><text:s text:c="23"/></text:span><text:span text:style-name="T4698">:</text:span></text:p>
      <text:p text:style-name="P4699">Trudno nam w tej chwili wyznaczyć, czy to już teraz?<text:s/>Na pewno przyjdziemy.</text:p>
      <text:p text:style-name="P4700"><text:span text:style-name="T4701">O</text:span><text:span text:style-name="T4702">b</text:span><text:span text:style-name="T4703">.</text:span><text:span text:style-name="T4704"><text:s text:c="23"/></text:span><text:span text:style-name="T4705">:</text:span></text:p>
      <text:p text:style-name="P4706">Ja chciałem zaproponować panią pr<text:span text:style-name="T4707">of.</text:span><text:s/>Ja<text:span text:style-name="T4708">c</text:span>ukowi<text:span text:style-name="T4709">cz</text:span>, która<text:s/>przygotowała tutaj bardzo taki wnikliwy dokument pokazujący cały problem wdrażania już tej indeksacji pracy wraz z wariantami i z pr<text:span text:style-name="T4710">ze</text:span>liczeniami.</text:p>
      <text:p text:style-name="P4711">Tak, to znaczy ze strony współprzewodniczącego.</text:p>
      <text:p text:style-name="P4712"><text:span text:style-name="T4713">P</text:span><text:span text:style-name="T4714">rz</text:span><text:span text:style-name="T4715">ewodniczący</text:span>:</text:p>
      <text:p text:style-name="P4716">To<text:s/><text:span text:style-name="T4717">ro</text:span>zu<text:span text:style-name="T4718">mi</text:span>em,<text:s/><text:span text:style-name="T4719">ż</text:span>e pani pro<text:span text:style-name="T4720">f</text:span>. Jacukowi<text:span text:style-name="T4721">cz</text:span><text:s/>weźmie udział w tym zespole.</text:p>
      <text:p text:style-name="P4722"><text:span text:style-name="T4723">O</text:span><text:span text:style-name="T4724">b</text:span><text:span text:style-name="T4725">.</text:span><text:span text:style-name="T4726"><text:s text:c="23"/></text:span><text:span text:style-name="T4727">:</text:span></text:p>
      <text:p text:style-name="P4728">Ja bym proponował panie profesorze 5 minut przerwy, żebyśmy ustalili też w zespołach.</text:p>
      <text:soft-page-break/>
      <text:p text:style-name="P4729"><text:span text:style-name="T4730">Przewodniczący</text:span>:</text:p>
      <text:p text:style-name="P4731">Proszą państwa, jest propozycja ażeby zrobić 5 minut prze<text:span text:style-name="T4732">r</text:span>wy,<text:s/><text:span text:style-name="T4733">a</text:span><text:s/>po przerwie przewodnictwo obejmie pan pro<text:span text:style-name="T4734">f.</text:span><text:s/>R<text:span text:style-name="T4735">aj</text:span>kiewicz.</text:p>
      <text:p text:style-name="P4736"/>
      <text:p text:style-name="P4737">/Przerwa/.</text:p>
      <text:p text:style-name="P4738"/>
      <text:p text:style-name="P4739"><text:span text:style-name="T4740">Prz</text:span><text:span text:style-name="T4741">e</text:span><text:span text:style-name="T4742">wodniczący - pro</text:span><text:span text:style-name="T4743">f.</text:span><text:span text:style-name="T4744"><text:s/>Rajkiewicz</text:span>:</text:p>
      <text:p text:style-name="P4745">Proszą bardzo - głos ma pro<text:span text:style-name="T4746">f</text:span>. Rosner<text:span text:style-name="T4747">.</text:span></text:p>
      <text:p text:style-name="P4748"><text:span text:style-name="T4749">Pro</text:span><text:span text:style-name="T4750">f.</text:span><text:span text:style-name="T4751"><text:s/>Rosner</text:span>:</text:p>
      <text:p text:style-name="P4752">Proszą państwa, ja prosiłem o głos<text:s/><text:span text:style-name="T4753">j</text:span>ako pierwszy, dlatego że chciałem stwierdzić, iż mamy właściwie w tych sprawach ochrony pracy mamy jakby<text:s/><text:span text:style-name="T4754">3</text:span><text:s/>dokumenty. Mamy propozycją przedstawioną w formie tego nowego projektu umowy społecznej, który wczoraj był doręczony zespołowi ekonomicznemu i polityki społecznej. Mamy poprawki do załącznika 4.1, który pozwoliłem sobie państwu dzisiaj rano rozdać, to są te na jednej karteczce proponowane poprawki. I mamy trzecią rzecz - to są informac<text:span text:style-name="T4755">je</text:span><text:s/>Ministerstwa Pracy przedstawione przez pana min. Szrete<text:span text:style-name="T4756">ra</text:span>,<text:span text:style-name="T4757"><text:s/></text:span>które objaśniają jak funkcjonuje w tej chwili ten system w Polsce w praktyc<text:span text:style-name="T4758">e.</text:span></text:p>
      <text:p text:style-name="P4759"><text:span text:style-name="T4760">Je</text:span>żeli państwo pozwolą, to ja bardzo króciutko postaram si<text:span text:style-name="T4761">ę</text:span><text:s/>przedstawić te swoje propozycje - dlaczego ja uważam za właściwe, żeby pewne rzeczy tutaj trochę inaczej ująć niż to zostało ujęte w tym projekcie tego dokumentu<text:span text:style-name="T4762">.</text:span><text:s/>To się nazywa<text:s/><text:span text:style-name="T4763">„</text:span>Elementy nowej umowy społeczne<text:span text:style-name="T4764">j</text:span>”. Na stronie 1<text:span text:style-name="T4765">5</text:span><text:s/>tam jest załącznik 4<text:span text:style-name="T4766">.</text:span>1<text:span text:style-name="T4767">.</text:span><text:s/>I są propozycje następujące. W sprawie godzin nadliczbowych propozycja rządowa, bo to była propozycja rządowa, jest powiedziane, że zmniejszanie po roku 1990 limitu godzin nadliczbowych. Moja propozycja idzie w tym kierunku, ażeby tu ukonkretnić - począwszy od roku 1990. Po 1990 roku to nic nie znaczy, to może by<text:span text:style-name="T4768">ć</text:span><text:s/>przecież również w roku 2000<text:span text:style-name="T4769">.</text:span></text:p>
      <text:p text:style-name="P4770"><text:span text:style-name="T4771">/</text:span>Głos z sali na wycieszeniu/.</text:p>
      <text:p text:style-name="P4772">Ministerstwo się godzi, doskonale.</text:p>
      <text:p text:style-name="P4773">W zdaniu ostatnim nie mówić, że się zbliża do norm kodeksu pracy, tylko proponuję, ażeby powiedzieć<text:s/><text:span text:style-name="T4774">-</text:span><text:s/>przywrócenie normy kodeksu pracy tj. 120 godzin nadliczbowych rocznie<text:span text:style-name="T4775">.</text:span></text:p>
      <text:p text:style-name="P4776">Czy pan minister się godzi?</text:p>
      <text:p text:style-name="P4777"><text:span text:style-name="T4778">/</text:span>Głos z sali na wyciszeniu/.</text:p>
      <text:p text:style-name="P4779">Nie, stopniowe odchodzenie<text:span text:style-name="T4780">.</text:span></text:p>
      <text:p text:style-name="P4781">I teraz proponujemy nowy ustęp, p<text:span text:style-name="T4782">oniewa</text:span>ż sprawy godzin nadliczbowych poza górnictwem to dotyczy w znacznym stopniu transportu i komunikacji, i to jest najboleśnie<text:span text:style-name="T4783">js</text:span>za sprawa - pr<text:span text:style-name="T4784">o</text:span>ponujemy zasugerować takie rozwiązanie, żeby dla zapewnienia im dopływu należytej kadry, żeby wykorzystać pracowników, którzy są zwalniani z pracy w toku reorganiza<text:span text:style-name="T4785">cj</text:span>i gospodarki, względnie zwalniani przedterminowo z wojska, żeby im umożliwić przeszkolenie na pracowników transportu - na kierowców, maszynistów itd.</text:p>
      <text:p text:style-name="P4786">Czy jest zgoda na to panie ministrze?</text:p>
      <text:p text:style-name="P4787"><text:span text:style-name="T4788">O</text:span><text:span text:style-name="T4789">b</text:span><text:span text:style-name="T4790">.</text:span><text:span text:style-name="T4791"><text:s text:c="23"/></text:span><text:span text:style-name="T4792">:</text:span></text:p>
      <text:p text:style-name="P4793">Tak panie profesorze, ale<text:s/><text:span text:style-name="T4794">j</text:span>a bym proponował jedno uzupełnienie<text:span text:style-name="T4795">.</text:span><text:s/>Bo my mówimy o dążeniu do zmniejszenia godzin nadliczbowych. Ale nie możemy zapominać, że zachodzi konieczność utrzymania<text:s/><text:soft-page-break/>płac na poziomie. Bo tutaj, dlatego mi brakuje w tym pierwszym punkcie dodania:<text:s/><text:span text:style-name="T4796">„</text:span>dąży<text:span text:style-name="T4797">ć</text:span><text:s/>do stopniowego zbliżenia się do normy kodeksu pracy w czasie pracy, zapewniając odpowiednio utrzymanie poziomu zarobków<text:span text:style-name="T4798">”</text:span><text:span text:style-name="T4799">.</text:span></text:p>
      <text:p text:style-name="P4800">/Głosy z sali na wyciszeniu/.</text:p>
      <text:p text:style-name="P4801"><text:span text:style-name="T4802">M</text:span><text:span text:style-name="T4803">in. Szr</text:span><text:span text:style-name="T4804">et</text:span><text:span text:style-name="T4805">e</text:span><text:span text:style-name="T4806">r</text:span>:</text:p>
      <text:p text:style-name="P4807">To już jest inna sprawa. Przepraszam, bo w ten sposób przy takim sformułowaniu to każdemu.<text:span text:style-name="T4808">..</text:span><text:s/>Nie mówiąc już o tym, że to nie leży w tej chwili w gestii bezpośrednio Ministerstwa Pracy i w<text:s/>ogóle tego typu działanie to już jest inna kwestia. Mnie si<text:span text:style-name="T4809">ę</text:span><text:s/>wydaje, że to nie jest sprawa, którą można by tutaj przesądzić.</text:p>
      <text:p text:style-name="P4810">Tak więc taki dopisek - to się będzie po prostu rozstrzygało w zakładach pracy po prostu<text:span text:style-name="T4811">.</text:span></text:p>
      <text:p text:style-name="P4812"><text:span text:style-name="T4813">O</text:span><text:span text:style-name="T4814">b</text:span><text:span text:style-name="T4815">.</text:span><text:span text:style-name="T4816"><text:s text:c="23"/></text:span><text:span text:style-name="T4817">:</text:span></text:p>
      <text:p text:style-name="P4818">Panie ministrze, nie podzielam tego poglądu. W tej chwili jest bardzo mocno napięta sytuacja strajkowa w całej Polsce<text:span text:style-name="T4819">,</text:span><text:s/>w sytuacjach różnego rodzaju transportu - łączność, mleczarstwo i inne. I właśnie, dlatego żeby raz na zawsze przerwać ten problem. Jeżeli nie rozwiążemy spraw płacowych, to trudno mówić o rozwiązaniu spraw czasu pracy. Bo będziemy jak gdyby pchali ludzi do pracy w godzinach ponadliczbowych.</text:p>
      <text:p text:style-name="P4820">Mieliśmy przypadki dwa lata temu kiedy chcieliśmy kierowcom - rzeczywiście tak jak tu si<text:span text:style-name="T4821">ę</text:span><text:s/>proponuje - ostro zadziałać, to mieliśmy reakcję negatywną ze strony tych ludzi.</text:p>
      <text:p text:style-name="P4822">A przecież my mamy rozwiązać problem kompleksowo<text:span text:style-name="T4823">,</text:span><text:s/>a nie tylko powiedzieć, że zmniejszamy czas pracy, ograniczamy<text:span text:style-name="T4824">.<text:s/></text:span>A wiemy,<text:s/><text:span text:style-name="T4825">ż</text:span>e pozostanie to na niezmienionym poziomie. Dlatego zgodnie z konwencją MOP, zgodnie ze wszelkimi ustaleniami tak<text:span text:style-name="T4826">i<text:s/></text:span>kompleksowy zapis zmuszałby władze rządowe, ministerstwo do opracowania godziwego systemu płac w transporcie. Godziwego, łączącego czas pracy z zarobkami.</text:p>
      <text:p text:style-name="P4827"><text:span text:style-name="T4828">Ob. Rosner</text:span><text:span text:style-name="T4829">:</text:span></text:p>
      <text:p text:style-name="P4830">Panie ministrze, to jest uwaga, która jest oczywiście w tym sensie zrozumiała, że zupełnie inaczej to staje si<text:span text:style-name="T4831">ę</text:span><text:s/>zapisem nierealnym. Bo robotnicy tego nie przyjmą - jak nie zagwarantujemy im godziwego poziomu zarobków<text:span text:style-name="T4832">,</text:span><text:s/>to znaczy zarobków przeciętnie na poziomie tego co zarabiali poprzednio, to oni nie zgodzą się na likwidację<text:span text:style-name="T4833">,</text:span><text:s/>nadmiaru godzin nadliczbowych<text:span text:style-name="T4834">.<text:s/></text:span>A więc trzeba to rozważyć.</text:p>
      <text:p text:style-name="P4835"><text:span text:style-name="T4836">Min. Szreter</text:span>:</text:p>
      <text:p text:style-name="P4837">Ale przecież te sprawy rozstrzygane są w przedsiębiorstwie. W jaki sposób na szczeblu centralnym możemy w poszczególnych zakładach zagwarantować tego rodzaju działanie. Jest to po pr<text:span text:style-name="T4838">os</text:span>tu w tym momencie n<text:span text:style-name="T4839">ie</text:span>wykonalne.</text:p>
      <text:p text:style-name="P4840"><text:span text:style-name="T4841">O</text:span><text:span text:style-name="T4842">b</text:span><text:span text:style-name="T4843">.</text:span><text:span text:style-name="T4844"><text:s text:c="23"/></text:span><text:span text:style-name="T4845">:</text:span></text:p>
      <text:p text:style-name="P4846">Panie ministrze, nie podzielam tego zdania. Jest tysiąc i sto propozycji, które koledzy z transportu zgłaszają do strony rządowej. Było spotkanie u wiceministra komunikacji niedawne jak tydzień temu w tej sprawie. Są zgłoszone postulaty, widzą możliwości tego rozwiązania.</text:p>
      <text:p text:style-name="P4847">I myślę, że gdybyście się zainteresowali jako resort można znaleźć tu rozwiązania, można. A tutaj nie będę mówił za ludzi, którzy najbardziej zbliżeni są i znają ten problem.</text:p>
      <text:p text:style-name="P4848">Prosz<text:span text:style-name="T4849">ę</text:span><text:s/>spotkać si<text:span text:style-name="T4850">ę</text:span>.<text:span text:style-name="T4851">.</text:span>. Zresztą do premiera Rakowskiego wyszedł w tej sprawie list z OPZZ domagający się takiego spotkania<text:span text:style-name="T4852">.</text:span><text:s/>I te sprawy są w tej chwili w toku negocjacji<text:span text:style-name="T4853">.</text:span><text:s/>Wyjdźmy im naprzeciw w ramach obrad<text:s/>„okrągłego stołu”, rozwiążmy, zobaczmy jakie proponują te rozwiązania<text:span text:style-name="T4854">.</text:span></text:p>
      <text:soft-page-break/>
      <text:p text:style-name="P4855">Wiadomo, dla komunikacji PKP, PKS czy transportu innego będą to inne rozwiązania.<text:s/><text:span text:style-name="T4856">N</text:span>ie narzucajmy im, ja nie chcę im narzucać<text:span text:style-name="T4857">.</text:span><text:s/>Ja im chcę w ramach samodzielności stworzy<text:span text:style-name="T4858">ć</text:span><text:s/>warunki rzeczywiście w systemie podatkowym do regulowania tych spraw<text:span text:style-name="T4859">. Że</text:span>by po prostu nie musieli po 300 godzin jeździ<text:span text:style-name="T4860">ć</text:span><text:s/>miesięcznie, żeby zarobić 50 tys. zł.</text:p>
      <text:p text:style-name="P4861"><text:span text:style-name="T4862">O</text:span><text:span text:style-name="T4863">b</text:span><text:span text:style-name="T4864">.</text:span><text:span text:style-name="T4865"><text:s text:c="23"/></text:span><text:span text:style-name="T4866">:</text:span></text:p>
      <text:p text:style-name="P4867"><text:span text:style-name="T4868">Pan</text:span>ie m<text:span text:style-name="T4869">ini</text:span>strze, czy pan by się zgodził z takim sformułowaniem - i pan, i inni członkowie zespołu. Dopisać<text:s/><text:span text:style-name="T4870">„</text:span>należy w tej mierze dążyć do stopniowego stosowania przepisów kodeksu pracy i zapewnienia pracownikom, zainteresowanym pracownikom dotychczasowego poziomu życia”.</text:p>
      <text:p text:style-name="P4871">/Gł<text:span text:style-name="T4872">os</text:span><text:s/>z sali: Przy zapewnieniu/.</text:p>
      <text:p text:style-name="P4873">Tak, przepraszam - przy zapewnieniu pracownikom, zainteresowanym pracownikom dotychczaso<text:span text:style-name="T4874">we</text:span>go poziomu życia. I to wtedy nie zobowiązuje to rządu, tylko jest to postulat pod adresem zakładów pracy, czy innych czynników, które będą rozstrzygały o poziomie zarobków.</text:p>
      <text:p text:style-name="P4875"><text:span text:style-name="T4876">Przewodniczący</text:span>:</text:p>
      <text:p text:style-name="P4877">Proszę bardzo.</text:p>
      <text:p text:style-name="P4878"><text:span text:style-name="T4879">O</text:span><text:span text:style-name="T4880">b</text:span><text:span text:style-name="T4881">.</text:span><text:span text:style-name="T4882"><text:s text:c="23"/></text:span><text:span text:style-name="T4883">:</text:span></text:p>
      <text:p text:style-name="P4884">Jeśli można. Panie ministrze, przecież pan zdaje sobie sprawę również z tego, że konstrukcja<text:s/><text:span text:style-name="T4885">fu</text:span>nkcjon<text:span text:style-name="T4886">uj</text:span>ących i obowiązu<text:span text:style-name="T4887">ją</text:span>cych w tej chwili zakładowych systemów wynagrodzeń właśnie w zakładach komunikacji samochodowej jest taka, że jak gdyby z tej konstrukcji wynika przymus pracy w nadgodzinach, że człowiek chcąc zapewnić sobie normalny ludzki byt materialny, musi podejmować pracę w nadgodzinach, bo jego zasadnicze wynagrodzenie wynikające z nominalnego cz<text:span text:style-name="T4888">a</text:span>s<text:span text:style-name="T4889">u</text:span><text:s/>pracy procentowo do średniej płacy w gospodarce uspołecznionej stanowi ok. 65 proc<text:span text:style-name="T4890">.</text:span><text:s/>Reszta jest to wynagrodzenie otrzymywane za pracę w godzinach nadliczbowych. Jest to wadliwa konstrukcja już, jak gdyby stworzona z premedytacją przymuszania ludzi do pracy.</text:p>
      <text:p text:style-name="P4891">I tutaj my chcąc dojś<text:span text:style-name="T4892">ć</text:span><text:s/>do rozwiązania kodeksowego, nie możemy sobie pozwolić, żeby automaty<text:span text:style-name="T4893">cz</text:span>nie ulegało obniżenie poziomu życia tychże pracowników. I to co proponował pan profesor, powinno być jak gdyby wskazówką dla zakładów pracy, że przy modyfikacji zakładowych systemów płacowych te część funduszu płac, która była na godziny nadliczbowe, musi wejść w system płacowy<text:span text:style-name="T4894">.</text:span></text:p>
      <text:p text:style-name="P4895">Dziękuję bardzo<text:span text:style-name="T4896">.</text:span></text:p>
      <text:p text:style-name="P4897"><text:span text:style-name="T4898">O</text:span><text:span text:style-name="T4899">b</text:span><text:span text:style-name="T4900">.</text:span><text:span text:style-name="T4901"><text:s text:c="23"/></text:span><text:span text:style-name="T4902">:</text:span></text:p>
      <text:p text:style-name="P4903">Jeśli można panie ministrze dopisać w tym zdaniu:<text:s/><text:span text:style-name="T4904">„</text:span>przy zapewnieniu pracownikom dotychczasowego poziomu zarobków”.</text:p>
      <text:p text:style-name="P4905">/Głos z sali na wyciszeniu/.</text:p>
      <text:p text:style-name="P4906"><text:span text:style-name="T4907">Min. Szreter</text:span><text:span text:style-name="T4908">:</text:span></text:p>
      <text:p text:style-name="P4909">/.../ ale jak gdyby spr<text:span text:style-name="T4910">ó</text:span>bowa<text:span text:style-name="T4911">ć</text:span><text:s/>coś takiego - przy jednoczesnym stworzeniu w zakładowych systemach wynagradzania możliwości uzyskania podobnych dochodów, coś takiego, w normalnym czasie pracy.</text:p>
      <text:p text:style-name="P4912">Bo ja bym tu jednak szedł nie na gwarancje, przepraszam, a jedynie na możliwość uzyskania podobnych dochodów w tym normalnym czasie pracy, podkreślam.<text:s/>Bo sformułowanie<text:s/>„zapewnienie”<text:s/>jest zbyt daleko idące i to musi by<text:span text:style-name="T4913">ć</text:span><text:s/>w zakładzie pracy<text:span text:style-name="T4914">.</text:span></text:p>
      <text:p text:style-name="P4915">Ja rozumiem obiekcje, ja się zastanawiam jak to można - czy i w jaki sposób, jak daleko idący<text:s/><text:soft-page-break/>kompromis w tym względzie mógłby by<text:span text:style-name="T4916">ć.</text:span><text:s/>Ja myślę, że to jest kwestia doprecyzowania sformułowania<text:span text:style-name="T4917">.</text:span><text:s/>Intencje rozumiem.<text:s/><text:span text:style-name="T4918">W</text:span><text:s/>moim przekonaniu na szc<text:span text:style-name="T4919">z</text:span>eblu centralnym gwarancji sztywnej dać nie można<text:span text:style-name="T4920">.</text:span><text:s/>Natomiast moje myślenie idzie w stronę stworzenia możliwości w normalnym czasie pracy<text:span text:style-name="T4921">.</text:span><text:s/>A więc te dwa elementy - stworzenie w zakładowych systemach wynagradzania możliwości uzyskania analogicznych czy podobnych dochodów w normalnym czasie<text:span text:style-name="T4922">.</text:span></text:p>
      <text:p text:style-name="P4923">Bo ja w żadnym przypadku nie mogę się usztywnić w sposób taki absolutny, to znaczy usztywnić zobowiązania, że oto nie ma nadgodzin, to każdemu się nagle należy poprzednia płaca, podzielona przez mniejszą ilość godzin. I to jest proste wyliczen<text:span text:style-name="T4924">ie..</text:span>.</text:p>
      <text:p text:style-name="P4925"><text:span text:style-name="T4926">O</text:span><text:span text:style-name="T4927">b</text:span><text:span text:style-name="T4928">.</text:span><text:span text:style-name="T4929"><text:s text:c="23"/></text:span><text:span text:style-name="T4930">:</text:span></text:p>
      <text:p text:style-name="P4931">Czy można przyjąć, że Ministerstwo wyraża zgodę na wprowadzenie tego akapitu. Może w międzyczasie uzyskamy tutaj jasność redakcyjną. Moja propozycja przy stwarzaniu warunków zachowania uzyskanego poziomu płac<text:span text:style-name="T4932">.</text:span></text:p>
      <text:p text:style-name="P4933">Dotych<text:span text:style-name="T4934">cz</text:span>asowego poziomu płac, chodzi o intencje, tak<text:span text:style-name="T4935">.</text:span></text:p>
      <text:p text:style-name="P4936">Dobrze. Więc w takim razie przyjmujemy tutaj takie sformułowanie - przy stwarzaniu warunków zachowania dotychczasowego poziomu wynagrodzenia<text:span text:style-name="T4937">.</text:span></text:p>
      <text:p text:style-name="P4938">Dobrze załatwil<text:span text:style-name="T4939">iś</text:span>my.</text:p>
      <text:p text:style-name="P4940"><text:span text:style-name="T4941">O</text:span><text:span text:style-name="T4942">b</text:span><text:span text:style-name="T4943">.</text:span><text:span text:style-name="T4944"><text:s text:c="23"/></text:span><text:span text:style-name="T4945">:</text:span></text:p>
      <text:p text:style-name="P4946">Ja jeszcze tu panie profesorze do pana Rosnera mam uwagę. Niepokoi mnie zapis taki obligatoryjny w sprawie l<text:span text:style-name="T4947">ik</text:span>widowanych<text:s/>przedsiębiorstw i prze<text:span text:style-name="T4948">sz</text:span>kalan<text:span text:style-name="T4949">ie</text:span><text:s/>dla zapewnienia transportu i komunikacji ludzi, żołnierzy itd<text:span text:style-name="T4950">.</text:span></text:p>
      <text:p text:style-name="P4951">Ja myśl<text:span text:style-name="T4952">ę</text:span>, żeby to bardziej uogólnić, bo rozumiejąc to możemy doprowadzić do zmuszania ludzi do zmiany zawodu<text:span text:style-name="T4953">.</text:span></text:p>
      <text:p text:style-name="P4954"><text:span text:style-name="T4955">O</text:span><text:span text:style-name="T4956">b</text:span><text:span text:style-name="T4957">.</text:span><text:span text:style-name="T4958"><text:s text:c="23"/></text:span><text:span text:style-name="T4959">:</text:span></text:p>
      <text:p text:style-name="P4960">Proszę pana, jeżeli znowu zaczniemy i ogólnie to damy to znowu z tego nic nie wyjdzie. My tu bardzo adresowo wskazujemy co można zrobić i dajemy preferencje, możliwości, tak<text:span text:style-name="T4961">.<text:s/></text:span>To przecież ma stwarzać pracownikom możliwości, to jest właśnie kwestia tych preferencji szkoleniowych itd.</text:p>
      <text:p text:style-name="P4962">Proszę bardzo - jedzmy dalej.</text:p>
      <text:p text:style-name="P4963"><text:span text:style-name="T4964">O</text:span><text:span text:style-name="T4965">b</text:span><text:span text:style-name="T4966">.</text:span><text:span text:style-name="T4967"><text:s text:c="23"/></text:span><text:span text:style-name="T4968">:</text:span></text:p>
      <text:p text:style-name="P4969">Tu w pierwszym punkcie jest powiedziane, że propozycje dotyczą usprawnienia dotychczasowych metod i warunków pracy<text:span text:style-name="T4970">,</text:span><text:s/>i egzekwowania poprawy tych warunków pracy. Chodzi o to, że n<text:span text:style-name="T4971">ieje</text:span>dnokrotnie si<text:span text:style-name="T4972">ę</text:span><text:s/>stwierdza, że postulowane czy na stwierdzane uchybienia faktycznie złych warunków pracy nie są realizowane przez kierownictwo pracy, względnie są nawet wypadki, gdzie związki zawodowe prawdopodobnie słusznie podejrzew<text:span text:style-name="T4973">aj</text:span>ą, że orzeczenia inspektorów sanitarnych czy inspektorów pracy nie zawsze są całkowicie rzetelne i że mogą nie wychwytywać tych szkodliwości tych niedociągnięć wszystkich, które naprawdę istnieją.</text:p>
      <text:p text:style-name="P4974">I stąd jest propozycja, ażeby umożliwić zakładowym organizacjom związkowym dokonywan<text:span text:style-name="T4975">ia</text:span><text:s/>niezależnych kontroli tych warunków pracy, stwierdzania tych uchybień. Z tym jednak, że ja chciałbym tu zgłosić autopoprawkę w związku z tym co dowiedziałem się, że Ministerstwo przygotowuje projekt rozpor<text:span text:style-name="T4976">zą</text:span>dzenia Rady Ministrów, aby nie pisać, żeby to następowało w drodze zmiany ustawy o związkach<text:s/><text:soft-page-break/>zawodowych albo kodeksu pracy, tylko po prostu - wydać przepis prawny bez stwierdzania jaką drogą.<text:s/>Ponieważ okazuje się<text:span text:style-name="T4977">,</text:span><text:s/>ż<text:span text:style-name="T4978">e</text:span><text:s/>wystarczy rozpo<text:span text:style-name="T4979">rz</text:span>ądzen<text:span text:style-name="T4980">ie</text:span><text:s/>Rady Ministrów<text:span text:style-name="T4981">.</text:span></text:p>
      <text:p text:style-name="P4982">A więc w tym pierwszym punkcie<text:s/><text:span text:style-name="T4983">„</text:span>a<text:span text:style-name="T4984">”</text:span><text:s/>- małe, proponowałbym wykreśli<text:span text:style-name="T4985">ć</text:span><text:s/>„uzupełnia<text:span text:style-name="T4986">ją</text:span>ce kodeks pracy lub ustawy o związkach zawodowych”<text:span text:style-name="T4987">.</text:span><text:s/>To jest niepotrzebne sprecyzowanie i wystarczy tu rozporządzen<text:span text:style-name="T4988">ie</text:span><text:s/>Rady Ministrów.</text:p>
      <text:p text:style-name="P4989">I teraz nie byłoby to tworzenie jeszcze jednej Inspekcji Pracy, tylko wykorzystywanie zakładowych organizacji związkowych, żeby one miały prawo powoływać swoich ekspertów<text:span text:style-name="T4990">.</text:span><text:s/>No, ale tu pan minist<text:span text:style-name="T4991">e</text:span>r Szreter zapozna nas zaraz z projektem rozporządzenia Rady Ministrów. I egzekwowania wydawania odpowiednich przepisów korygujących złe warunki pracy.</text:p>
      <text:p text:style-name="P4992">Ja bym proponował, żeby pan min. Szreter zechciał nas zapoznać z projektowanym rozporządzeniem Rady Ministrów w tej sprawie.</text:p>
      <text:p text:style-name="P4993"><text:span text:style-name="T4994">/</text:span>Głos z sali na wyciszeniu/.</text:p>
      <text:p text:style-name="P4995"><text:span text:style-name="T4996">Min. Szreter</text:span>:</text:p>
      <text:p text:style-name="P4997">Proszę uprzejmie. Jest to projekt uchwały w sprawie zasad i trybu przeprowadzania społecznych przeglądów warunków pracy oraz realizacji wniosków wynikających z tych przeglądów.<text:s/>To jest z mocy upoważnienia kodeksowego. I tutaj - kto przeprowadza - zakładowe komisje przeglądowe na wniosek zarządu zakładowej organizacji związkowej. A więc to nie jest to, że to musi być koniecznie tylko raz do roku. Po prostu na wniosek związku zawodowego<text:span text:style-name="T4998">.</text:span></text:p>
      <text:p text:style-name="P4999">W skład komisji wchodzą: przedstawicie<text:span text:style-name="T5000">le</text:span><text:s/>tam poszczególni, a więc społeczny inspektor, przedstawiciel zarządu związku, samorządu, przedstawiciel kierownika zakładu, zakładowej placówki służby zdrowia, pracownicy zakładu pracy inni tam wykazujący - przewodniczącym jest społeczny inspektor pracy.</text:p>
      <text:p text:style-name="P5001"><text:span text:style-name="T5002">I</text:span><text:s/>tuta<text:span text:style-name="T5003">j</text:span><text:s/>jest napisane:<text:s/><text:span text:style-name="T5004">„</text:span>zakła<text:span text:style-name="T5005">do</text:span>wa komisja przeglądowa w razie potrzeby powołuje oddziałowe, wydziałowe komisje przeglądowe lub zespoły problemowe określające ich skład i zadania”<text:span text:style-name="T5006">.</text:span></text:p>
      <text:p text:style-name="P5007">Ja sądzę, że my tutaj możemy zgodnie z duchem tego zapisu uzupełnić ten, bo to jest jeszcze projekt w fazie uzgodnień<text:span text:style-name="T5008">.<text:s/></text:span>Możemy uzupełnić o stosowny zapis. Nie wiem czy on by się in extenso do tej wyliczanki nadawał<text:span text:style-name="T5009">.</text:span><text:s/>Ale gdyby się to dało bez bólu prawnego in extenso przenieść, tak byśmy chcieli zrobić, żeby to nie budziło żadnych podejrzeń o jakieś próby. Postarałbym się przenieść to in extenso, jeżeli prawnicy nam na to pozwolą. Tak myślę, jeżeli prawnicy nam na to pozwolą, to przeniesiemy to in extenso, jeżeli nie, to uzgodnimy tutaj jakieś.<text:span text:style-name="T5010">..</text:span><text:s/>Ale chcemy dokładnie, to znaczy nie mamy nic przeciwko temu żeby to realizować<text:span text:style-name="T5011">.</text:span></text:p>
      <text:p text:style-name="P5012"><text:span text:style-name="T5013">O</text:span><text:span text:style-name="T5014">b</text:span><text:span text:style-name="T5015">.</text:span><text:span text:style-name="T5016"><text:s text:c="23"/></text:span><text:span text:style-name="T5017">:</text:span></text:p>
      <text:p text:style-name="P5018">Jeżeli można to w ustawie o Społecznej Inspekcji Pracy takie rozwiązania są, że i za<text:span text:style-name="T5019">k</text:span>ład i społeczność zakładu pracy i zarząd związku zawodowego mógłby powoływać ekspertów lub też dokonywać różnych pomiarów i badań na koszt przedsiębiorstwa. I to nie nastręczało tutaj trudności. Tu byłoby tylko podwójne i mocniejsze uwarunkowanie prawne, z czego należałoby się tylko cieszyć<text:span text:style-name="T5020">.</text:span></text:p>
      <text:p text:style-name="P5021"><text:span text:style-name="T5022">O</text:span><text:span text:style-name="T5023">b</text:span><text:span text:style-name="T5024">.</text:span><text:span text:style-name="T5025"><text:s text:c="23"/></text:span><text:span text:style-name="T5026">:</text:span></text:p>
      <text:p text:style-name="P5027">Jeżeli jest taki zapis, to tym bardziej, powołując si<text:span text:style-name="T5028">ę<text:s/></text:span>na tamten zapis możecie wprowadzić to do tego.<text:s/><text:span text:style-name="T5029">W</text:span><text:s/>każdym razie<text:span text:style-name="T5030">.</text:span>...</text:p>
      <text:p text:style-name="P5031">Proszę bardzo<text:span text:style-name="T5032">.</text:span></text:p>
      <text:p text:style-name="P5033"><text:span text:style-name="T5034">O</text:span><text:span text:style-name="T5035">b</text:span><text:span text:style-name="T5036">.</text:span><text:span text:style-name="T5037"><text:s text:c="23"/></text:span><text:span text:style-name="T5038">:</text:span></text:p>
      <text:soft-page-break/>
      <text:p text:style-name="P5039">Pozwoli pan, ja jeszcze do pana ministra<text:span text:style-name="T5040">.</text:span><text:s/>Ja sądzę, że<text:s/>w tej inicjatywie chodzi wręcz o coś innego<text:span text:style-name="T5041">.</text:span><text:s/>Bo ja w praktyce swojej, jako działacza związkowego w doświadczeniu ostatnich czterech lat mam taki przykład -<text:s/><text:span text:style-name="T5042">p</text:span>rzypadek, że związek załatwił dla pracowników przemysłu poligraficznego pracujących na określonych stanowiskach pracy dodatkowe urlopy zdrowotne<text:span text:style-name="T5043">,</text:span><text:s/>związane ze szkodliwymi warunkami pracy i one zawierają pewne kryteria jak gdyby dopuszczalnych norm stężeń takich czy innych czynników, których dopiero występowanie czy też przekroczenie w takich różnych procentowych układach dają prawo do tego urlopu.</text:p>
      <text:p text:style-name="P5044">Służby powoływane przez administra<text:span text:style-name="T5045">cj</text:span>ę zakład<text:span text:style-name="T5046">ó</text:span>w wielokrotnie fałszowały wyniki. I tu jest po prostu inicjatywa jak gdyby dopuszczająca, żeby związek zawodowy miał prawo, niezależnie od służb admin<text:span text:style-name="T5047">is</text:span>tracyjnych sprowadzić sobie wyspecjalizowaną instytucję. Tylko rysuje się jeden problem - kto za to będzie płacił, bo są to koszty bardzo wysokie. Ja wiem na przykład w Bielskich Zakładach Graficznych, gdzie chcieliśmy to zrobić, bo cztery razy żeśmy podchodzili do tych spraw i zawsze te wyniki były dobre. Ale były dobre wtedy, kiedy były robione na przełomie dwóch zmian przy otwartych oknach czy innych. Kiedy żeśmy poszli w swoje badanie, to takie jednorazowe badanie to jest prawie milion złotych. Są to więc ogromne koszty. I tu przy tej słusznej inicjatywie należałoby również wskazać na to kto ponosi koszty tychże badań. Bo jeśli obarczymy tym związki zawodowe, to one - zakładowe związki się położą, jest to bardzo poważny problem panie profesorze. Chociaż ja się przychylam, że inicjatywa jest jak najbardziej słuszna.</text:p>
      <text:p text:style-name="P5048"><text:span text:style-name="T5049">Przewodniczący</text:span>:</text:p>
      <text:p text:style-name="P5050">Pan prezes wzmocnił to swoje sformułowanie i ja myślę,<text:s/>że nie powinniśmy, bo to dajemy prawo<text:span text:style-name="T5051">.</text:span><text:s/>Natomiast jest tutaj<text:span text:style-name="T5052"><text:s/></text:span>n<text:span text:style-name="T5053">i</text:span>ezbędna pomoc i to już jest sprawa po prostu wynegocjowan<text:span text:style-name="T5054">ia<text:s/></text:span>pomiędzy organizacją związkową<text:span text:style-name="T5055">.</text:span><text:s/>Ja myślę, że samorząd też będzie tutaj współdziałał w tej sprawie, chociażby przeznaczając pewną częś<text:span text:style-name="T5056">ć</text:span><text:s/>zysku na te cele<text:span text:style-name="T5057">.</text:span></text:p>
      <text:p text:style-name="P5058">Już nie rozstrzyg<text:span text:style-name="T5059">aj</text:span>my szczegółów<text:span text:style-name="T5060">.</text:span></text:p>
      <text:p text:style-name="P5061">Teraz następna kwestia to jest sprawa tych porozumień płacowych i układów zbiorowych. Czy jest zgoda<text:s/><text:span text:style-name="T5062">re</text:span>sortu na to?</text:p>
      <text:p text:style-name="P5063"><text:span text:style-name="T5064">Mi</text:span><text:span text:style-name="T5065">n.</text:span><text:span text:style-name="T5066"><text:s/>Sz</text:span><text:span text:style-name="T5067">re</text:span><text:span text:style-name="T5068">ter</text:span>:</text:p>
      <text:p text:style-name="P5069">Ja prawdę powiedziawszy nie mam nic przeciwko temu, tylko nie bardzo sobie wyobrażam materializa<text:span text:style-name="T5070">cj</text:span>ę tej sprawy<text:span text:style-name="T5071">.</text:span><text:s/>Bo ja rozumiem obawy pana profesora, zresztą też i wielu środowisk, że te systemy niekiedy skłaniają do pracy osoby także chore<text:span text:style-name="T5072">.<text:s/></text:span>Natomiast problem jest w tym, że nie bardzo możliwe jest zakazanie na szczeblu centralnym stosowania tych, stosowania tej formy wynagradzania w przedsiębiorstwie<text:span text:style-name="T5073">.</text:span></text:p>
      <text:p text:style-name="P5074">Ja rozumiem, że to jest tutaj swojego rodzaju apel, który możemy zapisa<text:span text:style-name="T5075">ć</text:span><text:s/>w porozumieniu, że tut<text:span text:style-name="T5076">aj</text:span>.<text:span text:style-name="T5077">.</text:span>. nie zawierały postanowień o stosowaniu premii, których wypłata jest uzależniona od braku lub niskiego stopnia absencji chorobowej i innych form uzasadnionej absencji w pracy<text:span text:style-name="T5078">.</text:span></text:p>
      <text:p text:style-name="P5079">A więc ten zapis właściwie żadnej mocy prawnej by nie miał.</text:p>
      <text:p text:style-name="P5080"><text:span text:style-name="T5081">Przewodniczący</text:span>:</text:p>
      <text:p text:style-name="P5082">Panie ministrze, ja chcę zwrócić uwagę, że jest to dyrektywa kierunkowa nie przesądzająca. I myślę, że tyle jest tych spraw, że jednak ja uważam, że raczej powinniśmy być skłonni do przyjęcia tej. Należy dąży<text:span text:style-name="T5083">ć</text:span><text:s/>do tego i to dążenie naprawdę...</text:p>
      <text:soft-page-break/>
      <text:p text:style-name="P5084"><text:span text:style-name="T5085">/</text:span>Głosy z sali na wyciszeniu/.</text:p>
      <text:p text:style-name="P5086">Dobrze, no wi<text:span text:style-name="T5087">ę</text:span>c w takim razie przyjmu<text:span text:style-name="T5088">je</text:span>my<text:span text:style-name="T5089">.</text:span></text:p>
      <text:p text:style-name="P5090">I teraz pk<text:span text:style-name="T5091">t</text:span><text:s/>5<text:span text:style-name="T5092">.</text:span><text:s/>Czy resort ma jakieś uwagi?</text:p>
      <text:p text:style-name="P5093"><text:span text:style-name="T5094">O</text:span><text:span text:style-name="T5095">b</text:span><text:span text:style-name="T5096">.</text:span><text:span text:style-name="T5097"><text:s text:c="23"/></text:span><text:span text:style-name="T5098">:</text:span></text:p>
      <text:p text:style-name="P5099">To co ja proponowałem, żeby rozszerzy<text:span text:style-name="T5100">ć</text:span>.<text:span text:style-name="T5101">..</text:span><text:s/>na podstawie 144.</text:p>
      <text:p text:style-name="P5102">A tutaj był wczoraj zgłoszony wniosek przez pana prof. Stelma<text:span text:style-name="T5103">ch</text:span>owskiego, żeby również wymieni<text:span text:style-name="T5104">ć</text:span><text:s/>konwencję 141 dotyczącą organizacji pracowników rolnych<text:span text:style-name="T5105">.</text:span></text:p>
      <text:p text:style-name="P5106"><text:span text:style-name="T5107">O</text:span><text:span text:style-name="T5108">b</text:span><text:span text:style-name="T5109">.</text:span><text:span text:style-name="T5110"><text:s text:c="23"/></text:span><text:span text:style-name="T5111">:</text:span></text:p>
      <text:p text:style-name="P5112">To jest katalog zadań dla komisji trójstronnej de facto.</text:p>
      <text:p text:style-name="P5113"><text:span text:style-name="T5114">Przewodnicząc</text:span><text:span text:style-name="T5115">y</text:span>:</text:p>
      <text:p text:style-name="P5116">Ja chciałem przypomnieć, że na poprzednim posiedzeniu nawet ja proponowałem, żeby i<text:span text:style-name="T5117">ś</text:span>ć w tym kierunku i to jest powtórzenie wraz z ostrzeżeniem - to jest 141.</text:p>
      <text:p text:style-name="P5118">Przyjmujemy to też.</text:p>
      <text:p text:style-name="P5119">Czy są jeszcze jakieś sprawy?</text:p>
      <text:p text:style-name="P5120"><text:span text:style-name="T5121">O</text:span><text:span text:style-name="T5122">b</text:span><text:span text:style-name="T5123">.</text:span><text:span text:style-name="T5124"><text:s text:c="23"/></text:span><text:span text:style-name="T5125">:</text:span></text:p>
      <text:p text:style-name="P5126">Jeśli można panie profesorze, to jest propozycja, żeby w tym punkcie, gdzie jest mowa o pomocy administra<text:span text:style-name="T5127">cj</text:span>i zakładowej - dopisa<text:span text:style-name="T5128">ć</text:span>, w tym pomocy finansowej. Żeby to po prostu było wyraźnie, jasno sprecyzowane.</text:p>
      <text:p text:style-name="P5129"><text:span text:style-name="T5130">/</text:span>Głosy z sali na wyciszeniu/.</text:p>
      <text:p text:style-name="P5131">Nie, nie pomocy finansowej w punkcie<text:s/><text:span text:style-name="T5132">3.a.</text:span></text:p>
      <text:p text:style-name="P5133"><text:span text:style-name="T5134">Przewodniczący</text:span>:</text:p>
      <text:p text:style-name="P5135">Czy jeszcze mamy jakieś problemy dotyczące tego punktu? Jeśli nie, to s<text:span text:style-name="T5136">e</text:span>rdecznie dziękuję. Zamykam posiedzenie.</text:p>
      <text:p text:style-name="P5137">Proponuję, żebyśmy się spotkali tak jak poprzednio we wtorek.<text:span text:style-name="T5138">...</text:span></text:p>
      <text:p text:style-name="P5139">Po uwzględnieniu tych uwag t<text:span text:style-name="T5140">ę</text:span><text:s/>cz<text:span text:style-name="T5141">ęś</text:span>ć związaną z warunkami<text:s/>pracy, z ochroną pracy, będziemy mogli uznać za uzgodnioną<text:span text:style-name="T5142">.<text:s/></text:span>Czyli że na bazie tego co mieliśmy, co było przedstawione wczoraj na piśmie plus te uzupełnienia stanowić będą razem tekst uzgodniony<text:span text:style-name="T5143">.</text:span></text:p>
      <text:p text:style-name="P5144"><text:span text:style-name="T5145">O</text:span><text:span text:style-name="T5146">b</text:span><text:span text:style-name="T5147">.</text:span><text:span text:style-name="T5148"><text:s text:c="23"/></text:span><text:span text:style-name="T5149">:</text:span></text:p>
      <text:p text:style-name="P5150">Tylko panie profesorze<text:span text:style-name="T5151">.</text:span><text:s/>Ja mam jedną uwagę<text:span text:style-name="T5152">.</text:span><text:s/>Absolutnie ten zespół sześcioosobowy nie ma prawa bez naszej akceptacji dać czegokolwiek na jakikolwiek stół.</text:p>
      <text:p text:style-name="P5153">I tu zastrzegamy sobie<text:span text:style-name="T5154">.</text:span></text:p>
      <text:p text:style-name="P5155"><text:span text:style-name="T5156">O</text:span><text:span text:style-name="T5157">b.</text:span><text:span text:style-name="T5158"><text:s/>Góra</text:span><text:span text:style-name="T5159">ls</text:span><text:span text:style-name="T5160">ka</text:span>:</text:p>
      <text:p text:style-name="P5161">Przepraszam bardzo, ale swoim organizacjom, mocodawcom związkowym ma prawo przedstawi<text:span text:style-name="T5162">ć</text:span><text:s/>rozbieżności, r<text:span text:style-name="T5163">o</text:span>zum<text:span text:style-name="T5164">i</text:span>em. O to właśnie chodzi.</text:p>
      <text:p text:style-name="P5165"><text:span text:style-name="T5166">O</text:span><text:span text:style-name="T5167">b</text:span><text:span text:style-name="T5168">.</text:span><text:span text:style-name="T5169"><text:s text:c="23"/></text:span><text:span text:style-name="T5170">:</text:span></text:p>
      <text:p text:style-name="P5171">Tak, ale nie ma prawa, nawet jak oni by się ze wszystkim zgodzili.</text:p>
      <text:p text:style-name="P5172"><text:span text:style-name="T5173">Przewodniczący</text:span>:</text:p>
      <text:p text:style-name="P5174">My jesteśmy<text:s/><text:span text:style-name="T5175">re</text:span>pre<text:span text:style-name="T5176">ze</text:span>ntantami określonych mocodawców.<text:s/><text:span text:style-name="T5177">I</text:span><text:s/>tam jest wasz przedstawiciel przekaże to<text:span text:style-name="T5178">w.</text:span><text:s/>Man<text:span text:style-name="T5179">ic</text:span>k<text:span text:style-name="T5180">ie</text:span>mu jako ten punkt widzenia.</text:p>
      <text:soft-page-break/>
      <text:p text:style-name="P5181">I ja rozumiem, że zespół upoważnił tych trzech współpr<text:span text:style-name="T5182">ze</text:span>wodniczących do rozpatrzenia tego.</text:p>
      <text:p text:style-name="P5183"><text:span text:style-name="T5184">O</text:span><text:span text:style-name="T5185">b.</text:span><text:span text:style-name="T5186"><text:s/>Góralska</text:span>:</text:p>
      <text:p text:style-name="P5187">Ja rozumiem, że to co otrzymaliśmy w piątek nie znajdzie się w żadnej umowie. To znaczy to ustalenie i rozwinięcie punktu<text:span text:style-name="T5188">.</text:span></text:p>
      <text:p text:style-name="P5189">I jeszcze jedna sprawa - pan minister obiecał nam dostarczenie projektu znowelizowanego Kodeksu Pracy<text:span text:style-name="T5190">.</text:span><text:s/>Tego nie uzyskaliśmy i ta notatka nic nie mówi i dalej nie mamy pojęcia<text:s/><text:span text:style-name="T5191">w</text:span><text:s/><text:span text:style-name="T5192">j</text:span>aki<text:span text:style-name="T5193">m</text:span><text:s/>kierunku idą zmiany<text:span text:style-name="T5194">.</text:span></text:p>
      <text:p text:style-name="P5195"><text:span text:style-name="T5196">Min.<text:s/></text:span><text:span text:style-name="T5197">S</text:span><text:span text:style-name="T5198">z</text:span><text:span text:style-name="T5199">ret</text:span><text:span text:style-name="T5200">er</text:span>:</text:p>
      <text:p text:style-name="P5201">Sytuacja jest tego rodzaju, że jest to ten projekt, to zastrzeżenie o którym mówiłem. No jest to w tej chwili własnoś<text:span text:style-name="T5202">ć<text:s/></text:span>Sejmu. Ja nie bardzo mogę nim operować. Ja sądzę, że zwrócenie sią wprost do Komisji Sejmowej, która zajmuje się tymi sprawami. 1<text:span text:style-name="T5203">5</text:span><text:s/>będzie na przykład posiedzenie komisji sejmowych, które b<text:span text:style-name="T5204">ę</text:span>dą już konsumowały po naszych dyskusjach i uzgodnieniach, i rozmowach ten cały pro<text:span text:style-name="T5205">je</text:span>kt.</text:p>
      <text:p text:style-name="P5206">Ja nie bardzo mogę dysponować dokumentem, który nie jest moją merytoryczną własnością. Tam jeszcze w toku dyskusji zaszły<text:span text:style-name="T5207"><text:s/></text:span>dalsze - powiedziałbym - poluzowania. I w sumie.<text:span text:style-name="T5208">.</text:span>.</text:p>
      <text:p text:style-name="P5209">/Głosy z sali na wyciszeniu/.</text:p>
      <text:p text:style-name="P5210"><text:span text:style-name="T5211">Ob.<text:s/></text:span><text:span text:style-name="T5212">G</text:span><text:span text:style-name="T5213">ó</text:span><text:span text:style-name="T5214">ra</text:span><text:span text:style-name="T5215">lska</text:span>:</text:p>
      <text:p text:style-name="P5216">Jeszcze w sprawie tego Kodeksu Pracy. Otóż Sejm nie jest niestety stroną przy tym stole. Tak więc...</text:p>
      <text:p text:style-name="P5217"><text:span text:style-name="T5218">/</text:span>Głosy z sali na wyciszeniu/.</text:p>
      <text:p text:style-name="P5219"><text:span text:style-name="T5220">Przewodnicząc</text:span>y:</text:p>
      <text:p text:style-name="P5221">Tak więc na dzisiaj posiedzenie uznajemy za zakończone.</text:p>
      <text:p text:style-name="P5222"><text:span text:style-name="T5223">/</text:span>Konie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9:00Z</meta:creation-date>
    <dc:date>2023-10-30T19:39:00Z</dc:date>
    <meta:template xlink:href="Normal.dotm" xlink:type="simple"/>
    <meta:editing-cycles>2</meta:editing-cycles>
    <meta:editing-duration>PT0S</meta:editing-duration>
    <meta:document-statistic meta:page-count="118" meta:paragraph-count="732" meta:word-count="52395" meta:character-count="366037" meta:row-count="2619" meta:non-whitespace-character-count="314374"/>
  </office:meta>
</office:document-meta>
</file>